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449.26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33.76pt"/>
    </style:style>
    <style:style style:name="co9" style:family="table-column">
      <style:table-column-properties fo:break-before="auto" style:column-width="61.51pt"/>
    </style:style>
    <style:style style:name="co10" style:family="table-column">
      <style:table-column-properties fo:break-before="auto" style:column-width="63.01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71.26pt"/>
    </style:style>
    <style:style style:name="ro1" style:family="table-row">
      <style:table-row-properties style:row-height="29.9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32.9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ebf7" fo:border-left="none" fo:border-right="0.06pt solid #000000" fo:border-top="none"/>
    </style:style>
    <style:style style:name="ce3" style:family="table-cell" style:parent-style-name="Default" style:data-style-name="N0"/>
    <style:style style:name="ce37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43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46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109">
      <style:table-cell-properties fo:background-color="#8ea9db"/>
    </style:style>
    <style:style style:name="ce12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fo:background-color="#ddebf7" style:vertical-align="automatic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29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30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32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36" style:family="table-cell" style:parent-style-name="Default" style:data-style-name="N0">
      <style:table-cell-properties style:rotation-angle="75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7" table:default-cell-style-name="ce3"/>
        <table:table-row table:style-name="ro1">
          <table:table-cell table:style-name="ce4" office:value-type="string" calcext:value-type="string">
            <text:p>codec</text:p>
          </table:table-cell>
          <table:table-cell table:style-name="ce37" office:value-type="string" calcext:value-type="string">
            <text:p>compression ratio</text:p>
          </table:table-cell>
          <table:table-cell table:style-name="ce40" office:value-type="string" calcext:value-type="string">
            <text:p>avg. enc. time</text:p>
          </table:table-cell>
          <table:table-cell table:style-name="ce43" office:value-type="string" calcext:value-type="string">
            <text:p>avg. dec. time</text:p>
          </table:table-cell>
          <table:table-cell table:style-name="ce46" office:value-type="string" calcext:value-type="string">
            <text:p>Reduction gain from PNG</text:p>
          </table:table-cell>
          <table:table-cell table:style-name="ce46" office:value-type="string" calcext:value-type="string">
            <text:p>Weissman score</text:p>
          </table:table-cell>
          <table:table-cell table:style-name="ce46" office:value-type="string" calcext:value-type="string">
            <text:p>Weissman score (d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ala</text:p>
          </table:table-cell>
          <table:table-cell table:style-name="ce5" table:formula="of:=[data.Q220]" office:value-type="float" office:value="4.24892644584952" calcext:value-type="float">
            <text:p>4,249</text:p>
          </table:table-cell>
          <table:table-cell table:style-name="ce7" table:formula="of:=[data.R220]" office:value-type="float" office:value="0.12764" calcext:value-type="float">
            <text:p>0,13</text:p>
          </table:table-cell>
          <table:table-cell table:style-name="ce9" table:formula="of:=[data.S220]" office:value-type="float" office:value="0.12816" calcext:value-type="float">
            <text:p>0,13</text:p>
          </table:table-cell>
          <table:table-cell table:style-name="ce11" table:formula="of:=([.B2]/[.$B$13])-1" office:value-type="percentage" office:value="1.83623351170127" calcext:value-type="percentage">
            <text:p>183,62%</text:p>
          </table:table-cell>
          <table:table-cell table:style-name="ce12" table:formula="of:=[data.T220]" office:value-type="float" office:value="3.09995939906594" calcext:value-type="float">
            <text:p>3,10</text:p>
          </table:table-cell>
          <table:table-cell table:style-name="ce12" table:formula="of:=[data.U220]" office:value-type="float" office:value="2.72219613330423" calcext:value-type="float">
            <text:p>2,7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oct2016</text:p>
          </table:table-cell>
          <table:table-cell table:style-name="ce5" table:formula="of:=[data.Q52]" office:value-type="float" office:value="4.4362497585069" calcext:value-type="float">
            <text:p>4,436</text:p>
          </table:table-cell>
          <table:table-cell table:style-name="ce7" table:formula="of:=[data.R52]" office:value-type="float" office:value="1.27336" calcext:value-type="float">
            <text:p>1,27</text:p>
          </table:table-cell>
          <table:table-cell table:style-name="ce9" table:formula="of:=[data.S52]" office:value-type="float" office:value="0.08988" calcext:value-type="float">
            <text:p>0,09</text:p>
          </table:table-cell>
          <table:table-cell table:style-name="ce11" table:formula="of:=([.B3]/[.$B$13])-1" office:value-type="percentage" office:value="1.96127513425059" calcext:value-type="percentage">
            <text:p>196,13%</text:p>
          </table:table-cell>
          <table:table-cell table:style-name="ce12" table:formula="of:=[data.T52]" office:value-type="float" office:value="2.19529883079279" calcext:value-type="float">
            <text:p>2,20</text:p>
          </table:table-cell>
          <table:table-cell table:style-name="ce12" table:formula="of:=[data.U52]" office:value-type="float" office:value="2.52457690981261" calcext:value-type="float">
            <text:p>2,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P9 mt</text:p>
          </table:table-cell>
          <table:table-cell table:style-name="ce5" table:formula="of:=[data.Q780]" office:value-type="float" office:value="4.44409722458723" calcext:value-type="float">
            <text:p>4,444</text:p>
          </table:table-cell>
          <table:table-cell table:style-name="ce7" table:formula="of:=[data.R780]" office:value-type="float" office:value="2.17516" calcext:value-type="float">
            <text:p>2,18</text:p>
          </table:table-cell>
          <table:table-cell table:style-name="ce9" table:formula="of:=[data.S780]" office:value-type="float" office:value="0.08388" calcext:value-type="float">
            <text:p>0,08</text:p>
          </table:table-cell>
          <table:table-cell table:style-name="ce11" table:formula="of:=([.B4]/[.$B$13])-1" office:value-type="percentage" office:value="1.96651345658038" calcext:value-type="percentage">
            <text:p>196,65%</text:p>
          </table:table-cell>
          <table:table-cell table:style-name="ce12" table:formula="of:=[data.T780]" office:value-type="float" office:value="2.04595396610425" calcext:value-type="float">
            <text:p>2,05</text:p>
          </table:table-cell>
          <table:table-cell table:style-name="ce12" table:formula="of:=[data.U780]" office:value-type="float" office:value="3.1197184831193" calcext:value-type="float">
            <text:p>3,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P9</text:p>
          </table:table-cell>
          <table:table-cell table:style-name="ce5" table:formula="of:=[data.Q556]" office:value-type="float" office:value="4.44409704694663" calcext:value-type="float">
            <text:p>4,444</text:p>
          </table:table-cell>
          <table:table-cell table:style-name="ce7" table:formula="of:=[data.R556]" office:value-type="float" office:value="2.54088" calcext:value-type="float">
            <text:p>2,54</text:p>
          </table:table-cell>
          <table:table-cell table:style-name="ce9" table:formula="of:=[data.S556]" office:value-type="float" office:value="0.08168" calcext:value-type="float">
            <text:p>0,08</text:p>
          </table:table-cell>
          <table:table-cell table:style-name="ce11" table:formula="of:=([.B5]/[.$B$13])-1" office:value-type="percentage" office:value="1.96651333800215" calcext:value-type="percentage">
            <text:p>196,65%</text:p>
          </table:table-cell>
          <table:table-cell table:style-name="ce12" table:formula="of:=[data.T556]" office:value-type="float" office:value="2.00539937659721" calcext:value-type="float">
            <text:p>2,01</text:p>
          </table:table-cell>
          <table:table-cell table:style-name="ce12" table:formula="of:=[data.U556]" office:value-type="float" office:value="3.13855087457668" calcext:value-type="float">
            <text:p>3,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jul2017 mt</text:p>
          </table:table-cell>
          <table:table-cell table:style-name="ce5" table:formula="of:=[data.Q724]" office:value-type="float" office:value="4.55410900873623" calcext:value-type="float">
            <text:p>4,554</text:p>
          </table:table-cell>
          <table:table-cell table:style-name="ce7" table:formula="of:=[data.R724]" office:value-type="float" office:value="3.97908" calcext:value-type="float">
            <text:p>3,98</text:p>
          </table:table-cell>
          <table:table-cell table:style-name="ce9" table:formula="of:=[data.S724]" office:value-type="float" office:value="0.13628" calcext:value-type="float">
            <text:p>0,14</text:p>
          </table:table-cell>
          <table:table-cell table:style-name="ce11" table:formula="of:=([.B6]/[.$B$13])-1" office:value-type="percentage" office:value="2.03994826719949" calcext:value-type="percentage">
            <text:p>203,99%</text:p>
          </table:table-cell>
          <table:table-cell table:style-name="ce12" table:formula="of:=[data.T724]" office:value-type="float" office:value="1.94383580087276" calcext:value-type="float">
            <text:p>1,94</text:p>
          </table:table-cell>
          <table:table-cell table:style-name="ce12" table:formula="of:=[data.U724]" office:value-type="float" office:value="2.88124962146794" calcext:value-type="float">
            <text:p>2,8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2000</text:p>
          </table:table-cell>
          <table:table-cell table:style-name="ce5" table:formula="of:=[data.Q388]" office:value-type="float" office:value="2.36386027855994" calcext:value-type="float">
            <text:p>2,364</text:p>
          </table:table-cell>
          <table:table-cell table:style-name="ce7" table:formula="of:=[data.R388]" office:value-type="float" office:value="0.08004" calcext:value-type="float">
            <text:p>0,08</text:p>
          </table:table-cell>
          <table:table-cell table:style-name="ce9" table:formula="of:=[data.S388]" office:value-type="float" office:value="0.05776" calcext:value-type="float">
            <text:p>0,06</text:p>
          </table:table-cell>
          <table:table-cell table:style-name="ce11" table:formula="of:=([.B7]/[.$B$13])-1" office:value-type="percentage" office:value="0.577918522355288" calcext:value-type="percentage">
            <text:p>57,79%</text:p>
          </table:table-cell>
          <table:table-cell table:style-name="ce12" table:formula="of:=[data.T388]" office:value-type="float" office:value="1.90829440315496" calcext:value-type="float">
            <text:p>1,91</text:p>
          </table:table-cell>
          <table:table-cell table:style-name="ce12" table:formula="of:=[data.U388]" office:value-type="float" office:value="1.81203929816729" calcext:value-type="float">
            <text:p>1,8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XR</text:p>
          </table:table-cell>
          <table:table-cell table:style-name="ce5" table:formula="of:=[data.Q332]" office:value-type="float" office:value="2.32955357240603" calcext:value-type="float">
            <text:p>2,330</text:p>
          </table:table-cell>
          <table:table-cell table:style-name="ce7" table:formula="of:=[data.R332]" office:value-type="float" office:value="0.07736" calcext:value-type="float">
            <text:p>0,08</text:p>
          </table:table-cell>
          <table:table-cell table:style-name="ce9" table:formula="of:=[data.S332]" office:value-type="float" office:value="0.08976" calcext:value-type="float">
            <text:p>0,09</text:p>
          </table:table-cell>
          <table:table-cell table:style-name="ce11" table:formula="of:=([.B8]/[.$B$13])-1" office:value-type="percentage" office:value="0.555018189551257" calcext:value-type="percentage">
            <text:p>55,50%</text:p>
          </table:table-cell>
          <table:table-cell table:style-name="ce12" table:formula="of:=[data.T332]" office:value-type="float" office:value="1.89532793781654" calcext:value-type="float">
            <text:p>1,90</text:p>
          </table:table-cell>
          <table:table-cell table:style-name="ce12" table:formula="of:=[data.U332]" office:value-type="float" office:value="1.61068958241569" calcext:value-type="float">
            <text:p>1,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jul2017</text:p>
          </table:table-cell>
          <table:table-cell table:style-name="ce5" table:formula="of:=[data.Q108]" office:value-type="float" office:value="4.56511691397287" calcext:value-type="float">
            <text:p>4,565</text:p>
          </table:table-cell>
          <table:table-cell table:style-name="ce7" table:formula="of:=[data.R108]" office:value-type="float" office:value="9.24624" calcext:value-type="float">
            <text:p>9,25</text:p>
          </table:table-cell>
          <table:table-cell table:style-name="ce9" table:formula="of:=[data.S108]" office:value-type="float" office:value="0.12772" calcext:value-type="float">
            <text:p>0,13</text:p>
          </table:table-cell>
          <table:table-cell table:style-name="ce11" table:formula="of:=([.B9]/[.$B$13])-1" office:value-type="percentage" office:value="2.04729623853382" calcext:value-type="percentage">
            <text:p>204,73%</text:p>
          </table:table-cell>
          <table:table-cell table:style-name="ce12" table:formula="of:=[data.T108]" office:value-type="float" office:value="1.7686237235374" calcext:value-type="float">
            <text:p>1,77</text:p>
          </table:table-cell>
          <table:table-cell table:style-name="ce12" table:formula="of:=[data.U108]" office:value-type="float" office:value="2.40969697159221" calcext:value-type="float">
            <text:p>2,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LIF</text:p>
          </table:table-cell>
          <table:table-cell table:style-name="ce5" table:formula="of:=[data.Q276]" office:value-type="float" office:value="3.78181687268312" calcext:value-type="float">
            <text:p>3,782</text:p>
          </table:table-cell>
          <table:table-cell table:style-name="ce7" table:formula="of:=[data.R276]" office:value-type="float" office:value="4.54456" calcext:value-type="float">
            <text:p>4,54</text:p>
          </table:table-cell>
          <table:table-cell table:style-name="ce9" table:formula="of:=[data.S276]" office:value-type="float" office:value="0.86816" calcext:value-type="float">
            <text:p>0,87</text:p>
          </table:table-cell>
          <table:table-cell table:style-name="ce11" table:formula="of:=([.B10]/[.$B$13])-1" office:value-type="percentage" office:value="1.52442961442619" calcext:value-type="percentage">
            <text:p>152,44%</text:p>
          </table:table-cell>
          <table:table-cell table:style-name="ce12" table:formula="of:=[data.T276]" office:value-type="float" office:value="1.58872805872238" calcext:value-type="float">
            <text:p>1,59</text:p>
          </table:table-cell>
          <table:table-cell table:style-name="ce12" table:formula="of:=[data.U276]" office:value-type="float" office:value="1.73788032772641" calcext:value-type="float">
            <text:p>1,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bP</text:p>
          </table:table-cell>
          <table:table-cell table:style-name="ce5" table:formula="of:=[data.Q612]" office:value-type="float" office:value="3.24061988626109" calcext:value-type="float">
            <text:p>3,241</text:p>
          </table:table-cell>
          <table:table-cell table:style-name="ce7" table:formula="of:=[data.R612]" office:value-type="float" office:value="11.8324" calcext:value-type="float">
            <text:p>11,83</text:p>
          </table:table-cell>
          <table:table-cell table:style-name="ce9" table:formula="of:=[data.S612]" office:value-type="float" office:value="0.45296" calcext:value-type="float">
            <text:p>0,45</text:p>
          </table:table-cell>
          <table:table-cell table:style-name="ce11" table:formula="of:=([.B11]/[.$B$13])-1" office:value-type="percentage" office:value="1.16317105914541" calcext:value-type="percentage">
            <text:p>116,32%</text:p>
          </table:table-cell>
          <table:table-cell table:style-name="ce12" table:formula="of:=[data.T612]" office:value-type="float" office:value="1.22247040031447" calcext:value-type="float">
            <text:p>1,22</text:p>
          </table:table-cell>
          <table:table-cell table:style-name="ce12" table:formula="of:=[data.U612]" office:value-type="float" office:value="1.64759341718003" calcext:value-type="float">
            <text:p>1,6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penJPEG</text:p>
          </table:table-cell>
          <table:table-cell table:style-name="ce5" table:formula="of:=[data.Q668]" office:value-type="float" office:value="2.36373977249357" calcext:value-type="float">
            <text:p>2,364</text:p>
          </table:table-cell>
          <table:table-cell table:style-name="ce7" table:formula="of:=[data.R668]" office:value-type="float" office:value="1.85996" calcext:value-type="float">
            <text:p>1,86</text:p>
          </table:table-cell>
          <table:table-cell table:style-name="ce9" table:formula="of:=[data.S668]" office:value-type="float" office:value="2.68948" calcext:value-type="float">
            <text:p>2,69</text:p>
          </table:table-cell>
          <table:table-cell table:style-name="ce11" table:formula="of:=([.B12]/[.$B$13])-1" office:value-type="percentage" office:value="0.577838082425778" calcext:value-type="percentage">
            <text:p>57,78%</text:p>
          </table:table-cell>
          <table:table-cell table:style-name="ce12" table:formula="of:=[data.T668]" office:value-type="float" office:value="1.11083685172264" calcext:value-type="float">
            <text:p>1,11</text:p>
          </table:table-cell>
          <table:table-cell table:style-name="ce12" table:formula="of:=[data.U668]" office:value-type="float" office:value="0.930694941841404" calcext:value-type="float">
            <text:p>0,9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ference (PNG)</text:p>
          </table:table-cell>
          <table:table-cell table:style-name="ce5" table:formula="of:=[data.Q500]" office:value-type="float" office:value="1.49808766743641" calcext:value-type="float">
            <text:p>1,498</text:p>
          </table:table-cell>
          <table:table-cell table:style-name="ce7" table:formula="of:=[data.R500]" office:value-type="float" office:value="0.20036" calcext:value-type="float">
            <text:p>0,20</text:p>
          </table:table-cell>
          <table:table-cell table:style-name="ce9" table:formula="of:=[data.S500]" office:value-type="float" office:value="0.10544" calcext:value-type="float">
            <text:p>0,11</text:p>
          </table:table-cell>
          <table:table-cell table:style-name="ce11" table:formula="of:=([.B13]/[.$B$13])-1" office:value-type="percentage" office:value="0" calcext:value-type="percentage">
            <text:p>0,00%</text:p>
          </table:table-cell>
          <table:table-cell table:style-name="ce12" table:formula="of:=[data.T500]" office:value-type="float" office:value="1" calcext:value-type="float">
            <text:p>1,00</text:p>
          </table:table-cell>
          <table:table-cell table:style-name="ce12" table:formula="of:=[data.U500]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PG</text:p>
          </table:table-cell>
          <table:table-cell table:style-name="ce5" table:formula="of:=[data.Q164]" office:value-type="float" office:value="1.75173686174444" calcext:value-type="float">
            <text:p>1,752</text:p>
          </table:table-cell>
          <table:table-cell table:style-name="ce7" table:formula="of:=[data.R164]" office:value-type="float" office:value="0.717" calcext:value-type="float">
            <text:p>0,72</text:p>
          </table:table-cell>
          <table:table-cell table:style-name="ce9" table:formula="of:=[data.S164]" office:value-type="float" office:value="0.67572" calcext:value-type="float">
            <text:p>0,68</text:p>
          </table:table-cell>
          <table:table-cell table:style-name="ce11" table:formula="of:=([.B14]/[.$B$13])-1" office:value-type="percentage" office:value="0.169315321006603" calcext:value-type="percentage">
            <text:p>16,93%</text:p>
          </table:table-cell>
          <table:table-cell table:style-name="ce12" table:formula="of:=[data.T164]" office:value-type="float" office:value="0.942575674876454" calcext:value-type="float">
            <text:p>0,94</text:p>
          </table:table-cell>
          <table:table-cell table:style-name="ce12" table:formula="of:=[data.U164]" office:value-type="float" office:value="0.835945643198956" calcext:value-type="float">
            <text:p>0,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jpeg</text:p>
          </table:table-cell>
          <table:table-cell table:style-name="ce5" table:formula="of:=[data.Q444]" office:value-type="float" office:value="1.74540032975147" calcext:value-type="float">
            <text:p>1,745</text:p>
          </table:table-cell>
          <table:table-cell table:style-name="ce7" table:formula="of:=[data.R444]" office:value-type="float" office:value="1.54324" calcext:value-type="float">
            <text:p>1,54</text:p>
          </table:table-cell>
          <table:table-cell table:style-name="ce9" table:formula="of:=[data.S444]" office:value-type="float" office:value="0.0872" calcext:value-type="float">
            <text:p>0,09</text:p>
          </table:table-cell>
          <table:table-cell table:style-name="ce11" table:formula="of:=([.B15]/[.$B$13])-1" office:value-type="percentage" office:value="0.165085573889191" calcext:value-type="percentage">
            <text:p>16,51%</text:p>
          </table:table-cell>
          <table:table-cell table:style-name="ce12" table:formula="of:=[data.T444]" office:value-type="float" office:value="0.841104837447398" calcext:value-type="float">
            <text:p>0,84</text:p>
          </table:table-cell>
          <table:table-cell table:style-name="ce12" table:formula="of:=[data.U444]" office:value-type="float" office:value="1.21461189458423" calcext:value-type="float">
            <text:p>1,21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51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riteria" table:base-cell-address="$Summary.$A$1" table:cell-range-address="Summary.$A$1:Summary.$G$1"/>
        </table:named-expressions>
      </table:table>
      <table:table table:name="data" table:style-name="ta1"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number-columns-repeated="10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2" table:default-cell-style-name="ce3"/>
        <table:table-column table:style-name="co4" table:number-columns-repeated="1003" table:default-cell-style-name="ce3"/>
        <table:table-row table:style-name="ro4">
          <table:table-cell table:style-name="ce13" office:value-type="string" calcext:value-type="string">
            <text:p>AV1 oct2016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style-name="ce36"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5145" calcext:value-type="float">
            <text:p>635145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]/([.C2]*[.D2])" office:value-type="float" office:value="0.60589250963483" calcext:value-type="float">
            <text:p>0,61</text:p>
          </table:table-cell>
          <table:table-cell table:style-name="ce5" table:formula="of:=[.B2]/[.E2]" office:value-type="float" office:value="4.95139849955522" calcext:value-type="float">
            <text:p>4,951</text:p>
          </table:table-cell>
          <table:table-cell table:style-name="ce7" table:formula="of:=AVERAGE([.F2:.J2])" office:value-type="float" office:value="1.066" calcext:value-type="float">
            <text:p>1,07</text:p>
          </table:table-cell>
          <table:table-cell table:style-name="ce9" table:formula="of:=AVERAGE([.K2:.O2])" office:value-type="float" office:value="0.08" calcext:value-type="float">
            <text:p>0,08</text:p>
          </table:table-cell>
          <table:table-cell table:style-name="ce12" table:formula="of:=[.Q2]/[.Q450]*(LOG([.R450]*1000)/LOG([.R2]*1000))" office:value-type="float" office:value="2.30047536225275" calcext:value-type="float">
            <text:p>2,30</text:p>
          </table:table-cell>
          <table:table-cell table:style-name="ce12" table:formula="of:=[.Q2]/[.Q450]*(LOG([.S450]*1000)/LOG([.S2]*1000))" office:value-type="float" office:value="3.06543862807241" calcext:value-type="float">
            <text:p>3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5503" calcext:value-type="float">
            <text:p>905503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2" table:style-name="ce7" office:value-type="float" office:value="1.06" calcext:value-type="float">
            <text:p>1,06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3]/([.C3]*[.D3])" office:value-type="float" office:value="0.903652320048541" calcext:value-type="float">
            <text:p>0,90</text:p>
          </table:table-cell>
          <table:table-cell table:style-name="ce5" table:formula="of:=[.B3]/[.E3]" office:value-type="float" office:value="3.31987856473143" calcext:value-type="float">
            <text:p>3,320</text:p>
          </table:table-cell>
          <table:table-cell table:style-name="ce7" table:formula="of:=AVERAGE([.F3:.J3])" office:value-type="float" office:value="1.126" calcext:value-type="float">
            <text:p>1,13</text:p>
          </table:table-cell>
          <table:table-cell table:style-name="ce9" table:formula="of:=AVERAGE([.K3:.O3])" office:value-type="float" office:value="0.1" calcext:value-type="float">
            <text:p>0,10</text:p>
          </table:table-cell>
          <table:table-cell table:style-name="ce12" table:formula="of:=[.Q3]/[.Q451]*(LOG([.R451]*1000)/LOG([.R3]*1000))" office:value-type="float" office:value="2.11070191516136" calcext:value-type="float">
            <text:p>2,11</text:p>
          </table:table-cell>
          <table:table-cell table:style-name="ce12" table:formula="of:=[.Q3]/[.Q451]*(LOG([.S451]*1000)/LOG([.S3]*1000))" office:value-type="float" office:value="2.89353700921345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86651" calcext:value-type="float">
            <text:p>986651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]/([.C4]*[.D4])" office:value-type="float" office:value="0.967691978752285" calcext:value-type="float">
            <text:p>0,97</text:p>
          </table:table-cell>
          <table:table-cell table:style-name="ce5" table:formula="of:=[.B4]/[.E4]" office:value-type="float" office:value="3.10017625279861" calcext:value-type="float">
            <text:p>3,100</text:p>
          </table:table-cell>
          <table:table-cell table:style-name="ce7" table:formula="of:=AVERAGE([.F4:.J4])" office:value-type="float" office:value="1.128" calcext:value-type="float">
            <text:p>1,13</text:p>
          </table:table-cell>
          <table:table-cell table:style-name="ce9" table:formula="of:=AVERAGE([.K4:.O4])" office:value-type="float" office:value="0.11" calcext:value-type="float">
            <text:p>0,11</text:p>
          </table:table-cell>
          <table:table-cell table:style-name="ce12" table:formula="of:=[.Q4]/[.Q452]*(LOG([.R452]*1000)/LOG([.R4]*1000))" office:value-type="float" office:value="1.98907792724909" calcext:value-type="float">
            <text:p>1,99</text:p>
          </table:table-cell>
          <table:table-cell table:style-name="ce12" table:formula="of:=[.Q4]/[.Q452]*(LOG([.S452]*1000)/LOG([.S4]*1000))" office:value-type="float" office:value="2.6824328947823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0502" calcext:value-type="float">
            <text:p>650502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5]/([.C5]*[.D5])" office:value-type="float" office:value="0.580938143004115" calcext:value-type="float">
            <text:p>0,58</text:p>
          </table:table-cell>
          <table:table-cell table:style-name="ce5" table:formula="of:=[.B5]/[.E5]" office:value-type="float" office:value="5.16408558313426" calcext:value-type="float">
            <text:p>5,164</text:p>
          </table:table-cell>
          <table:table-cell table:style-name="ce7" table:formula="of:=AVERAGE([.F5:.J5])" office:value-type="float" office:value="1.098" calcext:value-type="float">
            <text:p>1,10</text:p>
          </table:table-cell>
          <table:table-cell table:style-name="ce9" table:formula="of:=AVERAGE([.K5:.O5])" office:value-type="float" office:value="0.082" calcext:value-type="float">
            <text:p>0,08</text:p>
          </table:table-cell>
          <table:table-cell table:style-name="ce12" table:formula="of:=[.Q5]/[.Q453]*(LOG([.R453]*1000)/LOG([.R5]*1000))" office:value-type="float" office:value="2.5565312463565" calcext:value-type="float">
            <text:p>2,56</text:p>
          </table:table-cell>
          <table:table-cell table:style-name="ce12" table:formula="of:=[.Q5]/[.Q453]*(LOG([.S453]*1000)/LOG([.S5]*1000))" office:value-type="float" office:value="3.49750906636594" calcext:value-type="float">
            <text:p>3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925" calcext:value-type="float">
            <text:p>719925</text:p>
          </table:table-cell>
          <table:table-cell table:number-columns-repeated="2"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6]/([.C6]*[.D6])" office:value-type="float" office:value="0.737628073770492" calcext:value-type="float">
            <text:p>0,74</text:p>
          </table:table-cell>
          <table:table-cell table:style-name="ce5" table:formula="of:=[.B6]/[.E6]" office:value-type="float" office:value="4.06711254644581" calcext:value-type="float">
            <text:p>4,067</text:p>
          </table:table-cell>
          <table:table-cell table:style-name="ce7" table:formula="of:=AVERAGE([.F6:.J6])" office:value-type="float" office:value="0.998" calcext:value-type="float">
            <text:p>1,00</text:p>
          </table:table-cell>
          <table:table-cell table:style-name="ce9" table:formula="of:=AVERAGE([.K6:.O6])" office:value-type="float" office:value="0.08" calcext:value-type="float">
            <text:p>0,08</text:p>
          </table:table-cell>
          <table:table-cell table:style-name="ce12" table:formula="of:=[.Q6]/[.Q454]*(LOG([.R454]*1000)/LOG([.R6]*1000))" office:value-type="float" office:value="1.98447281786207" calcext:value-type="float">
            <text:p>1,98</text:p>
          </table:table-cell>
          <table:table-cell table:style-name="ce12" table:formula="of:=[.Q6]/[.Q454]*(LOG([.S454]*1000)/LOG([.S6]*1000))" office:value-type="float" office:value="2.79162257121458" calcext:value-type="float">
            <text:p>2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80353" calcext:value-type="float">
            <text:p>98035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7]/([.C7]*[.D7])" office:value-type="float" office:value="0.746001199259746" calcext:value-type="float">
            <text:p>0,75</text:p>
          </table:table-cell>
          <table:table-cell table:style-name="ce5" table:formula="of:=[.B7]/[.E7]" office:value-type="float" office:value="4.02145757701563" calcext:value-type="float">
            <text:p>4,021</text:p>
          </table:table-cell>
          <table:table-cell table:style-name="ce7" table:formula="of:=AVERAGE([.F7:.J7])" office:value-type="float" office:value="1.402" calcext:value-type="float">
            <text:p>1,40</text:p>
          </table:table-cell>
          <table:table-cell table:style-name="ce9" table:formula="of:=AVERAGE([.K7:.O7])" office:value-type="float" office:value="0.112" calcext:value-type="float">
            <text:p>0,11</text:p>
          </table:table-cell>
          <table:table-cell table:style-name="ce12" table:formula="of:=[.Q7]/[.Q455]*(LOG([.R455]*1000)/LOG([.R7]*1000))" office:value-type="float" office:value="2.11290762492826" calcext:value-type="float">
            <text:p>2,11</text:p>
          </table:table-cell>
          <table:table-cell table:style-name="ce12" table:formula="of:=[.Q7]/[.Q455]*(LOG([.S455]*1000)/LOG([.S7]*1000))" office:value-type="float" office:value="2.77432621570202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9710" calcext:value-type="float">
            <text:p>959710</text:p>
          </table:table-cell>
          <table:table-cell table:number-columns-repeated="2"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8]/([.C8]*[.D8])" office:value-type="float" office:value="0.964959379021879" calcext:value-type="float">
            <text:p>0,96</text:p>
          </table:table-cell>
          <table:table-cell table:style-name="ce5" table:formula="of:=[.B8]/[.E8]" office:value-type="float" office:value="3.1089558304071" calcext:value-type="float">
            <text:p>3,109</text:p>
          </table:table-cell>
          <table:table-cell table:style-name="ce7" table:formula="of:=AVERAGE([.F8:.J8])" office:value-type="float" office:value="1.678" calcext:value-type="float">
            <text:p>1,68</text:p>
          </table:table-cell>
          <table:table-cell table:style-name="ce9" table:formula="of:=AVERAGE([.K8:.O8])" office:value-type="float" office:value="0.102" calcext:value-type="float">
            <text:p>0,10</text:p>
          </table:table-cell>
          <table:table-cell table:style-name="ce12" table:formula="of:=[.Q8]/[.Q456]*(LOG([.R456]*1000)/LOG([.R8]*1000))" office:value-type="float" office:value="1.49398132668039" calcext:value-type="float">
            <text:p>1,49</text:p>
          </table:table-cell>
          <table:table-cell table:style-name="ce12" table:formula="of:=[.Q8]/[.Q456]*(LOG([.S456]*1000)/LOG([.S8]*1000))" office:value-type="float" office:value="2.0567504767065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573" calcext:value-type="float">
            <text:p>526573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9]/([.C9]*[.D9])" office:value-type="float" office:value="0.53274431008806" calcext:value-type="float">
            <text:p>0,53</text:p>
          </table:table-cell>
          <table:table-cell table:style-name="ce5" table:formula="of:=[.B9]/[.E9]" office:value-type="float" office:value="5.63124960831642" calcext:value-type="float">
            <text:p>5,631</text:p>
          </table:table-cell>
          <table:table-cell table:style-name="ce7" table:formula="of:=AVERAGE([.F9:.J9])" office:value-type="float" office:value="1.02" calcext:value-type="float">
            <text:p>1,02</text:p>
          </table:table-cell>
          <table:table-cell table:style-name="ce9" table:formula="of:=AVERAGE([.K9:.O9])" office:value-type="float" office:value="0.07" calcext:value-type="float">
            <text:p>0,07</text:p>
          </table:table-cell>
          <table:table-cell table:style-name="ce12" table:formula="of:=[.Q9]/[.Q457]*(LOG([.R457]*1000)/LOG([.R9]*1000))" office:value-type="float" office:value="2.10323416558846" calcext:value-type="float">
            <text:p>2,10</text:p>
          </table:table-cell>
          <table:table-cell table:style-name="ce12" table:formula="of:=[.Q9]/[.Q457]*(LOG([.S457]*1000)/LOG([.S9]*1000))" office:value-type="float" office:value="2.8652204051343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7229" calcext:value-type="float">
            <text:p>89722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10]/([.C10]*[.D10])" office:value-type="float" office:value="0.845262275313713" calcext:value-type="float">
            <text:p>0,85</text:p>
          </table:table-cell>
          <table:table-cell table:style-name="ce5" table:formula="of:=[.B10]/[.E10]" office:value-type="float" office:value="3.54921207406359" calcext:value-type="float">
            <text:p>3,549</text:p>
          </table:table-cell>
          <table:table-cell table:style-name="ce7" table:formula="of:=AVERAGE([.F10:.J10])" office:value-type="float" office:value="1.156" calcext:value-type="float">
            <text:p>1,16</text:p>
          </table:table-cell>
          <table:table-cell table:style-name="ce9" table:formula="of:=AVERAGE([.K10:.O10])" office:value-type="float" office:value="0.102" calcext:value-type="float">
            <text:p>0,10</text:p>
          </table:table-cell>
          <table:table-cell table:style-name="ce12" table:formula="of:=[.Q10]/[.Q458]*(LOG([.R458]*1000)/LOG([.R10]*1000))" office:value-type="float" office:value="2.24890524912451" calcext:value-type="float">
            <text:p>2,25</text:p>
          </table:table-cell>
          <table:table-cell table:style-name="ce12" table:formula="of:=[.Q10]/[.Q458]*(LOG([.S458]*1000)/LOG([.S10]*1000))" office:value-type="float" office:value="3.09461300535769" calcext:value-type="float">
            <text:p>3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6450" calcext:value-type="float">
            <text:p>99645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1]/([.C11]*[.D11])" office:value-type="float" office:value="1.05283121735161" calcext:value-type="float">
            <text:p>1,05</text:p>
          </table:table-cell>
          <table:table-cell table:style-name="ce5" table:formula="of:=[.B11]/[.E11]" office:value-type="float" office:value="2.84947563851673" calcext:value-type="float">
            <text:p>2,849</text:p>
          </table:table-cell>
          <table:table-cell table:style-name="ce7" table:formula="of:=AVERAGE([.F11:.J11])" office:value-type="float" office:value="1.086" calcext:value-type="float">
            <text:p>1,09</text:p>
          </table:table-cell>
          <table:table-cell table:style-name="ce9" table:formula="of:=AVERAGE([.K11:.O11])" office:value-type="float" office:value="0.11" calcext:value-type="float">
            <text:p>0,11</text:p>
          </table:table-cell>
          <table:table-cell table:style-name="ce12" table:formula="of:=[.Q11]/[.Q459]*(LOG([.R459]*1000)/LOG([.R11]*1000))" office:value-type="float" office:value="1.93862684958708" calcext:value-type="float">
            <text:p>1,94</text:p>
          </table:table-cell>
          <table:table-cell table:style-name="ce12" table:formula="of:=[.Q11]/[.Q459]*(LOG([.S459]*1000)/LOG([.S11]*1000))" office:value-type="float" office:value="2.59461027461948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0430" calcext:value-type="float">
            <text:p>760430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12]/([.C12]*[.D12])" office:value-type="float" office:value="0.646492212473645" calcext:value-type="float">
            <text:p>0,65</text:p>
          </table:table-cell>
          <table:table-cell table:style-name="ce5" table:formula="of:=[.B12]/[.E12]" office:value-type="float" office:value="4.64044816748419" calcext:value-type="float">
            <text:p>4,640</text:p>
          </table:table-cell>
          <table:table-cell table:style-name="ce7" table:formula="of:=AVERAGE([.F12:.J12])" office:value-type="float" office:value="1.206" calcext:value-type="float">
            <text:p>1,21</text:p>
          </table:table-cell>
          <table:table-cell table:style-name="ce9" table:formula="of:=AVERAGE([.K12:.O12])" office:value-type="float" office:value="0.09" calcext:value-type="float">
            <text:p>0,09</text:p>
          </table:table-cell>
          <table:table-cell table:style-name="ce12" table:formula="of:=[.Q12]/[.Q460]*(LOG([.R460]*1000)/LOG([.R12]*1000))" office:value-type="float" office:value="2.22874571034582" calcext:value-type="float">
            <text:p>2,23</text:p>
          </table:table-cell>
          <table:table-cell table:style-name="ce12" table:formula="of:=[.Q12]/[.Q460]*(LOG([.S460]*1000)/LOG([.S12]*1000))" office:value-type="float" office:value="3.055774584946" calcext:value-type="float">
            <text:p>3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131" calcext:value-type="float">
            <text:p>80713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3]/([.C13]*[.D13])" office:value-type="float" office:value="0.614187638493194" calcext:value-type="float">
            <text:p>0,61</text:p>
          </table:table-cell>
          <table:table-cell table:style-name="ce5" table:formula="of:=[.B13]/[.E13]" office:value-type="float" office:value="4.88452060446198" calcext:value-type="float">
            <text:p>4,885</text:p>
          </table:table-cell>
          <table:table-cell table:style-name="ce7" table:formula="of:=AVERAGE([.F13:.J13])" office:value-type="float" office:value="1.418" calcext:value-type="float">
            <text:p>1,42</text:p>
          </table:table-cell>
          <table:table-cell table:style-name="ce9" table:formula="of:=AVERAGE([.K13:.O13])" office:value-type="float" office:value="0.1" calcext:value-type="float">
            <text:p>0,10</text:p>
          </table:table-cell>
          <table:table-cell table:style-name="ce12" table:formula="of:=[.Q13]/[.Q461]*(LOG([.R461]*1000)/LOG([.R13]*1000))" office:value-type="float" office:value="2.65877390063772" calcext:value-type="float">
            <text:p>2,66</text:p>
          </table:table-cell>
          <table:table-cell table:style-name="ce12" table:formula="of:=[.Q13]/[.Q461]*(LOG([.S461]*1000)/LOG([.S13]*1000))" office:value-type="float" office:value="3.67294025642558" calcext:value-type="float">
            <text:p>3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9566" calcext:value-type="float">
            <text:p>929566</text:p>
          </table:table-cell>
          <table:table-cell table:style-name="ce7" office:value-type="float" office:value="1.35" calcext:value-type="float">
            <text:p>1,3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4]/([.C14]*[.D14])" office:value-type="float" office:value="0.961877385120984" calcext:value-type="float">
            <text:p>0,96</text:p>
          </table:table-cell>
          <table:table-cell table:style-name="ce5" table:formula="of:=[.B14]/[.E14]" office:value-type="float" office:value="3.11891786059301" calcext:value-type="float">
            <text:p>3,119</text:p>
          </table:table-cell>
          <table:table-cell table:style-name="ce7" table:formula="of:=AVERAGE([.F14:.J14])" office:value-type="float" office:value="1.13" calcext:value-type="float">
            <text:p>1,13</text:p>
          </table:table-cell>
          <table:table-cell table:style-name="ce9" table:formula="of:=AVERAGE([.K14:.O14])" office:value-type="float" office:value="0.1" calcext:value-type="float">
            <text:p>0,10</text:p>
          </table:table-cell>
          <table:table-cell table:style-name="ce12" table:formula="of:=[.Q14]/[.Q462]*(LOG([.R462]*1000)/LOG([.R14]*1000))" office:value-type="float" office:value="2.05318969791708" calcext:value-type="float">
            <text:p>2,05</text:p>
          </table:table-cell>
          <table:table-cell table:style-name="ce12" table:formula="of:=[.Q14]/[.Q462]*(LOG([.S462]*1000)/LOG([.S14]*1000))" office:value-type="float" office:value="2.81693392400324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7503" calcext:value-type="float">
            <text:p>727503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" calcext:value-type="float">
            <text:p>1,6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15]/([.C15]*[.D15])" office:value-type="float" office:value="0.73441235140199" calcext:value-type="float">
            <text:p>0,73</text:p>
          </table:table-cell>
          <table:table-cell table:style-name="ce5" table:formula="of:=[.B15]/[.E15]" office:value-type="float" office:value="4.08492061201122" calcext:value-type="float">
            <text:p>4,085</text:p>
          </table:table-cell>
          <table:table-cell table:style-name="ce7" table:formula="of:=AVERAGE([.F15:.J15])" office:value-type="float" office:value="1.658" calcext:value-type="float">
            <text:p>1,66</text:p>
          </table:table-cell>
          <table:table-cell table:style-name="ce9" table:formula="of:=AVERAGE([.K15:.O15])" office:value-type="float" office:value="0.086" calcext:value-type="float">
            <text:p>0,09</text:p>
          </table:table-cell>
          <table:table-cell table:style-name="ce12" table:formula="of:=[.Q15]/[.Q463]*(LOG([.R463]*1000)/LOG([.R15]*1000))" office:value-type="float" office:value="2.18068924355925" calcext:value-type="float">
            <text:p>2,18</text:p>
          </table:table-cell>
          <table:table-cell table:style-name="ce12" table:formula="of:=[.Q15]/[.Q463]*(LOG([.S463]*1000)/LOG([.S15]*1000))" office:value-type="float" office:value="3.22545986931083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7370" calcext:value-type="float">
            <text:p>80737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16]/([.C16]*[.D16])" office:value-type="float" office:value="0.815525252525253" calcext:value-type="float">
            <text:p>0,82</text:p>
          </table:table-cell>
          <table:table-cell table:style-name="ce5" table:formula="of:=[.B16]/[.E16]" office:value-type="float" office:value="3.67863061545512" calcext:value-type="float">
            <text:p>3,679</text:p>
          </table:table-cell>
          <table:table-cell table:style-name="ce7" table:formula="of:=AVERAGE([.F16:.J16])" office:value-type="float" office:value="1.672" calcext:value-type="float">
            <text:p>1,67</text:p>
          </table:table-cell>
          <table:table-cell table:style-name="ce9" table:formula="of:=AVERAGE([.K16:.O16])" office:value-type="float" office:value="0.09" calcext:value-type="float">
            <text:p>0,09</text:p>
          </table:table-cell>
          <table:table-cell table:style-name="ce12" table:formula="of:=[.Q16]/[.Q464]*(LOG([.R464]*1000)/LOG([.R16]*1000))" office:value-type="float" office:value="1.9124035384027" calcext:value-type="float">
            <text:p>1,91</text:p>
          </table:table-cell>
          <table:table-cell table:style-name="ce12" table:formula="of:=[.Q16]/[.Q464]*(LOG([.S464]*1000)/LOG([.S16]*1000))" office:value-type="float" office:value="2.79720434872273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191" calcext:value-type="float">
            <text:p>458191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17]/([.C17]*[.D17])" office:value-type="float" office:value="0.493077197906264" calcext:value-type="float">
            <text:p>0,49</text:p>
          </table:table-cell>
          <table:table-cell table:style-name="ce5" table:formula="of:=[.B17]/[.E17]" office:value-type="float" office:value="6.08427489845938" calcext:value-type="float">
            <text:p>6,084</text:p>
          </table:table-cell>
          <table:table-cell table:style-name="ce7" table:formula="of:=AVERAGE([.F17:.J17])" office:value-type="float" office:value="1.026" calcext:value-type="float">
            <text:p>1,03</text:p>
          </table:table-cell>
          <table:table-cell table:style-name="ce9" table:formula="of:=AVERAGE([.K17:.O17])" office:value-type="float" office:value="0.06" calcext:value-type="float">
            <text:p>0,06</text:p>
          </table:table-cell>
          <table:table-cell table:style-name="ce12" table:formula="of:=[.Q17]/[.Q465]*(LOG([.R465]*1000)/LOG([.R17]*1000))" office:value-type="float" office:value="2.31532275217054" calcext:value-type="float">
            <text:p>2,32</text:p>
          </table:table-cell>
          <table:table-cell table:style-name="ce12" table:formula="of:=[.Q17]/[.Q465]*(LOG([.S465]*1000)/LOG([.S17]*1000))" office:value-type="float" office:value="3.43768831352462" calcext:value-type="float">
            <text:p>3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4519" calcext:value-type="float">
            <text:p>68451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18]/([.C18]*[.D18])" office:value-type="float" office:value="0.569862637362637" calcext:value-type="float">
            <text:p>0,57</text:p>
          </table:table-cell>
          <table:table-cell table:style-name="ce5" table:formula="of:=[.B18]/[.E18]" office:value-type="float" office:value="5.26444992761341" calcext:value-type="float">
            <text:p>5,264</text:p>
          </table:table-cell>
          <table:table-cell table:style-name="ce7" table:formula="of:=AVERAGE([.F18:.J18])" office:value-type="float" office:value="1.196" calcext:value-type="float">
            <text:p>1,20</text:p>
          </table:table-cell>
          <table:table-cell table:style-name="ce9" table:formula="of:=AVERAGE([.K18:.O18])" office:value-type="float" office:value="0.088" calcext:value-type="float">
            <text:p>0,09</text:p>
          </table:table-cell>
          <table:table-cell table:style-name="ce12" table:formula="of:=[.Q18]/[.Q466]*(LOG([.R466]*1000)/LOG([.R18]*1000))" office:value-type="float" office:value="2.62893494623197" calcext:value-type="float">
            <text:p>2,63</text:p>
          </table:table-cell>
          <table:table-cell table:style-name="ce12" table:formula="of:=[.Q18]/[.Q466]*(LOG([.S466]*1000)/LOG([.S18]*1000))" office:value-type="float" office:value="3.72765432836557" calcext:value-type="float">
            <text:p>3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64158" calcext:value-type="float">
            <text:p>864158</text:p>
          </table:table-cell>
          <table:table-cell table:number-columns-repeated="2" table:style-name="ce7" office:value-type="float" office:value="1.27" calcext:value-type="float">
            <text:p>1,27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19]/([.C19]*[.D19])" office:value-type="float" office:value="0.683470318767954" calcext:value-type="float">
            <text:p>0,68</text:p>
          </table:table-cell>
          <table:table-cell table:style-name="ce5" table:formula="of:=[.B19]/[.E19]" office:value-type="float" office:value="4.38938249718223" calcext:value-type="float">
            <text:p>4,389</text:p>
          </table:table-cell>
          <table:table-cell table:style-name="ce7" table:formula="of:=AVERAGE([.F19:.J19])" office:value-type="float" office:value="1.266" calcext:value-type="float">
            <text:p>1,27</text:p>
          </table:table-cell>
          <table:table-cell table:style-name="ce9" table:formula="of:=AVERAGE([.K19:.O19])" office:value-type="float" office:value="0.104" calcext:value-type="float">
            <text:p>0,10</text:p>
          </table:table-cell>
          <table:table-cell table:style-name="ce12" table:formula="of:=[.Q19]/[.Q467]*(LOG([.R467]*1000)/LOG([.R19]*1000))" office:value-type="float" office:value="2.08197051085149" calcext:value-type="float">
            <text:p>2,08</text:p>
          </table:table-cell>
          <table:table-cell table:style-name="ce12" table:formula="of:=[.Q19]/[.Q467]*(LOG([.S467]*1000)/LOG([.S19]*1000))" office:value-type="float" office:value="2.80374334707023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0629" calcext:value-type="float">
            <text:p>570629</text:p>
          </table:table-cell>
          <table:table-cell table:style-name="ce7" office:value-type="float" office:value="0.95" calcext:value-type="float">
            <text:p>0,95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98" calcext:value-type="float">
            <text:p>0,9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20]/([.C20]*[.D20])" office:value-type="float" office:value="0.59408341315121" calcext:value-type="float">
            <text:p>0,59</text:p>
          </table:table-cell>
          <table:table-cell table:style-name="ce5" table:formula="of:=[.B20]/[.E20]" office:value-type="float" office:value="5.04982396618468" calcext:value-type="float">
            <text:p>5,050</text:p>
          </table:table-cell>
          <table:table-cell table:style-name="ce7" table:formula="of:=AVERAGE([.F20:.J20])" office:value-type="float" office:value="0.968" calcext:value-type="float">
            <text:p>0,97</text:p>
          </table:table-cell>
          <table:table-cell table:style-name="ce9" table:formula="of:=AVERAGE([.K20:.O20])" office:value-type="float" office:value="0.07" calcext:value-type="float">
            <text:p>0,07</text:p>
          </table:table-cell>
          <table:table-cell table:style-name="ce12" table:formula="of:=[.Q20]/[.Q468]*(LOG([.R468]*1000)/LOG([.R20]*1000))" office:value-type="float" office:value="2.05778306143916" calcext:value-type="float">
            <text:p>2,06</text:p>
          </table:table-cell>
          <table:table-cell table:style-name="ce12" table:formula="of:=[.Q20]/[.Q468]*(LOG([.S468]*1000)/LOG([.S20]*1000))" office:value-type="float" office:value="2.85843285275079" calcext:value-type="float">
            <text:p>2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6942" calcext:value-type="float">
            <text:p>486942</text:p>
          </table:table-cell>
          <table:table-cell table:style-name="ce7" office:value-type="float" office:value="1.02" calcext:value-type="float">
            <text:p>1,02</text:p>
          </table:table-cell>
          <table:table-cell table:number-columns-repeated="2" table:style-name="ce7" office:value-type="float" office:value="0.98" calcext:value-type="float">
            <text:p>0,98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1" calcext:value-type="float">
            <text:p>1,01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21]/([.C21]*[.D21])" office:value-type="float" office:value="0.500121193696285" calcext:value-type="float">
            <text:p>0,50</text:p>
          </table:table-cell>
          <table:table-cell table:style-name="ce5" table:formula="of:=[.B21]/[.E21]" office:value-type="float" office:value="5.99857888619179" calcext:value-type="float">
            <text:p>5,999</text:p>
          </table:table-cell>
          <table:table-cell table:style-name="ce7" table:formula="of:=AVERAGE([.F21:.J21])" office:value-type="float" office:value="0.998" calcext:value-type="float">
            <text:p>1,00</text:p>
          </table:table-cell>
          <table:table-cell table:style-name="ce9" table:formula="of:=AVERAGE([.K21:.O21])" office:value-type="float" office:value="0.062" calcext:value-type="float">
            <text:p>0,06</text:p>
          </table:table-cell>
          <table:table-cell table:style-name="ce12" table:formula="of:=[.Q21]/[.Q469]*(LOG([.R469]*1000)/LOG([.R21]*1000))" office:value-type="float" office:value="2.23596087083123" calcext:value-type="float">
            <text:p>2,24</text:p>
          </table:table-cell>
          <table:table-cell table:style-name="ce12" table:formula="of:=[.Q21]/[.Q469]*(LOG([.S469]*1000)/LOG([.S21]*1000))" office:value-type="float" office:value="3.25086588831382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4492" calcext:value-type="float">
            <text:p>584492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22]/([.C22]*[.D22])" office:value-type="float" office:value="0.600311406175538" calcext:value-type="float">
            <text:p>0,60</text:p>
          </table:table-cell>
          <table:table-cell table:style-name="ce5" table:formula="of:=[.B22]/[.E22]" office:value-type="float" office:value="4.99743366889538" calcext:value-type="float">
            <text:p>4,997</text:p>
          </table:table-cell>
          <table:table-cell table:style-name="ce7" table:formula="of:=AVERAGE([.F22:.J22])" office:value-type="float" office:value="1.63" calcext:value-type="float">
            <text:p>1,63</text:p>
          </table:table-cell>
          <table:table-cell table:style-name="ce9" table:formula="of:=AVERAGE([.K22:.O22])" office:value-type="float" office:value="0.072" calcext:value-type="float">
            <text:p>0,07</text:p>
          </table:table-cell>
          <table:table-cell table:style-name="ce12" table:formula="of:=[.Q22]/[.Q470]*(LOG([.R470]*1000)/LOG([.R22]*1000))" office:value-type="float" office:value="2.1314313136491" calcext:value-type="float">
            <text:p>2,13</text:p>
          </table:table-cell>
          <table:table-cell table:style-name="ce12" table:formula="of:=[.Q22]/[.Q470]*(LOG([.S470]*1000)/LOG([.S22]*1000))" office:value-type="float" office:value="3.23530488957093" calcext:value-type="float">
            <text:p>3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41303" calcext:value-type="float">
            <text:p>841303</text:p>
          </table:table-cell>
          <table:table-cell table:style-name="ce7" office:value-type="float" office:value="1.36" calcext:value-type="float">
            <text:p>1,36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23]/([.C23]*[.D23])" office:value-type="float" office:value="0.891286337825239" calcext:value-type="float">
            <text:p>0,89</text:p>
          </table:table-cell>
          <table:table-cell table:style-name="ce5" table:formula="of:=[.B23]/[.E23]" office:value-type="float" office:value="3.36594068962074" calcext:value-type="float">
            <text:p>3,366</text:p>
          </table:table-cell>
          <table:table-cell table:style-name="ce7" table:formula="of:=AVERAGE([.F23:.J23])" office:value-type="float" office:value="1.134" calcext:value-type="float">
            <text:p>1,13</text:p>
          </table:table-cell>
          <table:table-cell table:style-name="ce9" table:formula="of:=AVERAGE([.K23:.O23])" office:value-type="float" office:value="0.096" calcext:value-type="float">
            <text:p>0,10</text:p>
          </table:table-cell>
          <table:table-cell table:style-name="ce12" table:formula="of:=[.Q23]/[.Q471]*(LOG([.R471]*1000)/LOG([.R23]*1000))" office:value-type="float" office:value="1.98691866244505" calcext:value-type="float">
            <text:p>1,99</text:p>
          </table:table-cell>
          <table:table-cell table:style-name="ce12" table:formula="of:=[.Q23]/[.Q471]*(LOG([.S471]*1000)/LOG([.S23]*1000))" office:value-type="float" office:value="2.74543349281939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6281" calcext:value-type="float">
            <text:p>606281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1.09" calcext:value-type="float">
            <text:p>1,09</text:p>
          </table:table-cell>
          <table:table-cell table:number-columns-repeated="2" table:style-name="ce7" office:value-type="float" office:value="1.1" calcext:value-type="float">
            <text:p>1,10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24]/([.C24]*[.D24])" office:value-type="float" office:value="0.541446080532693" calcext:value-type="float">
            <text:p>0,54</text:p>
          </table:table-cell>
          <table:table-cell table:style-name="ce5" table:formula="of:=[.B24]/[.E24]" office:value-type="float" office:value="5.54074430833228" calcext:value-type="float">
            <text:p>5,541</text:p>
          </table:table-cell>
          <table:table-cell table:style-name="ce7" table:formula="of:=AVERAGE([.F24:.J24])" office:value-type="float" office:value="1.114" calcext:value-type="float">
            <text:p>1,11</text:p>
          </table:table-cell>
          <table:table-cell table:style-name="ce9" table:formula="of:=AVERAGE([.K24:.O24])" office:value-type="float" office:value="0.076" calcext:value-type="float">
            <text:p>0,08</text:p>
          </table:table-cell>
          <table:table-cell table:style-name="ce12" table:formula="of:=[.Q24]/[.Q472]*(LOG([.R472]*1000)/LOG([.R24]*1000))" office:value-type="float" office:value="2.64448285596772" calcext:value-type="float">
            <text:p>2,64</text:p>
          </table:table-cell>
          <table:table-cell table:style-name="ce12" table:formula="of:=[.Q24]/[.Q472]*(LOG([.S472]*1000)/LOG([.S24]*1000))" office:value-type="float" office:value="3.92418780837925" calcext:value-type="float">
            <text:p>3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893" calcext:value-type="float">
            <text:p>979893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2" table:style-name="ce7" office:value-type="float" office:value="1.38" calcext:value-type="float">
            <text:p>1,38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25]/([.C25]*[.D25])" office:value-type="float" office:value="0.762391775228587" calcext:value-type="float">
            <text:p>0,76</text:p>
          </table:table-cell>
          <table:table-cell table:style-name="ce5" table:formula="of:=[.B25]/[.E25]" office:value-type="float" office:value="3.93500106644297" calcext:value-type="float">
            <text:p>3,935</text:p>
          </table:table-cell>
          <table:table-cell table:style-name="ce7" table:formula="of:=AVERAGE([.F25:.J25])" office:value-type="float" office:value="1.44" calcext:value-type="float">
            <text:p>1,44</text:p>
          </table:table-cell>
          <table:table-cell table:style-name="ce9" table:formula="of:=AVERAGE([.K25:.O25])" office:value-type="float" office:value="0.114" calcext:value-type="float">
            <text:p>0,11</text:p>
          </table:table-cell>
          <table:table-cell table:style-name="ce12" table:formula="of:=[.Q25]/[.Q473]*(LOG([.R473]*1000)/LOG([.R25]*1000))" office:value-type="float" office:value="2.08667628849502" calcext:value-type="float">
            <text:p>2,09</text:p>
          </table:table-cell>
          <table:table-cell table:style-name="ce12" table:formula="of:=[.Q25]/[.Q473]*(LOG([.S473]*1000)/LOG([.S25]*1000))" office:value-type="float" office:value="2.74798213024562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061" calcext:value-type="float">
            <text:p>661061</text:p>
          </table:table-cell>
          <table:table-cell table:style-name="ce7" office:value-type="float" office:value="1.19" calcext:value-type="float">
            <text:p>1,19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6]/([.C26]*[.D26])" office:value-type="float" office:value="0.588719186377885" calcext:value-type="float">
            <text:p>0,59</text:p>
          </table:table-cell>
          <table:table-cell table:style-name="ce5" table:formula="of:=[.B26]/[.E26]" office:value-type="float" office:value="5.09583230594453" calcext:value-type="float">
            <text:p>5,096</text:p>
          </table:table-cell>
          <table:table-cell table:style-name="ce7" table:formula="of:=AVERAGE([.F26:.J26])" office:value-type="float" office:value="1.168" calcext:value-type="float">
            <text:p>1,17</text:p>
          </table:table-cell>
          <table:table-cell table:style-name="ce9" table:formula="of:=AVERAGE([.K26:.O26])" office:value-type="float" office:value="0.08" calcext:value-type="float">
            <text:p>0,08</text:p>
          </table:table-cell>
          <table:table-cell table:style-name="ce12" table:formula="of:=[.Q26]/[.Q474]*(LOG([.R474]*1000)/LOG([.R26]*1000))" office:value-type="float" office:value="2.36031528232523" calcext:value-type="float">
            <text:p>2,36</text:p>
          </table:table-cell>
          <table:table-cell table:style-name="ce12" table:formula="of:=[.Q26]/[.Q474]*(LOG([.S474]*1000)/LOG([.S26]*1000))" office:value-type="float" office:value="3.2115341023832" calcext:value-type="float">
            <text:p>3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9254" calcext:value-type="float">
            <text:p>659254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3" table:style-name="ce7" office:value-type="float" office:value="0.98" calcext:value-type="float">
            <text:p>0,98</text:p>
          </table:table-cell>
          <table:table-cell table:style-name="ce7" office:value-type="float" office:value="0.99" calcext:value-type="float">
            <text:p>0,9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7]/([.C27]*[.D27])" office:value-type="float" office:value="0.710060229544358" calcext:value-type="float">
            <text:p>0,71</text:p>
          </table:table-cell>
          <table:table-cell table:style-name="ce5" table:formula="of:=[.B27]/[.E27]" office:value-type="float" office:value="4.2250179748625" calcext:value-type="float">
            <text:p>4,225</text:p>
          </table:table-cell>
          <table:table-cell table:style-name="ce7" table:formula="of:=AVERAGE([.F27:.J27])" office:value-type="float" office:value="0.996" calcext:value-type="float">
            <text:p>1,00</text:p>
          </table:table-cell>
          <table:table-cell table:style-name="ce9" table:formula="of:=AVERAGE([.K27:.O27])" office:value-type="float" office:value="0.08" calcext:value-type="float">
            <text:p>0,08</text:p>
          </table:table-cell>
          <table:table-cell table:style-name="ce12" table:formula="of:=[.Q27]/[.Q475]*(LOG([.R475]*1000)/LOG([.R27]*1000))" office:value-type="float" office:value="2.05863196825344" calcext:value-type="float">
            <text:p>2,06</text:p>
          </table:table-cell>
          <table:table-cell table:style-name="ce12" table:formula="of:=[.Q27]/[.Q475]*(LOG([.S475]*1000)/LOG([.S27]*1000))" office:value-type="float" office:value="2.88243405216841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9566" calcext:value-type="float">
            <text:p>9795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28]/([.C28]*[.D28])" office:value-type="float" office:value="0.745935894194657" calcext:value-type="float">
            <text:p>0,75</text:p>
          </table:table-cell>
          <table:table-cell table:style-name="ce5" table:formula="of:=[.B28]/[.E28]" office:value-type="float" office:value="4.02180965856308" calcext:value-type="float">
            <text:p>4,022</text:p>
          </table:table-cell>
          <table:table-cell table:style-name="ce7" table:formula="of:=AVERAGE([.F28:.J28])" office:value-type="float" office:value="1.42" calcext:value-type="float">
            <text:p>1,42</text:p>
          </table:table-cell>
          <table:table-cell table:style-name="ce9" table:formula="of:=AVERAGE([.K28:.O28])" office:value-type="float" office:value="0.112" calcext:value-type="float">
            <text:p>0,11</text:p>
          </table:table-cell>
          <table:table-cell table:style-name="ce12" table:formula="of:=[.Q28]/[.Q476]*(LOG([.R476]*1000)/LOG([.R28]*1000))" office:value-type="float" office:value="2.05845723506428" calcext:value-type="float">
            <text:p>2,06</text:p>
          </table:table-cell>
          <table:table-cell table:style-name="ce12" table:formula="of:=[.Q28]/[.Q476]*(LOG([.S476]*1000)/LOG([.S28]*1000))" office:value-type="float" office:value="2.76673367769311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14843" calcext:value-type="float">
            <text:p>814843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7" calcext:value-type="float">
            <text:p>1,8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29]/([.C29]*[.D29])" office:value-type="float" office:value="0.729205147479954" calcext:value-type="float">
            <text:p>0,73</text:p>
          </table:table-cell>
          <table:table-cell table:style-name="ce5" table:formula="of:=[.B29]/[.E29]" office:value-type="float" office:value="4.1140882354024" calcext:value-type="float">
            <text:p>4,114</text:p>
          </table:table-cell>
          <table:table-cell table:style-name="ce7" table:formula="of:=AVERAGE([.F29:.J29])" office:value-type="float" office:value="1.862" calcext:value-type="float">
            <text:p>1,86</text:p>
          </table:table-cell>
          <table:table-cell table:style-name="ce9" table:formula="of:=AVERAGE([.K29:.O29])" office:value-type="float" office:value="0.096" calcext:value-type="float">
            <text:p>0,10</text:p>
          </table:table-cell>
          <table:table-cell table:style-name="ce12" table:formula="of:=[.Q29]/[.Q477]*(LOG([.R477]*1000)/LOG([.R29]*1000))" office:value-type="float" office:value="2.13803966571012" calcext:value-type="float">
            <text:p>2,14</text:p>
          </table:table-cell>
          <table:table-cell table:style-name="ce12" table:formula="of:=[.Q29]/[.Q477]*(LOG([.S477]*1000)/LOG([.S29]*1000))" office:value-type="float" office:value="3.16594730172987" calcext:value-type="float">
            <text:p>3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8732" calcext:value-type="float">
            <text:p>1218732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44" calcext:value-type="float">
            <text:p>1,44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30]/([.C30]*[.D30])" office:value-type="float" office:value="0.932037320281432" calcext:value-type="float">
            <text:p>0,93</text:p>
          </table:table-cell>
          <table:table-cell table:style-name="ce5" table:formula="of:=[.B30]/[.E30]" office:value-type="float" office:value="3.21876835924551" calcext:value-type="float">
            <text:p>3,219</text:p>
          </table:table-cell>
          <table:table-cell table:style-name="ce7" table:formula="of:=AVERAGE([.F30:.J30])" office:value-type="float" office:value="1.454" calcext:value-type="float">
            <text:p>1,45</text:p>
          </table:table-cell>
          <table:table-cell table:style-name="ce9" table:formula="of:=AVERAGE([.K30:.O30])" office:value-type="float" office:value="0.132" calcext:value-type="float">
            <text:p>0,13</text:p>
          </table:table-cell>
          <table:table-cell table:style-name="ce12" table:formula="of:=[.Q30]/[.Q478]*(LOG([.R478]*1000)/LOG([.R30]*1000))" office:value-type="float" office:value="1.9479373108371" calcext:value-type="float">
            <text:p>1,95</text:p>
          </table:table-cell>
          <table:table-cell table:style-name="ce12" table:formula="of:=[.Q30]/[.Q478]*(LOG([.S478]*1000)/LOG([.S30]*1000))" office:value-type="float" office:value="2.5610158157967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9914" calcext:value-type="float">
            <text:p>779914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1]/([.C31]*[.D31])" office:value-type="float" office:value="0.607107049445759" calcext:value-type="float">
            <text:p>0,61</text:p>
          </table:table-cell>
          <table:table-cell table:style-name="ce5" table:formula="of:=[.B31]/[.E31]" office:value-type="float" office:value="4.94148970271081" calcext:value-type="float">
            <text:p>4,941</text:p>
          </table:table-cell>
          <table:table-cell table:style-name="ce7" table:formula="of:=AVERAGE([.F31:.J31])" office:value-type="float" office:value="1.33" calcext:value-type="float">
            <text:p>1,33</text:p>
          </table:table-cell>
          <table:table-cell table:style-name="ce9" table:formula="of:=AVERAGE([.K31:.O31])" office:value-type="float" office:value="0.092" calcext:value-type="float">
            <text:p>0,09</text:p>
          </table:table-cell>
          <table:table-cell table:style-name="ce12" table:formula="of:=[.Q31]/[.Q479]*(LOG([.R479]*1000)/LOG([.R31]*1000))" office:value-type="float" office:value="2.06807364672693" calcext:value-type="float">
            <text:p>2,07</text:p>
          </table:table-cell>
          <table:table-cell table:style-name="ce12" table:formula="of:=[.Q31]/[.Q479]*(LOG([.S479]*1000)/LOG([.S31]*1000))" office:value-type="float" office:value="2.68204685752764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20314" calcext:value-type="float">
            <text:p>820314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32]/([.C32]*[.D32])" office:value-type="float" office:value="0.756604845582566" calcext:value-type="float">
            <text:p>0,76</text:p>
          </table:table-cell>
          <table:table-cell table:style-name="ce5" table:formula="of:=[.B32]/[.E32]" office:value-type="float" office:value="3.96510116857691" calcext:value-type="float">
            <text:p>3,965</text:p>
          </table:table-cell>
          <table:table-cell table:style-name="ce7" table:formula="of:=AVERAGE([.F32:.J32])" office:value-type="float" office:value="1.81" calcext:value-type="float">
            <text:p>1,81</text:p>
          </table:table-cell>
          <table:table-cell table:style-name="ce9" table:formula="of:=AVERAGE([.K32:.O32])" office:value-type="float" office:value="0.092" calcext:value-type="float">
            <text:p>0,09</text:p>
          </table:table-cell>
          <table:table-cell table:style-name="ce12" table:formula="of:=[.Q32]/[.Q480]*(LOG([.R480]*1000)/LOG([.R32]*1000))" office:value-type="float" office:value="1.99867172164058" calcext:value-type="float">
            <text:p>2,00</text:p>
          </table:table-cell>
          <table:table-cell table:style-name="ce12" table:formula="of:=[.Q32]/[.Q480]*(LOG([.S480]*1000)/LOG([.S32]*1000))" office:value-type="float" office:value="2.96427492038143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9119" calcext:value-type="float">
            <text:p>97911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8" calcext:value-type="float">
            <text:p>1,3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3]/([.C33]*[.D33])" office:value-type="float" office:value="0.745062184966031" calcext:value-type="float">
            <text:p>0,75</text:p>
          </table:table-cell>
          <table:table-cell table:style-name="ce5" table:formula="of:=[.B33]/[.E33]" office:value-type="float" office:value="4.02652588704744" calcext:value-type="float">
            <text:p>4,027</text:p>
          </table:table-cell>
          <table:table-cell table:style-name="ce7" table:formula="of:=AVERAGE([.F33:.J33])" office:value-type="float" office:value="1.452" calcext:value-type="float">
            <text:p>1,45</text:p>
          </table:table-cell>
          <table:table-cell table:style-name="ce9" table:formula="of:=AVERAGE([.K33:.O33])" office:value-type="float" office:value="0.114" calcext:value-type="float">
            <text:p>0,11</text:p>
          </table:table-cell>
          <table:table-cell table:style-name="ce12" table:formula="of:=[.Q33]/[.Q481]*(LOG([.R481]*1000)/LOG([.R33]*1000))" office:value-type="float" office:value="2.11919013833576" calcext:value-type="float">
            <text:p>2,12</text:p>
          </table:table-cell>
          <table:table-cell table:style-name="ce12" table:formula="of:=[.Q33]/[.Q481]*(LOG([.S481]*1000)/LOG([.S33]*1000))" office:value-type="float" office:value="2.90148331220678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2220" calcext:value-type="float">
            <text:p>62222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3" table:style-name="ce7" office:value-type="float" office:value="0.99" calcext:value-type="float">
            <text:p>0,99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4]/([.C34]*[.D34])" office:value-type="float" office:value="0.650748828647925" calcext:value-type="float">
            <text:p>0,65</text:p>
          </table:table-cell>
          <table:table-cell table:style-name="ce5" table:formula="of:=[.B34]/[.E34]" office:value-type="float" office:value="4.61009932178329" calcext:value-type="float">
            <text:p>4,610</text:p>
          </table:table-cell>
          <table:table-cell table:style-name="ce7" table:formula="of:=AVERAGE([.F34:.J34])" office:value-type="float" office:value="1" calcext:value-type="float">
            <text:p>1,00</text:p>
          </table:table-cell>
          <table:table-cell table:style-name="ce9" table:formula="of:=AVERAGE([.K34:.O34])" office:value-type="float" office:value="0.076" calcext:value-type="float">
            <text:p>0,08</text:p>
          </table:table-cell>
          <table:table-cell table:style-name="ce12" table:formula="of:=[.Q34]/[.Q482]*(LOG([.R482]*1000)/LOG([.R34]*1000))" office:value-type="float" office:value="2.20964528666089" calcext:value-type="float">
            <text:p>2,21</text:p>
          </table:table-cell>
          <table:table-cell table:style-name="ce12" table:formula="of:=[.Q34]/[.Q482]*(LOG([.S482]*1000)/LOG([.S34]*1000))" office:value-type="float" office:value="3.15265209963984" calcext:value-type="float">
            <text:p>3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2277" calcext:value-type="float">
            <text:p>642277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5]/([.C35]*[.D35])" office:value-type="float" office:value="0.573326465904465" calcext:value-type="float">
            <text:p>0,57</text:p>
          </table:table-cell>
          <table:table-cell table:style-name="ce5" table:formula="of:=[.B35]/[.E35]" office:value-type="float" office:value="5.23264572762219" calcext:value-type="float">
            <text:p>5,233</text:p>
          </table:table-cell>
          <table:table-cell table:style-name="ce7" table:formula="of:=AVERAGE([.F35:.J35])" office:value-type="float" office:value="1.172" calcext:value-type="float">
            <text:p>1,17</text:p>
          </table:table-cell>
          <table:table-cell table:style-name="ce9" table:formula="of:=AVERAGE([.K35:.O35])" office:value-type="float" office:value="0.08" calcext:value-type="float">
            <text:p>0,08</text:p>
          </table:table-cell>
          <table:table-cell table:style-name="ce12" table:formula="of:=[.Q35]/[.Q483]*(LOG([.R483]*1000)/LOG([.R35]*1000))" office:value-type="float" office:value="2.2814080475983" calcext:value-type="float">
            <text:p>2,28</text:p>
          </table:table-cell>
          <table:table-cell table:style-name="ce12" table:formula="of:=[.Q35]/[.Q483]*(LOG([.S483]*1000)/LOG([.S35]*1000))" office:value-type="float" office:value="3.23410126778147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6718" calcext:value-type="float">
            <text:p>67671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6]/([.C36]*[.D36])" office:value-type="float" office:value="0.695033523408871" calcext:value-type="float">
            <text:p>0,70</text:p>
          </table:table-cell>
          <table:table-cell table:style-name="ce5" table:formula="of:=[.B36]/[.E36]" office:value-type="float" office:value="4.31636220700499" calcext:value-type="float">
            <text:p>4,316</text:p>
          </table:table-cell>
          <table:table-cell table:style-name="ce7" table:formula="of:=AVERAGE([.F36:.J36])" office:value-type="float" office:value="1.078" calcext:value-type="float">
            <text:p>1,08</text:p>
          </table:table-cell>
          <table:table-cell table:style-name="ce9" table:formula="of:=AVERAGE([.K36:.O36])" office:value-type="float" office:value="0.08" calcext:value-type="float">
            <text:p>0,08</text:p>
          </table:table-cell>
          <table:table-cell table:style-name="ce12" table:formula="of:=[.Q36]/[.Q484]*(LOG([.R484]*1000)/LOG([.R36]*1000))" office:value-type="float" office:value="2.52831481909761" calcext:value-type="float">
            <text:p>2,53</text:p>
          </table:table-cell>
          <table:table-cell table:style-name="ce12" table:formula="of:=[.Q36]/[.Q484]*(LOG([.S484]*1000)/LOG([.S36]*1000))" office:value-type="float" office:value="3.62819697324814" calcext:value-type="float">
            <text:p>3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5735" calcext:value-type="float">
            <text:p>665735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7]/([.C37]*[.D37])" office:value-type="float" office:value="0.683753266067408" calcext:value-type="float">
            <text:p>0,68</text:p>
          </table:table-cell>
          <table:table-cell table:style-name="ce5" table:formula="of:=[.B37]/[.E37]" office:value-type="float" office:value="4.38757163135482" calcext:value-type="float">
            <text:p>4,388</text:p>
          </table:table-cell>
          <table:table-cell table:style-name="ce7" table:formula="of:=AVERAGE([.F37:.J37])" office:value-type="float" office:value="1.082" calcext:value-type="float">
            <text:p>1,08</text:p>
          </table:table-cell>
          <table:table-cell table:style-name="ce9" table:formula="of:=AVERAGE([.K37:.O37])" office:value-type="float" office:value="0.08" calcext:value-type="float">
            <text:p>0,08</text:p>
          </table:table-cell>
          <table:table-cell table:style-name="ce12" table:formula="of:=[.Q37]/[.Q485]*(LOG([.R485]*1000)/LOG([.R37]*1000))" office:value-type="float" office:value="2.51593560445938" calcext:value-type="float">
            <text:p>2,52</text:p>
          </table:table-cell>
          <table:table-cell table:style-name="ce12" table:formula="of:=[.Q37]/[.Q485]*(LOG([.S485]*1000)/LOG([.S37]*1000))" office:value-type="float" office:value="3.55016987274685" calcext:value-type="float">
            <text:p>3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685" calcext:value-type="float">
            <text:p>955685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2" calcext:value-type="float">
            <text:p>1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38]/([.C38]*[.D38])" office:value-type="float" office:value="0.853485260916781" calcext:value-type="float">
            <text:p>0,85</text:p>
          </table:table-cell>
          <table:table-cell table:style-name="ce5" table:formula="of:=[.B38]/[.E38]" office:value-type="float" office:value="3.51501593098144" calcext:value-type="float">
            <text:p>3,515</text:p>
          </table:table-cell>
          <table:table-cell table:style-name="ce7" table:formula="of:=AVERAGE([.F38:.J38])" office:value-type="float" office:value="1.184" calcext:value-type="float">
            <text:p>1,18</text:p>
          </table:table-cell>
          <table:table-cell table:style-name="ce9" table:formula="of:=AVERAGE([.K38:.O38])" office:value-type="float" office:value="0.108" calcext:value-type="float">
            <text:p>0,11</text:p>
          </table:table-cell>
          <table:table-cell table:style-name="ce12" table:formula="of:=[.Q38]/[.Q486]*(LOG([.R486]*1000)/LOG([.R38]*1000))" office:value-type="float" office:value="2.06856918024659" calcext:value-type="float">
            <text:p>2,07</text:p>
          </table:table-cell>
          <table:table-cell table:style-name="ce12" table:formula="of:=[.Q38]/[.Q486]*(LOG([.S486]*1000)/LOG([.S38]*1000))" office:value-type="float" office:value="2.76811815608699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80900" calcext:value-type="float">
            <text:p>680900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9]/([.C39]*[.D39])" office:value-type="float" office:value="0.681827285107747" calcext:value-type="float">
            <text:p>0,68</text:p>
          </table:table-cell>
          <table:table-cell table:style-name="ce5" table:formula="of:=[.B39]/[.E39]" office:value-type="float" office:value="4.39996475253341" calcext:value-type="float">
            <text:p>4,400</text:p>
          </table:table-cell>
          <table:table-cell table:style-name="ce7" table:formula="of:=AVERAGE([.F39:.J39])" office:value-type="float" office:value="1.712" calcext:value-type="float">
            <text:p>1,71</text:p>
          </table:table-cell>
          <table:table-cell table:style-name="ce9" table:formula="of:=AVERAGE([.K39:.O39])" office:value-type="float" office:value="0.08" calcext:value-type="float">
            <text:p>0,08</text:p>
          </table:table-cell>
          <table:table-cell table:style-name="ce12" table:formula="of:=[.Q39]/[.Q487]*(LOG([.R487]*1000)/LOG([.R39]*1000))" office:value-type="float" office:value="1.96736978579658" calcext:value-type="float">
            <text:p>1,97</text:p>
          </table:table-cell>
          <table:table-cell table:style-name="ce12" table:formula="of:=[.Q39]/[.Q487]*(LOG([.S487]*1000)/LOG([.S39]*1000))" office:value-type="float" office:value="2.94643029321415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826" calcext:value-type="float">
            <text:p>443826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40]/([.C40]*[.D40])" office:value-type="float" office:value="0.46231875" calcext:value-type="float">
            <text:p>0,46</text:p>
          </table:table-cell>
          <table:table-cell table:style-name="ce5" table:formula="of:=[.B40]/[.E40]" office:value-type="float" office:value="6.48906553469152" calcext:value-type="float">
            <text:p>6,489</text:p>
          </table:table-cell>
          <table:table-cell table:style-name="ce7" table:formula="of:=AVERAGE([.F40:.J40])" office:value-type="float" office:value="1.01" calcext:value-type="float">
            <text:p>1,01</text:p>
          </table:table-cell>
          <table:table-cell table:style-name="ce9" table:formula="of:=AVERAGE([.K40:.O40])" office:value-type="float" office:value="0.06" calcext:value-type="float">
            <text:p>0,06</text:p>
          </table:table-cell>
          <table:table-cell table:style-name="ce12" table:formula="of:=[.Q40]/[.Q488]*(LOG([.R488]*1000)/LOG([.R40]*1000))" office:value-type="float" office:value="2.3456490466013" calcext:value-type="float">
            <text:p>2,35</text:p>
          </table:table-cell>
          <table:table-cell table:style-name="ce12" table:formula="of:=[.Q40]/[.Q488]*(LOG([.S488]*1000)/LOG([.S40]*1000))" office:value-type="float" office:value="3.40186364194165" calcext:value-type="float">
            <text:p>3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3621" calcext:value-type="float">
            <text:p>833621</text:p>
          </table:table-cell>
          <table:table-cell table:number-columns-repeated="2" table:style-name="ce7" office:value-type="float" office:value="1.14" calcext:value-type="float">
            <text:p>1,14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41]/([.C41]*[.D41])" office:value-type="float" office:value="0.744474629915409" calcext:value-type="float">
            <text:p>0,74</text:p>
          </table:table-cell>
          <table:table-cell table:style-name="ce5" table:formula="of:=[.B41]/[.E41]" office:value-type="float" office:value="4.02970654530056" calcext:value-type="float">
            <text:p>4,030</text:p>
          </table:table-cell>
          <table:table-cell table:style-name="ce7" table:formula="of:=AVERAGE([.F41:.J41])" office:value-type="float" office:value="1.152" calcext:value-type="float">
            <text:p>1,15</text:p>
          </table:table-cell>
          <table:table-cell table:style-name="ce9" table:formula="of:=AVERAGE([.K41:.O41])" office:value-type="float" office:value="0.098" calcext:value-type="float">
            <text:p>0,10</text:p>
          </table:table-cell>
          <table:table-cell table:style-name="ce12" table:formula="of:=[.Q41]/[.Q489]*(LOG([.R489]*1000)/LOG([.R41]*1000))" office:value-type="float" office:value="2.14853827180481" calcext:value-type="float">
            <text:p>2,15</text:p>
          </table:table-cell>
          <table:table-cell table:style-name="ce12" table:formula="of:=[.Q41]/[.Q489]*(LOG([.S489]*1000)/LOG([.S41]*1000))" office:value-type="float" office:value="2.88862606525357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977" calcext:value-type="float">
            <text:p>55097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9" calcext:value-type="float">
            <text:p>1,59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.E42]/([.C42]*[.D42])" office:value-type="float" office:value="0.547029634159902" calcext:value-type="float">
            <text:p>0,55</text:p>
          </table:table-cell>
          <table:table-cell table:style-name="ce5" table:formula="of:=[.B42]/[.E42]" office:value-type="float" office:value="5.4841926251005" calcext:value-type="float">
            <text:p>5,484</text:p>
          </table:table-cell>
          <table:table-cell table:style-name="ce7" table:formula="of:=AVERAGE([.F42:.J42])" office:value-type="float" office:value="1.604" calcext:value-type="float">
            <text:p>1,60</text:p>
          </table:table-cell>
          <table:table-cell table:style-name="ce9" table:formula="of:=AVERAGE([.K42:.O42])" office:value-type="float" office:value="0.074" calcext:value-type="float">
            <text:p>0,07</text:p>
          </table:table-cell>
          <table:table-cell table:style-name="ce12" table:formula="of:=[.Q42]/[.Q490]*(LOG([.R490]*1000)/LOG([.R42]*1000))" office:value-type="float" office:value="2.18200724962942" calcext:value-type="float">
            <text:p>2,18</text:p>
          </table:table-cell>
          <table:table-cell table:style-name="ce12" table:formula="of:=[.Q42]/[.Q490]*(LOG([.S490]*1000)/LOG([.S42]*1000))" office:value-type="float" office:value="3.25822506325998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6751" calcext:value-type="float">
            <text:p>676751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3]/([.C43]*[.D43])" office:value-type="float" office:value="0.604380108310471" calcext:value-type="float">
            <text:p>0,60</text:p>
          </table:table-cell>
          <table:table-cell table:style-name="ce5" table:formula="of:=[.B43]/[.E43]" office:value-type="float" office:value="4.96378727183262" calcext:value-type="float">
            <text:p>4,964</text:p>
          </table:table-cell>
          <table:table-cell table:style-name="ce7" table:formula="of:=AVERAGE([.F43:.J43])" office:value-type="float" office:value="1.12" calcext:value-type="float">
            <text:p>1,12</text:p>
          </table:table-cell>
          <table:table-cell table:style-name="ce9" table:formula="of:=AVERAGE([.K43:.O43])" office:value-type="float" office:value="0.08" calcext:value-type="float">
            <text:p>0,08</text:p>
          </table:table-cell>
          <table:table-cell table:style-name="ce12" table:formula="of:=[.Q43]/[.Q491]*(LOG([.R491]*1000)/LOG([.R43]*1000))" office:value-type="float" office:value="2.64849465270048" calcext:value-type="float">
            <text:p>2,65</text:p>
          </table:table-cell>
          <table:table-cell table:style-name="ce12" table:formula="of:=[.Q43]/[.Q491]*(LOG([.S491]*1000)/LOG([.S43]*1000))" office:value-type="float" office:value="3.82380569124209" calcext:value-type="float">
            <text:p>3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747" calcext:value-type="float">
            <text:p>769747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19" calcext:value-type="float">
            <text:p>1,19</text:p>
          </table:table-cell>
          <table:table-cell table:number-columns-repeated="2" table:style-name="ce7" office:value-type="float" office:value="1.2" calcext:value-type="float">
            <text:p>1,2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4]/([.C44]*[.D44])" office:value-type="float" office:value="0.657903418803419" calcext:value-type="float">
            <text:p>0,66</text:p>
          </table:table-cell>
          <table:table-cell table:style-name="ce5" table:formula="of:=[.B44]/[.E44]" office:value-type="float" office:value="4.55996061043434" calcext:value-type="float">
            <text:p>4,560</text:p>
          </table:table-cell>
          <table:table-cell table:style-name="ce7" table:formula="of:=AVERAGE([.F44:.J44])" office:value-type="float" office:value="1.254" calcext:value-type="float">
            <text:p>1,25</text:p>
          </table:table-cell>
          <table:table-cell table:style-name="ce9" table:formula="of:=AVERAGE([.K44:.O44])" office:value-type="float" office:value="0.092" calcext:value-type="float">
            <text:p>0,09</text:p>
          </table:table-cell>
          <table:table-cell table:style-name="ce12" table:formula="of:=[.Q44]/[.Q492]*(LOG([.R492]*1000)/LOG([.R44]*1000))" office:value-type="float" office:value="2.56613203872875" calcext:value-type="float">
            <text:p>2,57</text:p>
          </table:table-cell>
          <table:table-cell table:style-name="ce12" table:formula="of:=[.Q44]/[.Q492]*(LOG([.S492]*1000)/LOG([.S44]*1000))" office:value-type="float" office:value="3.65338315942677" calcext:value-type="float">
            <text:p>3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71708" calcext:value-type="float">
            <text:p>1071708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5]/([.C45]*[.D45])" office:value-type="float" office:value="1.01222940043069" calcext:value-type="float">
            <text:p>1,01</text:p>
          </table:table-cell>
          <table:table-cell table:style-name="ce5" table:formula="of:=[.B45]/[.E45]" office:value-type="float" office:value="2.963769982122" calcext:value-type="float">
            <text:p>2,964</text:p>
          </table:table-cell>
          <table:table-cell table:style-name="ce7" table:formula="of:=AVERAGE([.F45:.J45])" office:value-type="float" office:value="1.168" calcext:value-type="float">
            <text:p>1,17</text:p>
          </table:table-cell>
          <table:table-cell table:style-name="ce9" table:formula="of:=AVERAGE([.K45:.O45])" office:value-type="float" office:value="0.12" calcext:value-type="float">
            <text:p>0,12</text:p>
          </table:table-cell>
          <table:table-cell table:style-name="ce12" table:formula="of:=[.Q45]/[.Q493]*(LOG([.R493]*1000)/LOG([.R45]*1000))" office:value-type="float" office:value="2.04066052030716" calcext:value-type="float">
            <text:p>2,04</text:p>
          </table:table-cell>
          <table:table-cell table:style-name="ce12" table:formula="of:=[.Q45]/[.Q493]*(LOG([.S493]*1000)/LOG([.S45]*1000))" office:value-type="float" office:value="2.68144799505346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301" calcext:value-type="float">
            <text:p>536301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78" calcext:value-type="float">
            <text:p>1,7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6]/([.C46]*[.D46])" office:value-type="float" office:value="0.478949652777778" calcext:value-type="float">
            <text:p>0,48</text:p>
          </table:table-cell>
          <table:table-cell table:style-name="ce5" table:formula="of:=[.B46]/[.E46]" office:value-type="float" office:value="6.2637362227555" calcext:value-type="float">
            <text:p>6,264</text:p>
          </table:table-cell>
          <table:table-cell table:style-name="ce7" table:formula="of:=AVERAGE([.F46:.J46])" office:value-type="float" office:value="1.806" calcext:value-type="float">
            <text:p>1,81</text:p>
          </table:table-cell>
          <table:table-cell table:style-name="ce9" table:formula="of:=AVERAGE([.K46:.O46])" office:value-type="float" office:value="0.07" calcext:value-type="float">
            <text:p>0,07</text:p>
          </table:table-cell>
          <table:table-cell table:style-name="ce12" table:formula="of:=[.Q46]/[.Q494]*(LOG([.R494]*1000)/LOG([.R46]*1000))" office:value-type="float" office:value="2.41373696431545" calcext:value-type="float">
            <text:p>2,41</text:p>
          </table:table-cell>
          <table:table-cell table:style-name="ce12" table:formula="of:=[.Q46]/[.Q494]*(LOG([.S494]*1000)/LOG([.S46]*1000))" office:value-type="float" office:value="3.6292117575949" calcext:value-type="float">
            <text:p>3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8324" calcext:value-type="float">
            <text:p>658324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2" table:style-name="ce7" office:value-type="float" office:value="1.01" calcext:value-type="float">
            <text:p>1,01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7]/([.C47]*[.D47])" office:value-type="float" office:value="0.712842169092169" calcext:value-type="float">
            <text:p>0,71</text:p>
          </table:table-cell>
          <table:table-cell table:style-name="ce5" table:formula="of:=[.B47]/[.E47]" office:value-type="float" office:value="4.20852953864662" calcext:value-type="float">
            <text:p>4,209</text:p>
          </table:table-cell>
          <table:table-cell table:style-name="ce7" table:formula="of:=AVERAGE([.F47:.J47])" office:value-type="float" office:value="1.016" calcext:value-type="float">
            <text:p>1,02</text:p>
          </table:table-cell>
          <table:table-cell table:style-name="ce9" table:formula="of:=AVERAGE([.K47:.O47])" office:value-type="float" office:value="0.08" calcext:value-type="float">
            <text:p>0,08</text:p>
          </table:table-cell>
          <table:table-cell table:style-name="ce12" table:formula="of:=[.Q47]/[.Q495]*(LOG([.R495]*1000)/LOG([.R47]*1000))" office:value-type="float" office:value="2.37682639754407" calcext:value-type="float">
            <text:p>2,38</text:p>
          </table:table-cell>
          <table:table-cell table:style-name="ce12" table:formula="of:=[.Q47]/[.Q495]*(LOG([.S495]*1000)/LOG([.S47]*1000))" office:value-type="float" office:value="3.42824880898384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8153" calcext:value-type="float">
            <text:p>91815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]/([.C48]*[.D48])" office:value-type="float" office:value="0.712820715869496" calcext:value-type="float">
            <text:p>0,71</text:p>
          </table:table-cell>
          <table:table-cell table:style-name="ce5" table:formula="of:=[.B48]/[.E48]" office:value-type="float" office:value="4.20864932097374" calcext:value-type="float">
            <text:p>4,209</text:p>
          </table:table-cell>
          <table:table-cell table:style-name="ce7" table:formula="of:=AVERAGE([.F48:.J48])" office:value-type="float" office:value="1.376" calcext:value-type="float">
            <text:p>1,38</text:p>
          </table:table-cell>
          <table:table-cell table:style-name="ce9" table:formula="of:=AVERAGE([.K48:.O48])" office:value-type="float" office:value="0.11" calcext:value-type="float">
            <text:p>0,11</text:p>
          </table:table-cell>
          <table:table-cell table:style-name="ce12" table:formula="of:=[.Q48]/[.Q496]*(LOG([.R496]*1000)/LOG([.R48]*1000))" office:value-type="float" office:value="2.34088373013066" calcext:value-type="float">
            <text:p>2,34</text:p>
          </table:table-cell>
          <table:table-cell table:style-name="ce12" table:formula="of:=[.Q48]/[.Q496]*(LOG([.S496]*1000)/LOG([.S48]*1000))" office:value-type="float" office:value="3.21670877513441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8195" calcext:value-type="float">
            <text:p>718195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9]/([.C49]*[.D49])" office:value-type="float" office:value="0.659853401640549" calcext:value-type="float">
            <text:p>0,66</text:p>
          </table:table-cell>
          <table:table-cell table:style-name="ce5" table:formula="of:=[.B49]/[.E49]" office:value-type="float" office:value="4.54648667840907" calcext:value-type="float">
            <text:p>4,546</text:p>
          </table:table-cell>
          <table:table-cell table:style-name="ce7" table:formula="of:=AVERAGE([.F49:.J49])" office:value-type="float" office:value="1.142" calcext:value-type="float">
            <text:p>1,14</text:p>
          </table:table-cell>
          <table:table-cell table:style-name="ce9" table:formula="of:=AVERAGE([.K49:.O49])" office:value-type="float" office:value="0.09" calcext:value-type="float">
            <text:p>0,09</text:p>
          </table:table-cell>
          <table:table-cell table:style-name="ce12" table:formula="of:=[.Q49]/[.Q497]*(LOG([.R497]*1000)/LOG([.R49]*1000))" office:value-type="float" office:value="2.02999505304501" calcext:value-type="float">
            <text:p>2,03</text:p>
          </table:table-cell>
          <table:table-cell table:style-name="ce12" table:formula="of:=[.Q49]/[.Q497]*(LOG([.S497]*1000)/LOG([.S49]*1000))" office:value-type="float" office:value="2.83997076611323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684" calcext:value-type="float">
            <text:p>769684</text:p>
          </table:table-cell>
          <table:table-cell table:number-columns-repeated="2" table:style-name="ce7" office:value-type="float" office:value="1.6" calcext:value-type="float">
            <text:p>1,60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0]/([.C50]*[.D50])" office:value-type="float" office:value="0.820208866155158" calcext:value-type="float">
            <text:p>0,82</text:p>
          </table:table-cell>
          <table:table-cell table:style-name="ce5" table:formula="of:=[.B50]/[.E50]" office:value-type="float" office:value="3.6576257269217" calcext:value-type="float">
            <text:p>3,658</text:p>
          </table:table-cell>
          <table:table-cell table:style-name="ce7" table:formula="of:=AVERAGE([.F50:.J50])" office:value-type="float" office:value="1.598" calcext:value-type="float">
            <text:p>1,60</text:p>
          </table:table-cell>
          <table:table-cell table:style-name="ce9" table:formula="of:=AVERAGE([.K50:.O50])" office:value-type="float" office:value="0.086" calcext:value-type="float">
            <text:p>0,09</text:p>
          </table:table-cell>
          <table:table-cell table:style-name="ce12" table:formula="of:=[.Q50]/[.Q498]*(LOG([.R498]*1000)/LOG([.R50]*1000))" office:value-type="float" office:value="1.94787037870642" calcext:value-type="float">
            <text:p>1,95</text:p>
          </table:table-cell>
          <table:table-cell table:style-name="ce12" table:formula="of:=[.Q50]/[.Q498]*(LOG([.S498]*1000)/LOG([.S50]*1000))" office:value-type="float" office:value="2.89118778806216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3030" calcext:value-type="float">
            <text:p>603030</text:p>
          </table:table-cell>
          <table:table-cell table:number-columns-repeated="3"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8" table:formula="of:=[.E51]/([.C51]*[.D51])" office:value-type="float" office:value="0.538542738340192" calcext:value-type="float">
            <text:p>0,54</text:p>
          </table:table-cell>
          <table:table-cell table:style-name="ce5" table:formula="of:=[.B51]/[.E51]" office:value-type="float" office:value="5.57061506061058" calcext:value-type="float">
            <text:p>5,571</text:p>
          </table:table-cell>
          <table:table-cell table:style-name="ce7" table:formula="of:=AVERAGE([.F51:.J51])" office:value-type="float" office:value="1.088" calcext:value-type="float">
            <text:p>1,09</text:p>
          </table:table-cell>
          <table:table-cell table:style-name="ce9" table:formula="of:=AVERAGE([.K51:.O51])" office:value-type="float" office:value="0.076" calcext:value-type="float">
            <text:p>0,08</text:p>
          </table:table-cell>
          <table:table-cell table:style-name="ce12" table:formula="of:=[.Q51]/[.Q499]*(LOG([.R499]*1000)/LOG([.R51]*1000))" office:value-type="float" office:value="2.48288470296724" calcext:value-type="float">
            <text:p>2,48</text:p>
          </table:table-cell>
          <table:table-cell table:style-name="ce12" table:formula="of:=[.Q51]/[.Q499]*(LOG([.S499]*1000)/LOG([.S51]*1000))" office:value-type="float" office:value="3.4978193253242" calcext:value-type="float">
            <text:p>3,5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:.P51])" office:value-type="float" office:value="0.705012131606556" calcext:value-type="float">
            <text:p>0,71</text:p>
          </table:table-cell>
          <table:table-cell table:style-name="ce30" table:formula="of:=AVERAGE([.Q2:.Q51])" office:value-type="float" office:value="4.4362497585069" calcext:value-type="float">
            <text:p>4,436</text:p>
          </table:table-cell>
          <table:table-cell table:style-name="ce31" table:formula="of:=AVERAGE([.R2:.R51])" office:value-type="float" office:value="1.27336" calcext:value-type="float">
            <text:p>1,27</text:p>
          </table:table-cell>
          <table:table-cell table:style-name="ce32" table:formula="of:=AVERAGE([.S2:.S51])" office:value-type="float" office:value="0.08988" calcext:value-type="float">
            <text:p>0,09</text:p>
          </table:table-cell>
          <table:table-cell table:style-name="ce35" table:formula="of:=[.Q52]/[.Q500]*(LOG([.R500]*1000)/LOG([.R52]*1000))" office:value-type="float" office:value="2.19529883079279" calcext:value-type="float">
            <text:p>2,20</text:p>
          </table:table-cell>
          <table:table-cell table:style-name="ce35" table:formula="of:=[.Q52]/[.Q444]*(LOG([.S444]*1000)/LOG([.S52]*1000))" office:value-type="float" office:value="2.52457690981261" calcext:value-type="float">
            <text:p>2,5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AV1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12953" calcext:value-type="float">
            <text:p>612953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99" calcext:value-type="float">
            <text:p>8,99</text:p>
          </table:table-cell>
          <table:table-cell table:style-name="ce7" office:value-type="float" office:value="8.83" calcext:value-type="float">
            <text:p>8,83</text:p>
          </table:table-cell>
          <table:table-cell table:style-name="ce7" office:value-type="float" office:value="8.57" calcext:value-type="float">
            <text:p>8,57</text:p>
          </table:table-cell>
          <table:table-cell table:style-name="ce7" office:value-type="float" office:value="8.52" calcext:value-type="float">
            <text:p>8,5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58]/([.C58]*[.D58])" office:value-type="float" office:value="0.58472259320029" calcext:value-type="float">
            <text:p>0,58</text:p>
          </table:table-cell>
          <table:table-cell table:style-name="ce5" table:formula="of:=[.B58]/[.E58]" office:value-type="float" office:value="5.13066417816701" calcext:value-type="float">
            <text:p>5,131</text:p>
          </table:table-cell>
          <table:table-cell table:style-name="ce7" table:formula="of:=AVERAGE([.F58:.J58])" office:value-type="float" office:value="8.728" calcext:value-type="float">
            <text:p>8,73</text:p>
          </table:table-cell>
          <table:table-cell table:style-name="ce9" table:formula="of:=AVERAGE([.K58:.O58])" office:value-type="float" office:value="0.114" calcext:value-type="float">
            <text:p>0,11</text:p>
          </table:table-cell>
          <table:table-cell table:style-name="ce12" table:formula="of:=[.Q58]/[.Q450]*(LOG([.R450]*1000)/LOG([.R58]*1000))" office:value-type="float" office:value="1.83141725777684" calcext:value-type="float">
            <text:p>1,83</text:p>
          </table:table-cell>
          <table:table-cell table:style-name="ce12" table:formula="of:=[.Q58]/[.Q450]*(LOG([.S450]*1000)/LOG([.S58]*1000))" office:value-type="float" office:value="2.93889084554762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884976" calcext:value-type="float">
            <text:p>884976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9.03" calcext:value-type="float">
            <text:p>9,0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59]/([.C59]*[.D59])" office:value-type="float" office:value="0.883167273424028" calcext:value-type="float">
            <text:p>0,88</text:p>
          </table:table-cell>
          <table:table-cell table:style-name="ce5" table:formula="of:=[.B59]/[.E59]" office:value-type="float" office:value="3.39688307931515" calcext:value-type="float">
            <text:p>3,397</text:p>
          </table:table-cell>
          <table:table-cell table:style-name="ce7" table:formula="of:=AVERAGE([.F59:.J59])" office:value-type="float" office:value="9.222" calcext:value-type="float">
            <text:p>9,22</text:p>
          </table:table-cell>
          <table:table-cell table:style-name="ce9" table:formula="of:=AVERAGE([.K59:.O59])" office:value-type="float" office:value="0.142" calcext:value-type="float">
            <text:p>0,14</text:p>
          </table:table-cell>
          <table:table-cell table:style-name="ce12" table:formula="of:=[.Q59]/[.Q451]*(LOG([.R451]*1000)/LOG([.R59]*1000))" office:value-type="float" office:value="1.66218786231237" calcext:value-type="float">
            <text:p>1,66</text:p>
          </table:table-cell>
          <table:table-cell table:style-name="ce12" table:formula="of:=[.Q59]/[.Q451]*(LOG([.S451]*1000)/LOG([.S59]*1000))" office:value-type="float" office:value="2.75116719185815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2534" calcext:value-type="float">
            <text:p>972534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0]/([.C60]*[.D60])" office:value-type="float" office:value="0.953846244380105" calcext:value-type="float">
            <text:p>0,95</text:p>
          </table:table-cell>
          <table:table-cell table:style-name="ce5" table:formula="of:=[.B60]/[.E60]" office:value-type="float" office:value="3.14517744366778" calcext:value-type="float">
            <text:p>3,145</text:p>
          </table:table-cell>
          <table:table-cell table:style-name="ce7" table:formula="of:=AVERAGE([.F60:.J60])" office:value-type="float" office:value="9.426" calcext:value-type="float">
            <text:p>9,43</text:p>
          </table:table-cell>
          <table:table-cell table:style-name="ce9" table:formula="of:=AVERAGE([.K60:.O60])" office:value-type="float" office:value="0.14" calcext:value-type="float">
            <text:p>0,14</text:p>
          </table:table-cell>
          <table:table-cell table:style-name="ce12" table:formula="of:=[.Q60]/[.Q452]*(LOG([.R452]*1000)/LOG([.R60]*1000))" office:value-type="float" office:value="1.54979919807909" calcext:value-type="float">
            <text:p>1,55</text:p>
          </table:table-cell>
          <table:table-cell table:style-name="ce12" table:formula="of:=[.Q60]/[.Q452]*(LOG([.S452]*1000)/LOG([.S60]*1000))" office:value-type="float" office:value="2.58856192950608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24156" calcext:value-type="float">
            <text:p>624156</text:p>
          </table:table-cell>
          <table:table-cell table:number-columns-repeated="2" table:style-name="ce7" office:value-type="float" office:value="8.87" calcext:value-type="float">
            <text:p>8,87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8.95" calcext:value-type="float">
            <text:p>8,95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61]/([.C61]*[.D61])" office:value-type="float" office:value="0.557409550754458" calcext:value-type="float">
            <text:p>0,56</text:p>
          </table:table-cell>
          <table:table-cell table:style-name="ce5" table:formula="of:=[.B61]/[.E61]" office:value-type="float" office:value="5.3820647402252" calcext:value-type="float">
            <text:p>5,382</text:p>
          </table:table-cell>
          <table:table-cell table:style-name="ce7" table:formula="of:=AVERAGE([.F61:.J61])" office:value-type="float" office:value="8.914" calcext:value-type="float">
            <text:p>8,91</text:p>
          </table:table-cell>
          <table:table-cell table:style-name="ce9" table:formula="of:=AVERAGE([.K61:.O61])" office:value-type="float" office:value="0.118" calcext:value-type="float">
            <text:p>0,12</text:p>
          </table:table-cell>
          <table:table-cell table:style-name="ce12" table:formula="of:=[.Q61]/[.Q453]*(LOG([.R453]*1000)/LOG([.R61]*1000))" office:value-type="float" office:value="2.05097863286854" calcext:value-type="float">
            <text:p>2,05</text:p>
          </table:table-cell>
          <table:table-cell table:style-name="ce12" table:formula="of:=[.Q61]/[.Q453]*(LOG([.S453]*1000)/LOG([.S61]*1000))" office:value-type="float" office:value="3.36704569385569" calcext:value-type="float">
            <text:p>3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687157" calcext:value-type="float">
            <text:p>687157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8.55" calcext:value-type="float">
            <text:p>8,5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62]/([.C62]*[.D62])" office:value-type="float" office:value="0.704054303278689" calcext:value-type="float">
            <text:p>0,70</text:p>
          </table:table-cell>
          <table:table-cell table:style-name="ce5" table:formula="of:=[.B62]/[.E62]" office:value-type="float" office:value="4.26105824433135" calcext:value-type="float">
            <text:p>4,261</text:p>
          </table:table-cell>
          <table:table-cell table:style-name="ce7" table:formula="of:=AVERAGE([.F62:.J62])" office:value-type="float" office:value="8.634" calcext:value-type="float">
            <text:p>8,63</text:p>
          </table:table-cell>
          <table:table-cell table:style-name="ce9" table:formula="of:=AVERAGE([.K62:.O62])" office:value-type="float" office:value="0.118" calcext:value-type="float">
            <text:p>0,12</text:p>
          </table:table-cell>
          <table:table-cell table:style-name="ce12" table:formula="of:=[.Q62]/[.Q454]*(LOG([.R454]*1000)/LOG([.R62]*1000))" office:value-type="float" office:value="1.58413911742493" calcext:value-type="float">
            <text:p>1,58</text:p>
          </table:table-cell>
          <table:table-cell table:style-name="ce12" table:formula="of:=[.Q62]/[.Q454]*(LOG([.S454]*1000)/LOG([.S62]*1000))" office:value-type="float" office:value="2.6864718024356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528" calcext:value-type="float">
            <text:p>944528</text:p>
          </table:table-cell>
          <table:table-cell table:style-name="ce7" office:value-type="float" office:value="10.99" calcext:value-type="float">
            <text:p>10,99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87" calcext:value-type="float">
            <text:p>10,87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92" calcext:value-type="float">
            <text:p>10,92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28" table:formula="of:=[.E63]/([.C63]*[.D63])" office:value-type="float" office:value="0.718740107628997" calcext:value-type="float">
            <text:p>0,72</text:p>
          </table:table-cell>
          <table:table-cell table:style-name="ce5" table:formula="of:=[.B63]/[.E63]" office:value-type="float" office:value="4.17398743075907" calcext:value-type="float">
            <text:p>4,174</text:p>
          </table:table-cell>
          <table:table-cell table:style-name="ce7" table:formula="of:=AVERAGE([.F63:.J63])" office:value-type="float" office:value="10.92" calcext:value-type="float">
            <text:p>10,92</text:p>
          </table:table-cell>
          <table:table-cell table:style-name="ce9" table:formula="of:=AVERAGE([.K63:.O63])" office:value-type="float" office:value="0.162" calcext:value-type="float">
            <text:p>0,16</text:p>
          </table:table-cell>
          <table:table-cell table:style-name="ce12" table:formula="of:=[.Q63]/[.Q455]*(LOG([.R455]*1000)/LOG([.R63]*1000))" office:value-type="float" office:value="1.70891264480154" calcext:value-type="float">
            <text:p>1,71</text:p>
          </table:table-cell>
          <table:table-cell table:style-name="ce12" table:formula="of:=[.Q63]/[.Q455]*(LOG([.S455]*1000)/LOG([.S63]*1000))" office:value-type="float" office:value="2.67064634165918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47890" calcext:value-type="float">
            <text:p>947890</text:p>
          </table:table-cell>
          <table:table-cell table:style-name="ce7" office:value-type="float" office:value="8.19" calcext:value-type="float">
            <text:p>8,19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7.95" calcext:value-type="float">
            <text:p>7,95</text:p>
          </table:table-cell>
          <table:table-cell table:style-name="ce7" office:value-type="float" office:value="7.94" calcext:value-type="float">
            <text:p>7,94</text:p>
          </table:table-cell>
          <table:table-cell table:style-name="ce7" office:value-type="float" office:value="7.71" calcext:value-type="float">
            <text:p>7,71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4]/([.C64]*[.D64])" office:value-type="float" office:value="0.953074726512226" calcext:value-type="float">
            <text:p>0,95</text:p>
          </table:table-cell>
          <table:table-cell table:style-name="ce5" table:formula="of:=[.B64]/[.E64]" office:value-type="float" office:value="3.14772389201279" calcext:value-type="float">
            <text:p>3,148</text:p>
          </table:table-cell>
          <table:table-cell table:style-name="ce7" table:formula="of:=AVERAGE([.F64:.J64])" office:value-type="float" office:value="7.904" calcext:value-type="float">
            <text:p>7,90</text:p>
          </table:table-cell>
          <table:table-cell table:style-name="ce9" table:formula="of:=AVERAGE([.K64:.O64])" office:value-type="float" office:value="0.14" calcext:value-type="float">
            <text:p>0,14</text:p>
          </table:table-cell>
          <table:table-cell table:style-name="ce12" table:formula="of:=[.Q64]/[.Q456]*(LOG([.R456]*1000)/LOG([.R64]*1000))" office:value-type="float" office:value="1.25142310554797" calcext:value-type="float">
            <text:p>1,25</text:p>
          </table:table-cell>
          <table:table-cell table:style-name="ce12" table:formula="of:=[.Q64]/[.Q456]*(LOG([.S456]*1000)/LOG([.S64]*1000))" office:value-type="float" office:value="1.94895383775332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02779" calcext:value-type="float">
            <text:p>50277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29" calcext:value-type="float">
            <text:p>7,2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36" calcext:value-type="float">
            <text:p>7,36</text:p>
          </table:table-cell>
          <table:table-cell table:style-name="ce7" office:value-type="float" office:value="7.32" calcext:value-type="float">
            <text:p>7,32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65]/([.C65]*[.D65])" office:value-type="float" office:value="0.5086714500777" calcext:value-type="float">
            <text:p>0,51</text:p>
          </table:table-cell>
          <table:table-cell table:style-name="ce5" table:formula="of:=[.B65]/[.E65]" office:value-type="float" office:value="5.89774831486598" calcext:value-type="float">
            <text:p>5,898</text:p>
          </table:table-cell>
          <table:table-cell table:style-name="ce7" table:formula="of:=AVERAGE([.F65:.J65])" office:value-type="float" office:value="7.398" calcext:value-type="float">
            <text:p>7,40</text:p>
          </table:table-cell>
          <table:table-cell table:style-name="ce9" table:formula="of:=AVERAGE([.K65:.O65])" office:value-type="float" office:value="0.1" calcext:value-type="float">
            <text:p>0,10</text:p>
          </table:table-cell>
          <table:table-cell table:style-name="ce12" table:formula="of:=[.Q65]/[.Q457]*(LOG([.R457]*1000)/LOG([.R65]*1000))" office:value-type="float" office:value="1.71286051580476" calcext:value-type="float">
            <text:p>1,71</text:p>
          </table:table-cell>
          <table:table-cell table:style-name="ce12" table:formula="of:=[.Q65]/[.Q457]*(LOG([.S457]*1000)/LOG([.S65]*1000))" office:value-type="float" office:value="2.76840066137521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87417" calcext:value-type="float">
            <text:p>887417</text:p>
          </table:table-cell>
          <table:table-cell table:style-name="ce7" office:value-type="float" office:value="9.98" calcext:value-type="float">
            <text:p>9,98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7" calcext:value-type="float">
            <text:p>9,70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7" calcext:value-type="float">
            <text:p>9,47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6]/([.C66]*[.D66])" office:value-type="float" office:value="0.836018577834721" calcext:value-type="float">
            <text:p>0,84</text:p>
          </table:table-cell>
          <table:table-cell table:style-name="ce5" table:formula="of:=[.B66]/[.E66]" office:value-type="float" office:value="3.58845503297773" calcext:value-type="float">
            <text:p>3,588</text:p>
          </table:table-cell>
          <table:table-cell table:style-name="ce7" table:formula="of:=AVERAGE([.F66:.J66])" office:value-type="float" office:value="9.624" calcext:value-type="float">
            <text:p>9,62</text:p>
          </table:table-cell>
          <table:table-cell table:style-name="ce9" table:formula="of:=AVERAGE([.K66:.O66])" office:value-type="float" office:value="0.14" calcext:value-type="float">
            <text:p>0,14</text:p>
          </table:table-cell>
          <table:table-cell table:style-name="ce12" table:formula="of:=[.Q66]/[.Q458]*(LOG([.R458]*1000)/LOG([.R66]*1000))" office:value-type="float" office:value="1.74839137202657" calcext:value-type="float">
            <text:p>1,75</text:p>
          </table:table-cell>
          <table:table-cell table:style-name="ce12" table:formula="of:=[.Q66]/[.Q458]*(LOG([.S458]*1000)/LOG([.S66]*1000))" office:value-type="float" office:value="2.9283283502823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87422" calcext:value-type="float">
            <text:p>987422</text:p>
          </table:table-cell>
          <table:table-cell table:style-name="ce7" office:value-type="float" office:value="9.8" calcext:value-type="float">
            <text:p>9,80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67]/([.C67]*[.D67])" office:value-type="float" office:value="1.04329239429953" calcext:value-type="float">
            <text:p>1,04</text:p>
          </table:table-cell>
          <table:table-cell table:style-name="ce5" table:formula="of:=[.B67]/[.E67]" office:value-type="float" office:value="2.87552839616699" calcext:value-type="float">
            <text:p>2,876</text:p>
          </table:table-cell>
          <table:table-cell table:style-name="ce7" table:formula="of:=AVERAGE([.F67:.J67])" office:value-type="float" office:value="9.442" calcext:value-type="float">
            <text:p>9,44</text:p>
          </table:table-cell>
          <table:table-cell table:style-name="ce9" table:formula="of:=AVERAGE([.K67:.O67])" office:value-type="float" office:value="0.144" calcext:value-type="float">
            <text:p>0,14</text:p>
          </table:table-cell>
          <table:table-cell table:style-name="ce12" table:formula="of:=[.Q67]/[.Q459]*(LOG([.R459]*1000)/LOG([.R67]*1000))" office:value-type="float" office:value="1.49410195519561" calcext:value-type="float">
            <text:p>1,49</text:p>
          </table:table-cell>
          <table:table-cell table:style-name="ce12" table:formula="of:=[.Q67]/[.Q459]*(LOG([.S459]*1000)/LOG([.S67]*1000))" office:value-type="float" office:value="2.47643546479498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31243" calcext:value-type="float">
            <text:p>731243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62" calcext:value-type="float">
            <text:p>9,6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68]/([.C68]*[.D68])" office:value-type="float" office:value="0.621678398966197" calcext:value-type="float">
            <text:p>0,62</text:p>
          </table:table-cell>
          <table:table-cell table:style-name="ce5" table:formula="of:=[.B68]/[.E68]" office:value-type="float" office:value="4.82566807477131" calcext:value-type="float">
            <text:p>4,826</text:p>
          </table:table-cell>
          <table:table-cell table:style-name="ce7" table:formula="of:=AVERAGE([.F68:.J68])" office:value-type="float" office:value="9.524" calcext:value-type="float">
            <text:p>9,52</text:p>
          </table:table-cell>
          <table:table-cell table:style-name="ce9" table:formula="of:=AVERAGE([.K68:.O68])" office:value-type="float" office:value="0.13" calcext:value-type="float">
            <text:p>0,13</text:p>
          </table:table-cell>
          <table:table-cell table:style-name="ce12" table:formula="of:=[.Q68]/[.Q460]*(LOG([.R460]*1000)/LOG([.R68]*1000))" office:value-type="float" office:value="1.79491739709909" calcext:value-type="float">
            <text:p>1,79</text:p>
          </table:table-cell>
          <table:table-cell table:style-name="ce12" table:formula="of:=[.Q68]/[.Q460]*(LOG([.S460]*1000)/LOG([.S68]*1000))" office:value-type="float" office:value="2.93767634065488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778266" calcext:value-type="float">
            <text:p>778266</text:p>
          </table:table-cell>
          <table:table-cell table:style-name="ce7" office:value-type="float" office:value="11.37" calcext:value-type="float">
            <text:p>11,37</text:p>
          </table:table-cell>
          <table:table-cell table:style-name="ce7" office:value-type="float" office:value="11.25" calcext:value-type="float">
            <text:p>11,25</text:p>
          </table:table-cell>
          <table:table-cell table:style-name="ce7" office:value-type="float" office:value="10.99" calcext:value-type="float">
            <text:p>10,99</text:p>
          </table:table-cell>
          <table:table-cell table:number-columns-repeated="2" table:style-name="ce7" office:value-type="float" office:value="10.66" calcext:value-type="float">
            <text:p>10,6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.E69]/([.C69]*[.D69])" office:value-type="float" office:value="0.592222770107385" calcext:value-type="float">
            <text:p>0,59</text:p>
          </table:table-cell>
          <table:table-cell table:style-name="ce5" table:formula="of:=[.B69]/[.E69]" office:value-type="float" office:value="5.0656819133818" calcext:value-type="float">
            <text:p>5,066</text:p>
          </table:table-cell>
          <table:table-cell table:style-name="ce7" table:formula="of:=AVERAGE([.F69:.J69])" office:value-type="float" office:value="10.986" calcext:value-type="float">
            <text:p>10,99</text:p>
          </table:table-cell>
          <table:table-cell table:style-name="ce9" table:formula="of:=AVERAGE([.K69:.O69])" office:value-type="float" office:value="0.144" calcext:value-type="float">
            <text:p>0,14</text:p>
          </table:table-cell>
          <table:table-cell table:style-name="ce12" table:formula="of:=[.Q69]/[.Q461]*(LOG([.R461]*1000)/LOG([.R69]*1000))" office:value-type="float" office:value="2.15063823334306" calcext:value-type="float">
            <text:p>2,15</text:p>
          </table:table-cell>
          <table:table-cell table:style-name="ce12" table:formula="of:=[.Q69]/[.Q461]*(LOG([.S461]*1000)/LOG([.S69]*1000))" office:value-type="float" office:value="3.52968089780215" calcext:value-type="float">
            <text:p>3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14958" calcext:value-type="float">
            <text:p>914958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19" calcext:value-type="float">
            <text:p>9,1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9.18" calcext:value-type="float">
            <text:p>9,1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70]/([.C70]*[.D70])" office:value-type="float" office:value="0.946761616211786" calcext:value-type="float">
            <text:p>0,95</text:p>
          </table:table-cell>
          <table:table-cell table:style-name="ce5" table:formula="of:=[.B70]/[.E70]" office:value-type="float" office:value="3.1687137551669" calcext:value-type="float">
            <text:p>3,169</text:p>
          </table:table-cell>
          <table:table-cell table:style-name="ce7" table:formula="of:=AVERAGE([.F70:.J70])" office:value-type="float" office:value="9.174" calcext:value-type="float">
            <text:p>9,17</text:p>
          </table:table-cell>
          <table:table-cell table:style-name="ce9" table:formula="of:=AVERAGE([.K70:.O70])" office:value-type="float" office:value="0.138" calcext:value-type="float">
            <text:p>0,14</text:p>
          </table:table-cell>
          <table:table-cell table:style-name="ce12" table:formula="of:=[.Q70]/[.Q462]*(LOG([.R462]*1000)/LOG([.R70]*1000))" office:value-type="float" office:value="1.60720175649626" calcext:value-type="float">
            <text:p>1,61</text:p>
          </table:table-cell>
          <table:table-cell table:style-name="ce12" table:formula="of:=[.Q70]/[.Q462]*(LOG([.S462]*1000)/LOG([.S70]*1000))" office:value-type="float" office:value="2.67483189462008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08787" calcext:value-type="float">
            <text:p>708787</text:p>
          </table:table-cell>
          <table:table-cell table:style-name="ce7" office:value-type="float" office:value="8.82" calcext:value-type="float">
            <text:p>8,82</text:p>
          </table:table-cell>
          <table:table-cell table:style-name="ce7" office:value-type="float" office:value="8.35" calcext:value-type="float">
            <text:p>8,35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56" calcext:value-type="float">
            <text:p>8,56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71]/([.C71]*[.D71])" office:value-type="float" office:value="0.715518598979196" calcext:value-type="float">
            <text:p>0,72</text:p>
          </table:table-cell>
          <table:table-cell table:style-name="ce5" table:formula="of:=[.B71]/[.E71]" office:value-type="float" office:value="4.19278570289805" calcext:value-type="float">
            <text:p>4,193</text:p>
          </table:table-cell>
          <table:table-cell table:style-name="ce7" table:formula="of:=AVERAGE([.F71:.J71])" office:value-type="float" office:value="8.51" calcext:value-type="float">
            <text:p>8,51</text:p>
          </table:table-cell>
          <table:table-cell table:style-name="ce9" table:formula="of:=AVERAGE([.K71:.O71])" office:value-type="float" office:value="0.12" calcext:value-type="float">
            <text:p>0,12</text:p>
          </table:table-cell>
          <table:table-cell table:style-name="ce12" table:formula="of:=[.Q71]/[.Q463]*(LOG([.R463]*1000)/LOG([.R71]*1000))" office:value-type="float" office:value="1.83369833965715" calcext:value-type="float">
            <text:p>1,83</text:p>
          </table:table-cell>
          <table:table-cell table:style-name="ce12" table:formula="of:=[.Q71]/[.Q463]*(LOG([.S463]*1000)/LOG([.S71]*1000))" office:value-type="float" office:value="3.08025538189874" calcext:value-type="float">
            <text:p>3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793823" calcext:value-type="float">
            <text:p>793823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2" table:style-name="ce7" office:value-type="float" office:value="8.85" calcext:value-type="float">
            <text:p>8,85</text:p>
          </table:table-cell>
          <table:table-cell table:style-name="ce7" office:value-type="float" office:value="9.1" calcext:value-type="float">
            <text:p>9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72]/([.C72]*[.D72])" office:value-type="float" office:value="0.801841414141414" calcext:value-type="float">
            <text:p>0,80</text:p>
          </table:table-cell>
          <table:table-cell table:style-name="ce5" table:formula="of:=[.B72]/[.E72]" office:value-type="float" office:value="3.74140834921639" calcext:value-type="float">
            <text:p>3,741</text:p>
          </table:table-cell>
          <table:table-cell table:style-name="ce7" table:formula="of:=AVERAGE([.F72:.J72])" office:value-type="float" office:value="8.942" calcext:value-type="float">
            <text:p>8,94</text:p>
          </table:table-cell>
          <table:table-cell table:style-name="ce9" table:formula="of:=AVERAGE([.K72:.O72])" office:value-type="float" office:value="0.13" calcext:value-type="float">
            <text:p>0,13</text:p>
          </table:table-cell>
          <table:table-cell table:style-name="ce12" table:formula="of:=[.Q72]/[.Q464]*(LOG([.R464]*1000)/LOG([.R72]*1000))" office:value-type="float" office:value="1.58659399031954" calcext:value-type="float">
            <text:p>1,59</text:p>
          </table:table-cell>
          <table:table-cell table:style-name="ce12" table:formula="of:=[.Q72]/[.Q464]*(LOG([.S464]*1000)/LOG([.S72]*1000))" office:value-type="float" office:value="2.63001506147616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42393" calcext:value-type="float">
            <text:p>44239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27" calcext:value-type="float">
            <text:p>7,27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office:value-type="float" office:value="7.49" calcext:value-type="float">
            <text:p>7,4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3]/([.C73]*[.D73])" office:value-type="float" office:value="0.476076354213299" calcext:value-type="float">
            <text:p>0,48</text:p>
          </table:table-cell>
          <table:table-cell table:style-name="ce5" table:formula="of:=[.B73]/[.E73]" office:value-type="float" office:value="6.30154636262328" calcext:value-type="float">
            <text:p>6,302</text:p>
          </table:table-cell>
          <table:table-cell table:style-name="ce7" table:formula="of:=AVERAGE([.F73:.J73])" office:value-type="float" office:value="7.438" calcext:value-type="float">
            <text:p>7,44</text:p>
          </table:table-cell>
          <table:table-cell table:style-name="ce9" table:formula="of:=AVERAGE([.K73:.O73])" office:value-type="float" office:value="0.092" calcext:value-type="float">
            <text:p>0,09</text:p>
          </table:table-cell>
          <table:table-cell table:style-name="ce12" table:formula="of:=[.Q73]/[.Q465]*(LOG([.R465]*1000)/LOG([.R73]*1000))" office:value-type="float" office:value="1.86512313778841" calcext:value-type="float">
            <text:p>1,87</text:p>
          </table:table-cell>
          <table:table-cell table:style-name="ce12" table:formula="of:=[.Q73]/[.Q465]*(LOG([.S465]*1000)/LOG([.S73]*1000))" office:value-type="float" office:value="3.22388054457371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72168" calcext:value-type="float">
            <text:p>672168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10.07" calcext:value-type="float">
            <text:p>10,0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74]/([.C74]*[.D74])" office:value-type="float" office:value="0.55958041958042" calcext:value-type="float">
            <text:p>0,56</text:p>
          </table:table-cell>
          <table:table-cell table:style-name="ce5" table:formula="of:=[.B74]/[.E74]" office:value-type="float" office:value="5.3611835136454" calcext:value-type="float">
            <text:p>5,361</text:p>
          </table:table-cell>
          <table:table-cell table:style-name="ce7" table:formula="of:=AVERAGE([.F74:.J74])" office:value-type="float" office:value="10.334" calcext:value-type="float">
            <text:p>10,33</text:p>
          </table:table-cell>
          <table:table-cell table:style-name="ce9" table:formula="of:=AVERAGE([.K74:.O74])" office:value-type="float" office:value="0.13" calcext:value-type="float">
            <text:p>0,13</text:p>
          </table:table-cell>
          <table:table-cell table:style-name="ce12" table:formula="of:=[.Q74]/[.Q466]*(LOG([.R466]*1000)/LOG([.R74]*1000))" office:value-type="float" office:value="2.05263526044145" calcext:value-type="float">
            <text:p>2,05</text:p>
          </table:table-cell>
          <table:table-cell table:style-name="ce12" table:formula="of:=[.Q74]/[.Q466]*(LOG([.S466]*1000)/LOG([.S74]*1000))" office:value-type="float" office:value="3.49183761440608" calcext:value-type="float">
            <text:p>3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4576" calcext:value-type="float">
            <text:p>854576</text:p>
          </table:table-cell>
          <table:table-cell table:style-name="ce7" office:value-type="float" office:value="10.73" calcext:value-type="float">
            <text:p>10,73</text:p>
          </table:table-cell>
          <table:table-cell table:style-name="ce7" office:value-type="float" office:value="10.35" calcext:value-type="float">
            <text:p>10,35</text:p>
          </table:table-cell>
          <table:table-cell table:style-name="ce7" office:value-type="float" office:value="10.18" calcext:value-type="float">
            <text:p>10,18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38" calcext:value-type="float">
            <text:p>10,3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75]/([.C75]*[.D75])" office:value-type="float" office:value="0.675891828961188" calcext:value-type="float">
            <text:p>0,68</text:p>
          </table:table-cell>
          <table:table-cell table:style-name="ce5" table:formula="of:=[.B75]/[.E75]" office:value-type="float" office:value="4.43859879051132" calcext:value-type="float">
            <text:p>4,439</text:p>
          </table:table-cell>
          <table:table-cell table:style-name="ce7" table:formula="of:=AVERAGE([.F75:.J75])" office:value-type="float" office:value="10.396" calcext:value-type="float">
            <text:p>10,40</text:p>
          </table:table-cell>
          <table:table-cell table:style-name="ce9" table:formula="of:=AVERAGE([.K75:.O75])" office:value-type="float" office:value="0.144" calcext:value-type="float">
            <text:p>0,14</text:p>
          </table:table-cell>
          <table:table-cell table:style-name="ce12" table:formula="of:=[.Q75]/[.Q467]*(LOG([.R467]*1000)/LOG([.R75]*1000))" office:value-type="float" office:value="1.62604355118021" calcext:value-type="float">
            <text:p>1,63</text:p>
          </table:table-cell>
          <table:table-cell table:style-name="ce12" table:formula="of:=[.Q75]/[.Q467]*(LOG([.S467]*1000)/LOG([.S75]*1000))" office:value-type="float" office:value="2.64953347212408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49236" calcext:value-type="float">
            <text:p>549236</text:p>
          </table:table-cell>
          <table:table-cell table:style-name="ce7" office:value-type="float" office:value="7.53" calcext:value-type="float">
            <text:p>7,5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5" calcext:value-type="float">
            <text:p>7,45</text:p>
          </table:table-cell>
          <table:table-cell table:style-name="ce7" office:value-type="float" office:value="7.48" calcext:value-type="float">
            <text:p>7,48</text:p>
          </table:table-cell>
          <table:table-cell table:style-name="ce7" office:value-type="float" office:value="7.46" calcext:value-type="float">
            <text:p>7,46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6]/([.C76]*[.D76])" office:value-type="float" office:value="0.571811102319577" calcext:value-type="float">
            <text:p>0,57</text:p>
          </table:table-cell>
          <table:table-cell table:style-name="ce5" table:formula="of:=[.B76]/[.E76]" office:value-type="float" office:value="5.24651697995033" calcext:value-type="float">
            <text:p>5,247</text:p>
          </table:table-cell>
          <table:table-cell table:style-name="ce7" table:formula="of:=AVERAGE([.F76:.J76])" office:value-type="float" office:value="7.516" calcext:value-type="float">
            <text:p>7,52</text:p>
          </table:table-cell>
          <table:table-cell table:style-name="ce9" table:formula="of:=AVERAGE([.K76:.O76])" office:value-type="float" office:value="0.102" calcext:value-type="float">
            <text:p>0,10</text:p>
          </table:table-cell>
          <table:table-cell table:style-name="ce12" table:formula="of:=[.Q76]/[.Q468]*(LOG([.R468]*1000)/LOG([.R76]*1000))" office:value-type="float" office:value="1.64696291440582" calcext:value-type="float">
            <text:p>1,65</text:p>
          </table:table-cell>
          <table:table-cell table:style-name="ce12" table:formula="of:=[.Q76]/[.Q468]*(LOG([.S468]*1000)/LOG([.S76]*1000))" office:value-type="float" office:value="2.72802779148048" calcext:value-type="float">
            <text:p>2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71096" calcext:value-type="float">
            <text:p>471096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.91" calcext:value-type="float">
            <text:p>7,91</text:p>
          </table:table-cell>
          <table:table-cell table:style-name="ce7" office:value-type="float" office:value="7.75" calcext:value-type="float">
            <text:p>7,75</text:p>
          </table:table-cell>
          <table:table-cell table:style-name="ce7" office:value-type="float" office:value="7.68" calcext:value-type="float">
            <text:p>7,6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77]/([.C77]*[.D77])" office:value-type="float" office:value="0.48384631817659" calcext:value-type="float">
            <text:p>0,48</text:p>
          </table:table-cell>
          <table:table-cell table:style-name="ce5" table:formula="of:=[.B77]/[.E77]" office:value-type="float" office:value="6.20034982254148" calcext:value-type="float">
            <text:p>6,200</text:p>
          </table:table-cell>
          <table:table-cell table:style-name="ce7" table:formula="of:=AVERAGE([.F77:.J77])" office:value-type="float" office:value="7.842" calcext:value-type="float">
            <text:p>7,84</text:p>
          </table:table-cell>
          <table:table-cell table:style-name="ce9" table:formula="of:=AVERAGE([.K77:.O77])" office:value-type="float" office:value="0.096" calcext:value-type="float">
            <text:p>0,10</text:p>
          </table:table-cell>
          <table:table-cell table:style-name="ce12" table:formula="of:=[.Q77]/[.Q469]*(LOG([.R469]*1000)/LOG([.R77]*1000))" office:value-type="float" office:value="1.77985178141339" calcext:value-type="float">
            <text:p>1,78</text:p>
          </table:table-cell>
          <table:table-cell table:style-name="ce12" table:formula="of:=[.Q77]/[.Q469]*(LOG([.S469]*1000)/LOG([.S77]*1000))" office:value-type="float" office:value="3.038342405334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76930" calcext:value-type="float">
            <text:p>576930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8.08" calcext:value-type="float">
            <text:p>8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78]/([.C78]*[.D78])" office:value-type="float" office:value="0.592544738961103" calcext:value-type="float">
            <text:p>0,59</text:p>
          </table:table-cell>
          <table:table-cell table:style-name="ce5" table:formula="of:=[.B78]/[.E78]" office:value-type="float" office:value="5.0629365780944" calcext:value-type="float">
            <text:p>5,063</text:p>
          </table:table-cell>
          <table:table-cell table:style-name="ce7" table:formula="of:=AVERAGE([.F78:.J78])" office:value-type="float" office:value="8.09" calcext:value-type="float">
            <text:p>8,09</text:p>
          </table:table-cell>
          <table:table-cell table:style-name="ce9" table:formula="of:=AVERAGE([.K78:.O78])" office:value-type="float" office:value="0.11" calcext:value-type="float">
            <text:p>0,11</text:p>
          </table:table-cell>
          <table:table-cell table:style-name="ce12" table:formula="of:=[.Q78]/[.Q470]*(LOG([.R470]*1000)/LOG([.R78]*1000))" office:value-type="float" office:value="1.77492030690206" calcext:value-type="float">
            <text:p>1,77</text:p>
          </table:table-cell>
          <table:table-cell table:style-name="ce12" table:formula="of:=[.Q78]/[.Q470]*(LOG([.S470]*1000)/LOG([.S78]*1000))" office:value-type="float" office:value="2.98217940004241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24906" calcext:value-type="float">
            <text:p>824906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6" calcext:value-type="float">
            <text:p>8,60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79]/([.C79]*[.D79])" office:value-type="float" office:value="0.87391516230189" calcext:value-type="float">
            <text:p>0,87</text:p>
          </table:table-cell>
          <table:table-cell table:style-name="ce5" table:formula="of:=[.B79]/[.E79]" office:value-type="float" office:value="3.43284689407035" calcext:value-type="float">
            <text:p>3,433</text:p>
          </table:table-cell>
          <table:table-cell table:style-name="ce7" table:formula="of:=AVERAGE([.F79:.J79])" office:value-type="float" office:value="8.736" calcext:value-type="float">
            <text:p>8,74</text:p>
          </table:table-cell>
          <table:table-cell table:style-name="ce9" table:formula="of:=AVERAGE([.K79:.O79])" office:value-type="float" office:value="0.13" calcext:value-type="float">
            <text:p>0,13</text:p>
          </table:table-cell>
          <table:table-cell table:style-name="ce12" table:formula="of:=[.Q79]/[.Q471]*(LOG([.R471]*1000)/LOG([.R79]*1000))" office:value-type="float" office:value="1.57051968053481" calcext:value-type="float">
            <text:p>1,57</text:p>
          </table:table-cell>
          <table:table-cell table:style-name="ce12" table:formula="of:=[.Q79]/[.Q471]*(LOG([.S471]*1000)/LOG([.S79]*1000))" office:value-type="float" office:value="2.62560043608654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93148" calcext:value-type="float">
            <text:p>593148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11" calcext:value-type="float">
            <text:p>9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80]/([.C80]*[.D80])" office:value-type="float" office:value="0.529717506858711" calcext:value-type="float">
            <text:p>0,53</text:p>
          </table:table-cell>
          <table:table-cell table:style-name="ce5" table:formula="of:=[.B80]/[.E80]" office:value-type="float" office:value="5.66342295683371" calcext:value-type="float">
            <text:p>5,663</text:p>
          </table:table-cell>
          <table:table-cell table:style-name="ce7" table:formula="of:=AVERAGE([.F80:.J80])" office:value-type="float" office:value="9.204" calcext:value-type="float">
            <text:p>9,20</text:p>
          </table:table-cell>
          <table:table-cell table:style-name="ce9" table:formula="of:=AVERAGE([.K80:.O80])" office:value-type="float" office:value="0.118" calcext:value-type="float">
            <text:p>0,12</text:p>
          </table:table-cell>
          <table:table-cell table:style-name="ce12" table:formula="of:=[.Q80]/[.Q472]*(LOG([.R472]*1000)/LOG([.R80]*1000))" office:value-type="float" office:value="2.07767039021157" calcext:value-type="float">
            <text:p>2,08</text:p>
          </table:table-cell>
          <table:table-cell table:style-name="ce12" table:formula="of:=[.Q80]/[.Q472]*(LOG([.S472]*1000)/LOG([.S80]*1000))" office:value-type="float" office:value="3.6411737894528" calcext:value-type="float">
            <text:p>3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51123" calcext:value-type="float">
            <text:p>951123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11.08" calcext:value-type="float">
            <text:p>11,08</text:p>
          </table:table-cell>
          <table:table-cell table:style-name="ce7" office:value-type="float" office:value="10.8" calcext:value-type="float">
            <text:p>10,80</text:p>
          </table:table-cell>
          <table:table-cell table:style-name="ce7" office:value-type="float" office:value="11.17" calcext:value-type="float">
            <text:p>11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81]/([.C81]*[.D81])" office:value-type="float" office:value="0.74000768699311" calcext:value-type="float">
            <text:p>0,74</text:p>
          </table:table-cell>
          <table:table-cell table:style-name="ce5" table:formula="of:=[.B81]/[.E81]" office:value-type="float" office:value="4.05402876389279" calcext:value-type="float">
            <text:p>4,054</text:p>
          </table:table-cell>
          <table:table-cell table:style-name="ce7" table:formula="of:=AVERAGE([.F81:.J81])" office:value-type="float" office:value="11.036" calcext:value-type="float">
            <text:p>11,04</text:p>
          </table:table-cell>
          <table:table-cell table:style-name="ce9" table:formula="of:=AVERAGE([.K81:.O81])" office:value-type="float" office:value="0.158" calcext:value-type="float">
            <text:p>0,16</text:p>
          </table:table-cell>
          <table:table-cell table:style-name="ce12" table:formula="of:=[.Q81]/[.Q473]*(LOG([.R473]*1000)/LOG([.R81]*1000))" office:value-type="float" office:value="1.67948261580981" calcext:value-type="float">
            <text:p>1,68</text:p>
          </table:table-cell>
          <table:table-cell table:style-name="ce12" table:formula="of:=[.Q81]/[.Q473]*(LOG([.S473]*1000)/LOG([.S81]*1000))" office:value-type="float" office:value="2.64857684581987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39156" calcext:value-type="float">
            <text:p>639156</text:p>
          </table:table-cell>
          <table:table-cell table:style-name="ce7" office:value-type="float" office:value="9.07" calcext:value-type="float">
            <text:p>9,07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85" calcext:value-type="float">
            <text:p>8,8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82]/([.C82]*[.D82])" office:value-type="float" office:value="0.569211313764605" calcext:value-type="float">
            <text:p>0,57</text:p>
          </table:table-cell>
          <table:table-cell table:style-name="ce5" table:formula="of:=[.B82]/[.E82]" office:value-type="float" office:value="5.27047543948582" calcext:value-type="float">
            <text:p>5,270</text:p>
          </table:table-cell>
          <table:table-cell table:style-name="ce7" table:formula="of:=AVERAGE([.F82:.J82])" office:value-type="float" office:value="8.982" calcext:value-type="float">
            <text:p>8,98</text:p>
          </table:table-cell>
          <table:table-cell table:style-name="ce9" table:formula="of:=AVERAGE([.K82:.O82])" office:value-type="float" office:value="0.12" calcext:value-type="float">
            <text:p>0,12</text:p>
          </table:table-cell>
          <table:table-cell table:style-name="ce12" table:formula="of:=[.Q82]/[.Q474]*(LOG([.R474]*1000)/LOG([.R82]*1000))" office:value-type="float" office:value="1.89414562841783" calcext:value-type="float">
            <text:p>1,89</text:p>
          </table:table-cell>
          <table:table-cell table:style-name="ce12" table:formula="of:=[.Q82]/[.Q474]*(LOG([.S474]*1000)/LOG([.S82]*1000))" office:value-type="float" office:value="3.0402841761968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30793" calcext:value-type="float">
            <text:p>630793</text:p>
          </table:table-cell>
          <table:table-cell table:style-name="ce7" office:value-type="float" office:value="8.43" calcext:value-type="float">
            <text:p>8,43</text:p>
          </table:table-cell>
          <table:table-cell table:number-columns-repeated="2" table:style-name="ce7" office:value-type="float" office:value="7.97" calcext:value-type="float">
            <text:p>7,97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7.87" calcext:value-type="float">
            <text:p>7,8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83]/([.C83]*[.D83])" office:value-type="float" office:value="0.679405847177225" calcext:value-type="float">
            <text:p>0,68</text:p>
          </table:table-cell>
          <table:table-cell table:style-name="ce5" table:formula="of:=[.B83]/[.E83]" office:value-type="float" office:value="4.41564823959683" calcext:value-type="float">
            <text:p>4,416</text:p>
          </table:table-cell>
          <table:table-cell table:style-name="ce7" table:formula="of:=AVERAGE([.F83:.J83])" office:value-type="float" office:value="8.072" calcext:value-type="float">
            <text:p>8,07</text:p>
          </table:table-cell>
          <table:table-cell table:style-name="ce9" table:formula="of:=AVERAGE([.K83:.O83])" office:value-type="float" office:value="0.11" calcext:value-type="float">
            <text:p>0,11</text:p>
          </table:table-cell>
          <table:table-cell table:style-name="ce12" table:formula="of:=[.Q83]/[.Q475]*(LOG([.R475]*1000)/LOG([.R83]*1000))" office:value-type="float" office:value="1.65109666296736" calcext:value-type="float">
            <text:p>1,65</text:p>
          </table:table-cell>
          <table:table-cell table:style-name="ce12" table:formula="of:=[.Q83]/[.Q475]*(LOG([.S475]*1000)/LOG([.S83]*1000))" office:value-type="float" office:value="2.80839413923487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47054" calcext:value-type="float">
            <text:p>947054</text:p>
          </table:table-cell>
          <table:table-cell table:style-name="ce7" office:value-type="float" office:value="10.52" calcext:value-type="float">
            <text:p>10,52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65" calcext:value-type="float">
            <text:p>10,65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.E84]/([.C84]*[.D84])" office:value-type="float" office:value="0.721178126170801" calcext:value-type="float">
            <text:p>0,72</text:p>
          </table:table-cell>
          <table:table-cell table:style-name="ce5" table:formula="of:=[.B84]/[.E84]" office:value-type="float" office:value="4.15987683912427" calcext:value-type="float">
            <text:p>4,160</text:p>
          </table:table-cell>
          <table:table-cell table:style-name="ce7" table:formula="of:=AVERAGE([.F84:.J84])" office:value-type="float" office:value="10.596" calcext:value-type="float">
            <text:p>10,60</text:p>
          </table:table-cell>
          <table:table-cell table:style-name="ce9" table:formula="of:=AVERAGE([.K84:.O84])" office:value-type="float" office:value="0.156" calcext:value-type="float">
            <text:p>0,16</text:p>
          </table:table-cell>
          <table:table-cell table:style-name="ce12" table:formula="of:=[.Q84]/[.Q476]*(LOG([.R476]*1000)/LOG([.R84]*1000))" office:value-type="float" office:value="1.66742206535211" calcext:value-type="float">
            <text:p>1,67</text:p>
          </table:table-cell>
          <table:table-cell table:style-name="ce12" table:formula="of:=[.Q84]/[.Q476]*(LOG([.S476]*1000)/LOG([.S84]*1000))" office:value-type="float" office:value="2.67393704011752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9003" calcext:value-type="float">
            <text:p>809003</text:p>
          </table:table-cell>
          <table:table-cell table:style-name="ce7" office:value-type="float" office:value="10.29" calcext:value-type="float">
            <text:p>10,29</text:p>
          </table:table-cell>
          <table:table-cell table:number-columns-repeated="2" table:style-name="ce7" office:value-type="float" office:value="9.71" calcext:value-type="float">
            <text:p>9,71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9.97" calcext:value-type="float">
            <text:p>9,97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85]/([.C85]*[.D85])" office:value-type="float" office:value="0.723978916093929" calcext:value-type="float">
            <text:p>0,72</text:p>
          </table:table-cell>
          <table:table-cell table:style-name="ce5" table:formula="of:=[.B85]/[.E85]" office:value-type="float" office:value="4.14378685863959" calcext:value-type="float">
            <text:p>4,144</text:p>
          </table:table-cell>
          <table:table-cell table:style-name="ce7" table:formula="of:=AVERAGE([.F85:.J85])" office:value-type="float" office:value="9.94" calcext:value-type="float">
            <text:p>9,94</text:p>
          </table:table-cell>
          <table:table-cell table:style-name="ce9" table:formula="of:=AVERAGE([.K85:.O85])" office:value-type="float" office:value="0.134" calcext:value-type="float">
            <text:p>0,13</text:p>
          </table:table-cell>
          <table:table-cell table:style-name="ce12" table:formula="of:=[.Q85]/[.Q477]*(LOG([.R477]*1000)/LOG([.R85]*1000))" office:value-type="float" office:value="1.76160481906485" calcext:value-type="float">
            <text:p>1,76</text:p>
          </table:table-cell>
          <table:table-cell table:style-name="ce12" table:formula="of:=[.Q85]/[.Q477]*(LOG([.S477]*1000)/LOG([.S85]*1000))" office:value-type="float" office:value="2.97167752548945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178435" calcext:value-type="float">
            <text:p>1178435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01" calcext:value-type="float">
            <text:p>12,01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7" calcext:value-type="float">
            <text:p>12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.E86]/([.C86]*[.D86])" office:value-type="float" office:value="0.901219791985317" calcext:value-type="float">
            <text:p>0,90</text:p>
          </table:table-cell>
          <table:table-cell table:style-name="ce5" table:formula="of:=[.B86]/[.E86]" office:value-type="float" office:value="3.32883527729574" calcext:value-type="float">
            <text:p>3,329</text:p>
          </table:table-cell>
          <table:table-cell table:style-name="ce7" table:formula="of:=AVERAGE([.F86:.J86])" office:value-type="float" office:value="12.234" calcext:value-type="float">
            <text:p>12,23</text:p>
          </table:table-cell>
          <table:table-cell table:style-name="ce9" table:formula="of:=AVERAGE([.K86:.O86])" office:value-type="float" office:value="0.178" calcext:value-type="float">
            <text:p>0,18</text:p>
          </table:table-cell>
          <table:table-cell table:style-name="ce12" table:formula="of:=[.Q86]/[.Q478]*(LOG([.R478]*1000)/LOG([.R86]*1000))" office:value-type="float" office:value="1.55866181349287" calcext:value-type="float">
            <text:p>1,56</text:p>
          </table:table-cell>
          <table:table-cell table:style-name="ce12" table:formula="of:=[.Q86]/[.Q478]*(LOG([.S478]*1000)/LOG([.S86]*1000))" office:value-type="float" office:value="2.49577069583163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45095" calcext:value-type="float">
            <text:p>745095</text:p>
          </table:table-cell>
          <table:table-cell table:style-name="ce7" office:value-type="float" office:value="10.22" calcext:value-type="float">
            <text:p>10,22</text:p>
          </table:table-cell>
          <table:table-cell table:style-name="ce7" office:value-type="float" office:value="9.89" calcext:value-type="float">
            <text:p>9,89</text:p>
          </table:table-cell>
          <table:table-cell table:number-columns-repeated="2" table:style-name="ce7" office:value-type="float" office:value="9.96" calcext:value-type="float">
            <text:p>9,96</text:p>
          </table:table-cell>
          <table:table-cell table:style-name="ce7" office:value-type="float" office:value="9.88" calcext:value-type="float">
            <text:p>9,88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87]/([.C87]*[.D87])" office:value-type="float" office:value="0.580002958027152" calcext:value-type="float">
            <text:p>0,58</text:p>
          </table:table-cell>
          <table:table-cell table:style-name="ce5" table:formula="of:=[.B87]/[.E87]" office:value-type="float" office:value="5.17241022956804" calcext:value-type="float">
            <text:p>5,172</text:p>
          </table:table-cell>
          <table:table-cell table:style-name="ce7" table:formula="of:=AVERAGE([.F87:.J87])" office:value-type="float" office:value="9.982" calcext:value-type="float">
            <text:p>9,98</text:p>
          </table:table-cell>
          <table:table-cell table:style-name="ce9" table:formula="of:=AVERAGE([.K87:.O87])" office:value-type="float" office:value="0.13" calcext:value-type="float">
            <text:p>0,13</text:p>
          </table:table-cell>
          <table:table-cell table:style-name="ce12" table:formula="of:=[.Q87]/[.Q479]*(LOG([.R479]*1000)/LOG([.R87]*1000))" office:value-type="float" office:value="1.69089420791152" calcext:value-type="float">
            <text:p>1,69</text:p>
          </table:table-cell>
          <table:table-cell table:style-name="ce12" table:formula="of:=[.Q87]/[.Q479]*(LOG([.S479]*1000)/LOG([.S87]*1000))" office:value-type="float" office:value="2.60797033285427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798641" calcext:value-type="float">
            <text:p>798641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79" calcext:value-type="float">
            <text:p>9,79</text:p>
          </table:table-cell>
          <table:table-cell table:style-name="ce7" office:value-type="float" office:value="9.85" calcext:value-type="float">
            <text:p>9,85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88]/([.C88]*[.D88])" office:value-type="float" office:value="0.736615065061557" calcext:value-type="float">
            <text:p>0,74</text:p>
          </table:table-cell>
          <table:table-cell table:style-name="ce5" table:formula="of:=[.B88]/[.E88]" office:value-type="float" office:value="4.07270350507925" calcext:value-type="float">
            <text:p>4,073</text:p>
          </table:table-cell>
          <table:table-cell table:style-name="ce7" table:formula="of:=AVERAGE([.F88:.J88])" office:value-type="float" office:value="9.724" calcext:value-type="float">
            <text:p>9,72</text:p>
          </table:table-cell>
          <table:table-cell table:style-name="ce9" table:formula="of:=AVERAGE([.K88:.O88])" office:value-type="float" office:value="0.132" calcext:value-type="float">
            <text:p>0,13</text:p>
          </table:table-cell>
          <table:table-cell table:style-name="ce12" table:formula="of:=[.Q88]/[.Q480]*(LOG([.R480]*1000)/LOG([.R88]*1000))" office:value-type="float" office:value="1.67702662159126" calcext:value-type="float">
            <text:p>1,68</text:p>
          </table:table-cell>
          <table:table-cell table:style-name="ce12" table:formula="of:=[.Q88]/[.Q480]*(LOG([.S480]*1000)/LOG([.S88]*1000))" office:value-type="float" office:value="2.81960418686972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134" calcext:value-type="float">
            <text:p>944134</text:p>
          </table:table-cell>
          <table:table-cell table:style-name="ce7" office:value-type="float" office:value="11.74" calcext:value-type="float">
            <text:p>11,74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38" calcext:value-type="float">
            <text:p>11,38</text:p>
          </table:table-cell>
          <table:table-cell table:style-name="ce7" office:value-type="float" office:value="11.43" calcext:value-type="float">
            <text:p>11,43</text:p>
          </table:table-cell>
          <table:table-cell table:style-name="ce7" office:value-type="float" office:value="11.41" calcext:value-type="float">
            <text:p>11,41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.E89]/([.C89]*[.D89])" office:value-type="float" office:value="0.718440292692429" calcext:value-type="float">
            <text:p>0,72</text:p>
          </table:table-cell>
          <table:table-cell table:style-name="ce5" table:formula="of:=[.B89]/[.E89]" office:value-type="float" office:value="4.17572929266396" calcext:value-type="float">
            <text:p>4,176</text:p>
          </table:table-cell>
          <table:table-cell table:style-name="ce7" table:formula="of:=AVERAGE([.F89:.J89])" office:value-type="float" office:value="11.512" calcext:value-type="float">
            <text:p>11,51</text:p>
          </table:table-cell>
          <table:table-cell table:style-name="ce9" table:formula="of:=AVERAGE([.K89:.O89])" office:value-type="float" office:value="0.16" calcext:value-type="float">
            <text:p>0,16</text:p>
          </table:table-cell>
          <table:table-cell table:style-name="ce12" table:formula="of:=[.Q89]/[.Q481]*(LOG([.R481]*1000)/LOG([.R89]*1000))" office:value-type="float" office:value="1.711117886891" calcext:value-type="float">
            <text:p>1,71</text:p>
          </table:table-cell>
          <table:table-cell table:style-name="ce12" table:formula="of:=[.Q89]/[.Q481]*(LOG([.S481]*1000)/LOG([.S89]*1000))" office:value-type="float" office:value="2.80802447104479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08291" calcext:value-type="float">
            <text:p>608291</text:p>
          </table:table-cell>
          <table:table-cell table:style-name="ce7" office:value-type="float" office:value="8.1" calcext:value-type="float">
            <text:p>8,10</text:p>
          </table:table-cell>
          <table:table-cell table:style-name="ce7" office:value-type="float" office:value="7.8" calcext:value-type="float">
            <text:p>7,80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8.02" calcext:value-type="float">
            <text:p>8,0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90]/([.C90]*[.D90])" office:value-type="float" office:value="0.636181183065596" calcext:value-type="float">
            <text:p>0,64</text:p>
          </table:table-cell>
          <table:table-cell table:style-name="ce5" table:formula="of:=[.B90]/[.E90]" office:value-type="float" office:value="4.71566404895026" calcext:value-type="float">
            <text:p>4,716</text:p>
          </table:table-cell>
          <table:table-cell table:style-name="ce7" table:formula="of:=AVERAGE([.F90:.J90])" office:value-type="float" office:value="7.952" calcext:value-type="float">
            <text:p>7,95</text:p>
          </table:table-cell>
          <table:table-cell table:style-name="ce9" table:formula="of:=AVERAGE([.K90:.O90])" office:value-type="float" office:value="0.11" calcext:value-type="float">
            <text:p>0,11</text:p>
          </table:table-cell>
          <table:table-cell table:style-name="ce12" table:formula="of:=[.Q90]/[.Q482]*(LOG([.R482]*1000)/LOG([.R90]*1000))" office:value-type="float" office:value="1.73843613729946" calcext:value-type="float">
            <text:p>1,74</text:p>
          </table:table-cell>
          <table:table-cell table:style-name="ce12" table:formula="of:=[.Q90]/[.Q482]*(LOG([.S482]*1000)/LOG([.S90]*1000))" office:value-type="float" office:value="2.97117220989345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17402" calcext:value-type="float">
            <text:p>617402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88" calcext:value-type="float">
            <text:p>8,88</text:p>
          </table:table-cell>
          <table:table-cell table:style-name="ce7" office:value-type="float" office:value="8.89" calcext:value-type="float">
            <text:p>8,89</text:p>
          </table:table-cell>
          <table:table-cell table:style-name="ce7" office:value-type="float" office:value="9.08" calcext:value-type="float">
            <text:p>9,0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91]/([.C91]*[.D91])" office:value-type="float" office:value="0.551121878414374" calcext:value-type="float">
            <text:p>0,55</text:p>
          </table:table-cell>
          <table:table-cell table:style-name="ce5" table:formula="of:=[.B91]/[.E91]" office:value-type="float" office:value="5.44346795118902" calcext:value-type="float">
            <text:p>5,443</text:p>
          </table:table-cell>
          <table:table-cell table:style-name="ce7" table:formula="of:=AVERAGE([.F91:.J91])" office:value-type="float" office:value="9.032" calcext:value-type="float">
            <text:p>9,03</text:p>
          </table:table-cell>
          <table:table-cell table:style-name="ce9" table:formula="of:=AVERAGE([.K91:.O91])" office:value-type="float" office:value="0.116" calcext:value-type="float">
            <text:p>0,12</text:p>
          </table:table-cell>
          <table:table-cell table:style-name="ce12" table:formula="of:=[.Q91]/[.Q483]*(LOG([.R483]*1000)/LOG([.R91]*1000))" office:value-type="float" office:value="1.84124419339866" calcext:value-type="float">
            <text:p>1,84</text:p>
          </table:table-cell>
          <table:table-cell table:style-name="ce12" table:formula="of:=[.Q91]/[.Q483]*(LOG([.S483]*1000)/LOG([.S91]*1000))" office:value-type="float" office:value="3.10142460085795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49867" calcext:value-type="float">
            <text:p>649867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8.31" calcext:value-type="float">
            <text:p>8,31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17" calcext:value-type="float">
            <text:p>8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92]/([.C92]*[.D92])" office:value-type="float" office:value="0.667455795112813" calcext:value-type="float">
            <text:p>0,67</text:p>
          </table:table-cell>
          <table:table-cell table:style-name="ce5" table:formula="of:=[.B92]/[.E92]" office:value-type="float" office:value="4.4947043010339" calcext:value-type="float">
            <text:p>4,495</text:p>
          </table:table-cell>
          <table:table-cell table:style-name="ce7" table:formula="of:=AVERAGE([.F92:.J92])" office:value-type="float" office:value="8.264" calcext:value-type="float">
            <text:p>8,26</text:p>
          </table:table-cell>
          <table:table-cell table:style-name="ce9" table:formula="of:=AVERAGE([.K92:.O92])" office:value-type="float" office:value="0.116" calcext:value-type="float">
            <text:p>0,12</text:p>
          </table:table-cell>
          <table:table-cell table:style-name="ce12" table:formula="of:=[.Q92]/[.Q484]*(LOG([.R484]*1000)/LOG([.R92]*1000))" office:value-type="float" office:value="2.03825041949865" calcext:value-type="float">
            <text:p>2,04</text:p>
          </table:table-cell>
          <table:table-cell table:style-name="ce12" table:formula="of:=[.Q92]/[.Q484]*(LOG([.S484]*1000)/LOG([.S92]*1000))" office:value-type="float" office:value="3.48279069540241" calcext:value-type="float">
            <text:p>3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6053" calcext:value-type="float">
            <text:p>656053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93]/([.C93]*[.D93])" office:value-type="float" office:value="0.673809220580744" calcext:value-type="float">
            <text:p>0,67</text:p>
          </table:table-cell>
          <table:table-cell table:style-name="ce5" table:formula="of:=[.B93]/[.E93]" office:value-type="float" office:value="4.45232321169174" calcext:value-type="float">
            <text:p>4,452</text:p>
          </table:table-cell>
          <table:table-cell table:style-name="ce7" table:formula="of:=AVERAGE([.F93:.J93])" office:value-type="float" office:value="8.578" calcext:value-type="float">
            <text:p>8,58</text:p>
          </table:table-cell>
          <table:table-cell table:style-name="ce9" table:formula="of:=AVERAGE([.K93:.O93])" office:value-type="float" office:value="0.116" calcext:value-type="float">
            <text:p>0,12</text:p>
          </table:table-cell>
          <table:table-cell table:style-name="ce12" table:formula="of:=[.Q93]/[.Q485]*(LOG([.R485]*1000)/LOG([.R93]*1000))" office:value-type="float" office:value="1.96944346702414" calcext:value-type="float">
            <text:p>1,97</text:p>
          </table:table-cell>
          <table:table-cell table:style-name="ce12" table:formula="of:=[.Q93]/[.Q485]*(LOG([.S485]*1000)/LOG([.S93]*1000))" office:value-type="float" office:value="3.3209693925428" calcext:value-type="float">
            <text:p>3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25868" calcext:value-type="float">
            <text:p>925868</text:p>
          </table:table-cell>
          <table:table-cell table:style-name="ce7" office:value-type="float" office:value="10.48" calcext:value-type="float">
            <text:p>10,48</text:p>
          </table:table-cell>
          <table:table-cell table:style-name="ce7" office:value-type="float" office:value="10.19" calcext:value-type="float">
            <text:p>10,19</text:p>
          </table:table-cell>
          <table:table-cell table:style-name="ce7" office:value-type="float" office:value="10.01" calcext:value-type="float">
            <text:p>10,01</text:p>
          </table:table-cell>
          <table:table-cell table:style-name="ce7" office:value-type="float" office:value="9.97" calcext:value-type="float">
            <text:p>9,97</text:p>
          </table:table-cell>
          <table:table-cell table:style-name="ce7" office:value-type="float" office:value="9.95" calcext:value-type="float">
            <text:p>9,9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94]/([.C94]*[.D94])" office:value-type="float" office:value="0.82685685299497" calcext:value-type="float">
            <text:p>0,83</text:p>
          </table:table-cell>
          <table:table-cell table:style-name="ce5" table:formula="of:=[.B94]/[.E94]" office:value-type="float" office:value="3.62821482111921" calcext:value-type="float">
            <text:p>3,628</text:p>
          </table:table-cell>
          <table:table-cell table:style-name="ce7" table:formula="of:=AVERAGE([.F94:.J94])" office:value-type="float" office:value="10.12" calcext:value-type="float">
            <text:p>10,12</text:p>
          </table:table-cell>
          <table:table-cell table:style-name="ce9" table:formula="of:=AVERAGE([.K94:.O94])" office:value-type="float" office:value="0.146" calcext:value-type="float">
            <text:p>0,15</text:p>
          </table:table-cell>
          <table:table-cell table:style-name="ce12" table:formula="of:=[.Q94]/[.Q486]*(LOG([.R486]*1000)/LOG([.R94]*1000))" office:value-type="float" office:value="1.63842253570221" calcext:value-type="float">
            <text:p>1,64</text:p>
          </table:table-cell>
          <table:table-cell table:style-name="ce12" table:formula="of:=[.Q94]/[.Q486]*(LOG([.S486]*1000)/LOG([.S94]*1000))" office:value-type="float" office:value="2.68441802711804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1108" calcext:value-type="float">
            <text:p>671108</text:p>
          </table:table-cell>
          <table:table-cell table:style-name="ce7" office:value-type="float" office:value="8.8" calcext:value-type="float">
            <text:p>8,80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49" calcext:value-type="float">
            <text:p>8,49</text:p>
          </table:table-cell>
          <table:table-cell table:style-name="ce7" office:value-type="float" office:value="8.48" calcext:value-type="float">
            <text:p>8,48</text:p>
          </table:table-cell>
          <table:table-cell table:style-name="ce7" office:value-type="float" office:value="8.79" calcext:value-type="float">
            <text:p>8,7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95]/([.C95]*[.D95])" office:value-type="float" office:value="0.672021949851798" calcext:value-type="float">
            <text:p>0,67</text:p>
          </table:table-cell>
          <table:table-cell table:style-name="ce5" table:formula="of:=[.B95]/[.E95]" office:value-type="float" office:value="4.46416374115642" calcext:value-type="float">
            <text:p>4,464</text:p>
          </table:table-cell>
          <table:table-cell table:style-name="ce7" table:formula="of:=AVERAGE([.F95:.J95])" office:value-type="float" office:value="8.656" calcext:value-type="float">
            <text:p>8,66</text:p>
          </table:table-cell>
          <table:table-cell table:style-name="ce9" table:formula="of:=AVERAGE([.K95:.O95])" office:value-type="float" office:value="0.12" calcext:value-type="float">
            <text:p>0,12</text:p>
          </table:table-cell>
          <table:table-cell table:style-name="ce12" table:formula="of:=[.Q95]/[.Q487]*(LOG([.R487]*1000)/LOG([.R95]*1000))" office:value-type="float" office:value="1.63926768118662" calcext:value-type="float">
            <text:p>1,64</text:p>
          </table:table-cell>
          <table:table-cell table:style-name="ce12" table:formula="of:=[.Q95]/[.Q487]*(LOG([.S487]*1000)/LOG([.S95]*1000))" office:value-type="float" office:value="2.73623922449814" calcext:value-type="float">
            <text:p>2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32634" calcext:value-type="float">
            <text:p>432634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33" calcext:value-type="float">
            <text:p>7,33</text:p>
          </table:table-cell>
          <table:table-cell table:style-name="ce7" office:value-type="float" office:value="7.3" calcext:value-type="float">
            <text:p>7,30</text:p>
          </table:table-cell>
          <table:table-cell table:style-name="ce7" office:value-type="float" office:value="7.31" calcext:value-type="float">
            <text:p>7,3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96]/([.C96]*[.D96])" office:value-type="float" office:value="0.450660416666667" calcext:value-type="float">
            <text:p>0,45</text:p>
          </table:table-cell>
          <table:table-cell table:style-name="ce5" table:formula="of:=[.B96]/[.E96]" office:value-type="float" office:value="6.65693403662218" calcext:value-type="float">
            <text:p>6,657</text:p>
          </table:table-cell>
          <table:table-cell table:style-name="ce7" table:formula="of:=AVERAGE([.F96:.J96])" office:value-type="float" office:value="7.418" calcext:value-type="float">
            <text:p>7,42</text:p>
          </table:table-cell>
          <table:table-cell table:style-name="ce9" table:formula="of:=AVERAGE([.K96:.O96])" office:value-type="float" office:value="0.092" calcext:value-type="float">
            <text:p>0,09</text:p>
          </table:table-cell>
          <table:table-cell table:style-name="ce12" table:formula="of:=[.Q96]/[.Q488]*(LOG([.R488]*1000)/LOG([.R96]*1000))" office:value-type="float" office:value="1.86792038996976" calcext:value-type="float">
            <text:p>1,87</text:p>
          </table:table-cell>
          <table:table-cell table:style-name="ce12" table:formula="of:=[.Q96]/[.Q488]*(LOG([.S488]*1000)/LOG([.S96]*1000))" office:value-type="float" office:value="3.159971245903" calcext:value-type="float">
            <text:p>3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8016" calcext:value-type="float">
            <text:p>808016</text:p>
          </table:table-cell>
          <table:table-cell table:style-name="ce7" office:value-type="float" office:value="9.76" calcext:value-type="float">
            <text:p>9,76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38" calcext:value-type="float">
            <text:p>9,38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97]/([.C97]*[.D97])" office:value-type="float" office:value="0.721607796067673" calcext:value-type="float">
            <text:p>0,72</text:p>
          </table:table-cell>
          <table:table-cell table:style-name="ce5" table:formula="of:=[.B97]/[.E97]" office:value-type="float" office:value="4.15740282370646" calcext:value-type="float">
            <text:p>4,157</text:p>
          </table:table-cell>
          <table:table-cell table:style-name="ce7" table:formula="of:=AVERAGE([.F97:.J97])" office:value-type="float" office:value="9.48" calcext:value-type="float">
            <text:p>9,48</text:p>
          </table:table-cell>
          <table:table-cell table:style-name="ce9" table:formula="of:=AVERAGE([.K97:.O97])" office:value-type="float" office:value="0.132" calcext:value-type="float">
            <text:p>0,13</text:p>
          </table:table-cell>
          <table:table-cell table:style-name="ce12" table:formula="of:=[.Q97]/[.Q489]*(LOG([.R489]*1000)/LOG([.R97]*1000))" office:value-type="float" office:value="1.70641492919781" calcext:value-type="float">
            <text:p>1,71</text:p>
          </table:table-cell>
          <table:table-cell table:style-name="ce12" table:formula="of:=[.Q97]/[.Q489]*(LOG([.S489]*1000)/LOG([.S97]*1000))" office:value-type="float" office:value="2.79838306779166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31633" calcext:value-type="float">
            <text:p>531633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7.72" calcext:value-type="float">
            <text:p>7,72</text:p>
          </table:table-cell>
          <table:table-cell table:style-name="ce7" office:value-type="float" office:value="7.76" calcext:value-type="float">
            <text:p>7,76</text:p>
          </table:table-cell>
          <table:table-cell table:style-name="ce7" office:value-type="float" office:value="7.56" calcext:value-type="float">
            <text:p>7,5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98]/([.C98]*[.D98])" office:value-type="float" office:value="0.52782422042541" calcext:value-type="float">
            <text:p>0,53</text:p>
          </table:table-cell>
          <table:table-cell table:style-name="ce5" table:formula="of:=[.B98]/[.E98]" office:value-type="float" office:value="5.68374047510219" calcext:value-type="float">
            <text:p>5,684</text:p>
          </table:table-cell>
          <table:table-cell table:style-name="ce7" table:formula="of:=AVERAGE([.F98:.J98])" office:value-type="float" office:value="7.75" calcext:value-type="float">
            <text:p>7,75</text:p>
          </table:table-cell>
          <table:table-cell table:style-name="ce9" table:formula="of:=AVERAGE([.K98:.O98])" office:value-type="float" office:value="0.1" calcext:value-type="float">
            <text:p>0,10</text:p>
          </table:table-cell>
          <table:table-cell table:style-name="ce12" table:formula="of:=[.Q98]/[.Q490]*(LOG([.R490]*1000)/LOG([.R98]*1000))" office:value-type="float" office:value="1.86363912687452" calcext:value-type="float">
            <text:p>1,86</text:p>
          </table:table-cell>
          <table:table-cell table:style-name="ce12" table:formula="of:=[.Q98]/[.Q490]*(LOG([.S490]*1000)/LOG([.S98]*1000))" office:value-type="float" office:value="3.15599106902694" calcext:value-type="float">
            <text:p>3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6113" calcext:value-type="float">
            <text:p>656113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63" calcext:value-type="float">
            <text:p>9,63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99]/([.C99]*[.D99])" office:value-type="float" office:value="0.585949109796525" calcext:value-type="float">
            <text:p>0,59</text:p>
          </table:table-cell>
          <table:table-cell table:style-name="ce5" table:formula="of:=[.B99]/[.E99]" office:value-type="float" office:value="5.11992294010331" calcext:value-type="float">
            <text:p>5,120</text:p>
          </table:table-cell>
          <table:table-cell table:style-name="ce7" table:formula="of:=AVERAGE([.F99:.J99])" office:value-type="float" office:value="9.584" calcext:value-type="float">
            <text:p>9,58</text:p>
          </table:table-cell>
          <table:table-cell table:style-name="ce9" table:formula="of:=AVERAGE([.K99:.O99])" office:value-type="float" office:value="0.12" calcext:value-type="float">
            <text:p>0,12</text:p>
          </table:table-cell>
          <table:table-cell table:style-name="ce12" table:formula="of:=[.Q99]/[.Q491]*(LOG([.R491]*1000)/LOG([.R99]*1000))" office:value-type="float" office:value="2.09211723101972" calcext:value-type="float">
            <text:p>2,09</text:p>
          </table:table-cell>
          <table:table-cell table:style-name="ce12" table:formula="of:=[.Q99]/[.Q491]*(LOG([.S491]*1000)/LOG([.S99]*1000))" office:value-type="float" office:value="3.61004864192021" calcext:value-type="float">
            <text:p>3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50423" calcext:value-type="float">
            <text:p>750423</text:p>
          </table:table-cell>
          <table:table-cell table:style-name="ce7" office:value-type="float" office:value="10.54" calcext:value-type="float">
            <text:p>10,54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10.2" calcext:value-type="float">
            <text:p>10,20</text:p>
          </table:table-cell>
          <table:table-cell table:style-name="ce7" office:value-type="float" office:value="10.09" calcext:value-type="float">
            <text:p>10,09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100]/([.C100]*[.D100])" office:value-type="float" office:value="0.641387179487179" calcext:value-type="float">
            <text:p>0,64</text:p>
          </table:table-cell>
          <table:table-cell table:style-name="ce5" table:formula="of:=[.B100]/[.E100]" office:value-type="float" office:value="4.67738328915825" calcext:value-type="float">
            <text:p>4,677</text:p>
          </table:table-cell>
          <table:table-cell table:style-name="ce7" table:formula="of:=AVERAGE([.F100:.J100])" office:value-type="float" office:value="10.26" calcext:value-type="float">
            <text:p>10,26</text:p>
          </table:table-cell>
          <table:table-cell table:style-name="ce9" table:formula="of:=AVERAGE([.K100:.O100])" office:value-type="float" office:value="0.132" calcext:value-type="float">
            <text:p>0,13</text:p>
          </table:table-cell>
          <table:table-cell table:style-name="ce12" table:formula="of:=[.Q100]/[.Q492]*(LOG([.R492]*1000)/LOG([.R100]*1000))" office:value-type="float" office:value="2.03317786015017" calcext:value-type="float">
            <text:p>2,03</text:p>
          </table:table-cell>
          <table:table-cell table:style-name="ce12" table:formula="of:=[.Q100]/[.Q492]*(LOG([.S492]*1000)/LOG([.S100]*1000))" office:value-type="float" office:value="3.47038962693557" calcext:value-type="float">
            <text:p>3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56213" calcext:value-type="float">
            <text:p>1056213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0.58" calcext:value-type="float">
            <text:p>10,58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10.47" calcext:value-type="float">
            <text:p>10,47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01]/([.C101]*[.D101])" office:value-type="float" office:value="0.99759435566134" calcext:value-type="float">
            <text:p>1,00</text:p>
          </table:table-cell>
          <table:table-cell table:style-name="ce5" table:formula="of:=[.B101]/[.E101]" office:value-type="float" office:value="3.00724948471568" calcext:value-type="float">
            <text:p>3,007</text:p>
          </table:table-cell>
          <table:table-cell table:style-name="ce7" table:formula="of:=AVERAGE([.F101:.J101])" office:value-type="float" office:value="10.538" calcext:value-type="float">
            <text:p>10,54</text:p>
          </table:table-cell>
          <table:table-cell table:style-name="ce9" table:formula="of:=AVERAGE([.K101:.O101])" office:value-type="float" office:value="0.154" calcext:value-type="float">
            <text:p>0,15</text:p>
          </table:table-cell>
          <table:table-cell table:style-name="ce12" table:formula="of:=[.Q101]/[.Q493]*(LOG([.R493]*1000)/LOG([.R101]*1000))" office:value-type="float" office:value="1.57887692423113" calcext:value-type="float">
            <text:p>1,58</text:p>
          </table:table-cell>
          <table:table-cell table:style-name="ce12" table:formula="of:=[.Q101]/[.Q493]*(LOG([.S493]*1000)/LOG([.S101]*1000))" office:value-type="float" office:value="2.5860357021660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21819" calcext:value-type="float">
            <text:p>521819</text:p>
          </table:table-cell>
          <table:table-cell table:style-name="ce7" office:value-type="float" office:value="8.63" calcext:value-type="float">
            <text:p>8,63</text:p>
          </table:table-cell>
          <table:table-cell table:style-name="ce7" office:value-type="float" office:value="8.46" calcext:value-type="float">
            <text:p>8,46</text:p>
          </table:table-cell>
          <table:table-cell table:style-name="ce7" office:value-type="float" office:value="8.39" calcext:value-type="float">
            <text:p>8,39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8.37" calcext:value-type="float">
            <text:p>8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02]/([.C102]*[.D102])" office:value-type="float" office:value="0.466016339449017" calcext:value-type="float">
            <text:p>0,47</text:p>
          </table:table-cell>
          <table:table-cell table:style-name="ce5" table:formula="of:=[.B102]/[.E102]" office:value-type="float" office:value="6.43757318150546" calcext:value-type="float">
            <text:p>6,438</text:p>
          </table:table-cell>
          <table:table-cell table:style-name="ce7" table:formula="of:=AVERAGE([.F102:.J102])" office:value-type="float" office:value="8.474" calcext:value-type="float">
            <text:p>8,47</text:p>
          </table:table-cell>
          <table:table-cell table:style-name="ce9" table:formula="of:=AVERAGE([.K102:.O102])" office:value-type="float" office:value="0.11" calcext:value-type="float">
            <text:p>0,11</text:p>
          </table:table-cell>
          <table:table-cell table:style-name="ce12" table:formula="of:=[.Q102]/[.Q494]*(LOG([.R494]*1000)/LOG([.R102]*1000))" office:value-type="float" office:value="2.05673112842407" calcext:value-type="float">
            <text:p>2,06</text:p>
          </table:table-cell>
          <table:table-cell table:style-name="ce12" table:formula="of:=[.Q102]/[.Q494]*(LOG([.S494]*1000)/LOG([.S102]*1000))" office:value-type="float" office:value="3.37127298957829" calcext:value-type="float">
            <text:p>3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44380" calcext:value-type="float">
            <text:p>644380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8.37" calcext:value-type="float">
            <text:p>8,3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103]/([.C103]*[.D103])" office:value-type="float" office:value="0.697743416493417" calcext:value-type="float">
            <text:p>0,70</text:p>
          </table:table-cell>
          <table:table-cell table:style-name="ce5" table:formula="of:=[.B103]/[.E103]" office:value-type="float" office:value="4.29959961513393" calcext:value-type="float">
            <text:p>4,300</text:p>
          </table:table-cell>
          <table:table-cell table:style-name="ce7" table:formula="of:=AVERAGE([.F103:.J103])" office:value-type="float" office:value="8.176" calcext:value-type="float">
            <text:p>8,18</text:p>
          </table:table-cell>
          <table:table-cell table:style-name="ce9" table:formula="of:=AVERAGE([.K103:.O103])" office:value-type="float" office:value="0.114" calcext:value-type="float">
            <text:p>0,11</text:p>
          </table:table-cell>
          <table:table-cell table:style-name="ce12" table:formula="of:=[.Q103]/[.Q495]*(LOG([.R495]*1000)/LOG([.R103]*1000))" office:value-type="float" office:value="1.86618324321859" calcext:value-type="float">
            <text:p>1,87</text:p>
          </table:table-cell>
          <table:table-cell table:style-name="ce12" table:formula="of:=[.Q103]/[.Q495]*(LOG([.S495]*1000)/LOG([.S103]*1000))" office:value-type="float" office:value="3.24052287248339" calcext:value-type="float">
            <text:p>3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888646" calcext:value-type="float">
            <text:p>888646</text:p>
          </table:table-cell>
          <table:table-cell table:style-name="ce7" office:value-type="float" office:value="12.05" calcext:value-type="float">
            <text:p>12,05</text:p>
          </table:table-cell>
          <table:table-cell table:style-name="ce7" office:value-type="float" office:value="11.79" calcext:value-type="float">
            <text:p>11,79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77" calcext:value-type="float">
            <text:p>11,77</text:p>
          </table:table-cell>
          <table:table-cell table:style-name="ce7" office:value-type="float" office:value="11.73" calcext:value-type="float">
            <text:p>11,73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104]/([.C104]*[.D104])" office:value-type="float" office:value="0.689912550386008" calcext:value-type="float">
            <text:p>0,69</text:p>
          </table:table-cell>
          <table:table-cell table:style-name="ce5" table:formula="of:=[.B104]/[.E104]" office:value-type="float" office:value="4.34839519898812" calcext:value-type="float">
            <text:p>4,348</text:p>
          </table:table-cell>
          <table:table-cell table:style-name="ce7" table:formula="of:=AVERAGE([.F104:.J104])" office:value-type="float" office:value="11.788" calcext:value-type="float">
            <text:p>11,79</text:p>
          </table:table-cell>
          <table:table-cell table:style-name="ce9" table:formula="of:=AVERAGE([.K104:.O104])" office:value-type="float" office:value="0.156" calcext:value-type="float">
            <text:p>0,16</text:p>
          </table:table-cell>
          <table:table-cell table:style-name="ce12" table:formula="of:=[.Q104]/[.Q496]*(LOG([.R496]*1000)/LOG([.R104]*1000))" office:value-type="float" office:value="1.86447506196103" calcext:value-type="float">
            <text:p>1,86</text:p>
          </table:table-cell>
          <table:table-cell table:style-name="ce12" table:formula="of:=[.Q104]/[.Q496]*(LOG([.S496]*1000)/LOG([.S104]*1000))" office:value-type="float" office:value="3.09357934388975" calcext:value-type="float">
            <text:p>3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693689" calcext:value-type="float">
            <text:p>693689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2" calcext:value-type="float">
            <text:p>9,20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32" calcext:value-type="float">
            <text:p>9,3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05]/([.C105]*[.D105])" office:value-type="float" office:value="0.637338113368418" calcext:value-type="float">
            <text:p>0,64</text:p>
          </table:table-cell>
          <table:table-cell table:style-name="ce5" table:formula="of:=[.B105]/[.E105]" office:value-type="float" office:value="4.7071007324608" calcext:value-type="float">
            <text:p>4,707</text:p>
          </table:table-cell>
          <table:table-cell table:style-name="ce7" table:formula="of:=AVERAGE([.F105:.J105])" office:value-type="float" office:value="9.322" calcext:value-type="float">
            <text:p>9,32</text:p>
          </table:table-cell>
          <table:table-cell table:style-name="ce9" table:formula="of:=AVERAGE([.K105:.O105])" office:value-type="float" office:value="0.13" calcext:value-type="float">
            <text:p>0,13</text:p>
          </table:table-cell>
          <table:table-cell table:style-name="ce12" table:formula="of:=[.Q105]/[.Q497]*(LOG([.R497]*1000)/LOG([.R105]*1000))" office:value-type="float" office:value="1.61892155744538" calcext:value-type="float">
            <text:p>1,62</text:p>
          </table:table-cell>
          <table:table-cell table:style-name="ce12" table:formula="of:=[.Q105]/[.Q497]*(LOG([.S497]*1000)/LOG([.S105]*1000))" office:value-type="float" office:value="2.71816959199946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55265" calcext:value-type="float">
            <text:p>755265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1" calcext:value-type="float">
            <text:p>8,7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06]/([.C106]*[.D106])" office:value-type="float" office:value="0.804843350383632" calcext:value-type="float">
            <text:p>0,80</text:p>
          </table:table-cell>
          <table:table-cell table:style-name="ce5" table:formula="of:=[.B106]/[.E106]" office:value-type="float" office:value="3.7274546020271" calcext:value-type="float">
            <text:p>3,727</text:p>
          </table:table-cell>
          <table:table-cell table:style-name="ce7" table:formula="of:=AVERAGE([.F106:.J106])" office:value-type="float" office:value="8.812" calcext:value-type="float">
            <text:p>8,81</text:p>
          </table:table-cell>
          <table:table-cell table:style-name="ce9" table:formula="of:=AVERAGE([.K106:.O106])" office:value-type="float" office:value="0.124" calcext:value-type="float">
            <text:p>0,12</text:p>
          </table:table-cell>
          <table:table-cell table:style-name="ce12" table:formula="of:=[.Q106]/[.Q498]*(LOG([.R498]*1000)/LOG([.R106]*1000))" office:value-type="float" office:value="1.61195562240069" calcext:value-type="float">
            <text:p>1,61</text:p>
          </table:table-cell>
          <table:table-cell table:style-name="ce12" table:formula="of:=[.Q106]/[.Q498]*(LOG([.S498]*1000)/LOG([.S106]*1000))" office:value-type="float" office:value="2.72270800287467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85224" calcext:value-type="float">
            <text:p>585224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14" calcext:value-type="float">
            <text:p>9,14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.E107]/([.C107]*[.D107])" office:value-type="float" office:value="0.522640889346136" calcext:value-type="float">
            <text:p>0,52</text:p>
          </table:table-cell>
          <table:table-cell table:style-name="ce5" table:formula="of:=[.B107]/[.E107]" office:value-type="float" office:value="5.74010635243941" calcext:value-type="float">
            <text:p>5,740</text:p>
          </table:table-cell>
          <table:table-cell table:style-name="ce7" table:formula="of:=AVERAGE([.F107:.J107])" office:value-type="float" office:value="9.126" calcext:value-type="float">
            <text:p>9,13</text:p>
          </table:table-cell>
          <table:table-cell table:style-name="ce9" table:formula="of:=AVERAGE([.K107:.O107])" office:value-type="float" office:value="0.118" calcext:value-type="float">
            <text:p>0,12</text:p>
          </table:table-cell>
          <table:table-cell table:style-name="ce12" table:formula="of:=[.Q107]/[.Q499]*(LOG([.R499]*1000)/LOG([.R107]*1000))" office:value-type="float" office:value="1.96172948543653" calcext:value-type="float">
            <text:p>1,96</text:p>
          </table:table-cell>
          <table:table-cell table:style-name="ce12" table:formula="of:=[.Q107]/[.Q499]*(LOG([.S499]*1000)/LOG([.S107]*1000))" office:value-type="float" office:value="3.27186140449588" calcext:value-type="float">
            <text:p>3,27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8:.P107])" office:value-type="float" office:value="0.686508561333747" calcext:value-type="float">
            <text:p>0,69</text:p>
          </table:table-cell>
          <table:table-cell table:style-name="ce30" table:formula="of:=AVERAGE([.Q58:.Q107])" office:value-type="float" office:value="4.56511691397287" calcext:value-type="float">
            <text:p>4,565</text:p>
          </table:table-cell>
          <table:table-cell table:style-name="ce31" table:formula="of:=AVERAGE([.R58:.R107])" office:value-type="float" office:value="9.24624" calcext:value-type="float">
            <text:p>9,25</text:p>
          </table:table-cell>
          <table:table-cell table:style-name="ce32" table:formula="of:=AVERAGE([.S58:.S107])" office:value-type="float" office:value="0.12772" calcext:value-type="float">
            <text:p>0,13</text:p>
          </table:table-cell>
          <table:table-cell table:style-name="ce35" table:formula="of:=[.Q108]/[.Q500]*(LOG([.R500]*1000)/LOG([.R108]*1000))" office:value-type="float" office:value="1.7686237235374" calcext:value-type="float">
            <text:p>1,77</text:p>
          </table:table-cell>
          <table:table-cell table:style-name="ce35" table:formula="of:=[.Q108]/[.Q444]*(LOG([.S444]*1000)/LOG([.S108]*1000))" office:value-type="float" office:value="2.40969697159221" calcext:value-type="float">
            <text:p>2,41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BPG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549788" calcext:value-type="float">
            <text:p>154978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14]/([.C114]*[.D114])" office:value-type="float" office:value="1.4784103483802" calcext:value-type="float">
            <text:p>1,48</text:p>
          </table:table-cell>
          <table:table-cell table:style-name="ce5" table:formula="of:=[.B114]/[.E114]" office:value-type="float" office:value="2.02921689934365" calcext:value-type="float">
            <text:p>2,029</text:p>
          </table:table-cell>
          <table:table-cell table:style-name="ce7" table:formula="of:=AVERAGE([.F114:.J114])" office:value-type="float" office:value="0.668" calcext:value-type="float">
            <text:p>0,67</text:p>
          </table:table-cell>
          <table:table-cell table:style-name="ce9" table:formula="of:=AVERAGE([.K114:.O114])" office:value-type="float" office:value="0.658" calcext:value-type="float">
            <text:p>0,66</text:p>
          </table:table-cell>
          <table:table-cell table:style-name="ce12" table:formula="of:=[.Q114]/[.Q450]*(LOG([.R450]*1000)/LOG([.R114]*1000))" office:value-type="float" office:value="1.01054378763576" calcext:value-type="float">
            <text:p>1,01</text:p>
          </table:table-cell>
          <table:table-cell table:style-name="ce12" table:formula="of:=[.Q114]/[.Q450]*(LOG([.S450]*1000)/LOG([.S114]*1000))" office:value-type="float" office:value="0.848353271330577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07203" calcext:value-type="float">
            <text:p>2207203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15]/([.C115]*[.D115])" office:value-type="float" office:value="2.20269188701539" calcext:value-type="float">
            <text:p>2,20</text:p>
          </table:table-cell>
          <table:table-cell table:style-name="ce5" table:formula="of:=[.B115]/[.E115]" office:value-type="float" office:value="1.36197712670742" calcext:value-type="float">
            <text:p>1,362</text:p>
          </table:table-cell>
          <table:table-cell table:style-name="ce7" table:formula="of:=AVERAGE([.F115:.J115])" office:value-type="float" office:value="0.646" calcext:value-type="float">
            <text:p>0,65</text:p>
          </table:table-cell>
          <table:table-cell table:style-name="ce9" table:formula="of:=AVERAGE([.K115:.O115])" office:value-type="float" office:value="0.584" calcext:value-type="float">
            <text:p>0,58</text:p>
          </table:table-cell>
          <table:table-cell table:style-name="ce12" table:formula="of:=[.Q115]/[.Q451]*(LOG([.R451]*1000)/LOG([.R115]*1000))" office:value-type="float" office:value="0.940266802961924" calcext:value-type="float">
            <text:p>0,94</text:p>
          </table:table-cell>
          <table:table-cell table:style-name="ce12" table:formula="of:=[.Q115]/[.Q451]*(LOG([.S451]*1000)/LOG([.S115]*1000))" office:value-type="float" office:value="0.858202272342162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94443" calcext:value-type="float">
            <text:p>2494443</text:p>
          </table:table-cell>
          <table:table-cell table:style-name="ce7" office:value-type="float" office:value="0.72" calcext:value-type="float">
            <text:p>0,72</text:p>
          </table:table-cell>
          <table:table-cell table:number-columns-repeated="4" table:style-name="ce7" office:value-type="float" office:value="0.7" calcext:value-type="float">
            <text:p>0,70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28" table:formula="of:=[.E116]/([.C116]*[.D116])" office:value-type="float" office:value="2.44651095732411" calcext:value-type="float">
            <text:p>2,45</text:p>
          </table:table-cell>
          <table:table-cell table:style-name="ce5" table:formula="of:=[.B116]/[.E116]" office:value-type="float" office:value="1.2262424918108" calcext:value-type="float">
            <text:p>1,226</text:p>
          </table:table-cell>
          <table:table-cell table:style-name="ce7" table:formula="of:=AVERAGE([.F116:.J116])" office:value-type="float" office:value="0.704" calcext:value-type="float">
            <text:p>0,70</text:p>
          </table:table-cell>
          <table:table-cell table:style-name="ce9" table:formula="of:=AVERAGE([.K116:.O116])" office:value-type="float" office:value="0.602" calcext:value-type="float">
            <text:p>0,60</text:p>
          </table:table-cell>
          <table:table-cell table:style-name="ce12" table:formula="of:=[.Q116]/[.Q452]*(LOG([.R452]*1000)/LOG([.R116]*1000))" office:value-type="float" office:value="0.843325963235323" calcext:value-type="float">
            <text:p>0,84</text:p>
          </table:table-cell>
          <table:table-cell table:style-name="ce12" table:formula="of:=[.Q116]/[.Q452]*(LOG([.S452]*1000)/LOG([.S116]*1000))" office:value-type="float" office:value="0.779226370841869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87457" calcext:value-type="float">
            <text:p>1687457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117]/([.C117]*[.D117])" office:value-type="float" office:value="1.50700249342707" calcext:value-type="float">
            <text:p>1,51</text:p>
          </table:table-cell>
          <table:table-cell table:style-name="ce5" table:formula="of:=[.B117]/[.E117]" office:value-type="float" office:value="1.99071620787967" calcext:value-type="float">
            <text:p>1,991</text:p>
          </table:table-cell>
          <table:table-cell table:style-name="ce7" table:formula="of:=AVERAGE([.F117:.J117])" office:value-type="float" office:value="0.736" calcext:value-type="float">
            <text:p>0,74</text:p>
          </table:table-cell>
          <table:table-cell table:style-name="ce9" table:formula="of:=AVERAGE([.K117:.O117])" office:value-type="float" office:value="0.706" calcext:value-type="float">
            <text:p>0,71</text:p>
          </table:table-cell>
          <table:table-cell table:style-name="ce12" table:formula="of:=[.Q117]/[.Q453]*(LOG([.R453]*1000)/LOG([.R117]*1000))" office:value-type="float" office:value="1.04524348187882" calcext:value-type="float">
            <text:p>1,05</text:p>
          </table:table-cell>
          <table:table-cell table:style-name="ce12" table:formula="of:=[.Q117]/[.Q453]*(LOG([.S453]*1000)/LOG([.S117]*1000))" office:value-type="float" office:value="0.905757182530661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57744" calcext:value-type="float">
            <text:p>1757744</text:p>
          </table:table-cell>
          <table:table-cell table:style-name="ce7" office:value-type="float" office:value="0.92" calcext:value-type="float">
            <text:p>0,92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18]/([.C118]*[.D118])" office:value-type="float" office:value="1.80096721311475" calcext:value-type="float">
            <text:p>1,80</text:p>
          </table:table-cell>
          <table:table-cell table:style-name="ce5" table:formula="of:=[.B118]/[.E118]" office:value-type="float" office:value="1.66578068251122" calcext:value-type="float">
            <text:p>1,666</text:p>
          </table:table-cell>
          <table:table-cell table:style-name="ce7" table:formula="of:=AVERAGE([.F118:.J118])" office:value-type="float" office:value="0.696" calcext:value-type="float">
            <text:p>0,70</text:p>
          </table:table-cell>
          <table:table-cell table:style-name="ce9" table:formula="of:=AVERAGE([.K118:.O118])" office:value-type="float" office:value="0.582" calcext:value-type="float">
            <text:p>0,58</text:p>
          </table:table-cell>
          <table:table-cell table:style-name="ce12" table:formula="of:=[.Q118]/[.Q454]*(LOG([.R454]*1000)/LOG([.R118]*1000))" office:value-type="float" office:value="0.857541194030121" calcext:value-type="float">
            <text:p>0,86</text:p>
          </table:table-cell>
          <table:table-cell table:style-name="ce12" table:formula="of:=[.Q118]/[.Q454]*(LOG([.S454]*1000)/LOG([.S118]*1000))" office:value-type="float" office:value="0.786981670644883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63274" calcext:value-type="float">
            <text:p>2463274</text:p>
          </table:table-cell>
          <table:table-cell table:number-columns-repeated="2"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.E119]/([.C119]*[.D119])" office:value-type="float" office:value="1.87443233009472" calcext:value-type="float">
            <text:p>1,87</text:p>
          </table:table-cell>
          <table:table-cell table:style-name="ce5" table:formula="of:=[.B119]/[.E119]" office:value-type="float" office:value="1.6004910537764" calcext:value-type="float">
            <text:p>1,600</text:p>
          </table:table-cell>
          <table:table-cell table:style-name="ce7" table:formula="of:=AVERAGE([.F119:.J119])" office:value-type="float" office:value="0.906" calcext:value-type="float">
            <text:p>0,91</text:p>
          </table:table-cell>
          <table:table-cell table:style-name="ce9" table:formula="of:=AVERAGE([.K119:.O119])" office:value-type="float" office:value="0.796" calcext:value-type="float">
            <text:p>0,80</text:p>
          </table:table-cell>
          <table:table-cell table:style-name="ce12" table:formula="of:=[.Q119]/[.Q455]*(LOG([.R455]*1000)/LOG([.R119]*1000))" office:value-type="float" office:value="0.894833189734618" calcext:value-type="float">
            <text:p>0,89</text:p>
          </table:table-cell>
          <table:table-cell table:style-name="ce12" table:formula="of:=[.Q119]/[.Q455]*(LOG([.S455]*1000)/LOG([.S119]*1000))" office:value-type="float" office:value="0.779975098126782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736310" calcext:value-type="float">
            <text:p>2736310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.E120]/([.C120]*[.D120])" office:value-type="float" office:value="2.75127694658945" calcext:value-type="float">
            <text:p>2,75</text:p>
          </table:table-cell>
          <table:table-cell table:style-name="ce5" table:formula="of:=[.B120]/[.E120]" office:value-type="float" office:value="1.09040861598284" calcext:value-type="float">
            <text:p>1,090</text:p>
          </table:table-cell>
          <table:table-cell table:style-name="ce7" table:formula="of:=AVERAGE([.F120:.J120])" office:value-type="float" office:value="0.688" calcext:value-type="float">
            <text:p>0,69</text:p>
          </table:table-cell>
          <table:table-cell table:style-name="ce9" table:formula="of:=AVERAGE([.K120:.O120])" office:value-type="float" office:value="0.614" calcext:value-type="float">
            <text:p>0,61</text:p>
          </table:table-cell>
          <table:table-cell table:style-name="ce12" table:formula="of:=[.Q120]/[.Q456]*(LOG([.R456]*1000)/LOG([.R120]*1000))" office:value-type="float" office:value="0.595486866743061" calcext:value-type="float">
            <text:p>0,60</text:p>
          </table:table-cell>
          <table:table-cell table:style-name="ce12" table:formula="of:=[.Q120]/[.Q456]*(LOG([.S456]*1000)/LOG([.S120]*1000))" office:value-type="float" office:value="0.519673807744084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342421" calcext:value-type="float">
            <text:p>1342421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121]/([.C121]*[.D121])" office:value-type="float" office:value="1.3581538542476" calcext:value-type="float">
            <text:p>1,36</text:p>
          </table:table-cell>
          <table:table-cell table:style-name="ce5" table:formula="of:=[.B121]/[.E121]" office:value-type="float" office:value="2.20889273931203" calcext:value-type="float">
            <text:p>2,209</text:p>
          </table:table-cell>
          <table:table-cell table:style-name="ce7" table:formula="of:=AVERAGE([.F121:.J121])" office:value-type="float" office:value="0.648" calcext:value-type="float">
            <text:p>0,65</text:p>
          </table:table-cell>
          <table:table-cell table:style-name="ce9" table:formula="of:=AVERAGE([.K121:.O121])" office:value-type="float" office:value="0.556" calcext:value-type="float">
            <text:p>0,56</text:p>
          </table:table-cell>
          <table:table-cell table:style-name="ce12" table:formula="of:=[.Q121]/[.Q457]*(LOG([.R457]*1000)/LOG([.R121]*1000))" office:value-type="float" office:value="0.882820236156883" calcext:value-type="float">
            <text:p>0,88</text:p>
          </table:table-cell>
          <table:table-cell table:style-name="ce12" table:formula="of:=[.Q121]/[.Q457]*(LOG([.S457]*1000)/LOG([.S121]*1000))" office:value-type="float" office:value="0.75542812678712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23597" calcext:value-type="float">
            <text:p>232359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.E122]/([.C122]*[.D122])" office:value-type="float" office:value="2.1890162791574" calcext:value-type="float">
            <text:p>2,19</text:p>
          </table:table-cell>
          <table:table-cell table:style-name="ce5" table:formula="of:=[.B122]/[.E122]" office:value-type="float" office:value="1.37048550157364" calcext:value-type="float">
            <text:p>1,370</text:p>
          </table:table-cell>
          <table:table-cell table:style-name="ce7" table:formula="of:=AVERAGE([.F122:.J122])" office:value-type="float" office:value="0.69" calcext:value-type="float">
            <text:p>0,69</text:p>
          </table:table-cell>
          <table:table-cell table:style-name="ce9" table:formula="of:=AVERAGE([.K122:.O122])" office:value-type="float" office:value="0.62" calcext:value-type="float">
            <text:p>0,62</text:p>
          </table:table-cell>
          <table:table-cell table:style-name="ce12" table:formula="of:=[.Q122]/[.Q458]*(LOG([.R458]*1000)/LOG([.R122]*1000))" office:value-type="float" office:value="0.936941261068664" calcext:value-type="float">
            <text:p>0,94</text:p>
          </table:table-cell>
          <table:table-cell table:style-name="ce12" table:formula="of:=[.Q122]/[.Q458]*(LOG([.S458]*1000)/LOG([.S122]*1000))" office:value-type="float" office:value="0.85953981829494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38141" calcext:value-type="float">
            <text:p>243814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3" table:style-name="ce7" office:value-type="float" office:value="0.64" calcext:value-type="float">
            <text:p>0,64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3" table:style-name="ce9" office:value-type="float" office:value="0.53" calcext:value-type="float">
            <text:p>0,53</text:p>
          </table:table-cell>
          <table:table-cell table:style-name="ce28" table:formula="of:=[.E123]/([.C123]*[.D123])" office:value-type="float" office:value="2.57609609825368" calcext:value-type="float">
            <text:p>2,58</text:p>
          </table:table-cell>
          <table:table-cell table:style-name="ce5" table:formula="of:=[.B123]/[.E123]" office:value-type="float" office:value="1.1645593917661" calcext:value-type="float">
            <text:p>1,165</text:p>
          </table:table-cell>
          <table:table-cell table:style-name="ce7" table:formula="of:=AVERAGE([.F123:.J123])" office:value-type="float" office:value="0.638" calcext:value-type="float">
            <text:p>0,64</text:p>
          </table:table-cell>
          <table:table-cell table:style-name="ce9" table:formula="of:=AVERAGE([.K123:.O123])" office:value-type="float" office:value="0.532" calcext:value-type="float">
            <text:p>0,53</text:p>
          </table:table-cell>
          <table:table-cell table:style-name="ce12" table:formula="of:=[.Q123]/[.Q459]*(LOG([.R459]*1000)/LOG([.R123]*1000))" office:value-type="float" office:value="0.857557480947624" calcext:value-type="float">
            <text:p>0,86</text:p>
          </table:table-cell>
          <table:table-cell table:style-name="ce12" table:formula="of:=[.Q123]/[.Q459]*(LOG([.S459]*1000)/LOG([.S123]*1000))" office:value-type="float" office:value="0.794115382622897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882997" calcext:value-type="float">
            <text:p>1882997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124]/([.C124]*[.D124])" office:value-type="float" office:value="1.60086121879888" calcext:value-type="float">
            <text:p>1,60</text:p>
          </table:table-cell>
          <table:table-cell table:style-name="ce5" table:formula="of:=[.B124]/[.E124]" office:value-type="float" office:value="1.87399979925619" calcext:value-type="float">
            <text:p>1,874</text:p>
          </table:table-cell>
          <table:table-cell table:style-name="ce7" table:formula="of:=AVERAGE([.F124:.J124])" office:value-type="float" office:value="0.718" calcext:value-type="float">
            <text:p>0,72</text:p>
          </table:table-cell>
          <table:table-cell table:style-name="ce9" table:formula="of:=AVERAGE([.K124:.O124])" office:value-type="float" office:value="0.772" calcext:value-type="float">
            <text:p>0,77</text:p>
          </table:table-cell>
          <table:table-cell table:style-name="ce12" table:formula="of:=[.Q124]/[.Q460]*(LOG([.R460]*1000)/LOG([.R124]*1000))" office:value-type="float" office:value="0.971032262972101" calcext:value-type="float">
            <text:p>0,97</text:p>
          </table:table-cell>
          <table:table-cell table:style-name="ce12" table:formula="of:=[.Q124]/[.Q460]*(LOG([.S460]*1000)/LOG([.S124]*1000))" office:value-type="float" office:value="0.83516012257824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109461" calcext:value-type="float">
            <text:p>2109461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.E125]/([.C125]*[.D125])" office:value-type="float" office:value="1.60519775610588" calcext:value-type="float">
            <text:p>1,61</text:p>
          </table:table-cell>
          <table:table-cell table:style-name="ce5" table:formula="of:=[.B125]/[.E125]" office:value-type="float" office:value="1.8689361879646" calcext:value-type="float">
            <text:p>1,869</text:p>
          </table:table-cell>
          <table:table-cell table:style-name="ce7" table:formula="of:=AVERAGE([.F125:.J125])" office:value-type="float" office:value="0.8" calcext:value-type="float">
            <text:p>0,80</text:p>
          </table:table-cell>
          <table:table-cell table:style-name="ce9" table:formula="of:=AVERAGE([.K125:.O125])" office:value-type="float" office:value="0.842" calcext:value-type="float">
            <text:p>0,84</text:p>
          </table:table-cell>
          <table:table-cell table:style-name="ce12" table:formula="of:=[.Q125]/[.Q461]*(LOG([.R461]*1000)/LOG([.R125]*1000))" office:value-type="float" office:value="1.10442195849934" calcext:value-type="float">
            <text:p>1,10</text:p>
          </table:table-cell>
          <table:table-cell table:style-name="ce12" table:formula="of:=[.Q125]/[.Q461]*(LOG([.S461]*1000)/LOG([.S125]*1000))" office:value-type="float" office:value="0.96082474864893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9031" calcext:value-type="float">
            <text:p>2319031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6" calcext:value-type="float">
            <text:p>0,6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28" table:formula="of:=[.E126]/([.C126]*[.D126])" office:value-type="float" office:value="2.39963969669125" calcext:value-type="float">
            <text:p>2,40</text:p>
          </table:table-cell>
          <table:table-cell table:style-name="ce5" table:formula="of:=[.B126]/[.E126]" office:value-type="float" office:value="1.25019458558338" calcext:value-type="float">
            <text:p>1,250</text:p>
          </table:table-cell>
          <table:table-cell table:style-name="ce7" table:formula="of:=AVERAGE([.F126:.J126])" office:value-type="float" office:value="0.706" calcext:value-type="float">
            <text:p>0,71</text:p>
          </table:table-cell>
          <table:table-cell table:style-name="ce9" table:formula="of:=AVERAGE([.K126:.O126])" office:value-type="float" office:value="0.57" calcext:value-type="float">
            <text:p>0,57</text:p>
          </table:table-cell>
          <table:table-cell table:style-name="ce12" table:formula="of:=[.Q126]/[.Q462]*(LOG([.R462]*1000)/LOG([.R126]*1000))" office:value-type="float" office:value="0.882019198536779" calcext:value-type="float">
            <text:p>0,88</text:p>
          </table:table-cell>
          <table:table-cell table:style-name="ce12" table:formula="of:=[.Q126]/[.Q462]*(LOG([.S462]*1000)/LOG([.S126]*1000))" office:value-type="float" office:value="0.81944694336710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879056" calcext:value-type="float">
            <text:p>187905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6" calcext:value-type="float">
            <text:p>0,66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.E127]/([.C127]*[.D127])" office:value-type="float" office:value="1.89690205452901" calcext:value-type="float">
            <text:p>1,90</text:p>
          </table:table-cell>
          <table:table-cell table:style-name="ce5" table:formula="of:=[.B127]/[.E127]" office:value-type="float" office:value="1.58153455777795" calcext:value-type="float">
            <text:p>1,582</text:p>
          </table:table-cell>
          <table:table-cell table:style-name="ce7" table:formula="of:=AVERAGE([.F127:.J127])" office:value-type="float" office:value="0.714" calcext:value-type="float">
            <text:p>0,71</text:p>
          </table:table-cell>
          <table:table-cell table:style-name="ce9" table:formula="of:=AVERAGE([.K127:.O127])" office:value-type="float" office:value="0.624" calcext:value-type="float">
            <text:p>0,62</text:p>
          </table:table-cell>
          <table:table-cell table:style-name="ce12" table:formula="of:=[.Q127]/[.Q463]*(LOG([.R463]*1000)/LOG([.R127]*1000))" office:value-type="float" office:value="0.95253432596703" calcext:value-type="float">
            <text:p>0,95</text:p>
          </table:table-cell>
          <table:table-cell table:style-name="ce12" table:formula="of:=[.Q127]/[.Q463]*(LOG([.S463]*1000)/LOG([.S127]*1000))" office:value-type="float" office:value="0.864260374003937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21508" calcext:value-type="float">
            <text:p>212150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4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28]/([.C128]*[.D128])" office:value-type="float" office:value="2.14293737373737" calcext:value-type="float">
            <text:p>2,14</text:p>
          </table:table-cell>
          <table:table-cell table:style-name="ce5" table:formula="of:=[.B128]/[.E128]" office:value-type="float" office:value="1.39995512625925" calcext:value-type="float">
            <text:p>1,400</text:p>
          </table:table-cell>
          <table:table-cell table:style-name="ce7" table:formula="of:=AVERAGE([.F128:.J128])" office:value-type="float" office:value="0.702" calcext:value-type="float">
            <text:p>0,70</text:p>
          </table:table-cell>
          <table:table-cell table:style-name="ce9" table:formula="of:=AVERAGE([.K128:.O128])" office:value-type="float" office:value="0.602" calcext:value-type="float">
            <text:p>0,60</text:p>
          </table:table-cell>
          <table:table-cell table:style-name="ce12" table:formula="of:=[.Q128]/[.Q464]*(LOG([.R464]*1000)/LOG([.R128]*1000))" office:value-type="float" office:value="0.824163314593421" calcext:value-type="float">
            <text:p>0,82</text:p>
          </table:table-cell>
          <table:table-cell table:style-name="ce12" table:formula="of:=[.Q128]/[.Q464]*(LOG([.S464]*1000)/LOG([.S128]*1000))" office:value-type="float" office:value="0.74842593773651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35815" calcext:value-type="float">
            <text:p>1135815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.E129]/([.C129]*[.D129])" office:value-type="float" office:value="1.22229480181824" calcext:value-type="float">
            <text:p>1,22</text:p>
          </table:table-cell>
          <table:table-cell table:style-name="ce5" table:formula="of:=[.B129]/[.E129]" office:value-type="float" office:value="2.45441379097828" calcext:value-type="float">
            <text:p>2,454</text:p>
          </table:table-cell>
          <table:table-cell table:style-name="ce7" table:formula="of:=AVERAGE([.F129:.J129])" office:value-type="float" office:value="0.564" calcext:value-type="float">
            <text:p>0,56</text:p>
          </table:table-cell>
          <table:table-cell table:style-name="ce9" table:formula="of:=AVERAGE([.K129:.O129])" office:value-type="float" office:value="0.592" calcext:value-type="float">
            <text:p>0,59</text:p>
          </table:table-cell>
          <table:table-cell table:style-name="ce12" table:formula="of:=[.Q129]/[.Q465]*(LOG([.R465]*1000)/LOG([.R129]*1000))" office:value-type="float" office:value="1.02222819158633" calcext:value-type="float">
            <text:p>1,02</text:p>
          </table:table-cell>
          <table:table-cell table:style-name="ce12" table:formula="of:=[.Q129]/[.Q465]*(LOG([.S465]*1000)/LOG([.S129]*1000))" office:value-type="float" office:value="0.88946840560817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37052" calcext:value-type="float">
            <text:p>1737052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7" calcext:value-type="float">
            <text:p>0,77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.E130]/([.C130]*[.D130])" office:value-type="float" office:value="1.44609723609724" calcext:value-type="float">
            <text:p>1,45</text:p>
          </table:table-cell>
          <table:table-cell table:style-name="ce5" table:formula="of:=[.B130]/[.E130]" office:value-type="float" office:value="2.07455850486917" calcext:value-type="float">
            <text:p>2,075</text:p>
          </table:table-cell>
          <table:table-cell table:style-name="ce7" table:formula="of:=AVERAGE([.F130:.J130])" office:value-type="float" office:value="0.766" calcext:value-type="float">
            <text:p>0,77</text:p>
          </table:table-cell>
          <table:table-cell table:style-name="ce9" table:formula="of:=AVERAGE([.K130:.O130])" office:value-type="float" office:value="0.882" calcext:value-type="float">
            <text:p>0,88</text:p>
          </table:table-cell>
          <table:table-cell table:style-name="ce12" table:formula="of:=[.Q130]/[.Q466]*(LOG([.R466]*1000)/LOG([.R130]*1000))" office:value-type="float" office:value="1.10548666151749" calcext:value-type="float">
            <text:p>1,11</text:p>
          </table:table-cell>
          <table:table-cell table:style-name="ce12" table:formula="of:=[.Q130]/[.Q466]*(LOG([.S466]*1000)/LOG([.S130]*1000))" office:value-type="float" office:value="0.96974601267819" calcext:value-type="float">
            <text:p>0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175533" calcext:value-type="float">
            <text:p>2175533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131]/([.C131]*[.D131])" office:value-type="float" office:value="1.72064857699657" calcext:value-type="float">
            <text:p>1,72</text:p>
          </table:table-cell>
          <table:table-cell table:style-name="ce5" table:formula="of:=[.B131]/[.E131]" office:value-type="float" office:value="1.74353595187938" calcext:value-type="float">
            <text:p>1,744</text:p>
          </table:table-cell>
          <table:table-cell table:style-name="ce7" table:formula="of:=AVERAGE([.F131:.J131])" office:value-type="float" office:value="0.834" calcext:value-type="float">
            <text:p>0,83</text:p>
          </table:table-cell>
          <table:table-cell table:style-name="ce9" table:formula="of:=AVERAGE([.K131:.O131])" office:value-type="float" office:value="0.754" calcext:value-type="float">
            <text:p>0,75</text:p>
          </table:table-cell>
          <table:table-cell table:style-name="ce12" table:formula="of:=[.Q131]/[.Q467]*(LOG([.R467]*1000)/LOG([.R131]*1000))" office:value-type="float" office:value="0.878310993430903" calcext:value-type="float">
            <text:p>0,88</text:p>
          </table:table-cell>
          <table:table-cell table:style-name="ce12" table:formula="of:=[.Q131]/[.Q467]*(LOG([.S467]*1000)/LOG([.S131]*1000))" office:value-type="float" office:value="0.780697696217867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393044" calcext:value-type="float">
            <text:p>1393044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3"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132]/([.C132]*[.D132])" office:value-type="float" office:value="1.45030191979345" calcext:value-type="float">
            <text:p>1,45</text:p>
          </table:table-cell>
          <table:table-cell table:style-name="ce5" table:formula="of:=[.B132]/[.E132]" office:value-type="float" office:value="2.06854629143085" calcext:value-type="float">
            <text:p>2,069</text:p>
          </table:table-cell>
          <table:table-cell table:style-name="ce7" table:formula="of:=AVERAGE([.F132:.J132])" office:value-type="float" office:value="0.584" calcext:value-type="float">
            <text:p>0,58</text:p>
          </table:table-cell>
          <table:table-cell table:style-name="ce9" table:formula="of:=AVERAGE([.K132:.O132])" office:value-type="float" office:value="0.552" calcext:value-type="float">
            <text:p>0,55</text:p>
          </table:table-cell>
          <table:table-cell table:style-name="ce12" table:formula="of:=[.Q132]/[.Q468]*(LOG([.R468]*1000)/LOG([.R132]*1000))" office:value-type="float" office:value="0.909794432716123" calcext:value-type="float">
            <text:p>0,91</text:p>
          </table:table-cell>
          <table:table-cell table:style-name="ce12" table:formula="of:=[.Q132]/[.Q468]*(LOG([.S468]*1000)/LOG([.S132]*1000))" office:value-type="float" office:value="0.78791368971503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53060" calcext:value-type="float">
            <text:p>1253060</text:p>
          </table:table-cell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3"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.E133]/([.C133]*[.D133])" office:value-type="float" office:value="1.286974348019" calcext:value-type="float">
            <text:p>1,29</text:p>
          </table:table-cell>
          <table:table-cell table:style-name="ce5" table:formula="of:=[.B133]/[.E133]" office:value-type="float" office:value="2.33106156129794" calcext:value-type="float">
            <text:p>2,331</text:p>
          </table:table-cell>
          <table:table-cell table:style-name="ce7" table:formula="of:=AVERAGE([.F133:.J133])" office:value-type="float" office:value="0.6" calcext:value-type="float">
            <text:p>0,60</text:p>
          </table:table-cell>
          <table:table-cell table:style-name="ce9" table:formula="of:=AVERAGE([.K133:.O133])" office:value-type="float" office:value="0.662" calcext:value-type="float">
            <text:p>0,66</text:p>
          </table:table-cell>
          <table:table-cell table:style-name="ce12" table:formula="of:=[.Q133]/[.Q469]*(LOG([.R469]*1000)/LOG([.R133]*1000))" office:value-type="float" office:value="0.938013417812364" calcext:value-type="float">
            <text:p>0,94</text:p>
          </table:table-cell>
          <table:table-cell table:style-name="ce12" table:formula="of:=[.Q133]/[.Q469]*(LOG([.S469]*1000)/LOG([.S133]*1000))" office:value-type="float" office:value="0.80270528152465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476007" calcext:value-type="float">
            <text:p>1476007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.E134]/([.C134]*[.D134])" office:value-type="float" office:value="1.51595545823542" calcext:value-type="float">
            <text:p>1,52</text:p>
          </table:table-cell>
          <table:table-cell table:style-name="ce5" table:formula="of:=[.B134]/[.E134]" office:value-type="float" office:value="1.97896080438643" calcext:value-type="float">
            <text:p>1,979</text:p>
          </table:table-cell>
          <table:table-cell table:style-name="ce7" table:formula="of:=AVERAGE([.F134:.J134])" office:value-type="float" office:value="0.676" calcext:value-type="float">
            <text:p>0,68</text:p>
          </table:table-cell>
          <table:table-cell table:style-name="ce9" table:formula="of:=AVERAGE([.K134:.O134])" office:value-type="float" office:value="0.632" calcext:value-type="float">
            <text:p>0,63</text:p>
          </table:table-cell>
          <table:table-cell table:style-name="ce12" table:formula="of:=[.Q134]/[.Q470]*(LOG([.R470]*1000)/LOG([.R134]*1000))" office:value-type="float" office:value="0.958041103978514" calcext:value-type="float">
            <text:p>0,96</text:p>
          </table:table-cell>
          <table:table-cell table:style-name="ce12" table:formula="of:=[.Q134]/[.Q470]*(LOG([.S470]*1000)/LOG([.S134]*1000))" office:value-type="float" office:value="0.849622071412135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60549" calcext:value-type="float">
            <text:p>2060549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28" table:formula="of:=[.E135]/([.C135]*[.D135])" office:value-type="float" office:value="2.18296995508094" calcext:value-type="float">
            <text:p>2,18</text:p>
          </table:table-cell>
          <table:table-cell table:style-name="ce5" table:formula="of:=[.B135]/[.E135]" office:value-type="float" office:value="1.37428229078755" calcext:value-type="float">
            <text:p>1,374</text:p>
          </table:table-cell>
          <table:table-cell table:style-name="ce7" table:formula="of:=AVERAGE([.F135:.J135])" office:value-type="float" office:value="0.626" calcext:value-type="float">
            <text:p>0,63</text:p>
          </table:table-cell>
          <table:table-cell table:style-name="ce9" table:formula="of:=AVERAGE([.K135:.O135])" office:value-type="float" office:value="0.534" calcext:value-type="float">
            <text:p>0,53</text:p>
          </table:table-cell>
          <table:table-cell table:style-name="ce12" table:formula="of:=[.Q135]/[.Q471]*(LOG([.R471]*1000)/LOG([.R135]*1000))" office:value-type="float" office:value="0.886093225162033" calcext:value-type="float">
            <text:p>0,89</text:p>
          </table:table-cell>
          <table:table-cell table:style-name="ce12" table:formula="of:=[.Q135]/[.Q471]*(LOG([.S471]*1000)/LOG([.S135]*1000))" office:value-type="float" office:value="0.814652075981016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328" calcext:value-type="float">
            <text:p>1558328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4" table:style-name="ce7" office:value-type="float" office:value="0.69" calcext:value-type="float">
            <text:p>0,6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.E136]/([.C136]*[.D136])" office:value-type="float" office:value="1.39168238454504" calcext:value-type="float">
            <text:p>1,39</text:p>
          </table:table-cell>
          <table:table-cell table:style-name="ce5" table:formula="of:=[.B136]/[.E136]" office:value-type="float" office:value="2.15567454348507" calcext:value-type="float">
            <text:p>2,156</text:p>
          </table:table-cell>
          <table:table-cell table:style-name="ce7" table:formula="of:=AVERAGE([.F136:.J136])" office:value-type="float" office:value="0.692" calcext:value-type="float">
            <text:p>0,69</text:p>
          </table:table-cell>
          <table:table-cell table:style-name="ce9" table:formula="of:=AVERAGE([.K136:.O136])" office:value-type="float" office:value="0.794" calcext:value-type="float">
            <text:p>0,79</text:p>
          </table:table-cell>
          <table:table-cell table:style-name="ce12" table:formula="of:=[.Q136]/[.Q472]*(LOG([.R472]*1000)/LOG([.R136]*1000))" office:value-type="float" office:value="1.10376689991821" calcext:value-type="float">
            <text:p>1,10</text:p>
          </table:table-cell>
          <table:table-cell table:style-name="ce12" table:formula="of:=[.Q136]/[.Q472]*(LOG([.S472]*1000)/LOG([.S136]*1000))" office:value-type="float" office:value="0.9902378146462" calcext:value-type="float">
            <text:p>0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92747" calcext:value-type="float">
            <text:p>2492747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37]/([.C137]*[.D137])" office:value-type="float" office:value="1.93944625640323" calcext:value-type="float">
            <text:p>1,94</text:p>
          </table:table-cell>
          <table:table-cell table:style-name="ce5" table:formula="of:=[.B137]/[.E137]" office:value-type="float" office:value="1.54683969131244" calcext:value-type="float">
            <text:p>1,547</text:p>
          </table:table-cell>
          <table:table-cell table:style-name="ce7" table:formula="of:=AVERAGE([.F137:.J137])" office:value-type="float" office:value="0.79" calcext:value-type="float">
            <text:p>0,79</text:p>
          </table:table-cell>
          <table:table-cell table:style-name="ce9" table:formula="of:=AVERAGE([.K137:.O137])" office:value-type="float" office:value="0.778" calcext:value-type="float">
            <text:p>0,78</text:p>
          </table:table-cell>
          <table:table-cell table:style-name="ce12" table:formula="of:=[.Q137]/[.Q473]*(LOG([.R473]*1000)/LOG([.R137]*1000))" office:value-type="float" office:value="0.894077187780481" calcext:value-type="float">
            <text:p>0,89</text:p>
          </table:table-cell>
          <table:table-cell table:style-name="ce12" table:formula="of:=[.Q137]/[.Q473]*(LOG([.S473]*1000)/LOG([.S137]*1000))" office:value-type="float" office:value="0.768570185170595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48219" calcext:value-type="float">
            <text:p>164821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68" calcext:value-type="float">
            <text:p>0,68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38]/([.C138]*[.D138])" office:value-type="float" office:value="1.46784963664862" calcext:value-type="float">
            <text:p>1,47</text:p>
          </table:table-cell>
          <table:table-cell table:style-name="ce5" table:formula="of:=[.B138]/[.E138]" office:value-type="float" office:value="2.04381577933515" calcext:value-type="float">
            <text:p>2,044</text:p>
          </table:table-cell>
          <table:table-cell table:style-name="ce7" table:formula="of:=AVERAGE([.F138:.J138])" office:value-type="float" office:value="0.68" calcext:value-type="float">
            <text:p>0,68</text:p>
          </table:table-cell>
          <table:table-cell table:style-name="ce9" table:formula="of:=AVERAGE([.K138:.O138])" office:value-type="float" office:value="0.672" calcext:value-type="float">
            <text:p>0,67</text:p>
          </table:table-cell>
          <table:table-cell table:style-name="ce12" table:formula="of:=[.Q138]/[.Q474]*(LOG([.R474]*1000)/LOG([.R138]*1000))" office:value-type="float" office:value="1.02518403017359" calcext:value-type="float">
            <text:p>1,03</text:p>
          </table:table-cell>
          <table:table-cell table:style-name="ce12" table:formula="of:=[.Q138]/[.Q474]*(LOG([.S474]*1000)/LOG([.S138]*1000))" office:value-type="float" office:value="0.866993713400075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87636" calcext:value-type="float">
            <text:p>1687636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7" office:value-type="float" office:value="0.61" calcext:value-type="float">
            <text:p>0,61</text:p>
          </table:table-cell>
          <table:table-cell table:number-columns-repeated="4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.E139]/([.C139]*[.D139])" office:value-type="float" office:value="1.81769576756049" calcext:value-type="float">
            <text:p>1,82</text:p>
          </table:table-cell>
          <table:table-cell table:style-name="ce5" table:formula="of:=[.B139]/[.E139]" office:value-type="float" office:value="1.65045068960368" calcext:value-type="float">
            <text:p>1,650</text:p>
          </table:table-cell>
          <table:table-cell table:style-name="ce7" table:formula="of:=AVERAGE([.F139:.J139])" office:value-type="float" office:value="0.706" calcext:value-type="float">
            <text:p>0,71</text:p>
          </table:table-cell>
          <table:table-cell table:style-name="ce9" table:formula="of:=AVERAGE([.K139:.O139])" office:value-type="float" office:value="0.574" calcext:value-type="float">
            <text:p>0,57</text:p>
          </table:table-cell>
          <table:table-cell table:style-name="ce12" table:formula="of:=[.Q139]/[.Q475]*(LOG([.R475]*1000)/LOG([.R139]*1000))" office:value-type="float" office:value="0.846367976383167" calcext:value-type="float">
            <text:p>0,85</text:p>
          </table:table-cell>
          <table:table-cell table:style-name="ce12" table:formula="of:=[.Q139]/[.Q475]*(LOG([.S475]*1000)/LOG([.S139]*1000))" office:value-type="float" office:value="0.776702790209651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366566" calcext:value-type="float">
            <text:p>2366566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40]/([.C140]*[.D140])" office:value-type="float" office:value="1.80213127587184" calcext:value-type="float">
            <text:p>1,80</text:p>
          </table:table-cell>
          <table:table-cell table:style-name="ce5" table:formula="of:=[.B140]/[.E140]" office:value-type="float" office:value="1.66470235776226" calcext:value-type="float">
            <text:p>1,665</text:p>
          </table:table-cell>
          <table:table-cell table:style-name="ce7" table:formula="of:=AVERAGE([.F140:.J140])" office:value-type="float" office:value="0.854" calcext:value-type="float">
            <text:p>0,85</text:p>
          </table:table-cell>
          <table:table-cell table:style-name="ce9" table:formula="of:=AVERAGE([.K140:.O140])" office:value-type="float" office:value="0.832" calcext:value-type="float">
            <text:p>0,83</text:p>
          </table:table-cell>
          <table:table-cell table:style-name="ce12" table:formula="of:=[.Q140]/[.Q476]*(LOG([.R476]*1000)/LOG([.R140]*1000))" office:value-type="float" office:value="0.916218823045687" calcext:value-type="float">
            <text:p>0,92</text:p>
          </table:table-cell>
          <table:table-cell table:style-name="ce12" table:formula="of:=[.Q140]/[.Q476]*(LOG([.S476]*1000)/LOG([.S140]*1000))" office:value-type="float" office:value="0.80365455707062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075603" calcext:value-type="float">
            <text:p>2075603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0.79" calcext:value-type="float">
            <text:p>0,79</text:p>
          </table:table-cell>
          <table:table-cell table:number-columns-repeated="2"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.E141]/([.C141]*[.D141])" office:value-type="float" office:value="1.85746259306987" calcext:value-type="float">
            <text:p>1,86</text:p>
          </table:table-cell>
          <table:table-cell table:style-name="ce5" table:formula="of:=[.B141]/[.E141]" office:value-type="float" office:value="1.61511425836251" calcext:value-type="float">
            <text:p>1,615</text:p>
          </table:table-cell>
          <table:table-cell table:style-name="ce7" table:formula="of:=AVERAGE([.F141:.J141])" office:value-type="float" office:value="0.838" calcext:value-type="float">
            <text:p>0,84</text:p>
          </table:table-cell>
          <table:table-cell table:style-name="ce9" table:formula="of:=AVERAGE([.K141:.O141])" office:value-type="float" office:value="0.672" calcext:value-type="float">
            <text:p>0,67</text:p>
          </table:table-cell>
          <table:table-cell table:style-name="ce12" table:formula="of:=[.Q141]/[.Q477]*(LOG([.R477]*1000)/LOG([.R141]*1000))" office:value-type="float" office:value="0.938913084181461" calcext:value-type="float">
            <text:p>0,94</text:p>
          </table:table-cell>
          <table:table-cell table:style-name="ce12" table:formula="of:=[.Q141]/[.Q477]*(LOG([.S477]*1000)/LOG([.S141]*1000))" office:value-type="float" office:value="0.87139261597412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66766" calcext:value-type="float">
            <text:p>2966766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142]/([.C142]*[.D142])" office:value-type="float" office:value="2.26886356684001" calcext:value-type="float">
            <text:p>2,27</text:p>
          </table:table-cell>
          <table:table-cell table:style-name="ce5" table:formula="of:=[.B142]/[.E142]" office:value-type="float" office:value="1.32225325489102" calcext:value-type="float">
            <text:p>1,322</text:p>
          </table:table-cell>
          <table:table-cell table:style-name="ce7" table:formula="of:=AVERAGE([.F142:.J142])" office:value-type="float" office:value="0.818" calcext:value-type="float">
            <text:p>0,82</text:p>
          </table:table-cell>
          <table:table-cell table:style-name="ce9" table:formula="of:=AVERAGE([.K142:.O142])" office:value-type="float" office:value="0.798" calcext:value-type="float">
            <text:p>0,80</text:p>
          </table:table-cell>
          <table:table-cell table:style-name="ce12" table:formula="of:=[.Q142]/[.Q478]*(LOG([.R478]*1000)/LOG([.R142]*1000))" office:value-type="float" office:value="0.868831529117326" calcext:value-type="float">
            <text:p>0,87</text:p>
          </table:table-cell>
          <table:table-cell table:style-name="ce12" table:formula="of:=[.Q142]/[.Q478]*(LOG([.S478]*1000)/LOG([.S142]*1000))" office:value-type="float" office:value="0.768763506708564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895573" calcext:value-type="float">
            <text:p>1895573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6" calcext:value-type="float">
            <text:p>0,76</text:p>
          </table:table-cell>
          <table:table-cell table:style-name="ce9" office:value-type="float" office:value="0.79" calcext:value-type="float">
            <text:p>0,79</text:p>
          </table:table-cell>
          <table:table-cell table:number-columns-repeated="3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43]/([.C143]*[.D143])" office:value-type="float" office:value="1.47556747415618" calcext:value-type="float">
            <text:p>1,48</text:p>
          </table:table-cell>
          <table:table-cell table:style-name="ce5" table:formula="of:=[.B143]/[.E143]" office:value-type="float" office:value="2.03312507616431" calcext:value-type="float">
            <text:p>2,033</text:p>
          </table:table-cell>
          <table:table-cell table:style-name="ce7" table:formula="of:=AVERAGE([.F143:.J143])" office:value-type="float" office:value="0.764" calcext:value-type="float">
            <text:p>0,76</text:p>
          </table:table-cell>
          <table:table-cell table:style-name="ce9" table:formula="of:=AVERAGE([.K143:.O143])" office:value-type="float" office:value="0.776" calcext:value-type="float">
            <text:p>0,78</text:p>
          </table:table-cell>
          <table:table-cell table:style-name="ce12" table:formula="of:=[.Q143]/[.Q479]*(LOG([.R479]*1000)/LOG([.R143]*1000))" office:value-type="float" office:value="0.921942630223216" calcext:value-type="float">
            <text:p>0,92</text:p>
          </table:table-cell>
          <table:table-cell table:style-name="ce12" table:formula="of:=[.Q143]/[.Q479]*(LOG([.S479]*1000)/LOG([.S143]*1000))" office:value-type="float" office:value="0.749877053980165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79818" calcext:value-type="float">
            <text:p>207981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4" calcext:value-type="float">
            <text:p>0,74</text:p>
          </table:table-cell>
          <table:table-cell table:style-name="ce7" office:value-type="float" office:value="0.75" calcext:value-type="float">
            <text:p>0,7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.E144]/([.C144]*[.D144])" office:value-type="float" office:value="1.91829028485414" calcext:value-type="float">
            <text:p>1,92</text:p>
          </table:table-cell>
          <table:table-cell table:style-name="ce5" table:formula="of:=[.B144]/[.E144]" office:value-type="float" office:value="1.56390030281496" calcext:value-type="float">
            <text:p>1,564</text:p>
          </table:table-cell>
          <table:table-cell table:style-name="ce7" table:formula="of:=AVERAGE([.F144:.J144])" office:value-type="float" office:value="0.74" calcext:value-type="float">
            <text:p>0,74</text:p>
          </table:table-cell>
          <table:table-cell table:style-name="ce9" table:formula="of:=AVERAGE([.K144:.O144])" office:value-type="float" office:value="0.678" calcext:value-type="float">
            <text:p>0,68</text:p>
          </table:table-cell>
          <table:table-cell table:style-name="ce12" table:formula="of:=[.Q144]/[.Q480]*(LOG([.R480]*1000)/LOG([.R144]*1000))" office:value-type="float" office:value="0.895032626952977" calcext:value-type="float">
            <text:p>0,90</text:p>
          </table:table-cell>
          <table:table-cell table:style-name="ce12" table:formula="of:=[.Q144]/[.Q480]*(LOG([.S480]*1000)/LOG([.S144]*1000))" office:value-type="float" office:value="0.810947482330871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05216" calcext:value-type="float">
            <text:p>2405216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45]/([.C145]*[.D145])" office:value-type="float" office:value="1.83025300119317" calcext:value-type="float">
            <text:p>1,83</text:p>
          </table:table-cell>
          <table:table-cell table:style-name="ce5" table:formula="of:=[.B145]/[.E145]" office:value-type="float" office:value="1.63912430318109" calcext:value-type="float">
            <text:p>1,639</text:p>
          </table:table-cell>
          <table:table-cell table:style-name="ce7" table:formula="of:=AVERAGE([.F145:.J145])" office:value-type="float" office:value="0.856" calcext:value-type="float">
            <text:p>0,86</text:p>
          </table:table-cell>
          <table:table-cell table:style-name="ce9" table:formula="of:=AVERAGE([.K145:.O145])" office:value-type="float" office:value="0.79" calcext:value-type="float">
            <text:p>0,79</text:p>
          </table:table-cell>
          <table:table-cell table:style-name="ce12" table:formula="of:=[.Q145]/[.Q481]*(LOG([.R481]*1000)/LOG([.R145]*1000))" office:value-type="float" office:value="0.930195990746405" calcext:value-type="float">
            <text:p>0,93</text:p>
          </table:table-cell>
          <table:table-cell table:style-name="ce12" table:formula="of:=[.Q145]/[.Q481]*(LOG([.S481]*1000)/LOG([.S145]*1000))" office:value-type="float" office:value="0.838442299070847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35067" calcext:value-type="float">
            <text:p>1635067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46]/([.C146]*[.D146])" office:value-type="float" office:value="1.71003493139224" calcext:value-type="float">
            <text:p>1,71</text:p>
          </table:table-cell>
          <table:table-cell table:style-name="ce5" table:formula="of:=[.B146]/[.E146]" office:value-type="float" office:value="1.75435991308001" calcext:value-type="float">
            <text:p>1,754</text:p>
          </table:table-cell>
          <table:table-cell table:style-name="ce7" table:formula="of:=AVERAGE([.F146:.J146])" office:value-type="float" office:value="0.672" calcext:value-type="float">
            <text:p>0,67</text:p>
          </table:table-cell>
          <table:table-cell table:style-name="ce9" table:formula="of:=AVERAGE([.K146:.O146])" office:value-type="float" office:value="0.616" calcext:value-type="float">
            <text:p>0,62</text:p>
          </table:table-cell>
          <table:table-cell table:style-name="ce12" table:formula="of:=[.Q146]/[.Q482]*(LOG([.R482]*1000)/LOG([.R146]*1000))" office:value-type="float" office:value="0.892215361021927" calcext:value-type="float">
            <text:p>0,89</text:p>
          </table:table-cell>
          <table:table-cell table:style-name="ce12" table:formula="of:=[.Q146]/[.Q482]*(LOG([.S482]*1000)/LOG([.S146]*1000))" office:value-type="float" office:value="0.808893386253819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31467" calcext:value-type="float">
            <text:p>16314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.E147]/([.C147]*[.D147])" office:value-type="float" office:value="1.45632368798783" calcext:value-type="float">
            <text:p>1,46</text:p>
          </table:table-cell>
          <table:table-cell table:style-name="ce5" table:formula="of:=[.B147]/[.E147]" office:value-type="float" office:value="2.05999140650715" calcext:value-type="float">
            <text:p>2,060</text:p>
          </table:table-cell>
          <table:table-cell table:style-name="ce7" table:formula="of:=AVERAGE([.F147:.J147])" office:value-type="float" office:value="0.68" calcext:value-type="float">
            <text:p>0,68</text:p>
          </table:table-cell>
          <table:table-cell table:style-name="ce9" table:formula="of:=AVERAGE([.K147:.O147])" office:value-type="float" office:value="0.738" calcext:value-type="float">
            <text:p>0,74</text:p>
          </table:table-cell>
          <table:table-cell table:style-name="ce12" table:formula="of:=[.Q147]/[.Q483]*(LOG([.R483]*1000)/LOG([.R147]*1000))" office:value-type="float" office:value="0.973111052461574" calcext:value-type="float">
            <text:p>0,97</text:p>
          </table:table-cell>
          <table:table-cell table:style-name="ce12" table:formula="of:=[.Q147]/[.Q483]*(LOG([.S483]*1000)/LOG([.S147]*1000))" office:value-type="float" office:value="0.844830012509286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2152" calcext:value-type="float">
            <text:p>1742152</text:p>
          </table:table-cell>
          <table:table-cell table:style-name="ce7" office:value-type="float" office:value="0.88" calcext:value-type="float">
            <text:p>0,88</text:p>
          </table:table-cell>
          <table:table-cell table:number-columns-repeated="4" table:style-name="ce7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4" table:style-name="ce9" office:value-type="float" office:value="0.61" calcext:value-type="float">
            <text:p>0,61</text:p>
          </table:table-cell>
          <table:table-cell table:style-name="ce28" table:formula="of:=[.E148]/([.C148]*[.D148])" office:value-type="float" office:value="1.78930373194419" calcext:value-type="float">
            <text:p>1,79</text:p>
          </table:table-cell>
          <table:table-cell table:style-name="ce5" table:formula="of:=[.B148]/[.E148]" office:value-type="float" office:value="1.67663900738856" calcext:value-type="float">
            <text:p>1,677</text:p>
          </table:table-cell>
          <table:table-cell table:style-name="ce7" table:formula="of:=AVERAGE([.F148:.J148])" office:value-type="float" office:value="0.664" calcext:value-type="float">
            <text:p>0,66</text:p>
          </table:table-cell>
          <table:table-cell table:style-name="ce9" table:formula="of:=AVERAGE([.K148:.O148])" office:value-type="float" office:value="0.608" calcext:value-type="float">
            <text:p>0,61</text:p>
          </table:table-cell>
          <table:table-cell table:style-name="ce12" table:formula="of:=[.Q148]/[.Q484]*(LOG([.R484]*1000)/LOG([.R148]*1000))" office:value-type="float" office:value="1.05532876719636" calcext:value-type="float">
            <text:p>1,06</text:p>
          </table:table-cell>
          <table:table-cell table:style-name="ce12" table:formula="of:=[.Q148]/[.Q484]*(LOG([.S484]*1000)/LOG([.S148]*1000))" office:value-type="float" office:value="0.96342447753395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06463" calcext:value-type="float">
            <text:p>1706463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.E149]/([.C149]*[.D149])" office:value-type="float" office:value="1.75264880120947" calcext:value-type="float">
            <text:p>1,75</text:p>
          </table:table-cell>
          <table:table-cell table:style-name="ce5" table:formula="of:=[.B149]/[.E149]" office:value-type="float" office:value="1.71170426783352" calcext:value-type="float">
            <text:p>1,712</text:p>
          </table:table-cell>
          <table:table-cell table:style-name="ce7" table:formula="of:=AVERAGE([.F149:.J149])" office:value-type="float" office:value="0.702" calcext:value-type="float">
            <text:p>0,70</text:p>
          </table:table-cell>
          <table:table-cell table:style-name="ce9" table:formula="of:=AVERAGE([.K149:.O149])" office:value-type="float" office:value="0.598" calcext:value-type="float">
            <text:p>0,60</text:p>
          </table:table-cell>
          <table:table-cell table:style-name="ce12" table:formula="of:=[.Q149]/[.Q485]*(LOG([.R485]*1000)/LOG([.R149]*1000))" office:value-type="float" office:value="1.04632308035686" calcext:value-type="float">
            <text:p>1,05</text:p>
          </table:table-cell>
          <table:table-cell table:style-name="ce12" table:formula="of:=[.Q149]/[.Q485]*(LOG([.S485]*1000)/LOG([.S149]*1000))" office:value-type="float" office:value="0.949257039957861" calcext:value-type="float">
            <text:p>0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27510" calcext:value-type="float">
            <text:p>232751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.E150]/([.C150]*[.D150])" office:value-type="float" office:value="2.07860903920896" calcext:value-type="float">
            <text:p>2,08</text:p>
          </table:table-cell>
          <table:table-cell table:style-name="ce5" table:formula="of:=[.B150]/[.E150]" office:value-type="float" office:value="1.44327972812147" calcext:value-type="float">
            <text:p>1,443</text:p>
          </table:table-cell>
          <table:table-cell table:style-name="ce7" table:formula="of:=AVERAGE([.F150:.J150])" office:value-type="float" office:value="0.71" calcext:value-type="float">
            <text:p>0,71</text:p>
          </table:table-cell>
          <table:table-cell table:style-name="ce9" table:formula="of:=AVERAGE([.K150:.O150])" office:value-type="float" office:value="0.662" calcext:value-type="float">
            <text:p>0,66</text:p>
          </table:table-cell>
          <table:table-cell table:style-name="ce12" table:formula="of:=[.Q150]/[.Q486]*(LOG([.R486]*1000)/LOG([.R150]*1000))" office:value-type="float" office:value="0.915522360643288" calcext:value-type="float">
            <text:p>0,92</text:p>
          </table:table-cell>
          <table:table-cell table:style-name="ce12" table:formula="of:=[.Q150]/[.Q486]*(LOG([.S486]*1000)/LOG([.S150]*1000))" office:value-type="float" office:value="0.81932179494864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699679" calcext:value-type="float">
            <text:p>1699679</text:p>
          </table:table-cell>
          <table:table-cell table:style-name="ce7" office:value-type="float" office:value="1.88" calcext:value-type="float">
            <text:p>1,88</text:p>
          </table:table-cell>
          <table:table-cell table:number-columns-repeated="2" table:style-name="ce7" office:value-type="float" office:value="0.68" calcext:value-type="float">
            <text:p>0,68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.E151]/([.C151]*[.D151])" office:value-type="float" office:value="1.70199371144757" calcext:value-type="float">
            <text:p>1,70</text:p>
          </table:table-cell>
          <table:table-cell table:style-name="ce5" table:formula="of:=[.B151]/[.E151]" office:value-type="float" office:value="1.76264812355745" calcext:value-type="float">
            <text:p>1,763</text:p>
          </table:table-cell>
          <table:table-cell table:style-name="ce7" table:formula="of:=AVERAGE([.F151:.J151])" office:value-type="float" office:value="0.916" calcext:value-type="float">
            <text:p>0,92</text:p>
          </table:table-cell>
          <table:table-cell table:style-name="ce9" table:formula="of:=AVERAGE([.K151:.O151])" office:value-type="float" office:value="0.642" calcext:value-type="float">
            <text:p>0,64</text:p>
          </table:table-cell>
          <table:table-cell table:style-name="ce12" table:formula="of:=[.Q151]/[.Q487]*(LOG([.R487]*1000)/LOG([.R151]*1000))" office:value-type="float" office:value="0.860411220258683" calcext:value-type="float">
            <text:p>0,86</text:p>
          </table:table-cell>
          <table:table-cell table:style-name="ce12" table:formula="of:=[.Q151]/[.Q487]*(LOG([.S487]*1000)/LOG([.S151]*1000))" office:value-type="float" office:value="0.800104544907179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78683" calcext:value-type="float">
            <text:p>1178683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64" calcext:value-type="float">
            <text:p>0,64</text:p>
          </table:table-cell>
          <table:table-cell table:style-name="ce9" office:value-type="float" office:value="0.65" calcext:value-type="float">
            <text:p>0,65</text:p>
          </table:table-cell>
          <table:table-cell table:style-name="ce28" table:formula="of:=[.E152]/([.C152]*[.D152])" office:value-type="float" office:value="1.22779479166667" calcext:value-type="float">
            <text:p>1,23</text:p>
          </table:table-cell>
          <table:table-cell table:style-name="ce5" table:formula="of:=[.B152]/[.E152]" office:value-type="float" office:value="2.44341862909705" calcext:value-type="float">
            <text:p>2,443</text:p>
          </table:table-cell>
          <table:table-cell table:style-name="ce7" table:formula="of:=AVERAGE([.F152:.J152])" office:value-type="float" office:value="0.598" calcext:value-type="float">
            <text:p>0,60</text:p>
          </table:table-cell>
          <table:table-cell table:style-name="ce9" table:formula="of:=AVERAGE([.K152:.O152])" office:value-type="float" office:value="0.646" calcext:value-type="float">
            <text:p>0,65</text:p>
          </table:table-cell>
          <table:table-cell table:style-name="ce12" table:formula="of:=[.Q152]/[.Q488]*(LOG([.R488]*1000)/LOG([.R152]*1000))" office:value-type="float" office:value="0.955643689910541" calcext:value-type="float">
            <text:p>0,96</text:p>
          </table:table-cell>
          <table:table-cell table:style-name="ce12" table:formula="of:=[.Q152]/[.Q488]*(LOG([.S488]*1000)/LOG([.S152]*1000))" office:value-type="float" office:value="0.810511286416988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86592" calcext:value-type="float">
            <text:p>2086592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28" table:formula="of:=[.E153]/([.C153]*[.D153])" office:value-type="float" office:value="1.8634545038866" calcext:value-type="float">
            <text:p>1,86</text:p>
          </table:table-cell>
          <table:table-cell table:style-name="ce5" table:formula="of:=[.B153]/[.E153]" office:value-type="float" office:value="1.60992086617796" calcext:value-type="float">
            <text:p>1,610</text:p>
          </table:table-cell>
          <table:table-cell table:style-name="ce7" table:formula="of:=AVERAGE([.F153:.J153])" office:value-type="float" office:value="0.766" calcext:value-type="float">
            <text:p>0,77</text:p>
          </table:table-cell>
          <table:table-cell table:style-name="ce9" table:formula="of:=AVERAGE([.K153:.O153])" office:value-type="float" office:value="0.692" calcext:value-type="float">
            <text:p>0,69</text:p>
          </table:table-cell>
          <table:table-cell table:style-name="ce12" table:formula="of:=[.Q153]/[.Q489]*(LOG([.R489]*1000)/LOG([.R153]*1000))" office:value-type="float" office:value="0.911112533082271" calcext:value-type="float">
            <text:p>0,91</text:p>
          </table:table-cell>
          <table:table-cell table:style-name="ce12" table:formula="of:=[.Q153]/[.Q489]*(LOG([.S489]*1000)/LOG([.S153]*1000))" office:value-type="float" office:value="0.8091116257648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15145" calcext:value-type="float">
            <text:p>1415145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28" table:formula="of:=[.E154]/([.C154]*[.D154])" office:value-type="float" office:value="1.40500647328875" calcext:value-type="float">
            <text:p>1,41</text:p>
          </table:table-cell>
          <table:table-cell table:style-name="ce5" table:formula="of:=[.B154]/[.E154]" office:value-type="float" office:value="2.13523278533295" calcext:value-type="float">
            <text:p>2,135</text:p>
          </table:table-cell>
          <table:table-cell table:style-name="ce7" table:formula="of:=AVERAGE([.F154:.J154])" office:value-type="float" office:value="0.694" calcext:value-type="float">
            <text:p>0,69</text:p>
          </table:table-cell>
          <table:table-cell table:style-name="ce9" table:formula="of:=AVERAGE([.K154:.O154])" office:value-type="float" office:value="0.642" calcext:value-type="float">
            <text:p>0,64</text:p>
          </table:table-cell>
          <table:table-cell table:style-name="ce12" table:formula="of:=[.Q154]/[.Q490]*(LOG([.R490]*1000)/LOG([.R154]*1000))" office:value-type="float" office:value="0.958337013327613" calcext:value-type="float">
            <text:p>0,96</text:p>
          </table:table-cell>
          <table:table-cell table:style-name="ce12" table:formula="of:=[.Q154]/[.Q490]*(LOG([.S490]*1000)/LOG([.S154]*1000))" office:value-type="float" office:value="0.844600953858901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17547" calcext:value-type="float">
            <text:p>1717547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155]/([.C155]*[.D155])" office:value-type="float" office:value="1.5338747070759" calcext:value-type="float">
            <text:p>1,53</text:p>
          </table:table-cell>
          <table:table-cell table:style-name="ce5" table:formula="of:=[.B155]/[.E155]" office:value-type="float" office:value="1.95584050975024" calcext:value-type="float">
            <text:p>1,956</text:p>
          </table:table-cell>
          <table:table-cell table:style-name="ce7" table:formula="of:=AVERAGE([.F155:.J155])" office:value-type="float" office:value="0.708" calcext:value-type="float">
            <text:p>0,71</text:p>
          </table:table-cell>
          <table:table-cell table:style-name="ce9" table:formula="of:=AVERAGE([.K155:.O155])" office:value-type="float" office:value="0.756" calcext:value-type="float">
            <text:p>0,76</text:p>
          </table:table-cell>
          <table:table-cell table:style-name="ce12" table:formula="of:=[.Q155]/[.Q491]*(LOG([.R491]*1000)/LOG([.R155]*1000))" office:value-type="float" office:value="1.1164979411039" calcext:value-type="float">
            <text:p>1,12</text:p>
          </table:table-cell>
          <table:table-cell table:style-name="ce12" table:formula="of:=[.Q155]/[.Q491]*(LOG([.S491]*1000)/LOG([.S155]*1000))" office:value-type="float" office:value="0.996106773513685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17839" calcext:value-type="float">
            <text:p>191783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156]/([.C156]*[.D156])" office:value-type="float" office:value="1.63917863247863" calcext:value-type="float">
            <text:p>1,64</text:p>
          </table:table-cell>
          <table:table-cell table:style-name="ce5" table:formula="of:=[.B156]/[.E156]" office:value-type="float" office:value="1.8301932539697" calcext:value-type="float">
            <text:p>1,830</text:p>
          </table:table-cell>
          <table:table-cell table:style-name="ce7" table:formula="of:=AVERAGE([.F156:.J156])" office:value-type="float" office:value="0.734" calcext:value-type="float">
            <text:p>0,73</text:p>
          </table:table-cell>
          <table:table-cell table:style-name="ce9" table:formula="of:=AVERAGE([.K156:.O156])" office:value-type="float" office:value="0.768" calcext:value-type="float">
            <text:p>0,77</text:p>
          </table:table-cell>
          <table:table-cell table:style-name="ce12" table:formula="of:=[.Q156]/[.Q492]*(LOG([.R492]*1000)/LOG([.R156]*1000))" office:value-type="float" office:value="1.11354520750857" calcext:value-type="float">
            <text:p>1,11</text:p>
          </table:table-cell>
          <table:table-cell table:style-name="ce12" table:formula="of:=[.Q156]/[.Q492]*(LOG([.S492]*1000)/LOG([.S156]*1000))" office:value-type="float" office:value="0.99798831140566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80299" calcext:value-type="float">
            <text:p>2680299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9" calcext:value-type="float">
            <text:p>0,69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28" table:formula="of:=[.E157]/([.C157]*[.D157])" office:value-type="float" office:value="2.53154539272356" calcext:value-type="float">
            <text:p>2,53</text:p>
          </table:table-cell>
          <table:table-cell table:style-name="ce5" table:formula="of:=[.B157]/[.E157]" office:value-type="float" office:value="1.18505286163969" calcext:value-type="float">
            <text:p>1,185</text:p>
          </table:table-cell>
          <table:table-cell table:style-name="ce7" table:formula="of:=AVERAGE([.F157:.J157])" office:value-type="float" office:value="0.706" calcext:value-type="float">
            <text:p>0,71</text:p>
          </table:table-cell>
          <table:table-cell table:style-name="ce9" table:formula="of:=AVERAGE([.K157:.O157])" office:value-type="float" office:value="0.582" calcext:value-type="float">
            <text:p>0,58</text:p>
          </table:table-cell>
          <table:table-cell table:style-name="ce12" table:formula="of:=[.Q157]/[.Q493]*(LOG([.R493]*1000)/LOG([.R157]*1000))" office:value-type="float" office:value="0.878572878454481" calcext:value-type="float">
            <text:p>0,88</text:p>
          </table:table-cell>
          <table:table-cell table:style-name="ce12" table:formula="of:=[.Q157]/[.Q493]*(LOG([.S493]*1000)/LOG([.S157]*1000))" office:value-type="float" office:value="0.806254064919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409246" calcext:value-type="float">
            <text:p>1409246</text:p>
          </table:table-cell>
          <table:table-cell table:number-columns-repeated="3" table:style-name="ce7" office:value-type="float" office:value="0.71" calcext:value-type="float">
            <text:p>0,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28" table:formula="of:=[.E158]/([.C158]*[.D158])" office:value-type="float" office:value="1.2585430241198" calcext:value-type="float">
            <text:p>1,26</text:p>
          </table:table-cell>
          <table:table-cell table:style-name="ce5" table:formula="of:=[.B158]/[.E158]" office:value-type="float" office:value="2.38372008861476" calcext:value-type="float">
            <text:p>2,384</text:p>
          </table:table-cell>
          <table:table-cell table:style-name="ce7" table:formula="of:=AVERAGE([.F158:.J158])" office:value-type="float" office:value="0.706" calcext:value-type="float">
            <text:p>0,71</text:p>
          </table:table-cell>
          <table:table-cell table:style-name="ce9" table:formula="of:=AVERAGE([.K158:.O158])" office:value-type="float" office:value="0.74" calcext:value-type="float">
            <text:p>0,74</text:p>
          </table:table-cell>
          <table:table-cell table:style-name="ce12" table:formula="of:=[.Q158]/[.Q494]*(LOG([.R494]*1000)/LOG([.R158]*1000))" office:value-type="float" office:value="1.05009642662396" calcext:value-type="float">
            <text:p>1,05</text:p>
          </table:table-cell>
          <table:table-cell table:style-name="ce12" table:formula="of:=[.Q158]/[.Q494]*(LOG([.S494]*1000)/LOG([.S158]*1000))" office:value-type="float" office:value="0.888153290823876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66634" calcext:value-type="float">
            <text:p>1666634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159]/([.C159]*[.D159])" office:value-type="float" office:value="1.80465393277893" calcext:value-type="float">
            <text:p>1,80</text:p>
          </table:table-cell>
          <table:table-cell table:style-name="ce5" table:formula="of:=[.B159]/[.E159]" office:value-type="float" office:value="1.66237818261238" calcext:value-type="float">
            <text:p>1,662</text:p>
          </table:table-cell>
          <table:table-cell table:style-name="ce7" table:formula="of:=AVERAGE([.F159:.J159])" office:value-type="float" office:value="0.618" calcext:value-type="float">
            <text:p>0,62</text:p>
          </table:table-cell>
          <table:table-cell table:style-name="ce9" table:formula="of:=AVERAGE([.K159:.O159])" office:value-type="float" office:value="0.582" calcext:value-type="float">
            <text:p>0,58</text:p>
          </table:table-cell>
          <table:table-cell table:style-name="ce12" table:formula="of:=[.Q159]/[.Q495]*(LOG([.R495]*1000)/LOG([.R159]*1000))" office:value-type="float" office:value="1.01147917601459" calcext:value-type="float">
            <text:p>1,01</text:p>
          </table:table-cell>
          <table:table-cell table:style-name="ce12" table:formula="of:=[.Q159]/[.Q495]*(LOG([.S495]*1000)/LOG([.S159]*1000))" office:value-type="float" office:value="0.932069013195021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329739" calcext:value-type="float">
            <text:p>2329739</text:p>
          </table:table-cell>
          <table:table-cell table:style-name="ce7" office:value-type="float" office:value="0.86" calcext:value-type="float">
            <text:p>0,86</text:p>
          </table:table-cell>
          <table:table-cell table:number-columns-repeated="2" table:style-name="ce7" office:value-type="float" office:value="0.83" calcext:value-type="float">
            <text:p>0,83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.E160]/([.C160]*[.D160])" office:value-type="float" office:value="1.80872493121417" calcext:value-type="float">
            <text:p>1,81</text:p>
          </table:table-cell>
          <table:table-cell table:style-name="ce5" table:formula="of:=[.B160]/[.E160]" office:value-type="float" office:value="1.65863386413671" calcext:value-type="float">
            <text:p>1,659</text:p>
          </table:table-cell>
          <table:table-cell table:style-name="ce7" table:formula="of:=AVERAGE([.F160:.J160])" office:value-type="float" office:value="0.842" calcext:value-type="float">
            <text:p>0,84</text:p>
          </table:table-cell>
          <table:table-cell table:style-name="ce9" table:formula="of:=AVERAGE([.K160:.O160])" office:value-type="float" office:value="0.828" calcext:value-type="float">
            <text:p>0,83</text:p>
          </table:table-cell>
          <table:table-cell table:style-name="ce12" table:formula="of:=[.Q160]/[.Q496]*(LOG([.R496]*1000)/LOG([.R160]*1000))" office:value-type="float" office:value="0.989814805757103" calcext:value-type="float">
            <text:p>0,99</text:p>
          </table:table-cell>
          <table:table-cell table:style-name="ce12" table:formula="of:=[.Q160]/[.Q496]*(LOG([.S496]*1000)/LOG([.S160]*1000))" office:value-type="float" office:value="0.886862482661884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55489" calcext:value-type="float">
            <text:p>1855489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3" calcext:value-type="float">
            <text:p>0,73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161]/([.C161]*[.D161])" office:value-type="float" office:value="1.70476086349337" calcext:value-type="float">
            <text:p>1,70</text:p>
          </table:table-cell>
          <table:table-cell table:style-name="ce5" table:formula="of:=[.B161]/[.E161]" office:value-type="float" office:value="1.75978623424876" calcext:value-type="float">
            <text:p>1,760</text:p>
          </table:table-cell>
          <table:table-cell table:style-name="ce7" table:formula="of:=AVERAGE([.F161:.J161])" office:value-type="float" office:value="0.732" calcext:value-type="float">
            <text:p>0,73</text:p>
          </table:table-cell>
          <table:table-cell table:style-name="ce9" table:formula="of:=AVERAGE([.K161:.O161])" office:value-type="float" office:value="0.706" calcext:value-type="float">
            <text:p>0,71</text:p>
          </table:table-cell>
          <table:table-cell table:style-name="ce12" table:formula="of:=[.Q161]/[.Q497]*(LOG([.R497]*1000)/LOG([.R161]*1000))" office:value-type="float" office:value="0.838722946658581" calcext:value-type="float">
            <text:p>0,84</text:p>
          </table:table-cell>
          <table:table-cell table:style-name="ce12" table:formula="of:=[.Q161]/[.Q497]*(LOG([.S497]*1000)/LOG([.S161]*1000))" office:value-type="float" office:value="0.75407343504315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972367" calcext:value-type="float">
            <text:p>1972367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.E162]/([.C162]*[.D162])" office:value-type="float" office:value="2.10184036658142" calcext:value-type="float">
            <text:p>2,10</text:p>
          </table:table-cell>
          <table:table-cell table:style-name="ce5" table:formula="of:=[.B162]/[.E162]" office:value-type="float" office:value="1.42732868680119" calcext:value-type="float">
            <text:p>1,427</text:p>
          </table:table-cell>
          <table:table-cell table:style-name="ce7" table:formula="of:=AVERAGE([.F162:.J162])" office:value-type="float" office:value="0.672" calcext:value-type="float">
            <text:p>0,67</text:p>
          </table:table-cell>
          <table:table-cell table:style-name="ce9" table:formula="of:=AVERAGE([.K162:.O162])" office:value-type="float" office:value="0.57" calcext:value-type="float">
            <text:p>0,57</text:p>
          </table:table-cell>
          <table:table-cell table:style-name="ce12" table:formula="of:=[.Q162]/[.Q498]*(LOG([.R498]*1000)/LOG([.R162]*1000))" office:value-type="float" office:value="0.861266166317712" calcext:value-type="float">
            <text:p>0,86</text:p>
          </table:table-cell>
          <table:table-cell table:style-name="ce12" table:formula="of:=[.Q162]/[.Q498]*(LOG([.S498]*1000)/LOG([.S162]*1000))" office:value-type="float" office:value="0.7919721793195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38847" calcext:value-type="float">
            <text:p>1538847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7" calcext:value-type="float">
            <text:p>0,70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5" office:value-type="float" office:value="0.77" calcext:value-type="float">
            <text:p>0,77</text:p>
          </table:table-cell>
          <table:table-cell table:style-name="ce28" table:formula="of:=[.E163]/([.C163]*[.D163])" office:value-type="float" office:value="1.37428465792181" calcext:value-type="float">
            <text:p>1,37</text:p>
          </table:table-cell>
          <table:table-cell table:style-name="ce5" table:formula="of:=[.B163]/[.E163]" office:value-type="float" office:value="2.18296425830508" calcext:value-type="float">
            <text:p>2,183</text:p>
          </table:table-cell>
          <table:table-cell table:style-name="ce7" table:formula="of:=AVERAGE([.F163:.J163])" office:value-type="float" office:value="0.682" calcext:value-type="float">
            <text:p>0,68</text:p>
          </table:table-cell>
          <table:table-cell table:style-name="ce9" table:formula="of:=AVERAGE([.K163:.O163])" office:value-type="float" office:value="0.778" calcext:value-type="float">
            <text:p>0,78</text:p>
          </table:table-cell>
          <table:table-cell table:style-name="ce34" table:formula="of:=[.Q163]/[.Q499]*(LOG([.R499]*1000)/LOG([.R163]*1000))" office:value-type="float" office:value="1.04261735054291" calcext:value-type="float">
            <text:p>1,04</text:p>
          </table:table-cell>
          <table:table-cell table:style-name="ce34" table:formula="of:=[.Q163]/[.Q499]*(LOG([.S499]*1000)/LOG([.S163]*1000))" office:value-type="float" office:value="0.891746835799184" calcext:value-type="float">
            <text:p>0,8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114:.P163])" office:value-type="float" office:value="1.7833431445014" calcext:value-type="float">
            <text:p>1,78</text:p>
          </table:table-cell>
          <table:table-cell table:style-name="ce30" table:formula="of:=AVERAGE([.Q114:.Q163])" office:value-type="float" office:value="1.75173686174444" calcext:value-type="float">
            <text:p>1,752</text:p>
          </table:table-cell>
          <table:table-cell table:style-name="ce31" table:formula="of:=AVERAGE([.R114:.R163])" office:value-type="float" office:value="0.717" calcext:value-type="float">
            <text:p>0,72</text:p>
          </table:table-cell>
          <table:table-cell table:style-name="ce32" table:formula="of:=AVERAGE([.S114:.S163])" office:value-type="float" office:value="0.67572" calcext:value-type="float">
            <text:p>0,68</text:p>
          </table:table-cell>
          <table:table-cell table:style-name="ce35" table:formula="of:=[.Q164]/[.Q500]*(LOG([.R500]*1000)/LOG([.R164]*1000))" office:value-type="float" office:value="0.942575674876454" calcext:value-type="float">
            <text:p>0,94</text:p>
          </table:table-cell>
          <table:table-cell table:style-name="ce35" table:formula="of:=[.Q164]/[.Q500]*(LOG([.S500]*1000)/LOG([.S164]*1000))" office:value-type="float" office:value="0.835945643198956" calcext:value-type="float">
            <text:p>0,8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Daala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63011" calcext:value-type="float">
            <text:p>6630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70]/([.C170]*[.D170])" office:value-type="float" office:value="0.632475102071966" calcext:value-type="float">
            <text:p>0,63</text:p>
          </table:table-cell>
          <table:table-cell table:style-name="ce5" table:formula="of:=[.B170]/[.E170]" office:value-type="float" office:value="4.74329385183655" calcext:value-type="float">
            <text:p>4,743</text:p>
          </table:table-cell>
          <table:table-cell table:style-name="ce7" table:formula="of:=AVERAGE([.F170:.J170])" office:value-type="float" office:value="0.12" calcext:value-type="float">
            <text:p>0,12</text:p>
          </table:table-cell>
          <table:table-cell table:style-name="ce9" table:formula="of:=AVERAGE([.K170:.O170])" office:value-type="float" office:value="0.12" calcext:value-type="float">
            <text:p>0,12</text:p>
          </table:table-cell>
          <table:table-cell table:style-name="ce12" table:formula="of:=[.Q170]/[.Q450]*(LOG([.R450]*1000)/LOG([.R170]*1000))" office:value-type="float" office:value="3.20921218972594" calcext:value-type="float">
            <text:p>3,21</text:p>
          </table:table-cell>
          <table:table-cell table:style-name="ce12" table:formula="of:=[.Q170]/[.Q450]*(LOG([.S450]*1000)/LOG([.S170]*1000))" office:value-type="float" office:value="2.68789160249778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46243" calcext:value-type="float">
            <text:p>946243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171]/([.C171]*[.D171])" office:value-type="float" office:value="0.944309055055247" calcext:value-type="float">
            <text:p>0,94</text:p>
          </table:table-cell>
          <table:table-cell table:style-name="ce5" table:formula="of:=[.B171]/[.E171]" office:value-type="float" office:value="3.17694292058171" calcext:value-type="float">
            <text:p>3,177</text:p>
          </table:table-cell>
          <table:table-cell table:style-name="ce7" table:formula="of:=AVERAGE([.F171:.J171])" office:value-type="float" office:value="0.12" calcext:value-type="float">
            <text:p>0,12</text:p>
          </table:table-cell>
          <table:table-cell table:style-name="ce9" table:formula="of:=AVERAGE([.K171:.O171])" office:value-type="float" office:value="0.128" calcext:value-type="float">
            <text:p>0,13</text:p>
          </table:table-cell>
          <table:table-cell table:style-name="ce12" table:formula="of:=[.Q171]/[.Q451]*(LOG([.R451]*1000)/LOG([.R171]*1000))" office:value-type="float" office:value="2.96442595304439" calcext:value-type="float">
            <text:p>2,96</text:p>
          </table:table-cell>
          <table:table-cell table:style-name="ce12" table:formula="of:=[.Q171]/[.Q451]*(LOG([.S451]*1000)/LOG([.S171]*1000))" office:value-type="float" office:value="2.62807913665869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036688" calcext:value-type="float">
            <text:p>103668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172]/([.C172]*[.D172])" office:value-type="float" office:value="1.01676749131025" calcext:value-type="float">
            <text:p>1,02</text:p>
          </table:table-cell>
          <table:table-cell table:style-name="ce5" table:formula="of:=[.B172]/[.E172]" office:value-type="float" office:value="2.95054249687466" calcext:value-type="float">
            <text:p>2,951</text:p>
          </table:table-cell>
          <table:table-cell table:style-name="ce7" table:formula="of:=AVERAGE([.F172:.J172])" office:value-type="float" office:value="0.13" calcext:value-type="float">
            <text:p>0,13</text:p>
          </table:table-cell>
          <table:table-cell table:style-name="ce9" table:formula="of:=AVERAGE([.K172:.O172])" office:value-type="float" office:value="0.136" calcext:value-type="float">
            <text:p>0,14</text:p>
          </table:table-cell>
          <table:table-cell table:style-name="ce12" table:formula="of:=[.Q172]/[.Q452]*(LOG([.R452]*1000)/LOG([.R172]*1000))" office:value-type="float" office:value="2.73339536177512" calcext:value-type="float">
            <text:p>2,73</text:p>
          </table:table-cell>
          <table:table-cell table:style-name="ce12" table:formula="of:=[.Q172]/[.Q452]*(LOG([.S452]*1000)/LOG([.S172]*1000))" office:value-type="float" office:value="2.44270117943396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08697" calcext:value-type="float">
            <text:p>70869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73]/([.C173]*[.D173])" office:value-type="float" office:value="0.632909843678555" calcext:value-type="float">
            <text:p>0,63</text:p>
          </table:table-cell>
          <table:table-cell table:style-name="ce5" table:formula="of:=[.B173]/[.E173]" office:value-type="float" office:value="4.74003417539513" calcext:value-type="float">
            <text:p>4,740</text:p>
          </table:table-cell>
          <table:table-cell table:style-name="ce7" table:formula="of:=AVERAGE([.F173:.J173])" office:value-type="float" office:value="0.124" calcext:value-type="float">
            <text:p>0,12</text:p>
          </table:table-cell>
          <table:table-cell table:style-name="ce9" table:formula="of:=AVERAGE([.K173:.O173])" office:value-type="float" office:value="0.13" calcext:value-type="float">
            <text:p>0,13</text:p>
          </table:table-cell>
          <table:table-cell table:style-name="ce12" table:formula="of:=[.Q173]/[.Q453]*(LOG([.R453]*1000)/LOG([.R173]*1000))" office:value-type="float" office:value="3.40833326891549" calcext:value-type="float">
            <text:p>3,41</text:p>
          </table:table-cell>
          <table:table-cell table:style-name="ce12" table:formula="of:=[.Q173]/[.Q453]*(LOG([.S453]*1000)/LOG([.S173]*1000))" office:value-type="float" office:value="2.90638564104137" calcext:value-type="float">
            <text:p>2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28518" calcext:value-type="float">
            <text:p>72851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174]/([.C174]*[.D174])" office:value-type="float" office:value="0.74643237704918" calcext:value-type="float">
            <text:p>0,75</text:p>
          </table:table-cell>
          <table:table-cell table:style-name="ce5" table:formula="of:=[.B174]/[.E174]" office:value-type="float" office:value="4.01914022714607" calcext:value-type="float">
            <text:p>4,019</text:p>
          </table:table-cell>
          <table:table-cell table:style-name="ce7" table:formula="of:=AVERAGE([.F174:.J174])" office:value-type="float" office:value="0.112" calcext:value-type="float">
            <text:p>0,11</text:p>
          </table:table-cell>
          <table:table-cell table:style-name="ce9" table:formula="of:=AVERAGE([.K174:.O174])" office:value-type="float" office:value="0.118" calcext:value-type="float">
            <text:p>0,12</text:p>
          </table:table-cell>
          <table:table-cell table:style-name="ce12" table:formula="of:=[.Q174]/[.Q454]*(LOG([.R454]*1000)/LOG([.R174]*1000))" office:value-type="float" office:value="2.87011517972976" calcext:value-type="float">
            <text:p>2,87</text:p>
          </table:table-cell>
          <table:table-cell table:style-name="ce12" table:formula="of:=[.Q174]/[.Q454]*(LOG([.S454]*1000)/LOG([.S174]*1000))" office:value-type="float" office:value="2.53394961325079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93960" calcext:value-type="float">
            <text:p>99396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.E175]/([.C175]*[.D175])" office:value-type="float" office:value="0.756355467893929" calcext:value-type="float">
            <text:p>0,76</text:p>
          </table:table-cell>
          <table:table-cell table:style-name="ce5" table:formula="of:=[.B175]/[.E175]" office:value-type="float" office:value="3.96640508672381" calcext:value-type="float">
            <text:p>3,966</text:p>
          </table:table-cell>
          <table:table-cell table:style-name="ce7" table:formula="of:=AVERAGE([.F175:.J175])" office:value-type="float" office:value="0.144" calcext:value-type="float">
            <text:p>0,14</text:p>
          </table:table-cell>
          <table:table-cell table:style-name="ce9" table:formula="of:=AVERAGE([.K175:.O175])" office:value-type="float" office:value="0.152" calcext:value-type="float">
            <text:p>0,15</text:p>
          </table:table-cell>
          <table:table-cell table:style-name="ce12" table:formula="of:=[.Q175]/[.Q455]*(LOG([.R455]*1000)/LOG([.R175]*1000))" office:value-type="float" office:value="3.03830708673092" calcext:value-type="float">
            <text:p>3,04</text:p>
          </table:table-cell>
          <table:table-cell table:style-name="ce12" table:formula="of:=[.Q175]/[.Q455]*(LOG([.S455]*1000)/LOG([.S175]*1000))" office:value-type="float" office:value="2.57001497341218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63293" calcext:value-type="float">
            <text:p>96329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76]/([.C176]*[.D176])" office:value-type="float" office:value="0.968561977155727" calcext:value-type="float">
            <text:p>0,97</text:p>
          </table:table-cell>
          <table:table-cell table:style-name="ce5" table:formula="of:=[.B176]/[.E176]" office:value-type="float" office:value="3.0973919669301" calcext:value-type="float">
            <text:p>3,097</text:p>
          </table:table-cell>
          <table:table-cell table:style-name="ce7" table:formula="of:=AVERAGE([.F176:.J176])" office:value-type="float" office:value="0.112" calcext:value-type="float">
            <text:p>0,11</text:p>
          </table:table-cell>
          <table:table-cell table:style-name="ce9" table:formula="of:=AVERAGE([.K176:.O176])" office:value-type="float" office:value="0.12" calcext:value-type="float">
            <text:p>0,12</text:p>
          </table:table-cell>
          <table:table-cell table:style-name="ce12" table:formula="of:=[.Q176]/[.Q456]*(LOG([.R456]*1000)/LOG([.R176]*1000))" office:value-type="float" office:value="2.34228814357061" calcext:value-type="float">
            <text:p>2,34</text:p>
          </table:table-cell>
          <table:table-cell table:style-name="ce12" table:formula="of:=[.Q176]/[.Q456]*(LOG([.S456]*1000)/LOG([.S176]*1000))" office:value-type="float" office:value="1.97954039547512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33438" calcext:value-type="float">
            <text:p>53343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77]/([.C177]*[.D177])" office:value-type="float" office:value="0.539689766252266" calcext:value-type="float">
            <text:p>0,54</text:p>
          </table:table-cell>
          <table:table-cell table:style-name="ce5" table:formula="of:=[.B177]/[.E177]" office:value-type="float" office:value="5.55877908960367" calcext:value-type="float">
            <text:p>5,559</text:p>
          </table:table-cell>
          <table:table-cell table:style-name="ce7" table:formula="of:=AVERAGE([.F177:.J177])" office:value-type="float" office:value="0.108" calcext:value-type="float">
            <text:p>0,11</text:p>
          </table:table-cell>
          <table:table-cell table:style-name="ce9" table:formula="of:=AVERAGE([.K177:.O177])" office:value-type="float" office:value="0.11" calcext:value-type="float">
            <text:p>0,11</text:p>
          </table:table-cell>
          <table:table-cell table:style-name="ce12" table:formula="of:=[.Q177]/[.Q457]*(LOG([.R457]*1000)/LOG([.R177]*1000))" office:value-type="float" office:value="3.07184181652546" calcext:value-type="float">
            <text:p>3,07</text:p>
          </table:table-cell>
          <table:table-cell table:style-name="ce12" table:formula="of:=[.Q177]/[.Q457]*(LOG([.S457]*1000)/LOG([.S177]*1000))" office:value-type="float" office:value="2.556380909767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931484" calcext:value-type="float">
            <text:p>93148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78]/([.C178]*[.D178])" office:value-type="float" office:value="0.877533255454648" calcext:value-type="float">
            <text:p>0,88</text:p>
          </table:table-cell>
          <table:table-cell table:style-name="ce5" table:formula="of:=[.B178]/[.E178]" office:value-type="float" office:value="3.41869103495068" calcext:value-type="float">
            <text:p>3,419</text:p>
          </table:table-cell>
          <table:table-cell table:style-name="ce7" table:formula="of:=AVERAGE([.F178:.J178])" office:value-type="float" office:value="0.124" calcext:value-type="float">
            <text:p>0,12</text:p>
          </table:table-cell>
          <table:table-cell table:style-name="ce9" table:formula="of:=AVERAGE([.K178:.O178])" office:value-type="float" office:value="0.132" calcext:value-type="float">
            <text:p>0,13</text:p>
          </table:table-cell>
          <table:table-cell table:style-name="ce12" table:formula="of:=[.Q178]/[.Q458]*(LOG([.R458]*1000)/LOG([.R178]*1000))" office:value-type="float" office:value="3.1694460272452" calcext:value-type="float">
            <text:p>3,17</text:p>
          </table:table-cell>
          <table:table-cell table:style-name="ce12" table:formula="of:=[.Q178]/[.Q458]*(LOG([.S458]*1000)/LOG([.S178]*1000))" office:value-type="float" office:value="2.82341245681346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029207" calcext:value-type="float">
            <text:p>102920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.E179]/([.C179]*[.D179])" office:value-type="float" office:value="1.08744167666898" calcext:value-type="float">
            <text:p>1,09</text:p>
          </table:table-cell>
          <table:table-cell table:style-name="ce5" table:formula="of:=[.B179]/[.E179]" office:value-type="float" office:value="2.75878419015805" calcext:value-type="float">
            <text:p>2,759</text:p>
          </table:table-cell>
          <table:table-cell table:style-name="ce7" table:formula="of:=AVERAGE([.F179:.J179])" office:value-type="float" office:value="0.118" calcext:value-type="float">
            <text:p>0,12</text:p>
          </table:table-cell>
          <table:table-cell table:style-name="ce9" table:formula="of:=AVERAGE([.K179:.O179])" office:value-type="float" office:value="0.122" calcext:value-type="float">
            <text:p>0,12</text:p>
          </table:table-cell>
          <table:table-cell table:style-name="ce12" table:formula="of:=[.Q179]/[.Q459]*(LOG([.R459]*1000)/LOG([.R179]*1000))" office:value-type="float" office:value="2.75016916173175" calcext:value-type="float">
            <text:p>2,75</text:p>
          </table:table-cell>
          <table:table-cell table:style-name="ce12" table:formula="of:=[.Q179]/[.Q459]*(LOG([.S459]*1000)/LOG([.S179]*1000))" office:value-type="float" office:value="2.45788894049346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6059" calcext:value-type="float">
            <text:p>766059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180]/([.C180]*[.D180])" office:value-type="float" office:value="0.651277800448888" calcext:value-type="float">
            <text:p>0,65</text:p>
          </table:table-cell>
          <table:table-cell table:style-name="ce5" table:formula="of:=[.B180]/[.E180]" office:value-type="float" office:value="4.60635016362969" calcext:value-type="float">
            <text:p>4,606</text:p>
          </table:table-cell>
          <table:table-cell table:style-name="ce7" table:formula="of:=AVERAGE([.F180:.J180])" office:value-type="float" office:value="0.13" calcext:value-type="float">
            <text:p>0,13</text:p>
          </table:table-cell>
          <table:table-cell table:style-name="ce9" table:formula="of:=AVERAGE([.K180:.O180])" office:value-type="float" office:value="0.14" calcext:value-type="float">
            <text:p>0,14</text:p>
          </table:table-cell>
          <table:table-cell table:style-name="ce12" table:formula="of:=[.Q180]/[.Q460]*(LOG([.R460]*1000)/LOG([.R180]*1000))" office:value-type="float" office:value="3.22481532899625" calcext:value-type="float">
            <text:p>3,22</text:p>
          </table:table-cell>
          <table:table-cell table:style-name="ce12" table:formula="of:=[.Q180]/[.Q460]*(LOG([.S460]*1000)/LOG([.S180]*1000))" office:value-type="float" office:value="2.7621112413847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61975" calcext:value-type="float">
            <text:p>86197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28" table:formula="of:=[.E181]/([.C181]*[.D181])" office:value-type="float" office:value="0.655921268902038" calcext:value-type="float">
            <text:p>0,66</text:p>
          </table:table-cell>
          <table:table-cell table:style-name="ce5" table:formula="of:=[.B181]/[.E181]" office:value-type="float" office:value="4.5737382174657" calcext:value-type="float">
            <text:p>4,574</text:p>
          </table:table-cell>
          <table:table-cell table:style-name="ce7" table:formula="of:=AVERAGE([.F181:.J181])" office:value-type="float" office:value="0.152" calcext:value-type="float">
            <text:p>0,15</text:p>
          </table:table-cell>
          <table:table-cell table:style-name="ce9" table:formula="of:=AVERAGE([.K181:.O181])" office:value-type="float" office:value="0.152" calcext:value-type="float">
            <text:p>0,15</text:p>
          </table:table-cell>
          <table:table-cell table:style-name="ce12" table:formula="of:=[.Q181]/[.Q461]*(LOG([.R461]*1000)/LOG([.R181]*1000))" office:value-type="float" office:value="3.59624066395648" calcext:value-type="float">
            <text:p>3,60</text:p>
          </table:table-cell>
          <table:table-cell table:style-name="ce12" table:formula="of:=[.Q181]/[.Q461]*(LOG([.S461]*1000)/LOG([.S181]*1000))" office:value-type="float" office:value="3.15260531932434" calcext:value-type="float">
            <text:p>3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71283" calcext:value-type="float">
            <text:p>971283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182]/([.C182]*[.D182])" office:value-type="float" office:value="1.00504445327439" calcext:value-type="float">
            <text:p>1,01</text:p>
          </table:table-cell>
          <table:table-cell table:style-name="ce5" table:formula="of:=[.B182]/[.E182]" office:value-type="float" office:value="2.98495906960175" calcext:value-type="float">
            <text:p>2,985</text:p>
          </table:table-cell>
          <table:table-cell table:style-name="ce7" table:formula="of:=AVERAGE([.F182:.J182])" office:value-type="float" office:value="0.122" calcext:value-type="float">
            <text:p>0,12</text:p>
          </table:table-cell>
          <table:table-cell table:style-name="ce9" table:formula="of:=AVERAGE([.K182:.O182])" office:value-type="float" office:value="0.124" calcext:value-type="float">
            <text:p>0,12</text:p>
          </table:table-cell>
          <table:table-cell table:style-name="ce12" table:formula="of:=[.Q182]/[.Q462]*(LOG([.R462]*1000)/LOG([.R182]*1000))" office:value-type="float" office:value="2.87549270274015" calcext:value-type="float">
            <text:p>2,88</text:p>
          </table:table-cell>
          <table:table-cell table:style-name="ce12" table:formula="of:=[.Q182]/[.Q462]*(LOG([.S462]*1000)/LOG([.S182]*1000))" office:value-type="float" office:value="2.5756353677368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75536" calcext:value-type="float">
            <text:p>77553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83]/([.C183]*[.D183])" office:value-type="float" office:value="0.782901537666365" calcext:value-type="float">
            <text:p>0,78</text:p>
          </table:table-cell>
          <table:table-cell table:style-name="ce5" table:formula="of:=[.B183]/[.E183]" office:value-type="float" office:value="3.83192011718347" calcext:value-type="float">
            <text:p>3,832</text:p>
          </table:table-cell>
          <table:table-cell table:style-name="ce7" table:formula="of:=AVERAGE([.F183:.J183])" office:value-type="float" office:value="0.128" calcext:value-type="float">
            <text:p>0,13</text:p>
          </table:table-cell>
          <table:table-cell table:style-name="ce9" table:formula="of:=AVERAGE([.K183:.O183])" office:value-type="float" office:value="0.12" calcext:value-type="float">
            <text:p>0,12</text:p>
          </table:table-cell>
          <table:table-cell table:style-name="ce12" table:formula="of:=[.Q183]/[.Q463]*(LOG([.R463]*1000)/LOG([.R183]*1000))" office:value-type="float" office:value="3.12549369161259" calcext:value-type="float">
            <text:p>3,13</text:p>
          </table:table-cell>
          <table:table-cell table:style-name="ce12" table:formula="of:=[.Q183]/[.Q463]*(LOG([.S463]*1000)/LOG([.S183]*1000))" office:value-type="float" office:value="2.81514329621044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42398" calcext:value-type="float">
            <text:p>842398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84]/([.C184]*[.D184])" office:value-type="float" office:value="0.850907070707071" calcext:value-type="float">
            <text:p>0,85</text:p>
          </table:table-cell>
          <table:table-cell table:style-name="ce5" table:formula="of:=[.B184]/[.E184]" office:value-type="float" office:value="3.52566838952609" calcext:value-type="float">
            <text:p>3,526</text:p>
          </table:table-cell>
          <table:table-cell table:style-name="ce7" table:formula="of:=AVERAGE([.F184:.J184])" office:value-type="float" office:value="0.12" calcext:value-type="float">
            <text:p>0,12</text:p>
          </table:table-cell>
          <table:table-cell table:style-name="ce9" table:formula="of:=AVERAGE([.K184:.O184])" office:value-type="float" office:value="0.126" calcext:value-type="float">
            <text:p>0,13</text:p>
          </table:table-cell>
          <table:table-cell table:style-name="ce12" table:formula="of:=[.Q184]/[.Q464]*(LOG([.R464]*1000)/LOG([.R184]*1000))" office:value-type="float" office:value="2.84141462871627" calcext:value-type="float">
            <text:p>2,84</text:p>
          </table:table-cell>
          <table:table-cell table:style-name="ce12" table:formula="of:=[.Q184]/[.Q464]*(LOG([.S464]*1000)/LOG([.S184]*1000))" office:value-type="float" office:value="2.49437653504799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85151" calcext:value-type="float">
            <text:p>48515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185]/([.C185]*[.D185])" office:value-type="float" office:value="0.522089904955405" calcext:value-type="float">
            <text:p>0,52</text:p>
          </table:table-cell>
          <table:table-cell table:style-name="ce5" table:formula="of:=[.B185]/[.E185]" office:value-type="float" office:value="5.7461697492121" calcext:value-type="float">
            <text:p>5,746</text:p>
          </table:table-cell>
          <table:table-cell table:style-name="ce7" table:formula="of:=AVERAGE([.F185:.J185])" office:value-type="float" office:value="0.096" calcext:value-type="float">
            <text:p>0,10</text:p>
          </table:table-cell>
          <table:table-cell table:style-name="ce9" table:formula="of:=AVERAGE([.K185:.O185])" office:value-type="float" office:value="0.1" calcext:value-type="float">
            <text:p>0,10</text:p>
          </table:table-cell>
          <table:table-cell table:style-name="ce12" table:formula="of:=[.Q185]/[.Q465]*(LOG([.R465]*1000)/LOG([.R185]*1000))" office:value-type="float" office:value="3.32162112720243" calcext:value-type="float">
            <text:p>3,32</text:p>
          </table:table-cell>
          <table:table-cell table:style-name="ce12" table:formula="of:=[.Q185]/[.Q465]*(LOG([.S465]*1000)/LOG([.S185]*1000))" office:value-type="float" office:value="2.8865216885846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716866" calcext:value-type="float">
            <text:p>71686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186]/([.C186]*[.D186])" office:value-type="float" office:value="0.596791541791542" calcext:value-type="float">
            <text:p>0,60</text:p>
          </table:table-cell>
          <table:table-cell table:style-name="ce5" table:formula="of:=[.B186]/[.E186]" office:value-type="float" office:value="5.02690321482676" calcext:value-type="float">
            <text:p>5,027</text:p>
          </table:table-cell>
          <table:table-cell table:style-name="ce7" table:formula="of:=AVERAGE([.F186:.J186])" office:value-type="float" office:value="0.136" calcext:value-type="float">
            <text:p>0,14</text:p>
          </table:table-cell>
          <table:table-cell table:style-name="ce9" table:formula="of:=AVERAGE([.K186:.O186])" office:value-type="float" office:value="0.14" calcext:value-type="float">
            <text:p>0,14</text:p>
          </table:table-cell>
          <table:table-cell table:style-name="ce12" table:formula="of:=[.Q186]/[.Q466]*(LOG([.R466]*1000)/LOG([.R186]*1000))" office:value-type="float" office:value="3.62124143350171" calcext:value-type="float">
            <text:p>3,62</text:p>
          </table:table-cell>
          <table:table-cell table:style-name="ce12" table:formula="of:=[.Q186]/[.Q466]*(LOG([.S466]*1000)/LOG([.S186]*1000))" office:value-type="float" office:value="3.2250140164295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83128" calcext:value-type="float">
            <text:p>88312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87]/([.C187]*[.D187])" office:value-type="float" office:value="0.698473862040165" calcext:value-type="float">
            <text:p>0,70</text:p>
          </table:table-cell>
          <table:table-cell table:style-name="ce5" table:formula="of:=[.B187]/[.E187]" office:value-type="float" office:value="4.29509652054968" calcext:value-type="float">
            <text:p>4,295</text:p>
          </table:table-cell>
          <table:table-cell table:style-name="ce7" table:formula="of:=AVERAGE([.F187:.J187])" office:value-type="float" office:value="0.144" calcext:value-type="float">
            <text:p>0,14</text:p>
          </table:table-cell>
          <table:table-cell table:style-name="ce9" table:formula="of:=AVERAGE([.K187:.O187])" office:value-type="float" office:value="0.152" calcext:value-type="float">
            <text:p>0,15</text:p>
          </table:table-cell>
          <table:table-cell table:style-name="ce12" table:formula="of:=[.Q187]/[.Q467]*(LOG([.R467]*1000)/LOG([.R187]*1000))" office:value-type="float" office:value="2.92834471408759" calcext:value-type="float">
            <text:p>2,93</text:p>
          </table:table-cell>
          <table:table-cell table:style-name="ce12" table:formula="of:=[.Q187]/[.Q467]*(LOG([.S467]*1000)/LOG([.S187]*1000))" office:value-type="float" office:value="2.536280130445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8240" calcext:value-type="float">
            <text:p>57824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88]/([.C188]*[.D188])" office:value-type="float" office:value="0.602007246075043" calcext:value-type="float">
            <text:p>0,60</text:p>
          </table:table-cell>
          <table:table-cell table:style-name="ce5" table:formula="of:=[.B188]/[.E188]" office:value-type="float" office:value="4.98335639180963" calcext:value-type="float">
            <text:p>4,983</text:p>
          </table:table-cell>
          <table:table-cell table:style-name="ce7" table:formula="of:=AVERAGE([.F188:.J188])" office:value-type="float" office:value="0.11" calcext:value-type="float">
            <text:p>0,11</text:p>
          </table:table-cell>
          <table:table-cell table:style-name="ce9" table:formula="of:=AVERAGE([.K188:.O188])" office:value-type="float" office:value="0.11" calcext:value-type="float">
            <text:p>0,11</text:p>
          </table:table-cell>
          <table:table-cell table:style-name="ce12" table:formula="of:=[.Q188]/[.Q468]*(LOG([.R468]*1000)/LOG([.R188]*1000))" office:value-type="float" office:value="2.97023230064698" calcext:value-type="float">
            <text:p>2,97</text:p>
          </table:table-cell>
          <table:table-cell table:style-name="ce12" table:formula="of:=[.Q188]/[.Q468]*(LOG([.S468]*1000)/LOG([.S188]*1000))" office:value-type="float" office:value="2.54956798051596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91399" calcext:value-type="float">
            <text:p>491399</text:p>
          </table:table-cell>
          <table:table-cell table:number-columns-repeated="5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189]/([.C189]*[.D189])" office:value-type="float" office:value="0.504698823394081" calcext:value-type="float">
            <text:p>0,50</text:p>
          </table:table-cell>
          <table:table-cell table:style-name="ce5" table:formula="of:=[.B189]/[.E189]" office:value-type="float" office:value="5.94417164056093" calcext:value-type="float">
            <text:p>5,944</text:p>
          </table:table-cell>
          <table:table-cell table:style-name="ce7" table:formula="of:=AVERAGE([.F189:.J189])" office:value-type="float" office:value="0.1" calcext:value-type="float">
            <text:p>0,10</text:p>
          </table:table-cell>
          <table:table-cell table:style-name="ce9" table:formula="of:=AVERAGE([.K189:.O189])" office:value-type="float" office:value="0.108" calcext:value-type="float">
            <text:p>0,11</text:p>
          </table:table-cell>
          <table:table-cell table:style-name="ce12" table:formula="of:=[.Q189]/[.Q469]*(LOG([.R469]*1000)/LOG([.R189]*1000))" office:value-type="float" office:value="3.32255776161811" calcext:value-type="float">
            <text:p>3,32</text:p>
          </table:table-cell>
          <table:table-cell table:style-name="ce12" table:formula="of:=[.Q189]/[.Q469]*(LOG([.S469]*1000)/LOG([.S189]*1000))" office:value-type="float" office:value="2.83953384152007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16557" calcext:value-type="float">
            <text:p>616557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190]/([.C190]*[.D190])" office:value-type="float" office:value="0.633244252543014" calcext:value-type="float">
            <text:p>0,63</text:p>
          </table:table-cell>
          <table:table-cell table:style-name="ce5" table:formula="of:=[.B190]/[.E190]" office:value-type="float" office:value="4.73753440476712" calcext:value-type="float">
            <text:p>4,738</text:p>
          </table:table-cell>
          <table:table-cell table:style-name="ce7" table:formula="of:=AVERAGE([.F190:.J190])" office:value-type="float" office:value="0.11" calcext:value-type="float">
            <text:p>0,11</text:p>
          </table:table-cell>
          <table:table-cell table:style-name="ce9" table:formula="of:=AVERAGE([.K190:.O190])" office:value-type="float" office:value="0.118" calcext:value-type="float">
            <text:p>0,12</text:p>
          </table:table-cell>
          <table:table-cell table:style-name="ce12" table:formula="of:=[.Q190]/[.Q470]*(LOG([.R470]*1000)/LOG([.R190]*1000))" office:value-type="float" office:value="3.17944288622694" calcext:value-type="float">
            <text:p>3,18</text:p>
          </table:table-cell>
          <table:table-cell table:style-name="ce12" table:formula="of:=[.Q190]/[.Q470]*(LOG([.S470]*1000)/LOG([.S190]*1000))" office:value-type="float" office:value="2.74944597842336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53718" calcext:value-type="float">
            <text:p>853718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191]/([.C191]*[.D191])" office:value-type="float" office:value="0.904438935503009" calcext:value-type="float">
            <text:p>0,90</text:p>
          </table:table-cell>
          <table:table-cell table:style-name="ce5" table:formula="of:=[.B191]/[.E191]" office:value-type="float" office:value="3.31699226208186" calcext:value-type="float">
            <text:p>3,317</text:p>
          </table:table-cell>
          <table:table-cell table:style-name="ce7" table:formula="of:=AVERAGE([.F191:.J191])" office:value-type="float" office:value="0.112" calcext:value-type="float">
            <text:p>0,11</text:p>
          </table:table-cell>
          <table:table-cell table:style-name="ce9" table:formula="of:=AVERAGE([.K191:.O191])" office:value-type="float" office:value="0.12" calcext:value-type="float">
            <text:p>0,12</text:p>
          </table:table-cell>
          <table:table-cell table:style-name="ce12" table:formula="of:=[.Q191]/[.Q471]*(LOG([.R471]*1000)/LOG([.R191]*1000))" office:value-type="float" office:value="2.91867759919707" calcext:value-type="float">
            <text:p>2,92</text:p>
          </table:table-cell>
          <table:table-cell table:style-name="ce12" table:formula="of:=[.Q191]/[.Q471]*(LOG([.S471]*1000)/LOG([.S191]*1000))" office:value-type="float" office:value="2.57940570509417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9683" calcext:value-type="float">
            <text:p>659683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192]/([.C192]*[.D192])" office:value-type="float" office:value="0.589137338534522" calcext:value-type="float">
            <text:p>0,59</text:p>
          </table:table-cell>
          <table:table-cell table:style-name="ce5" table:formula="of:=[.B192]/[.E192]" office:value-type="float" office:value="5.09221550350699" calcext:value-type="float">
            <text:p>5,092</text:p>
          </table:table-cell>
          <table:table-cell table:style-name="ce7" table:formula="of:=AVERAGE([.F192:.J192])" office:value-type="float" office:value="0.122" calcext:value-type="float">
            <text:p>0,12</text:p>
          </table:table-cell>
          <table:table-cell table:style-name="ce9" table:formula="of:=AVERAGE([.K192:.O192])" office:value-type="float" office:value="0.13" calcext:value-type="float">
            <text:p>0,13</text:p>
          </table:table-cell>
          <table:table-cell table:style-name="ce12" table:formula="of:=[.Q192]/[.Q472]*(LOG([.R472]*1000)/LOG([.R192]*1000))" office:value-type="float" office:value="3.54932933958622" calcext:value-type="float">
            <text:p>3,55</text:p>
          </table:table-cell>
          <table:table-cell table:style-name="ce12" table:formula="of:=[.Q192]/[.Q472]*(LOG([.S472]*1000)/LOG([.S192]*1000))" office:value-type="float" office:value="3.20878677766272" calcext:value-type="float">
            <text:p>3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022503" calcext:value-type="float">
            <text:p>102250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193]/([.C193]*[.D193])" office:value-type="float" office:value="0.795543878103585" calcext:value-type="float">
            <text:p>0,80</text:p>
          </table:table-cell>
          <table:table-cell table:style-name="ce5" table:formula="of:=[.B193]/[.E193]" office:value-type="float" office:value="3.7710207207216" calcext:value-type="float">
            <text:p>3,771</text:p>
          </table:table-cell>
          <table:table-cell table:style-name="ce7" table:formula="of:=AVERAGE([.F193:.J193])" office:value-type="float" office:value="0.152" calcext:value-type="float">
            <text:p>0,15</text:p>
          </table:table-cell>
          <table:table-cell table:style-name="ce9" table:formula="of:=AVERAGE([.K193:.O193])" office:value-type="float" office:value="0.154" calcext:value-type="float">
            <text:p>0,15</text:p>
          </table:table-cell>
          <table:table-cell table:style-name="ce12" table:formula="of:=[.Q193]/[.Q473]*(LOG([.R473]*1000)/LOG([.R193]*1000))" office:value-type="float" office:value="2.8947262885689" calcext:value-type="float">
            <text:p>2,89</text:p>
          </table:table-cell>
          <table:table-cell table:style-name="ce12" table:formula="of:=[.Q193]/[.Q473]*(LOG([.S473]*1000)/LOG([.S193]*1000))" office:value-type="float" office:value="2.4762243823302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95534" calcext:value-type="float">
            <text:p>695534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194]/([.C194]*[.D194])" office:value-type="float" office:value="0.61941970646908" calcext:value-type="float">
            <text:p>0,62</text:p>
          </table:table-cell>
          <table:table-cell table:style-name="ce5" table:formula="of:=[.B194]/[.E194]" office:value-type="float" office:value="4.84326574976924" calcext:value-type="float">
            <text:p>4,843</text:p>
          </table:table-cell>
          <table:table-cell table:style-name="ce7" table:formula="of:=AVERAGE([.F194:.J194])" office:value-type="float" office:value="0.122" calcext:value-type="float">
            <text:p>0,12</text:p>
          </table:table-cell>
          <table:table-cell table:style-name="ce9" table:formula="of:=AVERAGE([.K194:.O194])" office:value-type="float" office:value="0.128" calcext:value-type="float">
            <text:p>0,13</text:p>
          </table:table-cell>
          <table:table-cell table:style-name="ce12" table:formula="of:=[.Q194]/[.Q474]*(LOG([.R474]*1000)/LOG([.R194]*1000))" office:value-type="float" office:value="3.29822634611077" calcext:value-type="float">
            <text:p>3,30</text:p>
          </table:table-cell>
          <table:table-cell table:style-name="ce12" table:formula="of:=[.Q194]/[.Q474]*(LOG([.S474]*1000)/LOG([.S194]*1000))" office:value-type="float" office:value="2.75668549794982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83332" calcext:value-type="float">
            <text:p>6833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195]/([.C195]*[.D195])" office:value-type="float" office:value="0.735993830564555" calcext:value-type="float">
            <text:p>0,74</text:p>
          </table:table-cell>
          <table:table-cell table:style-name="ce5" table:formula="of:=[.B195]/[.E195]" office:value-type="float" office:value="4.07614453881861" calcext:value-type="float">
            <text:p>4,076</text:p>
          </table:table-cell>
          <table:table-cell table:style-name="ce7" table:formula="of:=AVERAGE([.F195:.J195])" office:value-type="float" office:value="0.116" calcext:value-type="float">
            <text:p>0,12</text:p>
          </table:table-cell>
          <table:table-cell table:style-name="ce9" table:formula="of:=AVERAGE([.K195:.O195])" office:value-type="float" office:value="0.11" calcext:value-type="float">
            <text:p>0,11</text:p>
          </table:table-cell>
          <table:table-cell table:style-name="ce12" table:formula="of:=[.Q195]/[.Q475]*(LOG([.R475]*1000)/LOG([.R195]*1000))" office:value-type="float" office:value="2.8844490532894" calcext:value-type="float">
            <text:p>2,88</text:p>
          </table:table-cell>
          <table:table-cell table:style-name="ce12" table:formula="of:=[.Q195]/[.Q475]*(LOG([.S475]*1000)/LOG([.S195]*1000))" office:value-type="float" office:value="2.5924665671597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90824" calcext:value-type="float">
            <text:p>990824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196]/([.C196]*[.D196])" office:value-type="float" office:value="0.75450881965026" calcext:value-type="float">
            <text:p>0,75</text:p>
          </table:table-cell>
          <table:table-cell table:style-name="ce5" table:formula="of:=[.B196]/[.E196]" office:value-type="float" office:value="3.97611281115516" calcext:value-type="float">
            <text:p>3,976</text:p>
          </table:table-cell>
          <table:table-cell table:style-name="ce7" table:formula="of:=AVERAGE([.F196:.J196])" office:value-type="float" office:value="0.15" calcext:value-type="float">
            <text:p>0,15</text:p>
          </table:table-cell>
          <table:table-cell table:style-name="ce9" table:formula="of:=AVERAGE([.K196:.O196])" office:value-type="float" office:value="0.156" calcext:value-type="float">
            <text:p>0,16</text:p>
          </table:table-cell>
          <table:table-cell table:style-name="ce12" table:formula="of:=[.Q196]/[.Q476]*(LOG([.R476]*1000)/LOG([.R196]*1000))" office:value-type="float" office:value="2.94800262298313" calcext:value-type="float">
            <text:p>2,95</text:p>
          </table:table-cell>
          <table:table-cell table:style-name="ce12" table:formula="of:=[.Q196]/[.Q476]*(LOG([.S476]*1000)/LOG([.S196]*1000))" office:value-type="float" office:value="2.55581492736496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38190" calcext:value-type="float">
            <text:p>838190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.E197]/([.C197]*[.D197])" office:value-type="float" office:value="0.750098439289805" calcext:value-type="float">
            <text:p>0,75</text:p>
          </table:table-cell>
          <table:table-cell table:style-name="ce5" table:formula="of:=[.B197]/[.E197]" office:value-type="float" office:value="3.99949414810484" calcext:value-type="float">
            <text:p>3,999</text:p>
          </table:table-cell>
          <table:table-cell table:style-name="ce7" table:formula="of:=AVERAGE([.F197:.J197])" office:value-type="float" office:value="0.132" calcext:value-type="float">
            <text:p>0,13</text:p>
          </table:table-cell>
          <table:table-cell table:style-name="ce9" table:formula="of:=AVERAGE([.K197:.O197])" office:value-type="float" office:value="0.132" calcext:value-type="float">
            <text:p>0,13</text:p>
          </table:table-cell>
          <table:table-cell table:style-name="ce12" table:formula="of:=[.Q197]/[.Q477]*(LOG([.R477]*1000)/LOG([.R197]*1000))" office:value-type="float" office:value="3.20507987540991" calcext:value-type="float">
            <text:p>3,21</text:p>
          </table:table-cell>
          <table:table-cell table:style-name="ce12" table:formula="of:=[.Q197]/[.Q477]*(LOG([.S477]*1000)/LOG([.S197]*1000))" office:value-type="float" office:value="2.87703275088316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43563" calcext:value-type="float">
            <text:p>1243563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.E198]/([.C198]*[.D198])" office:value-type="float" office:value="0.951027072499235" calcext:value-type="float">
            <text:p>0,95</text:p>
          </table:table-cell>
          <table:table-cell table:style-name="ce5" table:formula="of:=[.B198]/[.E198]" office:value-type="float" office:value="3.15449719877481" calcext:value-type="float">
            <text:p>3,154</text:p>
          </table:table-cell>
          <table:table-cell table:style-name="ce7" table:formula="of:=AVERAGE([.F198:.J198])" office:value-type="float" office:value="0.158" calcext:value-type="float">
            <text:p>0,16</text:p>
          </table:table-cell>
          <table:table-cell table:style-name="ce9" table:formula="of:=AVERAGE([.K198:.O198])" office:value-type="float" office:value="0.16" calcext:value-type="float">
            <text:p>0,16</text:p>
          </table:table-cell>
          <table:table-cell table:style-name="ce12" table:formula="of:=[.Q198]/[.Q478]*(LOG([.R478]*1000)/LOG([.R198]*1000))" office:value-type="float" office:value="2.74597941662289" calcext:value-type="float">
            <text:p>2,75</text:p>
          </table:table-cell>
          <table:table-cell table:style-name="ce12" table:formula="of:=[.Q198]/[.Q478]*(LOG([.S478]*1000)/LOG([.S198]*1000))" office:value-type="float" office:value="2.41474274182315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90276" calcext:value-type="float">
            <text:p>79027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.E199]/([.C199]*[.D199])" office:value-type="float" office:value="0.615173122431187" calcext:value-type="float">
            <text:p>0,62</text:p>
          </table:table-cell>
          <table:table-cell table:style-name="ce5" table:formula="of:=[.B199]/[.E199]" office:value-type="float" office:value="4.87669750821232" calcext:value-type="float">
            <text:p>4,877</text:p>
          </table:table-cell>
          <table:table-cell table:style-name="ce7" table:formula="of:=AVERAGE([.F199:.J199])" office:value-type="float" office:value="0.142" calcext:value-type="float">
            <text:p>0,14</text:p>
          </table:table-cell>
          <table:table-cell table:style-name="ce9" table:formula="of:=AVERAGE([.K199:.O199])" office:value-type="float" office:value="0.142" calcext:value-type="float">
            <text:p>0,14</text:p>
          </table:table-cell>
          <table:table-cell table:style-name="ce12" table:formula="of:=[.Q199]/[.Q479]*(LOG([.R479]*1000)/LOG([.R199]*1000))" office:value-type="float" office:value="2.96226474584185" calcext:value-type="float">
            <text:p>2,96</text:p>
          </table:table-cell>
          <table:table-cell table:style-name="ce12" table:formula="of:=[.Q199]/[.Q479]*(LOG([.S479]*1000)/LOG([.S199]*1000))" office:value-type="float" office:value="2.41506261026569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51081" calcext:value-type="float">
            <text:p>85108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200]/([.C200]*[.D200])" office:value-type="float" office:value="0.784982346495678" calcext:value-type="float">
            <text:p>0,78</text:p>
          </table:table-cell>
          <table:table-cell table:style-name="ce5" table:formula="of:=[.B200]/[.E200]" office:value-type="float" office:value="3.82176079597594" calcext:value-type="float">
            <text:p>3,822</text:p>
          </table:table-cell>
          <table:table-cell table:style-name="ce7" table:formula="of:=AVERAGE([.F200:.J200])" office:value-type="float" office:value="0.142" calcext:value-type="float">
            <text:p>0,14</text:p>
          </table:table-cell>
          <table:table-cell table:style-name="ce9" table:formula="of:=AVERAGE([.K200:.O200])" office:value-type="float" office:value="0.132" calcext:value-type="float">
            <text:p>0,13</text:p>
          </table:table-cell>
          <table:table-cell table:style-name="ce12" table:formula="of:=[.Q200]/[.Q480]*(LOG([.R480]*1000)/LOG([.R200]*1000))" office:value-type="float" office:value="2.91580498436774" calcext:value-type="float">
            <text:p>2,92</text:p>
          </table:table-cell>
          <table:table-cell table:style-name="ce12" table:formula="of:=[.Q200]/[.Q480]*(LOG([.S480]*1000)/LOG([.S200]*1000))" office:value-type="float" office:value="2.6458721407314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07180" calcext:value-type="float">
            <text:p>1007180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.E201]/([.C201]*[.D201])" office:value-type="float" office:value="0.766415248252855" calcext:value-type="float">
            <text:p>0,77</text:p>
          </table:table-cell>
          <table:table-cell table:style-name="ce5" table:formula="of:=[.B201]/[.E201]" office:value-type="float" office:value="3.91434301713696" calcext:value-type="float">
            <text:p>3,914</text:p>
          </table:table-cell>
          <table:table-cell table:style-name="ce7" table:formula="of:=AVERAGE([.F201:.J201])" office:value-type="float" office:value="0.144" calcext:value-type="float">
            <text:p>0,14</text:p>
          </table:table-cell>
          <table:table-cell table:style-name="ce9" table:formula="of:=AVERAGE([.K201:.O201])" office:value-type="float" office:value="0.15" calcext:value-type="float">
            <text:p>0,15</text:p>
          </table:table-cell>
          <table:table-cell table:style-name="ce12" table:formula="of:=[.Q201]/[.Q481]*(LOG([.R481]*1000)/LOG([.R201]*1000))" office:value-type="float" office:value="3.01808317624257" calcext:value-type="float">
            <text:p>3,02</text:p>
          </table:table-cell>
          <table:table-cell table:style-name="ce12" table:formula="of:=[.Q201]/[.Q481]*(LOG([.S481]*1000)/LOG([.S201]*1000))" office:value-type="float" office:value="2.6661560195016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55337" calcext:value-type="float">
            <text:p>65533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02]/([.C202]*[.D202])" office:value-type="float" office:value="0.685384245314592" calcext:value-type="float">
            <text:p>0,69</text:p>
          </table:table-cell>
          <table:table-cell table:style-name="ce5" table:formula="of:=[.B202]/[.E202]" office:value-type="float" office:value="4.3771311554208" calcext:value-type="float">
            <text:p>4,377</text:p>
          </table:table-cell>
          <table:table-cell table:style-name="ce7" table:formula="of:=AVERAGE([.F202:.J202])" office:value-type="float" office:value="0.114" calcext:value-type="float">
            <text:p>0,11</text:p>
          </table:table-cell>
          <table:table-cell table:style-name="ce9" table:formula="of:=AVERAGE([.K202:.O202])" office:value-type="float" office:value="0.118" calcext:value-type="float">
            <text:p>0,12</text:p>
          </table:table-cell>
          <table:table-cell table:style-name="ce12" table:formula="of:=[.Q202]/[.Q482]*(LOG([.R482]*1000)/LOG([.R202]*1000))" office:value-type="float" office:value="3.05991168607449" calcext:value-type="float">
            <text:p>3,06</text:p>
          </table:table-cell>
          <table:table-cell table:style-name="ce12" table:formula="of:=[.Q202]/[.Q482]*(LOG([.S482]*1000)/LOG([.S202]*1000))" office:value-type="float" office:value="2.71729044639368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06041" calcext:value-type="float">
            <text:p>70604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03]/([.C203]*[.D203])" office:value-type="float" office:value="0.630245192204695" calcext:value-type="float">
            <text:p>0,63</text:p>
          </table:table-cell>
          <table:table-cell table:style-name="ce5" table:formula="of:=[.B203]/[.E203]" office:value-type="float" office:value="4.76007483984641" calcext:value-type="float">
            <text:p>4,760</text:p>
          </table:table-cell>
          <table:table-cell table:style-name="ce7" table:formula="of:=AVERAGE([.F203:.J203])" office:value-type="float" office:value="0.136" calcext:value-type="float">
            <text:p>0,14</text:p>
          </table:table-cell>
          <table:table-cell table:style-name="ce9" table:formula="of:=AVERAGE([.K203:.O203])" office:value-type="float" office:value="0.13" calcext:value-type="float">
            <text:p>0,13</text:p>
          </table:table-cell>
          <table:table-cell table:style-name="ce12" table:formula="of:=[.Q203]/[.Q483]*(LOG([.R483]*1000)/LOG([.R203]*1000))" office:value-type="float" office:value="2.98525541844821" calcext:value-type="float">
            <text:p>2,99</text:p>
          </table:table-cell>
          <table:table-cell table:style-name="ce12" table:formula="of:=[.Q203]/[.Q483]*(LOG([.S483]*1000)/LOG([.S203]*1000))" office:value-type="float" office:value="2.64857357888001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51043" calcext:value-type="float">
            <text:p>75104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.E204]/([.C204]*[.D204])" office:value-type="float" office:value="0.771370146089757" calcext:value-type="float">
            <text:p>0,77</text:p>
          </table:table-cell>
          <table:table-cell table:style-name="ce5" table:formula="of:=[.B204]/[.E204]" office:value-type="float" office:value="3.88920474593332" calcext:value-type="float">
            <text:p>3,889</text:p>
          </table:table-cell>
          <table:table-cell table:style-name="ce7" table:formula="of:=AVERAGE([.F204:.J204])" office:value-type="float" office:value="0.12" calcext:value-type="float">
            <text:p>0,12</text:p>
          </table:table-cell>
          <table:table-cell table:style-name="ce9" table:formula="of:=AVERAGE([.K204:.O204])" office:value-type="float" office:value="0.118" calcext:value-type="float">
            <text:p>0,12</text:p>
          </table:table-cell>
          <table:table-cell table:style-name="ce12" table:formula="of:=[.Q204]/[.Q484]*(LOG([.R484]*1000)/LOG([.R204]*1000))" office:value-type="float" office:value="3.32276436351905" calcext:value-type="float">
            <text:p>3,32</text:p>
          </table:table-cell>
          <table:table-cell table:style-name="ce12" table:formula="of:=[.Q204]/[.Q484]*(LOG([.S484]*1000)/LOG([.S204]*1000))" office:value-type="float" office:value="3.00281161976039" calcext:value-type="float">
            <text:p>3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15270" calcext:value-type="float">
            <text:p>71527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05]/([.C205]*[.D205])" office:value-type="float" office:value="0.734628941876325" calcext:value-type="float">
            <text:p>0,73</text:p>
          </table:table-cell>
          <table:table-cell table:style-name="ce5" table:formula="of:=[.B205]/[.E205]" office:value-type="float" office:value="4.08371663847219" calcext:value-type="float">
            <text:p>4,084</text:p>
          </table:table-cell>
          <table:table-cell table:style-name="ce7" table:formula="of:=AVERAGE([.F205:.J205])" office:value-type="float" office:value="0.12" calcext:value-type="float">
            <text:p>0,12</text:p>
          </table:table-cell>
          <table:table-cell table:style-name="ce9" table:formula="of:=AVERAGE([.K205:.O205])" office:value-type="float" office:value="0.118" calcext:value-type="float">
            <text:p>0,12</text:p>
          </table:table-cell>
          <table:table-cell table:style-name="ce12" table:formula="of:=[.Q205]/[.Q485]*(LOG([.R485]*1000)/LOG([.R205]*1000))" office:value-type="float" office:value="3.41732794151843" calcext:value-type="float">
            <text:p>3,42</text:p>
          </table:table-cell>
          <table:table-cell table:style-name="ce12" table:formula="of:=[.Q205]/[.Q485]*(LOG([.S485]*1000)/LOG([.S205]*1000))" office:value-type="float" office:value="3.0351126812958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70696" calcext:value-type="float">
            <text:p>97069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206]/([.C206]*[.D206])" office:value-type="float" office:value="0.866891003657979" calcext:value-type="float">
            <text:p>0,87</text:p>
          </table:table-cell>
          <table:table-cell table:style-name="ce5" table:formula="of:=[.B206]/[.E206]" office:value-type="float" office:value="3.46065915590463" calcext:value-type="float">
            <text:p>3,461</text:p>
          </table:table-cell>
          <table:table-cell table:style-name="ce7" table:formula="of:=AVERAGE([.F206:.J206])" office:value-type="float" office:value="0.14" calcext:value-type="float">
            <text:p>0,14</text:p>
          </table:table-cell>
          <table:table-cell table:style-name="ce9" table:formula="of:=AVERAGE([.K206:.O206])" office:value-type="float" office:value="0.14" calcext:value-type="float">
            <text:p>0,14</text:p>
          </table:table-cell>
          <table:table-cell table:style-name="ce12" table:formula="of:=[.Q206]/[.Q486]*(LOG([.R486]*1000)/LOG([.R206]*1000))" office:value-type="float" office:value="2.91647470110192" calcext:value-type="float">
            <text:p>2,92</text:p>
          </table:table-cell>
          <table:table-cell table:style-name="ce12" table:formula="of:=[.Q206]/[.Q486]*(LOG([.S486]*1000)/LOG([.S206]*1000))" office:value-type="float" office:value="2.58219132882055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07636" calcext:value-type="float">
            <text:p>707636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207]/([.C207]*[.D207])" office:value-type="float" office:value="0.708599695585997" calcext:value-type="float">
            <text:p>0,71</text:p>
          </table:table-cell>
          <table:table-cell table:style-name="ce5" table:formula="of:=[.B207]/[.E207]" office:value-type="float" office:value="4.23372468331176" calcext:value-type="float">
            <text:p>4,234</text:p>
          </table:table-cell>
          <table:table-cell table:style-name="ce7" table:formula="of:=AVERAGE([.F207:.J207])" office:value-type="float" office:value="0.118" calcext:value-type="float">
            <text:p>0,12</text:p>
          </table:table-cell>
          <table:table-cell table:style-name="ce9" table:formula="of:=AVERAGE([.K207:.O207])" office:value-type="float" office:value="0.12" calcext:value-type="float">
            <text:p>0,12</text:p>
          </table:table-cell>
          <table:table-cell table:style-name="ce12" table:formula="of:=[.Q207]/[.Q487]*(LOG([.R487]*1000)/LOG([.R207]*1000))" office:value-type="float" office:value="2.95438958762517" calcext:value-type="float">
            <text:p>2,95</text:p>
          </table:table-cell>
          <table:table-cell table:style-name="ce12" table:formula="of:=[.Q207]/[.Q487]*(LOG([.S487]*1000)/LOG([.S207]*1000))" office:value-type="float" office:value="2.59499521431145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77168" calcext:value-type="float">
            <text:p>47716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208]/([.C208]*[.D208])" office:value-type="float" office:value="0.49705" calcext:value-type="float">
            <text:p>0,50</text:p>
          </table:table-cell>
          <table:table-cell table:style-name="ce5" table:formula="of:=[.B208]/[.E208]" office:value-type="float" office:value="6.03564363075479" calcext:value-type="float">
            <text:p>6,036</text:p>
          </table:table-cell>
          <table:table-cell table:style-name="ce7" table:formula="of:=AVERAGE([.F208:.J208])" office:value-type="float" office:value="0.102" calcext:value-type="float">
            <text:p>0,10</text:p>
          </table:table-cell>
          <table:table-cell table:style-name="ce9" table:formula="of:=AVERAGE([.K208:.O208])" office:value-type="float" office:value="0.102" calcext:value-type="float">
            <text:p>0,10</text:p>
          </table:table-cell>
          <table:table-cell table:style-name="ce12" table:formula="of:=[.Q208]/[.Q488]*(LOG([.R488]*1000)/LOG([.R208]*1000))" office:value-type="float" office:value="3.26330266106775" calcext:value-type="float">
            <text:p>3,26</text:p>
          </table:table-cell>
          <table:table-cell table:style-name="ce12" table:formula="of:=[.Q208]/[.Q488]*(LOG([.S488]*1000)/LOG([.S208]*1000))" office:value-type="float" office:value="2.80113174096807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6253" calcext:value-type="float">
            <text:p>87625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209]/([.C209]*[.D209])" office:value-type="float" office:value="0.782547618026978" calcext:value-type="float">
            <text:p>0,78</text:p>
          </table:table-cell>
          <table:table-cell table:style-name="ce5" table:formula="of:=[.B209]/[.E209]" office:value-type="float" office:value="3.83365078350659" calcext:value-type="float">
            <text:p>3,834</text:p>
          </table:table-cell>
          <table:table-cell table:style-name="ce7" table:formula="of:=AVERAGE([.F209:.J209])" office:value-type="float" office:value="0.132" calcext:value-type="float">
            <text:p>0,13</text:p>
          </table:table-cell>
          <table:table-cell table:style-name="ce9" table:formula="of:=AVERAGE([.K209:.O209])" office:value-type="float" office:value="0.132" calcext:value-type="float">
            <text:p>0,13</text:p>
          </table:table-cell>
          <table:table-cell table:style-name="ce12" table:formula="of:=[.Q209]/[.Q489]*(LOG([.R489]*1000)/LOG([.R209]*1000))" office:value-type="float" office:value="2.95091246690595" calcext:value-type="float">
            <text:p>2,95</text:p>
          </table:table-cell>
          <table:table-cell table:style-name="ce12" table:formula="of:=[.Q209]/[.Q489]*(LOG([.S489]*1000)/LOG([.S209]*1000))" office:value-type="float" office:value="2.58046282626678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82449" calcext:value-type="float">
            <text:p>582449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210]/([.C210]*[.D210])" office:value-type="float" office:value="0.578276159234961" calcext:value-type="float">
            <text:p>0,58</text:p>
          </table:table-cell>
          <table:table-cell table:style-name="ce5" table:formula="of:=[.B210]/[.E210]" office:value-type="float" office:value="5.18786022467203" calcext:value-type="float">
            <text:p>5,188</text:p>
          </table:table-cell>
          <table:table-cell table:style-name="ce7" table:formula="of:=AVERAGE([.F210:.J210])" office:value-type="float" office:value="0.122" calcext:value-type="float">
            <text:p>0,12</text:p>
          </table:table-cell>
          <table:table-cell table:style-name="ce9" table:formula="of:=AVERAGE([.K210:.O210])" office:value-type="float" office:value="0.112" calcext:value-type="float">
            <text:p>0,11</text:p>
          </table:table-cell>
          <table:table-cell table:style-name="ce12" table:formula="of:=[.Q210]/[.Q490]*(LOG([.R490]*1000)/LOG([.R210]*1000))" office:value-type="float" office:value="3.1710147932835" calcext:value-type="float">
            <text:p>3,17</text:p>
          </table:table-cell>
          <table:table-cell table:style-name="ce12" table:formula="of:=[.Q210]/[.Q490]*(LOG([.S490]*1000)/LOG([.S210]*1000))" office:value-type="float" office:value="2.81145813884881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21668" calcext:value-type="float">
            <text:p>72166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11]/([.C211]*[.D211])" office:value-type="float" office:value="0.644493741426612" calcext:value-type="float">
            <text:p>0,64</text:p>
          </table:table-cell>
          <table:table-cell table:style-name="ce5" table:formula="of:=[.B211]/[.E211]" office:value-type="float" office:value="4.65483851300044" calcext:value-type="float">
            <text:p>4,655</text:p>
          </table:table-cell>
          <table:table-cell table:style-name="ce7" table:formula="of:=AVERAGE([.F211:.J211])" office:value-type="float" office:value="0.132" calcext:value-type="float">
            <text:p>0,13</text:p>
          </table:table-cell>
          <table:table-cell table:style-name="ce9" table:formula="of:=AVERAGE([.K211:.O211])" office:value-type="float" office:value="0.13" calcext:value-type="float">
            <text:p>0,13</text:p>
          </table:table-cell>
          <table:table-cell table:style-name="ce12" table:formula="of:=[.Q211]/[.Q491]*(LOG([.R491]*1000)/LOG([.R211]*1000))" office:value-type="float" office:value="3.57129411475501" calcext:value-type="float">
            <text:p>3,57</text:p>
          </table:table-cell>
          <table:table-cell table:style-name="ce12" table:formula="of:=[.Q211]/[.Q491]*(LOG([.S491]*1000)/LOG([.S211]*1000))" office:value-type="float" office:value="3.22814662167191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829706" calcext:value-type="float">
            <text:p>829706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212]/([.C212]*[.D212])" office:value-type="float" office:value="0.709150427350427" calcext:value-type="float">
            <text:p>0,71</text:p>
          </table:table-cell>
          <table:table-cell table:style-name="ce5" table:formula="of:=[.B212]/[.E212]" office:value-type="float" office:value="4.23043343063688" calcext:value-type="float">
            <text:p>4,230</text:p>
          </table:table-cell>
          <table:table-cell table:style-name="ce7" table:formula="of:=AVERAGE([.F212:.J212])" office:value-type="float" office:value="0.146" calcext:value-type="float">
            <text:p>0,15</text:p>
          </table:table-cell>
          <table:table-cell table:style-name="ce9" table:formula="of:=AVERAGE([.K212:.O212])" office:value-type="float" office:value="0.14" calcext:value-type="float">
            <text:p>0,14</text:p>
          </table:table-cell>
          <table:table-cell table:style-name="ce12" table:formula="of:=[.Q212]/[.Q492]*(LOG([.R492]*1000)/LOG([.R212]*1000))" office:value-type="float" office:value="3.40798621517504" calcext:value-type="float">
            <text:p>3,41</text:p>
          </table:table-cell>
          <table:table-cell table:style-name="ce12" table:formula="of:=[.Q212]/[.Q492]*(LOG([.S492]*1000)/LOG([.S212]*1000))" office:value-type="float" office:value="3.10140107122581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103968" calcext:value-type="float">
            <text:p>1103968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213]/([.C213]*[.D213])" office:value-type="float" office:value="1.04269900638483" calcext:value-type="float">
            <text:p>1,04</text:p>
          </table:table-cell>
          <table:table-cell table:style-name="ce5" table:formula="of:=[.B213]/[.E213]" office:value-type="float" office:value="2.87716310617699" calcext:value-type="float">
            <text:p>2,877</text:p>
          </table:table-cell>
          <table:table-cell table:style-name="ce7" table:formula="of:=AVERAGE([.F213:.J213])" office:value-type="float" office:value="0.13" calcext:value-type="float">
            <text:p>0,13</text:p>
          </table:table-cell>
          <table:table-cell table:style-name="ce9" table:formula="of:=AVERAGE([.K213:.O213])" office:value-type="float" office:value="0.13" calcext:value-type="float">
            <text:p>0,13</text:p>
          </table:table-cell>
          <table:table-cell table:style-name="ce12" table:formula="of:=[.Q213]/[.Q493]*(LOG([.R493]*1000)/LOG([.R213]*1000))" office:value-type="float" office:value="2.87457658637226" calcext:value-type="float">
            <text:p>2,87</text:p>
          </table:table-cell>
          <table:table-cell table:style-name="ce12" table:formula="of:=[.Q213]/[.Q493]*(LOG([.S493]*1000)/LOG([.S213]*1000))" office:value-type="float" office:value="2.5602853438101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83761" calcext:value-type="float">
            <text:p>583761</text:p>
          </table:table-cell>
          <table:table-cell table:style-name="ce7" office:value-type="float" office:value="0.38" calcext:value-type="float">
            <text:p>0,38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214]/([.C214]*[.D214])" office:value-type="float" office:value="0.521334340706447" calcext:value-type="float">
            <text:p>0,52</text:p>
          </table:table-cell>
          <table:table-cell table:style-name="ce5" table:formula="of:=[.B214]/[.E214]" office:value-type="float" office:value="5.75449199244211" calcext:value-type="float">
            <text:p>5,754</text:p>
          </table:table-cell>
          <table:table-cell table:style-name="ce7" table:formula="of:=AVERAGE([.F214:.J214])" office:value-type="float" office:value="0.172" calcext:value-type="float">
            <text:p>0,17</text:p>
          </table:table-cell>
          <table:table-cell table:style-name="ce9" table:formula="of:=AVERAGE([.K214:.O214])" office:value-type="float" office:value="0.122" calcext:value-type="float">
            <text:p>0,12</text:p>
          </table:table-cell>
          <table:table-cell table:style-name="ce12" table:formula="of:=[.Q214]/[.Q494]*(LOG([.R494]*1000)/LOG([.R214]*1000))" office:value-type="float" office:value="3.23045273288538" calcext:value-type="float">
            <text:p>3,23</text:p>
          </table:table-cell>
          <table:table-cell table:style-name="ce12" table:formula="of:=[.Q214]/[.Q494]*(LOG([.S494]*1000)/LOG([.S214]*1000))" office:value-type="float" office:value="2.9486014430234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94002" calcext:value-type="float">
            <text:p>694002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15]/([.C215]*[.D215])" office:value-type="float" office:value="0.751474792099792" calcext:value-type="float">
            <text:p>0,75</text:p>
          </table:table-cell>
          <table:table-cell table:style-name="ce5" table:formula="of:=[.B215]/[.E215]" office:value-type="float" office:value="3.99217293321921" calcext:value-type="float">
            <text:p>3,992</text:p>
          </table:table-cell>
          <table:table-cell table:style-name="ce7" table:formula="of:=AVERAGE([.F215:.J215])" office:value-type="float" office:value="0.11" calcext:value-type="float">
            <text:p>0,11</text:p>
          </table:table-cell>
          <table:table-cell table:style-name="ce9" table:formula="of:=AVERAGE([.K215:.O215])" office:value-type="float" office:value="0.11" calcext:value-type="float">
            <text:p>0,11</text:p>
          </table:table-cell>
          <table:table-cell table:style-name="ce12" table:formula="of:=[.Q215]/[.Q495]*(LOG([.R495]*1000)/LOG([.R215]*1000))" office:value-type="float" office:value="3.32099292460339" calcext:value-type="float">
            <text:p>3,32</text:p>
          </table:table-cell>
          <table:table-cell table:style-name="ce12" table:formula="of:=[.Q215]/[.Q495]*(LOG([.S495]*1000)/LOG([.S215]*1000))" office:value-type="float" office:value="3.03168496453372" calcext:value-type="float">
            <text:p>3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50141" calcext:value-type="float">
            <text:p>950141</text:p>
          </table:table-cell>
          <table:table-cell table:number-columns-repeated="3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216]/([.C216]*[.D216])" office:value-type="float" office:value="0.737655039842988" calcext:value-type="float">
            <text:p>0,74</text:p>
          </table:table-cell>
          <table:table-cell table:style-name="ce5" table:formula="of:=[.B216]/[.E216]" office:value-type="float" office:value="4.0669584830041" calcext:value-type="float">
            <text:p>4,067</text:p>
          </table:table-cell>
          <table:table-cell table:style-name="ce7" table:formula="of:=AVERAGE([.F216:.J216])" office:value-type="float" office:value="0.152" calcext:value-type="float">
            <text:p>0,15</text:p>
          </table:table-cell>
          <table:table-cell table:style-name="ce9" table:formula="of:=AVERAGE([.K216:.O216])" office:value-type="float" office:value="0.154" calcext:value-type="float">
            <text:p>0,15</text:p>
          </table:table-cell>
          <table:table-cell table:style-name="ce12" table:formula="of:=[.Q216]/[.Q496]*(LOG([.R496]*1000)/LOG([.R216]*1000))" office:value-type="float" office:value="3.25403147423039" calcext:value-type="float">
            <text:p>3,25</text:p>
          </table:table-cell>
          <table:table-cell table:style-name="ce12" table:formula="of:=[.Q216]/[.Q496]*(LOG([.S496]*1000)/LOG([.S216]*1000))" office:value-type="float" office:value="2.9007688374704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38659" calcext:value-type="float">
            <text:p>73865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217]/([.C217]*[.D217])" office:value-type="float" office:value="0.678655036309646" calcext:value-type="float">
            <text:p>0,68</text:p>
          </table:table-cell>
          <table:table-cell table:style-name="ce5" table:formula="of:=[.B217]/[.E217]" office:value-type="float" office:value="4.42052963546102" calcext:value-type="float">
            <text:p>4,421</text:p>
          </table:table-cell>
          <table:table-cell table:style-name="ce7" table:formula="of:=AVERAGE([.F217:.J217])" office:value-type="float" office:value="0.138" calcext:value-type="float">
            <text:p>0,14</text:p>
          </table:table-cell>
          <table:table-cell table:style-name="ce9" table:formula="of:=AVERAGE([.K217:.O217])" office:value-type="float" office:value="0.126" calcext:value-type="float">
            <text:p>0,13</text:p>
          </table:table-cell>
          <table:table-cell table:style-name="ce12" table:formula="of:=[.Q217]/[.Q497]*(LOG([.R497]*1000)/LOG([.R217]*1000))" office:value-type="float" office:value="2.82029272856309" calcext:value-type="float">
            <text:p>2,82</text:p>
          </table:table-cell>
          <table:table-cell table:style-name="ce12" table:formula="of:=[.Q217]/[.Q497]*(LOG([.S497]*1000)/LOG([.S217]*1000))" office:value-type="float" office:value="2.56918152202853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88041" calcext:value-type="float">
            <text:p>78804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18]/([.C218]*[.D218])" office:value-type="float" office:value="0.839770886615516" calcext:value-type="float">
            <text:p>0,84</text:p>
          </table:table-cell>
          <table:table-cell table:style-name="ce5" table:formula="of:=[.B218]/[.E218]" office:value-type="float" office:value="3.57242326224143" calcext:value-type="float">
            <text:p>3,572</text:p>
          </table:table-cell>
          <table:table-cell table:style-name="ce7" table:formula="of:=AVERAGE([.F218:.J218])" office:value-type="float" office:value="0.11" calcext:value-type="float">
            <text:p>0,11</text:p>
          </table:table-cell>
          <table:table-cell table:style-name="ce9" table:formula="of:=AVERAGE([.K218:.O218])" office:value-type="float" office:value="0.11" calcext:value-type="float">
            <text:p>0,11</text:p>
          </table:table-cell>
          <table:table-cell table:style-name="ce12" table:formula="of:=[.Q218]/[.Q498]*(LOG([.R498]*1000)/LOG([.R218]*1000))" office:value-type="float" office:value="2.985604528317" calcext:value-type="float">
            <text:p>2,99</text:p>
          </table:table-cell>
          <table:table-cell table:style-name="ce12" table:formula="of:=[.Q218]/[.Q498]*(LOG([.S498]*1000)/LOG([.S218]*1000))" office:value-type="float" office:value="2.67597331404727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12194" calcext:value-type="float">
            <text:p>61219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.E219]/([.C219]*[.D219])" office:value-type="float" office:value="0.546726751828989" calcext:value-type="float">
            <text:p>0,55</text:p>
          </table:table-cell>
          <table:table-cell table:style-name="ce5" table:formula="of:=[.B219]/[.E219]" office:value-type="float" office:value="5.48722790487983" calcext:value-type="float">
            <text:p>5,487</text:p>
          </table:table-cell>
          <table:table-cell table:style-name="ce7" table:formula="of:=AVERAGE([.F219:.J219])" office:value-type="float" office:value="0.136" calcext:value-type="float">
            <text:p>0,14</text:p>
          </table:table-cell>
          <table:table-cell table:style-name="ce9" table:formula="of:=AVERAGE([.K219:.O219])" office:value-type="float" office:value="0.124" calcext:value-type="float">
            <text:p>0,12</text:p>
          </table:table-cell>
          <table:table-cell table:style-name="ce34" table:formula="of:=[.Q219]/[.Q499]*(LOG([.R499]*1000)/LOG([.R219]*1000))" office:value-type="float" office:value="3.48094815716539" calcext:value-type="float">
            <text:p>3,48</text:p>
          </table:table-cell>
          <table:table-cell table:style-name="ce34" table:formula="of:=[.Q219]/[.Q499]*(LOG([.S499]*1000)/LOG([.S219]*1000))" office:value-type="float" office:value="3.09553884658133" calcext:value-type="float">
            <text:p>3,1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170:.P219])" office:value-type="float" office:value="0.733990510734781" calcext:value-type="float">
            <text:p>0,73</text:p>
          </table:table-cell>
          <table:table-cell table:style-name="ce30" table:formula="of:=AVERAGE([.Q170:.Q219])" office:value-type="float" office:value="4.24892644584952" calcext:value-type="float">
            <text:p>4,249</text:p>
          </table:table-cell>
          <table:table-cell table:style-name="ce31" table:formula="of:=AVERAGE([.R170:.R219])" office:value-type="float" office:value="0.12764" calcext:value-type="float">
            <text:p>0,13</text:p>
          </table:table-cell>
          <table:table-cell table:style-name="ce32" table:formula="of:=AVERAGE([.S170:.S219])" office:value-type="float" office:value="0.12816" calcext:value-type="float">
            <text:p>0,13</text:p>
          </table:table-cell>
          <table:table-cell table:style-name="ce35" table:formula="of:=[.Q220]/[.Q500]*(LOG([.R500]*1000)/LOG([.R220]*1000))" office:value-type="float" office:value="3.09995939906594" calcext:value-type="float">
            <text:p>3,10</text:p>
          </table:table-cell>
          <table:table-cell table:style-name="ce35" table:formula="of:=[.Q220]/[.Q500]*(LOG([.S500]*1000)/LOG([.S220]*1000))" office:value-type="float" office:value="2.72219613330423" calcext:value-type="float">
            <text:p>2,7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FLIF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763258" calcext:value-type="float">
            <text:p>763258</text:p>
          </table:table-cell>
          <table:table-cell table:style-name="ce7" office:value-type="float" office:value="4.64" calcext:value-type="float">
            <text:p>4,6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52" calcext:value-type="float">
            <text:p>4,52</text:p>
          </table:table-cell>
          <table:table-cell table:style-name="ce7" office:value-type="float" office:value="4.51" calcext:value-type="float">
            <text:p>4,51</text:p>
          </table:table-cell>
          <table:table-cell table:style-name="ce7" office:value-type="float" office:value="4.34" calcext:value-type="float">
            <text:p>4,34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.E226]/([.C226]*[.D226])" office:value-type="float" office:value="0.72810508642729" calcext:value-type="float">
            <text:p>0,73</text:p>
          </table:table-cell>
          <table:table-cell table:style-name="ce5" table:formula="of:=[.B226]/[.E226]" office:value-type="float" office:value="4.1203053227087" calcext:value-type="float">
            <text:p>4,120</text:p>
          </table:table-cell>
          <table:table-cell table:style-name="ce7" table:formula="of:=AVERAGE([.F226:.J226])" office:value-type="float" office:value="4.502" calcext:value-type="float">
            <text:p>4,50</text:p>
          </table:table-cell>
          <table:table-cell table:style-name="ce9" table:formula="of:=AVERAGE([.K226:.O226])" office:value-type="float" office:value="0.878" calcext:value-type="float">
            <text:p>0,88</text:p>
          </table:table-cell>
          <table:table-cell table:style-name="ce12" table:formula="of:=[.Q226]/[.Q450]*(LOG([.R450]*1000)/LOG([.R226]*1000))" office:value-type="float" office:value="1.58650802806819" calcext:value-type="float">
            <text:p>1,59</text:p>
          </table:table-cell>
          <table:table-cell table:style-name="ce12" table:formula="of:=[.Q226]/[.Q450]*(LOG([.S450]*1000)/LOG([.S226]*1000))" office:value-type="float" office:value="1.649264220998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01478" calcext:value-type="float">
            <text:p>1101478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4.89" calcext:value-type="float">
            <text:p>4,89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87" calcext:value-type="float">
            <text:p>4,87</text:p>
          </table:table-cell>
          <table:table-cell table:style-name="ce7" office:value-type="float" office:value="4.88" calcext:value-type="float">
            <text:p>4,88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27]/([.C227]*[.D227])" office:value-type="float" office:value="1.0992267835473" calcext:value-type="float">
            <text:p>1,10</text:p>
          </table:table-cell>
          <table:table-cell table:style-name="ce5" table:formula="of:=[.B227]/[.E227]" office:value-type="float" office:value="2.72920566729431" calcext:value-type="float">
            <text:p>2,729</text:p>
          </table:table-cell>
          <table:table-cell table:style-name="ce7" table:formula="of:=AVERAGE([.F227:.J227])" office:value-type="float" office:value="4.876" calcext:value-type="float">
            <text:p>4,88</text:p>
          </table:table-cell>
          <table:table-cell table:style-name="ce9" table:formula="of:=AVERAGE([.K227:.O227])" office:value-type="float" office:value="0.78" calcext:value-type="float">
            <text:p>0,78</text:p>
          </table:table-cell>
          <table:table-cell table:style-name="ce12" table:formula="of:=[.Q227]/[.Q451]*(LOG([.R451]*1000)/LOG([.R227]*1000))" office:value-type="float" office:value="1.43569237960565" calcext:value-type="float">
            <text:p>1,44</text:p>
          </table:table-cell>
          <table:table-cell table:style-name="ce12" table:formula="of:=[.Q227]/[.Q451]*(LOG([.S451]*1000)/LOG([.S227]*1000))" office:value-type="float" office:value="1.64497994801016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199626" calcext:value-type="float">
            <text:p>1199626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4.77" calcext:value-type="float">
            <text:p>4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.E228]/([.C228]*[.D228])" office:value-type="float" office:value="1.17657455138918" calcext:value-type="float">
            <text:p>1,18</text:p>
          </table:table-cell>
          <table:table-cell table:style-name="ce5" table:formula="of:=[.B228]/[.E228]" office:value-type="float" office:value="2.54978801726538" calcext:value-type="float">
            <text:p>2,550</text:p>
          </table:table-cell>
          <table:table-cell table:style-name="ce7" table:formula="of:=AVERAGE([.F228:.J228])" office:value-type="float" office:value="4.842" calcext:value-type="float">
            <text:p>4,84</text:p>
          </table:table-cell>
          <table:table-cell table:style-name="ce9" table:formula="of:=AVERAGE([.K228:.O228])" office:value-type="float" office:value="0.76" calcext:value-type="float">
            <text:p>0,76</text:p>
          </table:table-cell>
          <table:table-cell table:style-name="ce12" table:formula="of:=[.Q228]/[.Q452]*(LOG([.R452]*1000)/LOG([.R228]*1000))" office:value-type="float" office:value="1.35505707104087" calcext:value-type="float">
            <text:p>1,36</text:p>
          </table:table-cell>
          <table:table-cell table:style-name="ce12" table:formula="of:=[.Q228]/[.Q452]*(LOG([.S452]*1000)/LOG([.S228]*1000))" office:value-type="float" office:value="1.5633562476998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10584" calcext:value-type="float">
            <text:p>710584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19" calcext:value-type="float">
            <text:p>4,19</text:p>
          </table:table-cell>
          <table:table-cell table:number-columns-repeated="2" table:style-name="ce7" office:value-type="float" office:value="4.31" calcext:value-type="float">
            <text:p>4,31</text:p>
          </table:table-cell>
          <table:table-cell table:style-name="ce7" office:value-type="float" office:value="4.35" calcext:value-type="float">
            <text:p>4,35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2" table:style-name="ce9" office:value-type="float" office:value="0.89" calcext:value-type="float">
            <text:p>0,89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.E229]/([.C229]*[.D229])" office:value-type="float" office:value="0.634595050297211" calcext:value-type="float">
            <text:p>0,63</text:p>
          </table:table-cell>
          <table:table-cell table:style-name="ce5" table:formula="of:=[.B229]/[.E229]" office:value-type="float" office:value="4.72744671988111" calcext:value-type="float">
            <text:p>4,727</text:p>
          </table:table-cell>
          <table:table-cell table:style-name="ce7" table:formula="of:=AVERAGE([.F229:.J229])" office:value-type="float" office:value="4.352" calcext:value-type="float">
            <text:p>4,35</text:p>
          </table:table-cell>
          <table:table-cell table:style-name="ce9" table:formula="of:=AVERAGE([.K229:.O229])" office:value-type="float" office:value="0.906" calcext:value-type="float">
            <text:p>0,91</text:p>
          </table:table-cell>
          <table:table-cell table:style-name="ce12" table:formula="of:=[.Q229]/[.Q453]*(LOG([.R453]*1000)/LOG([.R229]*1000))" office:value-type="float" office:value="1.95568550970411" calcext:value-type="float">
            <text:p>1,96</text:p>
          </table:table-cell>
          <table:table-cell table:style-name="ce12" table:formula="of:=[.Q229]/[.Q453]*(LOG([.S453]*1000)/LOG([.S229]*1000))" office:value-type="float" office:value="2.07215196470889" calcext:value-type="float">
            <text:p>2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825684" calcext:value-type="float">
            <text:p>825684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3.95" calcext:value-type="float">
            <text:p>3,9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.E230]/([.C230]*[.D230])" office:value-type="float" office:value="0.845987704918033" calcext:value-type="float">
            <text:p>0,85</text:p>
          </table:table-cell>
          <table:table-cell table:style-name="ce5" table:formula="of:=[.B230]/[.E230]" office:value-type="float" office:value="3.54617020555079" calcext:value-type="float">
            <text:p>3,546</text:p>
          </table:table-cell>
          <table:table-cell table:style-name="ce7" table:formula="of:=AVERAGE([.F230:.J230])" office:value-type="float" office:value="3.972" calcext:value-type="float">
            <text:p>3,97</text:p>
          </table:table-cell>
          <table:table-cell table:style-name="ce9" table:formula="of:=AVERAGE([.K230:.O230])" office:value-type="float" office:value="0.736" calcext:value-type="float">
            <text:p>0,74</text:p>
          </table:table-cell>
          <table:table-cell table:style-name="ce12" table:formula="of:=[.Q230]/[.Q454]*(LOG([.R454]*1000)/LOG([.R230]*1000))" office:value-type="float" office:value="1.44188607771714" calcext:value-type="float">
            <text:p>1,44</text:p>
          </table:table-cell>
          <table:table-cell table:style-name="ce12" table:formula="of:=[.Q230]/[.Q454]*(LOG([.S454]*1000)/LOG([.S230]*1000))" office:value-type="float" office:value="1.61577255702212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08183" calcext:value-type="float">
            <text:p>1108183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64" calcext:value-type="float">
            <text:p>5,64</text:p>
          </table:table-cell>
          <table:table-cell table:style-name="ce7" office:value-type="float" office:value="5.61" calcext:value-type="float">
            <text:p>5,61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5.66" calcext:value-type="float">
            <text:p>5,66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number-columns-repeated="2" table:style-name="ce9" office:value-type="float" office:value="1.02" calcext:value-type="float">
            <text:p>1,02</text:p>
          </table:table-cell>
          <table:table-cell table:style-name="ce28" table:formula="of:=[.E231]/([.C231]*[.D231])" office:value-type="float" office:value="0.843273644288601" calcext:value-type="float">
            <text:p>0,84</text:p>
          </table:table-cell>
          <table:table-cell table:style-name="ce5" table:formula="of:=[.B231]/[.E231]" office:value-type="float" office:value="3.5575784865857" calcext:value-type="float">
            <text:p>3,558</text:p>
          </table:table-cell>
          <table:table-cell table:style-name="ce7" table:formula="of:=AVERAGE([.F231:.J231])" office:value-type="float" office:value="5.692" calcext:value-type="float">
            <text:p>5,69</text:p>
          </table:table-cell>
          <table:table-cell table:style-name="ce9" table:formula="of:=AVERAGE([.K231:.O231])" office:value-type="float" office:value="1.026" calcext:value-type="float">
            <text:p>1,03</text:p>
          </table:table-cell>
          <table:table-cell table:style-name="ce12" table:formula="of:=[.Q231]/[.Q455]*(LOG([.R455]*1000)/LOG([.R231]*1000))" office:value-type="float" office:value="1.56629260928582" calcext:value-type="float">
            <text:p>1,57</text:p>
          </table:table-cell>
          <table:table-cell table:style-name="ce12" table:formula="of:=[.Q231]/[.Q455]*(LOG([.S455]*1000)/LOG([.S231]*1000))" office:value-type="float" office:value="1.6702623104834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21294" calcext:value-type="float">
            <text:p>92129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25" calcext:value-type="float">
            <text:p>4,25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.E232]/([.C232]*[.D232])" office:value-type="float" office:value="0.926333252895753" calcext:value-type="float">
            <text:p>0,93</text:p>
          </table:table-cell>
          <table:table-cell table:style-name="ce5" table:formula="of:=[.B232]/[.E232]" office:value-type="float" office:value="3.23859267508526" calcext:value-type="float">
            <text:p>3,239</text:p>
          </table:table-cell>
          <table:table-cell table:style-name="ce7" table:formula="of:=AVERAGE([.F232:.J232])" office:value-type="float" office:value="4.33" calcext:value-type="float">
            <text:p>4,33</text:p>
          </table:table-cell>
          <table:table-cell table:style-name="ce9" table:formula="of:=AVERAGE([.K232:.O232])" office:value-type="float" office:value="0.71" calcext:value-type="float">
            <text:p>0,71</text:p>
          </table:table-cell>
          <table:table-cell table:style-name="ce12" table:formula="of:=[.Q232]/[.Q456]*(LOG([.R456]*1000)/LOG([.R232]*1000))" office:value-type="float" office:value="1.38008711779805" calcext:value-type="float">
            <text:p>1,38</text:p>
          </table:table-cell>
          <table:table-cell table:style-name="ce12" table:formula="of:=[.Q232]/[.Q456]*(LOG([.S456]*1000)/LOG([.S232]*1000))" office:value-type="float" office:value="1.5093164641117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93742" calcext:value-type="float">
            <text:p>593742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71" calcext:value-type="float">
            <text:p>3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33]/([.C233]*[.D233])" office:value-type="float" office:value="0.600700514763015" calcext:value-type="float">
            <text:p>0,60</text:p>
          </table:table-cell>
          <table:table-cell table:style-name="ce5" table:formula="of:=[.B233]/[.E233]" office:value-type="float" office:value="4.99419613232684" calcext:value-type="float">
            <text:p>4,994</text:p>
          </table:table-cell>
          <table:table-cell table:style-name="ce7" table:formula="of:=AVERAGE([.F233:.J233])" office:value-type="float" office:value="3.734" calcext:value-type="float">
            <text:p>3,73</text:p>
          </table:table-cell>
          <table:table-cell table:style-name="ce9" table:formula="of:=AVERAGE([.K233:.O233])" office:value-type="float" office:value="0.724" calcext:value-type="float">
            <text:p>0,72</text:p>
          </table:table-cell>
          <table:table-cell table:style-name="ce12" table:formula="of:=[.Q233]/[.Q457]*(LOG([.R457]*1000)/LOG([.R233]*1000))" office:value-type="float" office:value="1.57101480047313" calcext:value-type="float">
            <text:p>1,57</text:p>
          </table:table-cell>
          <table:table-cell table:style-name="ce12" table:formula="of:=[.Q233]/[.Q457]*(LOG([.S457]*1000)/LOG([.S233]*1000))" office:value-type="float" office:value="1.6395020593309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045621" calcext:value-type="float">
            <text:p>1045621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56" calcext:value-type="float">
            <text:p>4,56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.E234]/([.C234]*[.D234])" office:value-type="float" office:value="0.985059539510872" calcext:value-type="float">
            <text:p>0,99</text:p>
          </table:table-cell>
          <table:table-cell table:style-name="ce5" table:formula="of:=[.B234]/[.E234]" office:value-type="float" office:value="3.0455164921133" calcext:value-type="float">
            <text:p>3,046</text:p>
          </table:table-cell>
          <table:table-cell table:style-name="ce7" table:formula="of:=AVERAGE([.F234:.J234])" office:value-type="float" office:value="4.644" calcext:value-type="float">
            <text:p>4,64</text:p>
          </table:table-cell>
          <table:table-cell table:style-name="ce9" table:formula="of:=AVERAGE([.K234:.O234])" office:value-type="float" office:value="0.78" calcext:value-type="float">
            <text:p>0,78</text:p>
          </table:table-cell>
          <table:table-cell table:style-name="ce12" table:formula="of:=[.Q234]/[.Q458]*(LOG([.R458]*1000)/LOG([.R234]*1000))" office:value-type="float" office:value="1.61191834396645" calcext:value-type="float">
            <text:p>1,61</text:p>
          </table:table-cell>
          <table:table-cell table:style-name="ce12" table:formula="of:=[.Q234]/[.Q458]*(LOG([.S458]*1000)/LOG([.S234]*1000))" office:value-type="float" office:value="1.84423539246666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64773" calcext:value-type="float">
            <text:p>1364773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number-columns-repeated="3" table:style-name="ce9" office:value-type="float" office:value="0.7" calcext:value-type="float">
            <text:p>0,70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28" table:formula="of:=[.E235]/([.C235]*[.D235])" office:value-type="float" office:value="1.44199470018427" calcext:value-type="float">
            <text:p>1,44</text:p>
          </table:table-cell>
          <table:table-cell table:style-name="ce5" table:formula="of:=[.B235]/[.E235]" office:value-type="float" office:value="2.0804631979091" calcext:value-type="float">
            <text:p>2,080</text:p>
          </table:table-cell>
          <table:table-cell table:style-name="ce7" table:formula="of:=AVERAGE([.F235:.J235])" office:value-type="float" office:value="4.598" calcext:value-type="float">
            <text:p>4,60</text:p>
          </table:table-cell>
          <table:table-cell table:style-name="ce9" table:formula="of:=AVERAGE([.K235:.O235])" office:value-type="float" office:value="0.696" calcext:value-type="float">
            <text:p>0,70</text:p>
          </table:table-cell>
          <table:table-cell table:style-name="ce12" table:formula="of:=[.Q235]/[.Q459]*(LOG([.R459]*1000)/LOG([.R235]*1000))" office:value-type="float" office:value="1.17322396303043" calcext:value-type="float">
            <text:p>1,17</text:p>
          </table:table-cell>
          <table:table-cell table:style-name="ce12" table:formula="of:=[.Q235]/[.Q459]*(LOG([.S459]*1000)/LOG([.S235]*1000))" office:value-type="float" office:value="1.3604312954924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896189" calcext:value-type="float">
            <text:p>896189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5" calcext:value-type="float">
            <text:p>4,75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28" table:formula="of:=[.E236]/([.C236]*[.D236])" office:value-type="float" office:value="0.761909984356934" calcext:value-type="float">
            <text:p>0,76</text:p>
          </table:table-cell>
          <table:table-cell table:style-name="ce5" table:formula="of:=[.B236]/[.E236]" office:value-type="float" office:value="3.93749086409228" calcext:value-type="float">
            <text:p>3,937</text:p>
          </table:table-cell>
          <table:table-cell table:style-name="ce7" table:formula="of:=AVERAGE([.F236:.J236])" office:value-type="float" office:value="4.74" calcext:value-type="float">
            <text:p>4,74</text:p>
          </table:table-cell>
          <table:table-cell table:style-name="ce9" table:formula="of:=AVERAGE([.K236:.O236])" office:value-type="float" office:value="0.982" calcext:value-type="float">
            <text:p>0,98</text:p>
          </table:table-cell>
          <table:table-cell table:style-name="ce12" table:formula="of:=[.Q236]/[.Q460]*(LOG([.R460]*1000)/LOG([.R236]*1000))" office:value-type="float" office:value="1.58530011288019" calcext:value-type="float">
            <text:p>1,59</text:p>
          </table:table-cell>
          <table:table-cell table:style-name="ce12" table:formula="of:=[.Q236]/[.Q460]*(LOG([.S460]*1000)/LOG([.S236]*1000))" office:value-type="float" office:value="1.6934860831029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11109" calcext:value-type="float">
            <text:p>911109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5.05" calcext:value-type="float">
            <text:p>5,05</text:p>
          </table:table-cell>
          <table:table-cell table:style-name="ce7" office:value-type="float" office:value="5.12" calcext:value-type="float">
            <text:p>5,12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05" calcext:value-type="float">
            <text:p>5,05</text:p>
          </table:table-cell>
          <table:table-cell table:number-columns-repeated="3" table:style-name="ce9" office:value-type="float" office:value="1.05" calcext:value-type="float">
            <text:p>1,05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.E237]/([.C237]*[.D237])" office:value-type="float" office:value="0.693309865585507" calcext:value-type="float">
            <text:p>0,69</text:p>
          </table:table-cell>
          <table:table-cell table:style-name="ce5" table:formula="of:=[.B237]/[.E237]" office:value-type="float" office:value="4.32708709934816" calcext:value-type="float">
            <text:p>4,327</text:p>
          </table:table-cell>
          <table:table-cell table:style-name="ce7" table:formula="of:=AVERAGE([.F237:.J237])" office:value-type="float" office:value="5.108" calcext:value-type="float">
            <text:p>5,11</text:p>
          </table:table-cell>
          <table:table-cell table:style-name="ce9" table:formula="of:=AVERAGE([.K237:.O237])" office:value-type="float" office:value="1.05" calcext:value-type="float">
            <text:p>1,05</text:p>
          </table:table-cell>
          <table:table-cell table:style-name="ce12" table:formula="of:=[.Q237]/[.Q461]*(LOG([.R461]*1000)/LOG([.R237]*1000))" office:value-type="float" office:value="2.0018318052912" calcext:value-type="float">
            <text:p>2,00</text:p>
          </table:table-cell>
          <table:table-cell table:style-name="ce12" table:formula="of:=[.Q237]/[.Q461]*(LOG([.S461]*1000)/LOG([.S237]*1000))" office:value-type="float" office:value="2.15396981683753" calcext:value-type="float">
            <text:p>2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170976" calcext:value-type="float">
            <text:p>1170976</text:p>
          </table:table-cell>
          <table:table-cell table:style-name="ce7" office:value-type="float" office:value="4.97" calcext:value-type="float">
            <text:p>4,97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82" calcext:value-type="float">
            <text:p>4,82</text:p>
          </table:table-cell>
          <table:table-cell table:style-name="ce9" office:value-type="float" office:value="0.72" calcext:value-type="float">
            <text:p>0,72</text:p>
          </table:table-cell>
          <table:table-cell table:number-columns-repeated="3"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38]/([.C238]*[.D238])" office:value-type="float" office:value="1.21167871126895" calcext:value-type="float">
            <text:p>1,21</text:p>
          </table:table-cell>
          <table:table-cell table:style-name="ce5" table:formula="of:=[.B238]/[.E238]" office:value-type="float" office:value="2.47591752520974" calcext:value-type="float">
            <text:p>2,476</text:p>
          </table:table-cell>
          <table:table-cell table:style-name="ce7" table:formula="of:=AVERAGE([.F238:.J238])" office:value-type="float" office:value="4.834" calcext:value-type="float">
            <text:p>4,83</text:p>
          </table:table-cell>
          <table:table-cell table:style-name="ce9" table:formula="of:=AVERAGE([.K238:.O238])" office:value-type="float" office:value="0.738" calcext:value-type="float">
            <text:p>0,74</text:p>
          </table:table-cell>
          <table:table-cell table:style-name="ce12" table:formula="of:=[.Q238]/[.Q462]*(LOG([.R462]*1000)/LOG([.R238]*1000))" office:value-type="float" office:value="1.35065212547665" calcext:value-type="float">
            <text:p>1,35</text:p>
          </table:table-cell>
          <table:table-cell table:style-name="ce12" table:formula="of:=[.Q238]/[.Q462]*(LOG([.S462]*1000)/LOG([.S238]*1000))" office:value-type="float" office:value="1.55937730948582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836297" calcext:value-type="float">
            <text:p>836297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19" calcext:value-type="float">
            <text:p>4,1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39]/([.C239]*[.D239])" office:value-type="float" office:value="0.844239606215273" calcext:value-type="float">
            <text:p>0,84</text:p>
          </table:table-cell>
          <table:table-cell table:style-name="ce5" table:formula="of:=[.B239]/[.E239]" office:value-type="float" office:value="3.55351268747825" calcext:value-type="float">
            <text:p>3,554</text:p>
          </table:table-cell>
          <table:table-cell table:style-name="ce7" table:formula="of:=AVERAGE([.F239:.J239])" office:value-type="float" office:value="4.248" calcext:value-type="float">
            <text:p>4,25</text:p>
          </table:table-cell>
          <table:table-cell table:style-name="ce9" table:formula="of:=AVERAGE([.K239:.O239])" office:value-type="float" office:value="0.782" calcext:value-type="float">
            <text:p>0,78</text:p>
          </table:table-cell>
          <table:table-cell table:style-name="ce12" table:formula="of:=[.Q239]/[.Q463]*(LOG([.R463]*1000)/LOG([.R239]*1000))" office:value-type="float" office:value="1.68336579342001" calcext:value-type="float">
            <text:p>1,68</text:p>
          </table:table-cell>
          <table:table-cell table:style-name="ce12" table:formula="of:=[.Q239]/[.Q463]*(LOG([.S463]*1000)/LOG([.S239]*1000))" office:value-type="float" office:value="1.87609492553582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73424" calcext:value-type="float">
            <text:p>873424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21" calcext:value-type="float">
            <text:p>4,2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40]/([.C240]*[.D240])" office:value-type="float" office:value="0.882246464646465" calcext:value-type="float">
            <text:p>0,88</text:p>
          </table:table-cell>
          <table:table-cell table:style-name="ce5" table:formula="of:=[.B240]/[.E240]" office:value-type="float" office:value="3.4004286577882" calcext:value-type="float">
            <text:p>3,400</text:p>
          </table:table-cell>
          <table:table-cell table:style-name="ce7" table:formula="of:=AVERAGE([.F240:.J240])" office:value-type="float" office:value="4.252" calcext:value-type="float">
            <text:p>4,25</text:p>
          </table:table-cell>
          <table:table-cell table:style-name="ce9" table:formula="of:=AVERAGE([.K240:.O240])" office:value-type="float" office:value="0.74" calcext:value-type="float">
            <text:p>0,74</text:p>
          </table:table-cell>
          <table:table-cell table:style-name="ce12" table:formula="of:=[.Q240]/[.Q464]*(LOG([.R464]*1000)/LOG([.R240]*1000))" office:value-type="float" office:value="1.57029366271658" calcext:value-type="float">
            <text:p>1,57</text:p>
          </table:table-cell>
          <table:table-cell table:style-name="ce12" table:formula="of:=[.Q240]/[.Q464]*(LOG([.S464]*1000)/LOG([.S240]*1000))" office:value-type="float" office:value="1.76110201526199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559563" calcext:value-type="float">
            <text:p>55956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3.56" calcext:value-type="float">
            <text:p>3,56</text:p>
          </table:table-cell>
          <table:table-cell table:number-columns-repeated="2"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.E241]/([.C241]*[.D241])" office:value-type="float" office:value="0.602167559144599" calcext:value-type="float">
            <text:p>0,60</text:p>
          </table:table-cell>
          <table:table-cell table:style-name="ce5" table:formula="of:=[.B241]/[.E241]" office:value-type="float" office:value="4.98203062032336" calcext:value-type="float">
            <text:p>4,982</text:p>
          </table:table-cell>
          <table:table-cell table:style-name="ce7" table:formula="of:=AVERAGE([.F241:.J241])" office:value-type="float" office:value="3.6" calcext:value-type="float">
            <text:p>3,60</text:p>
          </table:table-cell>
          <table:table-cell table:style-name="ce9" table:formula="of:=AVERAGE([.K241:.O241])" office:value-type="float" office:value="0.794" calcext:value-type="float">
            <text:p>0,79</text:p>
          </table:table-cell>
          <table:table-cell table:style-name="ce12" table:formula="of:=[.Q241]/[.Q465]*(LOG([.R465]*1000)/LOG([.R241]*1000))" office:value-type="float" office:value="1.60524903858767" calcext:value-type="float">
            <text:p>1,61</text:p>
          </table:table-cell>
          <table:table-cell table:style-name="ce12" table:formula="of:=[.Q241]/[.Q465]*(LOG([.S465]*1000)/LOG([.S241]*1000))" office:value-type="float" office:value="1.7260828820344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822179" calcext:value-type="float">
            <text:p>822179</text:p>
          </table:table-cell>
          <table:table-cell table:number-columns-repeated="2" table:style-name="ce7" office:value-type="float" office:value="4.7" calcext:value-type="float">
            <text:p>4,70</text:p>
          </table:table-cell>
          <table:table-cell table:number-columns-repeated="2" table:style-name="ce7" office:value-type="float" office:value="4.76" calcext:value-type="float">
            <text:p>4,76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11" calcext:value-type="float">
            <text:p>1,11</text:p>
          </table:table-cell>
          <table:table-cell table:style-name="ce28" table:formula="of:=[.E242]/([.C242]*[.D242])" office:value-type="float" office:value="0.684464701964702" calcext:value-type="float">
            <text:p>0,68</text:p>
          </table:table-cell>
          <table:table-cell table:style-name="ce5" table:formula="of:=[.B242]/[.E242]" office:value-type="float" office:value="4.38300662021287" calcext:value-type="float">
            <text:p>4,383</text:p>
          </table:table-cell>
          <table:table-cell table:style-name="ce7" table:formula="of:=AVERAGE([.F242:.J242])" office:value-type="float" office:value="4.72" calcext:value-type="float">
            <text:p>4,72</text:p>
          </table:table-cell>
          <table:table-cell table:style-name="ce9" table:formula="of:=AVERAGE([.K242:.O242])" office:value-type="float" office:value="1.114" calcext:value-type="float">
            <text:p>1,11</text:p>
          </table:table-cell>
          <table:table-cell table:style-name="ce12" table:formula="of:=[.Q242]/[.Q466]*(LOG([.R466]*1000)/LOG([.R242]*1000))" office:value-type="float" office:value="1.83356941216704" calcext:value-type="float">
            <text:p>1,83</text:p>
          </table:table-cell>
          <table:table-cell table:style-name="ce12" table:formula="of:=[.Q242]/[.Q466]*(LOG([.S466]*1000)/LOG([.S242]*1000))" office:value-type="float" office:value="1.98062723887271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040925" calcext:value-type="float">
            <text:p>1040925</text:p>
          </table:table-cell>
          <table:table-cell table:style-name="ce7" office:value-type="float" office:value="5.17" calcext:value-type="float">
            <text:p>5,17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4.96" calcext:value-type="float">
            <text:p>4,9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28" table:formula="of:=[.E243]/([.C243]*[.D243])" office:value-type="float" office:value="0.823276925705174" calcext:value-type="float">
            <text:p>0,82</text:p>
          </table:table-cell>
          <table:table-cell table:style-name="ce5" table:formula="of:=[.B243]/[.E243]" office:value-type="float" office:value="3.64398972068112" calcext:value-type="float">
            <text:p>3,644</text:p>
          </table:table-cell>
          <table:table-cell table:style-name="ce7" table:formula="of:=AVERAGE([.F243:.J243])" office:value-type="float" office:value="4.998" calcext:value-type="float">
            <text:p>5,00</text:p>
          </table:table-cell>
          <table:table-cell table:style-name="ce9" table:formula="of:=AVERAGE([.K243:.O243])" office:value-type="float" office:value="0.97" calcext:value-type="float">
            <text:p>0,97</text:p>
          </table:table-cell>
          <table:table-cell table:style-name="ce12" table:formula="of:=[.Q243]/[.Q467]*(LOG([.R467]*1000)/LOG([.R243]*1000))" office:value-type="float" office:value="1.44974089774642" calcext:value-type="float">
            <text:p>1,45</text:p>
          </table:table-cell>
          <table:table-cell table:style-name="ce12" table:formula="of:=[.Q243]/[.Q467]*(LOG([.S467]*1000)/LOG([.S243]*1000))" office:value-type="float" office:value="1.57189312951991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696895" calcext:value-type="float">
            <text:p>69689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8" calcext:value-type="float">
            <text:p>3,80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.E244]/([.C244]*[.D244])" office:value-type="float" office:value="0.725539291217257" calcext:value-type="float">
            <text:p>0,73</text:p>
          </table:table-cell>
          <table:table-cell table:style-name="ce5" table:formula="of:=[.B244]/[.E244]" office:value-type="float" office:value="4.13487828152017" calcext:value-type="float">
            <text:p>4,135</text:p>
          </table:table-cell>
          <table:table-cell table:style-name="ce7" table:formula="of:=AVERAGE([.F244:.J244])" office:value-type="float" office:value="3.89" calcext:value-type="float">
            <text:p>3,89</text:p>
          </table:table-cell>
          <table:table-cell table:style-name="ce9" table:formula="of:=AVERAGE([.K244:.O244])" office:value-type="float" office:value="0.758" calcext:value-type="float">
            <text:p>0,76</text:p>
          </table:table-cell>
          <table:table-cell table:style-name="ce12" table:formula="of:=[.Q244]/[.Q468]*(LOG([.R468]*1000)/LOG([.R244]*1000))" office:value-type="float" office:value="1.40142351860816" calcext:value-type="float">
            <text:p>1,40</text:p>
          </table:table-cell>
          <table:table-cell table:style-name="ce12" table:formula="of:=[.Q244]/[.Q468]*(LOG([.S468]*1000)/LOG([.S244]*1000))" office:value-type="float" office:value="1.49965489908964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537592" calcext:value-type="float">
            <text:p>537592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62" calcext:value-type="float">
            <text:p>3,6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3" table:style-name="ce9" office:value-type="float" office:value="0.84" calcext:value-type="float">
            <text:p>0,84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45]/([.C245]*[.D245])" office:value-type="float" office:value="0.552142047228567" calcext:value-type="float">
            <text:p>0,55</text:p>
          </table:table-cell>
          <table:table-cell table:style-name="ce5" table:formula="of:=[.B245]/[.E245]" office:value-type="float" office:value="5.43341418771113" calcext:value-type="float">
            <text:p>5,433</text:p>
          </table:table-cell>
          <table:table-cell table:style-name="ce7" table:formula="of:=AVERAGE([.F245:.J245])" office:value-type="float" office:value="3.666" calcext:value-type="float">
            <text:p>3,67</text:p>
          </table:table-cell>
          <table:table-cell table:style-name="ce9" table:formula="of:=AVERAGE([.K245:.O245])" office:value-type="float" office:value="0.834" calcext:value-type="float">
            <text:p>0,83</text:p>
          </table:table-cell>
          <table:table-cell table:style-name="ce12" table:formula="of:=[.Q245]/[.Q469]*(LOG([.R469]*1000)/LOG([.R245]*1000))" office:value-type="float" office:value="1.70420901878246" calcext:value-type="float">
            <text:p>1,70</text:p>
          </table:table-cell>
          <table:table-cell table:style-name="ce12" table:formula="of:=[.Q245]/[.Q469]*(LOG([.S469]*1000)/LOG([.S245]*1000))" office:value-type="float" office:value="1.80675875662042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72747" calcext:value-type="float">
            <text:p>672747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office:value-type="float" office:value="3.91" calcext:value-type="float">
            <text:p>3,91</text:p>
          </table:table-cell>
          <table:table-cell table:number-columns-repeated="2" table:style-name="ce7" office:value-type="float" office:value="3.84" calcext:value-type="float">
            <text:p>3,84</text:p>
          </table:table-cell>
          <table:table-cell table:style-name="ce7" office:value-type="float" office:value="3.85" calcext:value-type="float">
            <text:p>3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46]/([.C246]*[.D246])" office:value-type="float" office:value="0.690955047409331" calcext:value-type="float">
            <text:p>0,69</text:p>
          </table:table-cell>
          <table:table-cell table:style-name="ce5" table:formula="of:=[.B246]/[.E246]" office:value-type="float" office:value="4.34184024603603" calcext:value-type="float">
            <text:p>4,342</text:p>
          </table:table-cell>
          <table:table-cell table:style-name="ce7" table:formula="of:=AVERAGE([.F246:.J246])" office:value-type="float" office:value="3.85" calcext:value-type="float">
            <text:p>3,85</text:p>
          </table:table-cell>
          <table:table-cell table:style-name="ce9" table:formula="of:=AVERAGE([.K246:.O246])" office:value-type="float" office:value="0.814" calcext:value-type="float">
            <text:p>0,81</text:p>
          </table:table-cell>
          <table:table-cell table:style-name="ce12" table:formula="of:=[.Q246]/[.Q470]*(LOG([.R470]*1000)/LOG([.R246]*1000))" office:value-type="float" office:value="1.65902937239967" calcext:value-type="float">
            <text:p>1,66</text:p>
          </table:table-cell>
          <table:table-cell table:style-name="ce12" table:formula="of:=[.Q246]/[.Q470]*(LOG([.S470]*1000)/LOG([.S246]*1000))" office:value-type="float" office:value="1.79368223363826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20692" calcext:value-type="float">
            <text:p>1120692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4.27" calcext:value-type="float">
            <text:p>4,2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47]/([.C247]*[.D247])" office:value-type="float" office:value="1.1872743452835" calcext:value-type="float">
            <text:p>1,19</text:p>
          </table:table-cell>
          <table:table-cell table:style-name="ce5" table:formula="of:=[.B247]/[.E247]" office:value-type="float" office:value="2.52681022082785" calcext:value-type="float">
            <text:p>2,527</text:p>
          </table:table-cell>
          <table:table-cell table:style-name="ce7" table:formula="of:=AVERAGE([.F247:.J247])" office:value-type="float" office:value="4.33" calcext:value-type="float">
            <text:p>4,33</text:p>
          </table:table-cell>
          <table:table-cell table:style-name="ce9" table:formula="of:=AVERAGE([.K247:.O247])" office:value-type="float" office:value="0.702" calcext:value-type="float">
            <text:p>0,70</text:p>
          </table:table-cell>
          <table:table-cell table:style-name="ce12" table:formula="of:=[.Q247]/[.Q471]*(LOG([.R471]*1000)/LOG([.R247]*1000))" office:value-type="float" office:value="1.25291125871648" calcext:value-type="float">
            <text:p>1,25</text:p>
          </table:table-cell>
          <table:table-cell table:style-name="ce12" table:formula="of:=[.Q247]/[.Q471]*(LOG([.S471]*1000)/LOG([.S247]*1000))" office:value-type="float" office:value="1.43533685530717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8888" calcext:value-type="float">
            <text:p>738888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.E248]/([.C248]*[.D248])" office:value-type="float" office:value="0.659872256515775" calcext:value-type="float">
            <text:p>0,66</text:p>
          </table:table-cell>
          <table:table-cell table:style-name="ce5" table:formula="of:=[.B248]/[.E248]" office:value-type="float" office:value="4.54635614599236" calcext:value-type="float">
            <text:p>4,546</text:p>
          </table:table-cell>
          <table:table-cell table:style-name="ce7" table:formula="of:=AVERAGE([.F248:.J248])" office:value-type="float" office:value="4.518" calcext:value-type="float">
            <text:p>4,52</text:p>
          </table:table-cell>
          <table:table-cell table:style-name="ce9" table:formula="of:=AVERAGE([.K248:.O248])" office:value-type="float" office:value="1.002" calcext:value-type="float">
            <text:p>1,00</text:p>
          </table:table-cell>
          <table:table-cell table:style-name="ce12" table:formula="of:=[.Q248]/[.Q472]*(LOG([.R472]*1000)/LOG([.R248]*1000))" office:value-type="float" office:value="1.80888600570689" calcext:value-type="float">
            <text:p>1,81</text:p>
          </table:table-cell>
          <table:table-cell table:style-name="ce12" table:formula="of:=[.Q248]/[.Q472]*(LOG([.S472]*1000)/LOG([.S248]*1000))" office:value-type="float" office:value="2.01810626961039" calcext:value-type="float">
            <text:p>2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152424" calcext:value-type="float">
            <text:p>1152424</text:p>
          </table:table-cell>
          <table:table-cell table:style-name="ce7" office:value-type="float" office:value="5.96" calcext:value-type="float">
            <text:p>5,96</text:p>
          </table:table-cell>
          <table:table-cell table:number-columns-repeated="2" table:style-name="ce7" office:value-type="float" office:value="5.63" calcext:value-type="float">
            <text:p>5,63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62" calcext:value-type="float">
            <text:p>5,6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28" table:formula="of:=[.E249]/([.C249]*[.D249])" office:value-type="float" office:value="0.896627059460603" calcext:value-type="float">
            <text:p>0,90</text:p>
          </table:table-cell>
          <table:table-cell table:style-name="ce5" table:formula="of:=[.B249]/[.E249]" office:value-type="float" office:value="3.34588658341027" calcext:value-type="float">
            <text:p>3,346</text:p>
          </table:table-cell>
          <table:table-cell table:style-name="ce7" table:formula="of:=AVERAGE([.F249:.J249])" office:value-type="float" office:value="5.676" calcext:value-type="float">
            <text:p>5,68</text:p>
          </table:table-cell>
          <table:table-cell table:style-name="ce9" table:formula="of:=AVERAGE([.K249:.O249])" office:value-type="float" office:value="1.02" calcext:value-type="float">
            <text:p>1,02</text:p>
          </table:table-cell>
          <table:table-cell table:style-name="ce12" table:formula="of:=[.Q249]/[.Q473]*(LOG([.R473]*1000)/LOG([.R249]*1000))" office:value-type="float" office:value="1.49274025148866" calcext:value-type="float">
            <text:p>1,49</text:p>
          </table:table-cell>
          <table:table-cell table:style-name="ce12" table:formula="of:=[.Q249]/[.Q473]*(LOG([.S473]*1000)/LOG([.S249]*1000))" office:value-type="float" office:value="1.5974599981048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795844" calcext:value-type="float">
            <text:p>795844</text:p>
          </table:table-cell>
          <table:table-cell table:style-name="ce7" office:value-type="float" office:value="4.65" calcext:value-type="float">
            <text:p>4,6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41" calcext:value-type="float">
            <text:p>4,41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4" table:style-name="ce9" office:value-type="float" office:value="0.89" calcext:value-type="float">
            <text:p>0,89</text:p>
          </table:table-cell>
          <table:table-cell table:style-name="ce28" table:formula="of:=[.E250]/([.C250]*[.D250])" office:value-type="float" office:value="0.708752493587917" calcext:value-type="float">
            <text:p>0,71</text:p>
          </table:table-cell>
          <table:table-cell table:style-name="ce5" table:formula="of:=[.B250]/[.E250]" office:value-type="float" office:value="4.23280944506712" calcext:value-type="float">
            <text:p>4,233</text:p>
          </table:table-cell>
          <table:table-cell table:style-name="ce7" table:formula="of:=AVERAGE([.F250:.J250])" office:value-type="float" office:value="4.488" calcext:value-type="float">
            <text:p>4,49</text:p>
          </table:table-cell>
          <table:table-cell table:style-name="ce9" table:formula="of:=AVERAGE([.K250:.O250])" office:value-type="float" office:value="0.894" calcext:value-type="float">
            <text:p>0,89</text:p>
          </table:table-cell>
          <table:table-cell table:style-name="ce12" table:formula="of:=[.Q250]/[.Q474]*(LOG([.R474]*1000)/LOG([.R250]*1000))" office:value-type="float" office:value="1.64673241222979" calcext:value-type="float">
            <text:p>1,65</text:p>
          </table:table-cell>
          <table:table-cell table:style-name="ce12" table:formula="of:=[.Q250]/[.Q474]*(LOG([.S474]*1000)/LOG([.S250]*1000))" office:value-type="float" office:value="1.720151004132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725291" calcext:value-type="float">
            <text:p>725291</text:p>
          </table:table-cell>
          <table:table-cell table:style-name="ce7" office:value-type="float" office:value="3.76" calcext:value-type="float">
            <text:p>3,76</text:p>
          </table:table-cell>
          <table:table-cell table:number-columns-repeated="2" table:style-name="ce7" office:value-type="float" office:value="3.48" calcext:value-type="float">
            <text:p>3,48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.E251]/([.C251]*[.D251])" office:value-type="float" office:value="0.781186453091611" calcext:value-type="float">
            <text:p>0,78</text:p>
          </table:table-cell>
          <table:table-cell table:style-name="ce5" table:formula="of:=[.B251]/[.E251]" office:value-type="float" office:value="3.84033443128344" calcext:value-type="float">
            <text:p>3,840</text:p>
          </table:table-cell>
          <table:table-cell table:style-name="ce7" table:formula="of:=AVERAGE([.F251:.J251])" office:value-type="float" office:value="3.536" calcext:value-type="float">
            <text:p>3,54</text:p>
          </table:table-cell>
          <table:table-cell table:style-name="ce9" table:formula="of:=AVERAGE([.K251:.O251])" office:value-type="float" office:value="0.704" calcext:value-type="float">
            <text:p>0,70</text:p>
          </table:table-cell>
          <table:table-cell table:style-name="ce12" table:formula="of:=[.Q251]/[.Q475]*(LOG([.R475]*1000)/LOG([.R251]*1000))" office:value-type="float" office:value="1.58103718048326" calcext:value-type="float">
            <text:p>1,58</text:p>
          </table:table-cell>
          <table:table-cell table:style-name="ce12" table:formula="of:=[.Q251]/[.Q475]*(LOG([.S475]*1000)/LOG([.S251]*1000))" office:value-type="float" office:value="1.7509928581400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58034" calcext:value-type="float">
            <text:p>1258034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84" calcext:value-type="float">
            <text:p>5,84</text:p>
          </table:table-cell>
          <table:table-cell table:style-name="ce7" office:value-type="float" office:value="5.78" calcext:value-type="float">
            <text:p>5,7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09" calcext:value-type="float">
            <text:p>1,09</text:p>
          </table:table-cell>
          <table:table-cell table:style-name="ce28" table:formula="of:=[.E252]/([.C252]*[.D252])" office:value-type="float" office:value="0.957988248588947" calcext:value-type="float">
            <text:p>0,96</text:p>
          </table:table-cell>
          <table:table-cell table:style-name="ce5" table:formula="of:=[.B252]/[.E252]" office:value-type="float" office:value="3.13157514025853" calcext:value-type="float">
            <text:p>3,132</text:p>
          </table:table-cell>
          <table:table-cell table:style-name="ce7" table:formula="of:=AVERAGE([.F252:.J252])" office:value-type="float" office:value="5.772" calcext:value-type="float">
            <text:p>5,77</text:p>
          </table:table-cell>
          <table:table-cell table:style-name="ce9" table:formula="of:=AVERAGE([.K252:.O252])" office:value-type="float" office:value="1.102" calcext:value-type="float">
            <text:p>1,10</text:p>
          </table:table-cell>
          <table:table-cell table:style-name="ce12" table:formula="of:=[.Q252]/[.Q476]*(LOG([.R476]*1000)/LOG([.R252]*1000))" office:value-type="float" office:value="1.34328478550992" calcext:value-type="float">
            <text:p>1,34</text:p>
          </table:table-cell>
          <table:table-cell table:style-name="ce12" table:formula="of:=[.Q252]/[.Q476]*(LOG([.S476]*1000)/LOG([.S252]*1000))" office:value-type="float" office:value="1.45114801753592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954389" calcext:value-type="float">
            <text:p>954389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53" calcext:value-type="float">
            <text:p>4,5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28" table:formula="of:=[.E253]/([.C253]*[.D253])" office:value-type="float" office:value="0.854085230526919" calcext:value-type="float">
            <text:p>0,85</text:p>
          </table:table-cell>
          <table:table-cell table:style-name="ce5" table:formula="of:=[.B253]/[.E253]" office:value-type="float" office:value="3.51254677076119" calcext:value-type="float">
            <text:p>3,513</text:p>
          </table:table-cell>
          <table:table-cell table:style-name="ce7" table:formula="of:=AVERAGE([.F253:.J253])" office:value-type="float" office:value="4.538" calcext:value-type="float">
            <text:p>4,54</text:p>
          </table:table-cell>
          <table:table-cell table:style-name="ce9" table:formula="of:=AVERAGE([.K253:.O253])" office:value-type="float" office:value="0.822" calcext:value-type="float">
            <text:p>0,82</text:p>
          </table:table-cell>
          <table:table-cell table:style-name="ce12" table:formula="of:=[.Q253]/[.Q477]*(LOG([.R477]*1000)/LOG([.R253]*1000))" office:value-type="float" office:value="1.63230179442336" calcext:value-type="float">
            <text:p>1,63</text:p>
          </table:table-cell>
          <table:table-cell table:style-name="ce12" table:formula="of:=[.Q253]/[.Q477]*(LOG([.S477]*1000)/LOG([.S253]*1000))" office:value-type="float" office:value="1.83821291353423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636254" calcext:value-type="float">
            <text:p>1636254</text:p>
          </table:table-cell>
          <table:table-cell table:style-name="ce7" office:value-type="float" office:value="6.18" calcext:value-type="float">
            <text:p>6,18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26" calcext:value-type="float">
            <text:p>6,26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17" calcext:value-type="float">
            <text:p>6,17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.E254]/([.C254]*[.D254])" office:value-type="float" office:value="1.25134138880392" calcext:value-type="float">
            <text:p>1,25</text:p>
          </table:table-cell>
          <table:table-cell table:style-name="ce5" table:formula="of:=[.B254]/[.E254]" office:value-type="float" office:value="2.39743707272832" calcext:value-type="float">
            <text:p>2,397</text:p>
          </table:table-cell>
          <table:table-cell table:style-name="ce7" table:formula="of:=AVERAGE([.F254:.J254])" office:value-type="float" office:value="6.212" calcext:value-type="float">
            <text:p>6,21</text:p>
          </table:table-cell>
          <table:table-cell table:style-name="ce9" table:formula="of:=AVERAGE([.K254:.O254])" office:value-type="float" office:value="1.058" calcext:value-type="float">
            <text:p>1,06</text:p>
          </table:table-cell>
          <table:table-cell table:style-name="ce12" table:formula="of:=[.Q254]/[.Q478]*(LOG([.R478]*1000)/LOG([.R254]*1000))" office:value-type="float" office:value="1.20965773229161" calcext:value-type="float">
            <text:p>1,21</text:p>
          </table:table-cell>
          <table:table-cell table:style-name="ce12" table:formula="of:=[.Q254]/[.Q478]*(LOG([.S478]*1000)/LOG([.S254]*1000))" office:value-type="float" office:value="1.33743178746454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911795" calcext:value-type="float">
            <text:p>911795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5.14" calcext:value-type="float">
            <text:p>5,14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5.02" calcext:value-type="float">
            <text:p>5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4" calcext:value-type="float">
            <text:p>1,04</text:p>
          </table:table-cell>
          <table:table-cell table:style-name="ce28" table:formula="of:=[.E255]/([.C255]*[.D255])" office:value-type="float" office:value="0.709766938597584" calcext:value-type="float">
            <text:p>0,71</text:p>
          </table:table-cell>
          <table:table-cell table:style-name="ce5" table:formula="of:=[.B255]/[.E255]" office:value-type="float" office:value="4.22675820771116" calcext:value-type="float">
            <text:p>4,227</text:p>
          </table:table-cell>
          <table:table-cell table:style-name="ce7" table:formula="of:=AVERAGE([.F255:.J255])" office:value-type="float" office:value="5.09" calcext:value-type="float">
            <text:p>5,09</text:p>
          </table:table-cell>
          <table:table-cell table:style-name="ce9" table:formula="of:=AVERAGE([.K255:.O255])" office:value-type="float" office:value="1.034" calcext:value-type="float">
            <text:p>1,03</text:p>
          </table:table-cell>
          <table:table-cell table:style-name="ce12" table:formula="of:=[.Q255]/[.Q479]*(LOG([.R479]*1000)/LOG([.R255]*1000))" office:value-type="float" office:value="1.49078971876273" calcext:value-type="float">
            <text:p>1,49</text:p>
          </table:table-cell>
          <table:table-cell table:style-name="ce12" table:formula="of:=[.Q255]/[.Q479]*(LOG([.S479]*1000)/LOG([.S255]*1000))" office:value-type="float" office:value="1.494487158019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982204" calcext:value-type="float">
            <text:p>982204</text:p>
          </table:table-cell>
          <table:table-cell table:style-name="ce7" office:value-type="float" office:value="4.74" calcext:value-type="float">
            <text:p>4,74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0.87" calcext:value-type="float">
            <text:p>0,87</text:p>
          </table:table-cell>
          <table:table-cell table:number-columns-repeated="4" table:style-name="ce9" office:value-type="float" office:value="0.88" calcext:value-type="float">
            <text:p>0,88</text:p>
          </table:table-cell>
          <table:table-cell table:style-name="ce28" table:formula="of:=[.E256]/([.C256]*[.D256])" office:value-type="float" office:value="0.905921763800908" calcext:value-type="float">
            <text:p>0,91</text:p>
          </table:table-cell>
          <table:table-cell table:style-name="ce5" table:formula="of:=[.B256]/[.E256]" office:value-type="float" office:value="3.31156053121347" calcext:value-type="float">
            <text:p>3,312</text:p>
          </table:table-cell>
          <table:table-cell table:style-name="ce7" table:formula="of:=AVERAGE([.F256:.J256])" office:value-type="float" office:value="4.71" calcext:value-type="float">
            <text:p>4,71</text:p>
          </table:table-cell>
          <table:table-cell table:style-name="ce9" table:formula="of:=AVERAGE([.K256:.O256])" office:value-type="float" office:value="0.878" calcext:value-type="float">
            <text:p>0,88</text:p>
          </table:table-cell>
          <table:table-cell table:style-name="ce12" table:formula="of:=[.Q256]/[.Q480]*(LOG([.R480]*1000)/LOG([.R256]*1000))" office:value-type="float" office:value="1.48048742923538" calcext:value-type="float">
            <text:p>1,48</text:p>
          </table:table-cell>
          <table:table-cell table:style-name="ce12" table:formula="of:=[.Q256]/[.Q480]*(LOG([.S480]*1000)/LOG([.S256]*1000))" office:value-type="float" office:value="1.65168885156538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91556" calcext:value-type="float">
            <text:p>1191556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86" calcext:value-type="float">
            <text:p>5,86</text:p>
          </table:table-cell>
          <table:table-cell table:style-name="ce7" office:value-type="float" office:value="5.87" calcext:value-type="float">
            <text:p>5,87</text:p>
          </table:table-cell>
          <table:table-cell table:style-name="ce7" office:value-type="float" office:value="5.8" calcext:value-type="float">
            <text:p>5,80</text:p>
          </table:table-cell>
          <table:table-cell table:style-name="ce9" office:value-type="float" office:value="1.06" calcext:value-type="float">
            <text:p>1,06</text:p>
          </table:table-cell>
          <table:table-cell table:number-columns-repeated="3"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.E257]/([.C257]*[.D257])" office:value-type="float" office:value="0.906716463340395" calcext:value-type="float">
            <text:p>0,91</text:p>
          </table:table-cell>
          <table:table-cell table:style-name="ce5" table:formula="of:=[.B257]/[.E257]" office:value-type="float" office:value="3.30865523735351" calcext:value-type="float">
            <text:p>3,309</text:p>
          </table:table-cell>
          <table:table-cell table:style-name="ce7" table:formula="of:=AVERAGE([.F257:.J257])" office:value-type="float" office:value="5.884" calcext:value-type="float">
            <text:p>5,88</text:p>
          </table:table-cell>
          <table:table-cell table:style-name="ce9" table:formula="of:=AVERAGE([.K257:.O257])" office:value-type="float" office:value="1.05" calcext:value-type="float">
            <text:p>1,05</text:p>
          </table:table-cell>
          <table:table-cell table:style-name="ce12" table:formula="of:=[.Q257]/[.Q481]*(LOG([.R481]*1000)/LOG([.R257]*1000))" office:value-type="float" office:value="1.46064469183374" calcext:value-type="float">
            <text:p>1,46</text:p>
          </table:table-cell>
          <table:table-cell table:style-name="ce12" table:formula="of:=[.Q257]/[.Q481]*(LOG([.S481]*1000)/LOG([.S257]*1000))" office:value-type="float" office:value="1.6232199142893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98657" calcext:value-type="float">
            <text:p>698657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64" calcext:value-type="float">
            <text:p>3,64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.E258]/([.C258]*[.D258])" office:value-type="float" office:value="0.73069047021419" calcext:value-type="float">
            <text:p>0,73</text:p>
          </table:table-cell>
          <table:table-cell table:style-name="ce5" table:formula="of:=[.B258]/[.E258]" office:value-type="float" office:value="4.10572856208411" calcext:value-type="float">
            <text:p>4,106</text:p>
          </table:table-cell>
          <table:table-cell table:style-name="ce7" table:formula="of:=AVERAGE([.F258:.J258])" office:value-type="float" office:value="3.672" calcext:value-type="float">
            <text:p>3,67</text:p>
          </table:table-cell>
          <table:table-cell table:style-name="ce9" table:formula="of:=AVERAGE([.K258:.O258])" office:value-type="float" office:value="0.76" calcext:value-type="float">
            <text:p>0,76</text:p>
          </table:table-cell>
          <table:table-cell table:style-name="ce12" table:formula="of:=[.Q258]/[.Q482]*(LOG([.R482]*1000)/LOG([.R258]*1000))" office:value-type="float" office:value="1.65606009082514" calcext:value-type="float">
            <text:p>1,66</text:p>
          </table:table-cell>
          <table:table-cell table:style-name="ce12" table:formula="of:=[.Q258]/[.Q482]*(LOG([.S482]*1000)/LOG([.S258]*1000))" office:value-type="float" office:value="1.8331018567797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40548" calcext:value-type="float">
            <text:p>74054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.65" calcext:value-type="float">
            <text:p>4,6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.E259]/([.C259]*[.D259])" office:value-type="float" office:value="0.661047753029643" calcext:value-type="float">
            <text:p>0,66</text:p>
          </table:table-cell>
          <table:table-cell table:style-name="ce5" table:formula="of:=[.B259]/[.E259]" office:value-type="float" office:value="4.53827165828549" calcext:value-type="float">
            <text:p>4,538</text:p>
          </table:table-cell>
          <table:table-cell table:style-name="ce7" table:formula="of:=AVERAGE([.F259:.J259])" office:value-type="float" office:value="4.608" calcext:value-type="float">
            <text:p>4,61</text:p>
          </table:table-cell>
          <table:table-cell table:style-name="ce9" table:formula="of:=AVERAGE([.K259:.O259])" office:value-type="float" office:value="0.96" calcext:value-type="float">
            <text:p>0,96</text:p>
          </table:table-cell>
          <table:table-cell table:style-name="ce12" table:formula="of:=[.Q259]/[.Q483]*(LOG([.R483]*1000)/LOG([.R259]*1000))" office:value-type="float" office:value="1.65752885068297" calcext:value-type="float">
            <text:p>1,66</text:p>
          </table:table-cell>
          <table:table-cell table:style-name="ce12" table:formula="of:=[.Q259]/[.Q483]*(LOG([.S483]*1000)/LOG([.S259]*1000))" office:value-type="float" office:value="1.78992550456385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816538" calcext:value-type="float">
            <text:p>816538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18" calcext:value-type="float">
            <text:p>4,18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60]/([.C260]*[.D260])" office:value-type="float" office:value="0.838637782853762" calcext:value-type="float">
            <text:p>0,84</text:p>
          </table:table-cell>
          <table:table-cell table:style-name="ce5" table:formula="of:=[.B260]/[.E260]" office:value-type="float" office:value="3.57724931356532" calcext:value-type="float">
            <text:p>3,577</text:p>
          </table:table-cell>
          <table:table-cell table:style-name="ce7" table:formula="of:=AVERAGE([.F260:.J260])" office:value-type="float" office:value="4.178" calcext:value-type="float">
            <text:p>4,18</text:p>
          </table:table-cell>
          <table:table-cell table:style-name="ce9" table:formula="of:=AVERAGE([.K260:.O260])" office:value-type="float" office:value="0.806" calcext:value-type="float">
            <text:p>0,81</text:p>
          </table:table-cell>
          <table:table-cell table:style-name="ce12" table:formula="of:=[.Q260]/[.Q484]*(LOG([.R484]*1000)/LOG([.R260]*1000))" office:value-type="float" office:value="1.75491285876939" calcext:value-type="float">
            <text:p>1,75</text:p>
          </table:table-cell>
          <table:table-cell table:style-name="ce12" table:formula="of:=[.Q260]/[.Q484]*(LOG([.S484]*1000)/LOG([.S260]*1000))" office:value-type="float" office:value="1.9689551806456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92813" calcext:value-type="float">
            <text:p>792813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4" calcext:value-type="float">
            <text:p>4,00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28" table:formula="of:=[.E261]/([.C261]*[.D261])" office:value-type="float" office:value="0.814270660444021" calcext:value-type="float">
            <text:p>0,81</text:p>
          </table:table-cell>
          <table:table-cell table:style-name="ce5" table:formula="of:=[.B261]/[.E261]" office:value-type="float" office:value="3.68429881951986" calcext:value-type="float">
            <text:p>3,684</text:p>
          </table:table-cell>
          <table:table-cell table:style-name="ce7" table:formula="of:=AVERAGE([.F261:.J261])" office:value-type="float" office:value="4.056" calcext:value-type="float">
            <text:p>4,06</text:p>
          </table:table-cell>
          <table:table-cell table:style-name="ce9" table:formula="of:=AVERAGE([.K261:.O261])" office:value-type="float" office:value="0.748" calcext:value-type="float">
            <text:p>0,75</text:p>
          </table:table-cell>
          <table:table-cell table:style-name="ce12" table:formula="of:=[.Q261]/[.Q485]*(LOG([.R485]*1000)/LOG([.R261]*1000))" office:value-type="float" office:value="1.77664204501497" calcext:value-type="float">
            <text:p>1,78</text:p>
          </table:table-cell>
          <table:table-cell table:style-name="ce12" table:formula="of:=[.Q261]/[.Q485]*(LOG([.S485]*1000)/LOG([.S261]*1000))" office:value-type="float" office:value="1.97409110533137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4932" calcext:value-type="float">
            <text:p>1224932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8" calcext:value-type="float">
            <text:p>5,1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.E262]/([.C262]*[.D262])" office:value-type="float" office:value="1.09393932898948" calcext:value-type="float">
            <text:p>1,09</text:p>
          </table:table-cell>
          <table:table-cell table:style-name="ce5" table:formula="of:=[.B262]/[.E262]" office:value-type="float" office:value="2.74239549623979" calcext:value-type="float">
            <text:p>2,742</text:p>
          </table:table-cell>
          <table:table-cell table:style-name="ce7" table:formula="of:=AVERAGE([.F262:.J262])" office:value-type="float" office:value="5.194" calcext:value-type="float">
            <text:p>5,19</text:p>
          </table:table-cell>
          <table:table-cell table:style-name="ce9" table:formula="of:=AVERAGE([.K262:.O262])" office:value-type="float" office:value="0.876" calcext:value-type="float">
            <text:p>0,88</text:p>
          </table:table-cell>
          <table:table-cell table:style-name="ce12" table:formula="of:=[.Q262]/[.Q486]*(LOG([.R486]*1000)/LOG([.R262]*1000))" office:value-type="float" office:value="1.33495801809582" calcext:value-type="float">
            <text:p>1,33</text:p>
          </table:table-cell>
          <table:table-cell table:style-name="ce12" table:formula="of:=[.Q262]/[.Q486]*(LOG([.S486]*1000)/LOG([.S262]*1000))" office:value-type="float" office:value="1.492444632909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88968" calcext:value-type="float">
            <text:p>788968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02" calcext:value-type="float">
            <text:p>4,02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3" table:style-name="ce9" office:value-type="float" office:value="0.8" calcext:value-type="float">
            <text:p>0,80</text:p>
          </table:table-cell>
          <table:table-cell table:style-name="ce28" table:formula="of:=[.E263]/([.C263]*[.D263])" office:value-type="float" office:value="0.79004245774253" calcext:value-type="float">
            <text:p>0,79</text:p>
          </table:table-cell>
          <table:table-cell table:style-name="ce5" table:formula="of:=[.B263]/[.E263]" office:value-type="float" office:value="3.79728455399966" calcext:value-type="float">
            <text:p>3,797</text:p>
          </table:table-cell>
          <table:table-cell table:style-name="ce7" table:formula="of:=AVERAGE([.F263:.J263])" office:value-type="float" office:value="4.034" calcext:value-type="float">
            <text:p>4,03</text:p>
          </table:table-cell>
          <table:table-cell table:style-name="ce9" table:formula="of:=AVERAGE([.K263:.O263])" office:value-type="float" office:value="0.81" calcext:value-type="float">
            <text:p>0,81</text:p>
          </table:table-cell>
          <table:table-cell table:style-name="ce12" table:formula="of:=[.Q263]/[.Q487]*(LOG([.R487]*1000)/LOG([.R263]*1000))" office:value-type="float" office:value="1.52261253146906" calcext:value-type="float">
            <text:p>1,52</text:p>
          </table:table-cell>
          <table:table-cell table:style-name="ce12" table:formula="of:=[.Q263]/[.Q487]*(LOG([.S487]*1000)/LOG([.S263]*1000))" office:value-type="float" office:value="1.66384401699883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85039" calcext:value-type="float">
            <text:p>485039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.E264]/([.C264]*[.D264])" office:value-type="float" office:value="0.505248958333333" calcext:value-type="float">
            <text:p>0,51</text:p>
          </table:table-cell>
          <table:table-cell table:style-name="ce5" table:formula="of:=[.B264]/[.E264]" office:value-type="float" office:value="5.9376998550632" calcext:value-type="float">
            <text:p>5,938</text:p>
          </table:table-cell>
          <table:table-cell table:style-name="ce7" table:formula="of:=AVERAGE([.F264:.J264])" office:value-type="float" office:value="3.528" calcext:value-type="float">
            <text:p>3,53</text:p>
          </table:table-cell>
          <table:table-cell table:style-name="ce9" table:formula="of:=AVERAGE([.K264:.O264])" office:value-type="float" office:value="0.816" calcext:value-type="float">
            <text:p>0,82</text:p>
          </table:table-cell>
          <table:table-cell table:style-name="ce12" table:formula="of:=[.Q264]/[.Q488]*(LOG([.R488]*1000)/LOG([.R264]*1000))" office:value-type="float" office:value="1.8176890852649" calcext:value-type="float">
            <text:p>1,82</text:p>
          </table:table-cell>
          <table:table-cell table:style-name="ce12" table:formula="of:=[.Q264]/[.Q488]*(LOG([.S488]*1000)/LOG([.S264]*1000))" office:value-type="float" office:value="1.90097551455465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94602" calcext:value-type="float">
            <text:p>994602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" calcext:value-type="float">
            <text:p>4,90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3" table:style-name="ce9" office:value-type="float" office:value="0.9" calcext:value-type="float">
            <text:p>0,90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.E265]/([.C265]*[.D265])" office:value-type="float" office:value="0.888240526406036" calcext:value-type="float">
            <text:p>0,89</text:p>
          </table:table-cell>
          <table:table-cell table:style-name="ce5" table:formula="of:=[.B265]/[.E265]" office:value-type="float" office:value="3.37747963507011" calcext:value-type="float">
            <text:p>3,377</text:p>
          </table:table-cell>
          <table:table-cell table:style-name="ce7" table:formula="of:=AVERAGE([.F265:.J265])" office:value-type="float" office:value="4.944" calcext:value-type="float">
            <text:p>4,94</text:p>
          </table:table-cell>
          <table:table-cell table:style-name="ce9" table:formula="of:=AVERAGE([.K265:.O265])" office:value-type="float" office:value="0.912" calcext:value-type="float">
            <text:p>0,91</text:p>
          </table:table-cell>
          <table:table-cell table:style-name="ce12" table:formula="of:=[.Q265]/[.Q489]*(LOG([.R489]*1000)/LOG([.R265]*1000))" office:value-type="float" office:value="1.49239511718989" calcext:value-type="float">
            <text:p>1,49</text:p>
          </table:table-cell>
          <table:table-cell table:style-name="ce12" table:formula="of:=[.Q265]/[.Q489]*(LOG([.S489]*1000)/LOG([.S265]*1000))" office:value-type="float" office:value="1.62869686792398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612089" calcext:value-type="float">
            <text:p>612089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7" calcext:value-type="float">
            <text:p>3,8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.E266]/([.C266]*[.D266])" office:value-type="float" office:value="0.607703809312005" calcext:value-type="float">
            <text:p>0,61</text:p>
          </table:table-cell>
          <table:table-cell table:style-name="ce5" table:formula="of:=[.B266]/[.E266]" office:value-type="float" office:value="4.93664156683097" calcext:value-type="float">
            <text:p>4,937</text:p>
          </table:table-cell>
          <table:table-cell table:style-name="ce7" table:formula="of:=AVERAGE([.F266:.J266])" office:value-type="float" office:value="3.942" calcext:value-type="float">
            <text:p>3,94</text:p>
          </table:table-cell>
          <table:table-cell table:style-name="ce9" table:formula="of:=AVERAGE([.K266:.O266])" office:value-type="float" office:value="0.812" calcext:value-type="float">
            <text:p>0,81</text:p>
          </table:table-cell>
          <table:table-cell table:style-name="ce12" table:formula="of:=[.Q266]/[.Q490]*(LOG([.R490]*1000)/LOG([.R266]*1000))" office:value-type="float" office:value="1.7508355344933" calcext:value-type="float">
            <text:p>1,75</text:p>
          </table:table-cell>
          <table:table-cell table:style-name="ce12" table:formula="of:=[.Q266]/[.Q490]*(LOG([.S490]*1000)/LOG([.S266]*1000))" office:value-type="float" office:value="1.88424075320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7750" calcext:value-type="float">
            <text:p>80775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4.48" calcext:value-type="float">
            <text:p>4,48</text:p>
          </table:table-cell>
          <table:table-cell table:number-columns-repeated="2" table:style-name="ce7" office:value-type="float" office:value="4.41" calcext:value-type="float">
            <text:p>4,41</text:p>
          </table:table-cell>
          <table:table-cell table:number-columns-repeated="3" table:style-name="ce9" office:value-type="float" office:value="0.96" calcext:value-type="float">
            <text:p>0,96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.E267]/([.C267]*[.D267])" office:value-type="float" office:value="0.721370241769547" calcext:value-type="float">
            <text:p>0,72</text:p>
          </table:table-cell>
          <table:table-cell table:style-name="ce5" table:formula="of:=[.B267]/[.E267]" office:value-type="float" office:value="4.15877189724544" calcext:value-type="float">
            <text:p>4,159</text:p>
          </table:table-cell>
          <table:table-cell table:style-name="ce7" table:formula="of:=AVERAGE([.F267:.J267])" office:value-type="float" office:value="4.476" calcext:value-type="float">
            <text:p>4,48</text:p>
          </table:table-cell>
          <table:table-cell table:style-name="ce9" table:formula="of:=AVERAGE([.K267:.O267])" office:value-type="float" office:value="0.956" calcext:value-type="float">
            <text:p>0,96</text:p>
          </table:table-cell>
          <table:table-cell table:style-name="ce12" table:formula="of:=[.Q267]/[.Q491]*(LOG([.R491]*1000)/LOG([.R267]*1000))" office:value-type="float" office:value="1.853278812363" calcext:value-type="float">
            <text:p>1,85</text:p>
          </table:table-cell>
          <table:table-cell table:style-name="ce12" table:formula="of:=[.Q267]/[.Q491]*(LOG([.S491]*1000)/LOG([.S267]*1000))" office:value-type="float" office:value="2.04561588956704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947695" calcext:value-type="float">
            <text:p>947695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.E268]/([.C268]*[.D268])" office:value-type="float" office:value="0.809995726495727" calcext:value-type="float">
            <text:p>0,81</text:p>
          </table:table-cell>
          <table:table-cell table:style-name="ce5" table:formula="of:=[.B268]/[.E268]" office:value-type="float" office:value="3.70374012736165" calcext:value-type="float">
            <text:p>3,704</text:p>
          </table:table-cell>
          <table:table-cell table:style-name="ce7" table:formula="of:=AVERAGE([.F268:.J268])" office:value-type="float" office:value="4.938" calcext:value-type="float">
            <text:p>4,94</text:p>
          </table:table-cell>
          <table:table-cell table:style-name="ce9" table:formula="of:=AVERAGE([.K268:.O268])" office:value-type="float" office:value="0.99" calcext:value-type="float">
            <text:p>0,99</text:p>
          </table:table-cell>
          <table:table-cell table:style-name="ce12" table:formula="of:=[.Q268]/[.Q492]*(LOG([.R492]*1000)/LOG([.R268]*1000))" office:value-type="float" office:value="1.74838642641578" calcext:value-type="float">
            <text:p>1,75</text:p>
          </table:table-cell>
          <table:table-cell table:style-name="ce12" table:formula="of:=[.Q268]/[.Q492]*(LOG([.S492]*1000)/LOG([.S268]*1000))" office:value-type="float" office:value="1.94527173983688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291093" calcext:value-type="float">
            <text:p>1291093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5.27" calcext:value-type="float">
            <text:p>5,2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28" table:formula="of:=[.E269]/([.C269]*[.D269])" office:value-type="float" office:value="1.21943877743776" calcext:value-type="float">
            <text:p>1,22</text:p>
          </table:table-cell>
          <table:table-cell table:style-name="ce5" table:formula="of:=[.B269]/[.E269]" office:value-type="float" office:value="2.46016049966966" calcext:value-type="float">
            <text:p>2,460</text:p>
          </table:table-cell>
          <table:table-cell table:style-name="ce7" table:formula="of:=AVERAGE([.F269:.J269])" office:value-type="float" office:value="5.182" calcext:value-type="float">
            <text:p>5,18</text:p>
          </table:table-cell>
          <table:table-cell table:style-name="ce9" table:formula="of:=AVERAGE([.K269:.O269])" office:value-type="float" office:value="0.758" calcext:value-type="float">
            <text:p>0,76</text:p>
          </table:table-cell>
          <table:table-cell table:style-name="ce12" table:formula="of:=[.Q269]/[.Q493]*(LOG([.R493]*1000)/LOG([.R269]*1000))" office:value-type="float" office:value="1.39883383322623" calcext:value-type="float">
            <text:p>1,40</text:p>
          </table:table-cell>
          <table:table-cell table:style-name="ce12" table:formula="of:=[.Q269]/[.Q493]*(LOG([.S493]*1000)/LOG([.S269]*1000))" office:value-type="float" office:value="1.60708212891369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610948" calcext:value-type="float">
            <text:p>610948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29" calcext:value-type="float">
            <text:p>4,29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6" calcext:value-type="float">
            <text:p>0,96</text:p>
          </table:table-cell>
          <table:table-cell table:style-name="ce28" table:formula="of:=[.E270]/([.C270]*[.D270])" office:value-type="float" office:value="0.545613997485139" calcext:value-type="float">
            <text:p>0,55</text:p>
          </table:table-cell>
          <table:table-cell table:style-name="ce5" table:formula="of:=[.B270]/[.E270]" office:value-type="float" office:value="5.49841885070415" calcext:value-type="float">
            <text:p>5,498</text:p>
          </table:table-cell>
          <table:table-cell table:style-name="ce7" table:formula="of:=AVERAGE([.F270:.J270])" office:value-type="float" office:value="4.326" calcext:value-type="float">
            <text:p>4,33</text:p>
          </table:table-cell>
          <table:table-cell table:style-name="ce9" table:formula="of:=AVERAGE([.K270:.O270])" office:value-type="float" office:value="0.968" calcext:value-type="float">
            <text:p>0,97</text:p>
          </table:table-cell>
          <table:table-cell table:style-name="ce12" table:formula="of:=[.Q270]/[.Q494]*(LOG([.R494]*1000)/LOG([.R270]*1000))" office:value-type="float" office:value="1.89775530122307" calcext:value-type="float">
            <text:p>1,90</text:p>
          </table:table-cell>
          <table:table-cell table:style-name="ce12" table:formula="of:=[.Q270]/[.Q494]*(LOG([.S494]*1000)/LOG([.S270]*1000))" office:value-type="float" office:value="1.9686315523434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775471" calcext:value-type="float">
            <text:p>775471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8" calcext:value-type="float">
            <text:p>3,88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.E271]/([.C271]*[.D271])" office:value-type="float" office:value="0.839690531878032" calcext:value-type="float">
            <text:p>0,84</text:p>
          </table:table-cell>
          <table:table-cell table:style-name="ce5" table:formula="of:=[.B271]/[.E271]" office:value-type="float" office:value="3.57276545480102" calcext:value-type="float">
            <text:p>3,573</text:p>
          </table:table-cell>
          <table:table-cell table:style-name="ce7" table:formula="of:=AVERAGE([.F271:.J271])" office:value-type="float" office:value="3.924" calcext:value-type="float">
            <text:p>3,92</text:p>
          </table:table-cell>
          <table:table-cell table:style-name="ce9" table:formula="of:=AVERAGE([.K271:.O271])" office:value-type="float" office:value="0.74" calcext:value-type="float">
            <text:p>0,74</text:p>
          </table:table-cell>
          <table:table-cell table:style-name="ce12" table:formula="of:=[.Q271]/[.Q495]*(LOG([.R495]*1000)/LOG([.R271]*1000))" office:value-type="float" office:value="1.68827947727244" calcext:value-type="float">
            <text:p>1,69</text:p>
          </table:table-cell>
          <table:table-cell table:style-name="ce12" table:formula="of:=[.Q271]/[.Q495]*(LOG([.S495]*1000)/LOG([.S271]*1000))" office:value-type="float" office:value="1.9303682306362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107817" calcext:value-type="float">
            <text:p>1107817</text:p>
          </table:table-cell>
          <table:table-cell table:style-name="ce7" office:value-type="float" office:value="5.56" calcext:value-type="float">
            <text:p>5,56</text:p>
          </table:table-cell>
          <table:table-cell table:style-name="ce7" office:value-type="float" office:value="5.26" calcext:value-type="float">
            <text:p>5,2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3" calcext:value-type="float">
            <text:p>5,43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9" calcext:value-type="float">
            <text:p>1,09</text:p>
          </table:table-cell>
          <table:table-cell table:number-columns-repeated="2"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.E272]/([.C272]*[.D272])" office:value-type="float" office:value="0.86006897215649" calcext:value-type="float">
            <text:p>0,86</text:p>
          </table:table-cell>
          <table:table-cell table:style-name="ce5" table:formula="of:=[.B272]/[.E272]" office:value-type="float" office:value="3.48810679020091" calcext:value-type="float">
            <text:p>3,488</text:p>
          </table:table-cell>
          <table:table-cell table:style-name="ce7" table:formula="of:=AVERAGE([.F272:.J272])" office:value-type="float" office:value="5.384" calcext:value-type="float">
            <text:p>5,38</text:p>
          </table:table-cell>
          <table:table-cell table:style-name="ce9" table:formula="of:=AVERAGE([.K272:.O272])" office:value-type="float" office:value="1.042" calcext:value-type="float">
            <text:p>1,04</text:p>
          </table:table-cell>
          <table:table-cell table:style-name="ce12" table:formula="of:=[.Q272]/[.Q496]*(LOG([.R496]*1000)/LOG([.R272]*1000))" office:value-type="float" office:value="1.63202918026109" calcext:value-type="float">
            <text:p>1,63</text:p>
          </table:table-cell>
          <table:table-cell table:style-name="ce12" table:formula="of:=[.Q272]/[.Q496]*(LOG([.S496]*1000)/LOG([.S272]*1000))" office:value-type="float" office:value="1.8033712043679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812879" calcext:value-type="float">
            <text:p>812879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1" calcext:value-type="float">
            <text:p>4,1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.E273]/([.C273]*[.D273])" office:value-type="float" office:value="0.746845875106577" calcext:value-type="float">
            <text:p>0,75</text:p>
          </table:table-cell>
          <table:table-cell table:style-name="ce5" table:formula="of:=[.B273]/[.E273]" office:value-type="float" office:value="4.01691272624831" calcext:value-type="float">
            <text:p>4,017</text:p>
          </table:table-cell>
          <table:table-cell table:style-name="ce7" table:formula="of:=AVERAGE([.F273:.J273])" office:value-type="float" office:value="4.074" calcext:value-type="float">
            <text:p>4,07</text:p>
          </table:table-cell>
          <table:table-cell table:style-name="ce9" table:formula="of:=AVERAGE([.K273:.O273])" office:value-type="float" office:value="0.878" calcext:value-type="float">
            <text:p>0,88</text:p>
          </table:table-cell>
          <table:table-cell table:style-name="ce12" table:formula="of:=[.Q273]/[.Q497]*(LOG([.R497]*1000)/LOG([.R273]*1000))" office:value-type="float" office:value="1.51911894680179" calcext:value-type="float">
            <text:p>1,52</text:p>
          </table:table-cell>
          <table:table-cell table:style-name="ce12" table:formula="of:=[.Q273]/[.Q497]*(LOG([.S497]*1000)/LOG([.S273]*1000))" office:value-type="float" office:value="1.6658871097945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845492" calcext:value-type="float">
            <text:p>845492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.E274]/([.C274]*[.D274])" office:value-type="float" office:value="0.900993179880648" calcext:value-type="float">
            <text:p>0,90</text:p>
          </table:table-cell>
          <table:table-cell table:style-name="ce5" table:formula="of:=[.B274]/[.E274]" office:value-type="float" office:value="3.32967786803423" calcext:value-type="float">
            <text:p>3,330</text:p>
          </table:table-cell>
          <table:table-cell table:style-name="ce7" table:formula="of:=AVERAGE([.F274:.J274])" office:value-type="float" office:value="3.928" calcext:value-type="float">
            <text:p>3,93</text:p>
          </table:table-cell>
          <table:table-cell table:style-name="ce9" table:formula="of:=AVERAGE([.K274:.O274])" office:value-type="float" office:value="0.704" calcext:value-type="float">
            <text:p>0,70</text:p>
          </table:table-cell>
          <table:table-cell table:style-name="ce12" table:formula="of:=[.Q274]/[.Q498]*(LOG([.R498]*1000)/LOG([.R274]*1000))" office:value-type="float" office:value="1.58051765766781" calcext:value-type="float">
            <text:p>1,58</text:p>
          </table:table-cell>
          <table:table-cell table:style-name="ce12" table:formula="of:=[.Q274]/[.Q498]*(LOG([.S498]*1000)/LOG([.S274]*1000))" office:value-type="float" office:value="1.78802187910413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3196" calcext:value-type="float">
            <text:p>733196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68" calcext:value-type="float">
            <text:p>4,68</text:p>
          </table:table-cell>
          <table:table-cell table:style-name="ce7" office:value-type="float" office:value="4.65" calcext:value-type="float">
            <text:p>4,65</text:p>
          </table:table-cell>
          <table:table-cell table:number-columns-repeated="2" table:style-name="ce7" office:value-type="float" office:value="4.54" calcext:value-type="float">
            <text:p>4,54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4" calcext:value-type="float">
            <text:p>1,04</text:p>
          </table:table-cell>
          <table:table-cell table:number-columns-repeated="2" table:style-name="ce9" office:value-type="float" office:value="1.03" calcext:value-type="float">
            <text:p>1,03</text:p>
          </table:table-cell>
          <table:table-cell table:style-name="ce25" office:value-type="float" office:value="1.01" calcext:value-type="float">
            <text:p>1,01</text:p>
          </table:table-cell>
          <table:table-cell table:style-name="ce28" table:formula="of:=[.E275]/([.C275]*[.D275])" office:value-type="float" office:value="0.654788951760402" calcext:value-type="float">
            <text:p>0,65</text:p>
          </table:table-cell>
          <table:table-cell table:style-name="ce5" table:formula="of:=[.B275]/[.E275]" office:value-type="float" office:value="4.58165074550325" calcext:value-type="float">
            <text:p>4,582</text:p>
          </table:table-cell>
          <table:table-cell table:style-name="ce7" table:formula="of:=AVERAGE([.F275:.J275])" office:value-type="float" office:value="4.638" calcext:value-type="float">
            <text:p>4,64</text:p>
          </table:table-cell>
          <table:table-cell table:style-name="ce9" table:formula="of:=AVERAGE([.K275:.O275])" office:value-type="float" office:value="1.034" calcext:value-type="float">
            <text:p>1,03</text:p>
          </table:table-cell>
          <table:table-cell table:style-name="ce34" table:formula="of:=[.Q275]/[.Q499]*(LOG([.R499]*1000)/LOG([.R275]*1000))" office:value-type="float" office:value="1.6913576955832" calcext:value-type="float">
            <text:p>1,69</text:p>
          </table:table-cell>
          <table:table-cell table:style-name="ce34" table:formula="of:=[.Q275]/[.Q499]*(LOG([.S499]*1000)/LOG([.S275]*1000))" office:value-type="float" office:value="1.79491427576367" calcext:value-type="float">
            <text:p>1,7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26:.P275])" office:value-type="float" office:value="0.836038833517154" calcext:value-type="float">
            <text:p>0,84</text:p>
          </table:table-cell>
          <table:table-cell table:style-name="ce30" table:formula="of:=AVERAGE([.Q226:.Q275])" office:value-type="float" office:value="3.78181687268312" calcext:value-type="float">
            <text:p>3,782</text:p>
          </table:table-cell>
          <table:table-cell table:style-name="ce31" table:formula="of:=AVERAGE([.R226:.R275])" office:value-type="float" office:value="4.54456" calcext:value-type="float">
            <text:p>4,54</text:p>
          </table:table-cell>
          <table:table-cell table:style-name="ce32" table:formula="of:=AVERAGE([.S226:.S275])" office:value-type="float" office:value="0.86816" calcext:value-type="float">
            <text:p>0,87</text:p>
          </table:table-cell>
          <table:table-cell table:style-name="ce35" table:formula="of:=[.Q276]/[.Q500]*(LOG([.R500]*1000)/LOG([.R276]*1000))" office:value-type="float" office:value="1.58872805872238" calcext:value-type="float">
            <text:p>1,59</text:p>
          </table:table-cell>
          <table:table-cell table:style-name="ce35" table:formula="of:=[.Q276]/[.Q500]*(LOG([.S500]*1000)/LOG([.S276]*1000))" office:value-type="float" office:value="1.73788032772641" calcext:value-type="float">
            <text:p>1,7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JPEG XR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302249" calcext:value-type="float">
            <text:p>130224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282]/([.C282]*[.D282])" office:value-type="float" office:value="1.24227210287328" calcext:value-type="float">
            <text:p>1,24</text:p>
          </table:table-cell>
          <table:table-cell table:style-name="ce5" table:formula="of:=[.B282]/[.E282]" office:value-type="float" office:value="2.41494215008036" calcext:value-type="float">
            <text:p>2,415</text:p>
          </table:table-cell>
          <table:table-cell table:style-name="ce7" table:formula="of:=AVERAGE([.F282:.J282])" office:value-type="float" office:value="0.078" calcext:value-type="float">
            <text:p>0,08</text:p>
          </table:table-cell>
          <table:table-cell table:style-name="ce9" table:formula="of:=AVERAGE([.K282:.O282])" office:value-type="float" office:value="0.09" calcext:value-type="float">
            <text:p>0,09</text:p>
          </table:table-cell>
          <table:table-cell table:style-name="ce12" table:formula="of:=[.Q282]/[.Q450]*(LOG([.R450]*1000)/LOG([.R282]*1000))" office:value-type="float" office:value="1.79545546292778" calcext:value-type="float">
            <text:p>1,80</text:p>
          </table:table-cell>
          <table:table-cell table:style-name="ce12" table:formula="of:=[.Q282]/[.Q450]*(LOG([.S450]*1000)/LOG([.S282]*1000))" office:value-type="float" office:value="1.45596972652028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527881" calcext:value-type="float">
            <text:p>152788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3]/([.C283]*[.D283])" office:value-type="float" office:value="1.52475829501182" calcext:value-type="float">
            <text:p>1,52</text:p>
          </table:table-cell>
          <table:table-cell table:style-name="ce5" table:formula="of:=[.B283]/[.E283]" office:value-type="float" office:value="1.96753542978805" calcext:value-type="float">
            <text:p>1,968</text:p>
          </table:table-cell>
          <table:table-cell table:style-name="ce7" table:formula="of:=AVERAGE([.F283:.J283])" office:value-type="float" office:value="0.076" calcext:value-type="float">
            <text:p>0,08</text:p>
          </table:table-cell>
          <table:table-cell table:style-name="ce9" table:formula="of:=AVERAGE([.K283:.O283])" office:value-type="float" office:value="0.08" calcext:value-type="float">
            <text:p>0,08</text:p>
          </table:table-cell>
          <table:table-cell table:style-name="ce12" table:formula="of:=[.Q283]/[.Q451]*(LOG([.R451]*1000)/LOG([.R283]*1000))" office:value-type="float" office:value="2.02955278410294" calcext:value-type="float">
            <text:p>2,03</text:p>
          </table:table-cell>
          <table:table-cell table:style-name="ce12" table:formula="of:=[.Q283]/[.Q451]*(LOG([.S451]*1000)/LOG([.S283]*1000))" office:value-type="float" office:value="1.80218792771912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590026" calcext:value-type="float">
            <text:p>1590026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284]/([.C284]*[.D284])" office:value-type="float" office:value="1.55947280873134" calcext:value-type="float">
            <text:p>1,56</text:p>
          </table:table-cell>
          <table:table-cell table:style-name="ce5" table:formula="of:=[.B284]/[.E284]" office:value-type="float" office:value="1.92373709612296" calcext:value-type="float">
            <text:p>1,924</text:p>
          </table:table-cell>
          <table:table-cell table:style-name="ce7" table:formula="of:=AVERAGE([.F284:.J284])" office:value-type="float" office:value="0.082" calcext:value-type="float">
            <text:p>0,08</text:p>
          </table:table-cell>
          <table:table-cell table:style-name="ce9" table:formula="of:=AVERAGE([.K284:.O284])" office:value-type="float" office:value="0.082" calcext:value-type="float">
            <text:p>0,08</text:p>
          </table:table-cell>
          <table:table-cell table:style-name="ce12" table:formula="of:=[.Q284]/[.Q452]*(LOG([.R452]*1000)/LOG([.R284]*1000))" office:value-type="float" office:value="1.96852053788464" calcext:value-type="float">
            <text:p>1,97</text:p>
          </table:table-cell>
          <table:table-cell table:style-name="ce12" table:formula="of:=[.Q284]/[.Q452]*(LOG([.S452]*1000)/LOG([.S284]*1000))" office:value-type="float" office:value="1.77547704291192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832" calcext:value-type="float">
            <text:p>129683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285]/([.C285]*[.D285])" office:value-type="float" office:value="1.158150434385" calcext:value-type="float">
            <text:p>1,16</text:p>
          </table:table-cell>
          <table:table-cell table:style-name="ce5" table:formula="of:=[.B285]/[.E285]" office:value-type="float" office:value="2.59034940532004" calcext:value-type="float">
            <text:p>2,590</text:p>
          </table:table-cell>
          <table:table-cell table:style-name="ce7" table:formula="of:=AVERAGE([.F285:.J285])" office:value-type="float" office:value="0.076" calcext:value-type="float">
            <text:p>0,08</text:p>
          </table:table-cell>
          <table:table-cell table:style-name="ce9" table:formula="of:=AVERAGE([.K285:.O285])" office:value-type="float" office:value="0.09" calcext:value-type="float">
            <text:p>0,09</text:p>
          </table:table-cell>
          <table:table-cell table:style-name="ce12" table:formula="of:=[.Q285]/[.Q453]*(LOG([.R453]*1000)/LOG([.R285]*1000))" office:value-type="float" office:value="2.07314602622359" calcext:value-type="float">
            <text:p>2,07</text:p>
          </table:table-cell>
          <table:table-cell table:style-name="ce12" table:formula="of:=[.Q285]/[.Q453]*(LOG([.S453]*1000)/LOG([.S285]*1000))" office:value-type="float" office:value="1.71808641729591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66642" calcext:value-type="float">
            <text:p>126664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6]/([.C286]*[.D286])" office:value-type="float" office:value="1.29778893442623" calcext:value-type="float">
            <text:p>1,30</text:p>
          </table:table-cell>
          <table:table-cell table:style-name="ce5" table:formula="of:=[.B286]/[.E286]" office:value-type="float" office:value="2.31163659502843" calcext:value-type="float">
            <text:p>2,312</text:p>
          </table:table-cell>
          <table:table-cell table:style-name="ce7" table:formula="of:=AVERAGE([.F286:.J286])" office:value-type="float" office:value="0.068" calcext:value-type="float">
            <text:p>0,07</text:p>
          </table:table-cell>
          <table:table-cell table:style-name="ce9" table:formula="of:=AVERAGE([.K286:.O286])" office:value-type="float" office:value="0.08" calcext:value-type="float">
            <text:p>0,08</text:p>
          </table:table-cell>
          <table:table-cell table:style-name="ce12" table:formula="of:=[.Q286]/[.Q454]*(LOG([.R454]*1000)/LOG([.R286]*1000))" office:value-type="float" office:value="1.84598343264326" calcext:value-type="float">
            <text:p>1,85</text:p>
          </table:table-cell>
          <table:table-cell table:style-name="ce12" table:formula="of:=[.Q286]/[.Q454]*(LOG([.S454]*1000)/LOG([.S286]*1000))" office:value-type="float" office:value="1.58668264559493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7322" calcext:value-type="float">
            <text:p>176732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87]/([.C287]*[.D287])" office:value-type="float" office:value="1.34484653127816" calcext:value-type="float">
            <text:p>1,34</text:p>
          </table:table-cell>
          <table:table-cell table:style-name="ce5" table:formula="of:=[.B287]/[.E287]" office:value-type="float" office:value="2.23074685880671" calcext:value-type="float">
            <text:p>2,231</text:p>
          </table:table-cell>
          <table:table-cell table:style-name="ce7" table:formula="of:=AVERAGE([.F287:.J287])" office:value-type="float" office:value="0.092" calcext:value-type="float">
            <text:p>0,09</text:p>
          </table:table-cell>
          <table:table-cell table:style-name="ce9" table:formula="of:=AVERAGE([.K287:.O287])" office:value-type="float" office:value="0.11" calcext:value-type="float">
            <text:p>0,11</text:p>
          </table:table-cell>
          <table:table-cell table:style-name="ce12" table:formula="of:=[.Q287]/[.Q455]*(LOG([.R455]*1000)/LOG([.R287]*1000))" office:value-type="float" office:value="1.87808269866546" calcext:value-type="float">
            <text:p>1,88</text:p>
          </table:table-cell>
          <table:table-cell table:style-name="ce12" table:formula="of:=[.Q287]/[.Q455]*(LOG([.S455]*1000)/LOG([.S287]*1000))" office:value-type="float" office:value="1.54484864670954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544215" calcext:value-type="float">
            <text:p>1544215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8]/([.C288]*[.D288])" office:value-type="float" office:value="1.55266147844273" calcext:value-type="float">
            <text:p>1,55</text:p>
          </table:table-cell>
          <table:table-cell table:style-name="ce5" table:formula="of:=[.B288]/[.E288]" office:value-type="float" office:value="1.93217654277416" calcext:value-type="float">
            <text:p>1,932</text:p>
          </table:table-cell>
          <table:table-cell table:style-name="ce7" table:formula="of:=AVERAGE([.F288:.J288])" office:value-type="float" office:value="0.082" calcext:value-type="float">
            <text:p>0,08</text:p>
          </table:table-cell>
          <table:table-cell table:style-name="ce9" table:formula="of:=AVERAGE([.K288:.O288])" office:value-type="float" office:value="0.08" calcext:value-type="float">
            <text:p>0,08</text:p>
          </table:table-cell>
          <table:table-cell table:style-name="ce12" table:formula="of:=[.Q288]/[.Q456]*(LOG([.R456]*1000)/LOG([.R288]*1000))" office:value-type="float" office:value="1.56451391720695" calcext:value-type="float">
            <text:p>1,56</text:p>
          </table:table-cell>
          <table:table-cell table:style-name="ce12" table:formula="of:=[.Q288]/[.Q456]*(LOG([.S456]*1000)/LOG([.S288]*1000))" office:value-type="float" office:value="1.34911208078725" calcext:value-type="float">
            <text:p>1,3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137381" calcext:value-type="float">
            <text:p>1137381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89]/([.C289]*[.D289])" office:value-type="float" office:value="1.15071083430458" calcext:value-type="float">
            <text:p>1,15</text:p>
          </table:table-cell>
          <table:table-cell table:style-name="ce5" table:formula="of:=[.B289]/[.E289]" office:value-type="float" office:value="2.6070982370903" calcext:value-type="float">
            <text:p>2,607</text:p>
          </table:table-cell>
          <table:table-cell table:style-name="ce7" table:formula="of:=AVERAGE([.F289:.J289])" office:value-type="float" office:value="0.066" calcext:value-type="float">
            <text:p>0,07</text:p>
          </table:table-cell>
          <table:table-cell table:style-name="ce9" table:formula="of:=AVERAGE([.K289:.O289])" office:value-type="float" office:value="0.08" calcext:value-type="float">
            <text:p>0,08</text:p>
          </table:table-cell>
          <table:table-cell table:style-name="ce12" table:formula="of:=[.Q289]/[.Q457]*(LOG([.R457]*1000)/LOG([.R289]*1000))" office:value-type="float" office:value="1.61006042426999" calcext:value-type="float">
            <text:p>1,61</text:p>
          </table:table-cell>
          <table:table-cell table:style-name="ce12" table:formula="of:=[.Q289]/[.Q457]*(LOG([.S457]*1000)/LOG([.S289]*1000))" office:value-type="float" office:value="1.28608826801288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38399" calcext:value-type="float">
            <text:p>153839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290]/([.C290]*[.D290])" office:value-type="float" office:value="1.44929626559144" calcext:value-type="float">
            <text:p>1,45</text:p>
          </table:table-cell>
          <table:table-cell table:style-name="ce5" table:formula="of:=[.B290]/[.E290]" office:value-type="float" office:value="2.06998054470914" calcext:value-type="float">
            <text:p>2,070</text:p>
          </table:table-cell>
          <table:table-cell table:style-name="ce7" table:formula="of:=AVERAGE([.F290:.J290])" office:value-type="float" office:value="0.088" calcext:value-type="float">
            <text:p>0,09</text:p>
          </table:table-cell>
          <table:table-cell table:style-name="ce9" table:formula="of:=AVERAGE([.K290:.O290])" office:value-type="float" office:value="0.084" calcext:value-type="float">
            <text:p>0,08</text:p>
          </table:table-cell>
          <table:table-cell table:style-name="ce12" table:formula="of:=[.Q290]/[.Q458]*(LOG([.R458]*1000)/LOG([.R290]*1000))" office:value-type="float" office:value="2.06605753890757" calcext:value-type="float">
            <text:p>2,07</text:p>
          </table:table-cell>
          <table:table-cell table:style-name="ce12" table:formula="of:=[.Q290]/[.Q458]*(LOG([.S458]*1000)/LOG([.S290]*1000))" office:value-type="float" office:value="1.88393558878139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576888" calcext:value-type="float">
            <text:p>15768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1]/([.C291]*[.D291])" office:value-type="float" office:value="1.66611160887867" calcext:value-type="float">
            <text:p>1,67</text:p>
          </table:table-cell>
          <table:table-cell table:style-name="ce5" table:formula="of:=[.B291]/[.E291]" office:value-type="float" office:value="1.80060980868648" calcext:value-type="float">
            <text:p>1,801</text:p>
          </table:table-cell>
          <table:table-cell table:style-name="ce7" table:formula="of:=AVERAGE([.F291:.J291])" office:value-type="float" office:value="0.06" calcext:value-type="float">
            <text:p>0,06</text:p>
          </table:table-cell>
          <table:table-cell table:style-name="ce9" table:formula="of:=AVERAGE([.K291:.O291])" office:value-type="float" office:value="0.08" calcext:value-type="float">
            <text:p>0,08</text:p>
          </table:table-cell>
          <table:table-cell table:style-name="ce12" table:formula="of:=[.Q291]/[.Q459]*(LOG([.R459]*1000)/LOG([.R291]*1000))" office:value-type="float" office:value="2.09149875519372" calcext:value-type="float">
            <text:p>2,09</text:p>
          </table:table-cell>
          <table:table-cell table:style-name="ce12" table:formula="of:=[.Q291]/[.Q459]*(LOG([.S459]*1000)/LOG([.S291]*1000))" office:value-type="float" office:value="1.75870916509907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76497" calcext:value-type="float">
            <text:p>147649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292]/([.C292]*[.D292])" office:value-type="float" office:value="1.25526848262259" calcext:value-type="float">
            <text:p>1,26</text:p>
          </table:table-cell>
          <table:table-cell table:style-name="ce5" table:formula="of:=[.B292]/[.E292]" office:value-type="float" office:value="2.38993780549503" calcext:value-type="float">
            <text:p>2,390</text:p>
          </table:table-cell>
          <table:table-cell table:style-name="ce7" table:formula="of:=AVERAGE([.F292:.J292])" office:value-type="float" office:value="0.084" calcext:value-type="float">
            <text:p>0,08</text:p>
          </table:table-cell>
          <table:table-cell table:style-name="ce9" table:formula="of:=AVERAGE([.K292:.O292])" office:value-type="float" office:value="0.098" calcext:value-type="float">
            <text:p>0,10</text:p>
          </table:table-cell>
          <table:table-cell table:style-name="ce12" table:formula="of:=[.Q292]/[.Q460]*(LOG([.R460]*1000)/LOG([.R292]*1000))" office:value-type="float" office:value="1.83806023799349" calcext:value-type="float">
            <text:p>1,84</text:p>
          </table:table-cell>
          <table:table-cell table:style-name="ce12" table:formula="of:=[.Q292]/[.Q460]*(LOG([.S460]*1000)/LOG([.S292]*1000))" office:value-type="float" office:value="1.5445638738746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560100" calcext:value-type="float">
            <text:p>1560100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293]/([.C293]*[.D293])" office:value-type="float" office:value="1.18716061557942" calcext:value-type="float">
            <text:p>1,19</text:p>
          </table:table-cell>
          <table:table-cell table:style-name="ce5" table:formula="of:=[.B293]/[.E293]" office:value-type="float" office:value="2.52704826613679" calcext:value-type="float">
            <text:p>2,527</text:p>
          </table:table-cell>
          <table:table-cell table:style-name="ce7" table:formula="of:=AVERAGE([.F293:.J293])" office:value-type="float" office:value="0.086" calcext:value-type="float">
            <text:p>0,09</text:p>
          </table:table-cell>
          <table:table-cell table:style-name="ce9" table:formula="of:=AVERAGE([.K293:.O293])" office:value-type="float" office:value="0.11" calcext:value-type="float">
            <text:p>0,11</text:p>
          </table:table-cell>
          <table:table-cell table:style-name="ce12" table:formula="of:=[.Q293]/[.Q461]*(LOG([.R461]*1000)/LOG([.R293]*1000))" office:value-type="float" office:value="2.24102245398611" calcext:value-type="float">
            <text:p>2,24</text:p>
          </table:table-cell>
          <table:table-cell table:style-name="ce12" table:formula="of:=[.Q293]/[.Q461]*(LOG([.S461]*1000)/LOG([.S293]*1000))" office:value-type="float" office:value="1.86169656160692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528245" calcext:value-type="float">
            <text:p>1528245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4]/([.C294]*[.D294])" office:value-type="float" office:value="1.58136625524623" calcext:value-type="float">
            <text:p>1,58</text:p>
          </table:table-cell>
          <table:table-cell table:style-name="ce5" table:formula="of:=[.B294]/[.E294]" office:value-type="float" office:value="1.89710419468083" calcext:value-type="float">
            <text:p>1,897</text:p>
          </table:table-cell>
          <table:table-cell table:style-name="ce7" table:formula="of:=AVERAGE([.F294:.J294])" office:value-type="float" office:value="0.07" calcext:value-type="float">
            <text:p>0,07</text:p>
          </table:table-cell>
          <table:table-cell table:style-name="ce9" table:formula="of:=AVERAGE([.K294:.O294])" office:value-type="float" office:value="0.08" calcext:value-type="float">
            <text:p>0,08</text:p>
          </table:table-cell>
          <table:table-cell table:style-name="ce12" table:formula="of:=[.Q294]/[.Q462]*(LOG([.R462]*1000)/LOG([.R294]*1000))" office:value-type="float" office:value="2.06649728367684" calcext:value-type="float">
            <text:p>2,07</text:p>
          </table:table-cell>
          <table:table-cell table:style-name="ce12" table:formula="of:=[.Q294]/[.Q462]*(LOG([.S462]*1000)/LOG([.S294]*1000))" office:value-type="float" office:value="1.8006718626456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284359" calcext:value-type="float">
            <text:p>128435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5]/([.C295]*[.D295])" office:value-type="float" office:value="1.29655700833441" calcext:value-type="float">
            <text:p>1,30</text:p>
          </table:table-cell>
          <table:table-cell table:style-name="ce5" table:formula="of:=[.B295]/[.E295]" office:value-type="float" office:value="2.31383281465696" calcext:value-type="float">
            <text:p>2,314</text:p>
          </table:table-cell>
          <table:table-cell table:style-name="ce7" table:formula="of:=AVERAGE([.F295:.J295])" office:value-type="float" office:value="0.074" calcext:value-type="float">
            <text:p>0,07</text:p>
          </table:table-cell>
          <table:table-cell table:style-name="ce9" table:formula="of:=AVERAGE([.K295:.O295])" office:value-type="float" office:value="0.08" calcext:value-type="float">
            <text:p>0,08</text:p>
          </table:table-cell>
          <table:table-cell table:style-name="ce12" table:formula="of:=[.Q295]/[.Q463]*(LOG([.R463]*1000)/LOG([.R295]*1000))" office:value-type="float" office:value="2.12754534904059" calcext:value-type="float">
            <text:p>2,13</text:p>
          </table:table-cell>
          <table:table-cell table:style-name="ce12" table:formula="of:=[.Q295]/[.Q463]*(LOG([.S463]*1000)/LOG([.S295]*1000))" office:value-type="float" office:value="1.8571588840326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401275" calcext:value-type="float">
            <text:p>140127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296]/([.C296]*[.D296])" office:value-type="float" office:value="1.41542929292929" calcext:value-type="float">
            <text:p>1,42</text:p>
          </table:table-cell>
          <table:table-cell table:style-name="ce5" table:formula="of:=[.B296]/[.E296]" office:value-type="float" office:value="2.11950973220817" calcext:value-type="float">
            <text:p>2,120</text:p>
          </table:table-cell>
          <table:table-cell table:style-name="ce7" table:formula="of:=AVERAGE([.F296:.J296])" office:value-type="float" office:value="0.08" calcext:value-type="float">
            <text:p>0,08</text:p>
          </table:table-cell>
          <table:table-cell table:style-name="ce9" table:formula="of:=AVERAGE([.K296:.O296])" office:value-type="float" office:value="0.08" calcext:value-type="float">
            <text:p>0,08</text:p>
          </table:table-cell>
          <table:table-cell table:style-name="ce12" table:formula="of:=[.Q296]/[.Q464]*(LOG([.R464]*1000)/LOG([.R296]*1000))" office:value-type="float" office:value="1.86621463228892" calcext:value-type="float">
            <text:p>1,87</text:p>
          </table:table-cell>
          <table:table-cell table:style-name="ce12" table:formula="of:=[.Q296]/[.Q464]*(LOG([.S464]*1000)/LOG([.S296]*1000))" office:value-type="float" office:value="1.6549792790591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016385" calcext:value-type="float">
            <text:p>1016385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297]/([.C297]*[.D297])" office:value-type="float" office:value="1.09377152277971" calcext:value-type="float">
            <text:p>1,09</text:p>
          </table:table-cell>
          <table:table-cell table:style-name="ce5" table:formula="of:=[.B297]/[.E297]" office:value-type="float" office:value="2.74281891212483" calcext:value-type="float">
            <text:p>2,743</text:p>
          </table:table-cell>
          <table:table-cell table:style-name="ce7" table:formula="of:=AVERAGE([.F297:.J297])" office:value-type="float" office:value="0.068" calcext:value-type="float">
            <text:p>0,07</text:p>
          </table:table-cell>
          <table:table-cell table:style-name="ce9" table:formula="of:=AVERAGE([.K297:.O297])" office:value-type="float" office:value="0.078" calcext:value-type="float">
            <text:p>0,08</text:p>
          </table:table-cell>
          <table:table-cell table:style-name="ce12" table:formula="of:=[.Q297]/[.Q465]*(LOG([.R465]*1000)/LOG([.R297]*1000))" office:value-type="float" office:value="1.71508544347132" calcext:value-type="float">
            <text:p>1,72</text:p>
          </table:table-cell>
          <table:table-cell table:style-name="ce12" table:formula="of:=[.Q297]/[.Q465]*(LOG([.S465]*1000)/LOG([.S297]*1000))" office:value-type="float" office:value="1.45639995783665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5849" calcext:value-type="float">
            <text:p>140584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298]/([.C298]*[.D298])" office:value-type="float" office:value="1.17037046287046" calcext:value-type="float">
            <text:p>1,17</text:p>
          </table:table-cell>
          <table:table-cell table:style-name="ce5" table:formula="of:=[.B298]/[.E298]" office:value-type="float" office:value="2.56330231767423" calcext:value-type="float">
            <text:p>2,563</text:p>
          </table:table-cell>
          <table:table-cell table:style-name="ce7" table:formula="of:=AVERAGE([.F298:.J298])" office:value-type="float" office:value="0.096" calcext:value-type="float">
            <text:p>0,10</text:p>
          </table:table-cell>
          <table:table-cell table:style-name="ce9" table:formula="of:=AVERAGE([.K298:.O298])" office:value-type="float" office:value="0.1" calcext:value-type="float">
            <text:p>0,10</text:p>
          </table:table-cell>
          <table:table-cell table:style-name="ce12" table:formula="of:=[.Q298]/[.Q466]*(LOG([.R466]*1000)/LOG([.R298]*1000))" office:value-type="float" office:value="1.98744114338576" calcext:value-type="float">
            <text:p>1,99</text:p>
          </table:table-cell>
          <table:table-cell table:style-name="ce12" table:formula="of:=[.Q298]/[.Q466]*(LOG([.S466]*1000)/LOG([.S298]*1000))" office:value-type="float" office:value="1.7646417307096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0958" calcext:value-type="float">
            <text:p>166095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299]/([.C299]*[.D299])" office:value-type="float" office:value="1.31366659073941" calcext:value-type="float">
            <text:p>1,31</text:p>
          </table:table-cell>
          <table:table-cell table:style-name="ce5" table:formula="of:=[.B299]/[.E299]" office:value-type="float" office:value="2.28369410906236" calcext:value-type="float">
            <text:p>2,284</text:p>
          </table:table-cell>
          <table:table-cell table:style-name="ce7" table:formula="of:=AVERAGE([.F299:.J299])" office:value-type="float" office:value="0.086" calcext:value-type="float">
            <text:p>0,09</text:p>
          </table:table-cell>
          <table:table-cell table:style-name="ce9" table:formula="of:=AVERAGE([.K299:.O299])" office:value-type="float" office:value="0.1" calcext:value-type="float">
            <text:p>0,10</text:p>
          </table:table-cell>
          <table:table-cell table:style-name="ce12" table:formula="of:=[.Q299]/[.Q467]*(LOG([.R467]*1000)/LOG([.R299]*1000))" office:value-type="float" office:value="1.73717352348163" calcext:value-type="float">
            <text:p>1,74</text:p>
          </table:table-cell>
          <table:table-cell table:style-name="ce12" table:formula="of:=[.Q299]/[.Q467]*(LOG([.S467]*1000)/LOG([.S299]*1000))" office:value-type="float" office:value="1.47114622308323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158321" calcext:value-type="float">
            <text:p>1158321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0]/([.C300]*[.D300])" office:value-type="float" office:value="1.20593116228709" calcext:value-type="float">
            <text:p>1,21</text:p>
          </table:table-cell>
          <table:table-cell table:style-name="ce5" table:formula="of:=[.B300]/[.E300]" office:value-type="float" office:value="2.48771799872401" calcext:value-type="float">
            <text:p>2,488</text:p>
          </table:table-cell>
          <table:table-cell table:style-name="ce7" table:formula="of:=AVERAGE([.F300:.J300])" office:value-type="float" office:value="0.064" calcext:value-type="float">
            <text:p>0,06</text:p>
          </table:table-cell>
          <table:table-cell table:style-name="ce9" table:formula="of:=AVERAGE([.K300:.O300])" office:value-type="float" office:value="0.08" calcext:value-type="float">
            <text:p>0,08</text:p>
          </table:table-cell>
          <table:table-cell table:style-name="ce12" table:formula="of:=[.Q300]/[.Q468]*(LOG([.R468]*1000)/LOG([.R300]*1000))" office:value-type="float" office:value="1.67585002037925" calcext:value-type="float">
            <text:p>1,68</text:p>
          </table:table-cell>
          <table:table-cell table:style-name="ce12" table:formula="of:=[.Q300]/[.Q468]*(LOG([.S468]*1000)/LOG([.S300]*1000))" office:value-type="float" office:value="1.36525264667538" calcext:value-type="float">
            <text:p>1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050979" calcext:value-type="float">
            <text:p>10509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1]/([.C301]*[.D301])" office:value-type="float" office:value="1.07942398074047" calcext:value-type="float">
            <text:p>1,08</text:p>
          </table:table-cell>
          <table:table-cell table:style-name="ce5" table:formula="of:=[.B301]/[.E301]" office:value-type="float" office:value="2.77927532329381" calcext:value-type="float">
            <text:p>2,779</text:p>
          </table:table-cell>
          <table:table-cell table:style-name="ce7" table:formula="of:=AVERAGE([.F301:.J301])" office:value-type="float" office:value="0.062" calcext:value-type="float">
            <text:p>0,06</text:p>
          </table:table-cell>
          <table:table-cell table:style-name="ce9" table:formula="of:=AVERAGE([.K301:.O301])" office:value-type="float" office:value="0.08" calcext:value-type="float">
            <text:p>0,08</text:p>
          </table:table-cell>
          <table:table-cell table:style-name="ce12" table:formula="of:=[.Q301]/[.Q469]*(LOG([.R469]*1000)/LOG([.R301]*1000))" office:value-type="float" office:value="1.73344411084435" calcext:value-type="float">
            <text:p>1,73</text:p>
          </table:table-cell>
          <table:table-cell table:style-name="ce12" table:formula="of:=[.Q301]/[.Q469]*(LOG([.S469]*1000)/LOG([.S301]*1000))" office:value-type="float" office:value="1.4185865819628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97715" calcext:value-type="float">
            <text:p>11977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02]/([.C302]*[.D302])" office:value-type="float" office:value="1.2301314232659" calcext:value-type="float">
            <text:p>1,23</text:p>
          </table:table-cell>
          <table:table-cell table:style-name="ce5" table:formula="of:=[.B302]/[.E302]" office:value-type="float" office:value="2.43877717153079" calcext:value-type="float">
            <text:p>2,439</text:p>
          </table:table-cell>
          <table:table-cell table:style-name="ce7" table:formula="of:=AVERAGE([.F302:.J302])" office:value-type="float" office:value="0.062" calcext:value-type="float">
            <text:p>0,06</text:p>
          </table:table-cell>
          <table:table-cell table:style-name="ce9" table:formula="of:=AVERAGE([.K302:.O302])" office:value-type="float" office:value="0.08" calcext:value-type="float">
            <text:p>0,08</text:p>
          </table:table-cell>
          <table:table-cell table:style-name="ce12" table:formula="of:=[.Q302]/[.Q470]*(LOG([.R470]*1000)/LOG([.R302]*1000))" office:value-type="float" office:value="1.86407939015547" calcext:value-type="float">
            <text:p>1,86</text:p>
          </table:table-cell>
          <table:table-cell table:style-name="ce12" table:formula="of:=[.Q302]/[.Q470]*(LOG([.S470]*1000)/LOG([.S302]*1000))" office:value-type="float" office:value="1.54088642772748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412240" calcext:value-type="float">
            <text:p>141224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03]/([.C303]*[.D303])" office:value-type="float" office:value="1.496143740995" calcext:value-type="float">
            <text:p>1,50</text:p>
          </table:table-cell>
          <table:table-cell table:style-name="ce5" table:formula="of:=[.B303]/[.E303]" office:value-type="float" office:value="2.00516626069223" calcext:value-type="float">
            <text:p>2,005</text:p>
          </table:table-cell>
          <table:table-cell table:style-name="ce7" table:formula="of:=AVERAGE([.F303:.J303])" office:value-type="float" office:value="0.066" calcext:value-type="float">
            <text:p>0,07</text:p>
          </table:table-cell>
          <table:table-cell table:style-name="ce9" table:formula="of:=AVERAGE([.K303:.O303])" office:value-type="float" office:value="0.078" calcext:value-type="float">
            <text:p>0,08</text:p>
          </table:table-cell>
          <table:table-cell table:style-name="ce12" table:formula="of:=[.Q303]/[.Q471]*(LOG([.R471]*1000)/LOG([.R303]*1000))" office:value-type="float" office:value="1.98709062824153" calcext:value-type="float">
            <text:p>1,99</text:p>
          </table:table-cell>
          <table:table-cell table:style-name="ce12" table:formula="of:=[.Q303]/[.Q471]*(LOG([.S471]*1000)/LOG([.S303]*1000))" office:value-type="float" office:value="1.71346441117654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74188" calcext:value-type="float">
            <text:p>1274188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04]/([.C304]*[.D304])" office:value-type="float" office:value="1.13792795496113" calcext:value-type="float">
            <text:p>1,14</text:p>
          </table:table-cell>
          <table:table-cell table:style-name="ce5" table:formula="of:=[.B304]/[.E304]" office:value-type="float" office:value="2.63638332804892" calcext:value-type="float">
            <text:p>2,636</text:p>
          </table:table-cell>
          <table:table-cell table:style-name="ce7" table:formula="of:=AVERAGE([.F304:.J304])" office:value-type="float" office:value="0.076" calcext:value-type="float">
            <text:p>0,08</text:p>
          </table:table-cell>
          <table:table-cell table:style-name="ce9" table:formula="of:=AVERAGE([.K304:.O304])" office:value-type="float" office:value="0.09" calcext:value-type="float">
            <text:p>0,09</text:p>
          </table:table-cell>
          <table:table-cell table:style-name="ce12" table:formula="of:=[.Q304]/[.Q472]*(LOG([.R472]*1000)/LOG([.R304]*1000))" office:value-type="float" office:value="2.03840998820791" calcext:value-type="float">
            <text:p>2,04</text:p>
          </table:table-cell>
          <table:table-cell table:style-name="ce12" table:formula="of:=[.Q304]/[.Q472]*(LOG([.S472]*1000)/LOG([.S304]*1000))" office:value-type="float" office:value="1.7970391159889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20099" calcext:value-type="float">
            <text:p>1720099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05]/([.C305]*[.D305])" office:value-type="float" office:value="1.33829849807981" calcext:value-type="float">
            <text:p>1,34</text:p>
          </table:table-cell>
          <table:table-cell table:style-name="ce5" table:formula="of:=[.B305]/[.E305]" office:value-type="float" office:value="2.24166167179912" calcext:value-type="float">
            <text:p>2,242</text:p>
          </table:table-cell>
          <table:table-cell table:style-name="ce7" table:formula="of:=AVERAGE([.F305:.J305])" office:value-type="float" office:value="0.086" calcext:value-type="float">
            <text:p>0,09</text:p>
          </table:table-cell>
          <table:table-cell table:style-name="ce9" table:formula="of:=AVERAGE([.K305:.O305])" office:value-type="float" office:value="0.106" calcext:value-type="float">
            <text:p>0,11</text:p>
          </table:table-cell>
          <table:table-cell table:style-name="ce12" table:formula="of:=[.Q305]/[.Q473]*(LOG([.R473]*1000)/LOG([.R305]*1000))" office:value-type="float" office:value="1.94076914945945" calcext:value-type="float">
            <text:p>1,94</text:p>
          </table:table-cell>
          <table:table-cell table:style-name="ce12" table:formula="of:=[.Q305]/[.Q473]*(LOG([.S473]*1000)/LOG([.S305]*1000))" office:value-type="float" office:value="1.5898739670677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347801" calcext:value-type="float">
            <text:p>1347801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306]/([.C306]*[.D306])" office:value-type="float" office:value="1.20030724565403" calcext:value-type="float">
            <text:p>1,20</text:p>
          </table:table-cell>
          <table:table-cell table:style-name="ce5" table:formula="of:=[.B306]/[.E306]" office:value-type="float" office:value="2.49937193992288" calcext:value-type="float">
            <text:p>2,499</text:p>
          </table:table-cell>
          <table:table-cell table:style-name="ce7" table:formula="of:=AVERAGE([.F306:.J306])" office:value-type="float" office:value="0.07" calcext:value-type="float">
            <text:p>0,07</text:p>
          </table:table-cell>
          <table:table-cell table:style-name="ce9" table:formula="of:=AVERAGE([.K306:.O306])" office:value-type="float" office:value="0.092" calcext:value-type="float">
            <text:p>0,09</text:p>
          </table:table-cell>
          <table:table-cell table:style-name="ce12" table:formula="of:=[.Q306]/[.Q474]*(LOG([.R474]*1000)/LOG([.R306]*1000))" office:value-type="float" office:value="1.92461032723391" calcext:value-type="float">
            <text:p>1,92</text:p>
          </table:table-cell>
          <table:table-cell table:style-name="ce12" table:formula="of:=[.Q306]/[.Q474]*(LOG([.S474]*1000)/LOG([.S306]*1000))" office:value-type="float" office:value="1.5264868259699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76161" calcext:value-type="float">
            <text:p>1176161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307]/([.C307]*[.D307])" office:value-type="float" office:value="1.26680331047081" calcext:value-type="float">
            <text:p>1,27</text:p>
          </table:table-cell>
          <table:table-cell table:style-name="ce5" table:formula="of:=[.B307]/[.E307]" office:value-type="float" office:value="2.36817918635289" calcext:value-type="float">
            <text:p>2,368</text:p>
          </table:table-cell>
          <table:table-cell table:style-name="ce7" table:formula="of:=AVERAGE([.F307:.J307])" office:value-type="float" office:value="0.076" calcext:value-type="float">
            <text:p>0,08</text:p>
          </table:table-cell>
          <table:table-cell table:style-name="ce9" table:formula="of:=AVERAGE([.K307:.O307])" office:value-type="float" office:value="0.078" calcext:value-type="float">
            <text:p>0,08</text:p>
          </table:table-cell>
          <table:table-cell table:style-name="ce12" table:formula="of:=[.Q307]/[.Q475]*(LOG([.R475]*1000)/LOG([.R307]*1000))" office:value-type="float" office:value="1.83945069670262" calcext:value-type="float">
            <text:p>1,84</text:p>
          </table:table-cell>
          <table:table-cell table:style-name="ce12" table:formula="of:=[.Q307]/[.Q475]*(LOG([.S475]*1000)/LOG([.S307]*1000))" office:value-type="float" office:value="1.62503177002997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796527" calcext:value-type="float">
            <text:p>1796527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08]/([.C308]*[.D308])" office:value-type="float" office:value="1.36804868093609" calcext:value-type="float">
            <text:p>1,37</text:p>
          </table:table-cell>
          <table:table-cell table:style-name="ce5" table:formula="of:=[.B308]/[.E308]" office:value-type="float" office:value="2.19291332665749" calcext:value-type="float">
            <text:p>2,193</text:p>
          </table:table-cell>
          <table:table-cell table:style-name="ce7" table:formula="of:=AVERAGE([.F308:.J308])" office:value-type="float" office:value="0.094" calcext:value-type="float">
            <text:p>0,09</text:p>
          </table:table-cell>
          <table:table-cell table:style-name="ce9" table:formula="of:=AVERAGE([.K308:.O308])" office:value-type="float" office:value="0.108" calcext:value-type="float">
            <text:p>0,11</text:p>
          </table:table-cell>
          <table:table-cell table:style-name="ce12" table:formula="of:=[.Q308]/[.Q476]*(LOG([.R476]*1000)/LOG([.R308]*1000))" office:value-type="float" office:value="1.79313303552583" calcext:value-type="float">
            <text:p>1,79</text:p>
          </table:table-cell>
          <table:table-cell table:style-name="ce12" table:formula="of:=[.Q308]/[.Q476]*(LOG([.S476]*1000)/LOG([.S308]*1000))" office:value-type="float" office:value="1.5202940104033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85132" calcext:value-type="float">
            <text:p>14851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09]/([.C309]*[.D309])" office:value-type="float" office:value="1.3290485395189" calcext:value-type="float">
            <text:p>1,33</text:p>
          </table:table-cell>
          <table:table-cell table:style-name="ce5" table:formula="of:=[.B309]/[.E309]" office:value-type="float" office:value="2.25726467411651" calcext:value-type="float">
            <text:p>2,257</text:p>
          </table:table-cell>
          <table:table-cell table:style-name="ce7" table:formula="of:=AVERAGE([.F309:.J309])" office:value-type="float" office:value="0.084" calcext:value-type="float">
            <text:p>0,08</text:p>
          </table:table-cell>
          <table:table-cell table:style-name="ce9" table:formula="of:=AVERAGE([.K309:.O309])" office:value-type="float" office:value="0.09" calcext:value-type="float">
            <text:p>0,09</text:p>
          </table:table-cell>
          <table:table-cell table:style-name="ce12" table:formula="of:=[.Q309]/[.Q477]*(LOG([.R477]*1000)/LOG([.R309]*1000))" office:value-type="float" office:value="1.99343275398524" calcext:value-type="float">
            <text:p>1,99</text:p>
          </table:table-cell>
          <table:table-cell table:style-name="ce12" table:formula="of:=[.Q309]/[.Q477]*(LOG([.S477]*1000)/LOG([.S309]*1000))" office:value-type="float" office:value="1.7619646348321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008579" calcext:value-type="float">
            <text:p>2008579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310]/([.C310]*[.D310])" office:value-type="float" office:value="1.53608060568981" calcext:value-type="float">
            <text:p>1,54</text:p>
          </table:table-cell>
          <table:table-cell table:style-name="ce5" table:formula="of:=[.B310]/[.E310]" office:value-type="float" office:value="1.95303047577417" calcext:value-type="float">
            <text:p>1,953</text:p>
          </table:table-cell>
          <table:table-cell table:style-name="ce7" table:formula="of:=AVERAGE([.F310:.J310])" office:value-type="float" office:value="0.096" calcext:value-type="float">
            <text:p>0,10</text:p>
          </table:table-cell>
          <table:table-cell table:style-name="ce9" table:formula="of:=AVERAGE([.K310:.O310])" office:value-type="float" office:value="0.114" calcext:value-type="float">
            <text:p>0,11</text:p>
          </table:table-cell>
          <table:table-cell table:style-name="ce12" table:formula="of:=[.Q310]/[.Q478]*(LOG([.R478]*1000)/LOG([.R310]*1000))" office:value-type="float" office:value="1.88569119496077" calcext:value-type="float">
            <text:p>1,89</text:p>
          </table:table-cell>
          <table:table-cell table:style-name="ce12" table:formula="of:=[.Q310]/[.Q478]*(LOG([.S478]*1000)/LOG([.S310]*1000))" office:value-type="float" office:value="1.60203047360161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65562" calcext:value-type="float">
            <text:p>156556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311]/([.C311]*[.D311])" office:value-type="float" office:value="1.21867760617761" calcext:value-type="float">
            <text:p>1,22</text:p>
          </table:table-cell>
          <table:table-cell table:style-name="ce5" table:formula="of:=[.B311]/[.E311]" office:value-type="float" office:value="2.4616955444754" calcext:value-type="float">
            <text:p>2,462</text:p>
          </table:table-cell>
          <table:table-cell table:style-name="ce7" table:formula="of:=AVERAGE([.F311:.J311])" office:value-type="float" office:value="0.086" calcext:value-type="float">
            <text:p>0,09</text:p>
          </table:table-cell>
          <table:table-cell table:style-name="ce9" table:formula="of:=AVERAGE([.K311:.O311])" office:value-type="float" office:value="0.11" calcext:value-type="float">
            <text:p>0,11</text:p>
          </table:table-cell>
          <table:table-cell table:style-name="ce12" table:formula="of:=[.Q311]/[.Q479]*(LOG([.R479]*1000)/LOG([.R311]*1000))" office:value-type="float" office:value="1.66365955647671" calcext:value-type="float">
            <text:p>1,66</text:p>
          </table:table-cell>
          <table:table-cell table:style-name="ce12" table:formula="of:=[.Q311]/[.Q479]*(LOG([.S479]*1000)/LOG([.S311]*1000))" office:value-type="float" office:value="1.28531866837151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94544" calcext:value-type="float">
            <text:p>1494544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312]/([.C312]*[.D312])" office:value-type="float" office:value="1.37847121021505" calcext:value-type="float">
            <text:p>1,38</text:p>
          </table:table-cell>
          <table:table-cell table:style-name="ce5" table:formula="of:=[.B312]/[.E312]" office:value-type="float" office:value="2.17633472149365" calcext:value-type="float">
            <text:p>2,176</text:p>
          </table:table-cell>
          <table:table-cell table:style-name="ce7" table:formula="of:=AVERAGE([.F312:.J312])" office:value-type="float" office:value="0.072" calcext:value-type="float">
            <text:p>0,07</text:p>
          </table:table-cell>
          <table:table-cell table:style-name="ce9" table:formula="of:=AVERAGE([.K312:.O312])" office:value-type="float" office:value="0.092" calcext:value-type="float">
            <text:p>0,09</text:p>
          </table:table-cell>
          <table:table-cell table:style-name="ce12" table:formula="of:=[.Q312]/[.Q480]*(LOG([.R480]*1000)/LOG([.R312]*1000))" office:value-type="float" office:value="1.92411692729978" calcext:value-type="float">
            <text:p>1,92</text:p>
          </table:table-cell>
          <table:table-cell table:style-name="ce12" table:formula="of:=[.Q312]/[.Q480]*(LOG([.S480]*1000)/LOG([.S312]*1000))" office:value-type="float" office:value="1.62700878464453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9368" calcext:value-type="float">
            <text:p>176936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313]/([.C313]*[.D313])" office:value-type="float" office:value="1.34640343828378" calcext:value-type="float">
            <text:p>1,35</text:p>
          </table:table-cell>
          <table:table-cell table:style-name="ce5" table:formula="of:=[.B313]/[.E313]" office:value-type="float" office:value="2.2281673456285" calcext:value-type="float">
            <text:p>2,228</text:p>
          </table:table-cell>
          <table:table-cell table:style-name="ce7" table:formula="of:=AVERAGE([.F313:.J313])" office:value-type="float" office:value="0.1" calcext:value-type="float">
            <text:p>0,10</text:p>
          </table:table-cell>
          <table:table-cell table:style-name="ce9" table:formula="of:=AVERAGE([.K313:.O313])" office:value-type="float" office:value="0.108" calcext:value-type="float">
            <text:p>0,11</text:p>
          </table:table-cell>
          <table:table-cell table:style-name="ce12" table:formula="of:=[.Q313]/[.Q481]*(LOG([.R481]*1000)/LOG([.R313]*1000))" office:value-type="float" office:value="1.85402044387025" calcext:value-type="float">
            <text:p>1,85</text:p>
          </table:table-cell>
          <table:table-cell table:style-name="ce12" table:formula="of:=[.Q313]/[.Q481]*(LOG([.S481]*1000)/LOG([.S313]*1000))" office:value-type="float" office:value="1.62414087459368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89716" calcext:value-type="float">
            <text:p>1189716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4]/([.C314]*[.D314])" office:value-type="float" office:value="1.24426455823293" calcext:value-type="float">
            <text:p>1,24</text:p>
          </table:table-cell>
          <table:table-cell table:style-name="ce5" table:formula="of:=[.B314]/[.E314]" office:value-type="float" office:value="2.41107625685458" calcext:value-type="float">
            <text:p>2,411</text:p>
          </table:table-cell>
          <table:table-cell table:style-name="ce7" table:formula="of:=AVERAGE([.F314:.J314])" office:value-type="float" office:value="0.06" calcext:value-type="float">
            <text:p>0,06</text:p>
          </table:table-cell>
          <table:table-cell table:style-name="ce9" table:formula="of:=AVERAGE([.K314:.O314])" office:value-type="float" office:value="0.08" calcext:value-type="float">
            <text:p>0,08</text:p>
          </table:table-cell>
          <table:table-cell table:style-name="ce12" table:formula="of:=[.Q314]/[.Q482]*(LOG([.R482]*1000)/LOG([.R314]*1000))" office:value-type="float" office:value="1.9497358700653" calcext:value-type="float">
            <text:p>1,95</text:p>
          </table:table-cell>
          <table:table-cell table:style-name="ce12" table:formula="of:=[.Q314]/[.Q482]*(LOG([.S482]*1000)/LOG([.S314]*1000))" office:value-type="float" office:value="1.6295329365514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342732" calcext:value-type="float">
            <text:p>1342732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315]/([.C315]*[.D315])" office:value-type="float" office:value="1.19858533345711" calcext:value-type="float">
            <text:p>1,20</text:p>
          </table:table-cell>
          <table:table-cell table:style-name="ce5" table:formula="of:=[.B315]/[.E315]" office:value-type="float" office:value="2.50296261651618" calcext:value-type="float">
            <text:p>2,503</text:p>
          </table:table-cell>
          <table:table-cell table:style-name="ce7" table:formula="of:=AVERAGE([.F315:.J315])" office:value-type="float" office:value="0.07" calcext:value-type="float">
            <text:p>0,07</text:p>
          </table:table-cell>
          <table:table-cell table:style-name="ce9" table:formula="of:=AVERAGE([.K315:.O315])" office:value-type="float" office:value="0.094" calcext:value-type="float">
            <text:p>0,09</text:p>
          </table:table-cell>
          <table:table-cell table:style-name="ce12" table:formula="of:=[.Q315]/[.Q483]*(LOG([.R483]*1000)/LOG([.R315]*1000))" office:value-type="float" office:value="1.81511103589533" calcext:value-type="float">
            <text:p>1,82</text:p>
          </table:table-cell>
          <table:table-cell table:style-name="ce12" table:formula="of:=[.Q315]/[.Q483]*(LOG([.S483]*1000)/LOG([.S315]*1000))" office:value-type="float" office:value="1.492075305144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7758" calcext:value-type="float">
            <text:p>127775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6]/([.C316]*[.D316])" office:value-type="float" office:value="1.31234080489047" calcext:value-type="float">
            <text:p>1,31</text:p>
          </table:table-cell>
          <table:table-cell table:style-name="ce5" table:formula="of:=[.B316]/[.E316]" office:value-type="float" office:value="2.28600407901966" calcext:value-type="float">
            <text:p>2,286</text:p>
          </table:table-cell>
          <table:table-cell table:style-name="ce7" table:formula="of:=AVERAGE([.F316:.J316])" office:value-type="float" office:value="0.06" calcext:value-type="float">
            <text:p>0,06</text:p>
          </table:table-cell>
          <table:table-cell table:style-name="ce9" table:formula="of:=AVERAGE([.K316:.O316])" office:value-type="float" office:value="0.08" calcext:value-type="float">
            <text:p>0,08</text:p>
          </table:table-cell>
          <table:table-cell table:style-name="ce12" table:formula="of:=[.Q316]/[.Q484]*(LOG([.R484]*1000)/LOG([.R316]*1000))" office:value-type="float" office:value="2.28370176586574" calcext:value-type="float">
            <text:p>2,28</text:p>
          </table:table-cell>
          <table:table-cell table:style-name="ce12" table:formula="of:=[.Q316]/[.Q484]*(LOG([.S484]*1000)/LOG([.S316]*1000))" office:value-type="float" office:value="1.92154241988118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4974" calcext:value-type="float">
            <text:p>1274974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7]/([.C317]*[.D317])" office:value-type="float" office:value="1.30948145531034" calcext:value-type="float">
            <text:p>1,31</text:p>
          </table:table-cell>
          <table:table-cell table:style-name="ce5" table:formula="of:=[.B317]/[.E317]" office:value-type="float" office:value="2.2909957379523" calcext:value-type="float">
            <text:p>2,291</text:p>
          </table:table-cell>
          <table:table-cell table:style-name="ce7" table:formula="of:=AVERAGE([.F317:.J317])" office:value-type="float" office:value="0.06" calcext:value-type="float">
            <text:p>0,06</text:p>
          </table:table-cell>
          <table:table-cell table:style-name="ce9" table:formula="of:=AVERAGE([.K317:.O317])" office:value-type="float" office:value="0.08" calcext:value-type="float">
            <text:p>0,08</text:p>
          </table:table-cell>
          <table:table-cell table:style-name="ce12" table:formula="of:=[.Q317]/[.Q485]*(LOG([.R485]*1000)/LOG([.R317]*1000))" office:value-type="float" office:value="2.2417077279244" calcext:value-type="float">
            <text:p>2,24</text:p>
          </table:table-cell>
          <table:table-cell table:style-name="ce12" table:formula="of:=[.Q317]/[.Q485]*(LOG([.S485]*1000)/LOG([.S317]*1000))" office:value-type="float" office:value="1.85374159805072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87195" calcext:value-type="float">
            <text:p>1587195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18]/([.C318]*[.D318])" office:value-type="float" office:value="1.41746238425926" calcext:value-type="float">
            <text:p>1,42</text:p>
          </table:table-cell>
          <table:table-cell table:style-name="ce5" table:formula="of:=[.B318]/[.E318]" office:value-type="float" office:value="2.11646836085043" calcext:value-type="float">
            <text:p>2,116</text:p>
          </table:table-cell>
          <table:table-cell table:style-name="ce7" table:formula="of:=AVERAGE([.F318:.J318])" office:value-type="float" office:value="0.07" calcext:value-type="float">
            <text:p>0,07</text:p>
          </table:table-cell>
          <table:table-cell table:style-name="ce9" table:formula="of:=AVERAGE([.K318:.O318])" office:value-type="float" office:value="0.09" calcext:value-type="float">
            <text:p>0,09</text:p>
          </table:table-cell>
          <table:table-cell table:style-name="ce12" table:formula="of:=[.Q318]/[.Q486]*(LOG([.R486]*1000)/LOG([.R318]*1000))" office:value-type="float" office:value="2.07466197547215" calcext:value-type="float">
            <text:p>2,07</text:p>
          </table:table-cell>
          <table:table-cell table:style-name="ce12" table:formula="of:=[.Q318]/[.Q486]*(LOG([.S486]*1000)/LOG([.S318]*1000))" office:value-type="float" office:value="1.734277316064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91952" calcext:value-type="float">
            <text:p>129195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19]/([.C319]*[.D319])" office:value-type="float" office:value="1.29371144756869" calcext:value-type="float">
            <text:p>1,29</text:p>
          </table:table-cell>
          <table:table-cell table:style-name="ce5" table:formula="of:=[.B319]/[.E319]" office:value-type="float" office:value="2.31892206521605" calcext:value-type="float">
            <text:p>2,319</text:p>
          </table:table-cell>
          <table:table-cell table:style-name="ce7" table:formula="of:=AVERAGE([.F319:.J319])" office:value-type="float" office:value="0.09" calcext:value-type="float">
            <text:p>0,09</text:p>
          </table:table-cell>
          <table:table-cell table:style-name="ce9" table:formula="of:=AVERAGE([.K319:.O319])" office:value-type="float" office:value="0.08" calcext:value-type="float">
            <text:p>0,08</text:p>
          </table:table-cell>
          <table:table-cell table:style-name="ce12" table:formula="of:=[.Q319]/[.Q487]*(LOG([.R487]*1000)/LOG([.R319]*1000))" office:value-type="float" office:value="1.71560722803334" calcext:value-type="float">
            <text:p>1,72</text:p>
          </table:table-cell>
          <table:table-cell table:style-name="ce12" table:formula="of:=[.Q319]/[.Q487]*(LOG([.S487]*1000)/LOG([.S319]*1000))" office:value-type="float" office:value="1.55286294432728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995191" calcext:value-type="float">
            <text:p>99519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320]/([.C320]*[.D320])" office:value-type="float" office:value="1.03665729166667" calcext:value-type="float">
            <text:p>1,04</text:p>
          </table:table-cell>
          <table:table-cell table:style-name="ce5" table:formula="of:=[.B320]/[.E320]" office:value-type="float" office:value="2.89393292342877" calcext:value-type="float">
            <text:p>2,894</text:p>
          </table:table-cell>
          <table:table-cell table:style-name="ce7" table:formula="of:=AVERAGE([.F320:.J320])" office:value-type="float" office:value="0.096" calcext:value-type="float">
            <text:p>0,10</text:p>
          </table:table-cell>
          <table:table-cell table:style-name="ce9" table:formula="of:=AVERAGE([.K320:.O320])" office:value-type="float" office:value="0.078" calcext:value-type="float">
            <text:p>0,08</text:p>
          </table:table-cell>
          <table:table-cell table:style-name="ce12" table:formula="of:=[.Q320]/[.Q488]*(LOG([.R488]*1000)/LOG([.R320]*1000))" office:value-type="float" office:value="1.58545034001376" calcext:value-type="float">
            <text:p>1,59</text:p>
          </table:table-cell>
          <table:table-cell table:style-name="ce12" table:formula="of:=[.Q320]/[.Q488]*(LOG([.S488]*1000)/LOG([.S320]*1000))" office:value-type="float" office:value="1.42576862890898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499406" calcext:value-type="float">
            <text:p>1499406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321]/([.C321]*[.D321])" office:value-type="float" office:value="1.33906142832647" calcext:value-type="float">
            <text:p>1,34</text:p>
          </table:table-cell>
          <table:table-cell table:style-name="ce5" table:formula="of:=[.B321]/[.E321]" office:value-type="float" office:value="2.24038585946702" calcext:value-type="float">
            <text:p>2,240</text:p>
          </table:table-cell>
          <table:table-cell table:style-name="ce7" table:formula="of:=AVERAGE([.F321:.J321])" office:value-type="float" office:value="0.088" calcext:value-type="float">
            <text:p>0,09</text:p>
          </table:table-cell>
          <table:table-cell table:style-name="ce9" table:formula="of:=AVERAGE([.K321:.O321])" office:value-type="float" office:value="0.092" calcext:value-type="float">
            <text:p>0,09</text:p>
          </table:table-cell>
          <table:table-cell table:style-name="ce12" table:formula="of:=[.Q321]/[.Q489]*(LOG([.R489]*1000)/LOG([.R321]*1000))" office:value-type="float" office:value="1.88068448369793" calcext:value-type="float">
            <text:p>1,88</text:p>
          </table:table-cell>
          <table:table-cell table:style-name="ce12" table:formula="of:=[.Q321]/[.Q489]*(LOG([.S489]*1000)/LOG([.S321]*1000))" office:value-type="float" office:value="1.62842115254016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179603" calcext:value-type="float">
            <text:p>1179603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22]/([.C322]*[.D322])" office:value-type="float" office:value="1.17115196740322" calcext:value-type="float">
            <text:p>1,17</text:p>
          </table:table-cell>
          <table:table-cell table:style-name="ce5" table:formula="of:=[.B322]/[.E322]" office:value-type="float" office:value="2.56159402782122" calcext:value-type="float">
            <text:p>2,562</text:p>
          </table:table-cell>
          <table:table-cell table:style-name="ce7" table:formula="of:=AVERAGE([.F322:.J322])" office:value-type="float" office:value="0.062" calcext:value-type="float">
            <text:p>0,06</text:p>
          </table:table-cell>
          <table:table-cell table:style-name="ce9" table:formula="of:=AVERAGE([.K322:.O322])" office:value-type="float" office:value="0.08" calcext:value-type="float">
            <text:p>0,08</text:p>
          </table:table-cell>
          <table:table-cell table:style-name="ce12" table:formula="of:=[.Q322]/[.Q490]*(LOG([.R490]*1000)/LOG([.R322]*1000))" office:value-type="float" office:value="1.82253801016766" calcext:value-type="float">
            <text:p>1,82</text:p>
          </table:table-cell>
          <table:table-cell table:style-name="ce12" table:formula="of:=[.Q322]/[.Q490]*(LOG([.S490]*1000)/LOG([.S322]*1000))" office:value-type="float" office:value="1.4947979707398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318309" calcext:value-type="float">
            <text:p>1318309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3]/([.C323]*[.D323])" office:value-type="float" office:value="1.17733071130544" calcext:value-type="float">
            <text:p>1,18</text:p>
          </table:table-cell>
          <table:table-cell table:style-name="ce5" table:formula="of:=[.B323]/[.E323]" office:value-type="float" office:value="2.5481491820203" calcext:value-type="float">
            <text:p>2,548</text:p>
          </table:table-cell>
          <table:table-cell table:style-name="ce7" table:formula="of:=AVERAGE([.F323:.J323])" office:value-type="float" office:value="0.07" calcext:value-type="float">
            <text:p>0,07</text:p>
          </table:table-cell>
          <table:table-cell table:style-name="ce9" table:formula="of:=AVERAGE([.K323:.O323])" office:value-type="float" office:value="0.09" calcext:value-type="float">
            <text:p>0,09</text:p>
          </table:table-cell>
          <table:table-cell table:style-name="ce12" table:formula="of:=[.Q323]/[.Q491]*(LOG([.R491]*1000)/LOG([.R323]*1000))" office:value-type="float" office:value="2.24687969810314" calcext:value-type="float">
            <text:p>2,25</text:p>
          </table:table-cell>
          <table:table-cell table:style-name="ce12" table:formula="of:=[.Q323]/[.Q491]*(LOG([.S491]*1000)/LOG([.S323]*1000))" office:value-type="float" office:value="1.91156193010269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61270" calcext:value-type="float">
            <text:p>1461270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324]/([.C324]*[.D324])" office:value-type="float" office:value="1.24894871794872" calcext:value-type="float">
            <text:p>1,25</text:p>
          </table:table-cell>
          <table:table-cell table:style-name="ce5" table:formula="of:=[.B324]/[.E324]" office:value-type="float" office:value="2.40203110992493" calcext:value-type="float">
            <text:p>2,402</text:p>
          </table:table-cell>
          <table:table-cell table:style-name="ce7" table:formula="of:=AVERAGE([.F324:.J324])" office:value-type="float" office:value="0.076" calcext:value-type="float">
            <text:p>0,08</text:p>
          </table:table-cell>
          <table:table-cell table:style-name="ce9" table:formula="of:=AVERAGE([.K324:.O324])" office:value-type="float" office:value="0.098" calcext:value-type="float">
            <text:p>0,10</text:p>
          </table:table-cell>
          <table:table-cell table:style-name="ce12" table:formula="of:=[.Q324]/[.Q492]*(LOG([.R492]*1000)/LOG([.R324]*1000))" office:value-type="float" office:value="2.22676251920156" calcext:value-type="float">
            <text:p>2,23</text:p>
          </table:table-cell>
          <table:table-cell table:style-name="ce12" table:formula="of:=[.Q324]/[.Q492]*(LOG([.S492]*1000)/LOG([.S324]*1000))" office:value-type="float" office:value="1.89795867469818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717126" calcext:value-type="float">
            <text:p>1717126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5]/([.C325]*[.D325])" office:value-type="float" office:value="1.62182742075636" calcext:value-type="float">
            <text:p>1,62</text:p>
          </table:table-cell>
          <table:table-cell table:style-name="ce5" table:formula="of:=[.B325]/[.E325]" office:value-type="float" office:value="1.8497745651746" calcext:value-type="float">
            <text:p>1,850</text:p>
          </table:table-cell>
          <table:table-cell table:style-name="ce7" table:formula="of:=AVERAGE([.F325:.J325])" office:value-type="float" office:value="0.076" calcext:value-type="float">
            <text:p>0,08</text:p>
          </table:table-cell>
          <table:table-cell table:style-name="ce9" table:formula="of:=AVERAGE([.K325:.O325])" office:value-type="float" office:value="0.09" calcext:value-type="float">
            <text:p>0,09</text:p>
          </table:table-cell>
          <table:table-cell table:style-name="ce12" table:formula="of:=[.Q325]/[.Q493]*(LOG([.R493]*1000)/LOG([.R325]*1000))" office:value-type="float" office:value="2.07718795345243" calcext:value-type="float">
            <text:p>2,08</text:p>
          </table:table-cell>
          <table:table-cell table:style-name="ce12" table:formula="of:=[.Q325]/[.Q493]*(LOG([.S493]*1000)/LOG([.S325]*1000))" office:value-type="float" office:value="1.78056396624215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200659" calcext:value-type="float">
            <text:p>1200659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326]/([.C326]*[.D326])" office:value-type="float" office:value="1.07226205275492" calcext:value-type="float">
            <text:p>1,07</text:p>
          </table:table-cell>
          <table:table-cell table:style-name="ce5" table:formula="of:=[.B326]/[.E326]" office:value-type="float" office:value="2.79783685459402" calcext:value-type="float">
            <text:p>2,798</text:p>
          </table:table-cell>
          <table:table-cell table:style-name="ce7" table:formula="of:=AVERAGE([.F326:.J326])" office:value-type="float" office:value="0.084" calcext:value-type="float">
            <text:p>0,08</text:p>
          </table:table-cell>
          <table:table-cell table:style-name="ce9" table:formula="of:=AVERAGE([.K326:.O326])" office:value-type="float" office:value="0.092" calcext:value-type="float">
            <text:p>0,09</text:p>
          </table:table-cell>
          <table:table-cell table:style-name="ce12" table:formula="of:=[.Q326]/[.Q494]*(LOG([.R494]*1000)/LOG([.R326]*1000))" office:value-type="float" office:value="1.8246975259219" calcext:value-type="float">
            <text:p>1,82</text:p>
          </table:table-cell>
          <table:table-cell table:style-name="ce12" table:formula="of:=[.Q326]/[.Q494]*(LOG([.S494]*1000)/LOG([.S326]*1000))" office:value-type="float" office:value="1.5230919373167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11065" calcext:value-type="float">
            <text:p>121106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327]/([.C327]*[.D327])" office:value-type="float" office:value="1.31135763167013" calcext:value-type="float">
            <text:p>1,31</text:p>
          </table:table-cell>
          <table:table-cell table:style-name="ce5" table:formula="of:=[.B327]/[.E327]" office:value-type="float" office:value="2.2877186608481" calcext:value-type="float">
            <text:p>2,288</text:p>
          </table:table-cell>
          <table:table-cell table:style-name="ce7" table:formula="of:=AVERAGE([.F327:.J327])" office:value-type="float" office:value="0.062" calcext:value-type="float">
            <text:p>0,06</text:p>
          </table:table-cell>
          <table:table-cell table:style-name="ce9" table:formula="of:=AVERAGE([.K327:.O327])" office:value-type="float" office:value="0.074" calcext:value-type="float">
            <text:p>0,07</text:p>
          </table:table-cell>
          <table:table-cell table:style-name="ce12" table:formula="of:=[.Q327]/[.Q495]*(LOG([.R495]*1000)/LOG([.R327]*1000))" office:value-type="float" office:value="2.16747876757567" calcext:value-type="float">
            <text:p>2,17</text:p>
          </table:table-cell>
          <table:table-cell table:style-name="ce12" table:formula="of:=[.Q327]/[.Q495]*(LOG([.S495]*1000)/LOG([.S327]*1000))" office:value-type="float" office:value="1.89732072605057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2998" calcext:value-type="float">
            <text:p>165299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328]/([.C328]*[.D328])" office:value-type="float" office:value="1.28332774351426" calcext:value-type="float">
            <text:p>1,28</text:p>
          </table:table-cell>
          <table:table-cell table:style-name="ce5" table:formula="of:=[.B328]/[.E328]" office:value-type="float" office:value="2.33768219925251" calcext:value-type="float">
            <text:p>2,338</text:p>
          </table:table-cell>
          <table:table-cell table:style-name="ce7" table:formula="of:=AVERAGE([.F328:.J328])" office:value-type="float" office:value="0.096" calcext:value-type="float">
            <text:p>0,10</text:p>
          </table:table-cell>
          <table:table-cell table:style-name="ce9" table:formula="of:=AVERAGE([.K328:.O328])" office:value-type="float" office:value="0.102" calcext:value-type="float">
            <text:p>0,10</text:p>
          </table:table-cell>
          <table:table-cell table:style-name="ce12" table:formula="of:=[.Q328]/[.Q496]*(LOG([.R496]*1000)/LOG([.R328]*1000))" office:value-type="float" office:value="2.0587234684579" calcext:value-type="float">
            <text:p>2,06</text:p>
          </table:table-cell>
          <table:table-cell table:style-name="ce12" table:formula="of:=[.Q328]/[.Q496]*(LOG([.S496]*1000)/LOG([.S328]*1000))" office:value-type="float" office:value="1.81588161677956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352064" calcext:value-type="float">
            <text:p>135206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29]/([.C329]*[.D329])" office:value-type="float" office:value="1.24223091171023" calcext:value-type="float">
            <text:p>1,24</text:p>
          </table:table-cell>
          <table:table-cell table:style-name="ce5" table:formula="of:=[.B329]/[.E329]" office:value-type="float" office:value="2.4150217741172" calcext:value-type="float">
            <text:p>2,415</text:p>
          </table:table-cell>
          <table:table-cell table:style-name="ce7" table:formula="of:=AVERAGE([.F329:.J329])" office:value-type="float" office:value="0.1" calcext:value-type="float">
            <text:p>0,10</text:p>
          </table:table-cell>
          <table:table-cell table:style-name="ce9" table:formula="of:=AVERAGE([.K329:.O329])" office:value-type="float" office:value="0.09" calcext:value-type="float">
            <text:p>0,09</text:p>
          </table:table-cell>
          <table:table-cell table:style-name="ce12" table:formula="of:=[.Q329]/[.Q497]*(LOG([.R497]*1000)/LOG([.R329]*1000))" office:value-type="float" office:value="1.6485425862623" calcext:value-type="float">
            <text:p>1,65</text:p>
          </table:table-cell>
          <table:table-cell table:style-name="ce12" table:formula="of:=[.Q329]/[.Q497]*(LOG([.S497]*1000)/LOG([.S329]*1000))" office:value-type="float" office:value="1.5085475276086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22847" calcext:value-type="float">
            <text:p>132284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330]/([.C330]*[.D330])" office:value-type="float" office:value="1.40968350383632" calcext:value-type="float">
            <text:p>1,41</text:p>
          </table:table-cell>
          <table:table-cell table:style-name="ce5" table:formula="of:=[.B330]/[.E330]" office:value-type="float" office:value="2.1281493627003" calcext:value-type="float">
            <text:p>2,128</text:p>
          </table:table-cell>
          <table:table-cell table:style-name="ce7" table:formula="of:=AVERAGE([.F330:.J330])" office:value-type="float" office:value="0.07" calcext:value-type="float">
            <text:p>0,07</text:p>
          </table:table-cell>
          <table:table-cell table:style-name="ce9" table:formula="of:=AVERAGE([.K330:.O330])" office:value-type="float" office:value="0.076" calcext:value-type="float">
            <text:p>0,08</text:p>
          </table:table-cell>
          <table:table-cell table:style-name="ce12" table:formula="of:=[.Q330]/[.Q498]*(LOG([.R498]*1000)/LOG([.R330]*1000))" office:value-type="float" office:value="1.96778925223066" calcext:value-type="float">
            <text:p>1,97</text:p>
          </table:table-cell>
          <table:table-cell table:style-name="ce12" table:formula="of:=[.Q330]/[.Q498]*(LOG([.S498]*1000)/LOG([.S330]*1000))" office:value-type="float" office:value="1.7302217791498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8" calcext:value-type="float">
            <text:p>1254868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5" office:value-type="float" office:value="0.09" calcext:value-type="float">
            <text:p>0,09</text:p>
          </table:table-cell>
          <table:table-cell table:style-name="ce28" table:formula="of:=[.E331]/([.C331]*[.D331])" office:value-type="float" office:value="1.12067401120256" calcext:value-type="float">
            <text:p>1,12</text:p>
          </table:table-cell>
          <table:table-cell table:style-name="ce5" table:formula="of:=[.B331]/[.E331]" office:value-type="float" office:value="2.67697319558711" calcext:value-type="float">
            <text:p>2,677</text:p>
          </table:table-cell>
          <table:table-cell table:style-name="ce7" table:formula="of:=AVERAGE([.F331:.J331])" office:value-type="float" office:value="0.072" calcext:value-type="float">
            <text:p>0,07</text:p>
          </table:table-cell>
          <table:table-cell table:style-name="ce9" table:formula="of:=AVERAGE([.K331:.O331])" office:value-type="float" office:value="0.134" calcext:value-type="float">
            <text:p>0,13</text:p>
          </table:table-cell>
          <table:table-cell table:style-name="ce34" table:formula="of:=[.Q331]/[.Q499]*(LOG([.R499]*1000)/LOG([.R331]*1000))" office:value-type="float" office:value="1.95074044975167" calcext:value-type="float">
            <text:p>1,95</text:p>
          </table:table-cell>
          <table:table-cell table:style-name="ce34" table:formula="of:=[.Q331]/[.Q499]*(LOG([.S499]*1000)/LOG([.S331]*1000))" office:value-type="float" office:value="1.48626110967153" calcext:value-type="float">
            <text:p>1,4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282:.P331])" office:value-type="float" office:value="1.30403432596229" calcext:value-type="float">
            <text:p>1,30</text:p>
          </table:table-cell>
          <table:table-cell table:style-name="ce30" table:formula="of:=AVERAGE([.Q282:.Q331])" office:value-type="float" office:value="2.32955357240603" calcext:value-type="float">
            <text:p>2,330</text:p>
          </table:table-cell>
          <table:table-cell table:style-name="ce31" table:formula="of:=AVERAGE([.R282:.R331])" office:value-type="float" office:value="0.07736" calcext:value-type="float">
            <text:p>0,08</text:p>
          </table:table-cell>
          <table:table-cell table:style-name="ce32" table:formula="of:=AVERAGE([.S282:.S331])" office:value-type="float" office:value="0.08976" calcext:value-type="float">
            <text:p>0,09</text:p>
          </table:table-cell>
          <table:table-cell table:style-name="ce35" table:formula="of:=[.Q332]/[.Q500]*(LOG([.R500]*1000)/LOG([.R332]*1000))" office:value-type="float" office:value="1.89532793781654" calcext:value-type="float">
            <text:p>1,90</text:p>
          </table:table-cell>
          <table:table-cell table:style-name="ce35" table:formula="of:=[.Q332]/[.Q500]*(LOG([.S500]*1000)/LOG([.S332]*1000))" office:value-type="float" office:value="1.61068958241569" calcext:value-type="float">
            <text:p>1,6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JPEG 2000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19" calcext:value-type="float">
            <text:p>124141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38]/([.C338]*[.D338])" office:value-type="float" office:value="1.18424371351166" calcext:value-type="float">
            <text:p>1,18</text:p>
          </table:table-cell>
          <table:table-cell table:style-name="ce5" table:formula="of:=[.B338]/[.E338]" office:value-type="float" office:value="2.53327522778369" calcext:value-type="float">
            <text:p>2,533</text:p>
          </table:table-cell>
          <table:table-cell table:style-name="ce7" table:formula="of:=AVERAGE([.F338:.J338])" office:value-type="float" office:value="0.108" calcext:value-type="float">
            <text:p>0,11</text:p>
          </table:table-cell>
          <table:table-cell table:style-name="ce9" table:formula="of:=AVERAGE([.K338:.O338])" office:value-type="float" office:value="0.05" calcext:value-type="float">
            <text:p>0,05</text:p>
          </table:table-cell>
          <table:table-cell table:style-name="ce12" table:formula="of:=[.Q338]/[.Q450]*(LOG([.R450]*1000)/LOG([.R338]*1000))" office:value-type="float" office:value="1.75252908919652" calcext:value-type="float">
            <text:p>1,75</text:p>
          </table:table-cell>
          <table:table-cell table:style-name="ce12" table:formula="of:=[.Q338]/[.Q450]*(LOG([.S450]*1000)/LOG([.S338]*1000))" office:value-type="float" office:value="1.75679357376342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20" calcext:value-type="float">
            <text:p>1710120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39]/([.C339]*[.D339])" office:value-type="float" office:value="1.70662483234336" calcext:value-type="float">
            <text:p>1,71</text:p>
          </table:table-cell>
          <table:table-cell table:style-name="ce5" table:formula="of:=[.B339]/[.E339]" office:value-type="float" office:value="1.75786494515005" calcext:value-type="float">
            <text:p>1,758</text:p>
          </table:table-cell>
          <table:table-cell table:style-name="ce7" table:formula="of:=AVERAGE([.F339:.J339])" office:value-type="float" office:value="0.07" calcext:value-type="float">
            <text:p>0,07</text:p>
          </table:table-cell>
          <table:table-cell table:style-name="ce9" table:formula="of:=AVERAGE([.K339:.O339])" office:value-type="float" office:value="0.06" calcext:value-type="float">
            <text:p>0,06</text:p>
          </table:table-cell>
          <table:table-cell table:style-name="ce12" table:formula="of:=[.Q339]/[.Q451]*(LOG([.R451]*1000)/LOG([.R339]*1000))" office:value-type="float" office:value="1.84837294108293" calcext:value-type="float">
            <text:p>1,85</text:p>
          </table:table-cell>
          <table:table-cell table:style-name="ce12" table:formula="of:=[.Q339]/[.Q451]*(LOG([.S451]*1000)/LOG([.S339]*1000))" office:value-type="float" office:value="1.7232712597679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18" calcext:value-type="float">
            <text:p>17121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40]/([.C340]*[.D340])" office:value-type="float" office:value="1.67921874632206" calcext:value-type="float">
            <text:p>1,68</text:p>
          </table:table-cell>
          <table:table-cell table:style-name="ce5" table:formula="of:=[.B340]/[.E340]" office:value-type="float" office:value="1.78655443141185" calcext:value-type="float">
            <text:p>1,787</text:p>
          </table:table-cell>
          <table:table-cell table:style-name="ce7" table:formula="of:=AVERAGE([.F340:.J340])" office:value-type="float" office:value="0.082" calcext:value-type="float">
            <text:p>0,08</text:p>
          </table:table-cell>
          <table:table-cell table:style-name="ce9" table:formula="of:=AVERAGE([.K340:.O340])" office:value-type="float" office:value="0.064" calcext:value-type="float">
            <text:p>0,06</text:p>
          </table:table-cell>
          <table:table-cell table:style-name="ce12" table:formula="of:=[.Q340]/[.Q452]*(LOG([.R452]*1000)/LOG([.R340]*1000))" office:value-type="float" office:value="1.82814434330493" calcext:value-type="float">
            <text:p>1,83</text:p>
          </table:table-cell>
          <table:table-cell table:style-name="ce12" table:formula="of:=[.Q340]/[.Q452]*(LOG([.S452]*1000)/LOG([.S340]*1000))" office:value-type="float" office:value="1.7471261537711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03" calcext:value-type="float">
            <text:p>1201303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1]/([.C341]*[.D341])" office:value-type="float" office:value="1.07283718421353" calcext:value-type="float">
            <text:p>1,07</text:p>
          </table:table-cell>
          <table:table-cell table:style-name="ce5" table:formula="of:=[.B341]/[.E341]" office:value-type="float" office:value="2.79633697743201" calcext:value-type="float">
            <text:p>2,796</text:p>
          </table:table-cell>
          <table:table-cell table:style-name="ce7" table:formula="of:=AVERAGE([.F341:.J341])" office:value-type="float" office:value="0.05" calcext:value-type="float">
            <text:p>0,05</text:p>
          </table:table-cell>
          <table:table-cell table:style-name="ce9" table:formula="of:=AVERAGE([.K341:.O341])" office:value-type="float" office:value="0.05" calcext:value-type="float">
            <text:p>0,05</text:p>
          </table:table-cell>
          <table:table-cell table:style-name="ce12" table:formula="of:=[.Q341]/[.Q453]*(LOG([.R453]*1000)/LOG([.R341]*1000))" office:value-type="float" office:value="2.4775423888832" calcext:value-type="float">
            <text:p>2,48</text:p>
          </table:table-cell>
          <table:table-cell table:style-name="ce12" table:formula="of:=[.Q341]/[.Q453]*(LOG([.S453]*1000)/LOG([.S341]*1000))" office:value-type="float" office:value="2.13338337218852" calcext:value-type="float">
            <text:p>2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070" calcext:value-type="float">
            <text:p>12870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2]/([.C342]*[.D342])" office:value-type="float" office:value="1.31871926229508" calcext:value-type="float">
            <text:p>1,32</text:p>
          </table:table-cell>
          <table:table-cell table:style-name="ce5" table:formula="of:=[.B342]/[.E342]" office:value-type="float" office:value="2.27494697258113" calcext:value-type="float">
            <text:p>2,275</text:p>
          </table:table-cell>
          <table:table-cell table:style-name="ce7" table:formula="of:=AVERAGE([.F342:.J342])" office:value-type="float" office:value="0.056" calcext:value-type="float">
            <text:p>0,06</text:p>
          </table:table-cell>
          <table:table-cell table:style-name="ce9" table:formula="of:=AVERAGE([.K342:.O342])" office:value-type="float" office:value="0.05" calcext:value-type="float">
            <text:p>0,05</text:p>
          </table:table-cell>
          <table:table-cell table:style-name="ce12" table:formula="of:=[.Q342]/[.Q454]*(LOG([.R454]*1000)/LOG([.R342]*1000))" office:value-type="float" office:value="1.90430921948926" calcext:value-type="float">
            <text:p>1,90</text:p>
          </table:table-cell>
          <table:table-cell table:style-name="ce12" table:formula="of:=[.Q342]/[.Q454]*(LOG([.S454]*1000)/LOG([.S342]*1000))" office:value-type="float" office:value="1.74910306759971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05" calcext:value-type="float">
            <text:p>172760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343]/([.C343]*[.D343])" office:value-type="float" office:value="1.31462381595929" calcext:value-type="float">
            <text:p>1,31</text:p>
          </table:table-cell>
          <table:table-cell table:style-name="ce5" table:formula="of:=[.B343]/[.E343]" office:value-type="float" office:value="2.28203090405504" calcext:value-type="float">
            <text:p>2,282</text:p>
          </table:table-cell>
          <table:table-cell table:style-name="ce7" table:formula="of:=AVERAGE([.F343:.J343])" office:value-type="float" office:value="0.096" calcext:value-type="float">
            <text:p>0,10</text:p>
          </table:table-cell>
          <table:table-cell table:style-name="ce9" table:formula="of:=AVERAGE([.K343:.O343])" office:value-type="float" office:value="0.064" calcext:value-type="float">
            <text:p>0,06</text:p>
          </table:table-cell>
          <table:table-cell table:style-name="ce12" table:formula="of:=[.Q343]/[.Q455]*(LOG([.R455]*1000)/LOG([.R343]*1000))" office:value-type="float" office:value="1.90334461831605" calcext:value-type="float">
            <text:p>1,90</text:p>
          </table:table-cell>
          <table:table-cell table:style-name="ce12" table:formula="of:=[.Q343]/[.Q455]*(LOG([.S455]*1000)/LOG([.S343]*1000))" office:value-type="float" office:value="1.78616962510259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483" calcext:value-type="float">
            <text:p>139248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44]/([.C344]*[.D344])" office:value-type="float" office:value="1.40009954150579" calcext:value-type="float">
            <text:p>1,40</text:p>
          </table:table-cell>
          <table:table-cell table:style-name="ce5" table:formula="of:=[.B344]/[.E344]" office:value-type="float" office:value="2.1427162845076" calcext:value-type="float">
            <text:p>2,143</text:p>
          </table:table-cell>
          <table:table-cell table:style-name="ce7" table:formula="of:=AVERAGE([.F344:.J344])" office:value-type="float" office:value="0.056" calcext:value-type="float">
            <text:p>0,06</text:p>
          </table:table-cell>
          <table:table-cell table:style-name="ce9" table:formula="of:=AVERAGE([.K344:.O344])" office:value-type="float" office:value="0.05" calcext:value-type="float">
            <text:p>0,05</text:p>
          </table:table-cell>
          <table:table-cell table:style-name="ce12" table:formula="of:=[.Q344]/[.Q456]*(LOG([.R456]*1000)/LOG([.R344]*1000))" office:value-type="float" office:value="1.89936682369971" calcext:value-type="float">
            <text:p>1,90</text:p>
          </table:table-cell>
          <table:table-cell table:style-name="ce12" table:formula="of:=[.Q344]/[.Q456]*(LOG([.S456]*1000)/LOG([.S344]*1000))" office:value-type="float" office:value="1.6758668448392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01" calcext:value-type="float">
            <text:p>999201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45]/([.C345]*[.D345])" office:value-type="float" office:value="1.01091139763015" calcext:value-type="float">
            <text:p>1,01</text:p>
          </table:table-cell>
          <table:table-cell table:style-name="ce5" table:formula="of:=[.B345]/[.E345]" office:value-type="float" office:value="2.96763514047724" calcext:value-type="float">
            <text:p>2,968</text:p>
          </table:table-cell>
          <table:table-cell table:style-name="ce7" table:formula="of:=AVERAGE([.F345:.J345])" office:value-type="float" office:value="0.05" calcext:value-type="float">
            <text:p>0,05</text:p>
          </table:table-cell>
          <table:table-cell table:style-name="ce9" table:formula="of:=AVERAGE([.K345:.O345])" office:value-type="float" office:value="0.04" calcext:value-type="float">
            <text:p>0,04</text:p>
          </table:table-cell>
          <table:table-cell table:style-name="ce12" table:formula="of:=[.Q345]/[.Q457]*(LOG([.R457]*1000)/LOG([.R345]*1000))" office:value-type="float" office:value="1.96278223908958" calcext:value-type="float">
            <text:p>1,96</text:p>
          </table:table-cell>
          <table:table-cell table:style-name="ce12" table:formula="of:=[.Q345]/[.Q457]*(LOG([.S457]*1000)/LOG([.S345]*1000))" office:value-type="float" office:value="1.73901943253319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588" calcext:value-type="float">
            <text:p>15895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46]/([.C346]*[.D346])" office:value-type="float" office:value="1.49752044315484" calcext:value-type="float">
            <text:p>1,50</text:p>
          </table:table-cell>
          <table:table-cell table:style-name="ce5" table:formula="of:=[.B346]/[.E346]" office:value-type="float" office:value="2.0033216154123" calcext:value-type="float">
            <text:p>2,003</text:p>
          </table:table-cell>
          <table:table-cell table:style-name="ce7" table:formula="of:=AVERAGE([.F346:.J346])" office:value-type="float" office:value="0.06" calcext:value-type="float">
            <text:p>0,06</text:p>
          </table:table-cell>
          <table:table-cell table:style-name="ce9" table:formula="of:=AVERAGE([.K346:.O346])" office:value-type="float" office:value="0.06" calcext:value-type="float">
            <text:p>0,06</text:p>
          </table:table-cell>
          <table:table-cell table:style-name="ce12" table:formula="of:=[.Q346]/[.Q458]*(LOG([.R458]*1000)/LOG([.R346]*1000))" office:value-type="float" office:value="2.18656405034459" calcext:value-type="float">
            <text:p>2,19</text:p>
          </table:table-cell>
          <table:table-cell table:style-name="ce12" table:formula="of:=[.Q346]/[.Q458]*(LOG([.S458]*1000)/LOG([.S346]*1000))" office:value-type="float" office:value="1.97310350964195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6994" calcext:value-type="float">
            <text:p>1846994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3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347]/([.C347]*[.D347])" office:value-type="float" office:value="1.95150076919176" calcext:value-type="float">
            <text:p>1,95</text:p>
          </table:table-cell>
          <table:table-cell table:style-name="ce5" table:formula="of:=[.B347]/[.E347]" office:value-type="float" office:value="1.53728707294122" calcext:value-type="float">
            <text:p>1,537</text:p>
          </table:table-cell>
          <table:table-cell table:style-name="ce7" table:formula="of:=AVERAGE([.F347:.J347])" office:value-type="float" office:value="0.124" calcext:value-type="float">
            <text:p>0,12</text:p>
          </table:table-cell>
          <table:table-cell table:style-name="ce9" table:formula="of:=AVERAGE([.K347:.O347])" office:value-type="float" office:value="0.066" calcext:value-type="float">
            <text:p>0,07</text:p>
          </table:table-cell>
          <table:table-cell table:style-name="ce12" table:formula="of:=[.Q347]/[.Q459]*(LOG([.R459]*1000)/LOG([.R347]*1000))" office:value-type="float" office:value="1.51671839837271" calcext:value-type="float">
            <text:p>1,52</text:p>
          </table:table-cell>
          <table:table-cell table:style-name="ce12" table:formula="of:=[.Q347]/[.Q459]*(LOG([.S459]*1000)/LOG([.S347]*1000))" office:value-type="float" office:value="1.5704574277165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01" calcext:value-type="float">
            <text:p>1467401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48]/([.C348]*[.D348])" office:value-type="float" office:value="1.24753536693192" calcext:value-type="float">
            <text:p>1,25</text:p>
          </table:table-cell>
          <table:table-cell table:style-name="ce5" table:formula="of:=[.B348]/[.E348]" office:value-type="float" office:value="2.40475234785856" calcext:value-type="float">
            <text:p>2,405</text:p>
          </table:table-cell>
          <table:table-cell table:style-name="ce7" table:formula="of:=AVERAGE([.F348:.J348])" office:value-type="float" office:value="0.104" calcext:value-type="float">
            <text:p>0,10</text:p>
          </table:table-cell>
          <table:table-cell table:style-name="ce9" table:formula="of:=AVERAGE([.K348:.O348])" office:value-type="float" office:value="0.06" calcext:value-type="float">
            <text:p>0,06</text:p>
          </table:table-cell>
          <table:table-cell table:style-name="ce12" table:formula="of:=[.Q348]/[.Q460]*(LOG([.R460]*1000)/LOG([.R348]*1000))" office:value-type="float" office:value="1.76440600285502" calcext:value-type="float">
            <text:p>1,76</text:p>
          </table:table-cell>
          <table:table-cell table:style-name="ce12" table:formula="of:=[.Q348]/[.Q460]*(LOG([.S460]*1000)/LOG([.S348]*1000))" office:value-type="float" office:value="1.74036965502945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495" calcext:value-type="float">
            <text:p>1459495</text:p>
          </table:table-cell>
          <table:table-cell table:style-name="ce7" office:value-type="float" office:value="0.49" calcext:value-type="float">
            <text:p>0,4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49]/([.C349]*[.D349])" office:value-type="float" office:value="1.1106050782867" calcext:value-type="float">
            <text:p>1,11</text:p>
          </table:table-cell>
          <table:table-cell table:style-name="ce5" table:formula="of:=[.B349]/[.E349]" office:value-type="float" office:value="2.70124118273786" calcext:value-type="float">
            <text:p>2,701</text:p>
          </table:table-cell>
          <table:table-cell table:style-name="ce7" table:formula="of:=AVERAGE([.F349:.J349])" office:value-type="float" office:value="0.146" calcext:value-type="float">
            <text:p>0,15</text:p>
          </table:table-cell>
          <table:table-cell table:style-name="ce9" table:formula="of:=AVERAGE([.K349:.O349])" office:value-type="float" office:value="0.072" calcext:value-type="float">
            <text:p>0,07</text:p>
          </table:table-cell>
          <table:table-cell table:style-name="ce12" table:formula="of:=[.Q349]/[.Q461]*(LOG([.R461]*1000)/LOG([.R349]*1000))" office:value-type="float" office:value="2.14109705533851" calcext:value-type="float">
            <text:p>2,14</text:p>
          </table:table-cell>
          <table:table-cell table:style-name="ce12" table:formula="of:=[.Q349]/[.Q461]*(LOG([.S461]*1000)/LOG([.S349]*1000))" office:value-type="float" office:value="2.18723586658786" calcext:value-type="float">
            <text:p>2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14" calcext:value-type="float">
            <text:p>166411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50]/([.C350]*[.D350])" office:value-type="float" office:value="1.7219580135926" calcext:value-type="float">
            <text:p>1,72</text:p>
          </table:table-cell>
          <table:table-cell table:style-name="ce5" table:formula="of:=[.B350]/[.E350]" office:value-type="float" office:value="1.74221237246967" calcext:value-type="float">
            <text:p>1,742</text:p>
          </table:table-cell>
          <table:table-cell table:style-name="ce7" table:formula="of:=AVERAGE([.F350:.J350])" office:value-type="float" office:value="0.134" calcext:value-type="float">
            <text:p>0,13</text:p>
          </table:table-cell>
          <table:table-cell table:style-name="ce9" table:formula="of:=AVERAGE([.K350:.O350])" office:value-type="float" office:value="0.07" calcext:value-type="float">
            <text:p>0,07</text:p>
          </table:table-cell>
          <table:table-cell table:style-name="ce12" table:formula="of:=[.Q350]/[.Q462]*(LOG([.R462]*1000)/LOG([.R350]*1000))" office:value-type="float" office:value="1.64617237087894" calcext:value-type="float">
            <text:p>1,65</text:p>
          </table:table-cell>
          <table:table-cell table:style-name="ce12" table:formula="of:=[.Q350]/[.Q462]*(LOG([.S462]*1000)/LOG([.S350]*1000))" office:value-type="float" office:value="1.70562818636447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746" calcext:value-type="float">
            <text:p>1351746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51]/([.C351]*[.D351])" office:value-type="float" office:value="1.36458400633157" calcext:value-type="float">
            <text:p>1,36</text:p>
          </table:table-cell>
          <table:table-cell table:style-name="ce5" table:formula="of:=[.B351]/[.E351]" office:value-type="float" office:value="2.1984840347225" calcext:value-type="float">
            <text:p>2,198</text:p>
          </table:table-cell>
          <table:table-cell table:style-name="ce7" table:formula="of:=AVERAGE([.F351:.J351])" office:value-type="float" office:value="0.074" calcext:value-type="float">
            <text:p>0,07</text:p>
          </table:table-cell>
          <table:table-cell table:style-name="ce9" table:formula="of:=AVERAGE([.K351:.O351])" office:value-type="float" office:value="0.05" calcext:value-type="float">
            <text:p>0,05</text:p>
          </table:table-cell>
          <table:table-cell table:style-name="ce12" table:formula="of:=[.Q351]/[.Q463]*(LOG([.R463]*1000)/LOG([.R351]*1000))" office:value-type="float" office:value="2.02148333854764" calcext:value-type="float">
            <text:p>2,02</text:p>
          </table:table-cell>
          <table:table-cell table:style-name="ce12" table:formula="of:=[.Q351]/[.Q463]*(LOG([.S463]*1000)/LOG([.S351]*1000))" office:value-type="float" office:value="1.9765782551375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19" calcext:value-type="float">
            <text:p>1359219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52]/([.C352]*[.D352])" office:value-type="float" office:value="1.37294848484848" calcext:value-type="float">
            <text:p>1,37</text:p>
          </table:table-cell>
          <table:table-cell table:style-name="ce5" table:formula="of:=[.B352]/[.E352]" office:value-type="float" office:value="2.18509011424943" calcext:value-type="float">
            <text:p>2,185</text:p>
          </table:table-cell>
          <table:table-cell table:style-name="ce7" table:formula="of:=AVERAGE([.F352:.J352])" office:value-type="float" office:value="0.066" calcext:value-type="float">
            <text:p>0,07</text:p>
          </table:table-cell>
          <table:table-cell table:style-name="ce9" table:formula="of:=AVERAGE([.K352:.O352])" office:value-type="float" office:value="0.06" calcext:value-type="float">
            <text:p>0,06</text:p>
          </table:table-cell>
          <table:table-cell table:style-name="ce12" table:formula="of:=[.Q352]/[.Q464]*(LOG([.R464]*1000)/LOG([.R352]*1000))" office:value-type="float" office:value="2.01229804332051" calcext:value-type="float">
            <text:p>2,01</text:p>
          </table:table-cell>
          <table:table-cell table:style-name="ce12" table:formula="of:=[.Q352]/[.Q464]*(LOG([.S464]*1000)/LOG([.S352]*1000))" office:value-type="float" office:value="1.82606874228269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886" calcext:value-type="float">
            <text:p>973886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3]/([.C353]*[.D353])" office:value-type="float" office:value="1.04803669203485" calcext:value-type="float">
            <text:p>1,05</text:p>
          </table:table-cell>
          <table:table-cell table:style-name="ce5" table:formula="of:=[.B353]/[.E353]" office:value-type="float" office:value="2.86251162867112" calcext:value-type="float">
            <text:p>2,863</text:p>
          </table:table-cell>
          <table:table-cell table:style-name="ce7" table:formula="of:=AVERAGE([.F353:.J353])" office:value-type="float" office:value="0.1" calcext:value-type="float">
            <text:p>0,10</text:p>
          </table:table-cell>
          <table:table-cell table:style-name="ce9" table:formula="of:=AVERAGE([.K353:.O353])" office:value-type="float" office:value="0.054" calcext:value-type="float">
            <text:p>0,05</text:p>
          </table:table-cell>
          <table:table-cell table:style-name="ce12" table:formula="of:=[.Q353]/[.Q465]*(LOG([.R465]*1000)/LOG([.R353]*1000))" office:value-type="float" office:value="1.64003072797915" calcext:value-type="float">
            <text:p>1,64</text:p>
          </table:table-cell>
          <table:table-cell table:style-name="ce12" table:formula="of:=[.Q353]/[.Q465]*(LOG([.S465]*1000)/LOG([.S353]*1000))" office:value-type="float" office:value="1.6600723579696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613" calcext:value-type="float">
            <text:p>1401613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54]/([.C354]*[.D354])" office:value-type="float" office:value="1.16684398934399" calcext:value-type="float">
            <text:p>1,17</text:p>
          </table:table-cell>
          <table:table-cell table:style-name="ce5" table:formula="of:=[.B354]/[.E354]" office:value-type="float" office:value="2.57104921258578" calcext:value-type="float">
            <text:p>2,571</text:p>
          </table:table-cell>
          <table:table-cell table:style-name="ce7" table:formula="of:=AVERAGE([.F354:.J354])" office:value-type="float" office:value="0.06" calcext:value-type="float">
            <text:p>0,06</text:p>
          </table:table-cell>
          <table:table-cell table:style-name="ce9" table:formula="of:=AVERAGE([.K354:.O354])" office:value-type="float" office:value="0.052" calcext:value-type="float">
            <text:p>0,05</text:p>
          </table:table-cell>
          <table:table-cell table:style-name="ce12" table:formula="of:=[.Q354]/[.Q466]*(LOG([.R466]*1000)/LOG([.R354]*1000))" office:value-type="float" office:value="2.22228223524527" calcext:value-type="float">
            <text:p>2,22</text:p>
          </table:table-cell>
          <table:table-cell table:style-name="ce12" table:formula="of:=[.Q354]/[.Q466]*(LOG([.S466]*1000)/LOG([.S354]*1000))" office:value-type="float" office:value="2.06290377511195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35" calcext:value-type="float">
            <text:p>166533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355]/([.C355]*[.D355])" office:value-type="float" office:value="1.31712839932678" calcext:value-type="float">
            <text:p>1,32</text:p>
          </table:table-cell>
          <table:table-cell table:style-name="ce5" table:formula="of:=[.B355]/[.E355]" office:value-type="float" office:value="2.27769187580877" calcext:value-type="float">
            <text:p>2,278</text:p>
          </table:table-cell>
          <table:table-cell table:style-name="ce7" table:formula="of:=AVERAGE([.F355:.J355])" office:value-type="float" office:value="0.084" calcext:value-type="float">
            <text:p>0,08</text:p>
          </table:table-cell>
          <table:table-cell table:style-name="ce9" table:formula="of:=AVERAGE([.K355:.O355])" office:value-type="float" office:value="0.068" calcext:value-type="float">
            <text:p>0,07</text:p>
          </table:table-cell>
          <table:table-cell table:style-name="ce12" table:formula="of:=[.Q355]/[.Q467]*(LOG([.R467]*1000)/LOG([.R355]*1000))" office:value-type="float" office:value="1.74180897567483" calcext:value-type="float">
            <text:p>1,74</text:p>
          </table:table-cell>
          <table:table-cell table:style-name="ce12" table:formula="of:=[.Q355]/[.Q467]*(LOG([.S467]*1000)/LOG([.S355]*1000))" office:value-type="float" office:value="1.60138878373149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597" calcext:value-type="float">
            <text:p>1052597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6]/([.C356]*[.D356])" office:value-type="float" office:value="1.09586161662433" calcext:value-type="float">
            <text:p>1,10</text:p>
          </table:table-cell>
          <table:table-cell table:style-name="ce5" table:formula="of:=[.B356]/[.E356]" office:value-type="float" office:value="2.73758712973721" calcext:value-type="float">
            <text:p>2,738</text:p>
          </table:table-cell>
          <table:table-cell table:style-name="ce7" table:formula="of:=AVERAGE([.F356:.J356])" office:value-type="float" office:value="0.124" calcext:value-type="float">
            <text:p>0,12</text:p>
          </table:table-cell>
          <table:table-cell table:style-name="ce9" table:formula="of:=AVERAGE([.K356:.O356])" office:value-type="float" office:value="0.052" calcext:value-type="float">
            <text:p>0,05</text:p>
          </table:table-cell>
          <table:table-cell table:style-name="ce12" table:formula="of:=[.Q356]/[.Q468]*(LOG([.R468]*1000)/LOG([.R356]*1000))" office:value-type="float" office:value="1.59113216541115" calcext:value-type="float">
            <text:p>1,59</text:p>
          </table:table-cell>
          <table:table-cell table:style-name="ce12" table:formula="of:=[.Q356]/[.Q468]*(LOG([.S468]*1000)/LOG([.S356]*1000))" office:value-type="float" office:value="1.6661765727112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28" calcext:value-type="float">
            <text:p>98122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57]/([.C357]*[.D357])" office:value-type="float" office:value="1.00778515438844" calcext:value-type="float">
            <text:p>1,01</text:p>
          </table:table-cell>
          <table:table-cell table:style-name="ce5" table:formula="of:=[.B357]/[.E357]" office:value-type="float" office:value="2.97684126421178" calcext:value-type="float">
            <text:p>2,977</text:p>
          </table:table-cell>
          <table:table-cell table:style-name="ce7" table:formula="of:=AVERAGE([.F357:.J357])" office:value-type="float" office:value="0.064" calcext:value-type="float">
            <text:p>0,06</text:p>
          </table:table-cell>
          <table:table-cell table:style-name="ce9" table:formula="of:=AVERAGE([.K357:.O357])" office:value-type="float" office:value="0.048" calcext:value-type="float">
            <text:p>0,05</text:p>
          </table:table-cell>
          <table:table-cell table:style-name="ce12" table:formula="of:=[.Q357]/[.Q469]*(LOG([.R469]*1000)/LOG([.R357]*1000))" office:value-type="float" office:value="1.8424930079852" calcext:value-type="float">
            <text:p>1,84</text:p>
          </table:table-cell>
          <table:table-cell table:style-name="ce12" table:formula="of:=[.Q357]/[.Q469]*(LOG([.S469]*1000)/LOG([.S357]*1000))" office:value-type="float" office:value="1.71992394884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796" calcext:value-type="float">
            <text:p>1174796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number-columns-repeated="2" table:style-name="ce9" office:value-type="float" office:value="0.04" calcext:value-type="float">
            <text:p>0,04</text:p>
          </table:table-cell>
          <table:table-cell table:style-name="ce28" table:formula="of:=[.E358]/([.C358]*[.D358])" office:value-type="float" office:value="1.2065921154257" calcext:value-type="float">
            <text:p>1,21</text:p>
          </table:table-cell>
          <table:table-cell table:style-name="ce5" table:formula="of:=[.B358]/[.E358]" office:value-type="float" office:value="2.48635507781777" calcext:value-type="float">
            <text:p>2,486</text:p>
          </table:table-cell>
          <table:table-cell table:style-name="ce7" table:formula="of:=AVERAGE([.F358:.J358])" office:value-type="float" office:value="0.118" calcext:value-type="float">
            <text:p>0,12</text:p>
          </table:table-cell>
          <table:table-cell table:style-name="ce9" table:formula="of:=AVERAGE([.K358:.O358])" office:value-type="float" office:value="0.06" calcext:value-type="float">
            <text:p>0,06</text:p>
          </table:table-cell>
          <table:table-cell table:style-name="ce12" table:formula="of:=[.Q358]/[.Q470]*(LOG([.R470]*1000)/LOG([.R358]*1000))" office:value-type="float" office:value="1.64408147916126" calcext:value-type="float">
            <text:p>1,64</text:p>
          </table:table-cell>
          <table:table-cell table:style-name="ce12" table:formula="of:=[.Q358]/[.Q470]*(LOG([.S470]*1000)/LOG([.S358]*1000))" office:value-type="float" office:value="1.68132737492999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6973" calcext:value-type="float">
            <text:p>155697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59]/([.C359]*[.D359])" office:value-type="float" office:value="1.64947559115179" calcext:value-type="float">
            <text:p>1,65</text:p>
          </table:table-cell>
          <table:table-cell table:style-name="ce5" table:formula="of:=[.B359]/[.E359]" office:value-type="float" office:value="1.81877013923812" calcext:value-type="float">
            <text:p>1,819</text:p>
          </table:table-cell>
          <table:table-cell table:style-name="ce7" table:formula="of:=AVERAGE([.F359:.J359])" office:value-type="float" office:value="0.064" calcext:value-type="float">
            <text:p>0,06</text:p>
          </table:table-cell>
          <table:table-cell table:style-name="ce9" table:formula="of:=AVERAGE([.K359:.O359])" office:value-type="float" office:value="0.06" calcext:value-type="float">
            <text:p>0,06</text:p>
          </table:table-cell>
          <table:table-cell table:style-name="ce12" table:formula="of:=[.Q359]/[.Q471]*(LOG([.R471]*1000)/LOG([.R359]*1000))" office:value-type="float" office:value="1.81571058716702" calcext:value-type="float">
            <text:p>1,82</text:p>
          </table:table-cell>
          <table:table-cell table:style-name="ce12" table:formula="of:=[.Q359]/[.Q471]*(LOG([.S471]*1000)/LOG([.S359]*1000))" office:value-type="float" office:value="1.65377591489866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0972" calcext:value-type="float">
            <text:p>121097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60]/([.C360]*[.D360])" office:value-type="float" office:value="1.08147219364426" calcext:value-type="float">
            <text:p>1,08</text:p>
          </table:table-cell>
          <table:table-cell table:style-name="ce5" table:formula="of:=[.B360]/[.E360]" office:value-type="float" office:value="2.7740096385383" calcext:value-type="float">
            <text:p>2,774</text:p>
          </table:table-cell>
          <table:table-cell table:style-name="ce7" table:formula="of:=AVERAGE([.F360:.J360])" office:value-type="float" office:value="0.068" calcext:value-type="float">
            <text:p>0,07</text:p>
          </table:table-cell>
          <table:table-cell table:style-name="ce9" table:formula="of:=AVERAGE([.K360:.O360])" office:value-type="float" office:value="0.056" calcext:value-type="float">
            <text:p>0,06</text:p>
          </table:table-cell>
          <table:table-cell table:style-name="ce12" table:formula="of:=[.Q360]/[.Q472]*(LOG([.R472]*1000)/LOG([.R360]*1000))" office:value-type="float" office:value="2.20135764875358" calcext:value-type="float">
            <text:p>2,20</text:p>
          </table:table-cell>
          <table:table-cell table:style-name="ce12" table:formula="of:=[.Q360]/[.Q472]*(LOG([.S472]*1000)/LOG([.S360]*1000))" office:value-type="float" office:value="2.11371901381377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662" calcext:value-type="float">
            <text:p>173866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361]/([.C361]*[.D361])" office:value-type="float" office:value="1.35274117551864" calcext:value-type="float">
            <text:p>1,35</text:p>
          </table:table-cell>
          <table:table-cell table:style-name="ce5" table:formula="of:=[.B361]/[.E361]" office:value-type="float" office:value="2.21772834512976" calcext:value-type="float">
            <text:p>2,218</text:p>
          </table:table-cell>
          <table:table-cell table:style-name="ce7" table:formula="of:=AVERAGE([.F361:.J361])" office:value-type="float" office:value="0.088" calcext:value-type="float">
            <text:p>0,09</text:p>
          </table:table-cell>
          <table:table-cell table:style-name="ce9" table:formula="of:=AVERAGE([.K361:.O361])" office:value-type="float" office:value="0.07" calcext:value-type="float">
            <text:p>0,07</text:p>
          </table:table-cell>
          <table:table-cell table:style-name="ce12" table:formula="of:=[.Q361]/[.Q473]*(LOG([.R473]*1000)/LOG([.R361]*1000))" office:value-type="float" office:value="1.91018957278074" calcext:value-type="float">
            <text:p>1,91</text:p>
          </table:table-cell>
          <table:table-cell table:style-name="ce12" table:formula="of:=[.Q361]/[.Q473]*(LOG([.S473]*1000)/LOG([.S361]*1000))" office:value-type="float" office:value="1.72652214091624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08" calcext:value-type="float">
            <text:p>1254408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62]/([.C362]*[.D362])" office:value-type="float" office:value="1.11713451125677" calcext:value-type="float">
            <text:p>1,12</text:p>
          </table:table-cell>
          <table:table-cell table:style-name="ce5" table:formula="of:=[.B362]/[.E362]" office:value-type="float" office:value="2.68545481215043" calcext:value-type="float">
            <text:p>2,685</text:p>
          </table:table-cell>
          <table:table-cell table:style-name="ce7" table:formula="of:=AVERAGE([.F362:.J362])" office:value-type="float" office:value="0.064" calcext:value-type="float">
            <text:p>0,06</text:p>
          </table:table-cell>
          <table:table-cell table:style-name="ce9" table:formula="of:=AVERAGE([.K362:.O362])" office:value-type="float" office:value="0.054" calcext:value-type="float">
            <text:p>0,05</text:p>
          </table:table-cell>
          <table:table-cell table:style-name="ce12" table:formula="of:=[.Q362]/[.Q474]*(LOG([.R474]*1000)/LOG([.R362]*1000))" office:value-type="float" office:value="2.11245854856125" calcext:value-type="float">
            <text:p>2,11</text:p>
          </table:table-cell>
          <table:table-cell table:style-name="ce12" table:formula="of:=[.Q362]/[.Q474]*(LOG([.S474]*1000)/LOG([.S362]*1000))" office:value-type="float" office:value="1.85920797133465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3961" calcext:value-type="float">
            <text:p>114396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63]/([.C363]*[.D363])" office:value-type="float" office:value="1.2321217774178" calcext:value-type="float">
            <text:p>1,23</text:p>
          </table:table-cell>
          <table:table-cell table:style-name="ce5" table:formula="of:=[.B363]/[.E363]" office:value-type="float" office:value="2.4348382506047" calcext:value-type="float">
            <text:p>2,435</text:p>
          </table:table-cell>
          <table:table-cell table:style-name="ce7" table:formula="of:=AVERAGE([.F363:.J363])" office:value-type="float" office:value="0.062" calcext:value-type="float">
            <text:p>0,06</text:p>
          </table:table-cell>
          <table:table-cell table:style-name="ce9" table:formula="of:=AVERAGE([.K363:.O363])" office:value-type="float" office:value="0.044" calcext:value-type="float">
            <text:p>0,04</text:p>
          </table:table-cell>
          <table:table-cell table:style-name="ce12" table:formula="of:=[.Q363]/[.Q475]*(LOG([.R475]*1000)/LOG([.R363]*1000))" office:value-type="float" office:value="1.98452484706976" calcext:value-type="float">
            <text:p>1,98</text:p>
          </table:table-cell>
          <table:table-cell table:style-name="ce12" table:formula="of:=[.Q363]/[.Q475]*(LOG([.S475]*1000)/LOG([.S363]*1000))" office:value-type="float" office:value="1.92354812274851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04" calcext:value-type="float">
            <text:p>1810204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.E364]/([.C364]*[.D364])" office:value-type="float" office:value="1.37846366596507" calcext:value-type="float">
            <text:p>1,38</text:p>
          </table:table-cell>
          <table:table-cell table:style-name="ce5" table:formula="of:=[.B364]/[.E364]" office:value-type="float" office:value="2.17634476556233" calcext:value-type="float">
            <text:p>2,176</text:p>
          </table:table-cell>
          <table:table-cell table:style-name="ce7" table:formula="of:=AVERAGE([.F364:.J364])" office:value-type="float" office:value="0.088" calcext:value-type="float">
            <text:p>0,09</text:p>
          </table:table-cell>
          <table:table-cell table:style-name="ce9" table:formula="of:=AVERAGE([.K364:.O364])" office:value-type="float" office:value="0.072" calcext:value-type="float">
            <text:p>0,07</text:p>
          </table:table-cell>
          <table:table-cell table:style-name="ce12" table:formula="of:=[.Q364]/[.Q476]*(LOG([.R476]*1000)/LOG([.R364]*1000))" office:value-type="float" office:value="1.80580100388414" calcext:value-type="float">
            <text:p>1,81</text:p>
          </table:table-cell>
          <table:table-cell table:style-name="ce12" table:formula="of:=[.Q364]/[.Q476]*(LOG([.S476]*1000)/LOG([.S364]*1000))" office:value-type="float" office:value="1.6518554799495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34" calcext:value-type="float">
            <text:p>147613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65]/([.C365]*[.D365])" office:value-type="float" office:value="1.32099620561283" calcext:value-type="float">
            <text:p>1,32</text:p>
          </table:table-cell>
          <table:table-cell table:style-name="ce5" table:formula="of:=[.B365]/[.E365]" office:value-type="float" office:value="2.271024175312" calcext:value-type="float">
            <text:p>2,271</text:p>
          </table:table-cell>
          <table:table-cell table:style-name="ce7" table:formula="of:=AVERAGE([.F365:.J365])" office:value-type="float" office:value="0.144" calcext:value-type="float">
            <text:p>0,14</text:p>
          </table:table-cell>
          <table:table-cell table:style-name="ce9" table:formula="of:=AVERAGE([.K365:.O365])" office:value-type="float" office:value="0.112" calcext:value-type="float">
            <text:p>0,11</text:p>
          </table:table-cell>
          <table:table-cell table:style-name="ce12" table:formula="of:=[.Q365]/[.Q477]*(LOG([.R477]*1000)/LOG([.R365]*1000))" office:value-type="float" office:value="1.78807026837862" calcext:value-type="float">
            <text:p>1,79</text:p>
          </table:table-cell>
          <table:table-cell table:style-name="ce12" table:formula="of:=[.Q365]/[.Q477]*(LOG([.S477]*1000)/LOG([.S365]*1000))" office:value-type="float" office:value="1.69054505152258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359" calcext:value-type="float">
            <text:p>224935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8" table:formula="of:=[.E366]/([.C366]*[.D366])" office:value-type="float" office:value="1.72021948608137" calcext:value-type="float">
            <text:p>1,72</text:p>
          </table:table-cell>
          <table:table-cell table:style-name="ce5" table:formula="of:=[.B366]/[.E366]" office:value-type="float" office:value="1.74397061562872" calcext:value-type="float">
            <text:p>1,744</text:p>
          </table:table-cell>
          <table:table-cell table:style-name="ce7" table:formula="of:=AVERAGE([.F366:.J366])" office:value-type="float" office:value="0.14" calcext:value-type="float">
            <text:p>0,14</text:p>
          </table:table-cell>
          <table:table-cell table:style-name="ce9" table:formula="of:=AVERAGE([.K366:.O366])" office:value-type="float" office:value="0.086" calcext:value-type="float">
            <text:p>0,09</text:p>
          </table:table-cell>
          <table:table-cell table:style-name="ce12" table:formula="of:=[.Q366]/[.Q478]*(LOG([.R478]*1000)/LOG([.R366]*1000))" office:value-type="float" office:value="1.55527849381562" calcext:value-type="float">
            <text:p>1,56</text:p>
          </table:table-cell>
          <table:table-cell table:style-name="ce12" table:formula="of:=[.Q366]/[.Q478]*(LOG([.S478]*1000)/LOG([.S366]*1000))" office:value-type="float" office:value="1.52106135314126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22" calcext:value-type="float">
            <text:p>1532922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67]/([.C367]*[.D367])" office:value-type="float" office:value="1.19326970980197" calcext:value-type="float">
            <text:p>1,19</text:p>
          </table:table-cell>
          <table:table-cell table:style-name="ce5" table:formula="of:=[.B367]/[.E367]" office:value-type="float" office:value="2.51411161168018" calcext:value-type="float">
            <text:p>2,514</text:p>
          </table:table-cell>
          <table:table-cell table:style-name="ce7" table:formula="of:=AVERAGE([.F367:.J367])" office:value-type="float" office:value="0.086" calcext:value-type="float">
            <text:p>0,09</text:p>
          </table:table-cell>
          <table:table-cell table:style-name="ce9" table:formula="of:=AVERAGE([.K367:.O367])" office:value-type="float" office:value="0.062" calcext:value-type="float">
            <text:p>0,06</text:p>
          </table:table-cell>
          <table:table-cell table:style-name="ce12" table:formula="of:=[.Q367]/[.Q479]*(LOG([.R479]*1000)/LOG([.R367]*1000))" office:value-type="float" office:value="1.69908330792877" calcext:value-type="float">
            <text:p>1,70</text:p>
          </table:table-cell>
          <table:table-cell table:style-name="ce12" table:formula="of:=[.Q367]/[.Q479]*(LOG([.S479]*1000)/LOG([.S367]*1000))" office:value-type="float" office:value="1.49504636820069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20" calcext:value-type="float">
            <text:p>1478220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68]/([.C368]*[.D368])" office:value-type="float" office:value="1.3634150030806" calcext:value-type="float">
            <text:p>1,36</text:p>
          </table:table-cell>
          <table:table-cell table:style-name="ce5" table:formula="of:=[.B368]/[.E368]" office:value-type="float" office:value="2.2003680101744" calcext:value-type="float">
            <text:p>2,200</text:p>
          </table:table-cell>
          <table:table-cell table:style-name="ce7" table:formula="of:=AVERAGE([.F368:.J368])" office:value-type="float" office:value="0.082" calcext:value-type="float">
            <text:p>0,08</text:p>
          </table:table-cell>
          <table:table-cell table:style-name="ce9" table:formula="of:=AVERAGE([.K368:.O368])" office:value-type="float" office:value="0.06" calcext:value-type="float">
            <text:p>0,06</text:p>
          </table:table-cell>
          <table:table-cell table:style-name="ce12" table:formula="of:=[.Q368]/[.Q480]*(LOG([.R480]*1000)/LOG([.R368]*1000))" office:value-type="float" office:value="1.88795246492782" calcext:value-type="float">
            <text:p>1,89</text:p>
          </table:table-cell>
          <table:table-cell table:style-name="ce12" table:formula="of:=[.Q368]/[.Q480]*(LOG([.S480]*1000)/LOG([.S368]*1000))" office:value-type="float" office:value="1.8167091079195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376" calcext:value-type="float">
            <text:p>181237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369]/([.C369]*[.D369])" office:value-type="float" office:value="1.37913044536976" calcext:value-type="float">
            <text:p>1,38</text:p>
          </table:table-cell>
          <table:table-cell table:style-name="ce5" table:formula="of:=[.B369]/[.E369]" office:value-type="float" office:value="2.17529254415199" calcext:value-type="float">
            <text:p>2,175</text:p>
          </table:table-cell>
          <table:table-cell table:style-name="ce7" table:formula="of:=AVERAGE([.F369:.J369])" office:value-type="float" office:value="0.082" calcext:value-type="float">
            <text:p>0,08</text:p>
          </table:table-cell>
          <table:table-cell table:style-name="ce9" table:formula="of:=AVERAGE([.K369:.O369])" office:value-type="float" office:value="0.07" calcext:value-type="float">
            <text:p>0,07</text:p>
          </table:table-cell>
          <table:table-cell table:style-name="ce12" table:formula="of:=[.Q369]/[.Q481]*(LOG([.R481]*1000)/LOG([.R369]*1000))" office:value-type="float" office:value="1.89153632853775" calcext:value-type="float">
            <text:p>1,89</text:p>
          </table:table-cell>
          <table:table-cell table:style-name="ce12" table:formula="of:=[.Q369]/[.Q481]*(LOG([.S481]*1000)/LOG([.S369]*1000))" office:value-type="float" office:value="1.7474389337863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246" calcext:value-type="float">
            <text:p>114324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.E370]/([.C370]*[.D370])" office:value-type="float" office:value="1.19566390562249" calcext:value-type="float">
            <text:p>1,20</text:p>
          </table:table-cell>
          <table:table-cell table:style-name="ce5" table:formula="of:=[.B370]/[.E370]" office:value-type="float" office:value="2.50908028543288" calcext:value-type="float">
            <text:p>2,509</text:p>
          </table:table-cell>
          <table:table-cell table:style-name="ce7" table:formula="of:=AVERAGE([.F370:.J370])" office:value-type="float" office:value="0.054" calcext:value-type="float">
            <text:p>0,05</text:p>
          </table:table-cell>
          <table:table-cell table:style-name="ce9" table:formula="of:=AVERAGE([.K370:.O370])" office:value-type="float" office:value="0.042" calcext:value-type="float">
            <text:p>0,04</text:p>
          </table:table-cell>
          <table:table-cell table:style-name="ce12" table:formula="of:=[.Q370]/[.Q482]*(LOG([.R482]*1000)/LOG([.R370]*1000))" office:value-type="float" office:value="2.08257898737137" calcext:value-type="float">
            <text:p>2,08</text:p>
          </table:table-cell>
          <table:table-cell table:style-name="ce12" table:formula="of:=[.Q370]/[.Q482]*(LOG([.S482]*1000)/LOG([.S370]*1000))" office:value-type="float" office:value="1.98811204843989" calcext:value-type="float">
            <text:p>1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554" calcext:value-type="float">
            <text:p>1286554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71]/([.C371]*[.D371])" office:value-type="float" office:value="1.14843822527547" calcext:value-type="float">
            <text:p>1,15</text:p>
          </table:table-cell>
          <table:table-cell table:style-name="ce5" table:formula="of:=[.B371]/[.E371]" office:value-type="float" office:value="2.61225568456513" calcext:value-type="float">
            <text:p>2,612</text:p>
          </table:table-cell>
          <table:table-cell table:style-name="ce7" table:formula="of:=AVERAGE([.F371:.J371])" office:value-type="float" office:value="0.058" calcext:value-type="float">
            <text:p>0,06</text:p>
          </table:table-cell>
          <table:table-cell table:style-name="ce9" table:formula="of:=AVERAGE([.K371:.O371])" office:value-type="float" office:value="0.05" calcext:value-type="float">
            <text:p>0,05</text:p>
          </table:table-cell>
          <table:table-cell table:style-name="ce12" table:formula="of:=[.Q371]/[.Q483]*(LOG([.R483]*1000)/LOG([.R371]*1000))" office:value-type="float" office:value="1.98210306848192" calcext:value-type="float">
            <text:p>1,98</text:p>
          </table:table-cell>
          <table:table-cell table:style-name="ce12" table:formula="of:=[.Q371]/[.Q483]*(LOG([.S483]*1000)/LOG([.S371]*1000))" office:value-type="float" office:value="1.80851276410884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866" calcext:value-type="float">
            <text:p>1288866</text:p>
          </table:table-cell>
          <table:table-cell table:style-name="ce7" office:value-type="float" office:value="0.45" calcext:value-type="float">
            <text:p>0,45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2]/([.C372]*[.D372])" office:value-type="float" office:value="1.32374944538478" calcext:value-type="float">
            <text:p>1,32</text:p>
          </table:table-cell>
          <table:table-cell table:style-name="ce5" table:formula="of:=[.B372]/[.E372]" office:value-type="float" office:value="2.2663023153687" calcext:value-type="float">
            <text:p>2,266</text:p>
          </table:table-cell>
          <table:table-cell table:style-name="ce7" table:formula="of:=AVERAGE([.F372:.J372])" office:value-type="float" office:value="0.13" calcext:value-type="float">
            <text:p>0,13</text:p>
          </table:table-cell>
          <table:table-cell table:style-name="ce9" table:formula="of:=AVERAGE([.K372:.O372])" office:value-type="float" office:value="0.052" calcext:value-type="float">
            <text:p>0,05</text:p>
          </table:table-cell>
          <table:table-cell table:style-name="ce12" table:formula="of:=[.Q372]/[.Q484]*(LOG([.R484]*1000)/LOG([.R372]*1000))" office:value-type="float" office:value="1.90438864554426" calcext:value-type="float">
            <text:p>1,90</text:p>
          </table:table-cell>
          <table:table-cell table:style-name="ce12" table:formula="of:=[.Q372]/[.Q484]*(LOG([.S484]*1000)/LOG([.S372]*1000))" office:value-type="float" office:value="2.11267168808442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491" calcext:value-type="float">
            <text:p>120049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3]/([.C373]*[.D373])" office:value-type="float" office:value="1.23298255632426" calcext:value-type="float">
            <text:p>1,23</text:p>
          </table:table-cell>
          <table:table-cell table:style-name="ce5" table:formula="of:=[.B373]/[.E373]" office:value-type="float" office:value="2.43313777446062" calcext:value-type="float">
            <text:p>2,433</text:p>
          </table:table-cell>
          <table:table-cell table:style-name="ce7" table:formula="of:=AVERAGE([.F373:.J373])" office:value-type="float" office:value="0.06" calcext:value-type="float">
            <text:p>0,06</text:p>
          </table:table-cell>
          <table:table-cell table:style-name="ce9" table:formula="of:=AVERAGE([.K373:.O373])" office:value-type="float" office:value="0.052" calcext:value-type="float">
            <text:p>0,05</text:p>
          </table:table-cell>
          <table:table-cell table:style-name="ce12" table:formula="of:=[.Q373]/[.Q485]*(LOG([.R485]*1000)/LOG([.R373]*1000))" office:value-type="float" office:value="2.38079174996121" calcext:value-type="float">
            <text:p>2,38</text:p>
          </table:table-cell>
          <table:table-cell table:style-name="ce12" table:formula="of:=[.Q373]/[.Q485]*(LOG([.S485]*1000)/LOG([.S373]*1000))" office:value-type="float" office:value="2.18339750699056" calcext:value-type="float">
            <text:p>2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876" calcext:value-type="float">
            <text:p>1785876</text:p>
          </table:table-cell>
          <table:table-cell table:style-name="ce7" office:value-type="float" office:value="0.29" calcext:value-type="float">
            <text:p>0,2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74]/([.C374]*[.D374])" office:value-type="float" office:value="1.59489669067215" calcext:value-type="float">
            <text:p>1,59</text:p>
          </table:table-cell>
          <table:table-cell table:style-name="ce5" table:formula="of:=[.B374]/[.E374]" office:value-type="float" office:value="1.88100853586699" calcext:value-type="float">
            <text:p>1,881</text:p>
          </table:table-cell>
          <table:table-cell table:style-name="ce7" table:formula="of:=AVERAGE([.F374:.J374])" office:value-type="float" office:value="0.114" calcext:value-type="float">
            <text:p>0,11</text:p>
          </table:table-cell>
          <table:table-cell table:style-name="ce9" table:formula="of:=AVERAGE([.K374:.O374])" office:value-type="float" office:value="0.06" calcext:value-type="float">
            <text:p>0,06</text:p>
          </table:table-cell>
          <table:table-cell table:style-name="ce12" table:formula="of:=[.Q374]/[.Q486]*(LOG([.R486]*1000)/LOG([.R374]*1000))" office:value-type="float" office:value="1.65398504351944" calcext:value-type="float">
            <text:p>1,65</text:p>
          </table:table-cell>
          <table:table-cell table:style-name="ce12" table:formula="of:=[.Q374]/[.Q486]*(LOG([.S486]*1000)/LOG([.S374]*1000))" office:value-type="float" office:value="1.69397612836673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796" calcext:value-type="float">
            <text:p>1270796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75]/([.C375]*[.D375])" office:value-type="float" office:value="1.27252663622527" calcext:value-type="float">
            <text:p>1,27</text:p>
          </table:table-cell>
          <table:table-cell table:style-name="ce5" table:formula="of:=[.B375]/[.E375]" office:value-type="float" office:value="2.35752709325494" calcext:value-type="float">
            <text:p>2,358</text:p>
          </table:table-cell>
          <table:table-cell table:style-name="ce7" table:formula="of:=AVERAGE([.F375:.J375])" office:value-type="float" office:value="0.05" calcext:value-type="float">
            <text:p>0,05</text:p>
          </table:table-cell>
          <table:table-cell table:style-name="ce9" table:formula="of:=AVERAGE([.K375:.O375])" office:value-type="float" office:value="0.05" calcext:value-type="float">
            <text:p>0,05</text:p>
          </table:table-cell>
          <table:table-cell table:style-name="ce12" table:formula="of:=[.Q375]/[.Q487]*(LOG([.R487]*1000)/LOG([.R375]*1000))" office:value-type="float" office:value="2.00623199112252" calcext:value-type="float">
            <text:p>2,01</text:p>
          </table:table-cell>
          <table:table-cell table:style-name="ce12" table:formula="of:=[.Q375]/[.Q487]*(LOG([.S487]*1000)/LOG([.S375]*1000))" office:value-type="float" office:value="1.76838685862218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19" calcext:value-type="float">
            <text:p>89251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76]/([.C376]*[.D376])" office:value-type="float" office:value="0.929707291666667" calcext:value-type="float">
            <text:p>0,93</text:p>
          </table:table-cell>
          <table:table-cell table:style-name="ce5" table:formula="of:=[.B376]/[.E376]" office:value-type="float" office:value="3.22683998884057" calcext:value-type="float">
            <text:p>3,227</text:p>
          </table:table-cell>
          <table:table-cell table:style-name="ce7" table:formula="of:=AVERAGE([.F376:.J376])" office:value-type="float" office:value="0.046" calcext:value-type="float">
            <text:p>0,05</text:p>
          </table:table-cell>
          <table:table-cell table:style-name="ce9" table:formula="of:=AVERAGE([.K376:.O376])" office:value-type="float" office:value="0.04" calcext:value-type="float">
            <text:p>0,04</text:p>
          </table:table-cell>
          <table:table-cell table:style-name="ce12" table:formula="of:=[.Q376]/[.Q488]*(LOG([.R488]*1000)/LOG([.R376]*1000))" office:value-type="float" office:value="2.10753933751437" calcext:value-type="float">
            <text:p>2,11</text:p>
          </table:table-cell>
          <table:table-cell table:style-name="ce12" table:formula="of:=[.Q376]/[.Q488]*(LOG([.S488]*1000)/LOG([.S376]*1000))" office:value-type="float" office:value="1.8775957625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466" calcext:value-type="float">
            <text:p>155046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.E377]/([.C377]*[.D377])" office:value-type="float" office:value="1.38466113683128" calcext:value-type="float">
            <text:p>1,38</text:p>
          </table:table-cell>
          <table:table-cell table:style-name="ce5" table:formula="of:=[.B377]/[.E377]" office:value-type="float" office:value="2.16660539476519" calcext:value-type="float">
            <text:p>2,167</text:p>
          </table:table-cell>
          <table:table-cell table:style-name="ce7" table:formula="of:=AVERAGE([.F377:.J377])" office:value-type="float" office:value="0.07" calcext:value-type="float">
            <text:p>0,07</text:p>
          </table:table-cell>
          <table:table-cell table:style-name="ce9" table:formula="of:=AVERAGE([.K377:.O377])" office:value-type="float" office:value="0.062" calcext:value-type="float">
            <text:p>0,06</text:p>
          </table:table-cell>
          <table:table-cell table:style-name="ce12" table:formula="of:=[.Q377]/[.Q489]*(LOG([.R489]*1000)/LOG([.R377]*1000))" office:value-type="float" office:value="1.91671511935758" calcext:value-type="float">
            <text:p>1,92</text:p>
          </table:table-cell>
          <table:table-cell table:style-name="ce12" table:formula="of:=[.Q377]/[.Q489]*(LOG([.S489]*1000)/LOG([.S377]*1000))" office:value-type="float" office:value="1.7253824428658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11" calcext:value-type="float">
            <text:p>1032811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.E378]/([.C378]*[.D378])" office:value-type="float" office:value="1.02541162968023" calcext:value-type="float">
            <text:p>1,03</text:p>
          </table:table-cell>
          <table:table-cell table:style-name="ce5" table:formula="of:=[.B378]/[.E378]" office:value-type="float" office:value="2.9256698466612" calcext:value-type="float">
            <text:p>2,926</text:p>
          </table:table-cell>
          <table:table-cell table:style-name="ce7" table:formula="of:=AVERAGE([.F378:.J378])" office:value-type="float" office:value="0.046" calcext:value-type="float">
            <text:p>0,05</text:p>
          </table:table-cell>
          <table:table-cell table:style-name="ce9" table:formula="of:=AVERAGE([.K378:.O378])" office:value-type="float" office:value="0.04" calcext:value-type="float">
            <text:p>0,04</text:p>
          </table:table-cell>
          <table:table-cell table:style-name="ce12" table:formula="of:=[.Q378]/[.Q490]*(LOG([.R490]*1000)/LOG([.R378]*1000))" office:value-type="float" office:value="2.24385881705294" calcext:value-type="float">
            <text:p>2,24</text:p>
          </table:table-cell>
          <table:table-cell table:style-name="ce12" table:formula="of:=[.Q378]/[.Q490]*(LOG([.S490]*1000)/LOG([.S378]*1000))" office:value-type="float" office:value="2.02804722006308" calcext:value-type="float">
            <text:p>2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25" calcext:value-type="float">
            <text:p>1296525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.E379]/([.C379]*[.D379])" office:value-type="float" office:value="1.15787626457476" calcext:value-type="float">
            <text:p>1,16</text:p>
          </table:table-cell>
          <table:table-cell table:style-name="ce5" table:formula="of:=[.B379]/[.E379]" office:value-type="float" office:value="2.59096276585488" calcext:value-type="float">
            <text:p>2,591</text:p>
          </table:table-cell>
          <table:table-cell table:style-name="ce7" table:formula="of:=AVERAGE([.F379:.J379])" office:value-type="float" office:value="0.076" calcext:value-type="float">
            <text:p>0,08</text:p>
          </table:table-cell>
          <table:table-cell table:style-name="ce9" table:formula="of:=AVERAGE([.K379:.O379])" office:value-type="float" office:value="0.052" calcext:value-type="float">
            <text:p>0,05</text:p>
          </table:table-cell>
          <table:table-cell table:style-name="ce12" table:formula="of:=[.Q379]/[.Q491]*(LOG([.R491]*1000)/LOG([.R379]*1000))" office:value-type="float" office:value="2.24124758482243" calcext:value-type="float">
            <text:p>2,24</text:p>
          </table:table-cell>
          <table:table-cell table:style-name="ce12" table:formula="of:=[.Q379]/[.Q491]*(LOG([.S491]*1000)/LOG([.S379]*1000))" office:value-type="float" office:value="2.21352800306259" calcext:value-type="float">
            <text:p>2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140" calcext:value-type="float">
            <text:p>1440140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380]/([.C380]*[.D380])" office:value-type="float" office:value="1.23088888888889" calcext:value-type="float">
            <text:p>1,23</text:p>
          </table:table-cell>
          <table:table-cell table:style-name="ce5" table:formula="of:=[.B380]/[.E380]" office:value-type="float" office:value="2.4372741539017" calcext:value-type="float">
            <text:p>2,437</text:p>
          </table:table-cell>
          <table:table-cell table:style-name="ce7" table:formula="of:=AVERAGE([.F380:.J380])" office:value-type="float" office:value="0.074" calcext:value-type="float">
            <text:p>0,07</text:p>
          </table:table-cell>
          <table:table-cell table:style-name="ce9" table:formula="of:=AVERAGE([.K380:.O380])" office:value-type="float" office:value="0.062" calcext:value-type="float">
            <text:p>0,06</text:p>
          </table:table-cell>
          <table:table-cell table:style-name="ce12" table:formula="of:=[.Q380]/[.Q492]*(LOG([.R492]*1000)/LOG([.R380]*1000))" office:value-type="float" office:value="2.27343357941886" calcext:value-type="float">
            <text:p>2,27</text:p>
          </table:table-cell>
          <table:table-cell table:style-name="ce12" table:formula="of:=[.Q380]/[.Q492]*(LOG([.S492]*1000)/LOG([.S380]*1000))" office:value-type="float" office:value="2.13944022232926" calcext:value-type="float">
            <text:p>2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19" calcext:value-type="float">
            <text:p>195601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381]/([.C381]*[.D381])" office:value-type="float" office:value="1.84746212550531" calcext:value-type="float">
            <text:p>1,85</text:p>
          </table:table-cell>
          <table:table-cell table:style-name="ce5" table:formula="of:=[.B381]/[.E381]" office:value-type="float" office:value="1.62385743696764" calcext:value-type="float">
            <text:p>1,624</text:p>
          </table:table-cell>
          <table:table-cell table:style-name="ce7" table:formula="of:=AVERAGE([.F381:.J381])" office:value-type="float" office:value="0.084" calcext:value-type="float">
            <text:p>0,08</text:p>
          </table:table-cell>
          <table:table-cell table:style-name="ce9" table:formula="of:=AVERAGE([.K381:.O381])" office:value-type="float" office:value="0.07" calcext:value-type="float">
            <text:p>0,07</text:p>
          </table:table-cell>
          <table:table-cell table:style-name="ce12" table:formula="of:=[.Q381]/[.Q493]*(LOG([.R493]*1000)/LOG([.R381]*1000))" office:value-type="float" office:value="1.78230711240061" calcext:value-type="float">
            <text:p>1,78</text:p>
          </table:table-cell>
          <table:table-cell table:style-name="ce12" table:formula="of:=[.Q381]/[.Q493]*(LOG([.S493]*1000)/LOG([.S381]*1000))" office:value-type="float" office:value="1.65556289314557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10" calcext:value-type="float">
            <text:p>1147210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2]/([.C382]*[.D382])" office:value-type="float" office:value="1.02452882087334" calcext:value-type="float">
            <text:p>1,02</text:p>
          </table:table-cell>
          <table:table-cell table:style-name="ce5" table:formula="of:=[.B382]/[.E382]" office:value-type="float" office:value="2.92818925915918" calcext:value-type="float">
            <text:p>2,928</text:p>
          </table:table-cell>
          <table:table-cell table:style-name="ce7" table:formula="of:=AVERAGE([.F382:.J382])" office:value-type="float" office:value="0.056" calcext:value-type="float">
            <text:p>0,06</text:p>
          </table:table-cell>
          <table:table-cell table:style-name="ce9" table:formula="of:=AVERAGE([.K382:.O382])" office:value-type="float" office:value="0.05" calcext:value-type="float">
            <text:p>0,05</text:p>
          </table:table-cell>
          <table:table-cell table:style-name="ce12" table:formula="of:=[.Q382]/[.Q494]*(LOG([.R494]*1000)/LOG([.R382]*1000))" office:value-type="float" office:value="2.10207207680705" calcext:value-type="float">
            <text:p>2,10</text:p>
          </table:table-cell>
          <table:table-cell table:style-name="ce12" table:formula="of:=[.Q382]/[.Q494]*(LOG([.S494]*1000)/LOG([.S382]*1000))" office:value-type="float" office:value="1.84251795255774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570" calcext:value-type="float">
            <text:p>12355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3]/([.C383]*[.D383])" office:value-type="float" office:value="1.33789197851698" calcext:value-type="float">
            <text:p>1,34</text:p>
          </table:table-cell>
          <table:table-cell table:style-name="ce5" table:formula="of:=[.B383]/[.E383]" office:value-type="float" office:value="2.24234644738865" calcext:value-type="float">
            <text:p>2,242</text:p>
          </table:table-cell>
          <table:table-cell table:style-name="ce7" table:formula="of:=AVERAGE([.F383:.J383])" office:value-type="float" office:value="0.054" calcext:value-type="float">
            <text:p>0,05</text:p>
          </table:table-cell>
          <table:table-cell table:style-name="ce9" table:formula="of:=AVERAGE([.K383:.O383])" office:value-type="float" office:value="0.05" calcext:value-type="float">
            <text:p>0,05</text:p>
          </table:table-cell>
          <table:table-cell table:style-name="ce12" table:formula="of:=[.Q383]/[.Q495]*(LOG([.R495]*1000)/LOG([.R383]*1000))" office:value-type="float" office:value="2.19806869435776" calcext:value-type="float">
            <text:p>2,20</text:p>
          </table:table-cell>
          <table:table-cell table:style-name="ce12" table:formula="of:=[.Q383]/[.Q495]*(LOG([.S495]*1000)/LOG([.S383]*1000))" office:value-type="float" office:value="2.04605959824277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035" calcext:value-type="float">
            <text:p>1654035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384]/([.C384]*[.D384])" office:value-type="float" office:value="1.28413283273398" calcext:value-type="float">
            <text:p>1,28</text:p>
          </table:table-cell>
          <table:table-cell table:style-name="ce5" table:formula="of:=[.B384]/[.E384]" office:value-type="float" office:value="2.33621658550152" calcext:value-type="float">
            <text:p>2,336</text:p>
          </table:table-cell>
          <table:table-cell table:style-name="ce7" table:formula="of:=AVERAGE([.F384:.J384])" office:value-type="float" office:value="0.074" calcext:value-type="float">
            <text:p>0,07</text:p>
          </table:table-cell>
          <table:table-cell table:style-name="ce9" table:formula="of:=AVERAGE([.K384:.O384])" office:value-type="float" office:value="0.06" calcext:value-type="float">
            <text:p>0,06</text:p>
          </table:table-cell>
          <table:table-cell table:style-name="ce12" table:formula="of:=[.Q384]/[.Q496]*(LOG([.R496]*1000)/LOG([.R384]*1000))" office:value-type="float" office:value="2.1818534898129" calcext:value-type="float">
            <text:p>2,18</text:p>
          </table:table-cell>
          <table:table-cell table:style-name="ce12" table:formula="of:=[.Q384]/[.Q496]*(LOG([.S496]*1000)/LOG([.S384]*1000))" office:value-type="float" office:value="2.04993438861088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883" calcext:value-type="float">
            <text:p>1283883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5]/([.C385]*[.D385])" office:value-type="float" office:value="1.17958850292535" calcext:value-type="float">
            <text:p>1,18</text:p>
          </table:table-cell>
          <table:table-cell table:style-name="ce5" table:formula="of:=[.B385]/[.E385]" office:value-type="float" office:value="2.54327224521238" calcext:value-type="float">
            <text:p>2,543</text:p>
          </table:table-cell>
          <table:table-cell table:style-name="ce7" table:formula="of:=AVERAGE([.F385:.J385])" office:value-type="float" office:value="0.054" calcext:value-type="float">
            <text:p>0,05</text:p>
          </table:table-cell>
          <table:table-cell table:style-name="ce9" table:formula="of:=AVERAGE([.K385:.O385])" office:value-type="float" office:value="0.05" calcext:value-type="float">
            <text:p>0,05</text:p>
          </table:table-cell>
          <table:table-cell table:style-name="ce12" table:formula="of:=[.Q385]/[.Q497]*(LOG([.R497]*1000)/LOG([.R385]*1000))" office:value-type="float" office:value="2.00426598797306" calcext:value-type="float">
            <text:p>2,00</text:p>
          </table:table-cell>
          <table:table-cell table:style-name="ce12" table:formula="of:=[.Q385]/[.Q497]*(LOG([.S497]*1000)/LOG([.S385]*1000))" office:value-type="float" office:value="1.82735759703227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679" calcext:value-type="float">
            <text:p>13176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.E386]/([.C386]*[.D386])" office:value-type="float" office:value="1.40417625745951" calcext:value-type="float">
            <text:p>1,40</text:p>
          </table:table-cell>
          <table:table-cell table:style-name="ce5" table:formula="of:=[.B386]/[.E386]" office:value-type="float" office:value="2.13649606618911" calcext:value-type="float">
            <text:p>2,136</text:p>
          </table:table-cell>
          <table:table-cell table:style-name="ce7" table:formula="of:=AVERAGE([.F386:.J386])" office:value-type="float" office:value="0.054" calcext:value-type="float">
            <text:p>0,05</text:p>
          </table:table-cell>
          <table:table-cell table:style-name="ce9" table:formula="of:=AVERAGE([.K386:.O386])" office:value-type="float" office:value="0.05" calcext:value-type="float">
            <text:p>0,05</text:p>
          </table:table-cell>
          <table:table-cell table:style-name="ce12" table:formula="of:=[.Q386]/[.Q498]*(LOG([.R498]*1000)/LOG([.R386]*1000))" office:value-type="float" office:value="2.10402750647289" calcext:value-type="float">
            <text:p>2,10</text:p>
          </table:table-cell>
          <table:table-cell table:style-name="ce12" table:formula="of:=[.Q386]/[.Q498]*(LOG([.S498]*1000)/LOG([.S386]*1000))" office:value-type="float" office:value="1.92292262728602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776" calcext:value-type="float">
            <text:p>122677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5" office:value-type="float" office:value="0.05" calcext:value-type="float">
            <text:p>0,05</text:p>
          </table:table-cell>
          <table:table-cell table:style-name="ce28" table:formula="of:=[.E387]/([.C387]*[.D387])" office:value-type="float" office:value="1.09558613397348" calcext:value-type="float">
            <text:p>1,10</text:p>
          </table:table-cell>
          <table:table-cell table:style-name="ce5" table:formula="of:=[.B387]/[.E387]" office:value-type="float" office:value="2.73827332781209" calcext:value-type="float">
            <text:p>2,738</text:p>
          </table:table-cell>
          <table:table-cell table:style-name="ce7" table:formula="of:=AVERAGE([.F387:.J387])" office:value-type="float" office:value="0.054" calcext:value-type="float">
            <text:p>0,05</text:p>
          </table:table-cell>
          <table:table-cell table:style-name="ce9" table:formula="of:=AVERAGE([.K387:.O387])" office:value-type="float" office:value="0.05" calcext:value-type="float">
            <text:p>0,05</text:p>
          </table:table-cell>
          <table:table-cell table:style-name="ce34" table:formula="of:=[.Q387]/[.Q499]*(LOG([.R499]*1000)/LOG([.R387]*1000))" office:value-type="float" office:value="2.13931782416901" calcext:value-type="float">
            <text:p>2,14</text:p>
          </table:table-cell>
          <table:table-cell table:style-name="ce34" table:formula="of:=[.Q387]/[.Q499]*(LOG([.S499]*1000)/LOG([.S387]*1000))" office:value-type="float" office:value="1.90340437586403" calcext:value-type="float">
            <text:p>1,9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338:.P387])" office:value-type="float" office:value="1.30509575422596" calcext:value-type="float">
            <text:p>1,31</text:p>
          </table:table-cell>
          <table:table-cell table:style-name="ce30" table:formula="of:=AVERAGE([.Q338:.Q387])" office:value-type="float" office:value="2.36386027855994" calcext:value-type="float">
            <text:p>2,364</text:p>
          </table:table-cell>
          <table:table-cell table:style-name="ce31" table:formula="of:=AVERAGE([.R338:.R387])" office:value-type="float" office:value="0.08004" calcext:value-type="float">
            <text:p>0,08</text:p>
          </table:table-cell>
          <table:table-cell table:style-name="ce32" table:formula="of:=AVERAGE([.S338:.S387])" office:value-type="float" office:value="0.05776" calcext:value-type="float">
            <text:p>0,06</text:p>
          </table:table-cell>
          <table:table-cell table:style-name="ce35" table:formula="of:=[.Q388]/[.Q500]*(LOG([.R500]*1000)/LOG([.R388]*1000))" office:value-type="float" office:value="1.90829440315496" calcext:value-type="float">
            <text:p>1,91</text:p>
          </table:table-cell>
          <table:table-cell table:style-name="ce35" table:formula="of:=[.Q388]/[.Q500]*(LOG([.S500]*1000)/LOG([.S388]*1000))" office:value-type="float" office:value="1.81203929816729" calcext:value-type="float">
            <text:p>1,8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Moz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660996" calcext:value-type="float">
            <text:p>1660996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394]/([.C394]*[.D394])" office:value-type="float" office:value="1.58449650856641" calcext:value-type="float">
            <text:p>1,58</text:p>
          </table:table-cell>
          <table:table-cell table:style-name="ce5" table:formula="of:=[.B394]/[.E394]" office:value-type="float" office:value="1.8933555529333" calcext:value-type="float">
            <text:p>1,893</text:p>
          </table:table-cell>
          <table:table-cell table:style-name="ce7" table:formula="of:=AVERAGE([.F394:.J394])" office:value-type="float" office:value="1.316" calcext:value-type="float">
            <text:p>1,32</text:p>
          </table:table-cell>
          <table:table-cell table:style-name="ce9" table:formula="of:=AVERAGE([.K394:.O394])" office:value-type="float" office:value="0.08" calcext:value-type="float">
            <text:p>0,08</text:p>
          </table:table-cell>
          <table:table-cell table:style-name="ce12" table:formula="of:=[.Q394]/[.Q450]*(LOG([.R450]*1000)/LOG([.R394]*1000))" office:value-type="float" office:value="0.853870335488967" calcext:value-type="float">
            <text:p>0,85</text:p>
          </table:table-cell>
          <table:table-cell table:style-name="ce12" table:formula="of:=[.Q394]/[.Q450]*(LOG([.S450]*1000)/LOG([.S394]*1000))" office:value-type="float" office:value="1.17218705970818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62869" calcext:value-type="float">
            <text:p>2262869</text:p>
          </table:table-cell>
          <table:table-cell table:number-columns-repeated="2" table:style-name="ce7" office:value-type="float" office:value="1.74" calcext:value-type="float">
            <text:p>1,74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2"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95]/([.C395]*[.D395])" office:value-type="float" office:value="2.25824411605033" calcext:value-type="float">
            <text:p>2,26</text:p>
          </table:table-cell>
          <table:table-cell table:style-name="ce5" table:formula="of:=[.B395]/[.E395]" office:value-type="float" office:value="1.32847283691632" calcext:value-type="float">
            <text:p>1,328</text:p>
          </table:table-cell>
          <table:table-cell table:style-name="ce7" table:formula="of:=AVERAGE([.F395:.J395])" office:value-type="float" office:value="1.74" calcext:value-type="float">
            <text:p>1,74</text:p>
          </table:table-cell>
          <table:table-cell table:style-name="ce9" table:formula="of:=AVERAGE([.K395:.O395])" office:value-type="float" office:value="0.09" calcext:value-type="float">
            <text:p>0,09</text:p>
          </table:table-cell>
          <table:table-cell table:style-name="ce12" table:formula="of:=[.Q395]/[.Q451]*(LOG([.R451]*1000)/LOG([.R395]*1000))" office:value-type="float" office:value="0.795348738977247" calcext:value-type="float">
            <text:p>0,80</text:p>
          </table:table-cell>
          <table:table-cell table:style-name="ce12" table:formula="of:=[.Q395]/[.Q451]*(LOG([.S451]*1000)/LOG([.S395]*1000))" office:value-type="float" office:value="1.18498011283739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73379" calcext:value-type="float">
            <text:p>2473379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9" calcext:value-type="float">
            <text:p>1,9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396]/([.C396]*[.D396])" office:value-type="float" office:value="2.42585171323431" calcext:value-type="float">
            <text:p>2,43</text:p>
          </table:table-cell>
          <table:table-cell table:style-name="ce5" table:formula="of:=[.B396]/[.E396]" office:value-type="float" office:value="1.23668552211368" calcext:value-type="float">
            <text:p>1,237</text:p>
          </table:table-cell>
          <table:table-cell table:style-name="ce7" table:formula="of:=AVERAGE([.F396:.J396])" office:value-type="float" office:value="1.954" calcext:value-type="float">
            <text:p>1,95</text:p>
          </table:table-cell>
          <table:table-cell table:style-name="ce9" table:formula="of:=AVERAGE([.K396:.O396])" office:value-type="float" office:value="0.09" calcext:value-type="float">
            <text:p>0,09</text:p>
          </table:table-cell>
          <table:table-cell table:style-name="ce12" table:formula="of:=[.Q396]/[.Q452]*(LOG([.R452]*1000)/LOG([.R396]*1000))" office:value-type="float" office:value="0.735927910358162" calcext:value-type="float">
            <text:p>0,74</text:p>
          </table:table-cell>
          <table:table-cell table:style-name="ce12" table:formula="of:=[.Q396]/[.Q452]*(LOG([.S452]*1000)/LOG([.S396]*1000))" office:value-type="float" office:value="1.11776332471638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30455" calcext:value-type="float">
            <text:p>1630455</text:p>
          </table:table-cell>
          <table:table-cell table:number-columns-repeated="2" table:style-name="ce7" office:value-type="float" office:value="1.21" calcext:value-type="float">
            <text:p>1,21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25" calcext:value-type="float">
            <text:p>1,2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397]/([.C397]*[.D397])" office:value-type="float" office:value="1.45609621484911" calcext:value-type="float">
            <text:p>1,46</text:p>
          </table:table-cell>
          <table:table-cell table:style-name="ce5" table:formula="of:=[.B397]/[.E397]" office:value-type="float" office:value="2.06031322544934" calcext:value-type="float">
            <text:p>2,060</text:p>
          </table:table-cell>
          <table:table-cell table:style-name="ce7" table:formula="of:=AVERAGE([.F397:.J397])" office:value-type="float" office:value="1.226" calcext:value-type="float">
            <text:p>1,23</text:p>
          </table:table-cell>
          <table:table-cell table:style-name="ce9" table:formula="of:=AVERAGE([.K397:.O397])" office:value-type="float" office:value="0.084" calcext:value-type="float">
            <text:p>0,08</text:p>
          </table:table-cell>
          <table:table-cell table:style-name="ce12" table:formula="of:=[.Q397]/[.Q453]*(LOG([.R453]*1000)/LOG([.R397]*1000))" office:value-type="float" office:value="1.00416315972624" calcext:value-type="float">
            <text:p>1,00</text:p>
          </table:table-cell>
          <table:table-cell table:style-name="ce12" table:formula="of:=[.Q397]/[.Q453]*(LOG([.S453]*1000)/LOG([.S397]*1000))" office:value-type="float" office:value="1.38781078126963" calcext:value-type="float">
            <text:p>1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2002" calcext:value-type="float">
            <text:p>1762002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2" table:style-name="ce7" office:value-type="float" office:value="1.42" calcext:value-type="float">
            <text:p>1,42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398]/([.C398]*[.D398])" office:value-type="float" office:value="1.80532991803279" calcext:value-type="float">
            <text:p>1,81</text:p>
          </table:table-cell>
          <table:table-cell table:style-name="ce5" table:formula="of:=[.B398]/[.E398]" office:value-type="float" office:value="1.66175520799636" calcext:value-type="float">
            <text:p>1,662</text:p>
          </table:table-cell>
          <table:table-cell table:style-name="ce7" table:formula="of:=AVERAGE([.F398:.J398])" office:value-type="float" office:value="1.404" calcext:value-type="float">
            <text:p>1,40</text:p>
          </table:table-cell>
          <table:table-cell table:style-name="ce9" table:formula="of:=AVERAGE([.K398:.O398])" office:value-type="float" office:value="0.078" calcext:value-type="float">
            <text:p>0,08</text:p>
          </table:table-cell>
          <table:table-cell table:style-name="ce12" table:formula="of:=[.Q398]/[.Q454]*(LOG([.R454]*1000)/LOG([.R398]*1000))" office:value-type="float" office:value="0.772634293060674" calcext:value-type="float">
            <text:p>0,77</text:p>
          </table:table-cell>
          <table:table-cell table:style-name="ce12" table:formula="of:=[.Q398]/[.Q454]*(LOG([.S454]*1000)/LOG([.S398]*1000))" office:value-type="float" office:value="1.14723935459456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524849" calcext:value-type="float">
            <text:p>2524849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399]/([.C399]*[.D399])" office:value-type="float" office:value="1.92128792582852" calcext:value-type="float">
            <text:p>1,92</text:p>
          </table:table-cell>
          <table:table-cell table:style-name="ce5" table:formula="of:=[.B399]/[.E399]" office:value-type="float" office:value="1.56145892289004" calcext:value-type="float">
            <text:p>1,561</text:p>
          </table:table-cell>
          <table:table-cell table:style-name="ce7" table:formula="of:=AVERAGE([.F399:.J399])" office:value-type="float" office:value="2.008" calcext:value-type="float">
            <text:p>2,01</text:p>
          </table:table-cell>
          <table:table-cell table:style-name="ce9" table:formula="of:=AVERAGE([.K399:.O399])" office:value-type="float" office:value="0.104" calcext:value-type="float">
            <text:p>0,10</text:p>
          </table:table-cell>
          <table:table-cell table:style-name="ce12" table:formula="of:=[.Q399]/[.Q455]*(LOG([.R455]*1000)/LOG([.R399]*1000))" office:value-type="float" office:value="0.781649483829821" calcext:value-type="float">
            <text:p>0,78</text:p>
          </table:table-cell>
          <table:table-cell table:style-name="ce12" table:formula="of:=[.Q399]/[.Q455]*(LOG([.S455]*1000)/LOG([.S399]*1000))" office:value-type="float" office:value="1.09440908099781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680944" calcext:value-type="float">
            <text:p>2680944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19" calcext:value-type="float">
            <text:p>2,1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0]/([.C400]*[.D400])" office:value-type="float" office:value="2.69560810810811" calcext:value-type="float">
            <text:p>2,70</text:p>
          </table:table-cell>
          <table:table-cell table:style-name="ce5" table:formula="of:=[.B400]/[.E400]" office:value-type="float" office:value="1.11292738677123" calcext:value-type="float">
            <text:p>1,113</text:p>
          </table:table-cell>
          <table:table-cell table:style-name="ce7" table:formula="of:=AVERAGE([.F400:.J400])" office:value-type="float" office:value="2.252" calcext:value-type="float">
            <text:p>2,25</text:p>
          </table:table-cell>
          <table:table-cell table:style-name="ce9" table:formula="of:=AVERAGE([.K400:.O400])" office:value-type="float" office:value="0.09" calcext:value-type="float">
            <text:p>0,09</text:p>
          </table:table-cell>
          <table:table-cell table:style-name="ce12" table:formula="of:=[.Q400]/[.Q456]*(LOG([.R456]*1000)/LOG([.R400]*1000))" office:value-type="float" office:value="0.51442433326102" calcext:value-type="float">
            <text:p>0,51</text:p>
          </table:table-cell>
          <table:table-cell table:style-name="ce12" table:formula="of:=[.Q400]/[.Q456]*(LOG([.S456]*1000)/LOG([.S400]*1000))" office:value-type="float" office:value="0.756743891134015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26995" calcext:value-type="float">
            <text:p>142699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01]/([.C401]*[.D401])" office:value-type="float" office:value="1.44371904137529" calcext:value-type="float">
            <text:p>1,44</text:p>
          </table:table-cell>
          <table:table-cell table:style-name="ce5" table:formula="of:=[.B401]/[.E401]" office:value-type="float" office:value="2.07797784855588" calcext:value-type="float">
            <text:p>2,078</text:p>
          </table:table-cell>
          <table:table-cell table:style-name="ce7" table:formula="of:=AVERAGE([.F401:.J401])" office:value-type="float" office:value="1.202" calcext:value-type="float">
            <text:p>1,20</text:p>
          </table:table-cell>
          <table:table-cell table:style-name="ce9" table:formula="of:=AVERAGE([.K401:.O401])" office:value-type="float" office:value="0.07" calcext:value-type="float">
            <text:p>0,07</text:p>
          </table:table-cell>
          <table:table-cell table:style-name="ce12" table:formula="of:=[.Q401]/[.Q457]*(LOG([.R457]*1000)/LOG([.R401]*1000))" office:value-type="float" office:value="0.758142762953055" calcext:value-type="float">
            <text:p>0,76</text:p>
          </table:table-cell>
          <table:table-cell table:style-name="ce12" table:formula="of:=[.Q401]/[.Q457]*(LOG([.S457]*1000)/LOG([.S401]*1000))" office:value-type="float" office:value="1.05729011271433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43028" calcext:value-type="float">
            <text:p>234302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02]/([.C402]*[.D402])" office:value-type="float" office:value="2.20732185250782" calcext:value-type="float">
            <text:p>2,21</text:p>
          </table:table-cell>
          <table:table-cell table:style-name="ce5" table:formula="of:=[.B402]/[.E402]" office:value-type="float" office:value="1.35911990808475" calcext:value-type="float">
            <text:p>1,359</text:p>
          </table:table-cell>
          <table:table-cell table:style-name="ce7" table:formula="of:=AVERAGE([.F402:.J402])" office:value-type="float" office:value="1.818" calcext:value-type="float">
            <text:p>1,82</text:p>
          </table:table-cell>
          <table:table-cell table:style-name="ce9" table:formula="of:=AVERAGE([.K402:.O402])" office:value-type="float" office:value="0.098" calcext:value-type="float">
            <text:p>0,10</text:p>
          </table:table-cell>
          <table:table-cell table:style-name="ce12" table:formula="of:=[.Q402]/[.Q458]*(LOG([.R458]*1000)/LOG([.R402]*1000))" office:value-type="float" office:value="0.809234717434573" calcext:value-type="float">
            <text:p>0,81</text:p>
          </table:table-cell>
          <table:table-cell table:style-name="ce12" table:formula="of:=[.Q402]/[.Q458]*(LOG([.S458]*1000)/LOG([.S402]*1000))" office:value-type="float" office:value="1.1953775485319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7938" calcext:value-type="float">
            <text:p>244793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03]/([.C403]*[.D403])" office:value-type="float" office:value="2.58644743292817" calcext:value-type="float">
            <text:p>2,59</text:p>
          </table:table-cell>
          <table:table-cell table:style-name="ce5" table:formula="of:=[.B403]/[.E403]" office:value-type="float" office:value="1.15989865756404" calcext:value-type="float">
            <text:p>1,160</text:p>
          </table:table-cell>
          <table:table-cell table:style-name="ce7" table:formula="of:=AVERAGE([.F403:.J403])" office:value-type="float" office:value="1.992" calcext:value-type="float">
            <text:p>1,99</text:p>
          </table:table-cell>
          <table:table-cell table:style-name="ce9" table:formula="of:=AVERAGE([.K403:.O403])" office:value-type="float" office:value="0.08" calcext:value-type="float">
            <text:p>0,08</text:p>
          </table:table-cell>
          <table:table-cell table:style-name="ce12" table:formula="of:=[.Q403]/[.Q459]*(LOG([.R459]*1000)/LOG([.R403]*1000))" office:value-type="float" office:value="0.726116559284256" calcext:value-type="float">
            <text:p>0,73</text:p>
          </table:table-cell>
          <table:table-cell table:style-name="ce12" table:formula="of:=[.Q403]/[.Q459]*(LOG([.S459]*1000)/LOG([.S403]*1000))" office:value-type="float" office:value="1.13290752377501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920243" calcext:value-type="float">
            <text:p>1920243</text:p>
          </table:table-cell>
          <table:table-cell table:style-name="ce7" office:value-type="float" office:value="1.52" calcext:value-type="float">
            <text:p>1,52</text:p>
          </table:table-cell>
          <table:table-cell table:number-columns-repeated="2" table:style-name="ce7" office:value-type="float" office:value="1.5" calcext:value-type="float">
            <text:p>1,50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4" calcext:value-type="float">
            <text:p>1,54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4]/([.C404]*[.D404])" office:value-type="float" office:value="1.63252652519894" calcext:value-type="float">
            <text:p>1,63</text:p>
          </table:table-cell>
          <table:table-cell table:style-name="ce5" table:formula="of:=[.B404]/[.E404]" office:value-type="float" office:value="1.83765075565957" calcext:value-type="float">
            <text:p>1,838</text:p>
          </table:table-cell>
          <table:table-cell table:style-name="ce7" table:formula="of:=AVERAGE([.F404:.J404])" office:value-type="float" office:value="1.518" calcext:value-type="float">
            <text:p>1,52</text:p>
          </table:table-cell>
          <table:table-cell table:style-name="ce9" table:formula="of:=AVERAGE([.K404:.O404])" office:value-type="float" office:value="0.09" calcext:value-type="float">
            <text:p>0,09</text:p>
          </table:table-cell>
          <table:table-cell table:style-name="ce12" table:formula="of:=[.Q404]/[.Q460]*(LOG([.R460]*1000)/LOG([.R404]*1000))" office:value-type="float" office:value="0.854876643276087" calcext:value-type="float">
            <text:p>0,85</text:p>
          </table:table-cell>
          <table:table-cell table:style-name="ce12" table:formula="of:=[.Q404]/[.Q460]*(LOG([.S460]*1000)/LOG([.S404]*1000))" office:value-type="float" office:value="1.21010865168132" calcext:value-type="float">
            <text:p>1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043768" calcext:value-type="float">
            <text:p>2043768</text:p>
          </table:table-cell>
          <table:table-cell table:style-name="ce7" office:value-type="float" office:value="1.9" calcext:value-type="float">
            <text:p>1,90</text:p>
          </table:table-cell>
          <table:table-cell table:number-columns-repeated="3" table:style-name="ce7" office:value-type="float" office:value="1.6" calcext:value-type="float">
            <text:p>1,60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05]/([.C405]*[.D405])" office:value-type="float" office:value="1.55520856161882" calcext:value-type="float">
            <text:p>1,56</text:p>
          </table:table-cell>
          <table:table-cell table:style-name="ce5" table:formula="of:=[.B405]/[.E405]" office:value-type="float" office:value="1.92900955490056" calcext:value-type="float">
            <text:p>1,929</text:p>
          </table:table-cell>
          <table:table-cell table:style-name="ce7" table:formula="of:=AVERAGE([.F405:.J405])" office:value-type="float" office:value="1.656" calcext:value-type="float">
            <text:p>1,66</text:p>
          </table:table-cell>
          <table:table-cell table:style-name="ce9" table:formula="of:=AVERAGE([.K405:.O405])" office:value-type="float" office:value="0.096" calcext:value-type="float">
            <text:p>0,10</text:p>
          </table:table-cell>
          <table:table-cell table:style-name="ce12" table:formula="of:=[.Q405]/[.Q461]*(LOG([.R461]*1000)/LOG([.R405]*1000))" office:value-type="float" office:value="1.02803125782648" calcext:value-type="float">
            <text:p>1,03</text:p>
          </table:table-cell>
          <table:table-cell table:style-name="ce12" table:formula="of:=[.Q405]/[.Q461]*(LOG([.S461]*1000)/LOG([.S405]*1000))" office:value-type="float" office:value="1.46350164289069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4580" calcext:value-type="float">
            <text:p>23145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06]/([.C406]*[.D406])" office:value-type="float" office:value="2.39503398150678" calcext:value-type="float">
            <text:p>2,40</text:p>
          </table:table-cell>
          <table:table-cell table:style-name="ce5" table:formula="of:=[.B406]/[.E406]" office:value-type="float" office:value="1.25259874361655" calcext:value-type="float">
            <text:p>1,253</text:p>
          </table:table-cell>
          <table:table-cell table:style-name="ce7" table:formula="of:=AVERAGE([.F406:.J406])" office:value-type="float" office:value="1.84" calcext:value-type="float">
            <text:p>1,84</text:p>
          </table:table-cell>
          <table:table-cell table:style-name="ce9" table:formula="of:=AVERAGE([.K406:.O406])" office:value-type="float" office:value="0.09" calcext:value-type="float">
            <text:p>0,09</text:p>
          </table:table-cell>
          <table:table-cell table:style-name="ce12" table:formula="of:=[.Q406]/[.Q462]*(LOG([.R462]*1000)/LOG([.R406]*1000))" office:value-type="float" office:value="0.77110961978789" calcext:value-type="float">
            <text:p>0,77</text:p>
          </table:table-cell>
          <table:table-cell table:style-name="ce12" table:formula="of:=[.Q406]/[.Q462]*(LOG([.S462]*1000)/LOG([.S406]*1000))" office:value-type="float" office:value="1.15780716818178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767257" calcext:value-type="float">
            <text:p>1767257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07]/([.C407]*[.D407])" office:value-type="float" office:value="1.78404126017573" calcext:value-type="float">
            <text:p>1,78</text:p>
          </table:table-cell>
          <table:table-cell table:style-name="ce5" table:formula="of:=[.B407]/[.E407]" office:value-type="float" office:value="1.68158451204324" calcext:value-type="float">
            <text:p>1,682</text:p>
          </table:table-cell>
          <table:table-cell table:style-name="ce7" table:formula="of:=AVERAGE([.F407:.J407])" office:value-type="float" office:value="1.288" calcext:value-type="float">
            <text:p>1,29</text:p>
          </table:table-cell>
          <table:table-cell table:style-name="ce9" table:formula="of:=AVERAGE([.K407:.O407])" office:value-type="float" office:value="0.086" calcext:value-type="float">
            <text:p>0,09</text:p>
          </table:table-cell>
          <table:table-cell table:style-name="ce12" table:formula="of:=[.Q407]/[.Q463]*(LOG([.R463]*1000)/LOG([.R407]*1000))" office:value-type="float" office:value="0.929351600572668" calcext:value-type="float">
            <text:p>0,93</text:p>
          </table:table-cell>
          <table:table-cell table:style-name="ce12" table:formula="of:=[.Q407]/[.Q463]*(LOG([.S463]*1000)/LOG([.S407]*1000))" office:value-type="float" office:value="1.32778182873416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52143" calcext:value-type="float">
            <text:p>2152143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8" calcext:value-type="float">
            <text:p>1,68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08]/([.C408]*[.D408])" office:value-type="float" office:value="2.17388181818182" calcext:value-type="float">
            <text:p>2,17</text:p>
          </table:table-cell>
          <table:table-cell table:style-name="ce5" table:formula="of:=[.B408]/[.E408]" office:value-type="float" office:value="1.38002725655312" calcext:value-type="float">
            <text:p>1,380</text:p>
          </table:table-cell>
          <table:table-cell table:style-name="ce7" table:formula="of:=AVERAGE([.F408:.J408])" office:value-type="float" office:value="1.68" calcext:value-type="float">
            <text:p>1,68</text:p>
          </table:table-cell>
          <table:table-cell table:style-name="ce9" table:formula="of:=AVERAGE([.K408:.O408])" office:value-type="float" office:value="0.086" calcext:value-type="float">
            <text:p>0,09</text:p>
          </table:table-cell>
          <table:table-cell table:style-name="ce12" table:formula="of:=[.Q408]/[.Q464]*(LOG([.R464]*1000)/LOG([.R408]*1000))" office:value-type="float" office:value="0.716971342481075" calcext:value-type="float">
            <text:p>0,72</text:p>
          </table:table-cell>
          <table:table-cell table:style-name="ce12" table:formula="of:=[.Q408]/[.Q464]*(LOG([.S464]*1000)/LOG([.S408]*1000))" office:value-type="float" office:value="1.06007293742036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08571" calcext:value-type="float">
            <text:p>1108571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87" calcext:value-type="float">
            <text:p>0,87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28" table:formula="of:=[.E409]/([.C409]*[.D409])" office:value-type="float" office:value="1.19297647129722" calcext:value-type="float">
            <text:p>1,19</text:p>
          </table:table-cell>
          <table:table-cell table:style-name="ce5" table:formula="of:=[.B409]/[.E409]" office:value-type="float" office:value="2.51473293095345" calcext:value-type="float">
            <text:p>2,515</text:p>
          </table:table-cell>
          <table:table-cell table:style-name="ce7" table:formula="of:=AVERAGE([.F409:.J409])" office:value-type="float" office:value="0.884" calcext:value-type="float">
            <text:p>0,88</text:p>
          </table:table-cell>
          <table:table-cell table:style-name="ce9" table:formula="of:=AVERAGE([.K409:.O409])" office:value-type="float" office:value="0.062" calcext:value-type="float">
            <text:p>0,06</text:p>
          </table:table-cell>
          <table:table-cell table:style-name="ce12" table:formula="of:=[.Q409]/[.Q465]*(LOG([.R465]*1000)/LOG([.R409]*1000))" office:value-type="float" office:value="0.97797371102461" calcext:value-type="float">
            <text:p>0,98</text:p>
          </table:table-cell>
          <table:table-cell table:style-name="ce12" table:formula="of:=[.Q409]/[.Q465]*(LOG([.S465]*1000)/LOG([.S409]*1000))" office:value-type="float" office:value="1.40956567865562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10733" calcext:value-type="float">
            <text:p>1710733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38" calcext:value-type="float">
            <text:p>1,3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10]/([.C410]*[.D410])" office:value-type="float" office:value="1.42418664668665" calcext:value-type="float">
            <text:p>1,42</text:p>
          </table:table-cell>
          <table:table-cell table:style-name="ce5" table:formula="of:=[.B410]/[.E410]" office:value-type="float" office:value="2.10647482687246" calcext:value-type="float">
            <text:p>2,106</text:p>
          </table:table-cell>
          <table:table-cell table:style-name="ce7" table:formula="of:=AVERAGE([.F410:.J410])" office:value-type="float" office:value="1.4" calcext:value-type="float">
            <text:p>1,40</text:p>
          </table:table-cell>
          <table:table-cell table:style-name="ce9" table:formula="of:=AVERAGE([.K410:.O410])" office:value-type="float" office:value="0.094" calcext:value-type="float">
            <text:p>0,09</text:p>
          </table:table-cell>
          <table:table-cell table:style-name="ce12" table:formula="of:=[.Q410]/[.Q466]*(LOG([.R466]*1000)/LOG([.R410]*1000))" office:value-type="float" office:value="1.02905219934496" calcext:value-type="float">
            <text:p>1,03</text:p>
          </table:table-cell>
          <table:table-cell table:style-name="ce12" table:formula="of:=[.Q410]/[.Q466]*(LOG([.S466]*1000)/LOG([.S410]*1000))" office:value-type="float" office:value="1.46989988856711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12349" calcext:value-type="float">
            <text:p>231234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11]/([.C411]*[.D411])" office:value-type="float" office:value="1.8288575794389" calcext:value-type="float">
            <text:p>1,83</text:p>
          </table:table-cell>
          <table:table-cell table:style-name="ce5" table:formula="of:=[.B411]/[.E411]" office:value-type="float" office:value="1.64037522017654" calcext:value-type="float">
            <text:p>1,640</text:p>
          </table:table-cell>
          <table:table-cell table:style-name="ce7" table:formula="of:=AVERAGE([.F411:.J411])" office:value-type="float" office:value="1.998" calcext:value-type="float">
            <text:p>2,00</text:p>
          </table:table-cell>
          <table:table-cell table:style-name="ce9" table:formula="of:=AVERAGE([.K411:.O411])" office:value-type="float" office:value="0.114" calcext:value-type="float">
            <text:p>0,11</text:p>
          </table:table-cell>
          <table:table-cell table:style-name="ce12" table:formula="of:=[.Q411]/[.Q467]*(LOG([.R467]*1000)/LOG([.R411]*1000))" office:value-type="float" office:value="0.731348803778046" calcext:value-type="float">
            <text:p>0,73</text:p>
          </table:table-cell>
          <table:table-cell table:style-name="ce12" table:formula="of:=[.Q411]/[.Q467]*(LOG([.S467]*1000)/LOG([.S411]*1000))" office:value-type="float" office:value="1.02748834154976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442239" calcext:value-type="float">
            <text:p>1442239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4" table:style-name="ce7" office:value-type="float" office:value="1.16" calcext:value-type="float">
            <text:p>1,1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12]/([.C412]*[.D412])" office:value-type="float" office:value="1.50151896889185" calcext:value-type="float">
            <text:p>1,50</text:p>
          </table:table-cell>
          <table:table-cell table:style-name="ce5" table:formula="of:=[.B412]/[.E412]" office:value-type="float" office:value="1.99798785083471" calcext:value-type="float">
            <text:p>1,998</text:p>
          </table:table-cell>
          <table:table-cell table:style-name="ce7" table:formula="of:=AVERAGE([.F412:.J412])" office:value-type="float" office:value="1.208" calcext:value-type="float">
            <text:p>1,21</text:p>
          </table:table-cell>
          <table:table-cell table:style-name="ce9" table:formula="of:=AVERAGE([.K412:.O412])" office:value-type="float" office:value="0.07" calcext:value-type="float">
            <text:p>0,07</text:p>
          </table:table-cell>
          <table:table-cell table:style-name="ce12" table:formula="of:=[.Q412]/[.Q468]*(LOG([.R468]*1000)/LOG([.R412]*1000))" office:value-type="float" office:value="0.788761674469158" calcext:value-type="float">
            <text:p>0,79</text:p>
          </table:table-cell>
          <table:table-cell table:style-name="ce12" table:formula="of:=[.Q412]/[.Q468]*(LOG([.S468]*1000)/LOG([.S412]*1000))" office:value-type="float" office:value="1.13095310855713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958" calcext:value-type="float">
            <text:p>1200958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2" table:style-name="ce7" office:value-type="float" office:value="0.95" calcext:value-type="float">
            <text:p>0,95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413]/([.C413]*[.D413])" office:value-type="float" office:value="1.23346219578328" calcext:value-type="float">
            <text:p>1,23</text:p>
          </table:table-cell>
          <table:table-cell table:style-name="ce5" table:formula="of:=[.B413]/[.E413]" office:value-type="float" office:value="2.43219163367911" calcext:value-type="float">
            <text:p>2,432</text:p>
          </table:table-cell>
          <table:table-cell table:style-name="ce7" table:formula="of:=AVERAGE([.F413:.J413])" office:value-type="float" office:value="0.962" calcext:value-type="float">
            <text:p>0,96</text:p>
          </table:table-cell>
          <table:table-cell table:style-name="ce9" table:formula="of:=AVERAGE([.K413:.O413])" office:value-type="float" office:value="0.066" calcext:value-type="float">
            <text:p>0,07</text:p>
          </table:table-cell>
          <table:table-cell table:style-name="ce12" table:formula="of:=[.Q413]/[.Q469]*(LOG([.R469]*1000)/LOG([.R413]*1000))" office:value-type="float" office:value="0.911444530171133" calcext:value-type="float">
            <text:p>0,91</text:p>
          </table:table-cell>
          <table:table-cell table:style-name="ce12" table:formula="of:=[.Q413]/[.Q469]*(LOG([.S469]*1000)/LOG([.S413]*1000))" office:value-type="float" office:value="1.29843090522049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517469" calcext:value-type="float">
            <text:p>151746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14]/([.C414]*[.D414])" office:value-type="float" office:value="1.55853963650108" calcext:value-type="float">
            <text:p>1,56</text:p>
          </table:table-cell>
          <table:table-cell table:style-name="ce5" table:formula="of:=[.B414]/[.E414]" office:value-type="float" office:value="1.92488940466" calcext:value-type="float">
            <text:p>1,925</text:p>
          </table:table-cell>
          <table:table-cell table:style-name="ce7" table:formula="of:=AVERAGE([.F414:.J414])" office:value-type="float" office:value="1.288" calcext:value-type="float">
            <text:p>1,29</text:p>
          </table:table-cell>
          <table:table-cell table:style-name="ce9" table:formula="of:=AVERAGE([.K414:.O414])" office:value-type="float" office:value="0.08" calcext:value-type="float">
            <text:p>0,08</text:p>
          </table:table-cell>
          <table:table-cell table:style-name="ce12" table:formula="of:=[.Q414]/[.Q470]*(LOG([.R470]*1000)/LOG([.R414]*1000))" office:value-type="float" office:value="0.847973631497557" calcext:value-type="float">
            <text:p>0,85</text:p>
          </table:table-cell>
          <table:table-cell table:style-name="ce12" table:formula="of:=[.Q414]/[.Q470]*(LOG([.S470]*1000)/LOG([.S414]*1000))" office:value-type="float" office:value="1.21619801642446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93076" calcext:value-type="float">
            <text:p>209307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15]/([.C415]*[.D415])" office:value-type="float" office:value="2.21742944317315" calcext:value-type="float">
            <text:p>2,22</text:p>
          </table:table-cell>
          <table:table-cell table:style-name="ce5" table:formula="of:=[.B415]/[.E415]" office:value-type="float" office:value="1.35292555072057" calcext:value-type="float">
            <text:p>1,353</text:p>
          </table:table-cell>
          <table:table-cell table:style-name="ce7" table:formula="of:=AVERAGE([.F415:.J415])" office:value-type="float" office:value="1.662" calcext:value-type="float">
            <text:p>1,66</text:p>
          </table:table-cell>
          <table:table-cell table:style-name="ce9" table:formula="of:=AVERAGE([.K415:.O415])" office:value-type="float" office:value="0.082" calcext:value-type="float">
            <text:p>0,08</text:p>
          </table:table-cell>
          <table:table-cell table:style-name="ce12" table:formula="of:=[.Q415]/[.Q471]*(LOG([.R471]*1000)/LOG([.R415]*1000))" office:value-type="float" office:value="0.757465331827089" calcext:value-type="float">
            <text:p>0,76</text:p>
          </table:table-cell>
          <table:table-cell table:style-name="ce12" table:formula="of:=[.Q415]/[.Q471]*(LOG([.S471]*1000)/LOG([.S415]*1000))" office:value-type="float" office:value="1.14298821336004" calcext:value-type="float">
            <text:p>1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994" calcext:value-type="float">
            <text:p>155899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16]/([.C416]*[.D416])" office:value-type="float" office:value="1.39227716335162" calcext:value-type="float">
            <text:p>1,39</text:p>
          </table:table-cell>
          <table:table-cell table:style-name="ce5" table:formula="of:=[.B416]/[.E416]" office:value-type="float" office:value="2.15475364241299" calcext:value-type="float">
            <text:p>2,155</text:p>
          </table:table-cell>
          <table:table-cell table:style-name="ce7" table:formula="of:=AVERAGE([.F416:.J416])" office:value-type="float" office:value="1.258" calcext:value-type="float">
            <text:p>1,26</text:p>
          </table:table-cell>
          <table:table-cell table:style-name="ce9" table:formula="of:=AVERAGE([.K416:.O416])" office:value-type="float" office:value="0.08" calcext:value-type="float">
            <text:p>0,08</text:p>
          </table:table-cell>
          <table:table-cell table:style-name="ce12" table:formula="of:=[.Q416]/[.Q472]*(LOG([.R472]*1000)/LOG([.R416]*1000))" office:value-type="float" office:value="1.01090282309964" calcext:value-type="float">
            <text:p>1,01</text:p>
          </table:table-cell>
          <table:table-cell table:style-name="ce12" table:formula="of:=[.Q416]/[.Q472]*(LOG([.S472]*1000)/LOG([.S416]*1000))" office:value-type="float" office:value="1.5082235895505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29124" calcext:value-type="float">
            <text:p>2429124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17]/([.C417]*[.D417])" office:value-type="float" office:value="1.88994528852677" calcext:value-type="float">
            <text:p>1,89</text:p>
          </table:table-cell>
          <table:table-cell table:style-name="ce5" table:formula="of:=[.B417]/[.E417]" office:value-type="float" office:value="1.58735412436747" calcext:value-type="float">
            <text:p>1,587</text:p>
          </table:table-cell>
          <table:table-cell table:style-name="ce7" table:formula="of:=AVERAGE([.F417:.J417])" office:value-type="float" office:value="1.914" calcext:value-type="float">
            <text:p>1,91</text:p>
          </table:table-cell>
          <table:table-cell table:style-name="ce9" table:formula="of:=AVERAGE([.K417:.O417])" office:value-type="float" office:value="0.11" calcext:value-type="float">
            <text:p>0,11</text:p>
          </table:table-cell>
          <table:table-cell table:style-name="ce12" table:formula="of:=[.Q417]/[.Q473]*(LOG([.R473]*1000)/LOG([.R417]*1000))" office:value-type="float" office:value="0.810056165620481" calcext:value-type="float">
            <text:p>0,81</text:p>
          </table:table-cell>
          <table:table-cell table:style-name="ce12" table:formula="of:=[.Q417]/[.Q473]*(LOG([.S473]*1000)/LOG([.S417]*1000))" office:value-type="float" office:value="1.11694174525467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91624" calcext:value-type="float">
            <text:p>1691624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3" calcext:value-type="float">
            <text:p>1,3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18]/([.C418]*[.D418])" office:value-type="float" office:value="1.50650470219436" calcext:value-type="float">
            <text:p>1,51</text:p>
          </table:table-cell>
          <table:table-cell table:style-name="ce5" table:formula="of:=[.B418]/[.E418]" office:value-type="float" office:value="1.99137396962918" calcext:value-type="float">
            <text:p>1,991</text:p>
          </table:table-cell>
          <table:table-cell table:style-name="ce7" table:formula="of:=AVERAGE([.F418:.J418])" office:value-type="float" office:value="1.332" calcext:value-type="float">
            <text:p>1,33</text:p>
          </table:table-cell>
          <table:table-cell table:style-name="ce9" table:formula="of:=AVERAGE([.K418:.O418])" office:value-type="float" office:value="0.082" calcext:value-type="float">
            <text:p>0,08</text:p>
          </table:table-cell>
          <table:table-cell table:style-name="ce12" table:formula="of:=[.Q418]/[.Q474]*(LOG([.R474]*1000)/LOG([.R418]*1000))" office:value-type="float" office:value="0.90553049273643" calcext:value-type="float">
            <text:p>0,91</text:p>
          </table:table-cell>
          <table:table-cell table:style-name="ce12" table:formula="of:=[.Q418]/[.Q474]*(LOG([.S474]*1000)/LOG([.S418]*1000))" office:value-type="float" office:value="1.24798644045598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68531" calcext:value-type="float">
            <text:p>1668531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3" table:style-name="ce7" office:value-type="float" office:value="1.31" calcext:value-type="float">
            <text:p>1,31</text:p>
          </table:table-cell>
          <table:table-cell table:style-name="ce7" office:value-type="float" office:value="1.32" calcext:value-type="float">
            <text:p>1,32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419]/([.C419]*[.D419])" office:value-type="float" office:value="1.79711841697112" calcext:value-type="float">
            <text:p>1,80</text:p>
          </table:table-cell>
          <table:table-cell table:style-name="ce5" table:formula="of:=[.B419]/[.E419]" office:value-type="float" office:value="1.66934866658156" calcext:value-type="float">
            <text:p>1,669</text:p>
          </table:table-cell>
          <table:table-cell table:style-name="ce7" table:formula="of:=AVERAGE([.F419:.J419])" office:value-type="float" office:value="1.32" calcext:value-type="float">
            <text:p>1,32</text:p>
          </table:table-cell>
          <table:table-cell table:style-name="ce9" table:formula="of:=AVERAGE([.K419:.O419])" office:value-type="float" office:value="0.07" calcext:value-type="float">
            <text:p>0,07</text:p>
          </table:table-cell>
          <table:table-cell table:style-name="ce12" table:formula="of:=[.Q419]/[.Q475]*(LOG([.R475]*1000)/LOG([.R419]*1000))" office:value-type="float" office:value="0.78150529538706" calcext:value-type="float">
            <text:p>0,78</text:p>
          </table:table-cell>
          <table:table-cell table:style-name="ce12" table:formula="of:=[.Q419]/[.Q475]*(LOG([.S475]*1000)/LOG([.S419]*1000))" office:value-type="float" office:value="1.17467506526131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519341" calcext:value-type="float">
            <text:p>2519341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420]/([.C420]*[.D420])" office:value-type="float" office:value="1.91846887459983" calcext:value-type="float">
            <text:p>1,92</text:p>
          </table:table-cell>
          <table:table-cell table:style-name="ce5" table:formula="of:=[.B420]/[.E420]" office:value-type="float" office:value="1.56375337836363" calcext:value-type="float">
            <text:p>1,564</text:p>
          </table:table-cell>
          <table:table-cell table:style-name="ce7" table:formula="of:=AVERAGE([.F420:.J420])" office:value-type="float" office:value="2.006" calcext:value-type="float">
            <text:p>2,01</text:p>
          </table:table-cell>
          <table:table-cell table:style-name="ce9" table:formula="of:=AVERAGE([.K420:.O420])" office:value-type="float" office:value="0.102" calcext:value-type="float">
            <text:p>0,10</text:p>
          </table:table-cell>
          <table:table-cell table:style-name="ce12" table:formula="of:=[.Q420]/[.Q476]*(LOG([.R476]*1000)/LOG([.R420]*1000))" office:value-type="float" office:value="0.764001024950446" calcext:value-type="float">
            <text:p>0,76</text:p>
          </table:table-cell>
          <table:table-cell table:style-name="ce12" table:formula="of:=[.Q420]/[.Q476]*(LOG([.S476]*1000)/LOG([.S420]*1000))" office:value-type="float" office:value="1.0975107328574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122553" calcext:value-type="float">
            <text:p>212255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21]/([.C421]*[.D421])" office:value-type="float" office:value="1.89947827176403" calcext:value-type="float">
            <text:p>1,90</text:p>
          </table:table-cell>
          <table:table-cell table:style-name="ce5" table:formula="of:=[.B421]/[.E421]" office:value-type="float" office:value="1.57938859477243" calcext:value-type="float">
            <text:p>1,579</text:p>
          </table:table-cell>
          <table:table-cell table:style-name="ce7" table:formula="of:=AVERAGE([.F421:.J421])" office:value-type="float" office:value="1.86" calcext:value-type="float">
            <text:p>1,86</text:p>
          </table:table-cell>
          <table:table-cell table:style-name="ce9" table:formula="of:=AVERAGE([.K421:.O421])" office:value-type="float" office:value="0.1" calcext:value-type="float">
            <text:p>0,10</text:p>
          </table:table-cell>
          <table:table-cell table:style-name="ce12" table:formula="of:=[.Q421]/[.Q477]*(LOG([.R477]*1000)/LOG([.R421]*1000))" office:value-type="float" office:value="0.820905463681799" calcext:value-type="float">
            <text:p>0,82</text:p>
          </table:table-cell>
          <table:table-cell table:style-name="ce12" table:formula="of:=[.Q421]/[.Q477]*(LOG([.S477]*1000)/LOG([.S421]*1000))" office:value-type="float" office:value="1.20462579917927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22191" calcext:value-type="float">
            <text:p>2922191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3" calcext:value-type="float">
            <text:p>2,2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22]/([.C422]*[.D422])" office:value-type="float" office:value="2.23477439583971" calcext:value-type="float">
            <text:p>2,23</text:p>
          </table:table-cell>
          <table:table-cell table:style-name="ce5" table:formula="of:=[.B422]/[.E422]" office:value-type="float" office:value="1.34242286010736" calcext:value-type="float">
            <text:p>1,342</text:p>
          </table:table-cell>
          <table:table-cell table:style-name="ce7" table:formula="of:=AVERAGE([.F422:.J422])" office:value-type="float" office:value="2.22" calcext:value-type="float">
            <text:p>2,22</text:p>
          </table:table-cell>
          <table:table-cell table:style-name="ce9" table:formula="of:=AVERAGE([.K422:.O422])" office:value-type="float" office:value="0.11" calcext:value-type="float">
            <text:p>0,11</text:p>
          </table:table-cell>
          <table:table-cell table:style-name="ce12" table:formula="of:=[.Q422]/[.Q478]*(LOG([.R478]*1000)/LOG([.R422]*1000))" office:value-type="float" office:value="0.767789594468663" calcext:value-type="float">
            <text:p>0,77</text:p>
          </table:table-cell>
          <table:table-cell table:style-name="ce12" table:formula="of:=[.Q422]/[.Q478]*(LOG([.S478]*1000)/LOG([.S422]*1000))" office:value-type="float" office:value="1.10952920978087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930774" calcext:value-type="float">
            <text:p>1930774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56" calcext:value-type="float">
            <text:p>1,56</text:p>
          </table:table-cell>
          <table:table-cell table:number-columns-repeated="2" table:style-name="ce7" office:value-type="float" office:value="1.54" calcext:value-type="float">
            <text:p>1,54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23]/([.C423]*[.D423])" office:value-type="float" office:value="1.50296892514634" calcext:value-type="float">
            <text:p>1,50</text:p>
          </table:table-cell>
          <table:table-cell table:style-name="ce5" table:formula="of:=[.B423]/[.E423]" office:value-type="float" office:value="1.99605805754583" calcext:value-type="float">
            <text:p>1,996</text:p>
          </table:table-cell>
          <table:table-cell table:style-name="ce7" table:formula="of:=AVERAGE([.F423:.J423])" office:value-type="float" office:value="1.562" calcext:value-type="float">
            <text:p>1,56</text:p>
          </table:table-cell>
          <table:table-cell table:style-name="ce9" table:formula="of:=AVERAGE([.K423:.O423])" office:value-type="float" office:value="0.092" calcext:value-type="float">
            <text:p>0,09</text:p>
          </table:table-cell>
          <table:table-cell table:style-name="ce12" table:formula="of:=[.Q423]/[.Q479]*(LOG([.R479]*1000)/LOG([.R423]*1000))" office:value-type="float" office:value="0.817109267627956" calcext:value-type="float">
            <text:p>0,82</text:p>
          </table:table-cell>
          <table:table-cell table:style-name="ce12" table:formula="of:=[.Q423]/[.Q479]*(LOG([.S479]*1000)/LOG([.S423]*1000))" office:value-type="float" office:value="1.08338204929309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6309" calcext:value-type="float">
            <text:p>208630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24]/([.C424]*[.D424])" office:value-type="float" office:value="1.92427716555187" calcext:value-type="float">
            <text:p>1,92</text:p>
          </table:table-cell>
          <table:table-cell table:style-name="ce5" table:formula="of:=[.B424]/[.E424]" office:value-type="float" office:value="1.5590346396435" calcext:value-type="float">
            <text:p>1,559</text:p>
          </table:table-cell>
          <table:table-cell table:style-name="ce7" table:formula="of:=AVERAGE([.F424:.J424])" office:value-type="float" office:value="1.664" calcext:value-type="float">
            <text:p>1,66</text:p>
          </table:table-cell>
          <table:table-cell table:style-name="ce9" table:formula="of:=AVERAGE([.K424:.O424])" office:value-type="float" office:value="0.09" calcext:value-type="float">
            <text:p>0,09</text:p>
          </table:table-cell>
          <table:table-cell table:style-name="ce12" table:formula="of:=[.Q424]/[.Q480]*(LOG([.R480]*1000)/LOG([.R424]*1000))" office:value-type="float" office:value="0.794766941797539" calcext:value-type="float">
            <text:p>0,79</text:p>
          </table:table-cell>
          <table:table-cell table:style-name="ce12" table:formula="of:=[.Q424]/[.Q480]*(LOG([.S480]*1000)/LOG([.S424]*1000))" office:value-type="float" office:value="1.17121352619743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19649" calcext:value-type="float">
            <text:p>2419649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2" table:style-name="ce7" office:value-type="float" office:value="1.83" calcext:value-type="float">
            <text:p>1,83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25]/([.C425]*[.D425])" office:value-type="float" office:value="1.84123581586188" calcext:value-type="float">
            <text:p>1,84</text:p>
          </table:table-cell>
          <table:table-cell table:style-name="ce5" table:formula="of:=[.B425]/[.E425]" office:value-type="float" office:value="1.62934706645468" calcext:value-type="float">
            <text:p>1,629</text:p>
          </table:table-cell>
          <table:table-cell table:style-name="ce7" table:formula="of:=AVERAGE([.F425:.J425])" office:value-type="float" office:value="1.98" calcext:value-type="float">
            <text:p>1,98</text:p>
          </table:table-cell>
          <table:table-cell table:style-name="ce9" table:formula="of:=AVERAGE([.K425:.O425])" office:value-type="float" office:value="0.106" calcext:value-type="float">
            <text:p>0,11</text:p>
          </table:table-cell>
          <table:table-cell table:style-name="ce12" table:formula="of:=[.Q425]/[.Q481]*(LOG([.R481]*1000)/LOG([.R425]*1000))" office:value-type="float" office:value="0.822499172660679" calcext:value-type="float">
            <text:p>0,82</text:p>
          </table:table-cell>
          <table:table-cell table:style-name="ce12" table:formula="of:=[.Q425]/[.Q481]*(LOG([.S481]*1000)/LOG([.S425]*1000))" office:value-type="float" office:value="1.19241317686978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44600" calcext:value-type="float">
            <text:p>1644600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3"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26]/([.C426]*[.D426])" office:value-type="float" office:value="1.72000502008032" calcext:value-type="float">
            <text:p>1,72</text:p>
          </table:table-cell>
          <table:table-cell table:style-name="ce5" table:formula="of:=[.B426]/[.E426]" office:value-type="float" office:value="1.74419068466496" calcext:value-type="float">
            <text:p>1,744</text:p>
          </table:table-cell>
          <table:table-cell table:style-name="ce7" table:formula="of:=AVERAGE([.F426:.J426])" office:value-type="float" office:value="1.28" calcext:value-type="float">
            <text:p>1,28</text:p>
          </table:table-cell>
          <table:table-cell table:style-name="ce9" table:formula="of:=AVERAGE([.K426:.O426])" office:value-type="float" office:value="0.08" calcext:value-type="float">
            <text:p>0,08</text:p>
          </table:table-cell>
          <table:table-cell table:style-name="ce12" table:formula="of:=[.Q426]/[.Q482]*(LOG([.R482]*1000)/LOG([.R426]*1000))" office:value-type="float" office:value="0.807154915286593" calcext:value-type="float">
            <text:p>0,81</text:p>
          </table:table-cell>
          <table:table-cell table:style-name="ce12" table:formula="of:=[.Q426]/[.Q482]*(LOG([.S482]*1000)/LOG([.S426]*1000))" office:value-type="float" office:value="1.1788163730647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46096" calcext:value-type="float">
            <text:p>1646096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27]/([.C427]*[.D427])" office:value-type="float" office:value="1.46938221704884" calcext:value-type="float">
            <text:p>1,47</text:p>
          </table:table-cell>
          <table:table-cell table:style-name="ce5" table:formula="of:=[.B427]/[.E427]" office:value-type="float" office:value="2.04168408160885" calcext:value-type="float">
            <text:p>2,042</text:p>
          </table:table-cell>
          <table:table-cell table:style-name="ce7" table:formula="of:=AVERAGE([.F427:.J427])" office:value-type="float" office:value="1.244" calcext:value-type="float">
            <text:p>1,24</text:p>
          </table:table-cell>
          <table:table-cell table:style-name="ce9" table:formula="of:=AVERAGE([.K427:.O427])" office:value-type="float" office:value="0.082" calcext:value-type="float">
            <text:p>0,08</text:p>
          </table:table-cell>
          <table:table-cell table:style-name="ce12" table:formula="of:=[.Q427]/[.Q483]*(LOG([.R483]*1000)/LOG([.R427]*1000))" office:value-type="float" office:value="0.882716767490696" calcext:value-type="float">
            <text:p>0,88</text:p>
          </table:table-cell>
          <table:table-cell table:style-name="ce12" table:formula="of:=[.Q427]/[.Q483]*(LOG([.S483]*1000)/LOG([.S427]*1000))" office:value-type="float" office:value="1.25481717894032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20170" calcext:value-type="float">
            <text:p>1720170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28]/([.C428]*[.D428])" office:value-type="float" office:value="1.76672678421771" calcext:value-type="float">
            <text:p>1,77</text:p>
          </table:table-cell>
          <table:table-cell table:style-name="ce5" table:formula="of:=[.B428]/[.E428]" office:value-type="float" office:value="1.69806472616079" calcext:value-type="float">
            <text:p>1,698</text:p>
          </table:table-cell>
          <table:table-cell table:style-name="ce7" table:formula="of:=AVERAGE([.F428:.J428])" office:value-type="float" office:value="1.248" calcext:value-type="float">
            <text:p>1,25</text:p>
          </table:table-cell>
          <table:table-cell table:style-name="ce9" table:formula="of:=AVERAGE([.K428:.O428])" office:value-type="float" office:value="0.08" calcext:value-type="float">
            <text:p>0,08</text:p>
          </table:table-cell>
          <table:table-cell table:style-name="ce12" table:formula="of:=[.Q428]/[.Q484]*(LOG([.R484]*1000)/LOG([.R428]*1000))" office:value-type="float" office:value="0.974213794143443" calcext:value-type="float">
            <text:p>0,97</text:p>
          </table:table-cell>
          <table:table-cell table:style-name="ce12" table:formula="of:=[.Q428]/[.Q484]*(LOG([.S484]*1000)/LOG([.S428]*1000))" office:value-type="float" office:value="1.42733927422437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7861" calcext:value-type="float">
            <text:p>174786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5" calcext:value-type="float">
            <text:p>1,45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29]/([.C429]*[.D429])" office:value-type="float" office:value="1.79516724730087" calcext:value-type="float">
            <text:p>1,80</text:p>
          </table:table-cell>
          <table:table-cell table:style-name="ce5" table:formula="of:=[.B429]/[.E429]" office:value-type="float" office:value="1.67116263821894" calcext:value-type="float">
            <text:p>1,671</text:p>
          </table:table-cell>
          <table:table-cell table:style-name="ce7" table:formula="of:=AVERAGE([.F429:.J429])" office:value-type="float" office:value="1.746" calcext:value-type="float">
            <text:p>1,75</text:p>
          </table:table-cell>
          <table:table-cell table:style-name="ce9" table:formula="of:=AVERAGE([.K429:.O429])" office:value-type="float" office:value="0.088" calcext:value-type="float">
            <text:p>0,09</text:p>
          </table:table-cell>
          <table:table-cell table:style-name="ce12" table:formula="of:=[.Q429]/[.Q485]*(LOG([.R485]*1000)/LOG([.R429]*1000))" office:value-type="float" office:value="0.89685697107284" calcext:value-type="float">
            <text:p>0,90</text:p>
          </table:table-cell>
          <table:table-cell table:style-name="ce12" table:formula="of:=[.Q429]/[.Q485]*(LOG([.S485]*1000)/LOG([.S429]*1000))" office:value-type="float" office:value="1.32342361208339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295527" calcext:value-type="float">
            <text:p>2295527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30]/([.C430]*[.D430])" office:value-type="float" office:value="2.05004626057385" calcext:value-type="float">
            <text:p>2,05</text:p>
          </table:table-cell>
          <table:table-cell table:style-name="ce5" table:formula="of:=[.B430]/[.E430]" office:value-type="float" office:value="1.46338858135844" calcext:value-type="float">
            <text:p>1,463</text:p>
          </table:table-cell>
          <table:table-cell table:style-name="ce7" table:formula="of:=AVERAGE([.F430:.J430])" office:value-type="float" office:value="1.866" calcext:value-type="float">
            <text:p>1,87</text:p>
          </table:table-cell>
          <table:table-cell table:style-name="ce9" table:formula="of:=AVERAGE([.K430:.O430])" office:value-type="float" office:value="0.096" calcext:value-type="float">
            <text:p>0,10</text:p>
          </table:table-cell>
          <table:table-cell table:style-name="ce12" table:formula="of:=[.Q430]/[.Q486]*(LOG([.R486]*1000)/LOG([.R430]*1000))" office:value-type="float" office:value="0.809181348728826" calcext:value-type="float">
            <text:p>0,81</text:p>
          </table:table-cell>
          <table:table-cell table:style-name="ce12" table:formula="of:=[.Q430]/[.Q486]*(LOG([.S486]*1000)/LOG([.S430]*1000))" office:value-type="float" office:value="1.1821750862291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804377" calcext:value-type="float">
            <text:p>1804377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1]/([.C431]*[.D431])" office:value-type="float" office:value="1.80683429464071" calcext:value-type="float">
            <text:p>1,81</text:p>
          </table:table-cell>
          <table:table-cell table:style-name="ce5" table:formula="of:=[.B431]/[.E431]" office:value-type="float" office:value="1.66037141905489" calcext:value-type="float">
            <text:p>1,660</text:p>
          </table:table-cell>
          <table:table-cell table:style-name="ce7" table:formula="of:=AVERAGE([.F431:.J431])" office:value-type="float" office:value="1.486" calcext:value-type="float">
            <text:p>1,49</text:p>
          </table:table-cell>
          <table:table-cell table:style-name="ce9" table:formula="of:=AVERAGE([.K431:.O431])" office:value-type="float" office:value="0.09" calcext:value-type="float">
            <text:p>0,09</text:p>
          </table:table-cell>
          <table:table-cell table:style-name="ce12" table:formula="of:=[.Q431]/[.Q487]*(LOG([.R487]*1000)/LOG([.R431]*1000))" office:value-type="float" office:value="0.756797459199891" calcext:value-type="float">
            <text:p>0,76</text:p>
          </table:table-cell>
          <table:table-cell table:style-name="ce12" table:formula="of:=[.Q431]/[.Q487]*(LOG([.S487]*1000)/LOG([.S431]*1000))" office:value-type="float" office:value="1.08276221243542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34499" calcext:value-type="float">
            <text:p>113449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7" office:value-type="float" office:value="0.89" calcext:value-type="float">
            <text:p>0,8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432]/([.C432]*[.D432])" office:value-type="float" office:value="1.18176979166667" calcext:value-type="float">
            <text:p>1,18</text:p>
          </table:table-cell>
          <table:table-cell table:style-name="ce5" table:formula="of:=[.B432]/[.E432]" office:value-type="float" office:value="2.53857958446856" calcext:value-type="float">
            <text:p>2,539</text:p>
          </table:table-cell>
          <table:table-cell table:style-name="ce7" table:formula="of:=AVERAGE([.F432:.J432])" office:value-type="float" office:value="0.882" calcext:value-type="float">
            <text:p>0,88</text:p>
          </table:table-cell>
          <table:table-cell table:style-name="ce9" table:formula="of:=AVERAGE([.K432:.O432])" office:value-type="float" office:value="0.06" calcext:value-type="float">
            <text:p>0,06</text:p>
          </table:table-cell>
          <table:table-cell table:style-name="ce12" table:formula="of:=[.Q432]/[.Q488]*(LOG([.R488]*1000)/LOG([.R432]*1000))" office:value-type="float" office:value="0.935973707739353" calcext:value-type="float">
            <text:p>0,94</text:p>
          </table:table-cell>
          <table:table-cell table:style-name="ce12" table:formula="of:=[.Q432]/[.Q488]*(LOG([.S488]*1000)/LOG([.S432]*1000))" office:value-type="float" office:value="1.3308390159430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98872" calcext:value-type="float">
            <text:p>2098872</text:p>
          </table:table-cell>
          <table:table-cell table:number-columns-repeated="3" table:style-name="ce7" office:value-type="float" office:value="1.57" calcext:value-type="float">
            <text:p>1,5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3]/([.C433]*[.D433])" office:value-type="float" office:value="1.8744212962963" calcext:value-type="float">
            <text:p>1,87</text:p>
          </table:table-cell>
          <table:table-cell table:style-name="ce5" table:formula="of:=[.B433]/[.E433]" office:value-type="float" office:value="1.60050160276568" calcext:value-type="float">
            <text:p>1,601</text:p>
          </table:table-cell>
          <table:table-cell table:style-name="ce7" table:formula="of:=AVERAGE([.F433:.J433])" office:value-type="float" office:value="1.572" calcext:value-type="float">
            <text:p>1,57</text:p>
          </table:table-cell>
          <table:table-cell table:style-name="ce9" table:formula="of:=AVERAGE([.K433:.O433])" office:value-type="float" office:value="0.09" calcext:value-type="float">
            <text:p>0,09</text:p>
          </table:table-cell>
          <table:table-cell table:style-name="ce12" table:formula="of:=[.Q433]/[.Q489]*(LOG([.R489]*1000)/LOG([.R433]*1000))" office:value-type="float" office:value="0.817306680177239" calcext:value-type="float">
            <text:p>0,82</text:p>
          </table:table-cell>
          <table:table-cell table:style-name="ce12" table:formula="of:=[.Q433]/[.Q489]*(LOG([.S489]*1000)/LOG([.S433]*1000))" office:value-type="float" office:value="1.16900436625055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82089" calcext:value-type="float">
            <text:p>1482089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434]/([.C434]*[.D434])" office:value-type="float" office:value="1.47147086622929" calcext:value-type="float">
            <text:p>1,47</text:p>
          </table:table-cell>
          <table:table-cell table:style-name="ce5" table:formula="of:=[.B434]/[.E434]" office:value-type="float" office:value="2.03878714436178" calcext:value-type="float">
            <text:p>2,039</text:p>
          </table:table-cell>
          <table:table-cell table:style-name="ce7" table:formula="of:=AVERAGE([.F434:.J434])" office:value-type="float" office:value="1.168" calcext:value-type="float">
            <text:p>1,17</text:p>
          </table:table-cell>
          <table:table-cell table:style-name="ce9" table:formula="of:=AVERAGE([.K434:.O434])" office:value-type="float" office:value="0.076" calcext:value-type="float">
            <text:p>0,08</text:p>
          </table:table-cell>
          <table:table-cell table:style-name="ce12" table:formula="of:=[.Q434]/[.Q490]*(LOG([.R490]*1000)/LOG([.R434]*1000))" office:value-type="float" office:value="0.847607169538695" calcext:value-type="float">
            <text:p>0,85</text:p>
          </table:table-cell>
          <table:table-cell table:style-name="ce12" table:formula="of:=[.Q434]/[.Q490]*(LOG([.S490]*1000)/LOG([.S434]*1000))" office:value-type="float" office:value="1.20380918757822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78832" calcext:value-type="float">
            <text:p>1678832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435]/([.C435]*[.D435])" office:value-type="float" office:value="1.49929983996342" calcext:value-type="float">
            <text:p>1,50</text:p>
          </table:table-cell>
          <table:table-cell table:style-name="ce5" table:formula="of:=[.B435]/[.E435]" office:value-type="float" office:value="2.00094351310911" calcext:value-type="float">
            <text:p>2,001</text:p>
          </table:table-cell>
          <table:table-cell table:style-name="ce7" table:formula="of:=AVERAGE([.F435:.J435])" office:value-type="float" office:value="1.316" calcext:value-type="float">
            <text:p>1,32</text:p>
          </table:table-cell>
          <table:table-cell table:style-name="ce9" table:formula="of:=AVERAGE([.K435:.O435])" office:value-type="float" office:value="0.09" calcext:value-type="float">
            <text:p>0,09</text:p>
          </table:table-cell>
          <table:table-cell table:style-name="ce12" table:formula="of:=[.Q435]/[.Q491]*(LOG([.R491]*1000)/LOG([.R435]*1000))" office:value-type="float" office:value="1.04365808604124" calcext:value-type="float">
            <text:p>1,04</text:p>
          </table:table-cell>
          <table:table-cell table:style-name="ce12" table:formula="of:=[.Q435]/[.Q491]*(LOG([.S491]*1000)/LOG([.S435]*1000))" office:value-type="float" office:value="1.50106103321342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06367" calcext:value-type="float">
            <text:p>1906367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3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436]/([.C436]*[.D436])" office:value-type="float" office:value="1.6293735042735" calcext:value-type="float">
            <text:p>1,63</text:p>
          </table:table-cell>
          <table:table-cell table:style-name="ce5" table:formula="of:=[.B436]/[.E436]" office:value-type="float" office:value="1.8412068610084" calcext:value-type="float">
            <text:p>1,841</text:p>
          </table:table-cell>
          <table:table-cell table:style-name="ce7" table:formula="of:=AVERAGE([.F436:.J436])" office:value-type="float" office:value="1.452" calcext:value-type="float">
            <text:p>1,45</text:p>
          </table:table-cell>
          <table:table-cell table:style-name="ce9" table:formula="of:=AVERAGE([.K436:.O436])" office:value-type="float" office:value="0.094" calcext:value-type="float">
            <text:p>0,09</text:p>
          </table:table-cell>
          <table:table-cell table:style-name="ce12" table:formula="of:=[.Q436]/[.Q492]*(LOG([.R492]*1000)/LOG([.R436]*1000))" office:value-type="float" office:value="1.01528117485211" calcext:value-type="float">
            <text:p>1,02</text:p>
          </table:table-cell>
          <table:table-cell table:style-name="ce12" table:formula="of:=[.Q436]/[.Q492]*(LOG([.S492]*1000)/LOG([.S436]*1000))" office:value-type="float" office:value="1.46816900831424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41744" calcext:value-type="float">
            <text:p>2641744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2" table:style-name="ce7" office:value-type="float" office:value="2.09" calcext:value-type="float">
            <text:p>2,09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37]/([.C437]*[.D437])" office:value-type="float" office:value="2.49513015225358" calcext:value-type="float">
            <text:p>2,50</text:p>
          </table:table-cell>
          <table:table-cell table:style-name="ce5" table:formula="of:=[.B437]/[.E437]" office:value-type="float" office:value="1.20234814577037" calcext:value-type="float">
            <text:p>1,202</text:p>
          </table:table-cell>
          <table:table-cell table:style-name="ce7" table:formula="of:=AVERAGE([.F437:.J437])" office:value-type="float" office:value="2.078" calcext:value-type="float">
            <text:p>2,08</text:p>
          </table:table-cell>
          <table:table-cell table:style-name="ce9" table:formula="of:=AVERAGE([.K437:.O437])" office:value-type="float" office:value="0.1" calcext:value-type="float">
            <text:p>0,10</text:p>
          </table:table-cell>
          <table:table-cell table:style-name="ce12" table:formula="of:=[.Q437]/[.Q493]*(LOG([.R493]*1000)/LOG([.R437]*1000))" office:value-type="float" office:value="0.765425629790186" calcext:value-type="float">
            <text:p>0,77</text:p>
          </table:table-cell>
          <table:table-cell table:style-name="ce12" table:formula="of:=[.Q437]/[.Q493]*(LOG([.S493]*1000)/LOG([.S437]*1000))" office:value-type="float" office:value="1.13088247763599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352090" calcext:value-type="float">
            <text:p>1352090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2" table:style-name="ce7" office:value-type="float" office:value="1.04" calcext:value-type="float">
            <text:p>1,04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438]/([.C438]*[.D438])" office:value-type="float" office:value="1.20749921410608" calcext:value-type="float">
            <text:p>1,21</text:p>
          </table:table-cell>
          <table:table-cell table:style-name="ce5" table:formula="of:=[.B438]/[.E438]" office:value-type="float" office:value="2.48448550022558" calcext:value-type="float">
            <text:p>2,484</text:p>
          </table:table-cell>
          <table:table-cell table:style-name="ce7" table:formula="of:=AVERAGE([.F438:.J438])" office:value-type="float" office:value="1.05" calcext:value-type="float">
            <text:p>1,05</text:p>
          </table:table-cell>
          <table:table-cell table:style-name="ce9" table:formula="of:=AVERAGE([.K438:.O438])" office:value-type="float" office:value="0.074" calcext:value-type="float">
            <text:p>0,07</text:p>
          </table:table-cell>
          <table:table-cell table:style-name="ce12" table:formula="of:=[.Q438]/[.Q494]*(LOG([.R494]*1000)/LOG([.R438]*1000))" office:value-type="float" office:value="1.03203667335984" calcext:value-type="float">
            <text:p>1,03</text:p>
          </table:table-cell>
          <table:table-cell table:style-name="ce12" table:formula="of:=[.Q438]/[.Q494]*(LOG([.S494]*1000)/LOG([.S438]*1000))" office:value-type="float" office:value="1.42092652200592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95285" calcext:value-type="float">
            <text:p>1695285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39]/([.C439]*[.D439])" office:value-type="float" office:value="1.83567762474012" calcext:value-type="float">
            <text:p>1,84</text:p>
          </table:table-cell>
          <table:table-cell table:style-name="ce5" table:formula="of:=[.B439]/[.E439]" office:value-type="float" office:value="1.6342833210935" calcext:value-type="float">
            <text:p>1,634</text:p>
          </table:table-cell>
          <table:table-cell table:style-name="ce7" table:formula="of:=AVERAGE([.F439:.J439])" office:value-type="float" office:value="1.316" calcext:value-type="float">
            <text:p>1,32</text:p>
          </table:table-cell>
          <table:table-cell table:style-name="ce9" table:formula="of:=AVERAGE([.K439:.O439])" office:value-type="float" office:value="0.08" calcext:value-type="float">
            <text:p>0,08</text:p>
          </table:table-cell>
          <table:table-cell table:style-name="ce12" table:formula="of:=[.Q439]/[.Q495]*(LOG([.R495]*1000)/LOG([.R439]*1000))" office:value-type="float" office:value="0.889736697393044" calcext:value-type="float">
            <text:p>0,89</text:p>
          </table:table-cell>
          <table:table-cell table:style-name="ce12" table:formula="of:=[.Q439]/[.Q495]*(LOG([.S495]*1000)/LOG([.S439]*1000))" office:value-type="float" office:value="1.3312796780042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241603" calcext:value-type="float">
            <text:p>224160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40]/([.C440]*[.D440])" office:value-type="float" office:value="1.74029933481153" calcext:value-type="float">
            <text:p>1,74</text:p>
          </table:table-cell>
          <table:table-cell table:style-name="ce5" table:formula="of:=[.B440]/[.E440]" office:value-type="float" office:value="1.72384851376448" calcext:value-type="float">
            <text:p>1,724</text:p>
          </table:table-cell>
          <table:table-cell table:style-name="ce7" table:formula="of:=AVERAGE([.F440:.J440])" office:value-type="float" office:value="1.73" calcext:value-type="float">
            <text:p>1,73</text:p>
          </table:table-cell>
          <table:table-cell table:style-name="ce9" table:formula="of:=AVERAGE([.K440:.O440])" office:value-type="float" office:value="0.11" calcext:value-type="float">
            <text:p>0,11</text:p>
          </table:table-cell>
          <table:table-cell table:style-name="ce12" table:formula="of:=[.Q440]/[.Q496]*(LOG([.R496]*1000)/LOG([.R440]*1000))" office:value-type="float" office:value="0.929376517082075" calcext:value-type="float">
            <text:p>0,93</text:p>
          </table:table-cell>
          <table:table-cell table:style-name="ce12" table:formula="of:=[.Q440]/[.Q496]*(LOG([.S496]*1000)/LOG([.S440]*1000))" office:value-type="float" office:value="1.31755302433838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61472" calcext:value-type="float">
            <text:p>1861472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441]/([.C441]*[.D441])" office:value-type="float" office:value="1.7102578425896" calcext:value-type="float">
            <text:p>1,71</text:p>
          </table:table-cell>
          <table:table-cell table:style-name="ce5" table:formula="of:=[.B441]/[.E441]" office:value-type="float" office:value="1.75413006480893" calcext:value-type="float">
            <text:p>1,754</text:p>
          </table:table-cell>
          <table:table-cell table:style-name="ce7" table:formula="of:=AVERAGE([.F441:.J441])" office:value-type="float" office:value="1.454" calcext:value-type="float">
            <text:p>1,45</text:p>
          </table:table-cell>
          <table:table-cell table:style-name="ce9" table:formula="of:=AVERAGE([.K441:.O441])" office:value-type="float" office:value="0.088" calcext:value-type="float">
            <text:p>0,09</text:p>
          </table:table-cell>
          <table:table-cell table:style-name="ce12" table:formula="of:=[.Q441]/[.Q497]*(LOG([.R497]*1000)/LOG([.R441]*1000))" office:value-type="float" office:value="0.757236481557629" calcext:value-type="float">
            <text:p>0,76</text:p>
          </table:table-cell>
          <table:table-cell table:style-name="ce12" table:formula="of:=[.Q441]/[.Q497]*(LOG([.S497]*1000)/LOG([.S441]*1000))" office:value-type="float" office:value="1.1012200688399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022874" calcext:value-type="float">
            <text:p>2022874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6" calcext:value-type="float">
            <text:p>1,56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442]/([.C442]*[.D442])" office:value-type="float" office:value="2.15566283034953" calcext:value-type="float">
            <text:p>2,16</text:p>
          </table:table-cell>
          <table:table-cell table:style-name="ce5" table:formula="of:=[.B442]/[.E442]" office:value-type="float" office:value="1.39169122743186" calcext:value-type="float">
            <text:p>1,392</text:p>
          </table:table-cell>
          <table:table-cell table:style-name="ce7" table:formula="of:=AVERAGE([.F442:.J442])" office:value-type="float" office:value="1.57" calcext:value-type="float">
            <text:p>1,57</text:p>
          </table:table-cell>
          <table:table-cell table:style-name="ce9" table:formula="of:=AVERAGE([.K442:.O442])" office:value-type="float" office:value="0.08" calcext:value-type="float">
            <text:p>0,08</text:p>
          </table:table-cell>
          <table:table-cell table:style-name="ce12" table:formula="of:=[.Q442]/[.Q498]*(LOG([.R498]*1000)/LOG([.R442]*1000))" office:value-type="float" office:value="0.742926212110313" calcext:value-type="float">
            <text:p>0,74</text:p>
          </table:table-cell>
          <table:table-cell table:style-name="ce12" table:formula="of:=[.Q442]/[.Q498]*(LOG([.S498]*1000)/LOG([.S442]*1000))" office:value-type="float" office:value="1.11822446354599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23399" calcext:value-type="float">
            <text:p>1523399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25" calcext:value-type="float">
            <text:p>1,25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5" office:value-type="float" office:value="0.08" calcext:value-type="float">
            <text:p>0,08</text:p>
          </table:table-cell>
          <table:table-cell table:style-name="ce28" table:formula="of:=[.E443]/([.C443]*[.D443])" office:value-type="float" office:value="1.36048864740512" calcext:value-type="float">
            <text:p>1,36</text:p>
          </table:table-cell>
          <table:table-cell table:style-name="ce5" table:formula="of:=[.B443]/[.E443]" office:value-type="float" office:value="2.20510056787486" calcext:value-type="float">
            <text:p>2,205</text:p>
          </table:table-cell>
          <table:table-cell table:style-name="ce7" table:formula="of:=AVERAGE([.F443:.J443])" office:value-type="float" office:value="1.292" calcext:value-type="float">
            <text:p>1,29</text:p>
          </table:table-cell>
          <table:table-cell table:style-name="ce9" table:formula="of:=AVERAGE([.K443:.O443])" office:value-type="float" office:value="0.08" calcext:value-type="float">
            <text:p>0,08</text:p>
          </table:table-cell>
          <table:table-cell table:style-name="ce34" table:formula="of:=[.Q443]/[.Q499]*(LOG([.R499]*1000)/LOG([.R443]*1000))" office:value-type="float" office:value="0.959261178505794" calcext:value-type="float">
            <text:p>0,96</text:p>
          </table:table-cell>
          <table:table-cell table:style-name="ce34" table:formula="of:=[.Q443]/[.Q499]*(LOG([.S499]*1000)/LOG([.S443]*1000))" office:value-type="float" office:value="1.36838736491442" calcext:value-type="float">
            <text:p>1,3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394:.P443])" office:value-type="float" office:value="1.79117255416579" calcext:value-type="float">
            <text:p>1,79</text:p>
          </table:table-cell>
          <table:table-cell table:style-name="ce30" table:formula="of:=AVERAGE([.Q394:.Q443])" office:value-type="float" office:value="1.74540032975147" calcext:value-type="float">
            <text:p>1,745</text:p>
          </table:table-cell>
          <table:table-cell table:style-name="ce31" table:formula="of:=AVERAGE([.R394:.R443])" office:value-type="float" office:value="1.54324" calcext:value-type="float">
            <text:p>1,54</text:p>
          </table:table-cell>
          <table:table-cell table:style-name="ce32" table:formula="of:=AVERAGE([.S394:.S443])" office:value-type="float" office:value="0.0872" calcext:value-type="float">
            <text:p>0,09</text:p>
          </table:table-cell>
          <table:table-cell table:style-name="ce35" table:formula="of:=[.Q444]/[.Q500]*(LOG([.R500]*1000)/LOG([.R444]*1000))" office:value-type="float" office:value="0.841104837447398" calcext:value-type="float">
            <text:p>0,84</text:p>
          </table:table-cell>
          <table:table-cell table:style-name="ce35" table:formula="of:=[.Q444]/[.Q500]*(LOG([.S500]*1000)/LOG([.S444]*1000))" office:value-type="float" office:value="1.21461189458423" calcext:value-type="float">
            <text:p>1,2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PN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837011" calcext:value-type="float">
            <text:p>1837011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0]/([.C450]*[.D450])" office:value-type="float" office:value="1.7524048918228" calcext:value-type="float">
            <text:p>1,75</text:p>
          </table:table-cell>
          <table:table-cell table:style-name="ce5" table:formula="of:=[.B450]/[.E450]" office:value-type="float" office:value="1.71194184465961" calcext:value-type="float">
            <text:p>1,712</text:p>
          </table:table-cell>
          <table:table-cell table:style-name="ce7" table:formula="of:=AVERAGE([.F450:.J450])" office:value-type="float" office:value="0.256" calcext:value-type="float">
            <text:p>0,26</text:p>
          </table:table-cell>
          <table:table-cell table:style-name="ce9" table:formula="of:=AVERAGE([.K450:.O450])" office:value-type="float" office:value="0.104" calcext:value-type="float">
            <text:p>0,10</text:p>
          </table:table-cell>
          <table:table-cell table:style-name="ce12" table:formula="of:=[.Q450]/[.Q450]*(LOG([.R450]*1000)/LOG([.R450]*1000))" office:value-type="float" office:value="1" calcext:value-type="float">
            <text:p>1,00</text:p>
          </table:table-cell>
          <table:table-cell table:style-name="ce12" table:formula="of:=[.Q450]/[.Q450]*(LOG([.S450]*1000)/LOG([.S45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608888" calcext:value-type="float">
            <text:p>260888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451]/([.C451]*[.D451])" office:value-type="float" office:value="2.603555917481" calcext:value-type="float">
            <text:p>2,60</text:p>
          </table:table-cell>
          <table:table-cell table:style-name="ce5" table:formula="of:=[.B451]/[.E451]" office:value-type="float" office:value="1.15227637215549" calcext:value-type="float">
            <text:p>1,152</text:p>
          </table:table-cell>
          <table:table-cell table:style-name="ce7" table:formula="of:=AVERAGE([.F451:.J451])" office:value-type="float" office:value="0.172" calcext:value-type="float">
            <text:p>0,17</text:p>
          </table:table-cell>
          <table:table-cell table:style-name="ce9" table:formula="of:=AVERAGE([.K451:.O451])" office:value-type="float" office:value="0.102" calcext:value-type="float">
            <text:p>0,10</text:p>
          </table:table-cell>
          <table:table-cell table:style-name="ce12" table:formula="of:=[.Q451]/[.Q451]*(LOG([.R451]*1000)/LOG([.R451]*1000))" office:value-type="float" office:value="1" calcext:value-type="float">
            <text:p>1,00</text:p>
          </table:table-cell>
          <table:table-cell table:style-name="ce12" table:formula="of:=[.Q451]/[.Q451]*(LOG([.S451]*1000)/LOG([.S45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667647" calcext:value-type="float">
            <text:p>2667647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52]/([.C452]*[.D452])" office:value-type="float" office:value="2.61638675077874" calcext:value-type="float">
            <text:p>2,62</text:p>
          </table:table-cell>
          <table:table-cell table:style-name="ce5" table:formula="of:=[.B452]/[.E452]" office:value-type="float" office:value="1.14662547181093" calcext:value-type="float">
            <text:p>1,147</text:p>
          </table:table-cell>
          <table:table-cell table:style-name="ce7" table:formula="of:=AVERAGE([.F452:.J452])" office:value-type="float" office:value="0.176" calcext:value-type="float">
            <text:p>0,18</text:p>
          </table:table-cell>
          <table:table-cell table:style-name="ce9" table:formula="of:=AVERAGE([.K452:.O452])" office:value-type="float" office:value="0.106" calcext:value-type="float">
            <text:p>0,11</text:p>
          </table:table-cell>
          <table:table-cell table:style-name="ce12" table:formula="of:=[.Q452]/[.Q452]*(LOG([.R452]*1000)/LOG([.R452]*1000))" office:value-type="float" office:value="1" calcext:value-type="float">
            <text:p>1,00</text:p>
          </table:table-cell>
          <table:table-cell table:style-name="ce12" table:formula="of:=[.Q452]/[.Q452]*(LOG([.S452]*1000)/LOG([.S45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58709" calcext:value-type="float">
            <text:p>2158709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53]/([.C453]*[.D453])" office:value-type="float" office:value="1.92785940357796" calcext:value-type="float">
            <text:p>1,93</text:p>
          </table:table-cell>
          <table:table-cell table:style-name="ce5" table:formula="of:=[.B453]/[.E453]" office:value-type="float" office:value="1.55613748772994" calcext:value-type="float">
            <text:p>1,556</text:p>
          </table:table-cell>
          <table:table-cell table:style-name="ce7" table:formula="of:=AVERAGE([.F453:.J453])" office:value-type="float" office:value="0.22" calcext:value-type="float">
            <text:p>0,22</text:p>
          </table:table-cell>
          <table:table-cell table:style-name="ce9" table:formula="of:=AVERAGE([.K453:.O453])" office:value-type="float" office:value="0.104" calcext:value-type="float">
            <text:p>0,10</text:p>
          </table:table-cell>
          <table:table-cell table:style-name="ce12" table:formula="of:=[.Q453]/[.Q453]*(LOG([.R453]*1000)/LOG([.R453]*1000))" office:value-type="float" office:value="1" calcext:value-type="float">
            <text:p>1,00</text:p>
          </table:table-cell>
          <table:table-cell table:style-name="ce12" table:formula="of:=[.Q453]/[.Q453]*(LOG([.S453]*1000)/LOG([.S45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912376" calcext:value-type="float">
            <text:p>191237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54]/([.C454]*[.D454])" office:value-type="float" office:value="1.95940163934426" calcext:value-type="float">
            <text:p>1,96</text:p>
          </table:table-cell>
          <table:table-cell table:style-name="ce5" table:formula="of:=[.B454]/[.E454]" office:value-type="float" office:value="1.53108802871402" calcext:value-type="float">
            <text:p>1,531</text:p>
          </table:table-cell>
          <table:table-cell table:style-name="ce7" table:formula="of:=AVERAGE([.F454:.J454])" office:value-type="float" office:value="0.174" calcext:value-type="float">
            <text:p>0,17</text:p>
          </table:table-cell>
          <table:table-cell table:style-name="ce9" table:formula="of:=AVERAGE([.K454:.O454])" office:value-type="float" office:value="0.1" calcext:value-type="float">
            <text:p>0,10</text:p>
          </table:table-cell>
          <table:table-cell table:style-name="ce12" table:formula="of:=[.Q454]/[.Q454]*(LOG([.R454]*1000)/LOG([.R454]*1000))" office:value-type="float" office:value="1" calcext:value-type="float">
            <text:p>1,00</text:p>
          </table:table-cell>
          <table:table-cell table:style-name="ce12" table:formula="of:=[.Q454]/[.Q454]*(LOG([.S454]*1000)/LOG([.S45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730245" calcext:value-type="float">
            <text:p>273024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55]/([.C455]*[.D455])" office:value-type="float" office:value="2.07758434387708" calcext:value-type="float">
            <text:p>2,08</text:p>
          </table:table-cell>
          <table:table-cell table:style-name="ce5" table:formula="of:=[.B455]/[.E455]" office:value-type="float" office:value="1.44399055762395" calcext:value-type="float">
            <text:p>1,444</text:p>
          </table:table-cell>
          <table:table-cell table:style-name="ce7" table:formula="of:=AVERAGE([.F455:.J455])" office:value-type="float" office:value="0.244" calcext:value-type="float">
            <text:p>0,24</text:p>
          </table:table-cell>
          <table:table-cell table:style-name="ce9" table:formula="of:=AVERAGE([.K455:.O455])" office:value-type="float" office:value="0.11" calcext:value-type="float">
            <text:p>0,11</text:p>
          </table:table-cell>
          <table:table-cell table:style-name="ce12" table:formula="of:=[.Q455]/[.Q455]*(LOG([.R455]*1000)/LOG([.R455]*1000))" office:value-type="float" office:value="1" calcext:value-type="float">
            <text:p>1,00</text:p>
          </table:table-cell>
          <table:table-cell table:style-name="ce12" table:formula="of:=[.Q455]/[.Q455]*(LOG([.S455]*1000)/LOG([.S45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973884" calcext:value-type="float">
            <text:p>197388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6]/([.C456]*[.D456])" office:value-type="float" office:value="1.98468066280566" calcext:value-type="float">
            <text:p>1,98</text:p>
          </table:table-cell>
          <table:table-cell table:style-name="ce5" table:formula="of:=[.B456]/[.E456]" office:value-type="float" office:value="1.51158629382476" calcext:value-type="float">
            <text:p>1,512</text:p>
          </table:table-cell>
          <table:table-cell table:style-name="ce7" table:formula="of:=AVERAGE([.F456:.J456])" office:value-type="float" office:value="0.22" calcext:value-type="float">
            <text:p>0,22</text:p>
          </table:table-cell>
          <table:table-cell table:style-name="ce9" table:formula="of:=AVERAGE([.K456:.O456])" office:value-type="float" office:value="0.102" calcext:value-type="float">
            <text:p>0,10</text:p>
          </table:table-cell>
          <table:table-cell table:style-name="ce12" table:formula="of:=[.Q456]/[.Q456]*(LOG([.R456]*1000)/LOG([.R456]*1000))" office:value-type="float" office:value="1" calcext:value-type="float">
            <text:p>1,00</text:p>
          </table:table-cell>
          <table:table-cell table:style-name="ce12" table:formula="of:=[.Q456]/[.Q456]*(LOG([.S456]*1000)/LOG([.S45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10850" calcext:value-type="float">
            <text:p>1410850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57]/([.C457]*[.D457])" office:value-type="float" office:value="1.42738482582233" calcext:value-type="float">
            <text:p>1,43</text:p>
          </table:table-cell>
          <table:table-cell table:style-name="ce5" table:formula="of:=[.B457]/[.E457]" office:value-type="float" office:value="2.10175709678563" calcext:value-type="float">
            <text:p>2,102</text:p>
          </table:table-cell>
          <table:table-cell table:style-name="ce7" table:formula="of:=AVERAGE([.F457:.J457])" office:value-type="float" office:value="0.23" calcext:value-type="float">
            <text:p>0,23</text:p>
          </table:table-cell>
          <table:table-cell table:style-name="ce9" table:formula="of:=AVERAGE([.K457:.O457])" office:value-type="float" office:value="0.094" calcext:value-type="float">
            <text:p>0,09</text:p>
          </table:table-cell>
          <table:table-cell table:style-name="ce12" table:formula="of:=[.Q457]/[.Q457]*(LOG([.R457]*1000)/LOG([.R457]*1000))" office:value-type="float" office:value="1" calcext:value-type="float">
            <text:p>1,00</text:p>
          </table:table-cell>
          <table:table-cell table:style-name="ce12" table:formula="of:=[.Q457]/[.Q457]*(LOG([.S457]*1000)/LOG([.S45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701451" calcext:value-type="float">
            <text:p>270145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458]/([.C458]*[.D458])" office:value-type="float" office:value="2.54498530353846" calcext:value-type="float">
            <text:p>2,54</text:p>
          </table:table-cell>
          <table:table-cell table:style-name="ce5" table:formula="of:=[.B458]/[.E458]" office:value-type="float" office:value="1.17879465516865" calcext:value-type="float">
            <text:p>1,179</text:p>
          </table:table-cell>
          <table:table-cell table:style-name="ce7" table:formula="of:=AVERAGE([.F458:.J458])" office:value-type="float" office:value="0.194" calcext:value-type="float">
            <text:p>0,19</text:p>
          </table:table-cell>
          <table:table-cell table:style-name="ce9" table:formula="of:=AVERAGE([.K458:.O458])" office:value-type="float" office:value="0.116" calcext:value-type="float">
            <text:p>0,12</text:p>
          </table:table-cell>
          <table:table-cell table:style-name="ce12" table:formula="of:=[.Q458]/[.Q458]*(LOG([.R458]*1000)/LOG([.R458]*1000))" office:value-type="float" office:value="1" calcext:value-type="float">
            <text:p>1,00</text:p>
          </table:table-cell>
          <table:table-cell table:style-name="ce12" table:formula="of:=[.Q458]/[.Q458]*(LOG([.S458]*1000)/LOG([.S45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605935" calcext:value-type="float">
            <text:p>2605935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59]/([.C459]*[.D459])" office:value-type="float" office:value="2.75338423241425" calcext:value-type="float">
            <text:p>2,75</text:p>
          </table:table-cell>
          <table:table-cell table:style-name="ce5" table:formula="of:=[.B459]/[.E459]" office:value-type="float" office:value="1.08957437541612" calcext:value-type="float">
            <text:p>1,090</text:p>
          </table:table-cell>
          <table:table-cell table:style-name="ce7" table:formula="of:=AVERAGE([.F459:.J459])" office:value-type="float" office:value="0.178" calcext:value-type="float">
            <text:p>0,18</text:p>
          </table:table-cell>
          <table:table-cell table:style-name="ce9" table:formula="of:=AVERAGE([.K459:.O459])" office:value-type="float" office:value="0.106" calcext:value-type="float">
            <text:p>0,11</text:p>
          </table:table-cell>
          <table:table-cell table:style-name="ce12" table:formula="of:=[.Q459]/[.Q459]*(LOG([.R459]*1000)/LOG([.R459]*1000))" office:value-type="float" office:value="1" calcext:value-type="float">
            <text:p>1,00</text:p>
          </table:table-cell>
          <table:table-cell table:style-name="ce12" table:formula="of:=[.Q459]/[.Q459]*(LOG([.S459]*1000)/LOG([.S45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2233218" calcext:value-type="float">
            <text:p>223321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60]/([.C460]*[.D460])" office:value-type="float" office:value="1.8986074270557" calcext:value-type="float">
            <text:p>1,90</text:p>
          </table:table-cell>
          <table:table-cell table:style-name="ce5" table:formula="of:=[.B460]/[.E460]" office:value-type="float" office:value="1.58011264462314" calcext:value-type="float">
            <text:p>1,580</text:p>
          </table:table-cell>
          <table:table-cell table:style-name="ce7" table:formula="of:=AVERAGE([.F460:.J460])" office:value-type="float" office:value="0.218" calcext:value-type="float">
            <text:p>0,22</text:p>
          </table:table-cell>
          <table:table-cell table:style-name="ce9" table:formula="of:=AVERAGE([.K460:.O460])" office:value-type="float" office:value="0.108" calcext:value-type="float">
            <text:p>0,11</text:p>
          </table:table-cell>
          <table:table-cell table:style-name="ce12" table:formula="of:=[.Q460]/[.Q460]*(LOG([.R460]*1000)/LOG([.R460]*1000))" office:value-type="float" office:value="1" calcext:value-type="float">
            <text:p>1,00</text:p>
          </table:table-cell>
          <table:table-cell table:style-name="ce12" table:formula="of:=[.Q460]/[.Q460]*(LOG([.S460]*1000)/LOG([.S46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82529" calcext:value-type="float">
            <text:p>2882529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61]/([.C461]*[.D461])" office:value-type="float" office:value="2.1934650997151" calcext:value-type="float">
            <text:p>2,19</text:p>
          </table:table-cell>
          <table:table-cell table:style-name="ce5" table:formula="of:=[.B461]/[.E461]" office:value-type="float" office:value="1.36770454000636" calcext:value-type="float">
            <text:p>1,368</text:p>
          </table:table-cell>
          <table:table-cell table:style-name="ce7" table:formula="of:=AVERAGE([.F461:.J461])" office:value-type="float" office:value="0.222" calcext:value-type="float">
            <text:p>0,22</text:p>
          </table:table-cell>
          <table:table-cell table:style-name="ce9" table:formula="of:=AVERAGE([.K461:.O461])" office:value-type="float" office:value="0.114" calcext:value-type="float">
            <text:p>0,11</text:p>
          </table:table-cell>
          <table:table-cell table:style-name="ce12" table:formula="of:=[.Q461]/[.Q461]*(LOG([.R461]*1000)/LOG([.R461]*1000))" office:value-type="float" office:value="1" calcext:value-type="float">
            <text:p>1,00</text:p>
          </table:table-cell>
          <table:table-cell table:style-name="ce12" table:formula="of:=[.Q461]/[.Q461]*(LOG([.S461]*1000)/LOG([.S46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618526" calcext:value-type="float">
            <text:p>261852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2]/([.C462]*[.D462])" office:value-type="float" office:value="2.70954503687883" calcext:value-type="float">
            <text:p>2,71</text:p>
          </table:table-cell>
          <table:table-cell table:style-name="ce5" table:formula="of:=[.B462]/[.E462]" office:value-type="float" office:value="1.10720306004218" calcext:value-type="float">
            <text:p>1,107</text:p>
          </table:table-cell>
          <table:table-cell table:style-name="ce7" table:formula="of:=AVERAGE([.F462:.J462])" office:value-type="float" office:value="0.168" calcext:value-type="float">
            <text:p>0,17</text:p>
          </table:table-cell>
          <table:table-cell table:style-name="ce9" table:formula="of:=AVERAGE([.K462:.O462])" office:value-type="float" office:value="0.1" calcext:value-type="float">
            <text:p>0,10</text:p>
          </table:table-cell>
          <table:table-cell table:style-name="ce12" table:formula="of:=[.Q462]/[.Q462]*(LOG([.R462]*1000)/LOG([.R462]*1000))" office:value-type="float" office:value="1" calcext:value-type="float">
            <text:p>1,00</text:p>
          </table:table-cell>
          <table:table-cell table:style-name="ce12" table:formula="of:=[.Q462]/[.Q462]*(LOG([.S462]*1000)/LOG([.S46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2269681" calcext:value-type="float">
            <text:p>226968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3]/([.C463]*[.D463])" office:value-type="float" office:value="2.29123695729422" calcext:value-type="float">
            <text:p>2,29</text:p>
          </table:table-cell>
          <table:table-cell table:style-name="ce5" table:formula="of:=[.B463]/[.E463]" office:value-type="float" office:value="1.30934347161561" calcext:value-type="float">
            <text:p>1,309</text:p>
          </table:table-cell>
          <table:table-cell table:style-name="ce7" table:formula="of:=AVERAGE([.F463:.J463])" office:value-type="float" office:value="0.178" calcext:value-type="float">
            <text:p>0,18</text:p>
          </table:table-cell>
          <table:table-cell table:style-name="ce9" table:formula="of:=AVERAGE([.K463:.O463])" office:value-type="float" office:value="0.1" calcext:value-type="float">
            <text:p>0,10</text:p>
          </table:table-cell>
          <table:table-cell table:style-name="ce12" table:formula="of:=[.Q463]/[.Q463]*(LOG([.R463]*1000)/LOG([.R463]*1000))" office:value-type="float" office:value="1" calcext:value-type="float">
            <text:p>1,00</text:p>
          </table:table-cell>
          <table:table-cell table:style-name="ce12" table:formula="of:=[.Q463]/[.Q463]*(LOG([.S463]*1000)/LOG([.S46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206710" calcext:value-type="float">
            <text:p>220671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64]/([.C464]*[.D464])" office:value-type="float" office:value="2.229" calcext:value-type="float">
            <text:p>2,23</text:p>
          </table:table-cell>
          <table:table-cell table:style-name="ce5" table:formula="of:=[.B464]/[.E464]" office:value-type="float" office:value="1.34590227080133" calcext:value-type="float">
            <text:p>1,346</text:p>
          </table:table-cell>
          <table:table-cell table:style-name="ce7" table:formula="of:=AVERAGE([.F464:.J464])" office:value-type="float" office:value="0.18" calcext:value-type="float">
            <text:p>0,18</text:p>
          </table:table-cell>
          <table:table-cell table:style-name="ce9" table:formula="of:=AVERAGE([.K464:.O464])" office:value-type="float" office:value="0.1" calcext:value-type="float">
            <text:p>0,10</text:p>
          </table:table-cell>
          <table:table-cell table:style-name="ce12" table:formula="of:=[.Q464]/[.Q464]*(LOG([.R464]*1000)/LOG([.R464]*1000))" office:value-type="float" office:value="1" calcext:value-type="float">
            <text:p>1,00</text:p>
          </table:table-cell>
          <table:table-cell table:style-name="ce12" table:formula="of:=[.Q464]/[.Q464]*(LOG([.S464]*1000)/LOG([.S46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419471" calcext:value-type="float">
            <text:p>141947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65]/([.C465]*[.D465])" office:value-type="float" office:value="1.52754808188987" calcext:value-type="float">
            <text:p>1,53</text:p>
          </table:table-cell>
          <table:table-cell table:style-name="ce5" table:formula="of:=[.B465]/[.E465]" office:value-type="float" office:value="1.96394290549085" calcext:value-type="float">
            <text:p>1,964</text:p>
          </table:table-cell>
          <table:table-cell table:style-name="ce7" table:formula="of:=AVERAGE([.F465:.J465])" office:value-type="float" office:value="0.178" calcext:value-type="float">
            <text:p>0,18</text:p>
          </table:table-cell>
          <table:table-cell table:style-name="ce9" table:formula="of:=AVERAGE([.K465:.O465])" office:value-type="float" office:value="0.094" calcext:value-type="float">
            <text:p>0,09</text:p>
          </table:table-cell>
          <table:table-cell table:style-name="ce12" table:formula="of:=[.Q465]/[.Q465]*(LOG([.R465]*1000)/LOG([.R465]*1000))" office:value-type="float" office:value="1" calcext:value-type="float">
            <text:p>1,00</text:p>
          </table:table-cell>
          <table:table-cell table:style-name="ce12" table:formula="of:=[.Q465]/[.Q465]*(LOG([.S465]*1000)/LOG([.S46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2430517" calcext:value-type="float">
            <text:p>24305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66]/([.C466]*[.D466])" office:value-type="float" office:value="2.02340742590743" calcext:value-type="float">
            <text:p>2,02</text:p>
          </table:table-cell>
          <table:table-cell table:style-name="ce5" table:formula="of:=[.B466]/[.E466]" office:value-type="float" office:value="1.48265410198736" calcext:value-type="float">
            <text:p>1,483</text:p>
          </table:table-cell>
          <table:table-cell table:style-name="ce7" table:formula="of:=AVERAGE([.F466:.J466])" office:value-type="float" office:value="0.19" calcext:value-type="float">
            <text:p>0,19</text:p>
          </table:table-cell>
          <table:table-cell table:style-name="ce9" table:formula="of:=AVERAGE([.K466:.O466])" office:value-type="float" office:value="0.11" calcext:value-type="float">
            <text:p>0,11</text:p>
          </table:table-cell>
          <table:table-cell table:style-name="ce12" table:formula="of:=[.Q466]/[.Q466]*(LOG([.R466]*1000)/LOG([.R466]*1000))" office:value-type="float" office:value="1" calcext:value-type="float">
            <text:p>1,00</text:p>
          </table:table-cell>
          <table:table-cell table:style-name="ce12" table:formula="of:=[.Q466]/[.Q466]*(LOG([.S466]*1000)/LOG([.S46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67219" calcext:value-type="float">
            <text:p>236721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67]/([.C467]*[.D467])" office:value-type="float" office:value="1.87225475494476" calcext:value-type="float">
            <text:p>1,87</text:p>
          </table:table-cell>
          <table:table-cell table:style-name="ce5" table:formula="of:=[.B467]/[.E467]" office:value-type="float" office:value="1.60235280301485" calcext:value-type="float">
            <text:p>1,602</text:p>
          </table:table-cell>
          <table:table-cell table:style-name="ce7" table:formula="of:=AVERAGE([.F467:.J467])" office:value-type="float" office:value="0.228" calcext:value-type="float">
            <text:p>0,23</text:p>
          </table:table-cell>
          <table:table-cell table:style-name="ce9" table:formula="of:=AVERAGE([.K467:.O467])" office:value-type="float" office:value="0.116" calcext:value-type="float">
            <text:p>0,12</text:p>
          </table:table-cell>
          <table:table-cell table:style-name="ce12" table:formula="of:=[.Q467]/[.Q467]*(LOG([.R467]*1000)/LOG([.R467]*1000))" office:value-type="float" office:value="1" calcext:value-type="float">
            <text:p>1,00</text:p>
          </table:table-cell>
          <table:table-cell table:style-name="ce12" table:formula="of:=[.Q467]/[.Q467]*(LOG([.S467]*1000)/LOG([.S46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532522" calcext:value-type="float">
            <text:p>1532522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468]/([.C468]*[.D468])" office:value-type="float" office:value="1.59551284720776" calcext:value-type="float">
            <text:p>1,60</text:p>
          </table:table-cell>
          <table:table-cell table:style-name="ce5" table:formula="of:=[.B468]/[.E468]" office:value-type="float" office:value="1.88028361093674" calcext:value-type="float">
            <text:p>1,880</text:p>
          </table:table-cell>
          <table:table-cell table:style-name="ce7" table:formula="of:=AVERAGE([.F468:.J468])" office:value-type="float" office:value="0.194" calcext:value-type="float">
            <text:p>0,19</text:p>
          </table:table-cell>
          <table:table-cell table:style-name="ce9" table:formula="of:=AVERAGE([.K468:.O468])" office:value-type="float" office:value="0.092" calcext:value-type="float">
            <text:p>0,09</text:p>
          </table:table-cell>
          <table:table-cell table:style-name="ce12" table:formula="of:=[.Q468]/[.Q468]*(LOG([.R468]*1000)/LOG([.R468]*1000))" office:value-type="float" office:value="1" calcext:value-type="float">
            <text:p>1,00</text:p>
          </table:table-cell>
          <table:table-cell table:style-name="ce12" table:formula="of:=[.Q468]/[.Q468]*(LOG([.S468]*1000)/LOG([.S46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444823" calcext:value-type="float">
            <text:p>1444823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469]/([.C469]*[.D469])" office:value-type="float" office:value="1.48392745632919" calcext:value-type="float">
            <text:p>1,48</text:p>
          </table:table-cell>
          <table:table-cell table:style-name="ce5" table:formula="of:=[.B469]/[.E469]" office:value-type="float" office:value="2.02167324302008" calcext:value-type="float">
            <text:p>2,022</text:p>
          </table:table-cell>
          <table:table-cell table:style-name="ce7" table:formula="of:=AVERAGE([.F469:.J469])" office:value-type="float" office:value="0.182" calcext:value-type="float">
            <text:p>0,18</text:p>
          </table:table-cell>
          <table:table-cell table:style-name="ce9" table:formula="of:=AVERAGE([.K469:.O469])" office:value-type="float" office:value="0.092" calcext:value-type="float">
            <text:p>0,09</text:p>
          </table:table-cell>
          <table:table-cell table:style-name="ce12" table:formula="of:=[.Q469]/[.Q469]*(LOG([.R469]*1000)/LOG([.R469]*1000))" office:value-type="float" office:value="1" calcext:value-type="float">
            <text:p>1,00</text:p>
          </table:table-cell>
          <table:table-cell table:style-name="ce12" table:formula="of:=[.Q469]/[.Q469]*(LOG([.S469]*1000)/LOG([.S46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756117" calcext:value-type="float">
            <text:p>17561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0]/([.C470]*[.D470])" office:value-type="float" office:value="1.8036466977799" calcext:value-type="float">
            <text:p>1,80</text:p>
          </table:table-cell>
          <table:table-cell table:style-name="ce5" table:formula="of:=[.B470]/[.E470]" office:value-type="float" office:value="1.66330603257072" calcext:value-type="float">
            <text:p>1,663</text:p>
          </table:table-cell>
          <table:table-cell table:style-name="ce7" table:formula="of:=AVERAGE([.F470:.J470])" office:value-type="float" office:value="0.19" calcext:value-type="float">
            <text:p>0,19</text:p>
          </table:table-cell>
          <table:table-cell table:style-name="ce9" table:formula="of:=AVERAGE([.K470:.O470])" office:value-type="float" office:value="0.1" calcext:value-type="float">
            <text:p>0,10</text:p>
          </table:table-cell>
          <table:table-cell table:style-name="ce12" table:formula="of:=[.Q470]/[.Q470]*(LOG([.R470]*1000)/LOG([.R470]*1000))" office:value-type="float" office:value="1" calcext:value-type="float">
            <text:p>1,00</text:p>
          </table:table-cell>
          <table:table-cell table:style-name="ce12" table:formula="of:=[.Q470]/[.Q470]*(LOG([.S470]*1000)/LOG([.S47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289267" calcext:value-type="float">
            <text:p>2289267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1]/([.C471]*[.D471])" office:value-type="float" office:value="2.4252765064836" calcext:value-type="float">
            <text:p>2,43</text:p>
          </table:table-cell>
          <table:table-cell table:style-name="ce5" table:formula="of:=[.B471]/[.E471]" office:value-type="float" office:value="1.23697934753788" calcext:value-type="float">
            <text:p>1,237</text:p>
          </table:table-cell>
          <table:table-cell table:style-name="ce7" table:formula="of:=AVERAGE([.F471:.J471])" office:value-type="float" office:value="0.17" calcext:value-type="float">
            <text:p>0,17</text:p>
          </table:table-cell>
          <table:table-cell table:style-name="ce9" table:formula="of:=AVERAGE([.K471:.O471])" office:value-type="float" office:value="0.1" calcext:value-type="float">
            <text:p>0,10</text:p>
          </table:table-cell>
          <table:table-cell table:style-name="ce12" table:formula="of:=[.Q471]/[.Q471]*(LOG([.R471]*1000)/LOG([.R471]*1000))" office:value-type="float" office:value="1" calcext:value-type="float">
            <text:p>1,00</text:p>
          </table:table-cell>
          <table:table-cell table:style-name="ce12" table:formula="of:=[.Q471]/[.Q471]*(LOG([.S471]*1000)/LOG([.S47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75481" calcext:value-type="float">
            <text:p>2175481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72]/([.C472]*[.D472])" office:value-type="float" office:value="1.94283782721765" calcext:value-type="float">
            <text:p>1,94</text:p>
          </table:table-cell>
          <table:table-cell table:style-name="ce5" table:formula="of:=[.B472]/[.E472]" office:value-type="float" office:value="1.54414035332876" calcext:value-type="float">
            <text:p>1,544</text:p>
          </table:table-cell>
          <table:table-cell table:style-name="ce7" table:formula="of:=AVERAGE([.F472:.J472])" office:value-type="float" office:value="0.176" calcext:value-type="float">
            <text:p>0,18</text:p>
          </table:table-cell>
          <table:table-cell table:style-name="ce9" table:formula="of:=AVERAGE([.K472:.O472])" office:value-type="float" office:value="0.114" calcext:value-type="float">
            <text:p>0,11</text:p>
          </table:table-cell>
          <table:table-cell table:style-name="ce12" table:formula="of:=[.Q472]/[.Q472]*(LOG([.R472]*1000)/LOG([.R472]*1000))" office:value-type="float" office:value="1" calcext:value-type="float">
            <text:p>1,00</text:p>
          </table:table-cell>
          <table:table-cell table:style-name="ce12" table:formula="of:=[.Q472]/[.Q472]*(LOG([.S472]*1000)/LOG([.S47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713190" calcext:value-type="float">
            <text:p>2713190</text:p>
          </table:table-cell>
          <table:table-cell table:number-columns-repeated="5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73]/([.C473]*[.D473])" office:value-type="float" office:value="2.11095878900293" calcext:value-type="float">
            <text:p>2,11</text:p>
          </table:table-cell>
          <table:table-cell table:style-name="ce5" table:formula="of:=[.B473]/[.E473]" office:value-type="float" office:value="1.4211610687051" calcext:value-type="float">
            <text:p>1,421</text:p>
          </table:table-cell>
          <table:table-cell table:style-name="ce7" table:formula="of:=AVERAGE([.F473:.J473])" office:value-type="float" office:value="0.24" calcext:value-type="float">
            <text:p>0,24</text:p>
          </table:table-cell>
          <table:table-cell table:style-name="ce9" table:formula="of:=AVERAGE([.K473:.O473])" office:value-type="float" office:value="0.11" calcext:value-type="float">
            <text:p>0,11</text:p>
          </table:table-cell>
          <table:table-cell table:style-name="ce12" table:formula="of:=[.Q473]/[.Q473]*(LOG([.R473]*1000)/LOG([.R473]*1000))" office:value-type="float" office:value="1" calcext:value-type="float">
            <text:p>1,00</text:p>
          </table:table-cell>
          <table:table-cell table:style-name="ce12" table:formula="of:=[.Q473]/[.Q473]*(LOG([.S473]*1000)/LOG([.S47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2020149" calcext:value-type="float">
            <text:p>202014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74]/([.C474]*[.D474])" office:value-type="float" office:value="1.7990782630379" calcext:value-type="float">
            <text:p>1,80</text:p>
          </table:table-cell>
          <table:table-cell table:style-name="ce5" table:formula="of:=[.B474]/[.E474]" office:value-type="float" office:value="1.66752848428507" calcext:value-type="float">
            <text:p>1,668</text:p>
          </table:table-cell>
          <table:table-cell table:style-name="ce7" table:formula="of:=AVERAGE([.F474:.J474])" office:value-type="float" office:value="0.234" calcext:value-type="float">
            <text:p>0,23</text:p>
          </table:table-cell>
          <table:table-cell table:style-name="ce9" table:formula="of:=AVERAGE([.K474:.O474])" office:value-type="float" office:value="0.1" calcext:value-type="float">
            <text:p>0,10</text:p>
          </table:table-cell>
          <table:table-cell table:style-name="ce12" table:formula="of:=[.Q474]/[.Q474]*(LOG([.R474]*1000)/LOG([.R474]*1000))" office:value-type="float" office:value="1" calcext:value-type="float">
            <text:p>1,00</text:p>
          </table:table-cell>
          <table:table-cell table:style-name="ce12" table:formula="of:=[.Q474]/[.Q474]*(LOG([.S474]*1000)/LOG([.S47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824351" calcext:value-type="float">
            <text:p>1824351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75]/([.C475]*[.D475])" office:value-type="float" office:value="1.96494687909285" calcext:value-type="float">
            <text:p>1,96</text:p>
          </table:table-cell>
          <table:table-cell table:style-name="ce5" table:formula="of:=[.B475]/[.E475]" office:value-type="float" office:value="1.52676760119078" calcext:value-type="float">
            <text:p>1,527</text:p>
          </table:table-cell>
          <table:table-cell table:style-name="ce7" table:formula="of:=AVERAGE([.F475:.J475])" office:value-type="float" office:value="0.17" calcext:value-type="float">
            <text:p>0,17</text:p>
          </table:table-cell>
          <table:table-cell table:style-name="ce9" table:formula="of:=AVERAGE([.K475:.O475])" office:value-type="float" office:value="0.096" calcext:value-type="float">
            <text:p>0,10</text:p>
          </table:table-cell>
          <table:table-cell table:style-name="ce12" table:formula="of:=[.Q475]/[.Q475]*(LOG([.R475]*1000)/LOG([.R475]*1000))" office:value-type="float" office:value="1" calcext:value-type="float">
            <text:p>1,00</text:p>
          </table:table-cell>
          <table:table-cell table:style-name="ce12" table:formula="of:=[.Q475]/[.Q475]*(LOG([.S475]*1000)/LOG([.S47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700070" calcext:value-type="float">
            <text:p>2700070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476]/([.C476]*[.D476])" office:value-type="float" office:value="2.05609334117167" calcext:value-type="float">
            <text:p>2,06</text:p>
          </table:table-cell>
          <table:table-cell table:style-name="ce5" table:formula="of:=[.B476]/[.E476]" office:value-type="float" office:value="1.45908365338676" calcext:value-type="float">
            <text:p>1,459</text:p>
          </table:table-cell>
          <table:table-cell table:style-name="ce7" table:formula="of:=AVERAGE([.F476:.J476])" office:value-type="float" office:value="0.226" calcext:value-type="float">
            <text:p>0,23</text:p>
          </table:table-cell>
          <table:table-cell table:style-name="ce9" table:formula="of:=AVERAGE([.K476:.O476])" office:value-type="float" office:value="0.114" calcext:value-type="float">
            <text:p>0,11</text:p>
          </table:table-cell>
          <table:table-cell table:style-name="ce12" table:formula="of:=[.Q476]/[.Q476]*(LOG([.R476]*1000)/LOG([.R476]*1000))" office:value-type="float" office:value="1" calcext:value-type="float">
            <text:p>1,00</text:p>
          </table:table-cell>
          <table:table-cell table:style-name="ce12" table:formula="of:=[.Q476]/[.Q476]*(LOG([.S476]*1000)/LOG([.S47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505037" calcext:value-type="float">
            <text:p>2505037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77]/([.C477]*[.D477])" office:value-type="float" office:value="2.24176421105384" calcext:value-type="float">
            <text:p>2,24</text:p>
          </table:table-cell>
          <table:table-cell table:style-name="ce5" table:formula="of:=[.B477]/[.E477]" office:value-type="float" office:value="1.33823811784018" calcext:value-type="float">
            <text:p>1,338</text:p>
          </table:table-cell>
          <table:table-cell table:style-name="ce7" table:formula="of:=AVERAGE([.F477:.J477])" office:value-type="float" office:value="0.188" calcext:value-type="float">
            <text:p>0,19</text:p>
          </table:table-cell>
          <table:table-cell table:style-name="ce9" table:formula="of:=AVERAGE([.K477:.O477])" office:value-type="float" office:value="0.11" calcext:value-type="float">
            <text:p>0,11</text:p>
          </table:table-cell>
          <table:table-cell table:style-name="ce12" table:formula="of:=[.Q477]/[.Q477]*(LOG([.R477]*1000)/LOG([.R477]*1000))" office:value-type="float" office:value="1" calcext:value-type="float">
            <text:p>1,00</text:p>
          </table:table-cell>
          <table:table-cell table:style-name="ce12" table:formula="of:=[.Q477]/[.Q477]*(LOG([.S477]*1000)/LOG([.S47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3194544" calcext:value-type="float">
            <text:p>3194544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478]/([.C478]*[.D478])" office:value-type="float" office:value="2.44305903946161" calcext:value-type="float">
            <text:p>2,44</text:p>
          </table:table-cell>
          <table:table-cell table:style-name="ce5" table:formula="of:=[.B478]/[.E478]" office:value-type="float" office:value="1.22797369515023" calcext:value-type="float">
            <text:p>1,228</text:p>
          </table:table-cell>
          <table:table-cell table:style-name="ce7" table:formula="of:=AVERAGE([.F478:.J478])" office:value-type="float" office:value="0.224" calcext:value-type="float">
            <text:p>0,22</text:p>
          </table:table-cell>
          <table:table-cell table:style-name="ce9" table:formula="of:=AVERAGE([.K478:.O478])" office:value-type="float" office:value="0.118" calcext:value-type="float">
            <text:p>0,12</text:p>
          </table:table-cell>
          <table:table-cell table:style-name="ce12" table:formula="of:=[.Q478]/[.Q478]*(LOG([.R478]*1000)/LOG([.R478]*1000))" office:value-type="float" office:value="1" calcext:value-type="float">
            <text:p>1,00</text:p>
          </table:table-cell>
          <table:table-cell table:style-name="ce12" table:formula="of:=[.Q478]/[.Q478]*(LOG([.S478]*1000)/LOG([.S47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2020132" calcext:value-type="float">
            <text:p>2020132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3" table:style-name="ce7" office:value-type="float" office:value="0.3" calcext:value-type="float">
            <text:p>0,30</text:p>
          </table:table-cell>
          <table:table-cell table:style-name="ce7" office:value-type="float" office:value="0.32" calcext:value-type="float">
            <text:p>0,3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79]/([.C479]*[.D479])" office:value-type="float" office:value="1.57252771204384" calcext:value-type="float">
            <text:p>1,57</text:p>
          </table:table-cell>
          <table:table-cell table:style-name="ce5" table:formula="of:=[.B479]/[.E479]" office:value-type="float" office:value="1.90776493813276" calcext:value-type="float">
            <text:p>1,908</text:p>
          </table:table-cell>
          <table:table-cell table:style-name="ce7" table:formula="of:=AVERAGE([.F479:.J479])" office:value-type="float" office:value="0.312" calcext:value-type="float">
            <text:p>0,31</text:p>
          </table:table-cell>
          <table:table-cell table:style-name="ce9" table:formula="of:=AVERAGE([.K479:.O479])" office:value-type="float" office:value="0.108" calcext:value-type="float">
            <text:p>0,11</text:p>
          </table:table-cell>
          <table:table-cell table:style-name="ce12" table:formula="of:=[.Q479]/[.Q479]*(LOG([.R479]*1000)/LOG([.R479]*1000))" office:value-type="float" office:value="1" calcext:value-type="float">
            <text:p>1,00</text:p>
          </table:table-cell>
          <table:table-cell table:style-name="ce12" table:formula="of:=[.Q479]/[.Q479]*(LOG([.S479]*1000)/LOG([.S47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339196" calcext:value-type="float">
            <text:p>233919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0]/([.C480]*[.D480])" office:value-type="float" office:value="2.15752386082324" calcext:value-type="float">
            <text:p>2,16</text:p>
          </table:table-cell>
          <table:table-cell table:style-name="ce5" table:formula="of:=[.B480]/[.E480]" office:value-type="float" office:value="1.39048972381964" calcext:value-type="float">
            <text:p>1,390</text:p>
          </table:table-cell>
          <table:table-cell table:style-name="ce7" table:formula="of:=AVERAGE([.F480:.J480])" office:value-type="float" office:value="0.192" calcext:value-type="float">
            <text:p>0,19</text:p>
          </table:table-cell>
          <table:table-cell table:style-name="ce9" table:formula="of:=AVERAGE([.K480:.O480])" office:value-type="float" office:value="0.11" calcext:value-type="float">
            <text:p>0,11</text:p>
          </table:table-cell>
          <table:table-cell table:style-name="ce12" table:formula="of:=[.Q480]/[.Q480]*(LOG([.R480]*1000)/LOG([.R480]*1000))" office:value-type="float" office:value="1" calcext:value-type="float">
            <text:p>1,00</text:p>
          </table:table-cell>
          <table:table-cell table:style-name="ce12" table:formula="of:=[.Q480]/[.Q480]*(LOG([.S480]*1000)/LOG([.S48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10460" calcext:value-type="float">
            <text:p>2810460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81]/([.C481]*[.D481])" office:value-type="float" office:value="2.13862407772664" calcext:value-type="float">
            <text:p>2,14</text:p>
          </table:table-cell>
          <table:table-cell table:style-name="ce5" table:formula="of:=[.B481]/[.E481]" office:value-type="float" office:value="1.40277676963913" calcext:value-type="float">
            <text:p>1,403</text:p>
          </table:table-cell>
          <table:table-cell table:style-name="ce7" table:formula="of:=AVERAGE([.F481:.J481])" office:value-type="float" office:value="0.216" calcext:value-type="float">
            <text:p>0,22</text:p>
          </table:table-cell>
          <table:table-cell table:style-name="ce9" table:formula="of:=AVERAGE([.K481:.O481])" office:value-type="float" office:value="0.12" calcext:value-type="float">
            <text:p>0,12</text:p>
          </table:table-cell>
          <table:table-cell table:style-name="ce12" table:formula="of:=[.Q481]/[.Q481]*(LOG([.R481]*1000)/LOG([.R481]*1000))" office:value-type="float" office:value="1" calcext:value-type="float">
            <text:p>1,00</text:p>
          </table:table-cell>
          <table:table-cell table:style-name="ce12" table:formula="of:=[.Q481]/[.Q481]*(LOG([.S481]*1000)/LOG([.S48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836844" calcext:value-type="float">
            <text:p>18368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2]/([.C482]*[.D482])" office:value-type="float" office:value="1.92106342034806" calcext:value-type="float">
            <text:p>1,92</text:p>
          </table:table-cell>
          <table:table-cell table:style-name="ce5" table:formula="of:=[.B482]/[.E482]" office:value-type="float" office:value="1.56164377595484" calcext:value-type="float">
            <text:p>1,562</text:p>
          </table:table-cell>
          <table:table-cell table:style-name="ce7" table:formula="of:=AVERAGE([.F482:.J482])" office:value-type="float" office:value="0.176" calcext:value-type="float">
            <text:p>0,18</text:p>
          </table:table-cell>
          <table:table-cell table:style-name="ce9" table:formula="of:=AVERAGE([.K482:.O482])" office:value-type="float" office:value="0.102" calcext:value-type="float">
            <text:p>0,10</text:p>
          </table:table-cell>
          <table:table-cell table:style-name="ce12" table:formula="of:=[.Q482]/[.Q482]*(LOG([.R482]*1000)/LOG([.R482]*1000))" office:value-type="float" office:value="1" calcext:value-type="float">
            <text:p>1,00</text:p>
          </table:table-cell>
          <table:table-cell table:style-name="ce12" table:formula="of:=[.Q482]/[.Q482]*(LOG([.S482]*1000)/LOG([.S48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936461" calcext:value-type="float">
            <text:p>193646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83]/([.C483]*[.D483])" office:value-type="float" office:value="1.72857558575479" calcext:value-type="float">
            <text:p>1,73</text:p>
          </table:table-cell>
          <table:table-cell table:style-name="ce5" table:formula="of:=[.B483]/[.E483]" office:value-type="float" office:value="1.73554127865214" calcext:value-type="float">
            <text:p>1,736</text:p>
          </table:table-cell>
          <table:table-cell table:style-name="ce7" table:formula="of:=AVERAGE([.F483:.J483])" office:value-type="float" office:value="0.21" calcext:value-type="float">
            <text:p>0,21</text:p>
          </table:table-cell>
          <table:table-cell table:style-name="ce9" table:formula="of:=AVERAGE([.K483:.O483])" office:value-type="float" office:value="0.11" calcext:value-type="float">
            <text:p>0,11</text:p>
          </table:table-cell>
          <table:table-cell table:style-name="ce12" table:formula="of:=[.Q483]/[.Q483]*(LOG([.R483]*1000)/LOG([.R483]*1000))" office:value-type="float" office:value="1" calcext:value-type="float">
            <text:p>1,00</text:p>
          </table:table-cell>
          <table:table-cell table:style-name="ce12" table:formula="of:=[.Q483]/[.Q483]*(LOG([.S483]*1000)/LOG([.S48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326293" calcext:value-type="float">
            <text:p>232629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4]/([.C484]*[.D484])" office:value-type="float" office:value="2.38925463822655" calcext:value-type="float">
            <text:p>2,39</text:p>
          </table:table-cell>
          <table:table-cell table:style-name="ce5" table:formula="of:=[.B484]/[.E484]" office:value-type="float" office:value="1.25562859020768" calcext:value-type="float">
            <text:p>1,256</text:p>
          </table:table-cell>
          <table:table-cell table:style-name="ce7" table:formula="of:=AVERAGE([.F484:.J484])" office:value-type="float" office:value="0.17" calcext:value-type="float">
            <text:p>0,17</text:p>
          </table:table-cell>
          <table:table-cell table:style-name="ce9" table:formula="of:=AVERAGE([.K484:.O484])" office:value-type="float" office:value="0.102" calcext:value-type="float">
            <text:p>0,10</text:p>
          </table:table-cell>
          <table:table-cell table:style-name="ce12" table:formula="of:=[.Q484]/[.Q484]*(LOG([.R484]*1000)/LOG([.R484]*1000))" office:value-type="float" office:value="1" calcext:value-type="float">
            <text:p>1,00</text:p>
          </table:table-cell>
          <table:table-cell table:style-name="ce12" table:formula="of:=[.Q484]/[.Q484]*(LOG([.S484]*1000)/LOG([.S48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239321" calcext:value-type="float">
            <text:p>2239321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5]/([.C485]*[.D485])" office:value-type="float" office:value="2.29992872167354" calcext:value-type="float">
            <text:p>2,30</text:p>
          </table:table-cell>
          <table:table-cell table:style-name="ce5" table:formula="of:=[.B485]/[.E485]" office:value-type="float" office:value="1.30439539485407" calcext:value-type="float">
            <text:p>1,304</text:p>
          </table:table-cell>
          <table:table-cell table:style-name="ce7" table:formula="of:=AVERAGE([.F485:.J485])" office:value-type="float" office:value="0.186" calcext:value-type="float">
            <text:p>0,19</text:p>
          </table:table-cell>
          <table:table-cell table:style-name="ce9" table:formula="of:=AVERAGE([.K485:.O485])" office:value-type="float" office:value="0.102" calcext:value-type="float">
            <text:p>0,10</text:p>
          </table:table-cell>
          <table:table-cell table:style-name="ce12" table:formula="of:=[.Q485]/[.Q485]*(LOG([.R485]*1000)/LOG([.R485]*1000))" office:value-type="float" office:value="1" calcext:value-type="float">
            <text:p>1,00</text:p>
          </table:table-cell>
          <table:table-cell table:style-name="ce12" table:formula="of:=[.Q485]/[.Q485]*(LOG([.S485]*1000)/LOG([.S48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645449" calcext:value-type="float">
            <text:p>2645449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486]/([.C486]*[.D486])" office:value-type="float" office:value="2.36254804669639" calcext:value-type="float">
            <text:p>2,36</text:p>
          </table:table-cell>
          <table:table-cell table:style-name="ce5" table:formula="of:=[.B486]/[.E486]" office:value-type="float" office:value="1.26982149344024" calcext:value-type="float">
            <text:p>1,270</text:p>
          </table:table-cell>
          <table:table-cell table:style-name="ce7" table:formula="of:=AVERAGE([.F486:.J486])" office:value-type="float" office:value="0.198" calcext:value-type="float">
            <text:p>0,20</text:p>
          </table:table-cell>
          <table:table-cell table:style-name="ce9" table:formula="of:=AVERAGE([.K486:.O486])" office:value-type="float" office:value="0.108" calcext:value-type="float">
            <text:p>0,11</text:p>
          </table:table-cell>
          <table:table-cell table:style-name="ce12" table:formula="of:=[.Q486]/[.Q486]*(LOG([.R486]*1000)/LOG([.R486]*1000))" office:value-type="float" office:value="1" calcext:value-type="float">
            <text:p>1,00</text:p>
          </table:table-cell>
          <table:table-cell table:style-name="ce12" table:formula="of:=[.Q486]/[.Q486]*(LOG([.S486]*1000)/LOG([.S48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900839" calcext:value-type="float">
            <text:p>190083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87]/([.C487]*[.D487])" office:value-type="float" office:value="1.9034276616198" calcext:value-type="float">
            <text:p>1,90</text:p>
          </table:table-cell>
          <table:table-cell table:style-name="ce5" table:formula="of:=[.B487]/[.E487]" office:value-type="float" office:value="1.57611244297913" calcext:value-type="float">
            <text:p>1,576</text:p>
          </table:table-cell>
          <table:table-cell table:style-name="ce7" table:formula="of:=AVERAGE([.F487:.J487])" office:value-type="float" office:value="0.19" calcext:value-type="float">
            <text:p>0,19</text:p>
          </table:table-cell>
          <table:table-cell table:style-name="ce9" table:formula="of:=AVERAGE([.K487:.O487])" office:value-type="float" office:value="0.102" calcext:value-type="float">
            <text:p>0,10</text:p>
          </table:table-cell>
          <table:table-cell table:style-name="ce12" table:formula="of:=[.Q487]/[.Q487]*(LOG([.R487]*1000)/LOG([.R487]*1000))" office:value-type="float" office:value="1" calcext:value-type="float">
            <text:p>1,00</text:p>
          </table:table-cell>
          <table:table-cell table:style-name="ce12" table:formula="of:=[.Q487]/[.Q487]*(LOG([.S487]*1000)/LOG([.S48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367111" calcext:value-type="float">
            <text:p>136711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488]/([.C488]*[.D488])" office:value-type="float" office:value="1.42407395833333" calcext:value-type="float">
            <text:p>1,42</text:p>
          </table:table-cell>
          <table:table-cell table:style-name="ce5" table:formula="of:=[.B488]/[.E488]" office:value-type="float" office:value="2.10664386432411" calcext:value-type="float">
            <text:p>2,107</text:p>
          </table:table-cell>
          <table:table-cell table:style-name="ce7" table:formula="of:=AVERAGE([.F488:.J488])" office:value-type="float" office:value="0.194" calcext:value-type="float">
            <text:p>0,19</text:p>
          </table:table-cell>
          <table:table-cell table:style-name="ce9" table:formula="of:=AVERAGE([.K488:.O488])" office:value-type="float" office:value="0.092" calcext:value-type="float">
            <text:p>0,09</text:p>
          </table:table-cell>
          <table:table-cell table:style-name="ce12" table:formula="of:=[.Q488]/[.Q488]*(LOG([.R488]*1000)/LOG([.R488]*1000))" office:value-type="float" office:value="1" calcext:value-type="float">
            <text:p>1,00</text:p>
          </table:table-cell>
          <table:table-cell table:style-name="ce12" table:formula="of:=[.Q488]/[.Q488]*(LOG([.S488]*1000)/LOG([.S48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48843" calcext:value-type="float">
            <text:p>2348843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489]/([.C489]*[.D489])" office:value-type="float" office:value="2.09766071530636" calcext:value-type="float">
            <text:p>2,10</text:p>
          </table:table-cell>
          <table:table-cell table:style-name="ce5" table:formula="of:=[.B489]/[.E489]" office:value-type="float" office:value="1.43017136522109" calcext:value-type="float">
            <text:p>1,430</text:p>
          </table:table-cell>
          <table:table-cell table:style-name="ce7" table:formula="of:=AVERAGE([.F489:.J489])" office:value-type="float" office:value="0.216" calcext:value-type="float">
            <text:p>0,22</text:p>
          </table:table-cell>
          <table:table-cell table:style-name="ce9" table:formula="of:=AVERAGE([.K489:.O489])" office:value-type="float" office:value="0.11" calcext:value-type="float">
            <text:p>0,11</text:p>
          </table:table-cell>
          <table:table-cell table:style-name="ce12" table:formula="of:=[.Q489]/[.Q489]*(LOG([.R489]*1000)/LOG([.R489]*1000))" office:value-type="float" office:value="1" calcext:value-type="float">
            <text:p>1,00</text:p>
          </table:table-cell>
          <table:table-cell table:style-name="ce12" table:formula="of:=[.Q489]/[.Q489]*(LOG([.S489]*1000)/LOG([.S48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677829" calcext:value-type="float">
            <text:p>1677829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90]/([.C490]*[.D490])" office:value-type="float" office:value="1.6658085256787" calcext:value-type="float">
            <text:p>1,67</text:p>
          </table:table-cell>
          <table:table-cell table:style-name="ce5" table:formula="of:=[.B490]/[.E490]" office:value-type="float" office:value="1.80093680583659" calcext:value-type="float">
            <text:p>1,801</text:p>
          </table:table-cell>
          <table:table-cell table:style-name="ce7" table:formula="of:=AVERAGE([.F490:.J490])" office:value-type="float" office:value="0.198" calcext:value-type="float">
            <text:p>0,20</text:p>
          </table:table-cell>
          <table:table-cell table:style-name="ce9" table:formula="of:=AVERAGE([.K490:.O490])" office:value-type="float" office:value="0.1" calcext:value-type="float">
            <text:p>0,10</text:p>
          </table:table-cell>
          <table:table-cell table:style-name="ce12" table:formula="of:=[.Q490]/[.Q490]*(LOG([.R490]*1000)/LOG([.R490]*1000))" office:value-type="float" office:value="1" calcext:value-type="float">
            <text:p>1,00</text:p>
          </table:table-cell>
          <table:table-cell table:style-name="ce12" table:formula="of:=[.Q490]/[.Q490]*(LOG([.S490]*1000)/LOG([.S49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403233" calcext:value-type="float">
            <text:p>240323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491]/([.C491]*[.D491])" office:value-type="float" office:value="2.14623431784408" calcext:value-type="float">
            <text:p>2,15</text:p>
          </table:table-cell>
          <table:table-cell table:style-name="ce5" table:formula="of:=[.B491]/[.E491]" office:value-type="float" office:value="1.39780370858756" calcext:value-type="float">
            <text:p>1,398</text:p>
          </table:table-cell>
          <table:table-cell table:style-name="ce7" table:formula="of:=AVERAGE([.F491:.J491])" office:value-type="float" office:value="0.188" calcext:value-type="float">
            <text:p>0,19</text:p>
          </table:table-cell>
          <table:table-cell table:style-name="ce9" table:formula="of:=AVERAGE([.K491:.O491])" office:value-type="float" office:value="0.112" calcext:value-type="float">
            <text:p>0,11</text:p>
          </table:table-cell>
          <table:table-cell table:style-name="ce12" table:formula="of:=[.Q491]/[.Q491]*(LOG([.R491]*1000)/LOG([.R491]*1000))" office:value-type="float" office:value="1" calcext:value-type="float">
            <text:p>1,00</text:p>
          </table:table-cell>
          <table:table-cell table:style-name="ce12" table:formula="of:=[.Q491]/[.Q491]*(LOG([.S491]*1000)/LOG([.S49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2675049" calcext:value-type="float">
            <text:p>267504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492]/([.C492]*[.D492])" office:value-type="float" office:value="2.28636666666667" calcext:value-type="float">
            <text:p>2,29</text:p>
          </table:table-cell>
          <table:table-cell table:style-name="ce5" table:formula="of:=[.B492]/[.E492]" office:value-type="float" office:value="1.3121314787131" calcext:value-type="float">
            <text:p>1,312</text:p>
          </table:table-cell>
          <table:table-cell table:style-name="ce7" table:formula="of:=AVERAGE([.F492:.J492])" office:value-type="float" office:value="0.194" calcext:value-type="float">
            <text:p>0,19</text:p>
          </table:table-cell>
          <table:table-cell table:style-name="ce9" table:formula="of:=AVERAGE([.K492:.O492])" office:value-type="float" office:value="0.116" calcext:value-type="float">
            <text:p>0,12</text:p>
          </table:table-cell>
          <table:table-cell table:style-name="ce12" table:formula="of:=[.Q492]/[.Q492]*(LOG([.R492]*1000)/LOG([.R492]*1000))" office:value-type="float" office:value="1" calcext:value-type="float">
            <text:p>1,00</text:p>
          </table:table-cell>
          <table:table-cell table:style-name="ce12" table:formula="of:=[.Q492]/[.Q492]*(LOG([.S492]*1000)/LOG([.S49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987502" calcext:value-type="float">
            <text:p>298750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493]/([.C493]*[.D493])" office:value-type="float" office:value="2.82169896860478" calcext:value-type="float">
            <text:p>2,82</text:p>
          </table:table-cell>
          <table:table-cell table:style-name="ce5" table:formula="of:=[.B493]/[.E493]" office:value-type="float" office:value="1.06319460204545" calcext:value-type="float">
            <text:p>1,063</text:p>
          </table:table-cell>
          <table:table-cell table:style-name="ce7" table:formula="of:=AVERAGE([.F493:.J493])" office:value-type="float" office:value="0.176" calcext:value-type="float">
            <text:p>0,18</text:p>
          </table:table-cell>
          <table:table-cell table:style-name="ce9" table:formula="of:=AVERAGE([.K493:.O493])" office:value-type="float" office:value="0.1" calcext:value-type="float">
            <text:p>0,10</text:p>
          </table:table-cell>
          <table:table-cell table:style-name="ce12" table:formula="of:=[.Q493]/[.Q493]*(LOG([.R493]*1000)/LOG([.R493]*1000))" office:value-type="float" office:value="1" calcext:value-type="float">
            <text:p>1,00</text:p>
          </table:table-cell>
          <table:table-cell table:style-name="ce12" table:formula="of:=[.Q493]/[.Q493]*(LOG([.S493]*1000)/LOG([.S49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787915" calcext:value-type="float">
            <text:p>1787915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94]/([.C494]*[.D494])" office:value-type="float" office:value="1.59671764260402" calcext:value-type="float">
            <text:p>1,60</text:p>
          </table:table-cell>
          <table:table-cell table:style-name="ce5" table:formula="of:=[.B494]/[.E494]" office:value-type="float" office:value="1.87886336878431" calcext:value-type="float">
            <text:p>1,879</text:p>
          </table:table-cell>
          <table:table-cell table:style-name="ce7" table:formula="of:=AVERAGE([.F494:.J494])" office:value-type="float" office:value="0.228" calcext:value-type="float">
            <text:p>0,23</text:p>
          </table:table-cell>
          <table:table-cell table:style-name="ce9" table:formula="of:=AVERAGE([.K494:.O494])" office:value-type="float" office:value="0.102" calcext:value-type="float">
            <text:p>0,10</text:p>
          </table:table-cell>
          <table:table-cell table:style-name="ce12" table:formula="of:=[.Q494]/[.Q494]*(LOG([.R494]*1000)/LOG([.R494]*1000))" office:value-type="float" office:value="1" calcext:value-type="float">
            <text:p>1,00</text:p>
          </table:table-cell>
          <table:table-cell table:style-name="ce12" table:formula="of:=[.Q494]/[.Q494]*(LOG([.S494]*1000)/LOG([.S49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2129405" calcext:value-type="float">
            <text:p>212940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495]/([.C495]*[.D495])" office:value-type="float" office:value="2.30574865731116" calcext:value-type="float">
            <text:p>2,31</text:p>
          </table:table-cell>
          <table:table-cell table:style-name="ce5" table:formula="of:=[.B495]/[.E495]" office:value-type="float" office:value="1.30110335985874" calcext:value-type="float">
            <text:p>1,301</text:p>
          </table:table-cell>
          <table:table-cell table:style-name="ce7" table:formula="of:=AVERAGE([.F495:.J495])" office:value-type="float" office:value="0.162" calcext:value-type="float">
            <text:p>0,16</text:p>
          </table:table-cell>
          <table:table-cell table:style-name="ce9" table:formula="of:=AVERAGE([.K495:.O495])" office:value-type="float" office:value="0.104" calcext:value-type="float">
            <text:p>0,10</text:p>
          </table:table-cell>
          <table:table-cell table:style-name="ce12" table:formula="of:=[.Q495]/[.Q495]*(LOG([.R495]*1000)/LOG([.R495]*1000))" office:value-type="float" office:value="1" calcext:value-type="float">
            <text:p>1,00</text:p>
          </table:table-cell>
          <table:table-cell table:style-name="ce12" table:formula="of:=[.Q495]/[.Q495]*(LOG([.S495]*1000)/LOG([.S49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899753" calcext:value-type="float">
            <text:p>289975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496]/([.C496]*[.D496])" office:value-type="float" office:value="2.25126314383847" calcext:value-type="float">
            <text:p>2,25</text:p>
          </table:table-cell>
          <table:table-cell table:style-name="ce5" table:formula="of:=[.B496]/[.E496]" office:value-type="float" office:value="1.33259074134935" calcext:value-type="float">
            <text:p>1,333</text:p>
          </table:table-cell>
          <table:table-cell table:style-name="ce7" table:formula="of:=AVERAGE([.F496:.J496])" office:value-type="float" office:value="0.212" calcext:value-type="float">
            <text:p>0,21</text:p>
          </table:table-cell>
          <table:table-cell table:style-name="ce9" table:formula="of:=AVERAGE([.K496:.O496])" office:value-type="float" office:value="0.12" calcext:value-type="float">
            <text:p>0,12</text:p>
          </table:table-cell>
          <table:table-cell table:style-name="ce12" table:formula="of:=[.Q496]/[.Q496]*(LOG([.R496]*1000)/LOG([.R496]*1000))" office:value-type="float" office:value="1" calcext:value-type="float">
            <text:p>1,00</text:p>
          </table:table-cell>
          <table:table-cell table:style-name="ce12" table:formula="of:=[.Q496]/[.Q496]*(LOG([.S496]*1000)/LOG([.S49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960229" calcext:value-type="float">
            <text:p>196022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497]/([.C497]*[.D497])" office:value-type="float" office:value="1.80099245141564" calcext:value-type="float">
            <text:p>1,80</text:p>
          </table:table-cell>
          <table:table-cell table:style-name="ce5" table:formula="of:=[.B497]/[.E497]" office:value-type="float" office:value="1.66575639886972" calcext:value-type="float">
            <text:p>1,666</text:p>
          </table:table-cell>
          <table:table-cell table:style-name="ce7" table:formula="of:=AVERAGE([.F497:.J497])" office:value-type="float" office:value="0.188" calcext:value-type="float">
            <text:p>0,19</text:p>
          </table:table-cell>
          <table:table-cell table:style-name="ce9" table:formula="of:=AVERAGE([.K497:.O497])" office:value-type="float" office:value="0.108" calcext:value-type="float">
            <text:p>0,11</text:p>
          </table:table-cell>
          <table:table-cell table:style-name="ce12" table:formula="of:=[.Q497]/[.Q497]*(LOG([.R497]*1000)/LOG([.R497]*1000))" office:value-type="float" office:value="1" calcext:value-type="float">
            <text:p>1,00</text:p>
          </table:table-cell>
          <table:table-cell table:style-name="ce12" table:formula="of:=[.Q497]/[.Q497]*(LOG([.S497]*1000)/LOG([.S49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134244" calcext:value-type="float">
            <text:p>21342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498]/([.C498]*[.D498])" office:value-type="float" office:value="2.27434356351236" calcext:value-type="float">
            <text:p>2,27</text:p>
          </table:table-cell>
          <table:table-cell table:style-name="ce5" table:formula="of:=[.B498]/[.E498]" office:value-type="float" office:value="1.31906942224038" calcext:value-type="float">
            <text:p>1,319</text:p>
          </table:table-cell>
          <table:table-cell table:style-name="ce7" table:formula="of:=AVERAGE([.F498:.J498])" office:value-type="float" office:value="0.178" calcext:value-type="float">
            <text:p>0,18</text:p>
          </table:table-cell>
          <table:table-cell table:style-name="ce9" table:formula="of:=AVERAGE([.K498:.O498])" office:value-type="float" office:value="0.104" calcext:value-type="float">
            <text:p>0,10</text:p>
          </table:table-cell>
          <table:table-cell table:style-name="ce12" table:formula="of:=[.Q498]/[.Q498]*(LOG([.R498]*1000)/LOG([.R498]*1000))" office:value-type="float" office:value="1" calcext:value-type="float">
            <text:p>1,00</text:p>
          </table:table-cell>
          <table:table-cell table:style-name="ce12" table:formula="of:=[.Q498]/[.Q498]*(LOG([.S498]*1000)/LOG([.S49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950986" calcext:value-type="float">
            <text:p>1950986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21" calcext:value-type="float">
            <text:p>0,2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.E499]/([.C499]*[.D499])" office:value-type="float" office:value="1.74235003715135" calcext:value-type="float">
            <text:p>1,74</text:p>
          </table:table-cell>
          <table:table-cell table:style-name="ce5" table:formula="of:=[.B499]/[.E499]" office:value-type="float" office:value="1.72182065888735" calcext:value-type="float">
            <text:p>1,722</text:p>
          </table:table-cell>
          <table:table-cell table:style-name="ce7" table:formula="of:=AVERAGE([.F499:.J499])" office:value-type="float" office:value="0.214" calcext:value-type="float">
            <text:p>0,21</text:p>
          </table:table-cell>
          <table:table-cell table:style-name="ce9" table:formula="of:=AVERAGE([.K499:.O499])" office:value-type="float" office:value="0.108" calcext:value-type="float">
            <text:p>0,11</text:p>
          </table:table-cell>
          <table:table-cell table:style-name="ce34" table:formula="of:=[.Q499]/[.Q499]*(LOG([.R499]*1000)/LOG([.R499]*1000))" office:value-type="float" office:value="1" calcext:value-type="float">
            <text:p>1,00</text:p>
          </table:table-cell>
          <table:table-cell table:style-name="ce34" table:formula="of:=[.Q499]/[.Q499]*(LOG([.S499]*1000)/LOG([.S49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450:.P499])" office:value-type="float" office:value="2.06293053972334" calcext:value-type="float">
            <text:p>2,06</text:p>
          </table:table-cell>
          <table:table-cell table:style-name="ce30" table:formula="of:=AVERAGE([.Q450:.Q499])" office:value-type="float" office:value="1.49808766743641" calcext:value-type="float">
            <text:p>1,498</text:p>
          </table:table-cell>
          <table:table-cell table:style-name="ce31" table:formula="of:=AVERAGE([.R450:.R499])" office:value-type="float" office:value="0.20036" calcext:value-type="float">
            <text:p>0,20</text:p>
          </table:table-cell>
          <table:table-cell table:style-name="ce32" table:formula="of:=AVERAGE([.S450:.S499])" office:value-type="float" office:value="0.10544" calcext:value-type="float">
            <text:p>0,11</text:p>
          </table:table-cell>
          <table:table-cell table:style-name="ce35" table:formula="of:=[.Q500]/[.Q500]*(LOG([.R500]*1000)/LOG([.R500]*1000))" office:value-type="float" office:value="1" calcext:value-type="float">
            <text:p>1,00</text:p>
          </table:table-cell>
          <table:table-cell table:style-name="ce35" table:formula="of:=[.Q500]/[.Q500]*(LOG([.S500]*1000)/LOG([.S50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VP9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4393" calcext:value-type="float">
            <text:p>63439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3" calcext:value-type="float">
            <text:p>2,03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06]/([.C506]*[.D506])" office:value-type="float" office:value="0.605175144045484" calcext:value-type="float">
            <text:p>0,61</text:p>
          </table:table-cell>
          <table:table-cell table:style-name="ce5" table:formula="of:=[.B506]/[.E506]" office:value-type="float" office:value="4.9572678134847" calcext:value-type="float">
            <text:p>4,957</text:p>
          </table:table-cell>
          <table:table-cell table:style-name="ce7" table:formula="of:=AVERAGE([.F506:.J506])" office:value-type="float" office:value="2.056" calcext:value-type="float">
            <text:p>2,06</text:p>
          </table:table-cell>
          <table:table-cell table:style-name="ce9" table:formula="of:=AVERAGE([.K506:.O506])" office:value-type="float" office:value="0.07" calcext:value-type="float">
            <text:p>0,07</text:p>
          </table:table-cell>
          <table:table-cell table:style-name="ce12" table:formula="of:=[.Q506]/[.Q450]*(LOG([.R450]*1000)/LOG([.R506]*1000))" office:value-type="float" office:value="2.10488643154261" calcext:value-type="float">
            <text:p>2,10</text:p>
          </table:table-cell>
          <table:table-cell table:style-name="ce12" table:formula="of:=[.Q506]/[.Q450]*(LOG([.S450]*1000)/LOG([.S506]*1000))" office:value-type="float" office:value="3.16553415496226" calcext:value-type="float">
            <text:p>3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3554" calcext:value-type="float">
            <text:p>903554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2" table:style-name="ce7" office:value-type="float" office:value="2.1" calcext:value-type="float">
            <text:p>2,10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07]/([.C507]*[.D507])" office:value-type="float" office:value="0.90170730344255" calcext:value-type="float">
            <text:p>0,90</text:p>
          </table:table-cell>
          <table:table-cell table:style-name="ce5" table:formula="of:=[.B507]/[.E507]" office:value-type="float" office:value="3.32703966780071" calcext:value-type="float">
            <text:p>3,327</text:p>
          </table:table-cell>
          <table:table-cell table:style-name="ce7" table:formula="of:=AVERAGE([.F507:.J507])" office:value-type="float" office:value="2.094" calcext:value-type="float">
            <text:p>2,09</text:p>
          </table:table-cell>
          <table:table-cell table:style-name="ce9" table:formula="of:=AVERAGE([.K507:.O507])" office:value-type="float" office:value="0.09" calcext:value-type="float">
            <text:p>0,09</text:p>
          </table:table-cell>
          <table:table-cell table:style-name="ce12" table:formula="of:=[.Q507]/[.Q451]*(LOG([.R451]*1000)/LOG([.R507]*1000))" office:value-type="float" office:value="1.94363941392994" calcext:value-type="float">
            <text:p>1,94</text:p>
          </table:table-cell>
          <table:table-cell table:style-name="ce12" table:formula="of:=[.Q507]/[.Q451]*(LOG([.S451]*1000)/LOG([.S507]*1000))" office:value-type="float" office:value="2.96767516159103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9768" calcext:value-type="float">
            <text:p>979768</text:p>
          </table:table-cell>
          <table:table-cell table:number-columns-repeated="2" table:style-name="ce7" office:value-type="float" office:value="2.2" calcext:value-type="float">
            <text:p>2,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508]/([.C508]*[.D508])" office:value-type="float" office:value="0.960941239240794" calcext:value-type="float">
            <text:p>0,96</text:p>
          </table:table-cell>
          <table:table-cell table:style-name="ce5" table:formula="of:=[.B508]/[.E508]" office:value-type="float" office:value="3.12195540168693" calcext:value-type="float">
            <text:p>3,122</text:p>
          </table:table-cell>
          <table:table-cell table:style-name="ce7" table:formula="of:=AVERAGE([.F508:.J508])" office:value-type="float" office:value="2.21" calcext:value-type="float">
            <text:p>2,21</text:p>
          </table:table-cell>
          <table:table-cell table:style-name="ce9" table:formula="of:=AVERAGE([.K508:.O508])" office:value-type="float" office:value="0.162" calcext:value-type="float">
            <text:p>0,16</text:p>
          </table:table-cell>
          <table:table-cell table:style-name="ce12" table:formula="of:=[.Q508]/[.Q452]*(LOG([.R452]*1000)/LOG([.R508]*1000))" office:value-type="float" office:value="1.82811455949686" calcext:value-type="float">
            <text:p>1,83</text:p>
          </table:table-cell>
          <table:table-cell table:style-name="ce12" table:formula="of:=[.Q508]/[.Q452]*(LOG([.S452]*1000)/LOG([.S508]*1000))" office:value-type="float" office:value="2.49573674253937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1261" calcext:value-type="float">
            <text:p>651261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09]/([.C509]*[.D509])" office:value-type="float" office:value="0.581615976508916" calcext:value-type="float">
            <text:p>0,58</text:p>
          </table:table-cell>
          <table:table-cell table:style-name="ce5" table:formula="of:=[.B509]/[.E509]" office:value-type="float" office:value="5.15806719579401" calcext:value-type="float">
            <text:p>5,158</text:p>
          </table:table-cell>
          <table:table-cell table:style-name="ce7" table:formula="of:=AVERAGE([.F509:.J509])" office:value-type="float" office:value="2.124" calcext:value-type="float">
            <text:p>2,12</text:p>
          </table:table-cell>
          <table:table-cell table:style-name="ce9" table:formula="of:=AVERAGE([.K509:.O509])" office:value-type="float" office:value="0.07" calcext:value-type="float">
            <text:p>0,07</text:p>
          </table:table-cell>
          <table:table-cell table:style-name="ce12" table:formula="of:=[.Q509]/[.Q453]*(LOG([.R453]*1000)/LOG([.R509]*1000))" office:value-type="float" office:value="2.33362637744186" calcext:value-type="float">
            <text:p>2,33</text:p>
          </table:table-cell>
          <table:table-cell table:style-name="ce12" table:formula="of:=[.Q509]/[.Q453]*(LOG([.S453]*1000)/LOG([.S509]*1000))" office:value-type="float" office:value="3.62353666061388" calcext:value-type="float">
            <text:p>3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146" calcext:value-type="float">
            <text:p>719146</text:p>
          </table:table-cell>
          <table:table-cell table:number-columns-repeated="2" table:style-name="ce7" office:value-type="float" office:value="1.99" calcext:value-type="float">
            <text:p>1,99</text:p>
          </table:table-cell>
          <table:table-cell table:style-name="ce7" office:value-type="float" office:value="1.97" calcext:value-type="float">
            <text:p>1,97</text:p>
          </table:table-cell>
          <table:table-cell table:number-columns-repeated="2" table:style-name="ce7" office:value-type="float" office:value="1.99" calcext:value-type="float">
            <text:p>1,9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510]/([.C510]*[.D510])" office:value-type="float" office:value="0.736829918032787" calcext:value-type="float">
            <text:p>0,74</text:p>
          </table:table-cell>
          <table:table-cell table:style-name="ce5" table:formula="of:=[.B510]/[.E510]" office:value-type="float" office:value="4.07151816181971" calcext:value-type="float">
            <text:p>4,072</text:p>
          </table:table-cell>
          <table:table-cell table:style-name="ce7" table:formula="of:=AVERAGE([.F510:.J510])" office:value-type="float" office:value="1.986" calcext:value-type="float">
            <text:p>1,99</text:p>
          </table:table-cell>
          <table:table-cell table:style-name="ce9" table:formula="of:=AVERAGE([.K510:.O510])" office:value-type="float" office:value="0.076" calcext:value-type="float">
            <text:p>0,08</text:p>
          </table:table-cell>
          <table:table-cell table:style-name="ce12" table:formula="of:=[.Q510]/[.Q454]*(LOG([.R454]*1000)/LOG([.R510]*1000))" office:value-type="float" office:value="1.80660326928608" calcext:value-type="float">
            <text:p>1,81</text:p>
          </table:table-cell>
          <table:table-cell table:style-name="ce12" table:formula="of:=[.Q510]/[.Q454]*(LOG([.S454]*1000)/LOG([.S510]*1000))" office:value-type="float" office:value="2.82774638935175" calcext:value-type="float">
            <text:p>2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7966" calcext:value-type="float">
            <text:p>977966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77" calcext:value-type="float">
            <text:p>2,77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511]/([.C511]*[.D511])" office:value-type="float" office:value="0.744184807753184" calcext:value-type="float">
            <text:p>0,74</text:p>
          </table:table-cell>
          <table:table-cell table:style-name="ce5" table:formula="of:=[.B511]/[.E511]" office:value-type="float" office:value="4.03127307084295" calcext:value-type="float">
            <text:p>4,031</text:p>
          </table:table-cell>
          <table:table-cell table:style-name="ce7" table:formula="of:=AVERAGE([.F511:.J511])" office:value-type="float" office:value="2.742" calcext:value-type="float">
            <text:p>2,74</text:p>
          </table:table-cell>
          <table:table-cell table:style-name="ce9" table:formula="of:=AVERAGE([.K511:.O511])" office:value-type="float" office:value="0.102" calcext:value-type="float">
            <text:p>0,10</text:p>
          </table:table-cell>
          <table:table-cell table:style-name="ce12" table:formula="of:=[.Q511]/[.Q455]*(LOG([.R455]*1000)/LOG([.R511]*1000))" office:value-type="float" office:value="1.9385937586264" calcext:value-type="float">
            <text:p>1,94</text:p>
          </table:table-cell>
          <table:table-cell table:style-name="ce12" table:formula="of:=[.Q511]/[.Q455]*(LOG([.S455]*1000)/LOG([.S511]*1000))" office:value-type="float" office:value="2.83733700895735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5301" calcext:value-type="float">
            <text:p>955301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3.77" calcext:value-type="float">
            <text:p>3,77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75" calcext:value-type="float">
            <text:p>3,75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12]/([.C512]*[.D512])" office:value-type="float" office:value="0.960526262870013" calcext:value-type="float">
            <text:p>0,96</text:p>
          </table:table-cell>
          <table:table-cell table:style-name="ce5" table:formula="of:=[.B512]/[.E512]" office:value-type="float" office:value="3.12330459195583" calcext:value-type="float">
            <text:p>3,123</text:p>
          </table:table-cell>
          <table:table-cell table:style-name="ce7" table:formula="of:=AVERAGE([.F512:.J512])" office:value-type="float" office:value="3.768" calcext:value-type="float">
            <text:p>3,77</text:p>
          </table:table-cell>
          <table:table-cell table:style-name="ce9" table:formula="of:=AVERAGE([.K512:.O512])" office:value-type="float" office:value="0.09" calcext:value-type="float">
            <text:p>0,09</text:p>
          </table:table-cell>
          <table:table-cell table:style-name="ce12" table:formula="of:=[.Q512]/[.Q456]*(LOG([.R456]*1000)/LOG([.R512]*1000))" office:value-type="float" office:value="1.35342963359677" calcext:value-type="float">
            <text:p>1,35</text:p>
          </table:table-cell>
          <table:table-cell table:style-name="ce12" table:formula="of:=[.Q512]/[.Q456]*(LOG([.S456]*1000)/LOG([.S512]*1000))" office:value-type="float" office:value="2.12371597483138" calcext:value-type="float">
            <text:p>2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159" calcext:value-type="float">
            <text:p>526159</text:p>
          </table:table-cell>
          <table:table-cell table:style-name="ce7" office:value-type="float" office:value="2.46" calcext:value-type="float">
            <text:p>2,46</text:p>
          </table:table-cell>
          <table:table-cell table:number-columns-repeated="2" table:style-name="ce7" office:value-type="float" office:value="1.94" calcext:value-type="float">
            <text:p>1,94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2" calcext:value-type="float">
            <text:p>1,92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13]/([.C513]*[.D513])" office:value-type="float" office:value="0.532325458106708" calcext:value-type="float">
            <text:p>0,53</text:p>
          </table:table-cell>
          <table:table-cell table:style-name="ce5" table:formula="of:=[.B513]/[.E513]" office:value-type="float" office:value="5.63568046921178" calcext:value-type="float">
            <text:p>5,636</text:p>
          </table:table-cell>
          <table:table-cell table:style-name="ce7" table:formula="of:=AVERAGE([.F513:.J513])" office:value-type="float" office:value="2.034" calcext:value-type="float">
            <text:p>2,03</text:p>
          </table:table-cell>
          <table:table-cell table:style-name="ce9" table:formula="of:=AVERAGE([.K513:.O513])" office:value-type="float" office:value="0.06" calcext:value-type="float">
            <text:p>0,06</text:p>
          </table:table-cell>
          <table:table-cell table:style-name="ce12" table:formula="of:=[.Q513]/[.Q457]*(LOG([.R457]*1000)/LOG([.R513]*1000))" office:value-type="float" office:value="1.91417709113175" calcext:value-type="float">
            <text:p>1,91</text:p>
          </table:table-cell>
          <table:table-cell table:style-name="ce12" table:formula="of:=[.Q513]/[.Q457]*(LOG([.S457]*1000)/LOG([.S513]*1000))" office:value-type="float" office:value="2.97543431200616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0441" calcext:value-type="float">
            <text:p>890441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6" calcext:value-type="float">
            <text:p>2,26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14]/([.C514]*[.D514])" office:value-type="float" office:value="0.838867430380224" calcext:value-type="float">
            <text:p>0,84</text:p>
          </table:table-cell>
          <table:table-cell table:style-name="ce5" table:formula="of:=[.B514]/[.E514]" office:value-type="float" office:value="3.57626838836037" calcext:value-type="float">
            <text:p>3,576</text:p>
          </table:table-cell>
          <table:table-cell table:style-name="ce7" table:formula="of:=AVERAGE([.F514:.J514])" office:value-type="float" office:value="2.33" calcext:value-type="float">
            <text:p>2,33</text:p>
          </table:table-cell>
          <table:table-cell table:style-name="ce9" table:formula="of:=AVERAGE([.K514:.O514])" office:value-type="float" office:value="0.092" calcext:value-type="float">
            <text:p>0,09</text:p>
          </table:table-cell>
          <table:table-cell table:style-name="ce12" table:formula="of:=[.Q514]/[.Q458]*(LOG([.R458]*1000)/LOG([.R514]*1000))" office:value-type="float" office:value="2.06120556931939" calcext:value-type="float">
            <text:p>2,06</text:p>
          </table:table-cell>
          <table:table-cell table:style-name="ce12" table:formula="of:=[.Q514]/[.Q458]*(LOG([.S458]*1000)/LOG([.S514]*1000))" office:value-type="float" office:value="3.18935918197244" calcext:value-type="float">
            <text:p>3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0859" calcext:value-type="float">
            <text:p>990859</text:p>
          </table:table-cell>
          <table:table-cell table:style-name="ce7" office:value-type="float" office:value="2.26" calcext:value-type="float">
            <text:p>2,26</text:p>
          </table:table-cell>
          <table:table-cell table:number-columns-repeated="2" table:style-name="ce7" office:value-type="float" office:value="2.19" calcext:value-type="float">
            <text:p>2,19</text:p>
          </table:table-cell>
          <table:table-cell table:number-columns-repeated="2" table:style-name="ce7" office:value-type="float" office:value="2.16" calcext:value-type="float">
            <text:p>2,16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515]/([.C515]*[.D515])" office:value-type="float" office:value="1.04692386692137" calcext:value-type="float">
            <text:p>1,05</text:p>
          </table:table-cell>
          <table:table-cell table:style-name="ce5" table:formula="of:=[.B515]/[.E515]" office:value-type="float" office:value="2.86555402938259" calcext:value-type="float">
            <text:p>2,866</text:p>
          </table:table-cell>
          <table:table-cell table:style-name="ce7" table:formula="of:=AVERAGE([.F515:.J515])" office:value-type="float" office:value="2.192" calcext:value-type="float">
            <text:p>2,19</text:p>
          </table:table-cell>
          <table:table-cell table:style-name="ce9" table:formula="of:=AVERAGE([.K515:.O515])" office:value-type="float" office:value="0.098" calcext:value-type="float">
            <text:p>0,10</text:p>
          </table:table-cell>
          <table:table-cell table:style-name="ce12" table:formula="of:=[.Q515]/[.Q459]*(LOG([.R459]*1000)/LOG([.R515]*1000))" office:value-type="float" office:value="1.77157503430187" calcext:value-type="float">
            <text:p>1,77</text:p>
          </table:table-cell>
          <table:table-cell table:style-name="ce12" table:formula="of:=[.Q515]/[.Q459]*(LOG([.S459]*1000)/LOG([.S515]*1000))" office:value-type="float" office:value="2.67498758048162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58422" calcext:value-type="float">
            <text:p>758422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6" calcext:value-type="float">
            <text:p>2,26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16]/([.C516]*[.D516])" office:value-type="float" office:value="0.644785077875264" calcext:value-type="float">
            <text:p>0,64</text:p>
          </table:table-cell>
          <table:table-cell table:style-name="ce5" table:formula="of:=[.B516]/[.E516]" office:value-type="float" office:value="4.65273422975599" calcext:value-type="float">
            <text:p>4,653</text:p>
          </table:table-cell>
          <table:table-cell table:style-name="ce7" table:formula="of:=AVERAGE([.F516:.J516])" office:value-type="float" office:value="2.24" calcext:value-type="float">
            <text:p>2,24</text:p>
          </table:table-cell>
          <table:table-cell table:style-name="ce9" table:formula="of:=AVERAGE([.K516:.O516])" office:value-type="float" office:value="0.086" calcext:value-type="float">
            <text:p>0,09</text:p>
          </table:table-cell>
          <table:table-cell table:style-name="ce12" table:formula="of:=[.Q516]/[.Q460]*(LOG([.R460]*1000)/LOG([.R516]*1000))" office:value-type="float" office:value="2.05528727181469" calcext:value-type="float">
            <text:p>2,06</text:p>
          </table:table-cell>
          <table:table-cell table:style-name="ce12" table:formula="of:=[.Q516]/[.Q460]*(LOG([.S460]*1000)/LOG([.S516]*1000))" office:value-type="float" office:value="3.09513576628133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302" calcext:value-type="float">
            <text:p>807302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2.75" calcext:value-type="float">
            <text:p>2,7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517]/([.C517]*[.D517])" office:value-type="float" office:value="0.614317761219471" calcext:value-type="float">
            <text:p>0,61</text:p>
          </table:table-cell>
          <table:table-cell table:style-name="ce5" table:formula="of:=[.B517]/[.E517]" office:value-type="float" office:value="4.88348598170202" calcext:value-type="float">
            <text:p>4,883</text:p>
          </table:table-cell>
          <table:table-cell table:style-name="ce7" table:formula="of:=AVERAGE([.F517:.J517])" office:value-type="float" office:value="2.82" calcext:value-type="float">
            <text:p>2,82</text:p>
          </table:table-cell>
          <table:table-cell table:style-name="ce9" table:formula="of:=AVERAGE([.K517:.O517])" office:value-type="float" office:value="0.088" calcext:value-type="float">
            <text:p>0,09</text:p>
          </table:table-cell>
          <table:table-cell table:style-name="ce12" table:formula="of:=[.Q517]/[.Q461]*(LOG([.R461]*1000)/LOG([.R517]*1000))" office:value-type="float" office:value="2.42817817068705" calcext:value-type="float">
            <text:p>2,43</text:p>
          </table:table-cell>
          <table:table-cell table:style-name="ce12" table:formula="of:=[.Q517]/[.Q461]*(LOG([.S461]*1000)/LOG([.S517]*1000))" office:value-type="float" office:value="3.77700693263342" calcext:value-type="float">
            <text:p>3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4945" calcext:value-type="float">
            <text:p>924945</text:p>
          </table:table-cell>
          <table:table-cell table:style-name="ce7" office:value-type="float" office:value="2.44" calcext:value-type="float">
            <text:p>2,44</text:p>
          </table:table-cell>
          <table:table-cell table:number-columns-repeated="2" table:style-name="ce7" office:value-type="float" office:value="2.15" calcext:value-type="float">
            <text:p>2,15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.E518]/([.C518]*[.D518])" office:value-type="float" office:value="0.957095760796682" calcext:value-type="float">
            <text:p>0,96</text:p>
          </table:table-cell>
          <table:table-cell table:style-name="ce5" table:formula="of:=[.B518]/[.E518]" office:value-type="float" office:value="3.1344998891826" calcext:value-type="float">
            <text:p>3,134</text:p>
          </table:table-cell>
          <table:table-cell table:style-name="ce7" table:formula="of:=AVERAGE([.F518:.J518])" office:value-type="float" office:value="2.196" calcext:value-type="float">
            <text:p>2,20</text:p>
          </table:table-cell>
          <table:table-cell table:style-name="ce9" table:formula="of:=AVERAGE([.K518:.O518])" office:value-type="float" office:value="0.092" calcext:value-type="float">
            <text:p>0,09</text:p>
          </table:table-cell>
          <table:table-cell table:style-name="ce12" table:formula="of:=[.Q518]/[.Q462]*(LOG([.R462]*1000)/LOG([.R518]*1000))" office:value-type="float" office:value="1.88526626360388" calcext:value-type="float">
            <text:p>1,89</text:p>
          </table:table-cell>
          <table:table-cell table:style-name="ce12" table:formula="of:=[.Q518]/[.Q462]*(LOG([.S462]*1000)/LOG([.S518]*1000))" office:value-type="float" office:value="2.88321091480268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6397" calcext:value-type="float">
            <text:p>726397</text:p>
          </table:table-cell>
          <table:table-cell table:style-name="ce7" office:value-type="float" office:value="3.73" calcext:value-type="float">
            <text:p>3,73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3.61" calcext:value-type="float">
            <text:p>3,61</text:p>
          </table:table-cell>
          <table:table-cell table:style-name="ce7" office:value-type="float" office:value="3.47" calcext:value-type="float">
            <text:p>3,47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19]/([.C519]*[.D519])" office:value-type="float" office:value="0.733295847331697" calcext:value-type="float">
            <text:p>0,73</text:p>
          </table:table-cell>
          <table:table-cell table:style-name="ce5" table:formula="of:=[.B519]/[.E519]" office:value-type="float" office:value="4.0911402442466" calcext:value-type="float">
            <text:p>4,091</text:p>
          </table:table-cell>
          <table:table-cell table:style-name="ce7" table:formula="of:=AVERAGE([.F519:.J519])" office:value-type="float" office:value="3.542" calcext:value-type="float">
            <text:p>3,54</text:p>
          </table:table-cell>
          <table:table-cell table:style-name="ce9" table:formula="of:=AVERAGE([.K519:.O519])" office:value-type="float" office:value="0.07" calcext:value-type="float">
            <text:p>0,07</text:p>
          </table:table-cell>
          <table:table-cell table:style-name="ce12" table:formula="of:=[.Q519]/[.Q463]*(LOG([.R463]*1000)/LOG([.R519]*1000))" office:value-type="float" office:value="1.9811526745409" calcext:value-type="float">
            <text:p>1,98</text:p>
          </table:table-cell>
          <table:table-cell table:style-name="ce12" table:formula="of:=[.Q519]/[.Q463]*(LOG([.S463]*1000)/LOG([.S519]*1000))" office:value-type="float" office:value="3.38689184488585" calcext:value-type="float">
            <text:p>3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5713" calcext:value-type="float">
            <text:p>805713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42" calcext:value-type="float">
            <text:p>3,42</text:p>
          </table:table-cell>
          <table:table-cell table:style-name="ce7" office:value-type="float" office:value="3.53" calcext:value-type="float">
            <text:p>3,53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3.42" calcext:value-type="float">
            <text:p>3,42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520]/([.C520]*[.D520])" office:value-type="float" office:value="0.813851515151515" calcext:value-type="float">
            <text:p>0,81</text:p>
          </table:table-cell>
          <table:table-cell table:style-name="ce5" table:formula="of:=[.B520]/[.E520]" office:value-type="float" office:value="3.68619595314957" calcext:value-type="float">
            <text:p>3,686</text:p>
          </table:table-cell>
          <table:table-cell table:style-name="ce7" table:formula="of:=AVERAGE([.F520:.J520])" office:value-type="float" office:value="3.512" calcext:value-type="float">
            <text:p>3,51</text:p>
          </table:table-cell>
          <table:table-cell table:style-name="ce9" table:formula="of:=AVERAGE([.K520:.O520])" office:value-type="float" office:value="0.084" calcext:value-type="float">
            <text:p>0,08</text:p>
          </table:table-cell>
          <table:table-cell table:style-name="ce12" table:formula="of:=[.Q520]/[.Q464]*(LOG([.R464]*1000)/LOG([.R520]*1000))" office:value-type="float" office:value="1.74212675709207" calcext:value-type="float">
            <text:p>1,74</text:p>
          </table:table-cell>
          <table:table-cell table:style-name="ce12" table:formula="of:=[.Q520]/[.Q464]*(LOG([.S464]*1000)/LOG([.S520]*1000))" office:value-type="float" office:value="2.84660221454837" calcext:value-type="float">
            <text:p>2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569" calcext:value-type="float">
            <text:p>458569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1" calcext:value-type="float">
            <text:p>1,91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521]/([.C521]*[.D521])" office:value-type="float" office:value="0.493483978442784" calcext:value-type="float">
            <text:p>0,49</text:p>
          </table:table-cell>
          <table:table-cell table:style-name="ce5" table:formula="of:=[.B521]/[.E521]" office:value-type="float" office:value="6.0792596097861" calcext:value-type="float">
            <text:p>6,079</text:p>
          </table:table-cell>
          <table:table-cell table:style-name="ce7" table:formula="of:=AVERAGE([.F521:.J521])" office:value-type="float" office:value="1.958" calcext:value-type="float">
            <text:p>1,96</text:p>
          </table:table-cell>
          <table:table-cell table:style-name="ce9" table:formula="of:=AVERAGE([.K521:.O521])" office:value-type="float" office:value="0.054" calcext:value-type="float">
            <text:p>0,05</text:p>
          </table:table-cell>
          <table:table-cell table:style-name="ce12" table:formula="of:=[.Q521]/[.Q465]*(LOG([.R465]*1000)/LOG([.R521]*1000))" office:value-type="float" office:value="2.11616874816233" calcext:value-type="float">
            <text:p>2,12</text:p>
          </table:table-cell>
          <table:table-cell table:style-name="ce12" table:formula="of:=[.Q521]/[.Q465]*(LOG([.S465]*1000)/LOG([.S521]*1000))" office:value-type="float" office:value="3.52557898247283" calcext:value-type="float">
            <text:p>3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2788" calcext:value-type="float">
            <text:p>682788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3" calcext:value-type="float">
            <text:p>2,3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522]/([.C522]*[.D522])" office:value-type="float" office:value="0.568421578421578" calcext:value-type="float">
            <text:p>0,57</text:p>
          </table:table-cell>
          <table:table-cell table:style-name="ce5" table:formula="of:=[.B522]/[.E522]" office:value-type="float" office:value="5.27779632916806" calcext:value-type="float">
            <text:p>5,278</text:p>
          </table:table-cell>
          <table:table-cell table:style-name="ce7" table:formula="of:=AVERAGE([.F522:.J522])" office:value-type="float" office:value="2.362" calcext:value-type="float">
            <text:p>2,36</text:p>
          </table:table-cell>
          <table:table-cell table:style-name="ce9" table:formula="of:=AVERAGE([.K522:.O522])" office:value-type="float" office:value="0.08" calcext:value-type="float">
            <text:p>0,08</text:p>
          </table:table-cell>
          <table:table-cell table:style-name="ce12" table:formula="of:=[.Q522]/[.Q466]*(LOG([.R466]*1000)/LOG([.R522]*1000))" office:value-type="float" office:value="2.40468267003911" calcext:value-type="float">
            <text:p>2,40</text:p>
          </table:table-cell>
          <table:table-cell table:style-name="ce12" table:formula="of:=[.Q522]/[.Q466]*(LOG([.S466]*1000)/LOG([.S522]*1000))" office:value-type="float" office:value="3.81838761981143" calcext:value-type="float">
            <text:p>3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9131" calcext:value-type="float">
            <text:p>859131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8" calcext:value-type="float">
            <text:p>2,1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.E523]/([.C523]*[.D523])" office:value-type="float" office:value="0.679494419346266" calcext:value-type="float">
            <text:p>0,68</text:p>
          </table:table-cell>
          <table:table-cell table:style-name="ce5" table:formula="of:=[.B523]/[.E523]" office:value-type="float" office:value="4.4150659212623" calcext:value-type="float">
            <text:p>4,415</text:p>
          </table:table-cell>
          <table:table-cell table:style-name="ce7" table:formula="of:=AVERAGE([.F523:.J523])" office:value-type="float" office:value="2.19" calcext:value-type="float">
            <text:p>2,19</text:p>
          </table:table-cell>
          <table:table-cell table:style-name="ce9" table:formula="of:=AVERAGE([.K523:.O523])" office:value-type="float" office:value="0.092" calcext:value-type="float">
            <text:p>0,09</text:p>
          </table:table-cell>
          <table:table-cell table:style-name="ce12" table:formula="of:=[.Q523]/[.Q467]*(LOG([.R467]*1000)/LOG([.R523]*1000))" office:value-type="float" office:value="1.94494192613661" calcext:value-type="float">
            <text:p>1,94</text:p>
          </table:table-cell>
          <table:table-cell table:style-name="ce12" table:formula="of:=[.Q523]/[.Q467]*(LOG([.S467]*1000)/LOG([.S523]*1000))" office:value-type="float" office:value="2.8966133897341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69586" calcext:value-type="float">
            <text:p>569586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" calcext:value-type="float">
            <text:p>1,90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24]/([.C524]*[.D524])" office:value-type="float" office:value="0.592997542997543" calcext:value-type="float">
            <text:p>0,59</text:p>
          </table:table-cell>
          <table:table-cell table:style-name="ce5" table:formula="of:=[.B524]/[.E524]" office:value-type="float" office:value="5.05907097435681" calcext:value-type="float">
            <text:p>5,059</text:p>
          </table:table-cell>
          <table:table-cell table:style-name="ce7" table:formula="of:=AVERAGE([.F524:.J524])" office:value-type="float" office:value="1.866" calcext:value-type="float">
            <text:p>1,87</text:p>
          </table:table-cell>
          <table:table-cell table:style-name="ce9" table:formula="of:=AVERAGE([.K524:.O524])" office:value-type="float" office:value="0.06" calcext:value-type="float">
            <text:p>0,06</text:p>
          </table:table-cell>
          <table:table-cell table:style-name="ce12" table:formula="of:=[.Q524]/[.Q468]*(LOG([.R468]*1000)/LOG([.R524]*1000))" office:value-type="float" office:value="1.88190191163687" calcext:value-type="float">
            <text:p>1,88</text:p>
          </table:table-cell>
          <table:table-cell table:style-name="ce12" table:formula="of:=[.Q524]/[.Q468]*(LOG([.S468]*1000)/LOG([.S524]*1000))" office:value-type="float" office:value="2.97148317660081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5805" calcext:value-type="float">
            <text:p>485805</text:p>
          </table:table-cell>
          <table:table-cell table:style-name="ce7" office:value-type="float" office:value="1.94" calcext:value-type="float">
            <text:p>1,94</text:p>
          </table:table-cell>
          <table:table-cell table:number-columns-repeated="2" table:style-name="ce7" office:value-type="float" office:value="1.92" calcext:value-type="float">
            <text:p>1,92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1" calcext:value-type="float">
            <text:p>1,91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style-name="ce28" table:formula="of:=[.E525]/([.C525]*[.D525])" office:value-type="float" office:value="0.498953420538018" calcext:value-type="float">
            <text:p>0,50</text:p>
          </table:table-cell>
          <table:table-cell table:style-name="ce5" table:formula="of:=[.B525]/[.E525]" office:value-type="float" office:value="6.01261823159498" calcext:value-type="float">
            <text:p>6,013</text:p>
          </table:table-cell>
          <table:table-cell table:style-name="ce7" table:formula="of:=AVERAGE([.F525:.J525])" office:value-type="float" office:value="1.93" calcext:value-type="float">
            <text:p>1,93</text:p>
          </table:table-cell>
          <table:table-cell table:style-name="ce9" table:formula="of:=AVERAGE([.K525:.O525])" office:value-type="float" office:value="0.052" calcext:value-type="float">
            <text:p>0,05</text:p>
          </table:table-cell>
          <table:table-cell table:style-name="ce12" table:formula="of:=[.Q525]/[.Q469]*(LOG([.R469]*1000)/LOG([.R525]*1000))" office:value-type="float" office:value="2.04581225849752" calcext:value-type="float">
            <text:p>2,05</text:p>
          </table:table-cell>
          <table:table-cell table:style-name="ce12" table:formula="of:=[.Q525]/[.Q469]*(LOG([.S469]*1000)/LOG([.S525]*1000))" office:value-type="float" office:value="3.40352621595601" calcext:value-type="float">
            <text:p>3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2453" calcext:value-type="float">
            <text:p>582453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3.01" calcext:value-type="float">
            <text:p>3,01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26]/([.C526]*[.D526])" office:value-type="float" office:value="0.598217220186351" calcext:value-type="float">
            <text:p>0,60</text:p>
          </table:table-cell>
          <table:table-cell table:style-name="ce5" table:formula="of:=[.B526]/[.E526]" office:value-type="float" office:value="5.01492824313721" calcext:value-type="float">
            <text:p>5,015</text:p>
          </table:table-cell>
          <table:table-cell table:style-name="ce7" table:formula="of:=AVERAGE([.F526:.J526])" office:value-type="float" office:value="3.026" calcext:value-type="float">
            <text:p>3,03</text:p>
          </table:table-cell>
          <table:table-cell table:style-name="ce9" table:formula="of:=AVERAGE([.K526:.O526])" office:value-type="float" office:value="0.06" calcext:value-type="float">
            <text:p>0,06</text:p>
          </table:table-cell>
          <table:table-cell table:style-name="ce12" table:formula="of:=[.Q526]/[.Q470]*(LOG([.R470]*1000)/LOG([.R526]*1000))" office:value-type="float" office:value="1.97379597412247" calcext:value-type="float">
            <text:p>1,97</text:p>
          </table:table-cell>
          <table:table-cell table:style-name="ce12" table:formula="of:=[.Q526]/[.Q470]*(LOG([.S470]*1000)/LOG([.S526]*1000))" office:value-type="float" office:value="3.39120353875462" calcext:value-type="float">
            <text:p>3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37813" calcext:value-type="float">
            <text:p>837813</text:p>
          </table:table-cell>
          <table:table-cell table:style-name="ce7" office:value-type="float" office:value="2.25" calcext:value-type="float">
            <text:p>2,25</text:p>
          </table:table-cell>
          <table:table-cell table:number-columns-repeated="2" table:style-name="ce7" office:value-type="float" office:value="2.13" calcext:value-type="float">
            <text:p>2,13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21" calcext:value-type="float">
            <text:p>2,2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527]/([.C527]*[.D527])" office:value-type="float" office:value="0.887588990592423" calcext:value-type="float">
            <text:p>0,89</text:p>
          </table:table-cell>
          <table:table-cell table:style-name="ce5" table:formula="of:=[.B527]/[.E527]" office:value-type="float" office:value="3.37996187693435" calcext:value-type="float">
            <text:p>3,380</text:p>
          </table:table-cell>
          <table:table-cell table:style-name="ce7" table:formula="of:=AVERAGE([.F527:.J527])" office:value-type="float" office:value="2.172" calcext:value-type="float">
            <text:p>2,17</text:p>
          </table:table-cell>
          <table:table-cell table:style-name="ce9" table:formula="of:=AVERAGE([.K527:.O527])" office:value-type="float" office:value="0.08" calcext:value-type="float">
            <text:p>0,08</text:p>
          </table:table-cell>
          <table:table-cell table:style-name="ce12" table:formula="of:=[.Q527]/[.Q471]*(LOG([.R471]*1000)/LOG([.R527]*1000))" office:value-type="float" office:value="1.82643269357247" calcext:value-type="float">
            <text:p>1,83</text:p>
          </table:table-cell>
          <table:table-cell table:style-name="ce12" table:formula="of:=[.Q527]/[.Q471]*(LOG([.S471]*1000)/LOG([.S527]*1000))" office:value-type="float" office:value="2.87157407957187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7064" calcext:value-type="float">
            <text:p>607064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28]/([.C528]*[.D528])" office:value-type="float" office:value="0.542145347508002" calcext:value-type="float">
            <text:p>0,54</text:p>
          </table:table-cell>
          <table:table-cell table:style-name="ce5" table:formula="of:=[.B528]/[.E528]" office:value-type="float" office:value="5.53359777552284" calcext:value-type="float">
            <text:p>5,534</text:p>
          </table:table-cell>
          <table:table-cell table:style-name="ce7" table:formula="of:=AVERAGE([.F528:.J528])" office:value-type="float" office:value="2.042" calcext:value-type="float">
            <text:p>2,04</text:p>
          </table:table-cell>
          <table:table-cell table:style-name="ce9" table:formula="of:=AVERAGE([.K528:.O528])" office:value-type="float" office:value="0.07" calcext:value-type="float">
            <text:p>0,07</text:p>
          </table:table-cell>
          <table:table-cell table:style-name="ce12" table:formula="of:=[.Q528]/[.Q472]*(LOG([.R472]*1000)/LOG([.R528]*1000))" office:value-type="float" office:value="2.43108989419484" calcext:value-type="float">
            <text:p>2,43</text:p>
          </table:table-cell>
          <table:table-cell table:style-name="ce12" table:formula="of:=[.Q528]/[.Q472]*(LOG([.S472]*1000)/LOG([.S528]*1000))" office:value-type="float" office:value="3.99498883986935" calcext:value-type="float">
            <text:p>3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012" calcext:value-type="float">
            <text:p>979012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2.81" calcext:value-type="float">
            <text:p>2,8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79" calcext:value-type="float">
            <text:p>2,7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529]/([.C529]*[.D529])" office:value-type="float" office:value="0.761706325741779" calcext:value-type="float">
            <text:p>0,76</text:p>
          </table:table-cell>
          <table:table-cell table:style-name="ce5" table:formula="of:=[.B529]/[.E529]" office:value-type="float" office:value="3.93854212205775" calcext:value-type="float">
            <text:p>3,939</text:p>
          </table:table-cell>
          <table:table-cell table:style-name="ce7" table:formula="of:=AVERAGE([.F529:.J529])" office:value-type="float" office:value="2.858" calcext:value-type="float">
            <text:p>2,86</text:p>
          </table:table-cell>
          <table:table-cell table:style-name="ce9" table:formula="of:=AVERAGE([.K529:.O529])" office:value-type="float" office:value="0.102" calcext:value-type="float">
            <text:p>0,10</text:p>
          </table:table-cell>
          <table:table-cell table:style-name="ce12" table:formula="of:=[.Q529]/[.Q473]*(LOG([.R473]*1000)/LOG([.R529]*1000))" office:value-type="float" office:value="1.90864931837222" calcext:value-type="float">
            <text:p>1,91</text:p>
          </table:table-cell>
          <table:table-cell table:style-name="ce12" table:formula="of:=[.Q529]/[.Q473]*(LOG([.S473]*1000)/LOG([.S529]*1000))" office:value-type="float" office:value="2.81660049566656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397" calcext:value-type="float">
            <text:p>661397</text:p>
          </table:table-cell>
          <table:table-cell table:style-name="ce7" office:value-type="float" office:value="2.62" calcext:value-type="float">
            <text:p>2,62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4" calcext:value-type="float">
            <text:p>2,34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30]/([.C530]*[.D530])" office:value-type="float" office:value="0.5890184169279" calcext:value-type="float">
            <text:p>0,59</text:p>
          </table:table-cell>
          <table:table-cell table:style-name="ce5" table:formula="of:=[.B530]/[.E530]" office:value-type="float" office:value="5.09324354359031" calcext:value-type="float">
            <text:p>5,093</text:p>
          </table:table-cell>
          <table:table-cell table:style-name="ce7" table:formula="of:=AVERAGE([.F530:.J530])" office:value-type="float" office:value="2.4" calcext:value-type="float">
            <text:p>2,40</text:p>
          </table:table-cell>
          <table:table-cell table:style-name="ce9" table:formula="of:=AVERAGE([.K530:.O530])" office:value-type="float" office:value="0.07" calcext:value-type="float">
            <text:p>0,07</text:p>
          </table:table-cell>
          <table:table-cell table:style-name="ce12" table:formula="of:=[.Q530]/[.Q474]*(LOG([.R474]*1000)/LOG([.R530]*1000))" office:value-type="float" office:value="2.14082896062392" calcext:value-type="float">
            <text:p>2,14</text:p>
          </table:table-cell>
          <table:table-cell table:style-name="ce12" table:formula="of:=[.Q530]/[.Q474]*(LOG([.S474]*1000)/LOG([.S530]*1000))" office:value-type="float" office:value="3.31079072837543" calcext:value-type="float">
            <text:p>3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7513" calcext:value-type="float">
            <text:p>657513</text:p>
          </table:table-cell>
          <table:table-cell table:style-name="ce7" office:value-type="float" office:value="2.3" calcext:value-type="float">
            <text:p>2,30</text:p>
          </table:table-cell>
          <table:table-cell table:number-columns-repeated="2" table:style-name="ce7" office:value-type="float" office:value="2.01" calcext:value-type="float">
            <text:p>2,01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04" calcext:value-type="float">
            <text:p>2,04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31]/([.C531]*[.D531])" office:value-type="float" office:value="0.708185057213759" calcext:value-type="float">
            <text:p>0,71</text:p>
          </table:table-cell>
          <table:table-cell table:style-name="ce5" table:formula="of:=[.B531]/[.E531]" office:value-type="float" office:value="4.23620521571437" calcext:value-type="float">
            <text:p>4,236</text:p>
          </table:table-cell>
          <table:table-cell table:style-name="ce7" table:formula="of:=AVERAGE([.F531:.J531])" office:value-type="float" office:value="2.084" calcext:value-type="float">
            <text:p>2,08</text:p>
          </table:table-cell>
          <table:table-cell table:style-name="ce9" table:formula="of:=AVERAGE([.K531:.O531])" office:value-type="float" office:value="0.07" calcext:value-type="float">
            <text:p>0,07</text:p>
          </table:table-cell>
          <table:table-cell table:style-name="ce12" table:formula="of:=[.Q531]/[.Q475]*(LOG([.R475]*1000)/LOG([.R531]*1000))" office:value-type="float" office:value="1.86467208467653" calcext:value-type="float">
            <text:p>1,86</text:p>
          </table:table-cell>
          <table:table-cell table:style-name="ce12" table:formula="of:=[.Q531]/[.Q475]*(LOG([.S475]*1000)/LOG([.S531]*1000))" office:value-type="float" office:value="2.98090191572718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7720" calcext:value-type="float">
            <text:p>977720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74" calcext:value-type="float">
            <text:p>2,74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532]/([.C532]*[.D532])" office:value-type="float" office:value="0.744530172006786" calcext:value-type="float">
            <text:p>0,74</text:p>
          </table:table-cell>
          <table:table-cell table:style-name="ce5" table:formula="of:=[.B532]/[.E532]" office:value-type="float" office:value="4.02940310109234" calcext:value-type="float">
            <text:p>4,029</text:p>
          </table:table-cell>
          <table:table-cell table:style-name="ce7" table:formula="of:=AVERAGE([.F532:.J532])" office:value-type="float" office:value="2.764" calcext:value-type="float">
            <text:p>2,76</text:p>
          </table:table-cell>
          <table:table-cell table:style-name="ce9" table:formula="of:=AVERAGE([.K532:.O532])" office:value-type="float" office:value="0.1" calcext:value-type="float">
            <text:p>0,10</text:p>
          </table:table-cell>
          <table:table-cell table:style-name="ce12" table:formula="of:=[.Q532]/[.Q476]*(LOG([.R476]*1000)/LOG([.R532]*1000))" office:value-type="float" office:value="1.88901068522496" calcext:value-type="float">
            <text:p>1,89</text:p>
          </table:table-cell>
          <table:table-cell table:style-name="ce12" table:formula="of:=[.Q532]/[.Q476]*(LOG([.S476]*1000)/LOG([.S532]*1000))" office:value-type="float" office:value="2.84017258619445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8575" calcext:value-type="float">
            <text:p>808575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87" calcext:value-type="float">
            <text:p>3,8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533]/([.C533]*[.D533])" office:value-type="float" office:value="0.723595897766323" calcext:value-type="float">
            <text:p>0,72</text:p>
          </table:table-cell>
          <table:table-cell table:style-name="ce5" table:formula="of:=[.B533]/[.E533]" office:value-type="float" office:value="4.14598027393872" calcext:value-type="float">
            <text:p>4,146</text:p>
          </table:table-cell>
          <table:table-cell table:style-name="ce7" table:formula="of:=AVERAGE([.F533:.J533])" office:value-type="float" office:value="3.904" calcext:value-type="float">
            <text:p>3,90</text:p>
          </table:table-cell>
          <table:table-cell table:style-name="ce9" table:formula="of:=AVERAGE([.K533:.O533])" office:value-type="float" office:value="0.08" calcext:value-type="float">
            <text:p>0,08</text:p>
          </table:table-cell>
          <table:table-cell table:style-name="ce12" table:formula="of:=[.Q533]/[.Q477]*(LOG([.R477]*1000)/LOG([.R533]*1000))" office:value-type="float" office:value="1.96172164659053" calcext:value-type="float">
            <text:p>1,96</text:p>
          </table:table-cell>
          <table:table-cell table:style-name="ce12" table:formula="of:=[.Q533]/[.Q477]*(LOG([.S477]*1000)/LOG([.S533]*1000))" office:value-type="float" office:value="3.32323509404784" calcext:value-type="float">
            <text:p>3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6197" calcext:value-type="float">
            <text:p>1216197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534]/([.C534]*[.D534])" office:value-type="float" office:value="0.930098654022637" calcext:value-type="float">
            <text:p>0,93</text:p>
          </table:table-cell>
          <table:table-cell table:style-name="ce5" table:formula="of:=[.B534]/[.E534]" office:value-type="float" office:value="3.22547745143262" calcext:value-type="float">
            <text:p>3,225</text:p>
          </table:table-cell>
          <table:table-cell table:style-name="ce7" table:formula="of:=AVERAGE([.F534:.J534])" office:value-type="float" office:value="3.042" calcext:value-type="float">
            <text:p>3,04</text:p>
          </table:table-cell>
          <table:table-cell table:style-name="ce9" table:formula="of:=AVERAGE([.K534:.O534])" office:value-type="float" office:value="0.126" calcext:value-type="float">
            <text:p>0,13</text:p>
          </table:table-cell>
          <table:table-cell table:style-name="ce12" table:formula="of:=[.Q534]/[.Q478]*(LOG([.R478]*1000)/LOG([.R534]*1000))" office:value-type="float" office:value="1.77233296687708" calcext:value-type="float">
            <text:p>1,77</text:p>
          </table:table-cell>
          <table:table-cell table:style-name="ce12" table:formula="of:=[.Q534]/[.Q478]*(LOG([.S478]*1000)/LOG([.S534]*1000))" office:value-type="float" office:value="2.591039573507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7859" calcext:value-type="float">
            <text:p>777859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43" calcext:value-type="float">
            <text:p>2,4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535]/([.C535]*[.D535])" office:value-type="float" office:value="0.605507379499315" calcext:value-type="float">
            <text:p>0,61</text:p>
          </table:table-cell>
          <table:table-cell table:style-name="ce5" table:formula="of:=[.B535]/[.E535]" office:value-type="float" office:value="4.9545444611427" calcext:value-type="float">
            <text:p>4,955</text:p>
          </table:table-cell>
          <table:table-cell table:style-name="ce7" table:formula="of:=AVERAGE([.F535:.J535])" office:value-type="float" office:value="2.508" calcext:value-type="float">
            <text:p>2,51</text:p>
          </table:table-cell>
          <table:table-cell table:style-name="ce9" table:formula="of:=AVERAGE([.K535:.O535])" office:value-type="float" office:value="0.09" calcext:value-type="float">
            <text:p>0,09</text:p>
          </table:table-cell>
          <table:table-cell table:style-name="ce12" table:formula="of:=[.Q535]/[.Q479]*(LOG([.R479]*1000)/LOG([.R535]*1000))" office:value-type="float" office:value="1.90550118894332" calcext:value-type="float">
            <text:p>1,91</text:p>
          </table:table-cell>
          <table:table-cell table:style-name="ce12" table:formula="of:=[.Q535]/[.Q479]*(LOG([.S479]*1000)/LOG([.S535]*1000))" office:value-type="float" office:value="2.70226728889596" calcext:value-type="float">
            <text:p>2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19962" calcext:value-type="float">
            <text:p>819962</text:p>
          </table:table-cell>
          <table:table-cell table:number-columns-repeated="2" table:style-name="ce7" office:value-type="float" office:value="4.23" calcext:value-type="float">
            <text:p>4,23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3.94" calcext:value-type="float">
            <text:p>3,94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536]/([.C536]*[.D536])" office:value-type="float" office:value="0.756280183434114" calcext:value-type="float">
            <text:p>0,76</text:p>
          </table:table-cell>
          <table:table-cell table:style-name="ce5" table:formula="of:=[.B536]/[.E536]" office:value-type="float" office:value="3.96680333966696" calcext:value-type="float">
            <text:p>3,967</text:p>
          </table:table-cell>
          <table:table-cell table:style-name="ce7" table:formula="of:=AVERAGE([.F536:.J536])" office:value-type="float" office:value="4.144" calcext:value-type="float">
            <text:p>4,14</text:p>
          </table:table-cell>
          <table:table-cell table:style-name="ce9" table:formula="of:=AVERAGE([.K536:.O536])" office:value-type="float" office:value="0.086" calcext:value-type="float">
            <text:p>0,09</text:p>
          </table:table-cell>
          <table:table-cell table:style-name="ce12" table:formula="of:=[.Q536]/[.Q480]*(LOG([.R480]*1000)/LOG([.R536]*1000))" office:value-type="float" office:value="1.80068269930287" calcext:value-type="float">
            <text:p>1,80</text:p>
          </table:table-cell>
          <table:table-cell table:style-name="ce12" table:formula="of:=[.Q536]/[.Q480]*(LOG([.S480]*1000)/LOG([.S536]*1000))" office:value-type="float" office:value="3.01044747655698" calcext:value-type="float">
            <text:p>3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8389" calcext:value-type="float">
            <text:p>978389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82" calcext:value-type="float">
            <text:p>2,82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537]/([.C537]*[.D537])" office:value-type="float" office:value="0.744506690286605" calcext:value-type="float">
            <text:p>0,74</text:p>
          </table:table-cell>
          <table:table-cell table:style-name="ce5" table:formula="of:=[.B537]/[.E537]" office:value-type="float" office:value="4.02953017664753" calcext:value-type="float">
            <text:p>4,030</text:p>
          </table:table-cell>
          <table:table-cell table:style-name="ce7" table:formula="of:=AVERAGE([.F537:.J537])" office:value-type="float" office:value="2.824" calcext:value-type="float">
            <text:p>2,82</text:p>
          </table:table-cell>
          <table:table-cell table:style-name="ce9" table:formula="of:=AVERAGE([.K537:.O537])" office:value-type="float" office:value="0.1" calcext:value-type="float">
            <text:p>0,10</text:p>
          </table:table-cell>
          <table:table-cell table:style-name="ce12" table:formula="of:=[.Q537]/[.Q481]*(LOG([.R481]*1000)/LOG([.R537]*1000))" office:value-type="float" office:value="1.94322545398552" calcext:value-type="float">
            <text:p>1,94</text:p>
          </table:table-cell>
          <table:table-cell table:style-name="ce12" table:formula="of:=[.Q537]/[.Q481]*(LOG([.S481]*1000)/LOG([.S537]*1000))" office:value-type="float" office:value="2.98626401398984" calcext:value-type="float">
            <text:p>2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1010" calcext:value-type="float">
            <text:p>621010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8" calcext:value-type="float">
            <text:p>1,9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38]/([.C538]*[.D538])" office:value-type="float" office:value="0.649483350066934" calcext:value-type="float">
            <text:p>0,65</text:p>
          </table:table-cell>
          <table:table-cell table:style-name="ce5" table:formula="of:=[.B538]/[.E538]" office:value-type="float" office:value="4.61908181832821" calcext:value-type="float">
            <text:p>4,619</text:p>
          </table:table-cell>
          <table:table-cell table:style-name="ce7" table:formula="of:=AVERAGE([.F538:.J538])" office:value-type="float" office:value="2.03" calcext:value-type="float">
            <text:p>2,03</text:p>
          </table:table-cell>
          <table:table-cell table:style-name="ce9" table:formula="of:=AVERAGE([.K538:.O538])" office:value-type="float" office:value="0.07" calcext:value-type="float">
            <text:p>0,07</text:p>
          </table:table-cell>
          <table:table-cell table:style-name="ce12" table:formula="of:=[.Q538]/[.Q482]*(LOG([.R482]*1000)/LOG([.R538]*1000))" office:value-type="float" office:value="2.00812090472757" calcext:value-type="float">
            <text:p>2,01</text:p>
          </table:table-cell>
          <table:table-cell table:style-name="ce12" table:formula="of:=[.Q538]/[.Q482]*(LOG([.S482]*1000)/LOG([.S538]*1000))" office:value-type="float" office:value="3.21993962335385" calcext:value-type="float">
            <text:p>3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3289" calcext:value-type="float">
            <text:p>643289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539]/([.C539]*[.D539])" office:value-type="float" office:value="0.574229824398535" calcext:value-type="float">
            <text:p>0,57</text:p>
          </table:table-cell>
          <table:table-cell table:style-name="ce5" table:formula="of:=[.B539]/[.E539]" office:value-type="float" office:value="5.22441391038864" calcext:value-type="float">
            <text:p>5,224</text:p>
          </table:table-cell>
          <table:table-cell table:style-name="ce7" table:formula="of:=AVERAGE([.F539:.J539])" office:value-type="float" office:value="2.288" calcext:value-type="float">
            <text:p>2,29</text:p>
          </table:table-cell>
          <table:table-cell table:style-name="ce9" table:formula="of:=AVERAGE([.K539:.O539])" office:value-type="float" office:value="0.074" calcext:value-type="float">
            <text:p>0,07</text:p>
          </table:table-cell>
          <table:table-cell table:style-name="ce12" table:formula="of:=[.Q539]/[.Q483]*(LOG([.R483]*1000)/LOG([.R539]*1000))" office:value-type="float" office:value="2.0808314289152" calcext:value-type="float">
            <text:p>2,08</text:p>
          </table:table-cell>
          <table:table-cell table:style-name="ce12" table:formula="of:=[.Q539]/[.Q483]*(LOG([.S483]*1000)/LOG([.S539]*1000))" office:value-type="float" office:value="3.28750212120228" calcext:value-type="float">
            <text:p>3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8858" calcext:value-type="float">
            <text:p>678858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.E540]/([.C540]*[.D540])" office:value-type="float" office:value="0.697231442985555" calcext:value-type="float">
            <text:p>0,70</text:p>
          </table:table-cell>
          <table:table-cell table:style-name="ce5" table:formula="of:=[.B540]/[.E540]" office:value-type="float" office:value="4.30275550998883" calcext:value-type="float">
            <text:p>4,303</text:p>
          </table:table-cell>
          <table:table-cell table:style-name="ce7" table:formula="of:=AVERAGE([.F540:.J540])" office:value-type="float" office:value="2.094" calcext:value-type="float">
            <text:p>2,09</text:p>
          </table:table-cell>
          <table:table-cell table:style-name="ce9" table:formula="of:=AVERAGE([.K540:.O540])" office:value-type="float" office:value="0.072" calcext:value-type="float">
            <text:p>0,07</text:p>
          </table:table-cell>
          <table:table-cell table:style-name="ce12" table:formula="of:=[.Q540]/[.Q484]*(LOG([.R484]*1000)/LOG([.R540]*1000))" office:value-type="float" office:value="2.30150503854588" calcext:value-type="float">
            <text:p>2,30</text:p>
          </table:table-cell>
          <table:table-cell table:style-name="ce12" table:formula="of:=[.Q540]/[.Q484]*(LOG([.S484]*1000)/LOG([.S540]*1000))" office:value-type="float" office:value="3.70586258714296" calcext:value-type="float">
            <text:p>3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2891" calcext:value-type="float">
            <text:p>662891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4" calcext:value-type="float">
            <text:p>1,94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541]/([.C541]*[.D541])" office:value-type="float" office:value="0.680832292573908" calcext:value-type="float">
            <text:p>0,68</text:p>
          </table:table-cell>
          <table:table-cell table:style-name="ce5" table:formula="of:=[.B541]/[.E541]" office:value-type="float" office:value="4.40639562160295" calcext:value-type="float">
            <text:p>4,406</text:p>
          </table:table-cell>
          <table:table-cell table:style-name="ce7" table:formula="of:=AVERAGE([.F541:.J541])" office:value-type="float" office:value="2.03" calcext:value-type="float">
            <text:p>2,03</text:p>
          </table:table-cell>
          <table:table-cell table:style-name="ce9" table:formula="of:=AVERAGE([.K541:.O541])" office:value-type="float" office:value="0.072" calcext:value-type="float">
            <text:p>0,07</text:p>
          </table:table-cell>
          <table:table-cell table:style-name="ce12" table:formula="of:=[.Q541]/[.Q485]*(LOG([.R485]*1000)/LOG([.R541]*1000))" office:value-type="float" office:value="2.31796866986807" calcext:value-type="float">
            <text:p>2,32</text:p>
          </table:table-cell>
          <table:table-cell table:style-name="ce12" table:formula="of:=[.Q541]/[.Q485]*(LOG([.S485]*1000)/LOG([.S541]*1000))" office:value-type="float" office:value="3.65323885728437" calcext:value-type="float">
            <text:p>3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2729" calcext:value-type="float">
            <text:p>952729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7" calcext:value-type="float">
            <text:p>2,3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542]/([.C542]*[.D542])" office:value-type="float" office:value="0.850845371799268" calcext:value-type="float">
            <text:p>0,85</text:p>
          </table:table-cell>
          <table:table-cell table:style-name="ce5" table:formula="of:=[.B542]/[.E542]" office:value-type="float" office:value="3.52592185185924" calcext:value-type="float">
            <text:p>3,526</text:p>
          </table:table-cell>
          <table:table-cell table:style-name="ce7" table:formula="of:=AVERAGE([.F542:.J542])" office:value-type="float" office:value="2.378" calcext:value-type="float">
            <text:p>2,38</text:p>
          </table:table-cell>
          <table:table-cell table:style-name="ce9" table:formula="of:=AVERAGE([.K542:.O542])" office:value-type="float" office:value="0.096" calcext:value-type="float">
            <text:p>0,10</text:p>
          </table:table-cell>
          <table:table-cell table:style-name="ce12" table:formula="of:=[.Q542]/[.Q486]*(LOG([.R486]*1000)/LOG([.R542]*1000))" office:value-type="float" office:value="1.88885233216197" calcext:value-type="float">
            <text:p>1,89</text:p>
          </table:table-cell>
          <table:table-cell table:style-name="ce12" table:formula="of:=[.Q542]/[.Q486]*(LOG([.S486]*1000)/LOG([.S542]*1000))" office:value-type="float" office:value="2.84835963759503" calcext:value-type="float">
            <text:p>2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8747" calcext:value-type="float">
            <text:p>678747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3.44" calcext:value-type="float">
            <text:p>3,44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543]/([.C543]*[.D543])" office:value-type="float" office:value="0.679671353040135" calcext:value-type="float">
            <text:p>0,68</text:p>
          </table:table-cell>
          <table:table-cell table:style-name="ce5" table:formula="of:=[.B543]/[.E543]" office:value-type="float" office:value="4.41392153482815" calcext:value-type="float">
            <text:p>4,414</text:p>
          </table:table-cell>
          <table:table-cell table:style-name="ce7" table:formula="of:=AVERAGE([.F543:.J543])" office:value-type="float" office:value="3.402" calcext:value-type="float">
            <text:p>3,40</text:p>
          </table:table-cell>
          <table:table-cell table:style-name="ce9" table:formula="of:=AVERAGE([.K543:.O543])" office:value-type="float" office:value="0.07" calcext:value-type="float">
            <text:p>0,07</text:p>
          </table:table-cell>
          <table:table-cell table:style-name="ce12" table:formula="of:=[.Q543]/[.Q487]*(LOG([.R487]*1000)/LOG([.R543]*1000))" office:value-type="float" office:value="1.80695257568804" calcext:value-type="float">
            <text:p>1,81</text:p>
          </table:table-cell>
          <table:table-cell table:style-name="ce12" table:formula="of:=[.Q543]/[.Q487]*(LOG([.S487]*1000)/LOG([.S543]*1000))" office:value-type="float" office:value="3.04867731235035" calcext:value-type="float">
            <text:p>3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620" calcext:value-type="float">
            <text:p>4436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83" calcext:value-type="float">
            <text:p>1,83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544]/([.C544]*[.D544])" office:value-type="float" office:value="0.462104166666667" calcext:value-type="float">
            <text:p>0,46</text:p>
          </table:table-cell>
          <table:table-cell table:style-name="ce5" table:formula="of:=[.B544]/[.E544]" office:value-type="float" office:value="6.49207880618547" calcext:value-type="float">
            <text:p>6,492</text:p>
          </table:table-cell>
          <table:table-cell table:style-name="ce7" table:formula="of:=AVERAGE([.F544:.J544])" office:value-type="float" office:value="1.936" calcext:value-type="float">
            <text:p>1,94</text:p>
          </table:table-cell>
          <table:table-cell table:style-name="ce9" table:formula="of:=AVERAGE([.K544:.O544])" office:value-type="float" office:value="0.058" calcext:value-type="float">
            <text:p>0,06</text:p>
          </table:table-cell>
          <table:table-cell table:style-name="ce12" table:formula="of:=[.Q544]/[.Q488]*(LOG([.R488]*1000)/LOG([.R544]*1000))" office:value-type="float" office:value="2.14498295585066" calcext:value-type="float">
            <text:p>2,14</text:p>
          </table:table-cell>
          <table:table-cell table:style-name="ce12" table:formula="of:=[.Q544]/[.Q488]*(LOG([.S488]*1000)/LOG([.S544]*1000))" office:value-type="float" office:value="3.43185944974103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2929" calcext:value-type="float">
            <text:p>83292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545]/([.C545]*[.D545])" office:value-type="float" office:value="0.743856631515775" calcext:value-type="float">
            <text:p>0,74</text:p>
          </table:table-cell>
          <table:table-cell table:style-name="ce5" table:formula="of:=[.B545]/[.E545]" office:value-type="float" office:value="4.03305443801332" calcext:value-type="float">
            <text:p>4,033</text:p>
          </table:table-cell>
          <table:table-cell table:style-name="ce7" table:formula="of:=AVERAGE([.F545:.J545])" office:value-type="float" office:value="2.282" calcext:value-type="float">
            <text:p>2,28</text:p>
          </table:table-cell>
          <table:table-cell table:style-name="ce9" table:formula="of:=AVERAGE([.K545:.O545])" office:value-type="float" office:value="0.088" calcext:value-type="float">
            <text:p>0,09</text:p>
          </table:table-cell>
          <table:table-cell table:style-name="ce12" table:formula="of:=[.Q545]/[.Q489]*(LOG([.R489]*1000)/LOG([.R545]*1000))" office:value-type="float" office:value="1.9602423519384" calcext:value-type="float">
            <text:p>1,96</text:p>
          </table:table-cell>
          <table:table-cell table:style-name="ce12" table:formula="of:=[.Q545]/[.Q489]*(LOG([.S489]*1000)/LOG([.S545]*1000))" office:value-type="float" office:value="2.96052329452923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752" calcext:value-type="float">
            <text:p>550752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6" calcext:value-type="float">
            <text:p>3,3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46]/([.C546]*[.D546])" office:value-type="float" office:value="0.546806246127941" calcext:value-type="float">
            <text:p>0,55</text:p>
          </table:table-cell>
          <table:table-cell table:style-name="ce5" table:formula="of:=[.B546]/[.E546]" office:value-type="float" office:value="5.48643309511359" calcext:value-type="float">
            <text:p>5,486</text:p>
          </table:table-cell>
          <table:table-cell table:style-name="ce7" table:formula="of:=AVERAGE([.F546:.J546])" office:value-type="float" office:value="3.396" calcext:value-type="float">
            <text:p>3,40</text:p>
          </table:table-cell>
          <table:table-cell table:style-name="ce9" table:formula="of:=AVERAGE([.K546:.O546])" office:value-type="float" office:value="0.06" calcext:value-type="float">
            <text:p>0,06</text:p>
          </table:table-cell>
          <table:table-cell table:style-name="ce12" table:formula="of:=[.Q546]/[.Q490]*(LOG([.R490]*1000)/LOG([.R546]*1000))" office:value-type="float" office:value="1.98150676374555" calcext:value-type="float">
            <text:p>1,98</text:p>
          </table:table-cell>
          <table:table-cell table:style-name="ce12" table:formula="of:=[.Q546]/[.Q490]*(LOG([.S490]*1000)/LOG([.S546]*1000))" office:value-type="float" office:value="3.42651714984583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7289" calcext:value-type="float">
            <text:p>677289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2" calcext:value-type="float">
            <text:p>2,20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547]/([.C547]*[.D547])" office:value-type="float" office:value="0.604860575274348" calcext:value-type="float">
            <text:p>0,60</text:p>
          </table:table-cell>
          <table:table-cell table:style-name="ce5" table:formula="of:=[.B547]/[.E547]" office:value-type="float" office:value="4.95984432051901" calcext:value-type="float">
            <text:p>4,960</text:p>
          </table:table-cell>
          <table:table-cell table:style-name="ce7" table:formula="of:=AVERAGE([.F547:.J547])" office:value-type="float" office:value="2.254" calcext:value-type="float">
            <text:p>2,25</text:p>
          </table:table-cell>
          <table:table-cell table:style-name="ce9" table:formula="of:=AVERAGE([.K547:.O547])" office:value-type="float" office:value="0.078" calcext:value-type="float">
            <text:p>0,08</text:p>
          </table:table-cell>
          <table:table-cell table:style-name="ce12" table:formula="of:=[.Q547]/[.Q491]*(LOG([.R491]*1000)/LOG([.R547]*1000))" office:value-type="float" office:value="2.40666076918606" calcext:value-type="float">
            <text:p>2,41</text:p>
          </table:table-cell>
          <table:table-cell table:style-name="ce12" table:formula="of:=[.Q547]/[.Q491]*(LOG([.S491]*1000)/LOG([.S547]*1000))" office:value-type="float" office:value="3.84297161444956" calcext:value-type="float">
            <text:p>3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618" calcext:value-type="float">
            <text:p>769618</text:p>
          </table:table-cell>
          <table:table-cell table:style-name="ce7" office:value-type="float" office:value="2.66" calcext:value-type="float">
            <text:p>2,66</text:p>
          </table:table-cell>
          <table:table-cell table:number-columns-repeated="2" table:style-name="ce7" office:value-type="float" office:value="2.4" calcext:value-type="float">
            <text:p>2,40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548]/([.C548]*[.D548])" office:value-type="float" office:value="0.657793162393162" calcext:value-type="float">
            <text:p>0,66</text:p>
          </table:table-cell>
          <table:table-cell table:style-name="ce5" table:formula="of:=[.B548]/[.E548]" office:value-type="float" office:value="4.5607249310697" calcext:value-type="float">
            <text:p>4,561</text:p>
          </table:table-cell>
          <table:table-cell table:style-name="ce7" table:formula="of:=AVERAGE([.F548:.J548])" office:value-type="float" office:value="2.444" calcext:value-type="float">
            <text:p>2,44</text:p>
          </table:table-cell>
          <table:table-cell table:style-name="ce9" table:formula="of:=AVERAGE([.K548:.O548])" office:value-type="float" office:value="0.08" calcext:value-type="float">
            <text:p>0,08</text:p>
          </table:table-cell>
          <table:table-cell table:style-name="ce12" table:formula="of:=[.Q548]/[.Q492]*(LOG([.R492]*1000)/LOG([.R548]*1000))" office:value-type="float" office:value="2.3470294281041" calcext:value-type="float">
            <text:p>2,35</text:p>
          </table:table-cell>
          <table:table-cell table:style-name="ce12" table:formula="of:=[.Q548]/[.Q492]*(LOG([.S492]*1000)/LOG([.S548]*1000))" office:value-type="float" office:value="3.77053737832062" calcext:value-type="float">
            <text:p>3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62797" calcext:value-type="float">
            <text:p>1062797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" calcext:value-type="float">
            <text:p>2,3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549]/([.C549]*[.D549])" office:value-type="float" office:value="1.00381295099928" calcext:value-type="float">
            <text:p>1,00</text:p>
          </table:table-cell>
          <table:table-cell table:style-name="ce5" table:formula="of:=[.B549]/[.E549]" office:value-type="float" office:value="2.98861965173029" calcext:value-type="float">
            <text:p>2,989</text:p>
          </table:table-cell>
          <table:table-cell table:style-name="ce7" table:formula="of:=AVERAGE([.F549:.J549])" office:value-type="float" office:value="2.316" calcext:value-type="float">
            <text:p>2,32</text:p>
          </table:table-cell>
          <table:table-cell table:style-name="ce9" table:formula="of:=AVERAGE([.K549:.O549])" office:value-type="float" office:value="0.108" calcext:value-type="float">
            <text:p>0,11</text:p>
          </table:table-cell>
          <table:table-cell table:style-name="ce12" table:formula="of:=[.Q549]/[.Q493]*(LOG([.R493]*1000)/LOG([.R549]*1000))" office:value-type="float" office:value="1.87595350244089" calcext:value-type="float">
            <text:p>1,88</text:p>
          </table:table-cell>
          <table:table-cell table:style-name="ce12" table:formula="of:=[.Q549]/[.Q493]*(LOG([.S493]*1000)/LOG([.S549]*1000))" office:value-type="float" office:value="2.76477623400485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162" calcext:value-type="float">
            <text:p>536162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63" calcext:value-type="float">
            <text:p>3,63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71" calcext:value-type="float">
            <text:p>3,71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550]/([.C550]*[.D550])" office:value-type="float" office:value="0.478825517261088" calcext:value-type="float">
            <text:p>0,48</text:p>
          </table:table-cell>
          <table:table-cell table:style-name="ce5" table:formula="of:=[.B550]/[.E550]" office:value-type="float" office:value="6.26536009638878" calcext:value-type="float">
            <text:p>6,265</text:p>
          </table:table-cell>
          <table:table-cell table:style-name="ce7" table:formula="of:=AVERAGE([.F550:.J550])" office:value-type="float" office:value="3.702" calcext:value-type="float">
            <text:p>3,70</text:p>
          </table:table-cell>
          <table:table-cell table:style-name="ce9" table:formula="of:=AVERAGE([.K550:.O550])" office:value-type="float" office:value="0.06" calcext:value-type="float">
            <text:p>0,06</text:p>
          </table:table-cell>
          <table:table-cell table:style-name="ce12" table:formula="of:=[.Q550]/[.Q494]*(LOG([.R494]*1000)/LOG([.R550]*1000))" office:value-type="float" office:value="2.20345748687561" calcext:value-type="float">
            <text:p>2,20</text:p>
          </table:table-cell>
          <table:table-cell table:style-name="ce12" table:formula="of:=[.Q550]/[.Q494]*(LOG([.S494]*1000)/LOG([.S550]*1000))" office:value-type="float" office:value="3.76682664228379" calcext:value-type="float">
            <text:p>3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7375" calcext:value-type="float">
            <text:p>657375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5" calcext:value-type="float">
            <text:p>1,95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551]/([.C551]*[.D551])" office:value-type="float" office:value="0.711814579002079" calcext:value-type="float">
            <text:p>0,71</text:p>
          </table:table-cell>
          <table:table-cell table:style-name="ce5" table:formula="of:=[.B551]/[.E551]" office:value-type="float" office:value="4.21460505799582" calcext:value-type="float">
            <text:p>4,215</text:p>
          </table:table-cell>
          <table:table-cell table:style-name="ce7" table:formula="of:=AVERAGE([.F551:.J551])" office:value-type="float" office:value="2.004" calcext:value-type="float">
            <text:p>2,00</text:p>
          </table:table-cell>
          <table:table-cell table:style-name="ce9" table:formula="of:=AVERAGE([.K551:.O551])" office:value-type="float" office:value="0.072" calcext:value-type="float">
            <text:p>0,07</text:p>
          </table:table-cell>
          <table:table-cell table:style-name="ce12" table:formula="of:=[.Q551]/[.Q495]*(LOG([.R495]*1000)/LOG([.R551]*1000))" office:value-type="float" office:value="2.16759642855507" calcext:value-type="float">
            <text:p>2,17</text:p>
          </table:table-cell>
          <table:table-cell table:style-name="ce12" table:formula="of:=[.Q551]/[.Q495]*(LOG([.S495]*1000)/LOG([.S551]*1000))" office:value-type="float" office:value="3.51777861944824" calcext:value-type="float">
            <text:p>3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7885" calcext:value-type="float">
            <text:p>917885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76" calcext:value-type="float">
            <text:p>2,76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552]/([.C552]*[.D552])" office:value-type="float" office:value="0.71261265038166" calcext:value-type="float">
            <text:p>0,71</text:p>
          </table:table-cell>
          <table:table-cell table:style-name="ce5" table:formula="of:=[.B552]/[.E552]" office:value-type="float" office:value="4.20987814377618" calcext:value-type="float">
            <text:p>4,210</text:p>
          </table:table-cell>
          <table:table-cell table:style-name="ce7" table:formula="of:=AVERAGE([.F552:.J552])" office:value-type="float" office:value="2.778" calcext:value-type="float">
            <text:p>2,78</text:p>
          </table:table-cell>
          <table:table-cell table:style-name="ce9" table:formula="of:=AVERAGE([.K552:.O552])" office:value-type="float" office:value="0.094" calcext:value-type="float">
            <text:p>0,09</text:p>
          </table:table-cell>
          <table:table-cell table:style-name="ce12" table:formula="of:=[.Q552]/[.Q496]*(LOG([.R496]*1000)/LOG([.R552]*1000))" office:value-type="float" office:value="2.13410494704275" calcext:value-type="float">
            <text:p>2,13</text:p>
          </table:table-cell>
          <table:table-cell table:style-name="ce12" table:formula="of:=[.Q552]/[.Q496]*(LOG([.S496]*1000)/LOG([.S552]*1000))" office:value-type="float" office:value="3.32896980227121" calcext:value-type="float">
            <text:p>3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7364" calcext:value-type="float">
            <text:p>71736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8" calcext:value-type="float">
            <text:p>2,28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553]/([.C553]*[.D553])" office:value-type="float" office:value="0.659089906800341" calcext:value-type="float">
            <text:p>0,66</text:p>
          </table:table-cell>
          <table:table-cell table:style-name="ce5" table:formula="of:=[.B553]/[.E553]" office:value-type="float" office:value="4.55175336370378" calcext:value-type="float">
            <text:p>4,552</text:p>
          </table:table-cell>
          <table:table-cell table:style-name="ce7" table:formula="of:=AVERAGE([.F553:.J553])" office:value-type="float" office:value="2.284" calcext:value-type="float">
            <text:p>2,28</text:p>
          </table:table-cell>
          <table:table-cell table:style-name="ce9" table:formula="of:=AVERAGE([.K553:.O553])" office:value-type="float" office:value="0.082" calcext:value-type="float">
            <text:p>0,08</text:p>
          </table:table-cell>
          <table:table-cell table:style-name="ce12" table:formula="of:=[.Q553]/[.Q497]*(LOG([.R497]*1000)/LOG([.R553]*1000))" office:value-type="float" office:value="1.85019340001163" calcext:value-type="float">
            <text:p>1,85</text:p>
          </table:table-cell>
          <table:table-cell table:style-name="ce12" table:formula="of:=[.Q553]/[.Q497]*(LOG([.S497]*1000)/LOG([.S553]*1000))" office:value-type="float" office:value="2.90332350919498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018" calcext:value-type="float">
            <text:p>769018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3" calcext:value-type="float">
            <text:p>3,53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554]/([.C554]*[.D554])" office:value-type="float" office:value="0.819499147485081" calcext:value-type="float">
            <text:p>0,82</text:p>
          </table:table-cell>
          <table:table-cell table:style-name="ce5" table:formula="of:=[.B554]/[.E554]" office:value-type="float" office:value="3.66079337544765" calcext:value-type="float">
            <text:p>3,661</text:p>
          </table:table-cell>
          <table:table-cell table:style-name="ce7" table:formula="of:=AVERAGE([.F554:.J554])" office:value-type="float" office:value="3.552" calcext:value-type="float">
            <text:p>3,55</text:p>
          </table:table-cell>
          <table:table-cell table:style-name="ce9" table:formula="of:=AVERAGE([.K554:.O554])" office:value-type="float" office:value="0.078" calcext:value-type="float">
            <text:p>0,08</text:p>
          </table:table-cell>
          <table:table-cell table:style-name="ce12" table:formula="of:=[.Q554]/[.Q498]*(LOG([.R498]*1000)/LOG([.R554]*1000))" office:value-type="float" office:value="1.7590773398411" calcext:value-type="float">
            <text:p>1,76</text:p>
          </table:table-cell>
          <table:table-cell table:style-name="ce12" table:formula="of:=[.Q554]/[.Q498]*(LOG([.S498]*1000)/LOG([.S554]*1000))" office:value-type="float" office:value="2.95854237309841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1886" calcext:value-type="float">
            <text:p>601886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4" calcext:value-type="float">
            <text:p>1,94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5" office:value-type="float" office:value="0.07" calcext:value-type="float">
            <text:p>0,07</text:p>
          </table:table-cell>
          <table:table-cell table:style-name="ce28" table:formula="of:=[.E555]/([.C555]*[.D555])" office:value-type="float" office:value="0.537521076245999" calcext:value-type="float">
            <text:p>0,54</text:p>
          </table:table-cell>
          <table:table-cell table:style-name="ce5" table:formula="of:=[.B555]/[.E555]" office:value-type="float" office:value="5.58120308496958" calcext:value-type="float">
            <text:p>5,581</text:p>
          </table:table-cell>
          <table:table-cell table:style-name="ce7" table:formula="of:=AVERAGE([.F555:.J555])" office:value-type="float" office:value="1.954" calcext:value-type="float">
            <text:p>1,95</text:p>
          </table:table-cell>
          <table:table-cell table:style-name="ce9" table:formula="of:=AVERAGE([.K555:.O555])" office:value-type="float" office:value="0.07" calcext:value-type="float">
            <text:p>0,07</text:p>
          </table:table-cell>
          <table:table-cell table:style-name="ce12" table:formula="of:=[.Q555]/[.Q499]*(LOG([.R499]*1000)/LOG([.R555]*1000))" office:value-type="float" office:value="2.29538227148353" calcext:value-type="float">
            <text:p>2,30</text:p>
          </table:table-cell>
          <table:table-cell table:style-name="ce12" table:formula="of:=[.Q555]/[.Q499]*(LOG([.S499]*1000)/LOG([.S555]*1000))" office:value-type="float" office:value="3.57230356254593" calcext:value-type="float">
            <text:p>3,57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06:.P555])" office:value-type="float" office:value="0.703361297792532" calcext:value-type="float">
            <text:p>0,70</text:p>
          </table:table-cell>
          <table:table-cell table:style-name="ce30" table:formula="of:=AVERAGE([.Q506:.Q555])" office:value-type="float" office:value="4.44409704694663" calcext:value-type="float">
            <text:p>4,444</text:p>
          </table:table-cell>
          <table:table-cell table:style-name="ce31" table:formula="of:=AVERAGE([.R506:.R555])" office:value-type="float" office:value="2.54088" calcext:value-type="float">
            <text:p>2,54</text:p>
          </table:table-cell>
          <table:table-cell table:style-name="ce32" table:formula="of:=AVERAGE([.S506:.S555])" office:value-type="float" office:value="0.08168" calcext:value-type="float">
            <text:p>0,08</text:p>
          </table:table-cell>
          <table:table-cell table:style-name="ce35" table:formula="of:=[.Q556]/[.Q500]*(LOG([.R500]*1000)/LOG([.R556]*1000))" office:value-type="float" office:value="2.00539937659721" calcext:value-type="float">
            <text:p>2,01</text:p>
          </table:table-cell>
          <table:table-cell table:style-name="ce35" table:formula="of:=[.Q556]/[.Q500]*(LOG([.S500]*1000)/LOG([.S556]*1000))" office:value-type="float" office:value="3.13855087457668" calcext:value-type="float">
            <text:p>3,14</text:p>
          </table:table-cell>
          <table:table-cell table:number-columns-repeated="1003"/>
        </table:table-row>
        <table:table-row table:style-name="ro2" table:number-rows-repeated="4">
          <table:table-cell table:style-name="Default" table:number-columns-repeated="21"/>
          <table:table-cell table:number-columns-repeated="1003"/>
        </table:table-row>
        <table:table-row table:style-name="ro8">
          <table:table-cell table:style-name="ce13" office:value-type="string" calcext:value-type="string">
            <text:p>WebP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908644" calcext:value-type="float">
            <text:p>908644</text:p>
          </table:table-cell>
          <table:table-cell table:style-name="ce7" office:value-type="float" office:value="10.39" calcext:value-type="float">
            <text:p>10,39</text:p>
          </table:table-cell>
          <table:table-cell table:style-name="ce7" office:value-type="float" office:value="10.59" calcext:value-type="float">
            <text:p>10,5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1.01" calcext:value-type="float">
            <text:p>11,01</text:p>
          </table:table-cell>
          <table:table-cell table:style-name="ce7" office:value-type="float" office:value="11.02" calcext:value-type="float">
            <text:p>11,02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28" table:formula="of:=[.E562]/([.C562]*[.D562])" office:value-type="float" office:value="0.866795131071851" calcext:value-type="float">
            <text:p>0,87</text:p>
          </table:table-cell>
          <table:table-cell table:style-name="ce5" table:formula="of:=[.B562]/[.E562]" office:value-type="float" office:value="3.46104304876277" calcext:value-type="float">
            <text:p>3,461</text:p>
          </table:table-cell>
          <table:table-cell table:style-name="ce7" table:formula="of:=AVERAGE([.F562:.J562])" office:value-type="float" office:value="10.768" calcext:value-type="float">
            <text:p>10,77</text:p>
          </table:table-cell>
          <table:table-cell table:style-name="ce9" table:formula="of:=AVERAGE([.K562:.O562])" office:value-type="float" office:value="0.482" calcext:value-type="float">
            <text:p>0,48</text:p>
          </table:table-cell>
          <table:table-cell table:style-name="ce12" table:formula="of:=[.Q562]/[.Q450]*(LOG([.R450]*1000)/LOG([.R562]*1000))" office:value-type="float" office:value="1.20748761141045" calcext:value-type="float">
            <text:p>1,21</text:p>
          </table:table-cell>
          <table:table-cell table:style-name="ce12" table:formula="of:=[.Q562]/[.Q450]*(LOG([.S450]*1000)/LOG([.S562]*1000))" office:value-type="float" office:value="1.51985719480624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200288" calcext:value-type="float">
            <text:p>1200288</text:p>
          </table:table-cell>
          <table:table-cell table:style-name="ce7" office:value-type="float" office:value="12.02" calcext:value-type="float">
            <text:p>12,0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1.92" calcext:value-type="float">
            <text:p>11,92</text:p>
          </table:table-cell>
          <table:table-cell table:style-name="ce7" office:value-type="float" office:value="11.62" calcext:value-type="float">
            <text:p>11,62</text:p>
          </table:table-cell>
          <table:table-cell table:style-name="ce7" office:value-type="float" office:value="11.81" calcext:value-type="float">
            <text:p>11,81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3]/([.C563]*[.D563])" office:value-type="float" office:value="1.19783483425944" calcext:value-type="float">
            <text:p>1,20</text:p>
          </table:table-cell>
          <table:table-cell table:style-name="ce5" table:formula="of:=[.B563]/[.E563]" office:value-type="float" office:value="2.50453224559439" calcext:value-type="float">
            <text:p>2,505</text:p>
          </table:table-cell>
          <table:table-cell table:style-name="ce7" table:formula="of:=AVERAGE([.F563:.J563])" office:value-type="float" office:value="11.926" calcext:value-type="float">
            <text:p>11,93</text:p>
          </table:table-cell>
          <table:table-cell table:style-name="ce9" table:formula="of:=AVERAGE([.K563:.O563])" office:value-type="float" office:value="0.352" calcext:value-type="float">
            <text:p>0,35</text:p>
          </table:table-cell>
          <table:table-cell table:style-name="ce12" table:formula="of:=[.Q563]/[.Q451]*(LOG([.R451]*1000)/LOG([.R563]*1000))" office:value-type="float" office:value="1.1919643826287" calcext:value-type="float">
            <text:p>1,19</text:p>
          </table:table-cell>
          <table:table-cell table:style-name="ce12" table:formula="of:=[.Q563]/[.Q451]*(LOG([.S451]*1000)/LOG([.S563]*1000))" office:value-type="float" office:value="1.71440138909211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244030" calcext:value-type="float">
            <text:p>1244030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9.77" calcext:value-type="float">
            <text:p>9,77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4]/([.C564]*[.D564])" office:value-type="float" office:value="1.22012530502397" calcext:value-type="float">
            <text:p>1,22</text:p>
          </table:table-cell>
          <table:table-cell table:style-name="ce5" table:formula="of:=[.B564]/[.E564]" office:value-type="float" office:value="2.45877671760327" calcext:value-type="float">
            <text:p>2,459</text:p>
          </table:table-cell>
          <table:table-cell table:style-name="ce7" table:formula="of:=AVERAGE([.F564:.J564])" office:value-type="float" office:value="9.86" calcext:value-type="float">
            <text:p>9,86</text:p>
          </table:table-cell>
          <table:table-cell table:style-name="ce9" table:formula="of:=AVERAGE([.K564:.O564])" office:value-type="float" office:value="0.368" calcext:value-type="float">
            <text:p>0,37</text:p>
          </table:table-cell>
          <table:table-cell table:style-name="ce12" table:formula="of:=[.Q564]/[.Q452]*(LOG([.R452]*1000)/LOG([.R564]*1000))" office:value-type="float" office:value="1.20564191976221" calcext:value-type="float">
            <text:p>1,21</text:p>
          </table:table-cell>
          <table:table-cell table:style-name="ce12" table:formula="of:=[.Q564]/[.Q452]*(LOG([.S452]*1000)/LOG([.S564]*1000))" office:value-type="float" office:value="1.6926112872112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6826" calcext:value-type="float">
            <text:p>866826</text:p>
          </table:table-cell>
          <table:table-cell table:style-name="ce7" office:value-type="float" office:value="12.97" calcext:value-type="float">
            <text:p>12,97</text:p>
          </table:table-cell>
          <table:table-cell table:style-name="ce7" office:value-type="float" office:value="12.69" calcext:value-type="float">
            <text:p>12,69</text:p>
          </table:table-cell>
          <table:table-cell table:style-name="ce7" office:value-type="float" office:value="12.51" calcext:value-type="float">
            <text:p>12,51</text:p>
          </table:table-cell>
          <table:table-cell table:style-name="ce7" office:value-type="float" office:value="13.28" calcext:value-type="float">
            <text:p>13,28</text:p>
          </table:table-cell>
          <table:table-cell table:style-name="ce7" office:value-type="float" office:value="12.57" calcext:value-type="float">
            <text:p>12,57</text:p>
          </table:table-cell>
          <table:table-cell table:number-columns-repeated="2" table:style-name="ce9" office:value-type="float" office:value="0.5" calcext:value-type="float">
            <text:p>0,50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.E565]/([.C565]*[.D565])" office:value-type="float" office:value="0.774128729423868" calcext:value-type="float">
            <text:p>0,77</text:p>
          </table:table-cell>
          <table:table-cell table:style-name="ce5" table:formula="of:=[.B565]/[.E565]" office:value-type="float" office:value="3.87534291772513" calcext:value-type="float">
            <text:p>3,875</text:p>
          </table:table-cell>
          <table:table-cell table:style-name="ce7" table:formula="of:=AVERAGE([.F565:.J565])" office:value-type="float" office:value="12.804" calcext:value-type="float">
            <text:p>12,80</text:p>
          </table:table-cell>
          <table:table-cell table:style-name="ce9" table:formula="of:=AVERAGE([.K565:.O565])" office:value-type="float" office:value="0.494" calcext:value-type="float">
            <text:p>0,49</text:p>
          </table:table-cell>
          <table:table-cell table:style-name="ce12" table:formula="of:=[.Q565]/[.Q453]*(LOG([.R453]*1000)/LOG([.R565]*1000))" office:value-type="float" office:value="1.42025453178791" calcext:value-type="float">
            <text:p>1,42</text:p>
          </table:table-cell>
          <table:table-cell table:style-name="ce12" table:formula="of:=[.Q565]/[.Q453]*(LOG([.S453]*1000)/LOG([.S565]*1000))" office:value-type="float" office:value="1.86475456259217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933690" calcext:value-type="float">
            <text:p>933690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9.61" calcext:value-type="float">
            <text:p>9,61</text:p>
          </table:table-cell>
          <table:table-cell table:number-columns-repeated="2" table:style-name="ce7" office:value-type="float" office:value="9.45" calcext:value-type="float">
            <text:p>9,4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66]/([.C566]*[.D566])" office:value-type="float" office:value="0.956649590163934" calcext:value-type="float">
            <text:p>0,96</text:p>
          </table:table-cell>
          <table:table-cell table:style-name="ce5" table:formula="of:=[.B566]/[.E566]" office:value-type="float" office:value="3.13596161466868" calcext:value-type="float">
            <text:p>3,136</text:p>
          </table:table-cell>
          <table:table-cell table:style-name="ce7" table:formula="of:=AVERAGE([.F566:.J566])" office:value-type="float" office:value="9.614" calcext:value-type="float">
            <text:p>9,61</text:p>
          </table:table-cell>
          <table:table-cell table:style-name="ce9" table:formula="of:=AVERAGE([.K566:.O566])" office:value-type="float" office:value="0.378" calcext:value-type="float">
            <text:p>0,38</text:p>
          </table:table-cell>
          <table:table-cell table:style-name="ce12" table:formula="of:=[.Q566]/[.Q454]*(LOG([.R454]*1000)/LOG([.R566]*1000))" office:value-type="float" office:value="1.15219296724054" calcext:value-type="float">
            <text:p>1,15</text:p>
          </table:table-cell>
          <table:table-cell table:style-name="ce12" table:formula="of:=[.Q566]/[.Q454]*(LOG([.S454]*1000)/LOG([.S566]*1000))" office:value-type="float" office:value="1.58929047538369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295500" calcext:value-type="float">
            <text:p>1295500</text:p>
          </table:table-cell>
          <table:table-cell table:style-name="ce7" office:value-type="float" office:value="14.91" calcext:value-type="float">
            <text:p>14,91</text:p>
          </table:table-cell>
          <table:table-cell table:style-name="ce7" office:value-type="float" office:value="14.81" calcext:value-type="float">
            <text:p>14,81</text:p>
          </table:table-cell>
          <table:table-cell table:style-name="ce7" office:value-type="float" office:value="14.71" calcext:value-type="float">
            <text:p>14,71</text:p>
          </table:table-cell>
          <table:table-cell table:style-name="ce7" office:value-type="float" office:value="14.85" calcext:value-type="float">
            <text:p>14,85</text:p>
          </table:table-cell>
          <table:table-cell table:style-name="ce7" office:value-type="float" office:value="15.1" calcext:value-type="float">
            <text:p>15,10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1" calcext:value-type="float">
            <text:p>0,51</text:p>
          </table:table-cell>
          <table:table-cell table:style-name="ce28" table:formula="of:=[.E567]/([.C567]*[.D567])" office:value-type="float" office:value="0.985812818077775" calcext:value-type="float">
            <text:p>0,99</text:p>
          </table:table-cell>
          <table:table-cell table:style-name="ce5" table:formula="of:=[.B567]/[.E567]" office:value-type="float" office:value="3.04318641451177" calcext:value-type="float">
            <text:p>3,043</text:p>
          </table:table-cell>
          <table:table-cell table:style-name="ce7" table:formula="of:=AVERAGE([.F567:.J567])" office:value-type="float" office:value="14.876" calcext:value-type="float">
            <text:p>14,88</text:p>
          </table:table-cell>
          <table:table-cell table:style-name="ce9" table:formula="of:=AVERAGE([.K567:.O567])" office:value-type="float" office:value="0.512" calcext:value-type="float">
            <text:p>0,51</text:p>
          </table:table-cell>
          <table:table-cell table:style-name="ce12" table:formula="of:=[.Q567]/[.Q455]*(LOG([.R455]*1000)/LOG([.R567]*1000))" office:value-type="float" office:value="1.20584819078992" calcext:value-type="float">
            <text:p>1,21</text:p>
          </table:table-cell>
          <table:table-cell table:style-name="ce12" table:formula="of:=[.Q567]/[.Q455]*(LOG([.S455]*1000)/LOG([.S567]*1000))" office:value-type="float" office:value="1.58795604022918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197520" calcext:value-type="float">
            <text:p>1197520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62" calcext:value-type="float">
            <text:p>9,62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9.36" calcext:value-type="float">
            <text:p>9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.E568]/([.C568]*[.D568])" office:value-type="float" office:value="1.20407014157014" calcext:value-type="float">
            <text:p>1,20</text:p>
          </table:table-cell>
          <table:table-cell table:style-name="ce5" table:formula="of:=[.B568]/[.E568]" office:value-type="float" office:value="2.49156256262943" calcext:value-type="float">
            <text:p>2,492</text:p>
          </table:table-cell>
          <table:table-cell table:style-name="ce7" table:formula="of:=AVERAGE([.F568:.J568])" office:value-type="float" office:value="9.476" calcext:value-type="float">
            <text:p>9,48</text:p>
          </table:table-cell>
          <table:table-cell table:style-name="ce9" table:formula="of:=AVERAGE([.K568:.O568])" office:value-type="float" office:value="0.354" calcext:value-type="float">
            <text:p>0,35</text:p>
          </table:table-cell>
          <table:table-cell table:style-name="ce12" table:formula="of:=[.Q568]/[.Q456]*(LOG([.R456]*1000)/LOG([.R568]*1000))" office:value-type="float" office:value="0.970933468579339" calcext:value-type="float">
            <text:p>0,97</text:p>
          </table:table-cell>
          <table:table-cell table:style-name="ce12" table:formula="of:=[.Q568]/[.Q456]*(LOG([.S456]*1000)/LOG([.S568]*1000))" office:value-type="float" office:value="1.2988588432742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730744" calcext:value-type="float">
            <text:p>730744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31" calcext:value-type="float">
            <text:p>9,31</text:p>
          </table:table-cell>
          <table:table-cell table:style-name="ce7" office:value-type="float" office:value="8.95" calcext:value-type="float">
            <text:p>8,95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4" table:style-name="ce9" office:value-type="float" office:value="0.39" calcext:value-type="float">
            <text:p>0,39</text:p>
          </table:table-cell>
          <table:table-cell table:style-name="ce28" table:formula="of:=[.E569]/([.C569]*[.D569])" office:value-type="float" office:value="0.739308145558146" calcext:value-type="float">
            <text:p>0,74</text:p>
          </table:table-cell>
          <table:table-cell table:style-name="ce5" table:formula="of:=[.B569]/[.E569]" office:value-type="float" office:value="4.05786978750424" calcext:value-type="float">
            <text:p>4,058</text:p>
          </table:table-cell>
          <table:table-cell table:style-name="ce7" table:formula="of:=AVERAGE([.F569:.J569])" office:value-type="float" office:value="9.028" calcext:value-type="float">
            <text:p>9,03</text:p>
          </table:table-cell>
          <table:table-cell table:style-name="ce9" table:formula="of:=AVERAGE([.K569:.O569])" office:value-type="float" office:value="0.392" calcext:value-type="float">
            <text:p>0,39</text:p>
          </table:table-cell>
          <table:table-cell table:style-name="ce12" table:formula="of:=[.Q569]/[.Q457]*(LOG([.R457]*1000)/LOG([.R569]*1000))" office:value-type="float" office:value="1.15274697756321" calcext:value-type="float">
            <text:p>1,15</text:p>
          </table:table-cell>
          <table:table-cell table:style-name="ce12" table:formula="of:=[.Q569]/[.Q457]*(LOG([.S457]*1000)/LOG([.S569]*1000))" office:value-type="float" office:value="1.46899522796527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189708" calcext:value-type="float">
            <text:p>1189708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28" calcext:value-type="float">
            <text:p>9,28</text:p>
          </table:table-cell>
          <table:table-cell table:number-columns-repeated="4"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570]/([.C570]*[.D570])" office:value-type="float" office:value="1.12080114557034" calcext:value-type="float">
            <text:p>1,12</text:p>
          </table:table-cell>
          <table:table-cell table:style-name="ce5" table:formula="of:=[.B570]/[.E570]" office:value-type="float" office:value="2.67667024177361" calcext:value-type="float">
            <text:p>2,677</text:p>
          </table:table-cell>
          <table:table-cell table:style-name="ce7" table:formula="of:=AVERAGE([.F570:.J570])" office:value-type="float" office:value="9.36" calcext:value-type="float">
            <text:p>9,36</text:p>
          </table:table-cell>
          <table:table-cell table:style-name="ce9" table:formula="of:=AVERAGE([.K570:.O570])" office:value-type="float" office:value="0.354" calcext:value-type="float">
            <text:p>0,35</text:p>
          </table:table-cell>
          <table:table-cell table:style-name="ce12" table:formula="of:=[.Q570]/[.Q458]*(LOG([.R458]*1000)/LOG([.R570]*1000))" office:value-type="float" office:value="1.30811233832877" calcext:value-type="float">
            <text:p>1,31</text:p>
          </table:table-cell>
          <table:table-cell table:style-name="ce12" table:formula="of:=[.Q570]/[.Q458]*(LOG([.S458]*1000)/LOG([.S570]*1000))" office:value-type="float" office:value="1.83904506243487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43554" calcext:value-type="float">
            <text:p>1343554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8.99" calcext:value-type="float">
            <text:p>8,99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9.2" calcext:value-type="float">
            <text:p>9,20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2" table:style-name="ce9" office:value-type="float" office:value="0.28" calcext:value-type="float">
            <text:p>0,28</text:p>
          </table:table-cell>
          <table:table-cell table:style-name="ce28" table:formula="of:=[.E571]/([.C571]*[.D571])" office:value-type="float" office:value="1.4195750849492" calcext:value-type="float">
            <text:p>1,42</text:p>
          </table:table-cell>
          <table:table-cell table:style-name="ce5" table:formula="of:=[.B571]/[.E571]" office:value-type="float" office:value="2.11332034291141" calcext:value-type="float">
            <text:p>2,113</text:p>
          </table:table-cell>
          <table:table-cell table:style-name="ce7" table:formula="of:=AVERAGE([.F571:.J571])" office:value-type="float" office:value="9.062" calcext:value-type="float">
            <text:p>9,06</text:p>
          </table:table-cell>
          <table:table-cell table:style-name="ce9" table:formula="of:=AVERAGE([.K571:.O571])" office:value-type="float" office:value="0.278" calcext:value-type="float">
            <text:p>0,28</text:p>
          </table:table-cell>
          <table:table-cell table:style-name="ce12" table:formula="of:=[.Q571]/[.Q459]*(LOG([.R459]*1000)/LOG([.R571]*1000))" office:value-type="float" office:value="1.10301493077073" calcext:value-type="float">
            <text:p>1,10</text:p>
          </table:table-cell>
          <table:table-cell table:style-name="ce12" table:formula="of:=[.Q571]/[.Q459]*(LOG([.S459]*1000)/LOG([.S571]*1000))" office:value-type="float" office:value="1.60727397033913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026910" calcext:value-type="float">
            <text:p>1026910</text:p>
          </table:table-cell>
          <table:table-cell table:style-name="ce7" office:value-type="float" office:value="15.9" calcext:value-type="float">
            <text:p>15,90</text:p>
          </table:table-cell>
          <table:table-cell table:style-name="ce7" office:value-type="float" office:value="15.95" calcext:value-type="float">
            <text:p>15,95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6" calcext:value-type="float">
            <text:p>16,0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.E572]/([.C572]*[.D572])" office:value-type="float" office:value="0.873044616744882" calcext:value-type="float">
            <text:p>0,87</text:p>
          </table:table-cell>
          <table:table-cell table:style-name="ce5" table:formula="of:=[.B572]/[.E572]" office:value-type="float" office:value="3.43626607979278" calcext:value-type="float">
            <text:p>3,436</text:p>
          </table:table-cell>
          <table:table-cell table:style-name="ce7" table:formula="of:=AVERAGE([.F572:.J572])" office:value-type="float" office:value="16.04" calcext:value-type="float">
            <text:p>16,04</text:p>
          </table:table-cell>
          <table:table-cell table:style-name="ce9" table:formula="of:=AVERAGE([.K572:.O572])" office:value-type="float" office:value="0.548" calcext:value-type="float">
            <text:p>0,55</text:p>
          </table:table-cell>
          <table:table-cell table:style-name="ce12" table:formula="of:=[.Q572]/[.Q460]*(LOG([.R460]*1000)/LOG([.R572]*1000))" office:value-type="float" office:value="1.20931913455783" calcext:value-type="float">
            <text:p>1,21</text:p>
          </table:table-cell>
          <table:table-cell table:style-name="ce12" table:formula="of:=[.Q572]/[.Q460]*(LOG([.S460]*1000)/LOG([.S572]*1000))" office:value-type="float" office:value="1.61461652575972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87800" calcext:value-type="float">
            <text:p>1087800</text:p>
          </table:table-cell>
          <table:table-cell table:style-name="ce7" office:value-type="float" office:value="18.53" calcext:value-type="float">
            <text:p>18,53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18.16" calcext:value-type="float">
            <text:p>18,16</text:p>
          </table:table-cell>
          <table:table-cell table:style-name="ce7" office:value-type="float" office:value="18.22" calcext:value-type="float">
            <text:p>18,22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28" table:formula="of:=[.E573]/([.C573]*[.D573])" office:value-type="float" office:value="0.827763167506757" calcext:value-type="float">
            <text:p>0,83</text:p>
          </table:table-cell>
          <table:table-cell table:style-name="ce5" table:formula="of:=[.B573]/[.E573]" office:value-type="float" office:value="3.62423974995404" calcext:value-type="float">
            <text:p>3,624</text:p>
          </table:table-cell>
          <table:table-cell table:style-name="ce7" table:formula="of:=AVERAGE([.F573:.J573])" office:value-type="float" office:value="18.232" calcext:value-type="float">
            <text:p>18,23</text:p>
          </table:table-cell>
          <table:table-cell table:style-name="ce9" table:formula="of:=AVERAGE([.K573:.O573])" office:value-type="float" office:value="0.584" calcext:value-type="float">
            <text:p>0,58</text:p>
          </table:table-cell>
          <table:table-cell table:style-name="ce12" table:formula="of:=[.Q573]/[.Q461]*(LOG([.R461]*1000)/LOG([.R573]*1000))" office:value-type="float" office:value="1.45922859089622" calcext:value-type="float">
            <text:p>1,46</text:p>
          </table:table-cell>
          <table:table-cell table:style-name="ce12" table:formula="of:=[.Q573]/[.Q461]*(LOG([.S461]*1000)/LOG([.S573]*1000))" office:value-type="float" office:value="1.97025228787768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204758" calcext:value-type="float">
            <text:p>1204758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56" calcext:value-type="float">
            <text:p>8,56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9" calcext:value-type="float">
            <text:p>8,79</text:p>
          </table:table-cell>
          <table:table-cell table:style-name="ce7" office:value-type="float" office:value="8.69" calcext:value-type="float">
            <text:p>8,69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28" table:formula="of:=[.E574]/([.C574]*[.D574])" office:value-type="float" office:value="1.24663496163111" calcext:value-type="float">
            <text:p>1,25</text:p>
          </table:table-cell>
          <table:table-cell table:style-name="ce5" table:formula="of:=[.B574]/[.E574]" office:value-type="float" office:value="2.40649159416248" calcext:value-type="float">
            <text:p>2,406</text:p>
          </table:table-cell>
          <table:table-cell table:style-name="ce7" table:formula="of:=AVERAGE([.F574:.J574])" office:value-type="float" office:value="8.736" calcext:value-type="float">
            <text:p>8,74</text:p>
          </table:table-cell>
          <table:table-cell table:style-name="ce9" table:formula="of:=AVERAGE([.K574:.O574])" office:value-type="float" office:value="0.318" calcext:value-type="float">
            <text:p>0,32</text:p>
          </table:table-cell>
          <table:table-cell table:style-name="ce12" table:formula="of:=[.Q574]/[.Q462]*(LOG([.R462]*1000)/LOG([.R574]*1000))" office:value-type="float" office:value="1.22717518997018" calcext:value-type="float">
            <text:p>1,23</text:p>
          </table:table-cell>
          <table:table-cell table:style-name="ce12" table:formula="of:=[.Q574]/[.Q462]*(LOG([.S462]*1000)/LOG([.S574]*1000))" office:value-type="float" office:value="1.73710323565277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945820" calcext:value-type="float">
            <text:p>945820</text:p>
          </table:table-cell>
          <table:table-cell table:style-name="ce7" office:value-type="float" office:value="10.61" calcext:value-type="float">
            <text:p>10,61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0.33" calcext:value-type="float">
            <text:p>10,33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10.27" calcext:value-type="float">
            <text:p>10,27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75]/([.C575]*[.D575])" office:value-type="float" office:value="0.954802784597493" calcext:value-type="float">
            <text:p>0,95</text:p>
          </table:table-cell>
          <table:table-cell table:style-name="ce5" table:formula="of:=[.B575]/[.E575]" office:value-type="float" office:value="3.1420270241695" calcext:value-type="float">
            <text:p>3,142</text:p>
          </table:table-cell>
          <table:table-cell table:style-name="ce7" table:formula="of:=AVERAGE([.F575:.J575])" office:value-type="float" office:value="10.364" calcext:value-type="float">
            <text:p>10,36</text:p>
          </table:table-cell>
          <table:table-cell table:style-name="ce9" table:formula="of:=AVERAGE([.K575:.O575])" office:value-type="float" office:value="0.392" calcext:value-type="float">
            <text:p>0,39</text:p>
          </table:table-cell>
          <table:table-cell table:style-name="ce12" table:formula="of:=[.Q575]/[.Q463]*(LOG([.R463]*1000)/LOG([.R575]*1000))" office:value-type="float" office:value="1.34486073520309" calcext:value-type="float">
            <text:p>1,34</text:p>
          </table:table-cell>
          <table:table-cell table:style-name="ce12" table:formula="of:=[.Q575]/[.Q463]*(LOG([.S463]*1000)/LOG([.S575]*1000))" office:value-type="float" office:value="1.85069945820223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060294" calcext:value-type="float">
            <text:p>1060294</text:p>
          </table:table-cell>
          <table:table-cell table:style-name="ce7" office:value-type="float" office:value="8.94" calcext:value-type="float">
            <text:p>8,94</text:p>
          </table:table-cell>
          <table:table-cell table:style-name="ce7" office:value-type="float" office:value="8.69" calcext:value-type="float">
            <text:p>8,69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64" calcext:value-type="float">
            <text:p>8,64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.E576]/([.C576]*[.D576])" office:value-type="float" office:value="1.07100404040404" calcext:value-type="float">
            <text:p>1,07</text:p>
          </table:table-cell>
          <table:table-cell table:style-name="ce5" table:formula="of:=[.B576]/[.E576]" office:value-type="float" office:value="2.80112497099861" calcext:value-type="float">
            <text:p>2,801</text:p>
          </table:table-cell>
          <table:table-cell table:style-name="ce7" table:formula="of:=AVERAGE([.F576:.J576])" office:value-type="float" office:value="8.73" calcext:value-type="float">
            <text:p>8,73</text:p>
          </table:table-cell>
          <table:table-cell table:style-name="ce9" table:formula="of:=AVERAGE([.K576:.O576])" office:value-type="float" office:value="0.368" calcext:value-type="float">
            <text:p>0,37</text:p>
          </table:table-cell>
          <table:table-cell table:style-name="ce12" table:formula="of:=[.Q576]/[.Q464]*(LOG([.R464]*1000)/LOG([.R576]*1000))" office:value-type="float" office:value="1.19099511460571" calcext:value-type="float">
            <text:p>1,19</text:p>
          </table:table-cell>
          <table:table-cell table:style-name="ce12" table:formula="of:=[.Q576]/[.Q464]*(LOG([.S464]*1000)/LOG([.S576]*1000))" office:value-type="float" office:value="1.62225103634035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676434" calcext:value-type="float">
            <text:p>676434</text:p>
          </table:table-cell>
          <table:table-cell table:style-name="ce7" office:value-type="float" office:value="10.95" calcext:value-type="float">
            <text:p>10,95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7" calcext:value-type="float">
            <text:p>10,67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8" calcext:value-type="float">
            <text:p>10,80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28" table:formula="of:=[.E577]/([.C577]*[.D577])" office:value-type="float" office:value="0.727936998519233" calcext:value-type="float">
            <text:p>0,73</text:p>
          </table:table-cell>
          <table:table-cell table:style-name="ce5" table:formula="of:=[.B577]/[.E577]" office:value-type="float" office:value="4.12125942811863" calcext:value-type="float">
            <text:p>4,121</text:p>
          </table:table-cell>
          <table:table-cell table:style-name="ce7" table:formula="of:=AVERAGE([.F577:.J577])" office:value-type="float" office:value="10.748" calcext:value-type="float">
            <text:p>10,75</text:p>
          </table:table-cell>
          <table:table-cell table:style-name="ce9" table:formula="of:=AVERAGE([.K577:.O577])" office:value-type="float" office:value="0.438" calcext:value-type="float">
            <text:p>0,44</text:p>
          </table:table-cell>
          <table:table-cell table:style-name="ce12" table:formula="of:=[.Q577]/[.Q465]*(LOG([.R465]*1000)/LOG([.R577]*1000))" office:value-type="float" office:value="1.17143063321097" calcext:value-type="float">
            <text:p>1,17</text:p>
          </table:table-cell>
          <table:table-cell table:style-name="ce12" table:formula="of:=[.Q577]/[.Q465]*(LOG([.S465]*1000)/LOG([.S577]*1000))" office:value-type="float" office:value="1.56750871629875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964390" calcext:value-type="float">
            <text:p>964390</text:p>
          </table:table-cell>
          <table:table-cell table:style-name="ce7" office:value-type="float" office:value="15.24" calcext:value-type="float">
            <text:p>15,24</text:p>
          </table:table-cell>
          <table:table-cell table:number-columns-repeated="2" table:style-name="ce7" office:value-type="float" office:value="15.14" calcext:value-type="float">
            <text:p>15,14</text:p>
          </table:table-cell>
          <table:table-cell table:style-name="ce7" office:value-type="float" office:value="15.34" calcext:value-type="float">
            <text:p>15,34</text:p>
          </table:table-cell>
          <table:table-cell table:style-name="ce7" office:value-type="float" office:value="15.19" calcext:value-type="float">
            <text:p>15,1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.E578]/([.C578]*[.D578])" office:value-type="float" office:value="0.802855477855478" calcext:value-type="float">
            <text:p>0,80</text:p>
          </table:table-cell>
          <table:table-cell table:style-name="ce5" table:formula="of:=[.B578]/[.E578]" office:value-type="float" office:value="3.73667914432958" calcext:value-type="float">
            <text:p>3,737</text:p>
          </table:table-cell>
          <table:table-cell table:style-name="ce7" table:formula="of:=AVERAGE([.F578:.J578])" office:value-type="float" office:value="15.21" calcext:value-type="float">
            <text:p>15,21</text:p>
          </table:table-cell>
          <table:table-cell table:style-name="ce9" table:formula="of:=AVERAGE([.K578:.O578])" office:value-type="float" office:value="0.672" calcext:value-type="float">
            <text:p>0,67</text:p>
          </table:table-cell>
          <table:table-cell table:style-name="ce12" table:formula="of:=[.Q578]/[.Q466]*(LOG([.R466]*1000)/LOG([.R578]*1000))" office:value-type="float" office:value="1.37323823074441" calcext:value-type="float">
            <text:p>1,37</text:p>
          </table:table-cell>
          <table:table-cell table:style-name="ce12" table:formula="of:=[.Q578]/[.Q466]*(LOG([.S466]*1000)/LOG([.S578]*1000))" office:value-type="float" office:value="1.8196588959190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248160" calcext:value-type="float">
            <text:p>1248160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13.89" calcext:value-type="float">
            <text:p>13,89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92" calcext:value-type="float">
            <text:p>13,92</text:p>
          </table:table-cell>
          <table:table-cell table:style-name="ce7" office:value-type="float" office:value="13.95" calcext:value-type="float">
            <text:p>13,95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.E579]/([.C579]*[.D579])" office:value-type="float" office:value="0.987180947319135" calcext:value-type="float">
            <text:p>0,99</text:p>
          </table:table-cell>
          <table:table-cell table:style-name="ce5" table:formula="of:=[.B579]/[.E579]" office:value-type="float" office:value="3.03896936290219" calcext:value-type="float">
            <text:p>3,039</text:p>
          </table:table-cell>
          <table:table-cell table:style-name="ce7" table:formula="of:=AVERAGE([.F579:.J579])" office:value-type="float" office:value="13.976" calcext:value-type="float">
            <text:p>13,98</text:p>
          </table:table-cell>
          <table:table-cell table:style-name="ce9" table:formula="of:=AVERAGE([.K579:.O579])" office:value-type="float" office:value="0.514" calcext:value-type="float">
            <text:p>0,51</text:p>
          </table:table-cell>
          <table:table-cell table:style-name="ce12" table:formula="of:=[.Q579]/[.Q467]*(LOG([.R467]*1000)/LOG([.R579]*1000))" office:value-type="float" office:value="1.07878606378818" calcext:value-type="float">
            <text:p>1,08</text:p>
          </table:table-cell>
          <table:table-cell table:style-name="ce12" table:formula="of:=[.Q579]/[.Q467]*(LOG([.S467]*1000)/LOG([.S579]*1000))" office:value-type="float" office:value="1.44427740734086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782636" calcext:value-type="float">
            <text:p>782636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2" calcext:value-type="float">
            <text:p>9,22</text:p>
          </table:table-cell>
          <table:table-cell table:style-name="ce7" office:value-type="float" office:value="9.15" calcext:value-type="float">
            <text:p>9,1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.E580]/([.C580]*[.D580])" office:value-type="float" office:value="0.814804480906176" calcext:value-type="float">
            <text:p>0,81</text:p>
          </table:table-cell>
          <table:table-cell table:style-name="ce5" table:formula="of:=[.B580]/[.E580]" office:value-type="float" office:value="3.68188532088992" calcext:value-type="float">
            <text:p>3,682</text:p>
          </table:table-cell>
          <table:table-cell table:style-name="ce7" table:formula="of:=AVERAGE([.F580:.J580])" office:value-type="float" office:value="9.252" calcext:value-type="float">
            <text:p>9,25</text:p>
          </table:table-cell>
          <table:table-cell table:style-name="ce9" table:formula="of:=AVERAGE([.K580:.O580])" office:value-type="float" office:value="0.392" calcext:value-type="float">
            <text:p>0,39</text:p>
          </table:table-cell>
          <table:table-cell table:style-name="ce12" table:formula="of:=[.Q580]/[.Q468]*(LOG([.R468]*1000)/LOG([.R580]*1000))" office:value-type="float" office:value="1.12950139051986" calcext:value-type="float">
            <text:p>1,13</text:p>
          </table:table-cell>
          <table:table-cell table:style-name="ce12" table:formula="of:=[.Q580]/[.Q468]*(LOG([.S468]*1000)/LOG([.S580]*1000))" office:value-type="float" office:value="1.48282887299715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82534" calcext:value-type="float">
            <text:p>682534</text:p>
          </table:table-cell>
          <table:table-cell table:style-name="ce7" office:value-type="float" office:value="8.15" calcext:value-type="float">
            <text:p>8,15</text:p>
          </table:table-cell>
          <table:table-cell table:style-name="ce7" office:value-type="float" office:value="7.96" calcext:value-type="float">
            <text:p>7,9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94" calcext:value-type="float">
            <text:p>7,94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.E581]/([.C581]*[.D581])" office:value-type="float" office:value="0.701006934744384" calcext:value-type="float">
            <text:p>0,70</text:p>
          </table:table-cell>
          <table:table-cell table:style-name="ce5" table:formula="of:=[.B581]/[.E581]" office:value-type="float" office:value="4.27958167651721" calcext:value-type="float">
            <text:p>4,280</text:p>
          </table:table-cell>
          <table:table-cell table:style-name="ce7" table:formula="of:=AVERAGE([.F581:.J581])" office:value-type="float" office:value="7.956" calcext:value-type="float">
            <text:p>7,96</text:p>
          </table:table-cell>
          <table:table-cell table:style-name="ce9" table:formula="of:=AVERAGE([.K581:.O581])" office:value-type="float" office:value="0.498" calcext:value-type="float">
            <text:p>0,50</text:p>
          </table:table-cell>
          <table:table-cell table:style-name="ce12" table:formula="of:=[.Q581]/[.Q469]*(LOG([.R469]*1000)/LOG([.R581]*1000))" office:value-type="float" office:value="1.22650845077901" calcext:value-type="float">
            <text:p>1,23</text:p>
          </table:table-cell>
          <table:table-cell table:style-name="ce12" table:formula="of:=[.Q581]/[.Q469]*(LOG([.S469]*1000)/LOG([.S581]*1000))" office:value-type="float" office:value="1.5412285458775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850454" calcext:value-type="float">
            <text:p>850454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3" table:style-name="ce9" office:value-type="float" office:value="0.47" calcext:value-type="float">
            <text:p>0,47</text:p>
          </table:table-cell>
          <table:table-cell table:style-name="ce28" table:formula="of:=[.E582]/([.C582]*[.D582])" office:value-type="float" office:value="0.873471726948548" calcext:value-type="float">
            <text:p>0,87</text:p>
          </table:table-cell>
          <table:table-cell table:style-name="ce5" table:formula="of:=[.B582]/[.E582]" office:value-type="float" office:value="3.43458905478721" calcext:value-type="float">
            <text:p>3,435</text:p>
          </table:table-cell>
          <table:table-cell table:style-name="ce7" table:formula="of:=AVERAGE([.F582:.J582])" office:value-type="float" office:value="9.438" calcext:value-type="float">
            <text:p>9,44</text:p>
          </table:table-cell>
          <table:table-cell table:style-name="ce9" table:formula="of:=AVERAGE([.K582:.O582])" office:value-type="float" office:value="0.464" calcext:value-type="float">
            <text:p>0,46</text:p>
          </table:table-cell>
          <table:table-cell table:style-name="ce12" table:formula="of:=[.Q582]/[.Q470]*(LOG([.R470]*1000)/LOG([.R582]*1000))" office:value-type="float" office:value="1.18379354584752" calcext:value-type="float">
            <text:p>1,18</text:p>
          </table:table-cell>
          <table:table-cell table:style-name="ce12" table:formula="of:=[.Q582]/[.Q470]*(LOG([.S470]*1000)/LOG([.S582]*1000))" office:value-type="float" office:value="1.54877417396009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77324" calcext:value-type="float">
            <text:p>1177324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25" calcext:value-type="float">
            <text:p>8,25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3" table:style-name="ce9" office:value-type="float" office:value="0.31" calcext:value-type="float">
            <text:p>0,31</text:p>
          </table:table-cell>
          <table:table-cell table:style-name="ce9" office:value-type="float" office:value="0.32" calcext:value-type="float">
            <text:p>0,32</text:p>
          </table:table-cell>
          <table:table-cell table:style-name="ce28" table:formula="of:=[.E583]/([.C583]*[.D583])" office:value-type="float" office:value="1.24727095516569" calcext:value-type="float">
            <text:p>1,25</text:p>
          </table:table-cell>
          <table:table-cell table:style-name="ce5" table:formula="of:=[.B583]/[.E583]" office:value-type="float" office:value="2.40526482089892" calcext:value-type="float">
            <text:p>2,405</text:p>
          </table:table-cell>
          <table:table-cell table:style-name="ce7" table:formula="of:=AVERAGE([.F583:.J583])" office:value-type="float" office:value="8.356" calcext:value-type="float">
            <text:p>8,36</text:p>
          </table:table-cell>
          <table:table-cell table:style-name="ce9" table:formula="of:=AVERAGE([.K583:.O583])" office:value-type="float" office:value="0.314" calcext:value-type="float">
            <text:p>0,31</text:p>
          </table:table-cell>
          <table:table-cell table:style-name="ce12" table:formula="of:=[.Q583]/[.Q471]*(LOG([.R471]*1000)/LOG([.R583]*1000))" office:value-type="float" office:value="1.10582223232393" calcext:value-type="float">
            <text:p>1,11</text:p>
          </table:table-cell>
          <table:table-cell table:style-name="ce12" table:formula="of:=[.Q583]/[.Q471]*(LOG([.S471]*1000)/LOG([.S583]*1000))" office:value-type="float" office:value="1.5574859592453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8536" calcext:value-type="float">
            <text:p>868536</text:p>
          </table:table-cell>
          <table:table-cell table:style-name="ce7" office:value-type="float" office:value="16.67" calcext:value-type="float">
            <text:p>16,67</text:p>
          </table:table-cell>
          <table:table-cell table:style-name="ce7" office:value-type="float" office:value="16.45" calcext:value-type="float">
            <text:p>16,45</text:p>
          </table:table-cell>
          <table:table-cell table:style-name="ce7" office:value-type="float" office:value="16.34" calcext:value-type="float">
            <text:p>16,34</text:p>
          </table:table-cell>
          <table:table-cell table:style-name="ce7" office:value-type="float" office:value="16.53" calcext:value-type="float">
            <text:p>16,53</text:p>
          </table:table-cell>
          <table:table-cell table:style-name="ce7" office:value-type="float" office:value="16.26" calcext:value-type="float">
            <text:p>16,2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.E584]/([.C584]*[.D584])" office:value-type="float" office:value="0.775655864197531" calcext:value-type="float">
            <text:p>0,78</text:p>
          </table:table-cell>
          <table:table-cell table:style-name="ce5" table:formula="of:=[.B584]/[.E584]" office:value-type="float" office:value="3.86771302513655" calcext:value-type="float">
            <text:p>3,868</text:p>
          </table:table-cell>
          <table:table-cell table:style-name="ce7" table:formula="of:=AVERAGE([.F584:.J584])" office:value-type="float" office:value="16.45" calcext:value-type="float">
            <text:p>16,45</text:p>
          </table:table-cell>
          <table:table-cell table:style-name="ce9" table:formula="of:=AVERAGE([.K584:.O584])" office:value-type="float" office:value="0.592" calcext:value-type="float">
            <text:p>0,59</text:p>
          </table:table-cell>
          <table:table-cell table:style-name="ce12" table:formula="of:=[.Q584]/[.Q472]*(LOG([.R472]*1000)/LOG([.R584]*1000))" office:value-type="float" office:value="1.33402905384346" calcext:value-type="float">
            <text:p>1,33</text:p>
          </table:table-cell>
          <table:table-cell table:style-name="ce12" table:formula="of:=[.Q584]/[.Q472]*(LOG([.S472]*1000)/LOG([.S584]*1000))" office:value-type="float" office:value="1.85839508190131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310312" calcext:value-type="float">
            <text:p>1310312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86" calcext:value-type="float">
            <text:p>15,86</text:p>
          </table:table-cell>
          <table:table-cell table:style-name="ce7" office:value-type="float" office:value="15.84" calcext:value-type="float">
            <text:p>15,84</text:p>
          </table:table-cell>
          <table:table-cell table:style-name="ce7" office:value-type="float" office:value="15.75" calcext:value-type="float">
            <text:p>15,75</text:p>
          </table:table-cell>
          <table:table-cell table:style-name="ce7" office:value-type="float" office:value="15.8" calcext:value-type="float">
            <text:p>15,80</text:p>
          </table:table-cell>
          <table:table-cell table:number-columns-repeated="4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.E585]/([.C585]*[.D585])" office:value-type="float" office:value="1.019469566354" calcext:value-type="float">
            <text:p>1,02</text:p>
          </table:table-cell>
          <table:table-cell table:style-name="ce5" table:formula="of:=[.B585]/[.E585]" office:value-type="float" office:value="2.94271898601249" calcext:value-type="float">
            <text:p>2,943</text:p>
          </table:table-cell>
          <table:table-cell table:style-name="ce7" table:formula="of:=AVERAGE([.F585:.J585])" office:value-type="float" office:value="15.834" calcext:value-type="float">
            <text:p>15,83</text:p>
          </table:table-cell>
          <table:table-cell table:style-name="ce9" table:formula="of:=AVERAGE([.K585:.O585])" office:value-type="float" office:value="0.492" calcext:value-type="float">
            <text:p>0,49</text:p>
          </table:table-cell>
          <table:table-cell table:style-name="ce12" table:formula="of:=[.Q585]/[.Q473]*(LOG([.R473]*1000)/LOG([.R585]*1000))" office:value-type="float" office:value="1.17358360082345" calcext:value-type="float">
            <text:p>1,17</text:p>
          </table:table-cell>
          <table:table-cell table:style-name="ce12" table:formula="of:=[.Q585]/[.Q473]*(LOG([.S473]*1000)/LOG([.S585]*1000))" office:value-type="float" office:value="1.57022764073638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884990" calcext:value-type="float">
            <text:p>884990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3.51" calcext:value-type="float">
            <text:p>13,51</text:p>
          </table:table-cell>
          <table:table-cell table:style-name="ce7" office:value-type="float" office:value="13.73" calcext:value-type="float">
            <text:p>13,7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.E586]/([.C586]*[.D586])" office:value-type="float" office:value="0.788142989455685" calcext:value-type="float">
            <text:p>0,79</text:p>
          </table:table-cell>
          <table:table-cell table:style-name="ce5" table:formula="of:=[.B586]/[.E586]" office:value-type="float" office:value="3.80643397100532" calcext:value-type="float">
            <text:p>3,806</text:p>
          </table:table-cell>
          <table:table-cell table:style-name="ce7" table:formula="of:=AVERAGE([.F586:.J586])" office:value-type="float" office:value="13.654" calcext:value-type="float">
            <text:p>13,65</text:p>
          </table:table-cell>
          <table:table-cell table:style-name="ce9" table:formula="of:=AVERAGE([.K586:.O586])" office:value-type="float" office:value="0.48" calcext:value-type="float">
            <text:p>0,48</text:p>
          </table:table-cell>
          <table:table-cell table:style-name="ce12" table:formula="of:=[.Q586]/[.Q474]*(LOG([.R474]*1000)/LOG([.R586]*1000))" office:value-type="float" office:value="1.30781664462753" calcext:value-type="float">
            <text:p>1,31</text:p>
          </table:table-cell>
          <table:table-cell table:style-name="ce12" table:formula="of:=[.Q586]/[.Q474]*(LOG([.S474]*1000)/LOG([.S586]*1000))" office:value-type="float" office:value="1.70270395551362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854612" calcext:value-type="float">
            <text:p>854612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43" calcext:value-type="float">
            <text:p>8,43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3" table:style-name="ce9" office:value-type="float" office:value="0.38" calcext:value-type="float">
            <text:p>0,38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587]/([.C587]*[.D587])" office:value-type="float" office:value="0.920473736816709" calcext:value-type="float">
            <text:p>0,92</text:p>
          </table:table-cell>
          <table:table-cell table:style-name="ce5" table:formula="of:=[.B587]/[.E587]" office:value-type="float" office:value="3.25921002747446" calcext:value-type="float">
            <text:p>3,259</text:p>
          </table:table-cell>
          <table:table-cell table:style-name="ce7" table:formula="of:=AVERAGE([.F587:.J587])" office:value-type="float" office:value="8.47" calcext:value-type="float">
            <text:p>8,47</text:p>
          </table:table-cell>
          <table:table-cell table:style-name="ce9" table:formula="of:=AVERAGE([.K587:.O587])" office:value-type="float" office:value="0.376" calcext:value-type="float">
            <text:p>0,38</text:p>
          </table:table-cell>
          <table:table-cell table:style-name="ce12" table:formula="of:=[.Q587]/[.Q475]*(LOG([.R475]*1000)/LOG([.R587]*1000))" office:value-type="float" office:value="1.21219672453261" calcext:value-type="float">
            <text:p>1,21</text:p>
          </table:table-cell>
          <table:table-cell table:style-name="ce12" table:formula="of:=[.Q587]/[.Q475]*(LOG([.S475]*1000)/LOG([.S587]*1000))" office:value-type="float" office:value="1.64321192166945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341626" calcext:value-type="float">
            <text:p>1341626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61" calcext:value-type="float">
            <text:p>15,61</text:p>
          </table:table-cell>
          <table:table-cell table:style-name="ce7" office:value-type="float" office:value="15.64" calcext:value-type="float">
            <text:p>15,64</text:p>
          </table:table-cell>
          <table:table-cell table:style-name="ce7" office:value-type="float" office:value="15.56" calcext:value-type="float">
            <text:p>15,56</text:p>
          </table:table-cell>
          <table:table-cell table:style-name="ce7" office:value-type="float" office:value="15.47" calcext:value-type="float">
            <text:p>15,4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588]/([.C588]*[.D588])" office:value-type="float" office:value="1.02164324811682" calcext:value-type="float">
            <text:p>1,02</text:p>
          </table:table-cell>
          <table:table-cell table:style-name="ce5" table:formula="of:=[.B588]/[.E588]" office:value-type="float" office:value="2.9364577013266" calcext:value-type="float">
            <text:p>2,936</text:p>
          </table:table-cell>
          <table:table-cell table:style-name="ce7" table:formula="of:=AVERAGE([.F588:.J588])" office:value-type="float" office:value="15.64" calcext:value-type="float">
            <text:p>15,64</text:p>
          </table:table-cell>
          <table:table-cell table:style-name="ce9" table:formula="of:=AVERAGE([.K588:.O588])" office:value-type="float" office:value="0.604" calcext:value-type="float">
            <text:p>0,60</text:p>
          </table:table-cell>
          <table:table-cell table:style-name="ce12" table:formula="of:=[.Q588]/[.Q476]*(LOG([.R476]*1000)/LOG([.R588]*1000))" office:value-type="float" office:value="1.12958022434731" calcext:value-type="float">
            <text:p>1,13</text:p>
          </table:table-cell>
          <table:table-cell table:style-name="ce12" table:formula="of:=[.Q588]/[.Q476]*(LOG([.S476]*1000)/LOG([.S588]*1000))" office:value-type="float" office:value="1.48850741550083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158158" calcext:value-type="float">
            <text:p>1158158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83" calcext:value-type="float">
            <text:p>11,83</text:p>
          </table:table-cell>
          <table:table-cell table:style-name="ce7" office:value-type="float" office:value="11.87" calcext:value-type="float">
            <text:p>11,87</text:p>
          </table:table-cell>
          <table:table-cell table:style-name="ce7" office:value-type="float" office:value="11.82" calcext:value-type="float">
            <text:p>11,82</text:p>
          </table:table-cell>
          <table:table-cell table:style-name="ce7" office:value-type="float" office:value="11.88" calcext:value-type="float">
            <text:p>11,88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3" table:style-name="ce9" office:value-type="float" office:value="0.42" calcext:value-type="float">
            <text:p>0,42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.E589]/([.C589]*[.D589])" office:value-type="float" office:value="1.03643864547537" calcext:value-type="float">
            <text:p>1,04</text:p>
          </table:table-cell>
          <table:table-cell table:style-name="ce5" table:formula="of:=[.B589]/[.E589]" office:value-type="float" office:value="2.89454115932368" calcext:value-type="float">
            <text:p>2,895</text:p>
          </table:table-cell>
          <table:table-cell table:style-name="ce7" table:formula="of:=AVERAGE([.F589:.J589])" office:value-type="float" office:value="11.856" calcext:value-type="float">
            <text:p>11,86</text:p>
          </table:table-cell>
          <table:table-cell table:style-name="ce9" table:formula="of:=AVERAGE([.K589:.O589])" office:value-type="float" office:value="0.414" calcext:value-type="float">
            <text:p>0,41</text:p>
          </table:table-cell>
          <table:table-cell table:style-name="ce12" table:formula="of:=[.Q589]/[.Q477]*(LOG([.R477]*1000)/LOG([.R589]*1000))" office:value-type="float" office:value="1.20740370336762" calcext:value-type="float">
            <text:p>1,21</text:p>
          </table:table-cell>
          <table:table-cell table:style-name="ce12" table:formula="of:=[.Q589]/[.Q477]*(LOG([.S477]*1000)/LOG([.S589]*1000))" office:value-type="float" office:value="1.68720987446216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586844" calcext:value-type="float">
            <text:p>1586844</text:p>
          </table:table-cell>
          <table:table-cell table:style-name="ce7" office:value-type="float" office:value="17.77" calcext:value-type="float">
            <text:p>17,77</text:p>
          </table:table-cell>
          <table:table-cell table:style-name="ce7" office:value-type="float" office:value="17.46" calcext:value-type="float">
            <text:p>17,4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7.39" calcext:value-type="float">
            <text:p>17,39</text:p>
          </table:table-cell>
          <table:table-cell table:style-name="ce7" office:value-type="float" office:value="17.42" calcext:value-type="float">
            <text:p>17,42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.E590]/([.C590]*[.D590])" office:value-type="float" office:value="1.21355460385439" calcext:value-type="float">
            <text:p>1,21</text:p>
          </table:table-cell>
          <table:table-cell table:style-name="ce5" table:formula="of:=[.B590]/[.E590]" office:value-type="float" office:value="2.47208673316344" calcext:value-type="float">
            <text:p>2,472</text:p>
          </table:table-cell>
          <table:table-cell table:style-name="ce7" table:formula="of:=AVERAGE([.F590:.J590])" office:value-type="float" office:value="17.502" calcext:value-type="float">
            <text:p>17,50</text:p>
          </table:table-cell>
          <table:table-cell table:style-name="ce9" table:formula="of:=AVERAGE([.K590:.O590])" office:value-type="float" office:value="0.472" calcext:value-type="float">
            <text:p>0,47</text:p>
          </table:table-cell>
          <table:table-cell table:style-name="ce12" table:formula="of:=[.Q590]/[.Q478]*(LOG([.R478]*1000)/LOG([.R590]*1000))" office:value-type="float" office:value="1.11508077740667" calcext:value-type="float">
            <text:p>1,12</text:p>
          </table:table-cell>
          <table:table-cell table:style-name="ce12" table:formula="of:=[.Q590]/[.Q478]*(LOG([.S478]*1000)/LOG([.S590]*1000))" office:value-type="float" office:value="1.55986738107417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049258" calcext:value-type="float">
            <text:p>1049258</text:p>
          </table:table-cell>
          <table:table-cell table:style-name="ce7" office:value-type="float" office:value="14.36" calcext:value-type="float">
            <text:p>14,36</text:p>
          </table:table-cell>
          <table:table-cell table:style-name="ce7" office:value-type="float" office:value="13.83" calcext:value-type="float">
            <text:p>13,83</text:p>
          </table:table-cell>
          <table:table-cell table:style-name="ce7" office:value-type="float" office:value="13.81" calcext:value-type="float">
            <text:p>13,81</text:p>
          </table:table-cell>
          <table:table-cell table:number-columns-repeated="2" table:style-name="ce7" office:value-type="float" office:value="13.85" calcext:value-type="float">
            <text:p>13,85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28" table:formula="of:=[.E591]/([.C591]*[.D591])" office:value-type="float" office:value="0.816772013949433" calcext:value-type="float">
            <text:p>0,82</text:p>
          </table:table-cell>
          <table:table-cell table:style-name="ce5" table:formula="of:=[.B591]/[.E591]" office:value-type="float" office:value="3.67301178547126" calcext:value-type="float">
            <text:p>3,673</text:p>
          </table:table-cell>
          <table:table-cell table:style-name="ce7" table:formula="of:=AVERAGE([.F591:.J591])" office:value-type="float" office:value="13.94" calcext:value-type="float">
            <text:p>13,94</text:p>
          </table:table-cell>
          <table:table-cell table:style-name="ce9" table:formula="of:=AVERAGE([.K591:.O591])" office:value-type="float" office:value="0.56" calcext:value-type="float">
            <text:p>0,56</text:p>
          </table:table-cell>
          <table:table-cell table:style-name="ce12" table:formula="of:=[.Q591]/[.Q479]*(LOG([.R479]*1000)/LOG([.R591]*1000))" office:value-type="float" office:value="1.15870676590484" calcext:value-type="float">
            <text:p>1,16</text:p>
          </table:table-cell>
          <table:table-cell table:style-name="ce12" table:formula="of:=[.Q591]/[.Q479]*(LOG([.S479]*1000)/LOG([.S591]*1000))" office:value-type="float" office:value="1.4245539744105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070674" calcext:value-type="float">
            <text:p>1070674</text:p>
          </table:table-cell>
          <table:table-cell table:style-name="ce7" office:value-type="float" office:value="12.78" calcext:value-type="float">
            <text:p>12,7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3" calcext:value-type="float">
            <text:p>12,63</text:p>
          </table:table-cell>
          <table:table-cell table:style-name="ce7" office:value-type="float" office:value="12.72" calcext:value-type="float">
            <text:p>12,72</text:p>
          </table:table-cell>
          <table:table-cell table:style-name="ce7" office:value-type="float" office:value="12.59" calcext:value-type="float">
            <text:p>12,59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3" table:style-name="ce9" office:value-type="float" office:value="0.43" calcext:value-type="float">
            <text:p>0,43</text:p>
          </table:table-cell>
          <table:table-cell table:style-name="ce28" table:formula="of:=[.E592]/([.C592]*[.D592])" office:value-type="float" office:value="0.987520798668885" calcext:value-type="float">
            <text:p>0,99</text:p>
          </table:table-cell>
          <table:table-cell table:style-name="ce5" table:formula="of:=[.B592]/[.E592]" office:value-type="float" office:value="3.03792564309958" calcext:value-type="float">
            <text:p>3,038</text:p>
          </table:table-cell>
          <table:table-cell table:style-name="ce7" table:formula="of:=AVERAGE([.F592:.J592])" office:value-type="float" office:value="12.664" calcext:value-type="float">
            <text:p>12,66</text:p>
          </table:table-cell>
          <table:table-cell table:style-name="ce9" table:formula="of:=AVERAGE([.K592:.O592])" office:value-type="float" office:value="0.432" calcext:value-type="float">
            <text:p>0,43</text:p>
          </table:table-cell>
          <table:table-cell table:style-name="ce12" table:formula="of:=[.Q592]/[.Q480]*(LOG([.R480]*1000)/LOG([.R592]*1000))" office:value-type="float" office:value="1.21595211120179" calcext:value-type="float">
            <text:p>1,22</text:p>
          </table:table-cell>
          <table:table-cell table:style-name="ce12" table:formula="of:=[.Q592]/[.Q480]*(LOG([.S480]*1000)/LOG([.S592]*1000))" office:value-type="float" office:value="1.69229303942561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316864" calcext:value-type="float">
            <text:p>1316864</text:p>
          </table:table-cell>
          <table:table-cell table:style-name="ce7" office:value-type="float" office:value="17.67" calcext:value-type="float">
            <text:p>17,67</text:p>
          </table:table-cell>
          <table:table-cell table:style-name="ce7" office:value-type="float" office:value="17.29" calcext:value-type="float">
            <text:p>17,29</text:p>
          </table:table-cell>
          <table:table-cell table:style-name="ce7" office:value-type="float" office:value="17.28" calcext:value-type="float">
            <text:p>17,28</text:p>
          </table:table-cell>
          <table:table-cell table:style-name="ce7" office:value-type="float" office:value="17.26" calcext:value-type="float">
            <text:p>17,26</text:p>
          </table:table-cell>
          <table:table-cell table:style-name="ce7" office:value-type="float" office:value="17.28" calcext:value-type="float">
            <text:p>17,2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.E593]/([.C593]*[.D593])" office:value-type="float" office:value="1.00206978839457" calcext:value-type="float">
            <text:p>1,00</text:p>
          </table:table-cell>
          <table:table-cell table:style-name="ce5" table:formula="of:=[.B593]/[.E593]" office:value-type="float" office:value="2.99381561041991" calcext:value-type="float">
            <text:p>2,994</text:p>
          </table:table-cell>
          <table:table-cell table:style-name="ce7" table:formula="of:=AVERAGE([.F593:.J593])" office:value-type="float" office:value="17.356" calcext:value-type="float">
            <text:p>17,36</text:p>
          </table:table-cell>
          <table:table-cell table:style-name="ce9" table:formula="of:=AVERAGE([.K593:.O593])" office:value-type="float" office:value="0.51" calcext:value-type="float">
            <text:p>0,51</text:p>
          </table:table-cell>
          <table:table-cell table:style-name="ce12" table:formula="of:=[.Q593]/[.Q481]*(LOG([.R481]*1000)/LOG([.R593]*1000))" office:value-type="float" office:value="1.17520133694642" calcext:value-type="float">
            <text:p>1,18</text:p>
          </table:table-cell>
          <table:table-cell table:style-name="ce12" table:formula="of:=[.Q593]/[.Q481]*(LOG([.S481]*1000)/LOG([.S593]*1000))" office:value-type="float" office:value="1.6388873793722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862506" calcext:value-type="float">
            <text:p>862506</text:p>
          </table:table-cell>
          <table:table-cell table:style-name="ce7" office:value-type="float" office:value="8.51" calcext:value-type="float">
            <text:p>8,51</text:p>
          </table:table-cell>
          <table:table-cell table:style-name="ce7" office:value-type="float" office:value="8.04" calcext:value-type="float">
            <text:p>8,04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8.03" calcext:value-type="float">
            <text:p>8,03</text:p>
          </table:table-cell>
          <table:table-cell table:number-columns-repeated="5" table:style-name="ce9" office:value-type="float" office:value="0.42" calcext:value-type="float">
            <text:p>0,42</text:p>
          </table:table-cell>
          <table:table-cell table:style-name="ce28" table:formula="of:=[.E594]/([.C594]*[.D594])" office:value-type="float" office:value="0.902051957831325" calcext:value-type="float">
            <text:p>0,90</text:p>
          </table:table-cell>
          <table:table-cell table:style-name="ce5" table:formula="of:=[.B594]/[.E594]" office:value-type="float" office:value="3.32576932798149" calcext:value-type="float">
            <text:p>3,326</text:p>
          </table:table-cell>
          <table:table-cell table:style-name="ce7" table:formula="of:=AVERAGE([.F594:.J594])" office:value-type="float" office:value="8.12" calcext:value-type="float">
            <text:p>8,12</text:p>
          </table:table-cell>
          <table:table-cell table:style-name="ce9" table:formula="of:=AVERAGE([.K594:.O594])" office:value-type="float" office:value="0.42" calcext:value-type="float">
            <text:p>0,42</text:p>
          </table:table-cell>
          <table:table-cell table:style-name="ce12" table:formula="of:=[.Q594]/[.Q482]*(LOG([.R482]*1000)/LOG([.R594]*1000))" office:value-type="float" office:value="1.22320209707666" calcext:value-type="float">
            <text:p>1,22</text:p>
          </table:table-cell>
          <table:table-cell table:style-name="ce12" table:formula="of:=[.Q594]/[.Q482]*(LOG([.S482]*1000)/LOG([.S594]*1000))" office:value-type="float" office:value="1.6306624871457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922268" calcext:value-type="float">
            <text:p>922268</text:p>
          </table:table-cell>
          <table:table-cell table:style-name="ce7" office:value-type="float" office:value="12.18" calcext:value-type="float">
            <text:p>12,18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2" calcext:value-type="float">
            <text:p>12,20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2.35" calcext:value-type="float">
            <text:p>12,35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595]/([.C595]*[.D595])" office:value-type="float" office:value="0.82325951739947" calcext:value-type="float">
            <text:p>0,82</text:p>
          </table:table-cell>
          <table:table-cell table:style-name="ce5" table:formula="of:=[.B595]/[.E595]" office:value-type="float" office:value="3.64406875224989" calcext:value-type="float">
            <text:p>3,644</text:p>
          </table:table-cell>
          <table:table-cell table:style-name="ce7" table:formula="of:=AVERAGE([.F595:.J595])" office:value-type="float" office:value="12.104" calcext:value-type="float">
            <text:p>12,10</text:p>
          </table:table-cell>
          <table:table-cell table:style-name="ce9" table:formula="of:=AVERAGE([.K595:.O595])" office:value-type="float" office:value="0.538" calcext:value-type="float">
            <text:p>0,54</text:p>
          </table:table-cell>
          <table:table-cell table:style-name="ce12" table:formula="of:=[.Q595]/[.Q483]*(LOG([.R483]*1000)/LOG([.R595]*1000))" office:value-type="float" office:value="1.19421638360447" calcext:value-type="float">
            <text:p>1,19</text:p>
          </table:table-cell>
          <table:table-cell table:style-name="ce12" table:formula="of:=[.Q595]/[.Q483]*(LOG([.S483]*1000)/LOG([.S595]*1000))" office:value-type="float" office:value="1.5696076022907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24202" calcext:value-type="float">
            <text:p>924202</text:p>
          </table:table-cell>
          <table:table-cell table:style-name="ce7" office:value-type="float" office:value="12.08" calcext:value-type="float">
            <text:p>12,08</text:p>
          </table:table-cell>
          <table:table-cell table:number-columns-repeated="2" table:style-name="ce7" office:value-type="float" office:value="11.81" calcext:value-type="float">
            <text:p>11,81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74" calcext:value-type="float">
            <text:p>11,74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2" table:style-name="ce9" office:value-type="float" office:value="0.41" calcext:value-type="float">
            <text:p>0,41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.E596]/([.C596]*[.D596])" office:value-type="float" office:value="0.949215732995908" calcext:value-type="float">
            <text:p>0,95</text:p>
          </table:table-cell>
          <table:table-cell table:style-name="ce5" table:formula="of:=[.B596]/[.E596]" office:value-type="float" office:value="3.16052118476264" calcext:value-type="float">
            <text:p>3,161</text:p>
          </table:table-cell>
          <table:table-cell table:style-name="ce7" table:formula="of:=AVERAGE([.F596:.J596])" office:value-type="float" office:value="11.864" calcext:value-type="float">
            <text:p>11,86</text:p>
          </table:table-cell>
          <table:table-cell table:style-name="ce9" table:formula="of:=AVERAGE([.K596:.O596])" office:value-type="float" office:value="0.404" calcext:value-type="float">
            <text:p>0,40</text:p>
          </table:table-cell>
          <table:table-cell table:style-name="ce12" table:formula="of:=[.Q596]/[.Q484]*(LOG([.R484]*1000)/LOG([.R596]*1000))" office:value-type="float" office:value="1.37798385207698" calcext:value-type="float">
            <text:p>1,38</text:p>
          </table:table-cell>
          <table:table-cell table:style-name="ce12" table:formula="of:=[.Q596]/[.Q484]*(LOG([.S484]*1000)/LOG([.S596]*1000))" office:value-type="float" office:value="1.9397825289647" calcext:value-type="float">
            <text:p>1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34430" calcext:value-type="float">
            <text:p>934430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8" calcext:value-type="float">
            <text:p>12,68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7" calcext:value-type="float">
            <text:p>12,7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.E597]/([.C597]*[.D597])" office:value-type="float" office:value="0.959720556094194" calcext:value-type="float">
            <text:p>0,96</text:p>
          </table:table-cell>
          <table:table-cell table:style-name="ce5" table:formula="of:=[.B597]/[.E597]" office:value-type="float" office:value="3.12592703573301" calcext:value-type="float">
            <text:p>3,126</text:p>
          </table:table-cell>
          <table:table-cell table:style-name="ce7" table:formula="of:=AVERAGE([.F597:.J597])" office:value-type="float" office:value="12.724" calcext:value-type="float">
            <text:p>12,72</text:p>
          </table:table-cell>
          <table:table-cell table:style-name="ce9" table:formula="of:=AVERAGE([.K597:.O597])" office:value-type="float" office:value="0.388" calcext:value-type="float">
            <text:p>0,39</text:p>
          </table:table-cell>
          <table:table-cell table:style-name="ce12" table:formula="of:=[.Q597]/[.Q485]*(LOG([.R485]*1000)/LOG([.R597]*1000))" office:value-type="float" office:value="1.32503972783542" calcext:value-type="float">
            <text:p>1,33</text:p>
          </table:table-cell>
          <table:table-cell table:style-name="ce12" table:formula="of:=[.Q597]/[.Q485]*(LOG([.S485]*1000)/LOG([.S597]*1000))" office:value-type="float" office:value="1.85934188699018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0" calcext:value-type="float">
            <text:p>1254860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4" calcext:value-type="float">
            <text:p>10,64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.E598]/([.C598]*[.D598])" office:value-type="float" office:value="1.12066686671239" calcext:value-type="float">
            <text:p>1,12</text:p>
          </table:table-cell>
          <table:table-cell table:style-name="ce5" table:formula="of:=[.B598]/[.E598]" office:value-type="float" office:value="2.67699026186188" calcext:value-type="float">
            <text:p>2,677</text:p>
          </table:table-cell>
          <table:table-cell table:style-name="ce7" table:formula="of:=AVERAGE([.F598:.J598])" office:value-type="float" office:value="10.716" calcext:value-type="float">
            <text:p>10,72</text:p>
          </table:table-cell>
          <table:table-cell table:style-name="ce9" table:formula="of:=AVERAGE([.K598:.O598])" office:value-type="float" office:value="0.4" calcext:value-type="float">
            <text:p>0,40</text:p>
          </table:table-cell>
          <table:table-cell table:style-name="ce12" table:formula="of:=[.Q598]/[.Q486]*(LOG([.R486]*1000)/LOG([.R598]*1000))" office:value-type="float" office:value="1.20141551181116" calcext:value-type="float">
            <text:p>1,20</text:p>
          </table:table-cell>
          <table:table-cell table:style-name="ce12" table:formula="of:=[.Q598]/[.Q486]*(LOG([.S486]*1000)/LOG([.S598]*1000))" office:value-type="float" office:value="1.6474593417556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955728" calcext:value-type="float">
            <text:p>955728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66" calcext:value-type="float">
            <text:p>9,6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3"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3" calcext:value-type="float">
            <text:p>0,43</text:p>
          </table:table-cell>
          <table:table-cell table:style-name="ce28" table:formula="of:=[.E599]/([.C599]*[.D599])" office:value-type="float" office:value="0.957029560201875" calcext:value-type="float">
            <text:p>0,96</text:p>
          </table:table-cell>
          <table:table-cell table:style-name="ce5" table:formula="of:=[.B599]/[.E599]" office:value-type="float" office:value="3.13471615354996" calcext:value-type="float">
            <text:p>3,135</text:p>
          </table:table-cell>
          <table:table-cell table:style-name="ce7" table:formula="of:=AVERAGE([.F599:.J599])" office:value-type="float" office:value="9.746" calcext:value-type="float">
            <text:p>9,75</text:p>
          </table:table-cell>
          <table:table-cell table:style-name="ce9" table:formula="of:=AVERAGE([.K599:.O599])" office:value-type="float" office:value="0.436" calcext:value-type="float">
            <text:p>0,44</text:p>
          </table:table-cell>
          <table:table-cell table:style-name="ce12" table:formula="of:=[.Q599]/[.Q487]*(LOG([.R487]*1000)/LOG([.R599]*1000))" office:value-type="float" office:value="1.13622216171947" calcext:value-type="float">
            <text:p>1,14</text:p>
          </table:table-cell>
          <table:table-cell table:style-name="ce12" table:formula="of:=[.Q599]/[.Q487]*(LOG([.S487]*1000)/LOG([.S599]*1000))" office:value-type="float" office:value="1.51350923889811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635404" calcext:value-type="float">
            <text:p>635404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11" calcext:value-type="float">
            <text:p>8,11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.15" calcext:value-type="float">
            <text:p>8,15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.E600]/([.C600]*[.D600])" office:value-type="float" office:value="0.661879166666667" calcext:value-type="float">
            <text:p>0,66</text:p>
          </table:table-cell>
          <table:table-cell table:style-name="ce5" table:formula="of:=[.B600]/[.E600]" office:value-type="float" office:value="4.53257455099433" calcext:value-type="float">
            <text:p>4,533</text:p>
          </table:table-cell>
          <table:table-cell table:style-name="ce7" table:formula="of:=AVERAGE([.F600:.J600])" office:value-type="float" office:value="8.194" calcext:value-type="float">
            <text:p>8,19</text:p>
          </table:table-cell>
          <table:table-cell table:style-name="ce9" table:formula="of:=AVERAGE([.K600:.O600])" office:value-type="float" office:value="0.486" calcext:value-type="float">
            <text:p>0,49</text:p>
          </table:table-cell>
          <table:table-cell table:style-name="ce12" table:formula="of:=[.Q600]/[.Q488]*(LOG([.R488]*1000)/LOG([.R600]*1000))" office:value-type="float" office:value="1.25778765395881" calcext:value-type="float">
            <text:p>1,26</text:p>
          </table:table-cell>
          <table:table-cell table:style-name="ce12" table:formula="of:=[.Q600]/[.Q488]*(LOG([.S488]*1000)/LOG([.S600]*1000))" office:value-type="float" office:value="1.57267695721207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115564" calcext:value-type="float">
            <text:p>1115564</text:p>
          </table:table-cell>
          <table:table-cell table:style-name="ce7" office:value-type="float" office:value="12.42" calcext:value-type="float">
            <text:p>12,4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2.11" calcext:value-type="float">
            <text:p>12,11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3" calcext:value-type="float">
            <text:p>12,1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28" table:formula="of:=[.E601]/([.C601]*[.D601])" office:value-type="float" office:value="0.996267003886603" calcext:value-type="float">
            <text:p>1,00</text:p>
          </table:table-cell>
          <table:table-cell table:style-name="ce5" table:formula="of:=[.B601]/[.E601]" office:value-type="float" office:value="3.01125529328662" calcext:value-type="float">
            <text:p>3,011</text:p>
          </table:table-cell>
          <table:table-cell table:style-name="ce7" table:formula="of:=AVERAGE([.F601:.J601])" office:value-type="float" office:value="12.216" calcext:value-type="float">
            <text:p>12,22</text:p>
          </table:table-cell>
          <table:table-cell table:style-name="ce9" table:formula="of:=AVERAGE([.K601:.O601])" office:value-type="float" office:value="0.456" calcext:value-type="float">
            <text:p>0,46</text:p>
          </table:table-cell>
          <table:table-cell table:style-name="ce12" table:formula="of:=[.Q601]/[.Q489]*(LOG([.R489]*1000)/LOG([.R601]*1000))" office:value-type="float" office:value="1.20267332029657" calcext:value-type="float">
            <text:p>1,20</text:p>
          </table:table-cell>
          <table:table-cell table:style-name="ce12" table:formula="of:=[.Q601]/[.Q489]*(LOG([.S489]*1000)/LOG([.S601]*1000))" office:value-type="float" office:value="1.6164916188925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757810" calcext:value-type="float">
            <text:p>757810</text:p>
          </table:table-cell>
          <table:table-cell table:style-name="ce7" office:value-type="float" office:value="11.09" calcext:value-type="float">
            <text:p>11,09</text:p>
          </table:table-cell>
          <table:table-cell table:style-name="ce7" office:value-type="float" office:value="10.82" calcext:value-type="float">
            <text:p>10,82</text:p>
          </table:table-cell>
          <table:table-cell table:style-name="ce7" office:value-type="float" office:value="10.9" calcext:value-type="float">
            <text:p>10,90</text:p>
          </table:table-cell>
          <table:table-cell table:style-name="ce7" office:value-type="float" office:value="10.92" calcext:value-type="float">
            <text:p>10,92</text:p>
          </table:table-cell>
          <table:table-cell table:style-name="ce7" office:value-type="float" office:value="10.83" calcext:value-type="float">
            <text:p>10,83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.E602]/([.C602]*[.D602])" office:value-type="float" office:value="0.752380820002859" calcext:value-type="float">
            <text:p>0,75</text:p>
          </table:table-cell>
          <table:table-cell table:style-name="ce5" table:formula="of:=[.B602]/[.E602]" office:value-type="float" office:value="3.98736358717884" calcext:value-type="float">
            <text:p>3,987</text:p>
          </table:table-cell>
          <table:table-cell table:style-name="ce7" table:formula="of:=AVERAGE([.F602:.J602])" office:value-type="float" office:value="10.912" calcext:value-type="float">
            <text:p>10,91</text:p>
          </table:table-cell>
          <table:table-cell table:style-name="ce9" table:formula="of:=AVERAGE([.K602:.O602])" office:value-type="float" office:value="0.446" calcext:value-type="float">
            <text:p>0,45</text:p>
          </table:table-cell>
          <table:table-cell table:style-name="ce12" table:formula="of:=[.Q602]/[.Q490]*(LOG([.R490]*1000)/LOG([.R602]*1000))" office:value-type="float" office:value="1.25929948209959" calcext:value-type="float">
            <text:p>1,26</text:p>
          </table:table-cell>
          <table:table-cell table:style-name="ce12" table:formula="of:=[.Q602]/[.Q490]*(LOG([.S490]*1000)/LOG([.S602]*1000))" office:value-type="float" office:value="1.6714004185264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700" calcext:value-type="float">
            <text:p>955700</text:p>
          </table:table-cell>
          <table:table-cell table:style-name="ce7" office:value-type="float" office:value="13.88" calcext:value-type="float">
            <text:p>13,88</text:p>
          </table:table-cell>
          <table:table-cell table:style-name="ce7" office:value-type="float" office:value="13.81" calcext:value-type="float">
            <text:p>13,81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4.19" calcext:value-type="float">
            <text:p>14,19</text:p>
          </table:table-cell>
          <table:table-cell table:style-name="ce7" office:value-type="float" office:value="13.9" calcext:value-type="float">
            <text:p>13,90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.E603]/([.C603]*[.D603])" office:value-type="float" office:value="0.853498656835848" calcext:value-type="float">
            <text:p>0,85</text:p>
          </table:table-cell>
          <table:table-cell table:style-name="ce5" table:formula="of:=[.B603]/[.E603]" office:value-type="float" office:value="3.51496076174532" calcext:value-type="float">
            <text:p>3,515</text:p>
          </table:table-cell>
          <table:table-cell table:style-name="ce7" table:formula="of:=AVERAGE([.F603:.J603])" office:value-type="float" office:value="13.916" calcext:value-type="float">
            <text:p>13,92</text:p>
          </table:table-cell>
          <table:table-cell table:style-name="ce9" table:formula="of:=AVERAGE([.K603:.O603])" office:value-type="float" office:value="0.54" calcext:value-type="float">
            <text:p>0,54</text:p>
          </table:table-cell>
          <table:table-cell table:style-name="ce12" table:formula="of:=[.Q603]/[.Q491]*(LOG([.R491]*1000)/LOG([.R603]*1000))" office:value-type="float" office:value="1.38014921915875" calcext:value-type="float">
            <text:p>1,38</text:p>
          </table:table-cell>
          <table:table-cell table:style-name="ce12" table:formula="of:=[.Q603]/[.Q491]*(LOG([.S491]*1000)/LOG([.S603]*1000))" office:value-type="float" office:value="1.88590223343426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110726" calcext:value-type="float">
            <text:p>1110726</text:p>
          </table:table-cell>
          <table:table-cell table:style-name="ce7" office:value-type="float" office:value="16.88" calcext:value-type="float">
            <text:p>16,8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6.44" calcext:value-type="float">
            <text:p>16,44</text:p>
          </table:table-cell>
          <table:table-cell table:style-name="ce7" office:value-type="float" office:value="16.4" calcext:value-type="float">
            <text:p>16,40</text:p>
          </table:table-cell>
          <table:table-cell table:style-name="ce7" office:value-type="float" office:value="16.43" calcext:value-type="float">
            <text:p>16,43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.E604]/([.C604]*[.D604])" office:value-type="float" office:value="0.949338461538462" calcext:value-type="float">
            <text:p>0,95</text:p>
          </table:table-cell>
          <table:table-cell table:style-name="ce5" table:formula="of:=[.B604]/[.E604]" office:value-type="float" office:value="3.16010969401995" calcext:value-type="float">
            <text:p>3,160</text:p>
          </table:table-cell>
          <table:table-cell table:style-name="ce7" table:formula="of:=AVERAGE([.F604:.J604])" office:value-type="float" office:value="16.526" calcext:value-type="float">
            <text:p>16,53</text:p>
          </table:table-cell>
          <table:table-cell table:style-name="ce9" table:formula="of:=AVERAGE([.K604:.O604])" office:value-type="float" office:value="0.53" calcext:value-type="float">
            <text:p>0,53</text:p>
          </table:table-cell>
          <table:table-cell table:style-name="ce12" table:formula="of:=[.Q604]/[.Q492]*(LOG([.R492]*1000)/LOG([.R604]*1000))" office:value-type="float" office:value="1.30622905832502" calcext:value-type="float">
            <text:p>1,31</text:p>
          </table:table-cell>
          <table:table-cell table:style-name="ce12" table:formula="of:=[.Q604]/[.Q492]*(LOG([.S492]*1000)/LOG([.S604]*1000))" office:value-type="float" office:value="1.82507102209555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377098" calcext:value-type="float">
            <text:p>1377098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81" calcext:value-type="float">
            <text:p>9,81</text:p>
          </table:table-cell>
          <table:table-cell table:number-columns-repeated="2" table:style-name="ce9" office:value-type="float" office:value="0.29" calcext:value-type="float">
            <text:p>0,29</text:p>
          </table:table-cell>
          <table:table-cell table:number-columns-repeated="2" table:style-name="ce9" office:value-type="float" office:value="0.3" calcext:value-type="float">
            <text:p>0,30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.E605]/([.C605]*[.D605])" office:value-type="float" office:value="1.3006705957913" calcext:value-type="float">
            <text:p>1,30</text:p>
          </table:table-cell>
          <table:table-cell table:style-name="ce5" table:formula="of:=[.B605]/[.E605]" office:value-type="float" office:value="2.30651413334418" calcext:value-type="float">
            <text:p>2,307</text:p>
          </table:table-cell>
          <table:table-cell table:style-name="ce7" table:formula="of:=AVERAGE([.F605:.J605])" office:value-type="float" office:value="9.854" calcext:value-type="float">
            <text:p>9,85</text:p>
          </table:table-cell>
          <table:table-cell table:style-name="ce9" table:formula="of:=AVERAGE([.K605:.O605])" office:value-type="float" office:value="0.294" calcext:value-type="float">
            <text:p>0,29</text:p>
          </table:table-cell>
          <table:table-cell table:style-name="ce12" table:formula="of:=[.Q605]/[.Q493]*(LOG([.R493]*1000)/LOG([.R605]*1000))" office:value-type="float" office:value="1.21981210059679" calcext:value-type="float">
            <text:p>1,22</text:p>
          </table:table-cell>
          <table:table-cell table:style-name="ce12" table:formula="of:=[.Q605]/[.Q493]*(LOG([.S493]*1000)/LOG([.S605]*1000))" office:value-type="float" office:value="1.75779037432588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770850" calcext:value-type="float">
            <text:p>770850</text:p>
          </table:table-cell>
          <table:table-cell table:style-name="ce7" office:value-type="float" office:value="13.2" calcext:value-type="float">
            <text:p>13,20</text:p>
          </table:table-cell>
          <table:table-cell table:style-name="ce7" office:value-type="float" office:value="12.91" calcext:value-type="float">
            <text:p>12,91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12.9" calcext:value-type="float">
            <text:p>12,90</text:p>
          </table:table-cell>
          <table:table-cell table:style-name="ce7" office:value-type="float" office:value="12.99" calcext:value-type="float">
            <text:p>12,99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3"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.E606]/([.C606]*[.D606])" office:value-type="float" office:value="0.688416280864197" calcext:value-type="float">
            <text:p>0,69</text:p>
          </table:table-cell>
          <table:table-cell table:style-name="ce5" table:formula="of:=[.B606]/[.E606]" office:value-type="float" office:value="4.35784912758643" calcext:value-type="float">
            <text:p>4,358</text:p>
          </table:table-cell>
          <table:table-cell table:style-name="ce7" table:formula="of:=AVERAGE([.F606:.J606])" office:value-type="float" office:value="12.99" calcext:value-type="float">
            <text:p>12,99</text:p>
          </table:table-cell>
          <table:table-cell table:style-name="ce9" table:formula="of:=AVERAGE([.K606:.O606])" office:value-type="float" office:value="0.556" calcext:value-type="float">
            <text:p>0,56</text:p>
          </table:table-cell>
          <table:table-cell table:style-name="ce12" table:formula="of:=[.Q606]/[.Q494]*(LOG([.R494]*1000)/LOG([.R606]*1000))" office:value-type="float" office:value="1.32949211694433" calcext:value-type="float">
            <text:p>1,33</text:p>
          </table:table-cell>
          <table:table-cell table:style-name="ce12" table:formula="of:=[.Q606]/[.Q494]*(LOG([.S494]*1000)/LOG([.S606]*1000))" office:value-type="float" office:value="1.69713466826176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904352" calcext:value-type="float">
            <text:p>904352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93" calcext:value-type="float">
            <text:p>8,93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8.94" calcext:value-type="float">
            <text:p>8,94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.E607]/([.C607]*[.D607])" office:value-type="float" office:value="0.979244629244629" calcext:value-type="float">
            <text:p>0,98</text:p>
          </table:table-cell>
          <table:table-cell table:style-name="ce5" table:formula="of:=[.B607]/[.E607]" office:value-type="float" office:value="3.06360355259899" calcext:value-type="float">
            <text:p>3,064</text:p>
          </table:table-cell>
          <table:table-cell table:style-name="ce7" table:formula="of:=AVERAGE([.F607:.J607])" office:value-type="float" office:value="9.004" calcext:value-type="float">
            <text:p>9,00</text:p>
          </table:table-cell>
          <table:table-cell table:style-name="ce9" table:formula="of:=AVERAGE([.K607:.O607])" office:value-type="float" office:value="0.382" calcext:value-type="float">
            <text:p>0,38</text:p>
          </table:table-cell>
          <table:table-cell table:style-name="ce12" table:formula="of:=[.Q607]/[.Q495]*(LOG([.R495]*1000)/LOG([.R607]*1000))" office:value-type="float" office:value="1.31562836549558" calcext:value-type="float">
            <text:p>1,32</text:p>
          </table:table-cell>
          <table:table-cell table:style-name="ce12" table:formula="of:=[.Q607]/[.Q495]*(LOG([.S495]*1000)/LOG([.S607]*1000))" office:value-type="float" office:value="1.83936088733222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209712" calcext:value-type="float">
            <text:p>1209712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63" calcext:value-type="float">
            <text:p>13,6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72" calcext:value-type="float">
            <text:p>13,72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28" table:formula="of:=[.E608]/([.C608]*[.D608])" office:value-type="float" office:value="0.939176557540976" calcext:value-type="float">
            <text:p>0,94</text:p>
          </table:table-cell>
          <table:table-cell table:style-name="ce5" table:formula="of:=[.B608]/[.E608]" office:value-type="float" office:value="3.19430079225469" calcext:value-type="float">
            <text:p>3,194</text:p>
          </table:table-cell>
          <table:table-cell table:style-name="ce7" table:formula="of:=AVERAGE([.F608:.J608])" office:value-type="float" office:value="13.704" calcext:value-type="float">
            <text:p>13,70</text:p>
          </table:table-cell>
          <table:table-cell table:style-name="ce9" table:formula="of:=AVERAGE([.K608:.O608])" office:value-type="float" office:value="0.538" calcext:value-type="float">
            <text:p>0,54</text:p>
          </table:table-cell>
          <table:table-cell table:style-name="ce12" table:formula="of:=[.Q608]/[.Q496]*(LOG([.R496]*1000)/LOG([.R608]*1000))" office:value-type="float" office:value="1.34797530961587" calcext:value-type="float">
            <text:p>1,35</text:p>
          </table:table-cell>
          <table:table-cell table:style-name="ce12" table:formula="of:=[.Q608]/[.Q496]*(LOG([.S496]*1000)/LOG([.S608]*1000))" office:value-type="float" office:value="1.825090025211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960204" calcext:value-type="float">
            <text:p>960204</text:p>
          </table:table-cell>
          <table:table-cell table:style-name="ce7" office:value-type="float" office:value="12.62" calcext:value-type="float">
            <text:p>12,62</text:p>
          </table:table-cell>
          <table:table-cell table:style-name="ce7" office:value-type="float" office:value="12.28" calcext:value-type="float">
            <text:p>12,28</text:p>
          </table:table-cell>
          <table:table-cell table:style-name="ce7" office:value-type="float" office:value="12.32" calcext:value-type="float">
            <text:p>12,32</text:p>
          </table:table-cell>
          <table:table-cell table:number-columns-repeated="2" table:style-name="ce7" office:value-type="float" office:value="12.33" calcext:value-type="float">
            <text:p>12,33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style-name="ce28" table:formula="of:=[.E609]/([.C609]*[.D609])" office:value-type="float" office:value="0.882203128215682" calcext:value-type="float">
            <text:p>0,88</text:p>
          </table:table-cell>
          <table:table-cell table:style-name="ce5" table:formula="of:=[.B609]/[.E609]" office:value-type="float" office:value="3.40059404043307" calcext:value-type="float">
            <text:p>3,401</text:p>
          </table:table-cell>
          <table:table-cell table:style-name="ce7" table:formula="of:=AVERAGE([.F609:.J609])" office:value-type="float" office:value="12.376" calcext:value-type="float">
            <text:p>12,38</text:p>
          </table:table-cell>
          <table:table-cell table:style-name="ce9" table:formula="of:=AVERAGE([.K609:.O609])" office:value-type="float" office:value="0.488" calcext:value-type="float">
            <text:p>0,49</text:p>
          </table:table-cell>
          <table:table-cell table:style-name="ce12" table:formula="of:=[.Q609]/[.Q497]*(LOG([.R497]*1000)/LOG([.R609]*1000))" office:value-type="float" office:value="1.13440124747393" calcext:value-type="float">
            <text:p>1,13</text:p>
          </table:table-cell>
          <table:table-cell table:style-name="ce12" table:formula="of:=[.Q609]/[.Q497]*(LOG([.S497]*1000)/LOG([.S609]*1000))" office:value-type="float" office:value="1.5440953076269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006890" calcext:value-type="float">
            <text:p>1006890</text:p>
          </table:table-cell>
          <table:table-cell table:style-name="ce7" office:value-type="float" office:value="8.47" calcext:value-type="float">
            <text:p>8,47</text:p>
          </table:table-cell>
          <table:table-cell table:number-columns-repeated="2" table:style-name="ce7" office:value-type="float" office:value="8.1" calcext:value-type="float">
            <text:p>8,10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8.13" calcext:value-type="float">
            <text:p>8,13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.E610]/([.C610]*[.D610])" office:value-type="float" office:value="1.07298593350384" calcext:value-type="float">
            <text:p>1,07</text:p>
          </table:table-cell>
          <table:table-cell table:style-name="ce5" table:formula="of:=[.B610]/[.E610]" office:value-type="float" office:value="2.79595189146779" calcext:value-type="float">
            <text:p>2,796</text:p>
          </table:table-cell>
          <table:table-cell table:style-name="ce7" table:formula="of:=AVERAGE([.F610:.J610])" office:value-type="float" office:value="8.174" calcext:value-type="float">
            <text:p>8,17</text:p>
          </table:table-cell>
          <table:table-cell table:style-name="ce9" table:formula="of:=AVERAGE([.K610:.O610])" office:value-type="float" office:value="0.354" calcext:value-type="float">
            <text:p>0,35</text:p>
          </table:table-cell>
          <table:table-cell table:style-name="ce12" table:formula="of:=[.Q610]/[.Q498]*(LOG([.R498]*1000)/LOG([.R610]*1000))" office:value-type="float" office:value="1.21921002812151" calcext:value-type="float">
            <text:p>1,22</text:p>
          </table:table-cell>
          <table:table-cell table:style-name="ce12" table:formula="of:=[.Q610]/[.Q498]*(LOG([.S498]*1000)/LOG([.S610]*1000))" office:value-type="float" office:value="1.67727675000338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7692" calcext:value-type="float">
            <text:p>877692</text:p>
          </table:table-cell>
          <table:table-cell table:style-name="ce7" office:value-type="float" office:value="11.29" calcext:value-type="float">
            <text:p>11,29</text:p>
          </table:table-cell>
          <table:table-cell table:style-name="ce7" office:value-type="float" office:value="11.31" calcext:value-type="float">
            <text:p>11,31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28" calcext:value-type="float">
            <text:p>11,28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25" office:value-type="float" office:value="0.6" calcext:value-type="float">
            <text:p>0,60</text:p>
          </table:table-cell>
          <table:table-cell table:style-name="ce28" table:formula="of:=[.E611]/([.C611]*[.D611])" office:value-type="float" office:value="0.783832733196159" calcext:value-type="float">
            <text:p>0,78</text:p>
          </table:table-cell>
          <table:table-cell table:style-name="ce5" table:formula="of:=[.B611]/[.E611]" office:value-type="float" office:value="3.82736540836649" calcext:value-type="float">
            <text:p>3,827</text:p>
          </table:table-cell>
          <table:table-cell table:style-name="ce7" table:formula="of:=AVERAGE([.F611:.J611])" office:value-type="float" office:value="11.302" calcext:value-type="float">
            <text:p>11,30</text:p>
          </table:table-cell>
          <table:table-cell table:style-name="ce9" table:formula="of:=AVERAGE([.K611:.O611])" office:value-type="float" office:value="0.594" calcext:value-type="float">
            <text:p>0,59</text:p>
          </table:table-cell>
          <table:table-cell table:style-name="ce34" table:formula="of:=[.Q611]/[.Q499]*(LOG([.R499]*1000)/LOG([.R611]*1000))" office:value-type="float" office:value="1.2780616598893" calcext:value-type="float">
            <text:p>1,28</text:p>
          </table:table-cell>
          <table:table-cell table:style-name="ce34" table:formula="of:=[.Q611]/[.Q499]*(LOG([.S499]*1000)/LOG([.S611]*1000))" office:value-type="float" office:value="1.62954697538213" calcext:value-type="float">
            <text:p>1,63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562:.P611])" office:value-type="float" office:value="0.955329148636348" calcext:value-type="float">
            <text:p>0,96</text:p>
          </table:table-cell>
          <table:table-cell table:style-name="ce30" table:formula="of:=AVERAGE([.Q562:.Q611])" office:value-type="float" office:value="3.24061988626109" calcext:value-type="float">
            <text:p>3,241</text:p>
          </table:table-cell>
          <table:table-cell table:style-name="ce31" table:formula="of:=AVERAGE([.R562:.R611])" office:value-type="float" office:value="11.8324" calcext:value-type="float">
            <text:p>11,83</text:p>
          </table:table-cell>
          <table:table-cell table:style-name="ce32" table:formula="of:=AVERAGE([.S562:.S611])" office:value-type="float" office:value="0.45296" calcext:value-type="float">
            <text:p>0,45</text:p>
          </table:table-cell>
          <table:table-cell table:style-name="ce35" table:formula="of:=[.Q612]/[.Q500]*(LOG([.R500]*1000)/LOG([.R612]*1000))" office:value-type="float" office:value="1.22247040031447" calcext:value-type="float">
            <text:p>1,22</text:p>
          </table:table-cell>
          <table:table-cell table:style-name="ce35" table:formula="of:=[.Q612]/[.Q500]*(LOG([.S500]*1000)/LOG([.S612]*1000))" office:value-type="float" office:value="1.64759341718003" calcext:value-type="float">
            <text:p>1,65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Open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79" calcext:value-type="float">
            <text:p>1241479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4.04" calcext:value-type="float">
            <text:p>4,04</text:p>
          </table:table-cell>
          <table:table-cell table:style-name="ce9" office:value-type="float" office:value="4.45" calcext:value-type="float">
            <text:p>4,45</text:p>
          </table:table-cell>
          <table:table-cell table:style-name="ce28" table:formula="of:=[.E618]/([.C618]*[.D618])" office:value-type="float" office:value="1.18430095012783" calcext:value-type="float">
            <text:p>1,18</text:p>
          </table:table-cell>
          <table:table-cell table:style-name="ce5" table:formula="of:=[.B618]/[.E618]" office:value-type="float" office:value="2.53315279597963" calcext:value-type="float">
            <text:p>2,533</text:p>
          </table:table-cell>
          <table:table-cell table:style-name="ce7" table:formula="of:=AVERAGE([.F618:.J618])" office:value-type="float" office:value="1.88" calcext:value-type="float">
            <text:p>1,88</text:p>
          </table:table-cell>
          <table:table-cell table:style-name="ce9" table:formula="of:=AVERAGE([.K618:.O618])" office:value-type="float" office:value="3.924" calcext:value-type="float">
            <text:p>3,92</text:p>
          </table:table-cell>
          <table:table-cell table:style-name="ce12" table:formula="of:=[.Q618]/[.Q450]*(LOG([.R450]*1000)/LOG([.R618]*1000))" office:value-type="float" office:value="1.0883598829735" calcext:value-type="float">
            <text:p>1,09</text:p>
          </table:table-cell>
          <table:table-cell table:style-name="ce12" table:formula="of:=[.Q618]/[.Q450]*(LOG([.S450]*1000)/LOG([.S618]*1000))" office:value-type="float" office:value="0.830500946476002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90" calcext:value-type="float">
            <text:p>1710190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2.28" calcext:value-type="float">
            <text:p>2,28</text:p>
          </table:table-cell>
          <table:table-cell table:style-name="ce9" office:value-type="float" office:value="2.05" calcext:value-type="float">
            <text:p>2,05</text:p>
          </table:table-cell>
          <table:table-cell table:style-name="ce28" table:formula="of:=[.E619]/([.C619]*[.D619])" office:value-type="float" office:value="1.70669468927636" calcext:value-type="float">
            <text:p>1,71</text:p>
          </table:table-cell>
          <table:table-cell table:style-name="ce5" table:formula="of:=[.B619]/[.E619]" office:value-type="float" office:value="1.75779299376093" calcext:value-type="float">
            <text:p>1,758</text:p>
          </table:table-cell>
          <table:table-cell table:style-name="ce7" table:formula="of:=AVERAGE([.F619:.J619])" office:value-type="float" office:value="2.332" calcext:value-type="float">
            <text:p>2,33</text:p>
          </table:table-cell>
          <table:table-cell table:style-name="ce9" table:formula="of:=AVERAGE([.K619:.O619])" office:value-type="float" office:value="2.128" calcext:value-type="float">
            <text:p>2,13</text:p>
          </table:table-cell>
          <table:table-cell table:style-name="ce12" table:formula="of:=[.Q619]/[.Q451]*(LOG([.R451]*1000)/LOG([.R619]*1000))" office:value-type="float" office:value="1.01263794021157" calcext:value-type="float">
            <text:p>1,01</text:p>
          </table:table-cell>
          <table:table-cell table:style-name="ce12" table:formula="of:=[.Q619]/[.Q451]*(LOG([.S451]*1000)/LOG([.S619]*1000))" office:value-type="float" office:value="0.92071443785525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88" calcext:value-type="float">
            <text:p>171218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78" calcext:value-type="float">
            <text:p>1,78</text:p>
          </table:table-cell>
          <table:table-cell table:style-name="ce28" table:formula="of:=[.E620]/([.C620]*[.D620])" office:value-type="float" office:value="1.679287401235" calcext:value-type="float">
            <text:p>1,68</text:p>
          </table:table-cell>
          <table:table-cell table:style-name="ce5" table:formula="of:=[.B620]/[.E620]" office:value-type="float" office:value="1.7864813910622" calcext:value-type="float">
            <text:p>1,786</text:p>
          </table:table-cell>
          <table:table-cell table:style-name="ce7" table:formula="of:=AVERAGE([.F620:.J620])" office:value-type="float" office:value="2.192" calcext:value-type="float">
            <text:p>2,19</text:p>
          </table:table-cell>
          <table:table-cell table:style-name="ce9" table:formula="of:=AVERAGE([.K620:.O620])" office:value-type="float" office:value="1.88" calcext:value-type="float">
            <text:p>1,88</text:p>
          </table:table-cell>
          <table:table-cell table:style-name="ce12" table:formula="of:=[.Q620]/[.Q452]*(LOG([.R452]*1000)/LOG([.R620]*1000))" office:value-type="float" office:value="1.04721697322911" calcext:value-type="float">
            <text:p>1,05</text:p>
          </table:table-cell>
          <table:table-cell table:style-name="ce12" table:formula="of:=[.Q620]/[.Q452]*(LOG([.S452]*1000)/LOG([.S620]*1000))" office:value-type="float" office:value="0.963757828336995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65" calcext:value-type="float">
            <text:p>120136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32" calcext:value-type="float">
            <text:p>3,32</text:p>
          </table:table-cell>
          <table:table-cell table:style-name="ce28" table:formula="of:=[.E621]/([.C621]*[.D621])" office:value-type="float" office:value="1.07289255401235" calcext:value-type="float">
            <text:p>1,07</text:p>
          </table:table-cell>
          <table:table-cell table:style-name="ce5" table:formula="of:=[.B621]/[.E621]" office:value-type="float" office:value="2.79619266417783" calcext:value-type="float">
            <text:p>2,796</text:p>
          </table:table-cell>
          <table:table-cell table:style-name="ce7" table:formula="of:=AVERAGE([.F621:.J621])" office:value-type="float" office:value="1.718" calcext:value-type="float">
            <text:p>1,72</text:p>
          </table:table-cell>
          <table:table-cell table:style-name="ce9" table:formula="of:=AVERAGE([.K621:.O621])" office:value-type="float" office:value="3.36" calcext:value-type="float">
            <text:p>3,36</text:p>
          </table:table-cell>
          <table:table-cell table:style-name="ce12" table:formula="of:=[.Q621]/[.Q453]*(LOG([.R453]*1000)/LOG([.R621]*1000))" office:value-type="float" office:value="1.30108897643288" calcext:value-type="float">
            <text:p>1,30</text:p>
          </table:table-cell>
          <table:table-cell table:style-name="ce12" table:formula="of:=[.Q621]/[.Q453]*(LOG([.S453]*1000)/LOG([.S621]*1000))" office:value-type="float" office:value="1.02779880667481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133" calcext:value-type="float">
            <text:p>1287133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6" calcext:value-type="float">
            <text:p>1,56</text:p>
          </table:table-cell>
          <table:table-cell table:style-name="ce9" office:value-type="float" office:value="3.26" calcext:value-type="float">
            <text:p>3,26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.E622]/([.C622]*[.D622])" office:value-type="float" office:value="1.31878381147541" calcext:value-type="float">
            <text:p>1,32</text:p>
          </table:table-cell>
          <table:table-cell table:style-name="ce5" table:formula="of:=[.B622]/[.E622]" office:value-type="float" office:value="2.2748356230475" calcext:value-type="float">
            <text:p>2,275</text:p>
          </table:table-cell>
          <table:table-cell table:style-name="ce7" table:formula="of:=AVERAGE([.F622:.J622])" office:value-type="float" office:value="1.554" calcext:value-type="float">
            <text:p>1,55</text:p>
          </table:table-cell>
          <table:table-cell table:style-name="ce9" table:formula="of:=AVERAGE([.K622:.O622])" office:value-type="float" office:value="2.916" calcext:value-type="float">
            <text:p>2,92</text:p>
          </table:table-cell>
          <table:table-cell table:style-name="ce12" table:formula="of:=[.Q622]/[.Q454]*(LOG([.R454]*1000)/LOG([.R622]*1000))" office:value-type="float" office:value="1.04307652428436" calcext:value-type="float">
            <text:p>1,04</text:p>
          </table:table-cell>
          <table:table-cell table:style-name="ce12" table:formula="of:=[.Q622]/[.Q454]*(LOG([.S454]*1000)/LOG([.S622]*1000))" office:value-type="float" office:value="0.857636486504278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86" calcext:value-type="float">
            <text:p>1727686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3.61" calcext:value-type="float">
            <text:p>3,61</text:p>
          </table:table-cell>
          <table:table-cell table:style-name="ce9" office:value-type="float" office:value="3.81" calcext:value-type="float">
            <text:p>3,81</text:p>
          </table:table-cell>
          <table:table-cell table:style-name="ce9" office:value-type="float" office:value="3.99" calcext:value-type="float">
            <text:p>3,99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1" calcext:value-type="float">
            <text:p>3,41</text:p>
          </table:table-cell>
          <table:table-cell table:style-name="ce28" table:formula="of:=[.E623]/([.C623]*[.D623])" office:value-type="float" office:value="1.31468545304015" calcext:value-type="float">
            <text:p>1,31</text:p>
          </table:table-cell>
          <table:table-cell table:style-name="ce5" table:formula="of:=[.B623]/[.E623]" office:value-type="float" office:value="2.281923914415" calcext:value-type="float">
            <text:p>2,282</text:p>
          </table:table-cell>
          <table:table-cell table:style-name="ce7" table:formula="of:=AVERAGE([.F623:.J623])" office:value-type="float" office:value="2.288" calcext:value-type="float">
            <text:p>2,29</text:p>
          </table:table-cell>
          <table:table-cell table:style-name="ce9" table:formula="of:=AVERAGE([.K623:.O623])" office:value-type="float" office:value="3.634" calcext:value-type="float">
            <text:p>3,63</text:p>
          </table:table-cell>
          <table:table-cell table:style-name="ce12" table:formula="of:=[.Q623]/[.Q455]*(LOG([.R455]*1000)/LOG([.R623]*1000))" office:value-type="float" office:value="1.12302955356431" calcext:value-type="float">
            <text:p>1,12</text:p>
          </table:table-cell>
          <table:table-cell table:style-name="ce12" table:formula="of:=[.Q623]/[.Q455]*(LOG([.S455]*1000)/LOG([.S623]*1000))" office:value-type="float" office:value="0.906079714361372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537" calcext:value-type="float">
            <text:p>1392537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2" table:style-name="ce9" office:value-type="float" office:value="1.62" calcext:value-type="float">
            <text:p>1,62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.65" calcext:value-type="float">
            <text:p>1,65</text:p>
          </table:table-cell>
          <table:table-cell table:style-name="ce28" table:formula="of:=[.E624]/([.C624]*[.D624])" office:value-type="float" office:value="1.40015383687259" calcext:value-type="float">
            <text:p>1,40</text:p>
          </table:table-cell>
          <table:table-cell table:style-name="ce5" table:formula="of:=[.B624]/[.E624]" office:value-type="float" office:value="2.14263319394745" calcext:value-type="float">
            <text:p>2,143</text:p>
          </table:table-cell>
          <table:table-cell table:style-name="ce7" table:formula="of:=AVERAGE([.F624:.J624])" office:value-type="float" office:value="1.666" calcext:value-type="float">
            <text:p>1,67</text:p>
          </table:table-cell>
          <table:table-cell table:style-name="ce9" table:formula="of:=AVERAGE([.K624:.O624])" office:value-type="float" office:value="1.756" calcext:value-type="float">
            <text:p>1,76</text:p>
          </table:table-cell>
          <table:table-cell table:style-name="ce12" table:formula="of:=[.Q624]/[.Q456]*(LOG([.R456]*1000)/LOG([.R624]*1000))" office:value-type="float" office:value="1.03061965660809" calcext:value-type="float">
            <text:p>1,03</text:p>
          </table:table-cell>
          <table:table-cell table:style-name="ce12" table:formula="of:=[.Q624]/[.Q456]*(LOG([.S456]*1000)/LOG([.S624]*1000))" office:value-type="float" office:value="0.877520598015899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70" calcext:value-type="float">
            <text:p>99927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" calcext:value-type="float">
            <text:p>1,30</text:p>
          </table:table-cell>
          <table:table-cell table:style-name="ce9" office:value-type="float" office:value="2.98" calcext:value-type="float">
            <text:p>2,98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02" calcext:value-type="float">
            <text:p>3,02</text:p>
          </table:table-cell>
          <table:table-cell table:style-name="ce28" table:formula="of:=[.E625]/([.C625]*[.D625])" office:value-type="float" office:value="1.01098120629371" calcext:value-type="float">
            <text:p>1,01</text:p>
          </table:table-cell>
          <table:table-cell table:style-name="ce5" table:formula="of:=[.B625]/[.E625]" office:value-type="float" office:value="2.96743022406357" calcext:value-type="float">
            <text:p>2,967</text:p>
          </table:table-cell>
          <table:table-cell table:style-name="ce7" table:formula="of:=AVERAGE([.F625:.J625])" office:value-type="float" office:value="1.32" calcext:value-type="float">
            <text:p>1,32</text:p>
          </table:table-cell>
          <table:table-cell table:style-name="ce9" table:formula="of:=AVERAGE([.K625:.O625])" office:value-type="float" office:value="2.982" calcext:value-type="float">
            <text:p>2,98</text:p>
          </table:table-cell>
          <table:table-cell table:style-name="ce12" table:formula="of:=[.Q625]/[.Q457]*(LOG([.R457]*1000)/LOG([.R625]*1000))" office:value-type="float" office:value="1.06854635070733" calcext:value-type="float">
            <text:p>1,07</text:p>
          </table:table-cell>
          <table:table-cell table:style-name="ce12" table:formula="of:=[.Q625]/[.Q457]*(LOG([.S457]*1000)/LOG([.S625]*1000))" office:value-type="float" office:value="0.801788734115068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654" calcext:value-type="float">
            <text:p>1589654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1.7" calcext:value-type="float">
            <text:p>1,70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73" calcext:value-type="float">
            <text:p>1,73</text:p>
          </table:table-cell>
          <table:table-cell table:style-name="ce28" table:formula="of:=[.E626]/([.C626]*[.D626])" office:value-type="float" office:value="1.49758262049214" calcext:value-type="float">
            <text:p>1,50</text:p>
          </table:table-cell>
          <table:table-cell table:style-name="ce5" table:formula="of:=[.B626]/[.E626]" office:value-type="float" office:value="2.00323844056631" calcext:value-type="float">
            <text:p>2,003</text:p>
          </table:table-cell>
          <table:table-cell table:style-name="ce7" table:formula="of:=AVERAGE([.F626:.J626])" office:value-type="float" office:value="1.88" calcext:value-type="float">
            <text:p>1,88</text:p>
          </table:table-cell>
          <table:table-cell table:style-name="ce9" table:formula="of:=AVERAGE([.K626:.O626])" office:value-type="float" office:value="1.776" calcext:value-type="float">
            <text:p>1,78</text:p>
          </table:table-cell>
          <table:table-cell table:style-name="ce12" table:formula="of:=[.Q626]/[.Q458]*(LOG([.R458]*1000)/LOG([.R626]*1000))" office:value-type="float" office:value="1.18744433030455" calcext:value-type="float">
            <text:p>1,19</text:p>
          </table:table-cell>
          <table:table-cell table:style-name="ce12" table:formula="of:=[.Q626]/[.Q458]*(LOG([.S458]*1000)/LOG([.S626]*1000))" office:value-type="float" office:value="1.0796714538044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7059" calcext:value-type="float">
            <text:p>1847059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1.71" calcext:value-type="float">
            <text:p>1,71</text:p>
          </table:table-cell>
          <table:table-cell table:number-columns-repeated="2" table:style-name="ce9" office:value-type="float" office:value="1.75" calcext:value-type="float">
            <text:p>1,75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92" calcext:value-type="float">
            <text:p>1,92</text:p>
          </table:table-cell>
          <table:table-cell table:style-name="ce28" table:formula="of:=[.E627]/([.C627]*[.D627])" office:value-type="float" office:value="1.9515694470272" calcext:value-type="float">
            <text:p>1,95</text:p>
          </table:table-cell>
          <table:table-cell table:style-name="ce5" table:formula="of:=[.B627]/[.E627]" office:value-type="float" office:value="1.53723297414972" calcext:value-type="float">
            <text:p>1,537</text:p>
          </table:table-cell>
          <table:table-cell table:style-name="ce7" table:formula="of:=AVERAGE([.F627:.J627])" office:value-type="float" office:value="2.188" calcext:value-type="float">
            <text:p>2,19</text:p>
          </table:table-cell>
          <table:table-cell table:style-name="ce9" table:formula="of:=AVERAGE([.K627:.O627])" office:value-type="float" office:value="1.778" calcext:value-type="float">
            <text:p>1,78</text:p>
          </table:table-cell>
          <table:table-cell table:style-name="ce12" table:formula="of:=[.Q627]/[.Q459]*(LOG([.R459]*1000)/LOG([.R627]*1000))" office:value-type="float" office:value="0.950591158501088" calcext:value-type="float">
            <text:p>0,95</text:p>
          </table:table-cell>
          <table:table-cell table:style-name="ce12" table:formula="of:=[.Q627]/[.Q459]*(LOG([.S459]*1000)/LOG([.S627]*1000))" office:value-type="float" office:value="0.879223301754768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76" calcext:value-type="float">
            <text:p>146747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38" calcext:value-type="float">
            <text:p>3,38</text:p>
          </table:table-cell>
          <table:table-cell table:style-name="ce28" table:formula="of:=[.E628]/([.C628]*[.D628])" office:value-type="float" office:value="1.24759912942937" calcext:value-type="float">
            <text:p>1,25</text:p>
          </table:table-cell>
          <table:table-cell table:style-name="ce5" table:formula="of:=[.B628]/[.E628]" office:value-type="float" office:value="2.40462944538786" calcext:value-type="float">
            <text:p>2,405</text:p>
          </table:table-cell>
          <table:table-cell table:style-name="ce7" table:formula="of:=AVERAGE([.F628:.J628])" office:value-type="float" office:value="2.19" calcext:value-type="float">
            <text:p>2,19</text:p>
          </table:table-cell>
          <table:table-cell table:style-name="ce9" table:formula="of:=AVERAGE([.K628:.O628])" office:value-type="float" office:value="3.368" calcext:value-type="float">
            <text:p>3,37</text:p>
          </table:table-cell>
          <table:table-cell table:style-name="ce12" table:formula="of:=[.Q628]/[.Q460]*(LOG([.R460]*1000)/LOG([.R628]*1000))" office:value-type="float" office:value="1.06533254932307" calcext:value-type="float">
            <text:p>1,07</text:p>
          </table:table-cell>
          <table:table-cell table:style-name="ce12" table:formula="of:=[.Q628]/[.Q460]*(LOG([.S460]*1000)/LOG([.S628]*1000))" office:value-type="float" office:value="0.877276976789839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570" calcext:value-type="float">
            <text:p>145957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42" calcext:value-type="float">
            <text:p>3,42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.E629]/([.C629]*[.D629])" office:value-type="float" office:value="1.11066214965788" calcext:value-type="float">
            <text:p>1,11</text:p>
          </table:table-cell>
          <table:table-cell table:style-name="ce5" table:formula="of:=[.B629]/[.E629]" office:value-type="float" office:value="2.70110237946793" calcext:value-type="float">
            <text:p>2,701</text:p>
          </table:table-cell>
          <table:table-cell table:style-name="ce7" table:formula="of:=AVERAGE([.F629:.J629])" office:value-type="float" office:value="1.93" calcext:value-type="float">
            <text:p>1,93</text:p>
          </table:table-cell>
          <table:table-cell table:style-name="ce9" table:formula="of:=AVERAGE([.K629:.O629])" office:value-type="float" office:value="3.41" calcext:value-type="float">
            <text:p>3,41</text:p>
          </table:table-cell>
          <table:table-cell table:style-name="ce12" table:formula="of:=[.Q629]/[.Q461]*(LOG([.R461]*1000)/LOG([.R629]*1000))" office:value-type="float" office:value="1.41036998224109" calcext:value-type="float">
            <text:p>1,41</text:p>
          </table:table-cell>
          <table:table-cell table:style-name="ce12" table:formula="of:=[.Q629]/[.Q461]*(LOG([.S461]*1000)/LOG([.S629]*1000))" office:value-type="float" office:value="1.14987204569663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93" calcext:value-type="float">
            <text:p>166419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88" calcext:value-type="float">
            <text:p>1,88</text:p>
          </table:table-cell>
          <table:table-cell table:style-name="ce28" table:formula="of:=[.E630]/([.C630]*[.D630])" office:value-type="float" office:value="1.72203975960464" calcext:value-type="float">
            <text:p>1,72</text:p>
          </table:table-cell>
          <table:table-cell table:style-name="ce5" table:formula="of:=[.B630]/[.E630]" office:value-type="float" office:value="1.74212966885451" calcext:value-type="float">
            <text:p>1,742</text:p>
          </table:table-cell>
          <table:table-cell table:style-name="ce7" table:formula="of:=AVERAGE([.F630:.J630])" office:value-type="float" office:value="1.936" calcext:value-type="float">
            <text:p>1,94</text:p>
          </table:table-cell>
          <table:table-cell table:style-name="ce9" table:formula="of:=AVERAGE([.K630:.O630])" office:value-type="float" office:value="1.83" calcext:value-type="float">
            <text:p>1,83</text:p>
          </table:table-cell>
          <table:table-cell table:style-name="ce12" table:formula="of:=[.Q630]/[.Q462]*(LOG([.R462]*1000)/LOG([.R630]*1000))" office:value-type="float" office:value="1.06526186530231" calcext:value-type="float">
            <text:p>1,07</text:p>
          </table:table-cell>
          <table:table-cell table:style-name="ce12" table:formula="of:=[.Q630]/[.Q462]*(LOG([.S462]*1000)/LOG([.S630]*1000))" office:value-type="float" office:value="0.96458207192881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801" calcext:value-type="float">
            <text:p>1351801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01" calcext:value-type="float">
            <text:p>2,01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1" calcext:value-type="float">
            <text:p>2,10</text:p>
          </table:table-cell>
          <table:table-cell table:style-name="ce28" table:formula="of:=[.E631]/([.C631]*[.D631])" office:value-type="float" office:value="1.36463952868588" calcext:value-type="float">
            <text:p>1,36</text:p>
          </table:table-cell>
          <table:table-cell table:style-name="ce5" table:formula="of:=[.B631]/[.E631]" office:value-type="float" office:value="2.19839458618539" calcext:value-type="float">
            <text:p>2,198</text:p>
          </table:table-cell>
          <table:table-cell table:style-name="ce7" table:formula="of:=AVERAGE([.F631:.J631])" office:value-type="float" office:value="1.62" calcext:value-type="float">
            <text:p>1,62</text:p>
          </table:table-cell>
          <table:table-cell table:style-name="ce9" table:formula="of:=AVERAGE([.K631:.O631])" office:value-type="float" office:value="2.028" calcext:value-type="float">
            <text:p>2,03</text:p>
          </table:table-cell>
          <table:table-cell table:style-name="ce12" table:formula="of:=[.Q631]/[.Q463]*(LOG([.R463]*1000)/LOG([.R631]*1000))" office:value-type="float" office:value="1.1772704042479" calcext:value-type="float">
            <text:p>1,18</text:p>
          </table:table-cell>
          <table:table-cell table:style-name="ce12" table:formula="of:=[.Q631]/[.Q463]*(LOG([.S463]*1000)/LOG([.S631]*1000))" office:value-type="float" office:value="1.01540415427597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93" calcext:value-type="float">
            <text:p>1359293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6" calcext:value-type="float">
            <text:p>1,66</text:p>
          </table:table-cell>
          <table:table-cell table:style-name="ce9" office:value-type="float" office:value="1.62" calcext:value-type="float">
            <text:p>1,62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1.7" calcext:value-type="float">
            <text:p>1,70</text:p>
          </table:table-cell>
          <table:table-cell table:style-name="ce28" table:formula="of:=[.E632]/([.C632]*[.D632])" office:value-type="float" office:value="1.37302323232323" calcext:value-type="float">
            <text:p>1,37</text:p>
          </table:table-cell>
          <table:table-cell table:style-name="ce5" table:formula="of:=[.B632]/[.E632]" office:value-type="float" office:value="2.18497115780042" calcext:value-type="float">
            <text:p>2,185</text:p>
          </table:table-cell>
          <table:table-cell table:style-name="ce7" table:formula="of:=AVERAGE([.F632:.J632])" office:value-type="float" office:value="1.624" calcext:value-type="float">
            <text:p>1,62</text:p>
          </table:table-cell>
          <table:table-cell table:style-name="ce9" table:formula="of:=AVERAGE([.K632:.O632])" office:value-type="float" office:value="1.686" calcext:value-type="float">
            <text:p>1,69</text:p>
          </table:table-cell>
          <table:table-cell table:style-name="ce12" table:formula="of:=[.Q632]/[.Q464]*(LOG([.R464]*1000)/LOG([.R632]*1000))" office:value-type="float" office:value="1.14037292333772" calcext:value-type="float">
            <text:p>1,14</text:p>
          </table:table-cell>
          <table:table-cell table:style-name="ce12" table:formula="of:=[.Q632]/[.Q464]*(LOG([.S464]*1000)/LOG([.S632]*1000))" office:value-type="float" office:value="1.00619552562247" calcext:value-type="float">
            <text:p>1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943" calcext:value-type="float">
            <text:p>97394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37" calcext:value-type="float">
            <text:p>1,37</text:p>
          </table:table-cell>
          <table:table-cell table:style-name="ce7" office:value-type="float" office:value="1.36" calcext:value-type="float">
            <text:p>1,36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63" calcext:value-type="float">
            <text:p>3,63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54" calcext:value-type="float">
            <text:p>3,54</text:p>
          </table:table-cell>
          <table:table-cell table:style-name="ce28" table:formula="of:=[.E633]/([.C633]*[.D633])" office:value-type="float" office:value="1.04809803195702" calcext:value-type="float">
            <text:p>1,05</text:p>
          </table:table-cell>
          <table:table-cell table:style-name="ce5" table:formula="of:=[.B633]/[.E633]" office:value-type="float" office:value="2.86234410021942" calcext:value-type="float">
            <text:p>2,862</text:p>
          </table:table-cell>
          <table:table-cell table:style-name="ce7" table:formula="of:=AVERAGE([.F633:.J633])" office:value-type="float" office:value="1.398" calcext:value-type="float">
            <text:p>1,40</text:p>
          </table:table-cell>
          <table:table-cell table:style-name="ce9" table:formula="of:=AVERAGE([.K633:.O633])" office:value-type="float" office:value="3.616" calcext:value-type="float">
            <text:p>3,62</text:p>
          </table:table-cell>
          <table:table-cell table:style-name="ce12" table:formula="of:=[.Q633]/[.Q465]*(LOG([.R465]*1000)/LOG([.R633]*1000))" office:value-type="float" office:value="1.0427156295241" calcext:value-type="float">
            <text:p>1,04</text:p>
          </table:table-cell>
          <table:table-cell table:style-name="ce12" table:formula="of:=[.Q633]/[.Q465]*(LOG([.S465]*1000)/LOG([.S633]*1000))" office:value-type="float" office:value="0.80819170130642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702" calcext:value-type="float">
            <text:p>14017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55" calcext:value-type="float">
            <text:p>2,55</text:p>
          </table:table-cell>
          <table:table-cell table:style-name="ce9" office:value-type="float" office:value="2.64" calcext:value-type="float">
            <text:p>2,64</text:p>
          </table:table-cell>
          <table:table-cell table:style-name="ce9" office:value-type="float" office:value="2.84" calcext:value-type="float">
            <text:p>2,84</text:p>
          </table:table-cell>
          <table:table-cell table:style-name="ce9" office:value-type="float" office:value="2.6" calcext:value-type="float">
            <text:p>2,60</text:p>
          </table:table-cell>
          <table:table-cell table:style-name="ce28" table:formula="of:=[.E634]/([.C634]*[.D634])" office:value-type="float" office:value="1.16691808191808" calcext:value-type="float">
            <text:p>1,17</text:p>
          </table:table-cell>
          <table:table-cell table:style-name="ce5" table:formula="of:=[.B634]/[.E634]" office:value-type="float" office:value="2.57088596577589" calcext:value-type="float">
            <text:p>2,571</text:p>
          </table:table-cell>
          <table:table-cell table:style-name="ce7" table:formula="of:=AVERAGE([.F634:.J634])" office:value-type="float" office:value="1.93" calcext:value-type="float">
            <text:p>1,93</text:p>
          </table:table-cell>
          <table:table-cell table:style-name="ce9" table:formula="of:=AVERAGE([.K634:.O634])" office:value-type="float" office:value="2.69" calcext:value-type="float">
            <text:p>2,69</text:p>
          </table:table-cell>
          <table:table-cell table:style-name="ce12" table:formula="of:=[.Q634]/[.Q466]*(LOG([.R466]*1000)/LOG([.R634]*1000))" office:value-type="float" office:value="1.20262794490566" calcext:value-type="float">
            <text:p>1,20</text:p>
          </table:table-cell>
          <table:table-cell table:style-name="ce12" table:formula="of:=[.Q634]/[.Q466]*(LOG([.S466]*1000)/LOG([.S634]*1000))" office:value-type="float" office:value="1.03206433593329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98" calcext:value-type="float">
            <text:p>166539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2" calcext:value-type="float">
            <text:p>2,12</text:p>
          </table:table-cell>
          <table:table-cell table:style-name="ce9" office:value-type="float" office:value="2.36" calcext:value-type="float">
            <text:p>2,36</text:p>
          </table:table-cell>
          <table:table-cell table:style-name="ce9" office:value-type="float" office:value="2.25" calcext:value-type="float">
            <text:p>2,25</text:p>
          </table:table-cell>
          <table:table-cell table:style-name="ce9" office:value-type="float" office:value="2.21" calcext:value-type="float">
            <text:p>2,21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26" calcext:value-type="float">
            <text:p>2,26</text:p>
          </table:table-cell>
          <table:table-cell table:style-name="ce28" table:formula="of:=[.E635]/([.C635]*[.D635])" office:value-type="float" office:value="1.31717822659226" calcext:value-type="float">
            <text:p>1,32</text:p>
          </table:table-cell>
          <table:table-cell table:style-name="ce5" table:formula="of:=[.B635]/[.E635]" office:value-type="float" office:value="2.27760571346909" calcext:value-type="float">
            <text:p>2,278</text:p>
          </table:table-cell>
          <table:table-cell table:style-name="ce7" table:formula="of:=AVERAGE([.F635:.J635])" office:value-type="float" office:value="2.038" calcext:value-type="float">
            <text:p>2,04</text:p>
          </table:table-cell>
          <table:table-cell table:style-name="ce9" table:formula="of:=AVERAGE([.K635:.O635])" office:value-type="float" office:value="2.274" calcext:value-type="float">
            <text:p>2,27</text:p>
          </table:table-cell>
          <table:table-cell table:style-name="ce12" table:formula="of:=[.Q635]/[.Q467]*(LOG([.R467]*1000)/LOG([.R635]*1000))" office:value-type="float" office:value="1.0128115276071" calcext:value-type="float">
            <text:p>1,01</text:p>
          </table:table-cell>
          <table:table-cell table:style-name="ce12" table:formula="of:=[.Q635]/[.Q467]*(LOG([.S467]*1000)/LOG([.S635]*1000))" office:value-type="float" office:value="0.87418271790142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684" calcext:value-type="float">
            <text:p>105268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2" table:style-name="ce9" office:value-type="float" office:value="3.06" calcext:value-type="float">
            <text:p>3,06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3" calcext:value-type="float">
            <text:p>3,03</text:p>
          </table:table-cell>
          <table:table-cell table:style-name="ce28" table:formula="of:=[.E636]/([.C636]*[.D636])" office:value-type="float" office:value="1.09595219256236" calcext:value-type="float">
            <text:p>1,10</text:p>
          </table:table-cell>
          <table:table-cell table:style-name="ce5" table:formula="of:=[.B636]/[.E636]" office:value-type="float" office:value="2.7373608794282" calcext:value-type="float">
            <text:p>2,737</text:p>
          </table:table-cell>
          <table:table-cell table:style-name="ce7" table:formula="of:=AVERAGE([.F636:.J636])" office:value-type="float" office:value="1.454" calcext:value-type="float">
            <text:p>1,45</text:p>
          </table:table-cell>
          <table:table-cell table:style-name="ce9" table:formula="of:=AVERAGE([.K636:.O636])" office:value-type="float" office:value="3.054" calcext:value-type="float">
            <text:p>3,05</text:p>
          </table:table-cell>
          <table:table-cell table:style-name="ce12" table:formula="of:=[.Q636]/[.Q468]*(LOG([.R468]*1000)/LOG([.R636]*1000))" office:value-type="float" office:value="1.05314386202256" calcext:value-type="float">
            <text:p>1,05</text:p>
          </table:table-cell>
          <table:table-cell table:style-name="ce12" table:formula="of:=[.Q636]/[.Q468]*(LOG([.S468]*1000)/LOG([.S636]*1000))" office:value-type="float" office:value="0.820383275477816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90" calcext:value-type="float">
            <text:p>981290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8" calcext:value-type="float">
            <text:p>3,28</text:p>
          </table:table-cell>
          <table:table-cell table:style-name="ce9" office:value-type="float" office:value="3.4" calcext:value-type="float">
            <text:p>3,40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7" calcext:value-type="float">
            <text:p>3,47</text:p>
          </table:table-cell>
          <table:table-cell table:style-name="ce28" table:formula="of:=[.E637]/([.C637]*[.D637])" office:value-type="float" office:value="1.00784883243225" calcext:value-type="float">
            <text:p>1,01</text:p>
          </table:table-cell>
          <table:table-cell table:style-name="ce5" table:formula="of:=[.B637]/[.E637]" office:value-type="float" office:value="2.97665318101682" calcext:value-type="float">
            <text:p>2,977</text:p>
          </table:table-cell>
          <table:table-cell table:style-name="ce7" table:formula="of:=AVERAGE([.F637:.J637])" office:value-type="float" office:value="1.272" calcext:value-type="float">
            <text:p>1,27</text:p>
          </table:table-cell>
          <table:table-cell table:style-name="ce9" table:formula="of:=AVERAGE([.K637:.O637])" office:value-type="float" office:value="3.364" calcext:value-type="float">
            <text:p>3,36</text:p>
          </table:table-cell>
          <table:table-cell table:style-name="ce12" table:formula="of:=[.Q637]/[.Q469]*(LOG([.R469]*1000)/LOG([.R637]*1000))" office:value-type="float" office:value="1.07188839628634" calcext:value-type="float">
            <text:p>1,07</text:p>
          </table:table-cell>
          <table:table-cell table:style-name="ce12" table:formula="of:=[.Q637]/[.Q469]*(LOG([.S469]*1000)/LOG([.S637]*1000))" office:value-type="float" office:value="0.819830574479591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858" calcext:value-type="float">
            <text:p>1174858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53" calcext:value-type="float">
            <text:p>1,53</text:p>
          </table:table-cell>
          <table:table-cell table:number-columns-repeated="2" table:style-name="ce7" office:value-type="float" office:value="1.47" calcext:value-type="float">
            <text:p>1,47</text:p>
          </table:table-cell>
          <table:table-cell table:style-name="ce7" office:value-type="float" office:value="1.54" calcext:value-type="float">
            <text:p>1,54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91" calcext:value-type="float">
            <text:p>1,91</text:p>
          </table:table-cell>
          <table:table-cell table:style-name="ce28" table:formula="of:=[.E638]/([.C638]*[.D638])" office:value-type="float" office:value="1.20665579346951" calcext:value-type="float">
            <text:p>1,21</text:p>
          </table:table-cell>
          <table:table-cell table:style-name="ce5" table:formula="of:=[.B638]/[.E638]" office:value-type="float" office:value="2.48622386705457" calcext:value-type="float">
            <text:p>2,486</text:p>
          </table:table-cell>
          <table:table-cell table:style-name="ce7" table:formula="of:=AVERAGE([.F638:.J638])" office:value-type="float" office:value="1.504" calcext:value-type="float">
            <text:p>1,50</text:p>
          </table:table-cell>
          <table:table-cell table:style-name="ce9" table:formula="of:=AVERAGE([.K638:.O638])" office:value-type="float" office:value="1.928" calcext:value-type="float">
            <text:p>1,93</text:p>
          </table:table-cell>
          <table:table-cell table:style-name="ce12" table:formula="of:=[.Q638]/[.Q470]*(LOG([.R470]*1000)/LOG([.R638]*1000))" office:value-type="float" office:value="1.0720482789181" calcext:value-type="float">
            <text:p>1,07</text:p>
          </table:table-cell>
          <table:table-cell table:style-name="ce12" table:formula="of:=[.Q638]/[.Q470]*(LOG([.S470]*1000)/LOG([.S638]*1000))" office:value-type="float" office:value="0.910014978534179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7045" calcext:value-type="float">
            <text:p>1557045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" calcext:value-type="float">
            <text:p>1,80</text:p>
          </table:table-cell>
          <table:table-cell table:number-columns-repeated="2"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9" office:value-type="float" office:value="1.71" calcext:value-type="float">
            <text:p>1,71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1.77" calcext:value-type="float">
            <text:p>1,77</text:p>
          </table:table-cell>
          <table:table-cell table:style-name="ce28" table:formula="of:=[.E639]/([.C639]*[.D639])" office:value-type="float" office:value="1.64955186880244" calcext:value-type="float">
            <text:p>1,65</text:p>
          </table:table-cell>
          <table:table-cell table:style-name="ce5" table:formula="of:=[.B639]/[.E639]" office:value-type="float" office:value="1.8186860366913" calcext:value-type="float">
            <text:p>1,819</text:p>
          </table:table-cell>
          <table:table-cell table:style-name="ce7" table:formula="of:=AVERAGE([.F639:.J639])" office:value-type="float" office:value="1.826" calcext:value-type="float">
            <text:p>1,83</text:p>
          </table:table-cell>
          <table:table-cell table:style-name="ce9" table:formula="of:=AVERAGE([.K639:.O639])" office:value-type="float" office:value="1.734" calcext:value-type="float">
            <text:p>1,73</text:p>
          </table:table-cell>
          <table:table-cell table:style-name="ce12" table:formula="of:=[.Q639]/[.Q471]*(LOG([.R471]*1000)/LOG([.R639]*1000))" office:value-type="float" office:value="1.00547222899318" calcext:value-type="float">
            <text:p>1,01</text:p>
          </table:table-cell>
          <table:table-cell table:style-name="ce12" table:formula="of:=[.Q639]/[.Q471]*(LOG([.S471]*1000)/LOG([.S639]*1000))" office:value-type="float" office:value="0.907836727958215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1026" calcext:value-type="float">
            <text:p>121102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61" calcext:value-type="float">
            <text:p>1,61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8" calcext:value-type="float">
            <text:p>2,68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9" calcext:value-type="float">
            <text:p>2,69</text:p>
          </table:table-cell>
          <table:table-cell table:style-name="ce9" office:value-type="float" office:value="2.78" calcext:value-type="float">
            <text:p>2,78</text:p>
          </table:table-cell>
          <table:table-cell table:style-name="ce28" table:formula="of:=[.E640]/([.C640]*[.D640])" office:value-type="float" office:value="1.0815204189529" calcext:value-type="float">
            <text:p>1,08</text:p>
          </table:table-cell>
          <table:table-cell table:style-name="ce5" table:formula="of:=[.B640]/[.E640]" office:value-type="float" office:value="2.77388594464528" calcext:value-type="float">
            <text:p>2,774</text:p>
          </table:table-cell>
          <table:table-cell table:style-name="ce7" table:formula="of:=AVERAGE([.F640:.J640])" office:value-type="float" office:value="1.632" calcext:value-type="float">
            <text:p>1,63</text:p>
          </table:table-cell>
          <table:table-cell table:style-name="ce9" table:formula="of:=AVERAGE([.K640:.O640])" office:value-type="float" office:value="2.718" calcext:value-type="float">
            <text:p>2,72</text:p>
          </table:table-cell>
          <table:table-cell table:style-name="ce12" table:formula="of:=[.Q640]/[.Q472]*(LOG([.R472]*1000)/LOG([.R640]*1000))" office:value-type="float" office:value="1.2555801439117" calcext:value-type="float">
            <text:p>1,26</text:p>
          </table:table-cell>
          <table:table-cell table:style-name="ce12" table:formula="of:=[.Q640]/[.Q472]*(LOG([.S472]*1000)/LOG([.S640]*1000))" office:value-type="float" office:value="1.0759304338702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762" calcext:value-type="float">
            <text:p>173876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.E641]/([.C641]*[.D641])" office:value-type="float" office:value="1.35281897909262" calcext:value-type="float">
            <text:p>1,35</text:p>
          </table:table-cell>
          <table:table-cell table:style-name="ce5" table:formula="of:=[.B641]/[.E641]" office:value-type="float" office:value="2.21760079872921" calcext:value-type="float">
            <text:p>2,218</text:p>
          </table:table-cell>
          <table:table-cell table:style-name="ce7" table:formula="of:=AVERAGE([.F641:.J641])" office:value-type="float" office:value="2.228" calcext:value-type="float">
            <text:p>2,23</text:p>
          </table:table-cell>
          <table:table-cell table:style-name="ce9" table:formula="of:=AVERAGE([.K641:.O641])" office:value-type="float" office:value="2.79" calcext:value-type="float">
            <text:p>2,79</text:p>
          </table:table-cell>
          <table:table-cell table:style-name="ce12" table:formula="of:=[.Q641]/[.Q473]*(LOG([.R473]*1000)/LOG([.R641]*1000))" office:value-type="float" office:value="1.10938201795208" calcext:value-type="float">
            <text:p>1,11</text:p>
          </table:table-cell>
          <table:table-cell table:style-name="ce12" table:formula="of:=[.Q641]/[.Q473]*(LOG([.S473]*1000)/LOG([.S641]*1000))" office:value-type="float" office:value="0.924487903821219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66" calcext:value-type="float">
            <text:p>1254466</text:p>
          </table:table-cell>
          <table:table-cell table:number-columns-repeated="2" table:style-name="ce7" office:value-type="float" office:value="1.82" calcext:value-type="float">
            <text:p>1,82</text:p>
          </table:table-cell>
          <table:table-cell table:style-name="ce7" office:value-type="float" office:value="1.77" calcext:value-type="float">
            <text:p>1,77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3.23" calcext:value-type="float">
            <text:p>3,23</text:p>
          </table:table-cell>
          <table:table-cell table:style-name="ce28" table:formula="of:=[.E642]/([.C642]*[.D642])" office:value-type="float" office:value="1.11718616414933" calcext:value-type="float">
            <text:p>1,12</text:p>
          </table:table-cell>
          <table:table-cell table:style-name="ce5" table:formula="of:=[.B642]/[.E642]" office:value-type="float" office:value="2.68533065065135" calcext:value-type="float">
            <text:p>2,685</text:p>
          </table:table-cell>
          <table:table-cell table:style-name="ce7" table:formula="of:=AVERAGE([.F642:.J642])" office:value-type="float" office:value="1.762" calcext:value-type="float">
            <text:p>1,76</text:p>
          </table:table-cell>
          <table:table-cell table:style-name="ce9" table:formula="of:=AVERAGE([.K642:.O642])" office:value-type="float" office:value="3.186" calcext:value-type="float">
            <text:p>3,19</text:p>
          </table:table-cell>
          <table:table-cell table:style-name="ce12" table:formula="of:=[.Q642]/[.Q474]*(LOG([.R474]*1000)/LOG([.R642]*1000))" office:value-type="float" office:value="1.17538415856697" calcext:value-type="float">
            <text:p>1,18</text:p>
          </table:table-cell>
          <table:table-cell table:style-name="ce12" table:formula="of:=[.Q642]/[.Q474]*(LOG([.S474]*1000)/LOG([.S642]*1000))" office:value-type="float" office:value="0.919356385781315" calcext:value-type="float">
            <text:p>0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4034" calcext:value-type="float">
            <text:p>114403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2.62" calcext:value-type="float">
            <text:p>2,62</text:p>
          </table:table-cell>
          <table:table-cell table:style-name="ce9" office:value-type="float" office:value="2.4" calcext:value-type="float">
            <text:p>2,40</text:p>
          </table:table-cell>
          <table:table-cell table:number-columns-repeated="2" table:style-name="ce9" office:value-type="float" office:value="2.56" calcext:value-type="float">
            <text:p>2,56</text:p>
          </table:table-cell>
          <table:table-cell table:style-name="ce9" office:value-type="float" office:value="2.58" calcext:value-type="float">
            <text:p>2,58</text:p>
          </table:table-cell>
          <table:table-cell table:style-name="ce28" table:formula="of:=[.E643]/([.C643]*[.D643])" office:value-type="float" office:value="1.2322004032536" calcext:value-type="float">
            <text:p>1,23</text:p>
          </table:table-cell>
          <table:table-cell table:style-name="ce5" table:formula="of:=[.B643]/[.E643]" office:value-type="float" office:value="2.43468288529886" calcext:value-type="float">
            <text:p>2,435</text:p>
          </table:table-cell>
          <table:table-cell table:style-name="ce7" table:formula="of:=AVERAGE([.F643:.J643])" office:value-type="float" office:value="1.442" calcext:value-type="float">
            <text:p>1,44</text:p>
          </table:table-cell>
          <table:table-cell table:style-name="ce9" table:formula="of:=AVERAGE([.K643:.O643])" office:value-type="float" office:value="2.544" calcext:value-type="float">
            <text:p>2,54</text:p>
          </table:table-cell>
          <table:table-cell table:style-name="ce12" table:formula="of:=[.Q643]/[.Q475]*(LOG([.R475]*1000)/LOG([.R643]*1000))" office:value-type="float" office:value="1.12594428166668" calcext:value-type="float">
            <text:p>1,13</text:p>
          </table:table-cell>
          <table:table-cell table:style-name="ce12" table:formula="of:=[.Q643]/[.Q475]*(LOG([.S475]*1000)/LOG([.S643]*1000))" office:value-type="float" office:value="0.928216917901241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82" calcext:value-type="float">
            <text:p>181028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8" calcext:value-type="float">
            <text:p>3,08</text:p>
          </table:table-cell>
          <table:table-cell table:style-name="ce9" office:value-type="float" office:value="2.97" calcext:value-type="float">
            <text:p>2,97</text:p>
          </table:table-cell>
          <table:table-cell table:style-name="ce9" office:value-type="float" office:value="3.21" calcext:value-type="float">
            <text:p>3,21</text:p>
          </table:table-cell>
          <table:table-cell table:style-name="ce28" table:formula="of:=[.E644]/([.C644]*[.D644])" office:value-type="float" office:value="1.37852306267724" calcext:value-type="float">
            <text:p>1,38</text:p>
          </table:table-cell>
          <table:table-cell table:style-name="ce5" table:formula="of:=[.B644]/[.E644]" office:value-type="float" office:value="2.17625099293922" calcext:value-type="float">
            <text:p>2,176</text:p>
          </table:table-cell>
          <table:table-cell table:style-name="ce7" table:formula="of:=AVERAGE([.F644:.J644])" office:value-type="float" office:value="2.338" calcext:value-type="float">
            <text:p>2,34</text:p>
          </table:table-cell>
          <table:table-cell table:style-name="ce9" table:formula="of:=AVERAGE([.K644:.O644])" office:value-type="float" office:value="3.054" calcext:value-type="float">
            <text:p>3,05</text:p>
          </table:table-cell>
          <table:table-cell table:style-name="ce12" table:formula="of:=[.Q644]/[.Q476]*(LOG([.R476]*1000)/LOG([.R644]*1000))" office:value-type="float" office:value="1.04225572301414" calcext:value-type="float">
            <text:p>1,04</text:p>
          </table:table-cell>
          <table:table-cell table:style-name="ce12" table:formula="of:=[.Q644]/[.Q476]*(LOG([.S476]*1000)/LOG([.S644]*1000))" office:value-type="float" office:value="0.880352357583811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98" calcext:value-type="float">
            <text:p>1476198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87" calcext:value-type="float">
            <text:p>1,87</text:p>
          </table:table-cell>
          <table:table-cell table:style-name="ce28" table:formula="of:=[.E645]/([.C645]*[.D645])" office:value-type="float" office:value="1.32105347938144" calcext:value-type="float">
            <text:p>1,32</text:p>
          </table:table-cell>
          <table:table-cell table:style-name="ce5" table:formula="of:=[.B645]/[.E645]" office:value-type="float" office:value="2.270925715927" calcext:value-type="float">
            <text:p>2,271</text:p>
          </table:table-cell>
          <table:table-cell table:style-name="ce7" table:formula="of:=AVERAGE([.F645:.J645])" office:value-type="float" office:value="1.812" calcext:value-type="float">
            <text:p>1,81</text:p>
          </table:table-cell>
          <table:table-cell table:style-name="ce9" table:formula="of:=AVERAGE([.K645:.O645])" office:value-type="float" office:value="1.8" calcext:value-type="float">
            <text:p>1,80</text:p>
          </table:table-cell>
          <table:table-cell table:style-name="ce12" table:formula="of:=[.Q645]/[.Q477]*(LOG([.R477]*1000)/LOG([.R645]*1000))" office:value-type="float" office:value="1.18445337913475" calcext:value-type="float">
            <text:p>1,18</text:p>
          </table:table-cell>
          <table:table-cell table:style-name="ce12" table:formula="of:=[.Q645]/[.Q477]*(LOG([.S477]*1000)/LOG([.S645]*1000))" office:value-type="float" office:value="1.06416442527712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417" calcext:value-type="float">
            <text:p>224941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5" calcext:value-type="float">
            <text:p>2,95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17" calcext:value-type="float">
            <text:p>3,17</text:p>
          </table:table-cell>
          <table:table-cell table:style-name="ce28" table:formula="of:=[.E646]/([.C646]*[.D646])" office:value-type="float" office:value="1.72026384215356" calcext:value-type="float">
            <text:p>1,72</text:p>
          </table:table-cell>
          <table:table-cell table:style-name="ce5" table:formula="of:=[.B646]/[.E646]" office:value-type="float" office:value="1.7439256482902" calcext:value-type="float">
            <text:p>1,744</text:p>
          </table:table-cell>
          <table:table-cell table:style-name="ce7" table:formula="of:=AVERAGE([.F646:.J646])" office:value-type="float" office:value="2.738" calcext:value-type="float">
            <text:p>2,74</text:p>
          </table:table-cell>
          <table:table-cell table:style-name="ce9" table:formula="of:=AVERAGE([.K646:.O646])" office:value-type="float" office:value="3.132" calcext:value-type="float">
            <text:p>3,13</text:p>
          </table:table-cell>
          <table:table-cell table:style-name="ce12" table:formula="of:=[.Q646]/[.Q478]*(LOG([.R478]*1000)/LOG([.R646]*1000))" office:value-type="float" office:value="0.970997917306637" calcext:value-type="float">
            <text:p>0,97</text:p>
          </table:table-cell>
          <table:table-cell table:style-name="ce12" table:formula="of:=[.Q646]/[.Q478]*(LOG([.S478]*1000)/LOG([.S646]*1000))" office:value-type="float" office:value="0.84169479136476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82" calcext:value-type="float">
            <text:p>1532982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4.15" calcext:value-type="float">
            <text:p>4,15</text:p>
          </table:table-cell>
          <table:table-cell table:style-name="ce9" office:value-type="float" office:value="4.27" calcext:value-type="float">
            <text:p>4,27</text:p>
          </table:table-cell>
          <table:table-cell table:style-name="ce9" office:value-type="float" office:value="4.47" calcext:value-type="float">
            <text:p>4,47</text:p>
          </table:table-cell>
          <table:table-cell table:style-name="ce9" office:value-type="float" office:value="4.25" calcext:value-type="float">
            <text:p>4,25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.E647]/([.C647]*[.D647])" office:value-type="float" office:value="1.19331641549384" calcext:value-type="float">
            <text:p>1,19</text:p>
          </table:table-cell>
          <table:table-cell table:style-name="ce5" table:formula="of:=[.B647]/[.E647]" office:value-type="float" office:value="2.5140132108531" calcext:value-type="float">
            <text:p>2,514</text:p>
          </table:table-cell>
          <table:table-cell table:style-name="ce7" table:formula="of:=AVERAGE([.F647:.J647])" office:value-type="float" office:value="2.104" calcext:value-type="float">
            <text:p>2,10</text:p>
          </table:table-cell>
          <table:table-cell table:style-name="ce9" table:formula="of:=AVERAGE([.K647:.O647])" office:value-type="float" office:value="4.332" calcext:value-type="float">
            <text:p>4,33</text:p>
          </table:table-cell>
          <table:table-cell table:style-name="ce12" table:formula="of:=[.Q647]/[.Q479]*(LOG([.R479]*1000)/LOG([.R647]*1000))" office:value-type="float" office:value="0.989076179825434" calcext:value-type="float">
            <text:p>0,99</text:p>
          </table:table-cell>
          <table:table-cell table:style-name="ce12" table:formula="of:=[.Q647]/[.Q479]*(LOG([.S479]*1000)/LOG([.S647]*1000))" office:value-type="float" office:value="0.736825230406489" calcext:value-type="float">
            <text:p>0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99" calcext:value-type="float">
            <text:p>147829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2.3" calcext:value-type="float">
            <text:p>2,30</text:p>
          </table:table-cell>
          <table:table-cell table:style-name="ce9" office:value-type="float" office:value="2.35" calcext:value-type="float">
            <text:p>2,35</text:p>
          </table:table-cell>
          <table:table-cell table:style-name="ce9" office:value-type="float" office:value="2.32" calcext:value-type="float">
            <text:p>2,32</text:p>
          </table:table-cell>
          <table:table-cell table:number-columns-repeated="2" table:style-name="ce9" office:value-type="float" office:value="2.35" calcext:value-type="float">
            <text:p>2,35</text:p>
          </table:table-cell>
          <table:table-cell table:style-name="ce28" table:formula="of:=[.E648]/([.C648]*[.D648])" office:value-type="float" office:value="1.36348786759687" calcext:value-type="float">
            <text:p>1,36</text:p>
          </table:table-cell>
          <table:table-cell table:style-name="ce5" table:formula="of:=[.B648]/[.E648]" office:value-type="float" office:value="2.20025042295233" calcext:value-type="float">
            <text:p>2,200</text:p>
          </table:table-cell>
          <table:table-cell table:style-name="ce7" table:formula="of:=AVERAGE([.F648:.J648])" office:value-type="float" office:value="1.92" calcext:value-type="float">
            <text:p>1,92</text:p>
          </table:table-cell>
          <table:table-cell table:style-name="ce9" table:formula="of:=AVERAGE([.K648:.O648])" office:value-type="float" office:value="2.334" calcext:value-type="float">
            <text:p>2,33</text:p>
          </table:table-cell>
          <table:table-cell table:style-name="ce12" table:formula="of:=[.Q648]/[.Q480]*(LOG([.R480]*1000)/LOG([.R648]*1000))" office:value-type="float" office:value="1.1004157828449" calcext:value-type="float">
            <text:p>1,10</text:p>
          </table:table-cell>
          <table:table-cell table:style-name="ce12" table:formula="of:=[.Q648]/[.Q480]*(LOG([.S480]*1000)/LOG([.S648]*1000))" office:value-type="float" office:value="0.959060040956176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462" calcext:value-type="float">
            <text:p>181246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3" calcext:value-type="float">
            <text:p>2,33</text:p>
          </table:table-cell>
          <table:table-cell table:style-name="ce9" office:value-type="float" office:value="3.48" calcext:value-type="float">
            <text:p>3,48</text:p>
          </table:table-cell>
          <table:table-cell table:style-name="ce9" office:value-type="float" office:value="3.24" calcext:value-type="float">
            <text:p>3,24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31" calcext:value-type="float">
            <text:p>3,31</text:p>
          </table:table-cell>
          <table:table-cell table:style-name="ce9" office:value-type="float" office:value="3.39" calcext:value-type="float">
            <text:p>3,39</text:p>
          </table:table-cell>
          <table:table-cell table:style-name="ce28" table:formula="of:=[.E649]/([.C649]*[.D649])" office:value-type="float" office:value="1.37919588720871" calcext:value-type="float">
            <text:p>1,38</text:p>
          </table:table-cell>
          <table:table-cell table:style-name="ce5" table:formula="of:=[.B649]/[.E649]" office:value-type="float" office:value="2.17518932810729" calcext:value-type="float">
            <text:p>2,175</text:p>
          </table:table-cell>
          <table:table-cell table:style-name="ce7" table:formula="of:=AVERAGE([.F649:.J649])" office:value-type="float" office:value="2.3" calcext:value-type="float">
            <text:p>2,30</text:p>
          </table:table-cell>
          <table:table-cell table:style-name="ce9" table:formula="of:=AVERAGE([.K649:.O649])" office:value-type="float" office:value="3.4" calcext:value-type="float">
            <text:p>3,40</text:p>
          </table:table-cell>
          <table:table-cell table:style-name="ce12" table:formula="of:=[.Q649]/[.Q481]*(LOG([.R481]*1000)/LOG([.R649]*1000))" office:value-type="float" office:value="1.07679051837616" calcext:value-type="float">
            <text:p>1,08</text:p>
          </table:table-cell>
          <table:table-cell table:style-name="ce12" table:formula="of:=[.Q649]/[.Q481]*(LOG([.S481]*1000)/LOG([.S649]*1000))" office:value-type="float" office:value="0.912944191867946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317" calcext:value-type="float">
            <text:p>1143317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18" calcext:value-type="float">
            <text:p>2,18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9" calcext:value-type="float">
            <text:p>2,09</text:p>
          </table:table-cell>
          <table:table-cell table:style-name="ce28" table:formula="of:=[.E650]/([.C650]*[.D650])" office:value-type="float" office:value="1.19573816097724" calcext:value-type="float">
            <text:p>1,20</text:p>
          </table:table-cell>
          <table:table-cell table:style-name="ce5" table:formula="of:=[.B650]/[.E650]" office:value-type="float" office:value="2.50892447151577" calcext:value-type="float">
            <text:p>2,509</text:p>
          </table:table-cell>
          <table:table-cell table:style-name="ce7" table:formula="of:=AVERAGE([.F650:.J650])" office:value-type="float" office:value="1.48" calcext:value-type="float">
            <text:p>1,48</text:p>
          </table:table-cell>
          <table:table-cell table:style-name="ce9" table:formula="of:=AVERAGE([.K650:.O650])" office:value-type="float" office:value="2.13" calcext:value-type="float">
            <text:p>2,13</text:p>
          </table:table-cell>
          <table:table-cell table:style-name="ce12" table:formula="of:=[.Q650]/[.Q482]*(LOG([.R482]*1000)/LOG([.R650]*1000))" office:value-type="float" office:value="1.13795740497" calcext:value-type="float">
            <text:p>1,14</text:p>
          </table:table-cell>
          <table:table-cell table:style-name="ce12" table:formula="of:=[.Q650]/[.Q482]*(LOG([.S482]*1000)/LOG([.S650]*1000))" office:value-type="float" office:value="0.969541172309733" calcext:value-type="float">
            <text:p>0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631" calcext:value-type="float">
            <text:p>1286631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3.44" calcext:value-type="float">
            <text:p>3,44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.E651]/([.C651]*[.D651])" office:value-type="float" office:value="1.14850695907393" calcext:value-type="float">
            <text:p>1,15</text:p>
          </table:table-cell>
          <table:table-cell table:style-name="ce5" table:formula="of:=[.B651]/[.E651]" office:value-type="float" office:value="2.61209935094056" calcext:value-type="float">
            <text:p>2,612</text:p>
          </table:table-cell>
          <table:table-cell table:style-name="ce7" table:formula="of:=AVERAGE([.F651:.J651])" office:value-type="float" office:value="1.746" calcext:value-type="float">
            <text:p>1,75</text:p>
          </table:table-cell>
          <table:table-cell table:style-name="ce9" table:formula="of:=AVERAGE([.K651:.O651])" office:value-type="float" office:value="3.29" calcext:value-type="float">
            <text:p>3,29</text:p>
          </table:table-cell>
          <table:table-cell table:style-name="ce12" table:formula="of:=[.Q651]/[.Q483]*(LOG([.R483]*1000)/LOG([.R651]*1000))" office:value-type="float" office:value="1.0780503283685" calcext:value-type="float">
            <text:p>1,08</text:p>
          </table:table-cell>
          <table:table-cell table:style-name="ce12" table:formula="of:=[.Q651]/[.Q483]*(LOG([.S483]*1000)/LOG([.S651]*1000))" office:value-type="float" office:value="0.87354390935248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936" calcext:value-type="float">
            <text:p>1288936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27" calcext:value-type="float">
            <text:p>2,27</text:p>
          </table:table-cell>
          <table:table-cell table:style-name="ce9" office:value-type="float" office:value="2.39" calcext:value-type="float">
            <text:p>2,39</text:p>
          </table:table-cell>
          <table:table-cell table:style-name="ce9" office:value-type="float" office:value="2.16" calcext:value-type="float">
            <text:p>2,16</text:p>
          </table:table-cell>
          <table:table-cell table:style-name="ce9" office:value-type="float" office:value="2.12" calcext:value-type="float">
            <text:p>2,12</text:p>
          </table:table-cell>
          <table:table-cell table:style-name="ce28" table:formula="of:=[.E652]/([.C652]*[.D652])" office:value-type="float" office:value="1.32382133995037" calcext:value-type="float">
            <text:p>1,32</text:p>
          </table:table-cell>
          <table:table-cell table:style-name="ce5" table:formula="of:=[.B652]/[.E652]" office:value-type="float" office:value="2.26617923620723" calcext:value-type="float">
            <text:p>2,266</text:p>
          </table:table-cell>
          <table:table-cell table:style-name="ce7" table:formula="of:=AVERAGE([.F652:.J652])" office:value-type="float" office:value="1.698" calcext:value-type="float">
            <text:p>1,70</text:p>
          </table:table-cell>
          <table:table-cell table:style-name="ce9" table:formula="of:=AVERAGE([.K652:.O652])" office:value-type="float" office:value="2.216" calcext:value-type="float">
            <text:p>2,22</text:p>
          </table:table-cell>
          <table:table-cell table:style-name="ce12" table:formula="of:=[.Q652]/[.Q484]*(LOG([.R484]*1000)/LOG([.R652]*1000))" office:value-type="float" office:value="1.2463246898137" calcext:value-type="float">
            <text:p>1,25</text:p>
          </table:table-cell>
          <table:table-cell table:style-name="ce12" table:formula="of:=[.Q652]/[.Q484]*(LOG([.S484]*1000)/LOG([.S652]*1000))" office:value-type="float" office:value="1.08356873662239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556" calcext:value-type="float">
            <text:p>1200556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8" calcext:value-type="float">
            <text:p>1,58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7" calcext:value-type="float">
            <text:p>2,07</text:p>
          </table:table-cell>
          <table:table-cell table:style-name="ce28" table:formula="of:=[.E653]/([.C653]*[.D653])" office:value-type="float" office:value="1.23304931556374" calcext:value-type="float">
            <text:p>1,23</text:p>
          </table:table-cell>
          <table:table-cell table:style-name="ce5" table:formula="of:=[.B653]/[.E653]" office:value-type="float" office:value="2.43300604053455" calcext:value-type="float">
            <text:p>2,433</text:p>
          </table:table-cell>
          <table:table-cell table:style-name="ce7" table:formula="of:=AVERAGE([.F653:.J653])" office:value-type="float" office:value="1.658" calcext:value-type="float">
            <text:p>1,66</text:p>
          </table:table-cell>
          <table:table-cell table:style-name="ce9" table:formula="of:=AVERAGE([.K653:.O653])" office:value-type="float" office:value="1.816" calcext:value-type="float">
            <text:p>1,82</text:p>
          </table:table-cell>
          <table:table-cell table:style-name="ce12" table:formula="of:=[.Q653]/[.Q485]*(LOG([.R485]*1000)/LOG([.R653]*1000))" office:value-type="float" office:value="1.31482139674746" calcext:value-type="float">
            <text:p>1,31</text:p>
          </table:table-cell>
          <table:table-cell table:style-name="ce12" table:formula="of:=[.Q653]/[.Q485]*(LOG([.S485]*1000)/LOG([.S653]*1000))" office:value-type="float" office:value="1.1495493711766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957" calcext:value-type="float">
            <text:p>178595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5" calcext:value-type="float">
            <text:p>2,50</text:p>
          </table:table-cell>
          <table:table-cell table:style-name="ce9" office:value-type="float" office:value="2.43" calcext:value-type="float">
            <text:p>2,43</text:p>
          </table:table-cell>
          <table:table-cell table:style-name="ce9" office:value-type="float" office:value="2.85" calcext:value-type="float">
            <text:p>2,85</text:p>
          </table:table-cell>
          <table:table-cell table:style-name="ce9" office:value-type="float" office:value="2.88" calcext:value-type="float">
            <text:p>2,88</text:p>
          </table:table-cell>
          <table:table-cell table:style-name="ce9" office:value-type="float" office:value="2.63" calcext:value-type="float">
            <text:p>2,63</text:p>
          </table:table-cell>
          <table:table-cell table:style-name="ce28" table:formula="of:=[.E654]/([.C654]*[.D654])" office:value-type="float" office:value="1.59496902863512" calcext:value-type="float">
            <text:p>1,59</text:p>
          </table:table-cell>
          <table:table-cell table:style-name="ce5" table:formula="of:=[.B654]/[.E654]" office:value-type="float" office:value="1.88092322491527" calcext:value-type="float">
            <text:p>1,881</text:p>
          </table:table-cell>
          <table:table-cell table:style-name="ce7" table:formula="of:=AVERAGE([.F654:.J654])" office:value-type="float" office:value="2.354" calcext:value-type="float">
            <text:p>2,35</text:p>
          </table:table-cell>
          <table:table-cell table:style-name="ce9" table:formula="of:=AVERAGE([.K654:.O654])" office:value-type="float" office:value="2.658" calcext:value-type="float">
            <text:p>2,66</text:p>
          </table:table-cell>
          <table:table-cell table:style-name="ce12" table:formula="of:=[.Q654]/[.Q486]*(LOG([.R486]*1000)/LOG([.R654]*1000))" office:value-type="float" office:value="1.00893559701381" calcext:value-type="float">
            <text:p>1,01</text:p>
          </table:table-cell>
          <table:table-cell table:style-name="ce12" table:formula="of:=[.Q654]/[.Q486]*(LOG([.S486]*1000)/LOG([.S654]*1000))" office:value-type="float" office:value="0.879533013482542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859" calcext:value-type="float">
            <text:p>127085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" calcext:value-type="float">
            <text:p>1,70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11" calcext:value-type="float">
            <text:p>2,11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83" calcext:value-type="float">
            <text:p>1,83</text:p>
          </table:table-cell>
          <table:table-cell table:style-name="ce9" office:value-type="float" office:value="2.06" calcext:value-type="float">
            <text:p>2,06</text:p>
          </table:table-cell>
          <table:table-cell table:style-name="ce28" table:formula="of:=[.E655]/([.C655]*[.D655])" office:value-type="float" office:value="1.27258972202195" calcext:value-type="float">
            <text:p>1,27</text:p>
          </table:table-cell>
          <table:table-cell table:style-name="ce5" table:formula="of:=[.B655]/[.E655]" office:value-type="float" office:value="2.35741022410826" calcext:value-type="float">
            <text:p>2,357</text:p>
          </table:table-cell>
          <table:table-cell table:style-name="ce7" table:formula="of:=AVERAGE([.F655:.J655])" office:value-type="float" office:value="1.818" calcext:value-type="float">
            <text:p>1,82</text:p>
          </table:table-cell>
          <table:table-cell table:style-name="ce9" table:formula="of:=AVERAGE([.K655:.O655])" office:value-type="float" office:value="2.01" calcext:value-type="float">
            <text:p>2,01</text:p>
          </table:table-cell>
          <table:table-cell table:style-name="ce12" table:formula="of:=[.Q655]/[.Q487]*(LOG([.R487]*1000)/LOG([.R655]*1000))" office:value-type="float" office:value="1.04563915970124" calcext:value-type="float">
            <text:p>1,05</text:p>
          </table:table-cell>
          <table:table-cell table:style-name="ce12" table:formula="of:=[.Q655]/[.Q487]*(LOG([.S487]*1000)/LOG([.S655]*1000))" office:value-type="float" office:value="0.909509226340979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86" calcext:value-type="float">
            <text:p>89258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4" calcext:value-type="float">
            <text:p>1,4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3.68" calcext:value-type="float">
            <text:p>3,68</text:p>
          </table:table-cell>
          <table:table-cell table:style-name="ce9" office:value-type="float" office:value="3.54" calcext:value-type="float">
            <text:p>3,54</text:p>
          </table:table-cell>
          <table:table-cell table:style-name="ce9" office:value-type="float" office:value="3.49" calcext:value-type="float">
            <text:p>3,49</text:p>
          </table:table-cell>
          <table:table-cell table:style-name="ce28" table:formula="of:=[.E656]/([.C656]*[.D656])" office:value-type="float" office:value="0.929777083333333" calcext:value-type="float">
            <text:p>0,93</text:p>
          </table:table-cell>
          <table:table-cell table:style-name="ce5" table:formula="of:=[.B656]/[.E656]" office:value-type="float" office:value="3.22659777321177" calcext:value-type="float">
            <text:p>3,227</text:p>
          </table:table-cell>
          <table:table-cell table:style-name="ce7" table:formula="of:=AVERAGE([.F656:.J656])" office:value-type="float" office:value="1.422" calcext:value-type="float">
            <text:p>1,42</text:p>
          </table:table-cell>
          <table:table-cell table:style-name="ce9" table:formula="of:=AVERAGE([.K656:.O656])" office:value-type="float" office:value="3.746" calcext:value-type="float">
            <text:p>3,75</text:p>
          </table:table-cell>
          <table:table-cell table:style-name="ce12" table:formula="of:=[.Q656]/[.Q488]*(LOG([.R488]*1000)/LOG([.R656]*1000))" office:value-type="float" office:value="1.11137839543543" calcext:value-type="float">
            <text:p>1,11</text:p>
          </table:table-cell>
          <table:table-cell table:style-name="ce12" table:formula="of:=[.Q656]/[.Q488]*(LOG([.S488]*1000)/LOG([.S656]*1000))" office:value-type="float" office:value="0.841678527335865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533" calcext:value-type="float">
            <text:p>1550533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2.94" calcext:value-type="float">
            <text:p>2,94</text:p>
          </table:table-cell>
          <table:table-cell table:style-name="ce28" table:formula="of:=[.E657]/([.C657]*[.D657])" office:value-type="float" office:value="1.38472097193644" calcext:value-type="float">
            <text:p>1,38</text:p>
          </table:table-cell>
          <table:table-cell table:style-name="ce5" table:formula="of:=[.B657]/[.E657]" office:value-type="float" office:value="2.1665117736933" calcext:value-type="float">
            <text:p>2,167</text:p>
          </table:table-cell>
          <table:table-cell table:style-name="ce7" table:formula="of:=AVERAGE([.F657:.J657])" office:value-type="float" office:value="2.162" calcext:value-type="float">
            <text:p>2,16</text:p>
          </table:table-cell>
          <table:table-cell table:style-name="ce9" table:formula="of:=AVERAGE([.K657:.O657])" office:value-type="float" office:value="2.818" calcext:value-type="float">
            <text:p>2,82</text:p>
          </table:table-cell>
          <table:table-cell table:style-name="ce12" table:formula="of:=[.Q657]/[.Q489]*(LOG([.R489]*1000)/LOG([.R657]*1000))" office:value-type="float" office:value="1.06042804320039" calcext:value-type="float">
            <text:p>1,06</text:p>
          </table:table-cell>
          <table:table-cell table:style-name="ce12" table:formula="of:=[.Q657]/[.Q489]*(LOG([.S489]*1000)/LOG([.S657]*1000))" office:value-type="float" office:value="0.89637113485846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71" calcext:value-type="float">
            <text:p>1032871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3.17" calcext:value-type="float">
            <text:p>3,17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2.99" calcext:value-type="float">
            <text:p>2,99</text:p>
          </table:table-cell>
          <table:table-cell table:style-name="ce28" table:formula="of:=[.E658]/([.C658]*[.D658])" office:value-type="float" office:value="1.02547119982208" calcext:value-type="float">
            <text:p>1,03</text:p>
          </table:table-cell>
          <table:table-cell table:style-name="ce5" table:formula="of:=[.B658]/[.E658]" office:value-type="float" office:value="2.92549989301665" calcext:value-type="float">
            <text:p>2,925</text:p>
          </table:table-cell>
          <table:table-cell table:style-name="ce7" table:formula="of:=AVERAGE([.F658:.J658])" office:value-type="float" office:value="1.48" calcext:value-type="float">
            <text:p>1,48</text:p>
          </table:table-cell>
          <table:table-cell table:style-name="ce9" table:formula="of:=AVERAGE([.K658:.O658])" office:value-type="float" office:value="3.104" calcext:value-type="float">
            <text:p>3,10</text:p>
          </table:table-cell>
          <table:table-cell table:style-name="ce12" table:formula="of:=[.Q658]/[.Q490]*(LOG([.R490]*1000)/LOG([.R658]*1000))" office:value-type="float" office:value="1.17680413191226" calcext:value-type="float">
            <text:p>1,18</text:p>
          </table:table-cell>
          <table:table-cell table:style-name="ce12" table:formula="of:=[.Q658]/[.Q490]*(LOG([.S490]*1000)/LOG([.S658]*1000))" office:value-type="float" office:value="0.930394447539559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70" calcext:value-type="float">
            <text:p>1296570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2.57" calcext:value-type="float">
            <text:p>2,57</text:p>
          </table:table-cell>
          <table:table-cell table:style-name="ce9" office:value-type="float" office:value="2.53" calcext:value-type="float">
            <text:p>2,53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4" calcext:value-type="float">
            <text:p>2,40</text:p>
          </table:table-cell>
          <table:table-cell table:style-name="ce9" office:value-type="float" office:value="2.77" calcext:value-type="float">
            <text:p>2,77</text:p>
          </table:table-cell>
          <table:table-cell table:style-name="ce28" table:formula="of:=[.E659]/([.C659]*[.D659])" office:value-type="float" office:value="1.15791645233196" calcext:value-type="float">
            <text:p>1,16</text:p>
          </table:table-cell>
          <table:table-cell table:style-name="ce5" table:formula="of:=[.B659]/[.E659]" office:value-type="float" office:value="2.59087284142005" calcext:value-type="float">
            <text:p>2,591</text:p>
          </table:table-cell>
          <table:table-cell table:style-name="ce7" table:formula="of:=AVERAGE([.F659:.J659])" office:value-type="float" office:value="1.786" calcext:value-type="float">
            <text:p>1,79</text:p>
          </table:table-cell>
          <table:table-cell table:style-name="ce9" table:formula="of:=AVERAGE([.K659:.O659])" office:value-type="float" office:value="2.608" calcext:value-type="float">
            <text:p>2,61</text:p>
          </table:table-cell>
          <table:table-cell table:style-name="ce12" table:formula="of:=[.Q659]/[.Q491]*(LOG([.R491]*1000)/LOG([.R659]*1000))" office:value-type="float" office:value="1.29624116914501" calcext:value-type="float">
            <text:p>1,30</text:p>
          </table:table-cell>
          <table:table-cell table:style-name="ce12" table:formula="of:=[.Q659]/[.Q491]*(LOG([.S491]*1000)/LOG([.S659]*1000))" office:value-type="float" office:value="1.11181137120654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220" calcext:value-type="float">
            <text:p>1440220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4" calcext:value-type="float">
            <text:p>1,94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41" calcext:value-type="float">
            <text:p>2,41</text:p>
          </table:table-cell>
          <table:table-cell table:style-name="ce28" table:formula="of:=[.E660]/([.C660]*[.D660])" office:value-type="float" office:value="1.23095726495726" calcext:value-type="float">
            <text:p>1,23</text:p>
          </table:table-cell>
          <table:table-cell table:style-name="ce5" table:formula="of:=[.B660]/[.E660]" office:value-type="float" office:value="2.43713877046562" calcext:value-type="float">
            <text:p>2,437</text:p>
          </table:table-cell>
          <table:table-cell table:style-name="ce7" table:formula="of:=AVERAGE([.F660:.J660])" office:value-type="float" office:value="1.946" calcext:value-type="float">
            <text:p>1,95</text:p>
          </table:table-cell>
          <table:table-cell table:style-name="ce9" table:formula="of:=AVERAGE([.K660:.O660])" office:value-type="float" office:value="2.484" calcext:value-type="float">
            <text:p>2,48</text:p>
          </table:table-cell>
          <table:table-cell table:style-name="ce12" table:formula="of:=[.Q660]/[.Q492]*(LOG([.R492]*1000)/LOG([.R660]*1000))" office:value-type="float" office:value="1.29192872426802" calcext:value-type="float">
            <text:p>1,29</text:p>
          </table:table-cell>
          <table:table-cell table:style-name="ce12" table:formula="of:=[.Q660]/[.Q492]*(LOG([.S492]*1000)/LOG([.S660]*1000))" office:value-type="float" office:value="1.12940520155376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80" calcext:value-type="float">
            <text:p>195608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2.03" calcext:value-type="float">
            <text:p>2,03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2" calcext:value-type="float">
            <text:p>2,20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98" calcext:value-type="float">
            <text:p>1,98</text:p>
          </table:table-cell>
          <table:table-cell table:style-name="ce28" table:formula="of:=[.E661]/([.C661]*[.D661])" office:value-type="float" office:value="1.84751974007329" calcext:value-type="float">
            <text:p>1,85</text:p>
          </table:table-cell>
          <table:table-cell table:style-name="ce5" table:formula="of:=[.B661]/[.E661]" office:value-type="float" office:value="1.62380679726801" calcext:value-type="float">
            <text:p>1,624</text:p>
          </table:table-cell>
          <table:table-cell table:style-name="ce7" table:formula="of:=AVERAGE([.F661:.J661])" office:value-type="float" office:value="2.484" calcext:value-type="float">
            <text:p>2,48</text:p>
          </table:table-cell>
          <table:table-cell table:style-name="ce9" table:formula="of:=AVERAGE([.K661:.O661])" office:value-type="float" office:value="1.986" calcext:value-type="float">
            <text:p>1,99</text:p>
          </table:table-cell>
          <table:table-cell table:style-name="ce12" table:formula="of:=[.Q661]/[.Q493]*(LOG([.R493]*1000)/LOG([.R661]*1000))" office:value-type="float" office:value="1.0101315396797" calcext:value-type="float">
            <text:p>1,01</text:p>
          </table:table-cell>
          <table:table-cell table:style-name="ce12" table:formula="of:=[.Q661]/[.Q493]*(LOG([.S493]*1000)/LOG([.S661]*1000))" office:value-type="float" office:value="0.926197639102949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78" calcext:value-type="float">
            <text:p>1147278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4.3" calcext:value-type="float">
            <text:p>4,30</text:p>
          </table:table-cell>
          <table:table-cell table:style-name="ce9" office:value-type="float" office:value="4.05" calcext:value-type="float">
            <text:p>4,05</text:p>
          </table:table-cell>
          <table:table-cell table:style-name="ce9" office:value-type="float" office:value="4.12" calcext:value-type="float">
            <text:p>4,12</text:p>
          </table:table-cell>
          <table:table-cell table:style-name="ce9" office:value-type="float" office:value="4.23" calcext:value-type="float">
            <text:p>4,23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.E662]/([.C662]*[.D662])" office:value-type="float" office:value="1.02458954903978" calcext:value-type="float">
            <text:p>1,02</text:p>
          </table:table-cell>
          <table:table-cell table:style-name="ce5" table:formula="of:=[.B662]/[.E662]" office:value-type="float" office:value="2.92801570325588" calcext:value-type="float">
            <text:p>2,928</text:p>
          </table:table-cell>
          <table:table-cell table:style-name="ce7" table:formula="of:=AVERAGE([.F662:.J662])" office:value-type="float" office:value="1.748" calcext:value-type="float">
            <text:p>1,75</text:p>
          </table:table-cell>
          <table:table-cell table:style-name="ce9" table:formula="of:=AVERAGE([.K662:.O662])" office:value-type="float" office:value="4.244" calcext:value-type="float">
            <text:p>4,24</text:p>
          </table:table-cell>
          <table:table-cell table:style-name="ce12" table:formula="of:=[.Q662]/[.Q494]*(LOG([.R494]*1000)/LOG([.R662]*1000))" office:value-type="float" office:value="1.13324671673383" calcext:value-type="float">
            <text:p>1,13</text:p>
          </table:table-cell>
          <table:table-cell table:style-name="ce12" table:formula="of:=[.Q662]/[.Q494]*(LOG([.S494]*1000)/LOG([.S662]*1000))" office:value-type="float" office:value="0.862842064357697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630" calcext:value-type="float">
            <text:p>1235630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02" calcext:value-type="float">
            <text:p>2,02</text:p>
          </table:table-cell>
          <table:table-cell table:style-name="ce9" office:value-type="float" office:value="1.9" calcext:value-type="float">
            <text:p>1,90</text:p>
          </table:table-cell>
          <table:table-cell table:style-name="ce9" office:value-type="float" office:value="1.96" calcext:value-type="float">
            <text:p>1,96</text:p>
          </table:table-cell>
          <table:table-cell table:style-name="ce28" table:formula="of:=[.E663]/([.C663]*[.D663])" office:value-type="float" office:value="1.33795694733195" calcext:value-type="float">
            <text:p>1,34</text:p>
          </table:table-cell>
          <table:table-cell table:style-name="ce5" table:formula="of:=[.B663]/[.E663]" office:value-type="float" office:value="2.24223756302453" calcext:value-type="float">
            <text:p>2,242</text:p>
          </table:table-cell>
          <table:table-cell table:style-name="ce7" table:formula="of:=AVERAGE([.F663:.J663])" office:value-type="float" office:value="1.698" calcext:value-type="float">
            <text:p>1,70</text:p>
          </table:table-cell>
          <table:table-cell table:style-name="ce9" table:formula="of:=AVERAGE([.K663:.O663])" office:value-type="float" office:value="1.892" calcext:value-type="float">
            <text:p>1,89</text:p>
          </table:table-cell>
          <table:table-cell table:style-name="ce12" table:formula="of:=[.Q663]/[.Q495]*(LOG([.R495]*1000)/LOG([.R663]*1000))" office:value-type="float" office:value="1.17888824930564" calcext:value-type="float">
            <text:p>1,18</text:p>
          </table:table-cell>
          <table:table-cell table:style-name="ce12" table:formula="of:=[.Q663]/[.Q495]*(LOG([.S495]*1000)/LOG([.S663]*1000))" office:value-type="float" office:value="1.06075945883413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113" calcext:value-type="float">
            <text:p>1654113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89" calcext:value-type="float">
            <text:p>2,89</text:p>
          </table:table-cell>
          <table:table-cell table:style-name="ce9" office:value-type="float" office:value="2.92" calcext:value-type="float">
            <text:p>2,92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2.79" calcext:value-type="float">
            <text:p>2,79</text:p>
          </table:table-cell>
          <table:table-cell table:style-name="ce28" table:formula="of:=[.E664]/([.C664]*[.D664])" office:value-type="float" office:value="1.28419338910731" calcext:value-type="float">
            <text:p>1,28</text:p>
          </table:table-cell>
          <table:table-cell table:style-name="ce5" table:formula="of:=[.B664]/[.E664]" office:value-type="float" office:value="2.33610642078262" calcext:value-type="float">
            <text:p>2,336</text:p>
          </table:table-cell>
          <table:table-cell table:style-name="ce7" table:formula="of:=AVERAGE([.F664:.J664])" office:value-type="float" office:value="2.39" calcext:value-type="float">
            <text:p>2,39</text:p>
          </table:table-cell>
          <table:table-cell table:style-name="ce9" table:formula="of:=AVERAGE([.K664:.O664])" office:value-type="float" office:value="2.956" calcext:value-type="float">
            <text:p>2,96</text:p>
          </table:table-cell>
          <table:table-cell table:style-name="ce12" table:formula="of:=[.Q664]/[.Q496]*(LOG([.R496]*1000)/LOG([.R664]*1000))" office:value-type="float" office:value="1.20713946471711" calcext:value-type="float">
            <text:p>1,21</text:p>
          </table:table-cell>
          <table:table-cell table:style-name="ce12" table:formula="of:=[.Q664]/[.Q496]*(LOG([.S496]*1000)/LOG([.S664]*1000))" office:value-type="float" office:value="1.05019646157553" calcext:value-type="float">
            <text:p>1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939" calcext:value-type="float">
            <text:p>128393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2.9" calcext:value-type="float">
            <text:p>2,90</text:p>
          </table:table-cell>
          <table:table-cell table:style-name="ce9" office:value-type="float" office:value="3.13" calcext:value-type="float">
            <text:p>3,13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3.48" calcext:value-type="float">
            <text:p>3,48</text:p>
          </table:table-cell>
          <table:table-cell table:style-name="ce28" table:formula="of:=[.E665]/([.C665]*[.D665])" office:value-type="float" office:value="1.17963995384118" calcext:value-type="float">
            <text:p>1,18</text:p>
          </table:table-cell>
          <table:table-cell table:style-name="ce5" table:formula="of:=[.B665]/[.E665]" office:value-type="float" office:value="2.54316131841154" calcext:value-type="float">
            <text:p>2,543</text:p>
          </table:table-cell>
          <table:table-cell table:style-name="ce7" table:formula="of:=AVERAGE([.F665:.J665])" office:value-type="float" office:value="1.772" calcext:value-type="float">
            <text:p>1,77</text:p>
          </table:table-cell>
          <table:table-cell table:style-name="ce9" table:formula="of:=AVERAGE([.K665:.O665])" office:value-type="float" office:value="3.222" calcext:value-type="float">
            <text:p>3,22</text:p>
          </table:table-cell>
          <table:table-cell table:style-name="ce12" table:formula="of:=[.Q665]/[.Q497]*(LOG([.R497]*1000)/LOG([.R665]*1000))" office:value-type="float" office:value="1.06882106458097" calcext:value-type="float">
            <text:p>1,07</text:p>
          </table:table-cell>
          <table:table-cell table:style-name="ce12" table:formula="of:=[.Q665]/[.Q497]*(LOG([.S497]*1000)/LOG([.S665]*1000))" office:value-type="float" office:value="0.88494277127505" calcext:value-type="float">
            <text:p>0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739" calcext:value-type="float">
            <text:p>131773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1.79" calcext:value-type="float">
            <text:p>1,79</text:p>
          </table:table-cell>
          <table:table-cell table:number-columns-repeated="2" table:style-name="ce9" office:value-type="float" office:value="1.66" calcext:value-type="float">
            <text:p>1,66</text:p>
          </table:table-cell>
          <table:table-cell table:style-name="ce9" office:value-type="float" office:value="1.86" calcext:value-type="float">
            <text:p>1,86</text:p>
          </table:table-cell>
          <table:table-cell table:style-name="ce28" table:formula="of:=[.E666]/([.C666]*[.D666])" office:value-type="float" office:value="1.40424019607843" calcext:value-type="float">
            <text:p>1,40</text:p>
          </table:table-cell>
          <table:table-cell table:style-name="ce5" table:formula="of:=[.B666]/[.E666]" office:value-type="float" office:value="2.13639878610256" calcext:value-type="float">
            <text:p>2,136</text:p>
          </table:table-cell>
          <table:table-cell table:style-name="ce7" table:formula="of:=AVERAGE([.F666:.J666])" office:value-type="float" office:value="1.67" calcext:value-type="float">
            <text:p>1,67</text:p>
          </table:table-cell>
          <table:table-cell table:style-name="ce9" table:formula="of:=AVERAGE([.K666:.O666])" office:value-type="float" office:value="1.802" calcext:value-type="float">
            <text:p>1,80</text:p>
          </table:table-cell>
          <table:table-cell table:style-name="ce12" table:formula="of:=[.Q666]/[.Q498]*(LOG([.R498]*1000)/LOG([.R666]*1000))" office:value-type="float" office:value="1.13098319044055" calcext:value-type="float">
            <text:p>1,13</text:p>
          </table:table-cell>
          <table:table-cell table:style-name="ce12" table:formula="of:=[.Q666]/[.Q498]*(LOG([.S498]*1000)/LOG([.S666]*1000))" office:value-type="float" office:value="1.0034045326675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835" calcext:value-type="float">
            <text:p>1226835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96" calcext:value-type="float">
            <text:p>2,96</text:p>
          </table:table-cell>
          <table:table-cell table:style-name="ce25" office:value-type="float" office:value="3.18" calcext:value-type="float">
            <text:p>3,18</text:p>
          </table:table-cell>
          <table:table-cell table:style-name="ce28" table:formula="of:=[.E667]/([.C667]*[.D667])" office:value-type="float" office:value="1.09563882458848" calcext:value-type="float">
            <text:p>1,10</text:p>
          </table:table-cell>
          <table:table-cell table:style-name="ce5" table:formula="of:=[.B667]/[.E667]" office:value-type="float" office:value="2.73814164088895" calcext:value-type="float">
            <text:p>2,738</text:p>
          </table:table-cell>
          <table:table-cell table:style-name="ce7" table:formula="of:=AVERAGE([.F667:.J667])" office:value-type="float" office:value="1.67" calcext:value-type="float">
            <text:p>1,67</text:p>
          </table:table-cell>
          <table:table-cell table:style-name="ce9" table:formula="of:=AVERAGE([.K667:.O667])" office:value-type="float" office:value="3.086" calcext:value-type="float">
            <text:p>3,09</text:p>
          </table:table-cell>
          <table:table-cell table:style-name="ce12" table:formula="of:=[.Q667]/[.Q499]*(LOG([.R499]*1000)/LOG([.R667]*1000))" office:value-type="float" office:value="1.14994994104752" calcext:value-type="float">
            <text:p>1,15</text:p>
          </table:table-cell>
          <table:table-cell table:style-name="ce12" table:formula="of:=[.Q667]/[.Q499]*(LOG([.S499]*1000)/LOG([.S667]*1000))" office:value-type="float" office:value="0.926713819396601" calcext:value-type="float">
            <text:p>0,93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618:.P667])" office:value-type="float" office:value="1.30515922831823" calcext:value-type="float">
            <text:p>1,31</text:p>
          </table:table-cell>
          <table:table-cell table:style-name="ce30" table:formula="of:=AVERAGE([.Q618:.Q667])" office:value-type="float" office:value="2.36373977249357" calcext:value-type="float">
            <text:p>2,364</text:p>
          </table:table-cell>
          <table:table-cell table:style-name="ce31" table:formula="of:=AVERAGE([.R618:.R667])" office:value-type="float" office:value="1.85996" calcext:value-type="float">
            <text:p>1,86</text:p>
          </table:table-cell>
          <table:table-cell table:style-name="ce32" table:formula="of:=AVERAGE([.S618:.S667])" office:value-type="float" office:value="2.68948" calcext:value-type="float">
            <text:p>2,69</text:p>
          </table:table-cell>
          <table:table-cell table:style-name="ce35" table:formula="of:=[.Q668]/[.Q500]*(LOG([.R500]*1000)/LOG([.R668]*1000))" office:value-type="float" office:value="1.11083685172264" calcext:value-type="float">
            <text:p>1,11</text:p>
          </table:table-cell>
          <table:table-cell table:style-name="ce35" table:formula="of:=[.Q668]/[.Q500]*(LOG([.S500]*1000)/LOG([.S668]*1000))" office:value-type="float" office:value="0.930694941841404" calcext:value-type="float">
            <text:p>0,93</text:p>
          </table:table-cell>
          <table:table-cell table:number-columns-repeated="1003"/>
        </table:table-row>
        <table:table-row table:style-name="ro2" table:number-rows-repeated="4">
          <table:table-cell table:style-name="Default" table:number-columns-repeated="21"/>
          <table:table-cell table:number-columns-repeated="1003"/>
        </table:table-row>
        <table:table-row table:style-name="ro4">
          <table:table-cell table:style-name="ce13" office:value-type="string" calcext:value-type="string">
            <text:p>AV1 mt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14615" calcext:value-type="float">
            <text:p>614615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1" calcext:value-type="float">
            <text:p>3,2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674]/([.C674]*[.D674])" office:value-type="float" office:value="0.586308047468234" calcext:value-type="float">
            <text:p>0,59</text:p>
          </table:table-cell>
          <table:table-cell table:style-name="ce5" table:formula="of:=[.B674]/[.E674]" office:value-type="float" office:value="5.11679018572602" calcext:value-type="float">
            <text:p>5,117</text:p>
          </table:table-cell>
          <table:table-cell table:style-name="ce7" table:formula="of:=AVERAGE([.F674:.J674])" office:value-type="float" office:value="3.182" calcext:value-type="float">
            <text:p>3,18</text:p>
          </table:table-cell>
          <table:table-cell table:style-name="ce9" table:formula="of:=AVERAGE([.K674:.O674])" office:value-type="float" office:value="0.12" calcext:value-type="float">
            <text:p>0,12</text:p>
          </table:table-cell>
          <table:table-cell table:style-name="ce12" table:formula="of:=[.Q674]/[.Q450]*(LOG([.R450]*1000)/LOG([.R674]*1000))" office:value-type="float" office:value="2.05496957777497" calcext:value-type="float">
            <text:p>2,05</text:p>
          </table:table-cell>
          <table:table-cell table:style-name="ce12" table:formula="of:=[.Q674]/[.Q450]*(LOG([.S450]*1000)/LOG([.S674]*1000))" office:value-type="float" office:value="2.89954150039236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887169" calcext:value-type="float">
            <text:p>887169</text:p>
          </table:table-cell>
          <table:table-cell table:style-name="ce7" office:value-type="float" office:value="3.43" calcext:value-type="float">
            <text:p>3,43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43" calcext:value-type="float">
            <text:p>3,43</text:p>
          </table:table-cell>
          <table:table-cell table:style-name="ce7" office:value-type="float" office:value="3.39" calcext:value-type="float">
            <text:p>3,39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75]/([.C675]*[.D675])" office:value-type="float" office:value="0.885355791339337" calcext:value-type="float">
            <text:p>0,89</text:p>
          </table:table-cell>
          <table:table-cell table:style-name="ce5" table:formula="of:=[.B675]/[.E675]" office:value-type="float" office:value="3.38848629742473" calcext:value-type="float">
            <text:p>3,388</text:p>
          </table:table-cell>
          <table:table-cell table:style-name="ce7" table:formula="of:=AVERAGE([.F675:.J675])" office:value-type="float" office:value="3.418" calcext:value-type="float">
            <text:p>3,42</text:p>
          </table:table-cell>
          <table:table-cell table:style-name="ce9" table:formula="of:=AVERAGE([.K675:.O675])" office:value-type="float" office:value="0.14" calcext:value-type="float">
            <text:p>0,14</text:p>
          </table:table-cell>
          <table:table-cell table:style-name="ce12" table:formula="of:=[.Q675]/[.Q451]*(LOG([.R451]*1000)/LOG([.R675]*1000))" office:value-type="float" office:value="1.86033323695481" calcext:value-type="float">
            <text:p>1,86</text:p>
          </table:table-cell>
          <table:table-cell table:style-name="ce12" table:formula="of:=[.Q675]/[.Q451]*(LOG([.S451]*1000)/LOG([.S675]*1000))" office:value-type="float" office:value="2.75224407019622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6267" calcext:value-type="float">
            <text:p>976267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51" calcext:value-type="float">
            <text:p>3,51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.E676]/([.C676]*[.D676])" office:value-type="float" office:value="0.957507512809045" calcext:value-type="float">
            <text:p>0,96</text:p>
          </table:table-cell>
          <table:table-cell table:style-name="ce5" table:formula="of:=[.B676]/[.E676]" office:value-type="float" office:value="3.13315107444992" calcext:value-type="float">
            <text:p>3,133</text:p>
          </table:table-cell>
          <table:table-cell table:style-name="ce7" table:formula="of:=AVERAGE([.F676:.J676])" office:value-type="float" office:value="3.51" calcext:value-type="float">
            <text:p>3,51</text:p>
          </table:table-cell>
          <table:table-cell table:style-name="ce9" table:formula="of:=AVERAGE([.K676:.O676])" office:value-type="float" office:value="0.152" calcext:value-type="float">
            <text:p>0,15</text:p>
          </table:table-cell>
          <table:table-cell table:style-name="ce12" table:formula="of:=[.Q676]/[.Q452]*(LOG([.R452]*1000)/LOG([.R676]*1000))" office:value-type="float" office:value="1.73069842321827" calcext:value-type="float">
            <text:p>1,73</text:p>
          </table:table-cell>
          <table:table-cell table:style-name="ce12" table:formula="of:=[.Q676]/[.Q452]*(LOG([.S452]*1000)/LOG([.S676]*1000))" office:value-type="float" office:value="2.536452640457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25336" calcext:value-type="float">
            <text:p>625336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45" calcext:value-type="float">
            <text:p>3,45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3" calcext:value-type="float">
            <text:p>3,53</text:p>
          </table:table-cell>
          <table:table-cell table:style-name="ce7" office:value-type="float" office:value="3.5" calcext:value-type="float">
            <text:p>3,5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677]/([.C677]*[.D677])" office:value-type="float" office:value="0.558463363054412" calcext:value-type="float">
            <text:p>0,56</text:p>
          </table:table-cell>
          <table:table-cell table:style-name="ce5" table:formula="of:=[.B677]/[.E677]" office:value-type="float" office:value="5.3719088617959" calcext:value-type="float">
            <text:p>5,372</text:p>
          </table:table-cell>
          <table:table-cell table:style-name="ce7" table:formula="of:=AVERAGE([.F677:.J677])" office:value-type="float" office:value="3.498" calcext:value-type="float">
            <text:p>3,50</text:p>
          </table:table-cell>
          <table:table-cell table:style-name="ce9" table:formula="of:=AVERAGE([.K677:.O677])" office:value-type="float" office:value="0.124" calcext:value-type="float">
            <text:p>0,12</text:p>
          </table:table-cell>
          <table:table-cell table:style-name="ce12" table:formula="of:=[.Q677]/[.Q453]*(LOG([.R453]*1000)/LOG([.R677]*1000))" office:value-type="float" office:value="2.28178281220659" calcext:value-type="float">
            <text:p>2,28</text:p>
          </table:table-cell>
          <table:table-cell table:style-name="ce12" table:formula="of:=[.Q677]/[.Q453]*(LOG([.S453]*1000)/LOG([.S677]*1000))" office:value-type="float" office:value="3.32611322406939" calcext:value-type="float">
            <text:p>3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689570" calcext:value-type="float">
            <text:p>689570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.13" calcext:value-type="float">
            <text:p>3,13</text:p>
          </table:table-cell>
          <table:table-cell table:number-columns-repeated="2" table:style-name="ce7" office:value-type="float" office:value="3.08" calcext:value-type="float">
            <text:p>3,08</text:p>
          </table:table-cell>
          <table:table-cell table:style-name="ce7" office:value-type="float" office:value="3.06" calcext:value-type="float">
            <text:p>3,0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678]/([.C678]*[.D678])" office:value-type="float" office:value="0.706526639344262" calcext:value-type="float">
            <text:p>0,71</text:p>
          </table:table-cell>
          <table:table-cell table:style-name="ce5" table:formula="of:=[.B678]/[.E678]" office:value-type="float" office:value="4.24614759922851" calcext:value-type="float">
            <text:p>4,246</text:p>
          </table:table-cell>
          <table:table-cell table:style-name="ce7" table:formula="of:=AVERAGE([.F678:.J678])" office:value-type="float" office:value="3.084" calcext:value-type="float">
            <text:p>3,08</text:p>
          </table:table-cell>
          <table:table-cell table:style-name="ce9" table:formula="of:=AVERAGE([.K678:.O678])" office:value-type="float" office:value="0.124" calcext:value-type="float">
            <text:p>0,12</text:p>
          </table:table-cell>
          <table:table-cell table:style-name="ce12" table:formula="of:=[.Q678]/[.Q454]*(LOG([.R454]*1000)/LOG([.R678]*1000))" office:value-type="float" office:value="1.78087818741311" calcext:value-type="float">
            <text:p>1,78</text:p>
          </table:table-cell>
          <table:table-cell table:style-name="ce12" table:formula="of:=[.Q678]/[.Q454]*(LOG([.S454]*1000)/LOG([.S678]*1000))" office:value-type="float" office:value="2.64952610426041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6198" calcext:value-type="float">
            <text:p>946198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32" calcext:value-type="float">
            <text:p>4,32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.E679]/([.C679]*[.D679])" office:value-type="float" office:value="0.720010896827136" calcext:value-type="float">
            <text:p>0,72</text:p>
          </table:table-cell>
          <table:table-cell table:style-name="ce5" table:formula="of:=[.B679]/[.E679]" office:value-type="float" office:value="4.1666205170588" calcext:value-type="float">
            <text:p>4,167</text:p>
          </table:table-cell>
          <table:table-cell table:style-name="ce7" table:formula="of:=AVERAGE([.F679:.J679])" office:value-type="float" office:value="4.148" calcext:value-type="float">
            <text:p>4,15</text:p>
          </table:table-cell>
          <table:table-cell table:style-name="ce9" table:formula="of:=AVERAGE([.K679:.O679])" office:value-type="float" office:value="0.164" calcext:value-type="float">
            <text:p>0,16</text:p>
          </table:table-cell>
          <table:table-cell table:style-name="ce12" table:formula="of:=[.Q679]/[.Q455]*(LOG([.R455]*1000)/LOG([.R679]*1000))" office:value-type="float" office:value="1.90411742642658" calcext:value-type="float">
            <text:p>1,90</text:p>
          </table:table-cell>
          <table:table-cell table:style-name="ce12" table:formula="of:=[.Q679]/[.Q455]*(LOG([.S455]*1000)/LOG([.S679]*1000))" office:value-type="float" office:value="2.65951862529252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48894" calcext:value-type="float">
            <text:p>948894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8" calcext:value-type="float">
            <text:p>4,80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.E680]/([.C680]*[.D680])" office:value-type="float" office:value="0.954084218146718" calcext:value-type="float">
            <text:p>0,95</text:p>
          </table:table-cell>
          <table:table-cell table:style-name="ce5" table:formula="of:=[.B680]/[.E680]" office:value-type="float" office:value="3.14439336743619" calcext:value-type="float">
            <text:p>3,144</text:p>
          </table:table-cell>
          <table:table-cell table:style-name="ce7" table:formula="of:=AVERAGE([.F680:.J680])" office:value-type="float" office:value="4.73" calcext:value-type="float">
            <text:p>4,73</text:p>
          </table:table-cell>
          <table:table-cell table:style-name="ce9" table:formula="of:=AVERAGE([.K680:.O680])" office:value-type="float" office:value="0.156" calcext:value-type="float">
            <text:p>0,16</text:p>
          </table:table-cell>
          <table:table-cell table:style-name="ce12" table:formula="of:=[.Q680]/[.Q456]*(LOG([.R456]*1000)/LOG([.R680]*1000))" office:value-type="float" office:value="1.3259533880362" calcext:value-type="float">
            <text:p>1,33</text:p>
          </table:table-cell>
          <table:table-cell table:style-name="ce12" table:formula="of:=[.Q680]/[.Q456]*(LOG([.S456]*1000)/LOG([.S680]*1000))" office:value-type="float" office:value="1.90517167334609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03749" calcext:value-type="float">
            <text:p>503749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8" calcext:value-type="float">
            <text:p>2,7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681]/([.C681]*[.D681])" office:value-type="float" office:value="0.509652818246568" calcext:value-type="float">
            <text:p>0,51</text:p>
          </table:table-cell>
          <table:table-cell table:style-name="ce5" table:formula="of:=[.B681]/[.E681]" office:value-type="float" office:value="5.88639183402846" calcext:value-type="float">
            <text:p>5,886</text:p>
          </table:table-cell>
          <table:table-cell table:style-name="ce7" table:formula="of:=AVERAGE([.F681:.J681])" office:value-type="float" office:value="2.814" calcext:value-type="float">
            <text:p>2,81</text:p>
          </table:table-cell>
          <table:table-cell table:style-name="ce9" table:formula="of:=AVERAGE([.K681:.O681])" office:value-type="float" office:value="0.1" calcext:value-type="float">
            <text:p>0,10</text:p>
          </table:table-cell>
          <table:table-cell table:style-name="ce12" table:formula="of:=[.Q681]/[.Q457]*(LOG([.R457]*1000)/LOG([.R681]*1000))" office:value-type="float" office:value="1.9176197410105" calcext:value-type="float">
            <text:p>1,92</text:p>
          </table:table-cell>
          <table:table-cell table:style-name="ce12" table:formula="of:=[.Q681]/[.Q457]*(LOG([.S457]*1000)/LOG([.S681]*1000))" office:value-type="float" office:value="2.76306993388685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0228" calcext:value-type="float">
            <text:p>890228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9" calcext:value-type="float">
            <text:p>3,69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682]/([.C682]*[.D682])" office:value-type="float" office:value="0.838666767155293" calcext:value-type="float">
            <text:p>0,84</text:p>
          </table:table-cell>
          <table:table-cell table:style-name="ce5" table:formula="of:=[.B682]/[.E682]" office:value-type="float" office:value="3.57712406259969" calcext:value-type="float">
            <text:p>3,577</text:p>
          </table:table-cell>
          <table:table-cell table:style-name="ce7" table:formula="of:=AVERAGE([.F682:.J682])" office:value-type="float" office:value="3.596" calcext:value-type="float">
            <text:p>3,60</text:p>
          </table:table-cell>
          <table:table-cell table:style-name="ce9" table:formula="of:=AVERAGE([.K682:.O682])" office:value-type="float" office:value="0.144" calcext:value-type="float">
            <text:p>0,14</text:p>
          </table:table-cell>
          <table:table-cell table:style-name="ce12" table:formula="of:=[.Q682]/[.Q458]*(LOG([.R458]*1000)/LOG([.R682]*1000))" office:value-type="float" office:value="1.95242562546213" calcext:value-type="float">
            <text:p>1,95</text:p>
          </table:table-cell>
          <table:table-cell table:style-name="ce12" table:formula="of:=[.Q682]/[.Q458]*(LOG([.S458]*1000)/LOG([.S682]*1000))" office:value-type="float" office:value="2.90253529199563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0401" calcext:value-type="float">
            <text:p>990401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46" calcext:value-type="float">
            <text:p>3,46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683]/([.C683]*[.D683])" office:value-type="float" office:value="1.04643995232702" calcext:value-type="float">
            <text:p>1,05</text:p>
          </table:table-cell>
          <table:table-cell table:style-name="ce5" table:formula="of:=[.B683]/[.E683]" office:value-type="float" office:value="2.86687917318339" calcext:value-type="float">
            <text:p>2,867</text:p>
          </table:table-cell>
          <table:table-cell table:style-name="ce7" table:formula="of:=AVERAGE([.F683:.J683])" office:value-type="float" office:value="3.664" calcext:value-type="float">
            <text:p>3,66</text:p>
          </table:table-cell>
          <table:table-cell table:style-name="ce9" table:formula="of:=AVERAGE([.K683:.O683])" office:value-type="float" office:value="0.162" calcext:value-type="float">
            <text:p>0,16</text:p>
          </table:table-cell>
          <table:table-cell table:style-name="ce12" table:formula="of:=[.Q683]/[.Q459]*(LOG([.R459]*1000)/LOG([.R683]*1000))" office:value-type="float" office:value="1.66143677655658" calcext:value-type="float">
            <text:p>1,66</text:p>
          </table:table-cell>
          <table:table-cell table:style-name="ce12" table:formula="of:=[.Q683]/[.Q459]*(LOG([.S459]*1000)/LOG([.S683]*1000))" office:value-type="float" office:value="2.41182710718505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35045" calcext:value-type="float">
            <text:p>735045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43" calcext:value-type="float">
            <text:p>3,43</text:p>
          </table:table-cell>
          <table:table-cell table:style-name="ce7" office:value-type="float" office:value="3.67" calcext:value-type="float">
            <text:p>3,67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.E684]/([.C684]*[.D684])" office:value-type="float" office:value="0.624910732503571" calcext:value-type="float">
            <text:p>0,62</text:p>
          </table:table-cell>
          <table:table-cell table:style-name="ce5" table:formula="of:=[.B684]/[.E684]" office:value-type="float" office:value="4.80070743968056" calcext:value-type="float">
            <text:p>4,801</text:p>
          </table:table-cell>
          <table:table-cell table:style-name="ce7" table:formula="of:=AVERAGE([.F684:.J684])" office:value-type="float" office:value="3.61" calcext:value-type="float">
            <text:p>3,61</text:p>
          </table:table-cell>
          <table:table-cell table:style-name="ce9" table:formula="of:=AVERAGE([.K684:.O684])" office:value-type="float" office:value="0.148" calcext:value-type="float">
            <text:p>0,15</text:p>
          </table:table-cell>
          <table:table-cell table:style-name="ce12" table:formula="of:=[.Q684]/[.Q460]*(LOG([.R460]*1000)/LOG([.R684]*1000))" office:value-type="float" office:value="1.99710407741293" calcext:value-type="float">
            <text:p>2,00</text:p>
          </table:table-cell>
          <table:table-cell table:style-name="ce12" table:formula="of:=[.Q684]/[.Q460]*(LOG([.S460]*1000)/LOG([.S684]*1000))" office:value-type="float" office:value="2.84664280488724" calcext:value-type="float">
            <text:p>2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780524" calcext:value-type="float">
            <text:p>780524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64" calcext:value-type="float">
            <text:p>4,64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65" calcext:value-type="float">
            <text:p>4,6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.E685]/([.C685]*[.D685])" office:value-type="float" office:value="0.593940998855529" calcext:value-type="float">
            <text:p>0,59</text:p>
          </table:table-cell>
          <table:table-cell table:style-name="ce5" table:formula="of:=[.B685]/[.E685]" office:value-type="float" office:value="5.05102725861088" calcext:value-type="float">
            <text:p>5,051</text:p>
          </table:table-cell>
          <table:table-cell table:style-name="ce7" table:formula="of:=AVERAGE([.F685:.J685])" office:value-type="float" office:value="4.542" calcext:value-type="float">
            <text:p>4,54</text:p>
          </table:table-cell>
          <table:table-cell table:style-name="ce9" table:formula="of:=AVERAGE([.K685:.O685])" office:value-type="float" office:value="0.17" calcext:value-type="float">
            <text:p>0,17</text:p>
          </table:table-cell>
          <table:table-cell table:style-name="ce12" table:formula="of:=[.Q685]/[.Q461]*(LOG([.R461]*1000)/LOG([.R685]*1000))" office:value-type="float" office:value="2.36933495628487" calcext:value-type="float">
            <text:p>2,37</text:p>
          </table:table-cell>
          <table:table-cell table:style-name="ce12" table:formula="of:=[.Q685]/[.Q461]*(LOG([.S461]*1000)/LOG([.S685]*1000))" office:value-type="float" office:value="3.40572317116263" calcext:value-type="float">
            <text:p>3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17484" calcext:value-type="float">
            <text:p>917484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68" calcext:value-type="float">
            <text:p>3,6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686]/([.C686]*[.D686])" office:value-type="float" office:value="0.949375419077657" calcext:value-type="float">
            <text:p>0,95</text:p>
          </table:table-cell>
          <table:table-cell table:style-name="ce5" table:formula="of:=[.B686]/[.E686]" office:value-type="float" office:value="3.15998971099224" calcext:value-type="float">
            <text:p>3,160</text:p>
          </table:table-cell>
          <table:table-cell table:style-name="ce7" table:formula="of:=AVERAGE([.F686:.J686])" office:value-type="float" office:value="3.588" calcext:value-type="float">
            <text:p>3,59</text:p>
          </table:table-cell>
          <table:table-cell table:style-name="ce9" table:formula="of:=AVERAGE([.K686:.O686])" office:value-type="float" office:value="0.162" calcext:value-type="float">
            <text:p>0,16</text:p>
          </table:table-cell>
          <table:table-cell table:style-name="ce12" table:formula="of:=[.Q686]/[.Q462]*(LOG([.R462]*1000)/LOG([.R686]*1000))" office:value-type="float" office:value="1.78659943821265" calcext:value-type="float">
            <text:p>1,79</text:p>
          </table:table-cell>
          <table:table-cell table:style-name="ce12" table:formula="of:=[.Q686]/[.Q462]*(LOG([.S462]*1000)/LOG([.S686]*1000))" office:value-type="float" office:value="2.5833986583503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10265" calcext:value-type="float">
            <text:p>710265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5.08" calcext:value-type="float">
            <text:p>5,08</text:p>
          </table:table-cell>
          <table:table-cell table:style-name="ce7" office:value-type="float" office:value="5.06" calcext:value-type="float">
            <text:p>5,06</text:p>
          </table:table-cell>
          <table:table-cell table:style-name="ce7" office:value-type="float" office:value="5.37" calcext:value-type="float">
            <text:p>5,3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687]/([.C687]*[.D687])" office:value-type="float" office:value="0.717010636064091" calcext:value-type="float">
            <text:p>0,72</text:p>
          </table:table-cell>
          <table:table-cell table:style-name="ce5" table:formula="of:=[.B687]/[.E687]" office:value-type="float" office:value="4.18406087868612" calcext:value-type="float">
            <text:p>4,184</text:p>
          </table:table-cell>
          <table:table-cell table:style-name="ce7" table:formula="of:=AVERAGE([.F687:.J687])" office:value-type="float" office:value="5.324" calcext:value-type="float">
            <text:p>5,32</text:p>
          </table:table-cell>
          <table:table-cell table:style-name="ce9" table:formula="of:=AVERAGE([.K687:.O687])" office:value-type="float" office:value="0.134" calcext:value-type="float">
            <text:p>0,13</text:p>
          </table:table-cell>
          <table:table-cell table:style-name="ce12" table:formula="of:=[.Q687]/[.Q463]*(LOG([.R463]*1000)/LOG([.R687]*1000))" office:value-type="float" office:value="1.92991148746892" calcext:value-type="float">
            <text:p>1,93</text:p>
          </table:table-cell>
          <table:table-cell table:style-name="ce12" table:formula="of:=[.Q687]/[.Q463]*(LOG([.S463]*1000)/LOG([.S687]*1000))" office:value-type="float" office:value="3.00459206646825" calcext:value-type="float">
            <text:p>3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794967" calcext:value-type="float">
            <text:p>794967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6.26" calcext:value-type="float">
            <text:p>6,26</text:p>
          </table:table-cell>
          <table:table-cell table:style-name="ce7" office:value-type="float" office:value="6.19" calcext:value-type="float">
            <text:p>6,1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.E688]/([.C688]*[.D688])" office:value-type="float" office:value="0.80299696969697" calcext:value-type="float">
            <text:p>0,80</text:p>
          </table:table-cell>
          <table:table-cell table:style-name="ce5" table:formula="of:=[.B688]/[.E688]" office:value-type="float" office:value="3.73602426264235" calcext:value-type="float">
            <text:p>3,736</text:p>
          </table:table-cell>
          <table:table-cell table:style-name="ce7" table:formula="of:=AVERAGE([.F688:.J688])" office:value-type="float" office:value="6.038" calcext:value-type="float">
            <text:p>6,04</text:p>
          </table:table-cell>
          <table:table-cell table:style-name="ce9" table:formula="of:=AVERAGE([.K688:.O688])" office:value-type="float" office:value="0.148" calcext:value-type="float">
            <text:p>0,15</text:p>
          </table:table-cell>
          <table:table-cell table:style-name="ce12" table:formula="of:=[.Q688]/[.Q464]*(LOG([.R464]*1000)/LOG([.R688]*1000))" office:value-type="float" office:value="1.65577296775664" calcext:value-type="float">
            <text:p>1,66</text:p>
          </table:table-cell>
          <table:table-cell table:style-name="ce12" table:formula="of:=[.Q688]/[.Q464]*(LOG([.S464]*1000)/LOG([.S688]*1000))" office:value-type="float" office:value="2.558079565586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44112" calcext:value-type="float">
            <text:p>444112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13" calcext:value-type="float">
            <text:p>3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689]/([.C689]*[.D689])" office:value-type="float" office:value="0.477926237129378" calcext:value-type="float">
            <text:p>0,48</text:p>
          </table:table-cell>
          <table:table-cell table:style-name="ce5" table:formula="of:=[.B689]/[.E689]" office:value-type="float" office:value="6.27715531217351" calcext:value-type="float">
            <text:p>6,277</text:p>
          </table:table-cell>
          <table:table-cell table:style-name="ce7" table:formula="of:=AVERAGE([.F689:.J689])" office:value-type="float" office:value="3.094" calcext:value-type="float">
            <text:p>3,09</text:p>
          </table:table-cell>
          <table:table-cell table:style-name="ce9" table:formula="of:=AVERAGE([.K689:.O689])" office:value-type="float" office:value="0.106" calcext:value-type="float">
            <text:p>0,11</text:p>
          </table:table-cell>
          <table:table-cell table:style-name="ce12" table:formula="of:=[.Q689]/[.Q465]*(LOG([.R465]*1000)/LOG([.R689]*1000))" office:value-type="float" office:value="2.06066514933411" calcext:value-type="float">
            <text:p>2,06</text:p>
          </table:table-cell>
          <table:table-cell table:style-name="ce12" table:formula="of:=[.Q689]/[.Q465]*(LOG([.S465]*1000)/LOG([.S689]*1000))" office:value-type="float" office:value="3.11385670487866" calcext:value-type="float">
            <text:p>3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73465" calcext:value-type="float">
            <text:p>673465</text:p>
          </table:table-cell>
          <table:table-cell table:style-name="ce7" office:value-type="float" office:value="4.12" calcext:value-type="float">
            <text:p>4,12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.27" calcext:value-type="float">
            <text:p>4,27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690]/([.C690]*[.D690])" office:value-type="float" office:value="0.560660173160173" calcext:value-type="float">
            <text:p>0,56</text:p>
          </table:table-cell>
          <table:table-cell table:style-name="ce5" table:formula="of:=[.B690]/[.E690]" office:value-type="float" office:value="5.3508586192304" calcext:value-type="float">
            <text:p>5,351</text:p>
          </table:table-cell>
          <table:table-cell table:style-name="ce7" table:formula="of:=AVERAGE([.F690:.J690])" office:value-type="float" office:value="4.114" calcext:value-type="float">
            <text:p>4,11</text:p>
          </table:table-cell>
          <table:table-cell table:style-name="ce9" table:formula="of:=AVERAGE([.K690:.O690])" office:value-type="float" office:value="0.138" calcext:value-type="float">
            <text:p>0,14</text:p>
          </table:table-cell>
          <table:table-cell table:style-name="ce12" table:formula="of:=[.Q690]/[.Q466]*(LOG([.R466]*1000)/LOG([.R690]*1000))" office:value-type="float" office:value="2.27541750152761" calcext:value-type="float">
            <text:p>2,28</text:p>
          </table:table-cell>
          <table:table-cell table:style-name="ce12" table:formula="of:=[.Q690]/[.Q466]*(LOG([.S466]*1000)/LOG([.S690]*1000))" office:value-type="float" office:value="3.44287260227566" calcext:value-type="float">
            <text:p>3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6793" calcext:value-type="float">
            <text:p>856793</text:p>
          </table:table-cell>
          <table:table-cell table:style-name="ce7" office:value-type="float" office:value="3.71" calcext:value-type="float">
            <text:p>3,71</text:p>
          </table:table-cell>
          <table:table-cell table:number-columns-repeated="2" table:style-name="ce7" office:value-type="float" office:value="3.6" calcext:value-type="float">
            <text:p>3,60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71" calcext:value-type="float">
            <text:p>3,71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.E691]/([.C691]*[.D691])" office:value-type="float" office:value="0.677645274160687" calcext:value-type="float">
            <text:p>0,68</text:p>
          </table:table-cell>
          <table:table-cell table:style-name="ce5" table:formula="of:=[.B691]/[.E691]" office:value-type="float" office:value="4.42711366689504" calcext:value-type="float">
            <text:p>4,427</text:p>
          </table:table-cell>
          <table:table-cell table:style-name="ce7" table:formula="of:=AVERAGE([.F691:.J691])" office:value-type="float" office:value="3.64" calcext:value-type="float">
            <text:p>3,64</text:p>
          </table:table-cell>
          <table:table-cell table:style-name="ce9" table:formula="of:=AVERAGE([.K691:.O691])" office:value-type="float" office:value="0.158" calcext:value-type="float">
            <text:p>0,16</text:p>
          </table:table-cell>
          <table:table-cell table:style-name="ce12" table:formula="of:=[.Q691]/[.Q467]*(LOG([.R467]*1000)/LOG([.R691]*1000))" office:value-type="float" office:value="1.82940554432844" calcext:value-type="float">
            <text:p>1,83</text:p>
          </table:table-cell>
          <table:table-cell table:style-name="ce12" table:formula="of:=[.Q691]/[.Q467]*(LOG([.S467]*1000)/LOG([.S691]*1000))" office:value-type="float" office:value="2.59424553475633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51336" calcext:value-type="float">
            <text:p>551336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692]/([.C692]*[.D692])" office:value-type="float" office:value="0.573997418065215" calcext:value-type="float">
            <text:p>0,57</text:p>
          </table:table-cell>
          <table:table-cell table:style-name="ce5" table:formula="of:=[.B692]/[.E692]" office:value-type="float" office:value="5.22653336622314" calcext:value-type="float">
            <text:p>5,227</text:p>
          </table:table-cell>
          <table:table-cell table:style-name="ce7" table:formula="of:=AVERAGE([.F692:.J692])" office:value-type="float" office:value="3.216" calcext:value-type="float">
            <text:p>3,22</text:p>
          </table:table-cell>
          <table:table-cell table:style-name="ce9" table:formula="of:=AVERAGE([.K692:.O692])" office:value-type="float" office:value="0.12" calcext:value-type="float">
            <text:p>0,12</text:p>
          </table:table-cell>
          <table:table-cell table:style-name="ce12" table:formula="of:=[.Q692]/[.Q468]*(LOG([.R468]*1000)/LOG([.R692]*1000))" office:value-type="float" office:value="1.8131504800495" calcext:value-type="float">
            <text:p>1,81</text:p>
          </table:table-cell>
          <table:table-cell table:style-name="ce12" table:formula="of:=[.Q692]/[.Q468]*(LOG([.S468]*1000)/LOG([.S692]*1000))" office:value-type="float" office:value="2.6253824702269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71317" calcext:value-type="float">
            <text:p>471317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19" calcext:value-type="float">
            <text:p>3,1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693]/([.C693]*[.D693])" office:value-type="float" office:value="0.484073299590817" calcext:value-type="float">
            <text:p>0,48</text:p>
          </table:table-cell>
          <table:table-cell table:style-name="ce5" table:formula="of:=[.B693]/[.E693]" office:value-type="float" office:value="6.19744248563069" calcext:value-type="float">
            <text:p>6,197</text:p>
          </table:table-cell>
          <table:table-cell table:style-name="ce7" table:formula="of:=AVERAGE([.F693:.J693])" office:value-type="float" office:value="3.13" calcext:value-type="float">
            <text:p>3,13</text:p>
          </table:table-cell>
          <table:table-cell table:style-name="ce9" table:formula="of:=AVERAGE([.K693:.O693])" office:value-type="float" office:value="0.106" calcext:value-type="float">
            <text:p>0,11</text:p>
          </table:table-cell>
          <table:table-cell table:style-name="ce12" table:formula="of:=[.Q693]/[.Q469]*(LOG([.R469]*1000)/LOG([.R693]*1000))" office:value-type="float" office:value="1.98202388598938" calcext:value-type="float">
            <text:p>1,98</text:p>
          </table:table-cell>
          <table:table-cell table:style-name="ce12" table:formula="of:=[.Q693]/[.Q469]*(LOG([.S469]*1000)/LOG([.S693]*1000))" office:value-type="float" office:value="2.9723879028214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77491" calcext:value-type="float">
            <text:p>577491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06" calcext:value-type="float">
            <text:p>5,0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.E694]/([.C694]*[.D694])" office:value-type="float" office:value="0.593120922551066" calcext:value-type="float">
            <text:p>0,59</text:p>
          </table:table-cell>
          <table:table-cell table:style-name="ce5" table:formula="of:=[.B694]/[.E694]" office:value-type="float" office:value="5.05801822019737" calcext:value-type="float">
            <text:p>5,058</text:p>
          </table:table-cell>
          <table:table-cell table:style-name="ce7" table:formula="of:=AVERAGE([.F694:.J694])" office:value-type="float" office:value="5.244" calcext:value-type="float">
            <text:p>5,24</text:p>
          </table:table-cell>
          <table:table-cell table:style-name="ce9" table:formula="of:=AVERAGE([.K694:.O694])" office:value-type="float" office:value="0.122" calcext:value-type="float">
            <text:p>0,12</text:p>
          </table:table-cell>
          <table:table-cell table:style-name="ce12" table:formula="of:=[.Q694]/[.Q470]*(LOG([.R470]*1000)/LOG([.R694]*1000))" office:value-type="float" office:value="1.86295359487654" calcext:value-type="float">
            <text:p>1,86</text:p>
          </table:table-cell>
          <table:table-cell table:style-name="ce12" table:formula="of:=[.Q694]/[.Q470]*(LOG([.S470]*1000)/LOG([.S694]*1000))" office:value-type="float" office:value="2.91507014724826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26329" calcext:value-type="float">
            <text:p>826329</text:p>
          </table:table-cell>
          <table:table-cell table:style-name="ce7" office:value-type="float" office:value="3.7" calcext:value-type="float">
            <text:p>3,70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43" calcext:value-type="float">
            <text:p>3,43</text:p>
          </table:table-cell>
          <table:table-cell table:style-name="ce7" office:value-type="float" office:value="3.47" calcext:value-type="float">
            <text:p>3,47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.E695]/([.C695]*[.D695])" office:value-type="float" office:value="0.87542270531401" calcext:value-type="float">
            <text:p>0,88</text:p>
          </table:table-cell>
          <table:table-cell table:style-name="ce5" table:formula="of:=[.B695]/[.E695]" office:value-type="float" office:value="3.42693527638507" calcext:value-type="float">
            <text:p>3,427</text:p>
          </table:table-cell>
          <table:table-cell table:style-name="ce7" table:formula="of:=AVERAGE([.F695:.J695])" office:value-type="float" office:value="3.498" calcext:value-type="float">
            <text:p>3,50</text:p>
          </table:table-cell>
          <table:table-cell table:style-name="ce9" table:formula="of:=AVERAGE([.K695:.O695])" office:value-type="float" office:value="0.14" calcext:value-type="float">
            <text:p>0,14</text:p>
          </table:table-cell>
          <table:table-cell table:style-name="ce12" table:formula="of:=[.Q695]/[.Q471]*(LOG([.R471]*1000)/LOG([.R695]*1000))" office:value-type="float" office:value="1.74366923299074" calcext:value-type="float">
            <text:p>1,74</text:p>
          </table:table-cell>
          <table:table-cell table:style-name="ce12" table:formula="of:=[.Q695]/[.Q471]*(LOG([.S471]*1000)/LOG([.S695]*1000))" office:value-type="float" office:value="2.58177161128312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94992" calcext:value-type="float">
            <text:p>594992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72" calcext:value-type="float">
            <text:p>3,72</text:p>
          </table:table-cell>
          <table:table-cell table:style-name="ce7" office:value-type="float" office:value="3.63" calcext:value-type="float">
            <text:p>3,63</text:p>
          </table:table-cell>
          <table:table-cell table:number-columns-repeated="2" table:style-name="ce7" office:value-type="float" office:value="3.68" calcext:value-type="float">
            <text:p>3,68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696]/([.C696]*[.D696])" office:value-type="float" office:value="0.531364311842707" calcext:value-type="float">
            <text:p>0,53</text:p>
          </table:table-cell>
          <table:table-cell table:style-name="ce5" table:formula="of:=[.B696]/[.E696]" office:value-type="float" office:value="5.64587086885202" calcext:value-type="float">
            <text:p>5,646</text:p>
          </table:table-cell>
          <table:table-cell table:style-name="ce7" table:formula="of:=AVERAGE([.F696:.J696])" office:value-type="float" office:value="3.68" calcext:value-type="float">
            <text:p>3,68</text:p>
          </table:table-cell>
          <table:table-cell table:style-name="ce9" table:formula="of:=AVERAGE([.K696:.O696])" office:value-type="float" office:value="0.122" calcext:value-type="float">
            <text:p>0,12</text:p>
          </table:table-cell>
          <table:table-cell table:style-name="ce12" table:formula="of:=[.Q696]/[.Q472]*(LOG([.R472]*1000)/LOG([.R696]*1000))" office:value-type="float" office:value="2.30248533619324" calcext:value-type="float">
            <text:p>2,30</text:p>
          </table:table-cell>
          <table:table-cell table:style-name="ce12" table:formula="of:=[.Q696]/[.Q472]*(LOG([.S472]*1000)/LOG([.S696]*1000))" office:value-type="float" office:value="3.60470026255626" calcext:value-type="float">
            <text:p>3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53480" calcext:value-type="float">
            <text:p>953480</text:p>
          </table:table-cell>
          <table:table-cell table:style-name="ce7" office:value-type="float" office:value="4.51" calcext:value-type="float">
            <text:p>4,51</text:p>
          </table:table-cell>
          <table:table-cell table:number-columns-repeated="2" table:style-name="ce7" office:value-type="float" office:value="4.13" calcext:value-type="float">
            <text:p>4,13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4.1" calcext:value-type="float">
            <text:p>4,10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.E697]/([.C697]*[.D697])" office:value-type="float" office:value="0.741841517231936" calcext:value-type="float">
            <text:p>0,74</text:p>
          </table:table-cell>
          <table:table-cell table:style-name="ce5" table:formula="of:=[.B697]/[.E697]" office:value-type="float" office:value="4.04400721567311" calcext:value-type="float">
            <text:p>4,044</text:p>
          </table:table-cell>
          <table:table-cell table:style-name="ce7" table:formula="of:=AVERAGE([.F697:.J697])" office:value-type="float" office:value="4.196" calcext:value-type="float">
            <text:p>4,20</text:p>
          </table:table-cell>
          <table:table-cell table:style-name="ce9" table:formula="of:=AVERAGE([.K697:.O697])" office:value-type="float" office:value="0.162" calcext:value-type="float">
            <text:p>0,16</text:p>
          </table:table-cell>
          <table:table-cell table:style-name="ce12" table:formula="of:=[.Q697]/[.Q473]*(LOG([.R473]*1000)/LOG([.R697]*1000))" office:value-type="float" office:value="1.86954322030478" calcext:value-type="float">
            <text:p>1,87</text:p>
          </table:table-cell>
          <table:table-cell table:style-name="ce12" table:formula="of:=[.Q697]/[.Q473]*(LOG([.S473]*1000)/LOG([.S697]*1000))" office:value-type="float" office:value="2.62904619426394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39941" calcext:value-type="float">
            <text:p>639941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3.61" calcext:value-type="float">
            <text:p>3,6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.E698]/([.C698]*[.D698])" office:value-type="float" office:value="0.569910408948418" calcext:value-type="float">
            <text:p>0,57</text:p>
          </table:table-cell>
          <table:table-cell table:style-name="ce5" table:formula="of:=[.B698]/[.E698]" office:value-type="float" office:value="5.26401027594731" calcext:value-type="float">
            <text:p>5,264</text:p>
          </table:table-cell>
          <table:table-cell table:style-name="ce7" table:formula="of:=AVERAGE([.F698:.J698])" office:value-type="float" office:value="3.684" calcext:value-type="float">
            <text:p>3,68</text:p>
          </table:table-cell>
          <table:table-cell table:style-name="ce9" table:formula="of:=AVERAGE([.K698:.O698])" office:value-type="float" office:value="0.128" calcext:value-type="float">
            <text:p>0,13</text:p>
          </table:table-cell>
          <table:table-cell table:style-name="ce12" table:formula="of:=[.Q698]/[.Q474]*(LOG([.R474]*1000)/LOG([.R698]*1000))" office:value-type="float" office:value="2.09714198509758" calcext:value-type="float">
            <text:p>2,10</text:p>
          </table:table-cell>
          <table:table-cell table:style-name="ce12" table:formula="of:=[.Q698]/[.Q474]*(LOG([.S474]*1000)/LOG([.S698]*1000))" office:value-type="float" office:value="2.9961644763049" calcext:value-type="float">
            <text:p>3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33410" calcext:value-type="float">
            <text:p>633410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13" calcext:value-type="float">
            <text:p>3,13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699]/([.C699]*[.D699])" office:value-type="float" office:value="0.682224529537465" calcext:value-type="float">
            <text:p>0,68</text:p>
          </table:table-cell>
          <table:table-cell table:style-name="ce5" table:formula="of:=[.B699]/[.E699]" office:value-type="float" office:value="4.39740452471543" calcext:value-type="float">
            <text:p>4,397</text:p>
          </table:table-cell>
          <table:table-cell table:style-name="ce7" table:formula="of:=AVERAGE([.F699:.J699])" office:value-type="float" office:value="3.436" calcext:value-type="float">
            <text:p>3,44</text:p>
          </table:table-cell>
          <table:table-cell table:style-name="ce9" table:formula="of:=AVERAGE([.K699:.O699])" office:value-type="float" office:value="0.12" calcext:value-type="float">
            <text:p>0,12</text:p>
          </table:table-cell>
          <table:table-cell table:style-name="ce12" table:formula="of:=[.Q699]/[.Q475]*(LOG([.R475]*1000)/LOG([.R699]*1000))" office:value-type="float" office:value="1.81675757957368" calcext:value-type="float">
            <text:p>1,82</text:p>
          </table:table-cell>
          <table:table-cell table:style-name="ce12" table:formula="of:=[.Q699]/[.Q475]*(LOG([.S475]*1000)/LOG([.S699]*1000))" office:value-type="float" office:value="2.74596003879697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49244" calcext:value-type="float">
            <text:p>949244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4.15" calcext:value-type="float">
            <text:p>4,15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28" table:formula="of:=[.E700]/([.C700]*[.D700])" office:value-type="float" office:value="0.722845803089238" calcext:value-type="float">
            <text:p>0,72</text:p>
          </table:table-cell>
          <table:table-cell table:style-name="ce5" table:formula="of:=[.B700]/[.E700]" office:value-type="float" office:value="4.15027959091656" calcext:value-type="float">
            <text:p>4,150</text:p>
          </table:table-cell>
          <table:table-cell table:style-name="ce7" table:formula="of:=AVERAGE([.F700:.J700])" office:value-type="float" office:value="4.08" calcext:value-type="float">
            <text:p>4,08</text:p>
          </table:table-cell>
          <table:table-cell table:style-name="ce9" table:formula="of:=AVERAGE([.K700:.O700])" office:value-type="float" office:value="0.162" calcext:value-type="float">
            <text:p>0,16</text:p>
          </table:table-cell>
          <table:table-cell table:style-name="ce12" table:formula="of:=[.Q700]/[.Q476]*(LOG([.R476]*1000)/LOG([.R700]*1000))" office:value-type="float" office:value="1.85454344906921" calcext:value-type="float">
            <text:p>1,85</text:p>
          </table:table-cell>
          <table:table-cell table:style-name="ce12" table:formula="of:=[.Q700]/[.Q476]*(LOG([.S476]*1000)/LOG([.S700]*1000))" office:value-type="float" office:value="2.64797821697338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9919" calcext:value-type="float">
            <text:p>809919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27" calcext:value-type="float">
            <text:p>6,27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6.04" calcext:value-type="float">
            <text:p>6,04</text:p>
          </table:table-cell>
          <table:table-cell table:style-name="ce7" office:value-type="float" office:value="6.03" calcext:value-type="float">
            <text:p>6,0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701]/([.C701]*[.D701])" office:value-type="float" office:value="0.724798646907217" calcext:value-type="float">
            <text:p>0,72</text:p>
          </table:table-cell>
          <table:table-cell table:style-name="ce5" table:formula="of:=[.B701]/[.E701]" office:value-type="float" office:value="4.13910032978607" calcext:value-type="float">
            <text:p>4,139</text:p>
          </table:table-cell>
          <table:table-cell table:style-name="ce7" table:formula="of:=AVERAGE([.F701:.J701])" office:value-type="float" office:value="6.15" calcext:value-type="float">
            <text:p>6,15</text:p>
          </table:table-cell>
          <table:table-cell table:style-name="ce9" table:formula="of:=AVERAGE([.K701:.O701])" office:value-type="float" office:value="0.142" calcext:value-type="float">
            <text:p>0,14</text:p>
          </table:table-cell>
          <table:table-cell table:style-name="ce12" table:formula="of:=[.Q701]/[.Q477]*(LOG([.R477]*1000)/LOG([.R701]*1000))" office:value-type="float" office:value="1.85644835748635" calcext:value-type="float">
            <text:p>1,86</text:p>
          </table:table-cell>
          <table:table-cell table:style-name="ce12" table:formula="of:=[.Q701]/[.Q477]*(LOG([.S477]*1000)/LOG([.S701]*1000))" office:value-type="float" office:value="2.93358487677835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183377" calcext:value-type="float">
            <text:p>1183377</text:p>
          </table:table-cell>
          <table:table-cell table:style-name="ce7" office:value-type="float" office:value="4.54" calcext:value-type="float">
            <text:p>4,54</text:p>
          </table:table-cell>
          <table:table-cell table:style-name="ce7" office:value-type="float" office:value="4.41" calcext:value-type="float">
            <text:p>4,41</text:p>
          </table:table-cell>
          <table:table-cell table:style-name="ce7" office:value-type="float" office:value="4.42" calcext:value-type="float">
            <text:p>4,42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53" calcext:value-type="float">
            <text:p>4,5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.E702]/([.C702]*[.D702])" office:value-type="float" office:value="0.904999235240135" calcext:value-type="float">
            <text:p>0,90</text:p>
          </table:table-cell>
          <table:table-cell table:style-name="ce5" table:formula="of:=[.B702]/[.E702]" office:value-type="float" office:value="3.3149334489347" calcext:value-type="float">
            <text:p>3,315</text:p>
          </table:table-cell>
          <table:table-cell table:style-name="ce7" table:formula="of:=AVERAGE([.F702:.J702])" office:value-type="float" office:value="4.48" calcext:value-type="float">
            <text:p>4,48</text:p>
          </table:table-cell>
          <table:table-cell table:style-name="ce9" table:formula="of:=AVERAGE([.K702:.O702])" office:value-type="float" office:value="0.186" calcext:value-type="float">
            <text:p>0,19</text:p>
          </table:table-cell>
          <table:table-cell table:style-name="ce12" table:formula="of:=[.Q702]/[.Q478]*(LOG([.R478]*1000)/LOG([.R702]*1000))" office:value-type="float" office:value="1.73761894603808" calcext:value-type="float">
            <text:p>1,74</text:p>
          </table:table-cell>
          <table:table-cell table:style-name="ce12" table:formula="of:=[.Q702]/[.Q478]*(LOG([.S478]*1000)/LOG([.S702]*1000))" office:value-type="float" office:value="2.46443918174709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47095" calcext:value-type="float">
            <text:p>747095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07" calcext:value-type="float">
            <text:p>4,07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703]/([.C703]*[.D703])" office:value-type="float" office:value="0.581559814422718" calcext:value-type="float">
            <text:p>0,58</text:p>
          </table:table-cell>
          <table:table-cell table:style-name="ce5" table:formula="of:=[.B703]/[.E703]" office:value-type="float" office:value="5.15856350263353" calcext:value-type="float">
            <text:p>5,159</text:p>
          </table:table-cell>
          <table:table-cell table:style-name="ce7" table:formula="of:=AVERAGE([.F703:.J703])" office:value-type="float" office:value="4.27" calcext:value-type="float">
            <text:p>4,27</text:p>
          </table:table-cell>
          <table:table-cell table:style-name="ce9" table:formula="of:=AVERAGE([.K703:.O703])" office:value-type="float" office:value="0.142" calcext:value-type="float">
            <text:p>0,14</text:p>
          </table:table-cell>
          <table:table-cell table:style-name="ce12" table:formula="of:=[.Q703]/[.Q479]*(LOG([.R479]*1000)/LOG([.R703]*1000))" office:value-type="float" office:value="1.85767387616253" calcext:value-type="float">
            <text:p>1,86</text:p>
          </table:table-cell>
          <table:table-cell table:style-name="ce12" table:formula="of:=[.Q703]/[.Q479]*(LOG([.S479]*1000)/LOG([.S703]*1000))" office:value-type="float" office:value="2.5546497023676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799454" calcext:value-type="float">
            <text:p>799454</text:p>
          </table:table-cell>
          <table:table-cell table:style-name="ce7" office:value-type="float" office:value="6.09" calcext:value-type="float">
            <text:p>6,09</text:p>
          </table:table-cell>
          <table:table-cell table:style-name="ce7" office:value-type="float" office:value="6.19" calcext:value-type="float">
            <text:p>6,19</text:p>
          </table:table-cell>
          <table:table-cell table:style-name="ce7" office:value-type="float" office:value="6.01" calcext:value-type="float">
            <text:p>6,01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99" calcext:value-type="float">
            <text:p>5,99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.E704]/([.C704]*[.D704])" office:value-type="float" office:value="0.737364923944202" calcext:value-type="float">
            <text:p>0,74</text:p>
          </table:table-cell>
          <table:table-cell table:style-name="ce5" table:formula="of:=[.B704]/[.E704]" office:value-type="float" office:value="4.06856179342401" calcext:value-type="float">
            <text:p>4,069</text:p>
          </table:table-cell>
          <table:table-cell table:style-name="ce7" table:formula="of:=AVERAGE([.F704:.J704])" office:value-type="float" office:value="6.048" calcext:value-type="float">
            <text:p>6,05</text:p>
          </table:table-cell>
          <table:table-cell table:style-name="ce9" table:formula="of:=AVERAGE([.K704:.O704])" office:value-type="float" office:value="0.136" calcext:value-type="float">
            <text:p>0,14</text:p>
          </table:table-cell>
          <table:table-cell table:style-name="ce12" table:formula="of:=[.Q704]/[.Q480]*(LOG([.R480]*1000)/LOG([.R704]*1000))" office:value-type="float" office:value="1.76668613520992" calcext:value-type="float">
            <text:p>1,77</text:p>
          </table:table-cell>
          <table:table-cell table:style-name="ce12" table:formula="of:=[.Q704]/[.Q480]*(LOG([.S480]*1000)/LOG([.S704]*1000))" office:value-type="float" office:value="2.79962020886074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6215" calcext:value-type="float">
            <text:p>946215</text:p>
          </table:table-cell>
          <table:table-cell table:number-columns-repeated="2" table:style-name="ce7" office:value-type="float" office:value="4.23" calcext:value-type="float">
            <text:p>4,23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28" calcext:value-type="float">
            <text:p>4,2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3" table:style-name="ce9" office:value-type="float" office:value="0.16" calcext:value-type="float">
            <text:p>0,16</text:p>
          </table:table-cell>
          <table:table-cell table:style-name="ce28" table:formula="of:=[.E705]/([.C705]*[.D705])" office:value-type="float" office:value="0.720023833004602" calcext:value-type="float">
            <text:p>0,72</text:p>
          </table:table-cell>
          <table:table-cell table:style-name="ce5" table:formula="of:=[.B705]/[.E705]" office:value-type="float" office:value="4.16654565822778" calcext:value-type="float">
            <text:p>4,167</text:p>
          </table:table-cell>
          <table:table-cell table:style-name="ce7" table:formula="of:=AVERAGE([.F705:.J705])" office:value-type="float" office:value="4.242" calcext:value-type="float">
            <text:p>4,24</text:p>
          </table:table-cell>
          <table:table-cell table:style-name="ce9" table:formula="of:=AVERAGE([.K705:.O705])" office:value-type="float" office:value="0.162" calcext:value-type="float">
            <text:p>0,16</text:p>
          </table:table-cell>
          <table:table-cell table:style-name="ce12" table:formula="of:=[.Q705]/[.Q481]*(LOG([.R481]*1000)/LOG([.R705]*1000))" office:value-type="float" office:value="1.9114237295574" calcext:value-type="float">
            <text:p>1,91</text:p>
          </table:table-cell>
          <table:table-cell table:style-name="ce12" table:formula="of:=[.Q705]/[.Q481]*(LOG([.S481]*1000)/LOG([.S705]*1000))" office:value-type="float" office:value="2.7950074652664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10123" calcext:value-type="float">
            <text:p>610123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.E706]/([.C706]*[.D706])" office:value-type="float" office:value="0.638097180388219" calcext:value-type="float">
            <text:p>0,64</text:p>
          </table:table-cell>
          <table:table-cell table:style-name="ce5" table:formula="of:=[.B706]/[.E706]" office:value-type="float" office:value="4.7015044507419" calcext:value-type="float">
            <text:p>4,702</text:p>
          </table:table-cell>
          <table:table-cell table:style-name="ce7" table:formula="of:=AVERAGE([.F706:.J706])" office:value-type="float" office:value="2.902" calcext:value-type="float">
            <text:p>2,90</text:p>
          </table:table-cell>
          <table:table-cell table:style-name="ce9" table:formula="of:=AVERAGE([.K706:.O706])" office:value-type="float" office:value="0.112" calcext:value-type="float">
            <text:p>0,11</text:p>
          </table:table-cell>
          <table:table-cell table:style-name="ce12" table:formula="of:=[.Q706]/[.Q482]*(LOG([.R482]*1000)/LOG([.R706]*1000))" office:value-type="float" office:value="1.9523417631584" calcext:value-type="float">
            <text:p>1,95</text:p>
          </table:table-cell>
          <table:table-cell table:style-name="ce12" table:formula="of:=[.Q706]/[.Q482]*(LOG([.S482]*1000)/LOG([.S706]*1000))" office:value-type="float" office:value="2.95093882010006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19466" calcext:value-type="float">
            <text:p>619466</text:p>
          </table:table-cell>
          <table:table-cell table:style-name="ce7" office:value-type="float" office:value="3.53" calcext:value-type="float">
            <text:p>3,53</text:p>
          </table:table-cell>
          <table:table-cell table:number-columns-repeated="2" table:style-name="ce7" office:value-type="float" office:value="3.26" calcext:value-type="float">
            <text:p>3,26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3.28" calcext:value-type="float">
            <text:p>3,28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.E707]/([.C707]*[.D707])" office:value-type="float" office:value="0.552964301271843" calcext:value-type="float">
            <text:p>0,55</text:p>
          </table:table-cell>
          <table:table-cell table:style-name="ce5" table:formula="of:=[.B707]/[.E707]" office:value-type="float" office:value="5.42533084947358" calcext:value-type="float">
            <text:p>5,425</text:p>
          </table:table-cell>
          <table:table-cell table:style-name="ce7" table:formula="of:=AVERAGE([.F707:.J707])" office:value-type="float" office:value="3.328" calcext:value-type="float">
            <text:p>3,33</text:p>
          </table:table-cell>
          <table:table-cell table:style-name="ce9" table:formula="of:=AVERAGE([.K707:.O707])" office:value-type="float" office:value="0.122" calcext:value-type="float">
            <text:p>0,12</text:p>
          </table:table-cell>
          <table:table-cell table:style-name="ce12" table:formula="of:=[.Q707]/[.Q483]*(LOG([.R483]*1000)/LOG([.R707]*1000))" office:value-type="float" office:value="2.06102164844926" calcext:value-type="float">
            <text:p>2,06</text:p>
          </table:table-cell>
          <table:table-cell table:style-name="ce12" table:formula="of:=[.Q707]/[.Q483]*(LOG([.S483]*1000)/LOG([.S707]*1000))" office:value-type="float" office:value="3.05864181717299" calcext:value-type="float">
            <text:p>3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1684" calcext:value-type="float">
            <text:p>651684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.09" calcext:value-type="float">
            <text:p>3,0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708]/([.C708]*[.D708])" office:value-type="float" office:value="0.669321972622549" calcext:value-type="float">
            <text:p>0,67</text:p>
          </table:table-cell>
          <table:table-cell table:style-name="ce5" table:formula="of:=[.B708]/[.E708]" office:value-type="float" office:value="4.48217234119604" calcext:value-type="float">
            <text:p>4,482</text:p>
          </table:table-cell>
          <table:table-cell table:style-name="ce7" table:formula="of:=AVERAGE([.F708:.J708])" office:value-type="float" office:value="3.098" calcext:value-type="float">
            <text:p>3,10</text:p>
          </table:table-cell>
          <table:table-cell table:style-name="ce9" table:formula="of:=AVERAGE([.K708:.O708])" office:value-type="float" office:value="0.12" calcext:value-type="float">
            <text:p>0,12</text:p>
          </table:table-cell>
          <table:table-cell table:style-name="ce12" table:formula="of:=[.Q708]/[.Q484]*(LOG([.R484]*1000)/LOG([.R708]*1000))" office:value-type="float" office:value="2.28065535269667" calcext:value-type="float">
            <text:p>2,28</text:p>
          </table:table-cell>
          <table:table-cell table:style-name="ce12" table:formula="of:=[.Q708]/[.Q484]*(LOG([.S484]*1000)/LOG([.S708]*1000))" office:value-type="float" office:value="3.44848627395332" calcext:value-type="float">
            <text:p>3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8620" calcext:value-type="float">
            <text:p>658620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3.1" calcext:value-type="float">
            <text:p>3,10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3.16" calcext:value-type="float">
            <text:p>3,16</text:p>
          </table:table-cell>
          <table:table-cell table:style-name="ce7" office:value-type="float" office:value="3.22" calcext:value-type="float">
            <text:p>3,22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709]/([.C709]*[.D709])" office:value-type="float" office:value="0.676445697007543" calcext:value-type="float">
            <text:p>0,68</text:p>
          </table:table-cell>
          <table:table-cell table:style-name="ce5" table:formula="of:=[.B709]/[.E709]" office:value-type="float" office:value="4.43497008897392" calcext:value-type="float">
            <text:p>4,435</text:p>
          </table:table-cell>
          <table:table-cell table:style-name="ce7" table:formula="of:=AVERAGE([.F709:.J709])" office:value-type="float" office:value="3.154" calcext:value-type="float">
            <text:p>3,15</text:p>
          </table:table-cell>
          <table:table-cell table:style-name="ce9" table:formula="of:=AVERAGE([.K709:.O709])" office:value-type="float" office:value="0.122" calcext:value-type="float">
            <text:p>0,12</text:p>
          </table:table-cell>
          <table:table-cell table:style-name="ce12" table:formula="of:=[.Q709]/[.Q485]*(LOG([.R485]*1000)/LOG([.R709]*1000))" office:value-type="float" office:value="2.2053997821087" calcext:value-type="float">
            <text:p>2,21</text:p>
          </table:table-cell>
          <table:table-cell table:style-name="ce12" table:formula="of:=[.Q709]/[.Q485]*(LOG([.S485]*1000)/LOG([.S709]*1000))" office:value-type="float" office:value="3.27329932728587" calcext:value-type="float">
            <text:p>3,2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27172" calcext:value-type="float">
            <text:p>927172</text:p>
          </table:table-cell>
          <table:table-cell table:style-name="ce7" office:value-type="float" office:value="4.27" calcext:value-type="float">
            <text:p>4,27</text:p>
          </table:table-cell>
          <table:table-cell table:number-columns-repeated="2" table:style-name="ce7" office:value-type="float" office:value="4.1" calcext:value-type="float">
            <text:p>4,10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4" calcext:value-type="float">
            <text:p>4,40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.E710]/([.C710]*[.D710])" office:value-type="float" office:value="0.828021404892547" calcext:value-type="float">
            <text:p>0,83</text:p>
          </table:table-cell>
          <table:table-cell table:style-name="ce5" table:formula="of:=[.B710]/[.E710]" office:value-type="float" office:value="3.62311200079381" calcext:value-type="float">
            <text:p>3,623</text:p>
          </table:table-cell>
          <table:table-cell table:style-name="ce7" table:formula="of:=AVERAGE([.F710:.J710])" office:value-type="float" office:value="4.2" calcext:value-type="float">
            <text:p>4,20</text:p>
          </table:table-cell>
          <table:table-cell table:style-name="ce9" table:formula="of:=AVERAGE([.K710:.O710])" office:value-type="float" office:value="0.156" calcext:value-type="float">
            <text:p>0,16</text:p>
          </table:table-cell>
          <table:table-cell table:style-name="ce12" table:formula="of:=[.Q710]/[.Q486]*(LOG([.R486]*1000)/LOG([.R710]*1000))" office:value-type="float" office:value="1.80858347296014" calcext:value-type="float">
            <text:p>1,81</text:p>
          </table:table-cell>
          <table:table-cell table:style-name="ce12" table:formula="of:=[.Q710]/[.Q486]*(LOG([.S486]*1000)/LOG([.S710]*1000))" office:value-type="float" office:value="2.64547506594022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1892" calcext:value-type="float">
            <text:p>671892</text:p>
          </table:table-cell>
          <table:table-cell table:style-name="ce7" office:value-type="float" office:value="5.33" calcext:value-type="float">
            <text:p>5,33</text:p>
          </table:table-cell>
          <table:table-cell table:style-name="ce7" office:value-type="float" office:value="5.46" calcext:value-type="float">
            <text:p>5,46</text:p>
          </table:table-cell>
          <table:table-cell table:style-name="ce7" office:value-type="float" office:value="5.34" calcext:value-type="float">
            <text:p>5,34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31" calcext:value-type="float">
            <text:p>5,3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.E711]/([.C711]*[.D711])" office:value-type="float" office:value="0.67280701754386" calcext:value-type="float">
            <text:p>0,67</text:p>
          </table:table-cell>
          <table:table-cell table:style-name="ce5" table:formula="of:=[.B711]/[.E711]" office:value-type="float" office:value="4.45895471295982" calcext:value-type="float">
            <text:p>4,459</text:p>
          </table:table-cell>
          <table:table-cell table:style-name="ce7" table:formula="of:=AVERAGE([.F711:.J711])" office:value-type="float" office:value="5.336" calcext:value-type="float">
            <text:p>5,34</text:p>
          </table:table-cell>
          <table:table-cell table:style-name="ce9" table:formula="of:=AVERAGE([.K711:.O711])" office:value-type="float" office:value="0.126" calcext:value-type="float">
            <text:p>0,13</text:p>
          </table:table-cell>
          <table:table-cell table:style-name="ce12" table:formula="of:=[.Q711]/[.Q487]*(LOG([.R487]*1000)/LOG([.R711]*1000))" office:value-type="float" office:value="1.72965183070208" calcext:value-type="float">
            <text:p>1,73</text:p>
          </table:table-cell>
          <table:table-cell table:style-name="ce12" table:formula="of:=[.Q711]/[.Q487]*(LOG([.S487]*1000)/LOG([.S711]*1000))" office:value-type="float" office:value="2.70547446962349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33979" calcext:value-type="float">
            <text:p>433979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1" calcext:value-type="float">
            <text:p>2,81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77" calcext:value-type="float">
            <text:p>2,77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712]/([.C712]*[.D712])" office:value-type="float" office:value="0.452061458333333" calcext:value-type="float">
            <text:p>0,45</text:p>
          </table:table-cell>
          <table:table-cell table:style-name="ce5" table:formula="of:=[.B712]/[.E712]" office:value-type="float" office:value="6.63630267824019" calcext:value-type="float">
            <text:p>6,636</text:p>
          </table:table-cell>
          <table:table-cell table:style-name="ce7" table:formula="of:=AVERAGE([.F712:.J712])" office:value-type="float" office:value="2.838" calcext:value-type="float">
            <text:p>2,84</text:p>
          </table:table-cell>
          <table:table-cell table:style-name="ce9" table:formula="of:=AVERAGE([.K712:.O712])" office:value-type="float" office:value="0.102" calcext:value-type="float">
            <text:p>0,10</text:p>
          </table:table-cell>
          <table:table-cell table:style-name="ce12" table:formula="of:=[.Q712]/[.Q488]*(LOG([.R488]*1000)/LOG([.R712]*1000))" office:value-type="float" office:value="2.08715791999835" calcext:value-type="float">
            <text:p>2,09</text:p>
          </table:table-cell>
          <table:table-cell table:style-name="ce12" table:formula="of:=[.Q712]/[.Q488]*(LOG([.S488]*1000)/LOG([.S712]*1000))" office:value-type="float" office:value="3.07989656313842" calcext:value-type="float">
            <text:p>3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10250" calcext:value-type="float">
            <text:p>810250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78" calcext:value-type="float">
            <text:p>3,7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.E713]/([.C713]*[.D713])" office:value-type="float" office:value="0.723602894947417" calcext:value-type="float">
            <text:p>0,72</text:p>
          </table:table-cell>
          <table:table-cell table:style-name="ce5" table:formula="of:=[.B713]/[.E713]" office:value-type="float" office:value="4.1459401419315" calcext:value-type="float">
            <text:p>4,146</text:p>
          </table:table-cell>
          <table:table-cell table:style-name="ce7" table:formula="of:=AVERAGE([.F713:.J713])" office:value-type="float" office:value="3.834" calcext:value-type="float">
            <text:p>3,83</text:p>
          </table:table-cell>
          <table:table-cell table:style-name="ce9" table:formula="of:=AVERAGE([.K713:.O713])" office:value-type="float" office:value="0.144" calcext:value-type="float">
            <text:p>0,14</text:p>
          </table:table-cell>
          <table:table-cell table:style-name="ce12" table:formula="of:=[.Q713]/[.Q489]*(LOG([.R489]*1000)/LOG([.R713]*1000))" office:value-type="float" office:value="1.88840169104846" calcext:value-type="float">
            <text:p>1,89</text:p>
          </table:table-cell>
          <table:table-cell table:style-name="ce12" table:formula="of:=[.Q713]/[.Q489]*(LOG([.S489]*1000)/LOG([.S713]*1000))" office:value-type="float" office:value="2.74180849818903" calcext:value-type="float">
            <text:p>2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32231" calcext:value-type="float">
            <text:p>532231</text:p>
          </table:table-cell>
          <table:table-cell table:style-name="ce7" office:value-type="float" office:value="4.97" calcext:value-type="float">
            <text:p>4,97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74" calcext:value-type="float">
            <text:p>4,74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4.68" calcext:value-type="float">
            <text:p>4,6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.E714]/([.C714]*[.D714])" office:value-type="float" office:value="0.528417936172579" calcext:value-type="float">
            <text:p>0,53</text:p>
          </table:table-cell>
          <table:table-cell table:style-name="ce5" table:formula="of:=[.B714]/[.E714]" office:value-type="float" office:value="5.67735438183796" calcext:value-type="float">
            <text:p>5,677</text:p>
          </table:table-cell>
          <table:table-cell table:style-name="ce7" table:formula="of:=AVERAGE([.F714:.J714])" office:value-type="float" office:value="4.754" calcext:value-type="float">
            <text:p>4,75</text:p>
          </table:table-cell>
          <table:table-cell table:style-name="ce9" table:formula="of:=AVERAGE([.K714:.O714])" office:value-type="float" office:value="0.11" calcext:value-type="float">
            <text:p>0,11</text:p>
          </table:table-cell>
          <table:table-cell table:style-name="ce12" table:formula="of:=[.Q714]/[.Q490]*(LOG([.R490]*1000)/LOG([.R714]*1000))" office:value-type="float" office:value="1.96899493358601" calcext:value-type="float">
            <text:p>1,97</text:p>
          </table:table-cell>
          <table:table-cell table:style-name="ce12" table:formula="of:=[.Q714]/[.Q490]*(LOG([.S490]*1000)/LOG([.S714]*1000))" office:value-type="float" office:value="3.08852393550199" calcext:value-type="float">
            <text:p>3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8120" calcext:value-type="float">
            <text:p>658120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72" calcext:value-type="float">
            <text:p>3,72</text:p>
          </table:table-cell>
          <table:table-cell table:style-name="ce7" office:value-type="float" office:value="3.73" calcext:value-type="float">
            <text:p>3,73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73" calcext:value-type="float">
            <text:p>3,7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.E715]/([.C715]*[.D715])" office:value-type="float" office:value="0.587741483767718" calcext:value-type="float">
            <text:p>0,59</text:p>
          </table:table-cell>
          <table:table-cell table:style-name="ce5" table:formula="of:=[.B715]/[.E715]" office:value-type="float" office:value="5.10430924451468" calcext:value-type="float">
            <text:p>5,104</text:p>
          </table:table-cell>
          <table:table-cell table:style-name="ce7" table:formula="of:=AVERAGE([.F715:.J715])" office:value-type="float" office:value="3.748" calcext:value-type="float">
            <text:p>3,75</text:p>
          </table:table-cell>
          <table:table-cell table:style-name="ce9" table:formula="of:=AVERAGE([.K715:.O715])" office:value-type="float" office:value="0.128" calcext:value-type="float">
            <text:p>0,13</text:p>
          </table:table-cell>
          <table:table-cell table:style-name="ce12" table:formula="of:=[.Q715]/[.Q491]*(LOG([.R491]*1000)/LOG([.R715]*1000))" office:value-type="float" office:value="2.32370612047879" calcext:value-type="float">
            <text:p>2,32</text:p>
          </table:table-cell>
          <table:table-cell table:style-name="ce12" table:formula="of:=[.Q715]/[.Q491]*(LOG([.S491]*1000)/LOG([.S715]*1000))" office:value-type="float" office:value="3.5511673927033" calcext:value-type="float">
            <text:p>3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51638" calcext:value-type="float">
            <text:p>751638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3.99" calcext:value-type="float">
            <text:p>3,99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02" calcext:value-type="float">
            <text:p>4,0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28" table:formula="of:=[.E716]/([.C716]*[.D716])" office:value-type="float" office:value="0.642425641025641" calcext:value-type="float">
            <text:p>0,64</text:p>
          </table:table-cell>
          <table:table-cell table:style-name="ce5" table:formula="of:=[.B716]/[.E716]" office:value-type="float" office:value="4.66982244112192" calcext:value-type="float">
            <text:p>4,670</text:p>
          </table:table-cell>
          <table:table-cell table:style-name="ce7" table:formula="of:=AVERAGE([.F716:.J716])" office:value-type="float" office:value="4.014" calcext:value-type="float">
            <text:p>4,01</text:p>
          </table:table-cell>
          <table:table-cell table:style-name="ce9" table:formula="of:=AVERAGE([.K716:.O716])" office:value-type="float" office:value="0.138" calcext:value-type="float">
            <text:p>0,14</text:p>
          </table:table-cell>
          <table:table-cell table:style-name="ce12" table:formula="of:=[.Q716]/[.Q492]*(LOG([.R492]*1000)/LOG([.R716]*1000))" office:value-type="float" office:value="2.25947503224149" calcext:value-type="float">
            <text:p>2,26</text:p>
          </table:table-cell>
          <table:table-cell table:style-name="ce12" table:formula="of:=[.Q716]/[.Q492]*(LOG([.S492]*1000)/LOG([.S716]*1000))" office:value-type="float" office:value="3.43352195395701" calcext:value-type="float">
            <text:p>3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59728" calcext:value-type="float">
            <text:p>1059728</text:p>
          </table:table-cell>
          <table:table-cell table:style-name="ce7" office:value-type="float" office:value="3.72" calcext:value-type="float">
            <text:p>3,72</text:p>
          </table:table-cell>
          <table:table-cell table:number-columns-repeated="2" table:style-name="ce7" office:value-type="float" office:value="3.68" calcext:value-type="float">
            <text:p>3,68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3.69" calcext:value-type="float">
            <text:p>3,69</text:p>
          </table:table-cell>
          <table:table-cell table:number-columns-repeated="3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.E717]/([.C717]*[.D717])" office:value-type="float" office:value="1.00091427707885" calcext:value-type="float">
            <text:p>1,00</text:p>
          </table:table-cell>
          <table:table-cell table:style-name="ce5" table:formula="of:=[.B717]/[.E717]" office:value-type="float" office:value="2.99727477239443" calcext:value-type="float">
            <text:p>2,997</text:p>
          </table:table-cell>
          <table:table-cell table:style-name="ce7" table:formula="of:=AVERAGE([.F717:.J717])" office:value-type="float" office:value="3.684" calcext:value-type="float">
            <text:p>3,68</text:p>
          </table:table-cell>
          <table:table-cell table:style-name="ce9" table:formula="of:=AVERAGE([.K717:.O717])" office:value-type="float" office:value="0.164" calcext:value-type="float">
            <text:p>0,16</text:p>
          </table:table-cell>
          <table:table-cell table:style-name="ce12" table:formula="of:=[.Q717]/[.Q493]*(LOG([.R493]*1000)/LOG([.R717]*1000))" office:value-type="float" office:value="1.77504366842499" calcext:value-type="float">
            <text:p>1,78</text:p>
          </table:table-cell>
          <table:table-cell table:style-name="ce12" table:formula="of:=[.Q717]/[.Q493]*(LOG([.S493]*1000)/LOG([.S717]*1000))" office:value-type="float" office:value="2.54566163922596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22692" calcext:value-type="float">
            <text:p>522692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3" calcext:value-type="float">
            <text:p>5,30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06" calcext:value-type="float">
            <text:p>5,0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.E718]/([.C718]*[.D718])" office:value-type="float" office:value="0.466795981938729" calcext:value-type="float">
            <text:p>0,47</text:p>
          </table:table-cell>
          <table:table-cell table:style-name="ce5" table:formula="of:=[.B718]/[.E718]" office:value-type="float" office:value="6.42682114897492" calcext:value-type="float">
            <text:p>6,427</text:p>
          </table:table-cell>
          <table:table-cell table:style-name="ce7" table:formula="of:=AVERAGE([.F718:.J718])" office:value-type="float" office:value="5.246" calcext:value-type="float">
            <text:p>5,25</text:p>
          </table:table-cell>
          <table:table-cell table:style-name="ce9" table:formula="of:=AVERAGE([.K718:.O718])" office:value-type="float" office:value="0.114" calcext:value-type="float">
            <text:p>0,11</text:p>
          </table:table-cell>
          <table:table-cell table:style-name="ce12" table:formula="of:=[.Q718]/[.Q494]*(LOG([.R494]*1000)/LOG([.R718]*1000))" office:value-type="float" office:value="2.16825283589848" calcext:value-type="float">
            <text:p>2,17</text:p>
          </table:table-cell>
          <table:table-cell table:style-name="ce12" table:formula="of:=[.Q718]/[.Q494]*(LOG([.S494]*1000)/LOG([.S718]*1000))" office:value-type="float" office:value="3.34026026939874" calcext:value-type="float">
            <text:p>3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45928" calcext:value-type="float">
            <text:p>645928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6" calcext:value-type="float">
            <text:p>3,16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4" calcext:value-type="float">
            <text:p>3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.E719]/([.C719]*[.D719])" office:value-type="float" office:value="0.699419611919612" calcext:value-type="float">
            <text:p>0,70</text:p>
          </table:table-cell>
          <table:table-cell table:style-name="ce5" table:formula="of:=[.B719]/[.E719]" office:value-type="float" office:value="4.28929540134504" calcext:value-type="float">
            <text:p>4,289</text:p>
          </table:table-cell>
          <table:table-cell table:style-name="ce7" table:formula="of:=AVERAGE([.F719:.J719])" office:value-type="float" office:value="3.222" calcext:value-type="float">
            <text:p>3,22</text:p>
          </table:table-cell>
          <table:table-cell table:style-name="ce9" table:formula="of:=AVERAGE([.K719:.O719])" office:value-type="float" office:value="0.124" calcext:value-type="float">
            <text:p>0,12</text:p>
          </table:table-cell>
          <table:table-cell table:style-name="ce12" table:formula="of:=[.Q719]/[.Q495]*(LOG([.R495]*1000)/LOG([.R719]*1000))" office:value-type="float" office:value="2.07632813913858" calcext:value-type="float">
            <text:p>2,08</text:p>
          </table:table-cell>
          <table:table-cell table:style-name="ce12" table:formula="of:=[.Q719]/[.Q495]*(LOG([.S495]*1000)/LOG([.S719]*1000))" office:value-type="float" office:value="3.17636583874333" calcext:value-type="float">
            <text:p>3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889475" calcext:value-type="float">
            <text:p>889475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.36" calcext:value-type="float">
            <text:p>4,36</text:p>
          </table:table-cell>
          <table:table-cell table:number-columns-repeated="2" table:style-name="ce7" office:value-type="float" office:value="4.2" calcext:value-type="float">
            <text:p>4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.E720]/([.C720]*[.D720])" office:value-type="float" office:value="0.69055615594353" calcext:value-type="float">
            <text:p>0,69</text:p>
          </table:table-cell>
          <table:table-cell table:style-name="ce5" table:formula="of:=[.B720]/[.E720]" office:value-type="float" office:value="4.34434244919756" calcext:value-type="float">
            <text:p>4,344</text:p>
          </table:table-cell>
          <table:table-cell table:style-name="ce7" table:formula="of:=AVERAGE([.F720:.J720])" office:value-type="float" office:value="4.336" calcext:value-type="float">
            <text:p>4,34</text:p>
          </table:table-cell>
          <table:table-cell table:style-name="ce9" table:formula="of:=AVERAGE([.K720:.O720])" office:value-type="float" office:value="0.16" calcext:value-type="float">
            <text:p>0,16</text:p>
          </table:table-cell>
          <table:table-cell table:style-name="ce12" table:formula="of:=[.Q720]/[.Q496]*(LOG([.R496]*1000)/LOG([.R720]*1000))" office:value-type="float" office:value="2.08519038983608" calcext:value-type="float">
            <text:p>2,09</text:p>
          </table:table-cell>
          <table:table-cell table:style-name="ce12" table:formula="of:=[.Q720]/[.Q496]*(LOG([.S496]*1000)/LOG([.S720]*1000))" office:value-type="float" office:value="3.07527797335333" calcext:value-type="float">
            <text:p>3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696976" calcext:value-type="float">
            <text:p>696976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table:style-name="ce7" office:value-type="float" office:value="3.3" calcext:value-type="float">
            <text:p>3,3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.E721]/([.C721]*[.D721])" office:value-type="float" office:value="0.640358098374151" calcext:value-type="float">
            <text:p>0,64</text:p>
          </table:table-cell>
          <table:table-cell table:style-name="ce5" table:formula="of:=[.B721]/[.E721]" office:value-type="float" office:value="4.68490163219393" calcext:value-type="float">
            <text:p>4,685</text:p>
          </table:table-cell>
          <table:table-cell table:style-name="ce7" table:formula="of:=AVERAGE([.F721:.J721])" office:value-type="float" office:value="3.294" calcext:value-type="float">
            <text:p>3,29</text:p>
          </table:table-cell>
          <table:table-cell table:style-name="ce9" table:formula="of:=AVERAGE([.K721:.O721])" office:value-type="float" office:value="0.13" calcext:value-type="float">
            <text:p>0,13</text:p>
          </table:table-cell>
          <table:table-cell table:style-name="ce12" table:formula="of:=[.Q721]/[.Q497]*(LOG([.R497]*1000)/LOG([.R721]*1000))" office:value-type="float" office:value="1.81822606931527" calcext:value-type="float">
            <text:p>1,82</text:p>
          </table:table-cell>
          <table:table-cell table:style-name="ce12" table:formula="of:=[.Q721]/[.Q497]*(LOG([.S497]*1000)/LOG([.S721]*1000))" office:value-type="float" office:value="2.70535046558922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56056" calcext:value-type="float">
            <text:p>756056</text:p>
          </table:table-cell>
          <table:table-cell table:style-name="ce7" office:value-type="float" office:value="5.57" calcext:value-type="float">
            <text:p>5,57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5.28" calcext:value-type="float">
            <text:p>5,28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5.17" calcext:value-type="float">
            <text:p>5,1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.E722]/([.C722]*[.D722])" office:value-type="float" office:value="0.805686274509804" calcext:value-type="float">
            <text:p>0,81</text:p>
          </table:table-cell>
          <table:table-cell table:style-name="ce5" table:formula="of:=[.B722]/[.E722]" office:value-type="float" office:value="3.72355486895151" calcext:value-type="float">
            <text:p>3,724</text:p>
          </table:table-cell>
          <table:table-cell table:style-name="ce7" table:formula="of:=AVERAGE([.F722:.J722])" office:value-type="float" office:value="5.354" calcext:value-type="float">
            <text:p>5,35</text:p>
          </table:table-cell>
          <table:table-cell table:style-name="ce9" table:formula="of:=AVERAGE([.K722:.O722])" office:value-type="float" office:value="0.126" calcext:value-type="float">
            <text:p>0,13</text:p>
          </table:table-cell>
          <table:table-cell table:style-name="ce12" table:formula="of:=[.Q722]/[.Q498]*(LOG([.R498]*1000)/LOG([.R722]*1000))" office:value-type="float" office:value="1.70372211651569" calcext:value-type="float">
            <text:p>1,70</text:p>
          </table:table-cell>
          <table:table-cell table:style-name="ce12" table:formula="of:=[.Q722]/[.Q498]*(LOG([.S498]*1000)/LOG([.S722]*1000))" office:value-type="float" office:value="2.71086107927227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85597" calcext:value-type="float">
            <text:p>585597</text:p>
          </table:table-cell>
          <table:table-cell table:number-columns-repeated="2" table:style-name="ce7" office:value-type="float" office:value="3.67" calcext:value-type="float">
            <text:p>3,67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3.69" calcext:value-type="float">
            <text:p>3,69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.E723]/([.C723]*[.D723])" office:value-type="float" office:value="0.522974001200274" calcext:value-type="float">
            <text:p>0,52</text:p>
          </table:table-cell>
          <table:table-cell table:style-name="ce5" table:formula="of:=[.B723]/[.E723]" office:value-type="float" office:value="5.73645015257933" calcext:value-type="float">
            <text:p>5,736</text:p>
          </table:table-cell>
          <table:table-cell table:style-name="ce7" table:formula="of:=AVERAGE([.F723:.J723])" office:value-type="float" office:value="3.664" calcext:value-type="float">
            <text:p>3,66</text:p>
          </table:table-cell>
          <table:table-cell table:style-name="ce9" table:formula="of:=AVERAGE([.K723:.O723])" office:value-type="float" office:value="0.116" calcext:value-type="float">
            <text:p>0,12</text:p>
          </table:table-cell>
          <table:table-cell table:style-name="ce12" table:formula="of:=[.Q723]/[.Q499]*(LOG([.R499]*1000)/LOG([.R723]*1000))" office:value-type="float" office:value="2.17849255331838" calcext:value-type="float">
            <text:p>2,18</text:p>
          </table:table-cell>
          <table:table-cell table:style-name="ce12" table:formula="of:=[.Q723]/[.Q499]*(LOG([.S499]*1000)/LOG([.S723]*1000))" office:value-type="float" office:value="3.28153584926917" calcext:value-type="float">
            <text:p>3,28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674:.P723])" office:value-type="float" office:value="0.68819282411988" calcext:value-type="float">
            <text:p>0,69</text:p>
          </table:table-cell>
          <table:table-cell table:style-name="ce30" table:formula="of:=AVERAGE([.Q674:.Q723])" office:value-type="float" office:value="4.55410900873623" calcext:value-type="float">
            <text:p>4,554</text:p>
          </table:table-cell>
          <table:table-cell table:style-name="ce31" table:formula="of:=AVERAGE([.R674:.R723])" office:value-type="float" office:value="3.97908" calcext:value-type="float">
            <text:p>3,98</text:p>
          </table:table-cell>
          <table:table-cell table:style-name="ce32" table:formula="of:=AVERAGE([.S674:.S723])" office:value-type="float" office:value="0.13628" calcext:value-type="float">
            <text:p>0,14</text:p>
          </table:table-cell>
          <table:table-cell table:style-name="ce35" table:formula="of:=[.Q724]/[.Q500]*(LOG([.R500]*1000)/LOG([.R724]*1000))" office:value-type="float" office:value="1.94383580087276" calcext:value-type="float">
            <text:p>1,94</text:p>
          </table:table-cell>
          <table:table-cell table:style-name="ce35" table:formula="of:=[.Q724]/[.Q500]*(LOG([.S500]*1000)/LOG([.S724]*1000))" office:value-type="float" office:value="2.88124962146794" calcext:value-type="float">
            <text:p>2,88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style-name="ce13" office:value-type="string" calcext:value-type="string">
            <text:p>VP9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4393" calcext:value-type="float">
            <text:p>634393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1" calcext:value-type="float">
            <text:p>2,01</text:p>
          </table:table-cell>
          <table:table-cell table:number-columns-repeated="3" table:style-name="ce7" office:value-type="float" office:value="1.99" calcext:value-type="float">
            <text:p>1,9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30]/([.C730]*[.D730])" office:value-type="float" office:value="0.605175144045484" calcext:value-type="float">
            <text:p>0,61</text:p>
          </table:table-cell>
          <table:table-cell table:style-name="ce5" table:formula="of:=[.B730]/[.E730]" office:value-type="float" office:value="4.9572678134847" calcext:value-type="float">
            <text:p>4,957</text:p>
          </table:table-cell>
          <table:table-cell table:style-name="ce7" table:formula="of:=AVERAGE([.F730:.J730])" office:value-type="float" office:value="2.002" calcext:value-type="float">
            <text:p>2,00</text:p>
          </table:table-cell>
          <table:table-cell table:style-name="ce9" table:formula="of:=AVERAGE([.K730:.O730])" office:value-type="float" office:value="0.076" calcext:value-type="float">
            <text:p>0,08</text:p>
          </table:table-cell>
          <table:table-cell table:style-name="ce12" table:formula="of:=[.Q730]/[.Q450]*(LOG([.R450]*1000)/LOG([.R730]*1000))" office:value-type="float" office:value="2.11225602878272" calcext:value-type="float">
            <text:p>2,11</text:p>
          </table:table-cell>
          <table:table-cell table:style-name="ce12" table:formula="of:=[.Q730]/[.Q450]*(LOG([.S450]*1000)/LOG([.S730]*1000))" office:value-type="float" office:value="3.10542250911545" calcext:value-type="float">
            <text:p>3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3554" calcext:value-type="float">
            <text:p>903554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9" calcext:value-type="float">
            <text:p>2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31]/([.C731]*[.D731])" office:value-type="float" office:value="0.90170730344255" calcext:value-type="float">
            <text:p>0,90</text:p>
          </table:table-cell>
          <table:table-cell table:style-name="ce5" table:formula="of:=[.B731]/[.E731]" office:value-type="float" office:value="3.32703966780071" calcext:value-type="float">
            <text:p>3,327</text:p>
          </table:table-cell>
          <table:table-cell table:style-name="ce7" table:formula="of:=AVERAGE([.F731:.J731])" office:value-type="float" office:value="2.096" calcext:value-type="float">
            <text:p>2,10</text:p>
          </table:table-cell>
          <table:table-cell table:style-name="ce9" table:formula="of:=AVERAGE([.K731:.O731])" office:value-type="float" office:value="0.094" calcext:value-type="float">
            <text:p>0,09</text:p>
          </table:table-cell>
          <table:table-cell table:style-name="ce12" table:formula="of:=[.Q731]/[.Q451]*(LOG([.R451]*1000)/LOG([.R731]*1000))" office:value-type="float" office:value="1.94339679428155" calcext:value-type="float">
            <text:p>1,94</text:p>
          </table:table-cell>
          <table:table-cell table:style-name="ce12" table:formula="of:=[.Q731]/[.Q451]*(LOG([.S451]*1000)/LOG([.S731]*1000))" office:value-type="float" office:value="2.93927073423444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9768" calcext:value-type="float">
            <text:p>979768</text:p>
          </table:table-cell>
          <table:table-cell table:style-name="ce7" office:value-type="float" office:value="2.28" calcext:value-type="float">
            <text:p>2,28</text:p>
          </table:table-cell>
          <table:table-cell table:number-columns-repeated="2" table:style-name="ce7" office:value-type="float" office:value="2.16" calcext:value-type="float">
            <text:p>2,16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732]/([.C732]*[.D732])" office:value-type="float" office:value="0.960941239240794" calcext:value-type="float">
            <text:p>0,96</text:p>
          </table:table-cell>
          <table:table-cell table:style-name="ce5" table:formula="of:=[.B732]/[.E732]" office:value-type="float" office:value="3.12195540168693" calcext:value-type="float">
            <text:p>3,122</text:p>
          </table:table-cell>
          <table:table-cell table:style-name="ce7" table:formula="of:=AVERAGE([.F732:.J732])" office:value-type="float" office:value="2.182" calcext:value-type="float">
            <text:p>2,18</text:p>
          </table:table-cell>
          <table:table-cell table:style-name="ce9" table:formula="of:=AVERAGE([.K732:.O732])" office:value-type="float" office:value="0.096" calcext:value-type="float">
            <text:p>0,10</text:p>
          </table:table-cell>
          <table:table-cell table:style-name="ce12" table:formula="of:=[.Q732]/[.Q452]*(LOG([.R452]*1000)/LOG([.R732]*1000))" office:value-type="float" office:value="1.83114650766258" calcext:value-type="float">
            <text:p>1,83</text:p>
          </table:table-cell>
          <table:table-cell table:style-name="ce12" table:formula="of:=[.Q732]/[.Q452]*(LOG([.S452]*1000)/LOG([.S732]*1000))" office:value-type="float" office:value="2.78184322764491" calcext:value-type="float">
            <text:p>2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1261" calcext:value-type="float">
            <text:p>651261</text:p>
          </table:table-cell>
          <table:table-cell table:style-name="ce7" office:value-type="float" office:value="2.19" calcext:value-type="float">
            <text:p>2,19</text:p>
          </table:table-cell>
          <table:table-cell table:number-columns-repeated="2" table:style-name="ce7" office:value-type="float" office:value="2.14" calcext:value-type="float">
            <text:p>2,14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733]/([.C733]*[.D733])" office:value-type="float" office:value="0.581615976508916" calcext:value-type="float">
            <text:p>0,58</text:p>
          </table:table-cell>
          <table:table-cell table:style-name="ce5" table:formula="of:=[.B733]/[.E733]" office:value-type="float" office:value="5.15806719579401" calcext:value-type="float">
            <text:p>5,158</text:p>
          </table:table-cell>
          <table:table-cell table:style-name="ce7" table:formula="of:=AVERAGE([.F733:.J733])" office:value-type="float" office:value="2.152" calcext:value-type="float">
            <text:p>2,15</text:p>
          </table:table-cell>
          <table:table-cell table:style-name="ce9" table:formula="of:=AVERAGE([.K733:.O733])" office:value-type="float" office:value="0.074" calcext:value-type="float">
            <text:p>0,07</text:p>
          </table:table-cell>
          <table:table-cell table:style-name="ce12" table:formula="of:=[.Q733]/[.Q453]*(LOG([.R453]*1000)/LOG([.R733]*1000))" office:value-type="float" office:value="2.32964386249982" calcext:value-type="float">
            <text:p>2,33</text:p>
          </table:table-cell>
          <table:table-cell table:style-name="ce12" table:formula="of:=[.Q733]/[.Q453]*(LOG([.S453]*1000)/LOG([.S733]*1000))" office:value-type="float" office:value="3.57675312260414" calcext:value-type="float">
            <text:p>3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146" calcext:value-type="float">
            <text:p>719146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3" table:style-name="ce7" office:value-type="float" office:value="1.98" calcext:value-type="float">
            <text:p>1,98</text:p>
          </table:table-cell>
          <table:table-cell table:style-name="ce7" office:value-type="float" office:value="1.97" calcext:value-type="float">
            <text:p>1,97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34]/([.C734]*[.D734])" office:value-type="float" office:value="0.736829918032787" calcext:value-type="float">
            <text:p>0,74</text:p>
          </table:table-cell>
          <table:table-cell table:style-name="ce5" table:formula="of:=[.B734]/[.E734]" office:value-type="float" office:value="4.07151816181971" calcext:value-type="float">
            <text:p>4,072</text:p>
          </table:table-cell>
          <table:table-cell table:style-name="ce7" table:formula="of:=AVERAGE([.F734:.J734])" office:value-type="float" office:value="1.982" calcext:value-type="float">
            <text:p>1,98</text:p>
          </table:table-cell>
          <table:table-cell table:style-name="ce9" table:formula="of:=AVERAGE([.K734:.O734])" office:value-type="float" office:value="0.078" calcext:value-type="float">
            <text:p>0,08</text:p>
          </table:table-cell>
          <table:table-cell table:style-name="ce12" table:formula="of:=[.Q734]/[.Q454]*(LOG([.R454]*1000)/LOG([.R734]*1000))" office:value-type="float" office:value="1.8070830391596" calcext:value-type="float">
            <text:p>1,81</text:p>
          </table:table-cell>
          <table:table-cell table:style-name="ce12" table:formula="of:=[.Q734]/[.Q454]*(LOG([.S454]*1000)/LOG([.S734]*1000))" office:value-type="float" office:value="2.81088685367691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7966" calcext:value-type="float">
            <text:p>977966</text:p>
          </table:table-cell>
          <table:table-cell table:number-columns-repeated="2" table:style-name="ce7" office:value-type="float" office:value="2.59" calcext:value-type="float">
            <text:p>2,59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8" calcext:value-type="float">
            <text:p>2,58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.E735]/([.C735]*[.D735])" office:value-type="float" office:value="0.744184807753184" calcext:value-type="float">
            <text:p>0,74</text:p>
          </table:table-cell>
          <table:table-cell table:style-name="ce5" table:formula="of:=[.B735]/[.E735]" office:value-type="float" office:value="4.03127307084295" calcext:value-type="float">
            <text:p>4,031</text:p>
          </table:table-cell>
          <table:table-cell table:style-name="ce7" table:formula="of:=AVERAGE([.F735:.J735])" office:value-type="float" office:value="2.586" calcext:value-type="float">
            <text:p>2,59</text:p>
          </table:table-cell>
          <table:table-cell table:style-name="ce9" table:formula="of:=AVERAGE([.K735:.O735])" office:value-type="float" office:value="0.102" calcext:value-type="float">
            <text:p>0,10</text:p>
          </table:table-cell>
          <table:table-cell table:style-name="ce12" table:formula="of:=[.Q735]/[.Q455]*(LOG([.R455]*1000)/LOG([.R735]*1000))" office:value-type="float" office:value="1.95304471642947" calcext:value-type="float">
            <text:p>1,95</text:p>
          </table:table-cell>
          <table:table-cell table:style-name="ce12" table:formula="of:=[.Q735]/[.Q455]*(LOG([.S455]*1000)/LOG([.S735]*1000))" office:value-type="float" office:value="2.83733700895735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5301" calcext:value-type="float">
            <text:p>955301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14" calcext:value-type="float">
            <text:p>2,14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736]/([.C736]*[.D736])" office:value-type="float" office:value="0.960526262870013" calcext:value-type="float">
            <text:p>0,96</text:p>
          </table:table-cell>
          <table:table-cell table:style-name="ce5" table:formula="of:=[.B736]/[.E736]" office:value-type="float" office:value="3.12330459195583" calcext:value-type="float">
            <text:p>3,123</text:p>
          </table:table-cell>
          <table:table-cell table:style-name="ce7" table:formula="of:=AVERAGE([.F736:.J736])" office:value-type="float" office:value="2.16" calcext:value-type="float">
            <text:p>2,16</text:p>
          </table:table-cell>
          <table:table-cell table:style-name="ce9" table:formula="of:=AVERAGE([.K736:.O736])" office:value-type="float" office:value="0.1" calcext:value-type="float">
            <text:p>0,10</text:p>
          </table:table-cell>
          <table:table-cell table:style-name="ce12" table:formula="of:=[.Q736]/[.Q456]*(LOG([.R456]*1000)/LOG([.R736]*1000))" office:value-type="float" office:value="1.45151644567293" calcext:value-type="float">
            <text:p>1,45</text:p>
          </table:table-cell>
          <table:table-cell table:style-name="ce12" table:formula="of:=[.Q736]/[.Q456]*(LOG([.S456]*1000)/LOG([.S736]*1000))" office:value-type="float" office:value="2.07512801799543" calcext:value-type="float">
            <text:p>2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159" calcext:value-type="float">
            <text:p>526159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8" calcext:value-type="float">
            <text:p>1,80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28" table:formula="of:=[.E737]/([.C737]*[.D737])" office:value-type="float" office:value="0.532325458106708" calcext:value-type="float">
            <text:p>0,53</text:p>
          </table:table-cell>
          <table:table-cell table:style-name="ce5" table:formula="of:=[.B737]/[.E737]" office:value-type="float" office:value="5.63568046921178" calcext:value-type="float">
            <text:p>5,636</text:p>
          </table:table-cell>
          <table:table-cell table:style-name="ce7" table:formula="of:=AVERAGE([.F737:.J737])" office:value-type="float" office:value="1.808" calcext:value-type="float">
            <text:p>1,81</text:p>
          </table:table-cell>
          <table:table-cell table:style-name="ce9" table:formula="of:=AVERAGE([.K737:.O737])" office:value-type="float" office:value="0.064" calcext:value-type="float">
            <text:p>0,06</text:p>
          </table:table-cell>
          <table:table-cell table:style-name="ce12" table:formula="of:=[.Q737]/[.Q457]*(LOG([.R457]*1000)/LOG([.R737]*1000))" office:value-type="float" office:value="1.9442381969694" calcext:value-type="float">
            <text:p>1,94</text:p>
          </table:table-cell>
          <table:table-cell table:style-name="ce12" table:formula="of:=[.Q737]/[.Q457]*(LOG([.S457]*1000)/LOG([.S737]*1000))" office:value-type="float" office:value="2.92926082590668" calcext:value-type="float">
            <text:p>2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0441" calcext:value-type="float">
            <text:p>890441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2" table:style-name="ce7" office:value-type="float" office:value="2.17" calcext:value-type="float">
            <text:p>2,17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7" calcext:value-type="float">
            <text:p>2,1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738]/([.C738]*[.D738])" office:value-type="float" office:value="0.838867430380224" calcext:value-type="float">
            <text:p>0,84</text:p>
          </table:table-cell>
          <table:table-cell table:style-name="ce5" table:formula="of:=[.B738]/[.E738]" office:value-type="float" office:value="3.57626838836037" calcext:value-type="float">
            <text:p>3,576</text:p>
          </table:table-cell>
          <table:table-cell table:style-name="ce7" table:formula="of:=AVERAGE([.F738:.J738])" office:value-type="float" office:value="2.17" calcext:value-type="float">
            <text:p>2,17</text:p>
          </table:table-cell>
          <table:table-cell table:style-name="ce9" table:formula="of:=AVERAGE([.K738:.O738])" office:value-type="float" office:value="0.09" calcext:value-type="float">
            <text:p>0,09</text:p>
          </table:table-cell>
          <table:table-cell table:style-name="ce12" table:formula="of:=[.Q738]/[.Q458]*(LOG([.R458]*1000)/LOG([.R738]*1000))" office:value-type="float" office:value="2.08029268505314" calcext:value-type="float">
            <text:p>2,08</text:p>
          </table:table-cell>
          <table:table-cell table:style-name="ce12" table:formula="of:=[.Q738]/[.Q458]*(LOG([.S458]*1000)/LOG([.S738]*1000))" office:value-type="float" office:value="3.20493731373553" calcext:value-type="float">
            <text:p>3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0859" calcext:value-type="float">
            <text:p>990859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07" calcext:value-type="float">
            <text:p>2,0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739]/([.C739]*[.D739])" office:value-type="float" office:value="1.04692386692137" calcext:value-type="float">
            <text:p>1,05</text:p>
          </table:table-cell>
          <table:table-cell table:style-name="ce5" table:formula="of:=[.B739]/[.E739]" office:value-type="float" office:value="2.86555402938259" calcext:value-type="float">
            <text:p>2,866</text:p>
          </table:table-cell>
          <table:table-cell table:style-name="ce7" table:formula="of:=AVERAGE([.F739:.J739])" office:value-type="float" office:value="2.122" calcext:value-type="float">
            <text:p>2,12</text:p>
          </table:table-cell>
          <table:table-cell table:style-name="ce9" table:formula="of:=AVERAGE([.K739:.O739])" office:value-type="float" office:value="0.098" calcext:value-type="float">
            <text:p>0,10</text:p>
          </table:table-cell>
          <table:table-cell table:style-name="ce12" table:formula="of:=[.Q739]/[.Q459]*(LOG([.R459]*1000)/LOG([.R739]*1000))" office:value-type="float" office:value="1.77908106463025" calcext:value-type="float">
            <text:p>1,78</text:p>
          </table:table-cell>
          <table:table-cell table:style-name="ce12" table:formula="of:=[.Q739]/[.Q459]*(LOG([.S459]*1000)/LOG([.S739]*1000))" office:value-type="float" office:value="2.67498758048162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58422" calcext:value-type="float">
            <text:p>758422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40]/([.C740]*[.D740])" office:value-type="float" office:value="0.644785077875264" calcext:value-type="float">
            <text:p>0,64</text:p>
          </table:table-cell>
          <table:table-cell table:style-name="ce5" table:formula="of:=[.B740]/[.E740]" office:value-type="float" office:value="4.65273422975599" calcext:value-type="float">
            <text:p>4,653</text:p>
          </table:table-cell>
          <table:table-cell table:style-name="ce7" table:formula="of:=AVERAGE([.F740:.J740])" office:value-type="float" office:value="2.238" calcext:value-type="float">
            <text:p>2,24</text:p>
          </table:table-cell>
          <table:table-cell table:style-name="ce9" table:formula="of:=AVERAGE([.K740:.O740])" office:value-type="float" office:value="0.084" calcext:value-type="float">
            <text:p>0,08</text:p>
          </table:table-cell>
          <table:table-cell table:style-name="ce12" table:formula="of:=[.Q740]/[.Q460]*(LOG([.R460]*1000)/LOG([.R740]*1000))" office:value-type="float" office:value="2.05552528778999" calcext:value-type="float">
            <text:p>2,06</text:p>
          </table:table-cell>
          <table:table-cell table:style-name="ce12" table:formula="of:=[.Q740]/[.Q460]*(LOG([.S460]*1000)/LOG([.S740]*1000))" office:value-type="float" office:value="3.11157293519152" calcext:value-type="float">
            <text:p>3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302" calcext:value-type="float">
            <text:p>807302</text:p>
          </table:table-cell>
          <table:table-cell table:style-name="ce7" office:value-type="float" office:value="2.63" calcext:value-type="float">
            <text:p>2,63</text:p>
          </table:table-cell>
          <table:table-cell table:number-columns-repeated="2" table:style-name="ce7" office:value-type="float" office:value="2.57" calcext:value-type="float">
            <text:p>2,57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41]/([.C741]*[.D741])" office:value-type="float" office:value="0.614317761219471" calcext:value-type="float">
            <text:p>0,61</text:p>
          </table:table-cell>
          <table:table-cell table:style-name="ce5" table:formula="of:=[.B741]/[.E741]" office:value-type="float" office:value="4.88348598170202" calcext:value-type="float">
            <text:p>4,883</text:p>
          </table:table-cell>
          <table:table-cell table:style-name="ce7" table:formula="of:=AVERAGE([.F741:.J741])" office:value-type="float" office:value="2.588" calcext:value-type="float">
            <text:p>2,59</text:p>
          </table:table-cell>
          <table:table-cell table:style-name="ce9" table:formula="of:=AVERAGE([.K741:.O741])" office:value-type="float" office:value="0.092" calcext:value-type="float">
            <text:p>0,09</text:p>
          </table:table-cell>
          <table:table-cell table:style-name="ce12" table:formula="of:=[.Q741]/[.Q461]*(LOG([.R461]*1000)/LOG([.R741]*1000))" office:value-type="float" office:value="2.45470473775348" calcext:value-type="float">
            <text:p>2,45</text:p>
          </table:table-cell>
          <table:table-cell table:style-name="ce12" table:formula="of:=[.Q741]/[.Q461]*(LOG([.S461]*1000)/LOG([.S741]*1000))" office:value-type="float" office:value="3.73987679871916" calcext:value-type="float">
            <text:p>3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4945" calcext:value-type="float">
            <text:p>924945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09" calcext:value-type="float">
            <text:p>2,09</text:p>
          </table:table-cell>
          <table:table-cell table:number-columns-repeated="3" table:style-name="ce7" office:value-type="float" office:value="2.08" calcext:value-type="float">
            <text:p>2,0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742]/([.C742]*[.D742])" office:value-type="float" office:value="0.957095760796682" calcext:value-type="float">
            <text:p>0,96</text:p>
          </table:table-cell>
          <table:table-cell table:style-name="ce5" table:formula="of:=[.B742]/[.E742]" office:value-type="float" office:value="3.1344998891826" calcext:value-type="float">
            <text:p>3,134</text:p>
          </table:table-cell>
          <table:table-cell table:style-name="ce7" table:formula="of:=AVERAGE([.F742:.J742])" office:value-type="float" office:value="2.09" calcext:value-type="float">
            <text:p>2,09</text:p>
          </table:table-cell>
          <table:table-cell table:style-name="ce9" table:formula="of:=AVERAGE([.K742:.O742])" office:value-type="float" office:value="0.09" calcext:value-type="float">
            <text:p>0,09</text:p>
          </table:table-cell>
          <table:table-cell table:style-name="ce12" table:formula="of:=[.Q742]/[.Q462]*(LOG([.R462]*1000)/LOG([.R742]*1000))" office:value-type="float" office:value="1.89746660692754" calcext:value-type="float">
            <text:p>1,90</text:p>
          </table:table-cell>
          <table:table-cell table:style-name="ce12" table:formula="of:=[.Q742]/[.Q462]*(LOG([.S462]*1000)/LOG([.S742]*1000))" office:value-type="float" office:value="2.89729369349549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6397" calcext:value-type="float">
            <text:p>726397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8" calcext:value-type="float">
            <text:p>2,08</text:p>
          </table:table-cell>
          <table:table-cell table:number-columns-repeated="2"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743]/([.C743]*[.D743])" office:value-type="float" office:value="0.733295847331697" calcext:value-type="float">
            <text:p>0,73</text:p>
          </table:table-cell>
          <table:table-cell table:style-name="ce5" table:formula="of:=[.B743]/[.E743]" office:value-type="float" office:value="4.0911402442466" calcext:value-type="float">
            <text:p>4,091</text:p>
          </table:table-cell>
          <table:table-cell table:style-name="ce7" table:formula="of:=AVERAGE([.F743:.J743])" office:value-type="float" office:value="2.058" calcext:value-type="float">
            <text:p>2,06</text:p>
          </table:table-cell>
          <table:table-cell table:style-name="ce9" table:formula="of:=AVERAGE([.K743:.O743])" office:value-type="float" office:value="0.078" calcext:value-type="float">
            <text:p>0,08</text:p>
          </table:table-cell>
          <table:table-cell table:style-name="ce12" table:formula="of:=[.Q743]/[.Q463]*(LOG([.R463]*1000)/LOG([.R743]*1000))" office:value-type="float" office:value="2.12214250875575" calcext:value-type="float">
            <text:p>2,12</text:p>
          </table:table-cell>
          <table:table-cell table:style-name="ce12" table:formula="of:=[.Q743]/[.Q463]*(LOG([.S463]*1000)/LOG([.S743]*1000))" office:value-type="float" office:value="3.30276694191354" calcext:value-type="float">
            <text:p>3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5713" calcext:value-type="float">
            <text:p>805713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44]/([.C744]*[.D744])" office:value-type="float" office:value="0.813851515151515" calcext:value-type="float">
            <text:p>0,81</text:p>
          </table:table-cell>
          <table:table-cell table:style-name="ce5" table:formula="of:=[.B744]/[.E744]" office:value-type="float" office:value="3.68619595314957" calcext:value-type="float">
            <text:p>3,686</text:p>
          </table:table-cell>
          <table:table-cell table:style-name="ce7" table:formula="of:=AVERAGE([.F744:.J744])" office:value-type="float" office:value="2.156" calcext:value-type="float">
            <text:p>2,16</text:p>
          </table:table-cell>
          <table:table-cell table:style-name="ce9" table:formula="of:=AVERAGE([.K744:.O744])" office:value-type="float" office:value="0.088" calcext:value-type="float">
            <text:p>0,09</text:p>
          </table:table-cell>
          <table:table-cell table:style-name="ce12" table:formula="of:=[.Q744]/[.Q464]*(LOG([.R464]*1000)/LOG([.R744]*1000))" office:value-type="float" office:value="1.85286628164109" calcext:value-type="float">
            <text:p>1,85</text:p>
          </table:table-cell>
          <table:table-cell table:style-name="ce12" table:formula="of:=[.Q744]/[.Q464]*(LOG([.S464]*1000)/LOG([.S744]*1000))" office:value-type="float" office:value="2.81702570846581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569" calcext:value-type="float">
            <text:p>458569</text:p>
          </table:table-cell>
          <table:table-cell table:number-columns-repeated="2" table:style-name="ce7" office:value-type="float" office:value="1.8" calcext:value-type="float">
            <text:p>1,80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745]/([.C745]*[.D745])" office:value-type="float" office:value="0.493483978442784" calcext:value-type="float">
            <text:p>0,49</text:p>
          </table:table-cell>
          <table:table-cell table:style-name="ce5" table:formula="of:=[.B745]/[.E745]" office:value-type="float" office:value="6.0792596097861" calcext:value-type="float">
            <text:p>6,079</text:p>
          </table:table-cell>
          <table:table-cell table:style-name="ce7" table:formula="of:=AVERAGE([.F745:.J745])" office:value-type="float" office:value="1.806" calcext:value-type="float">
            <text:p>1,81</text:p>
          </table:table-cell>
          <table:table-cell table:style-name="ce9" table:formula="of:=AVERAGE([.K745:.O745])" office:value-type="float" office:value="0.062" calcext:value-type="float">
            <text:p>0,06</text:p>
          </table:table-cell>
          <table:table-cell table:style-name="ce12" table:formula="of:=[.Q745]/[.Q465]*(LOG([.R465]*1000)/LOG([.R745]*1000))" office:value-type="float" office:value="2.13897294066279" calcext:value-type="float">
            <text:p>2,14</text:p>
          </table:table-cell>
          <table:table-cell table:style-name="ce12" table:formula="of:=[.Q745]/[.Q465]*(LOG([.S465]*1000)/LOG([.S745]*1000))" office:value-type="float" office:value="3.40756491161186" calcext:value-type="float">
            <text:p>3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2788" calcext:value-type="float">
            <text:p>682788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2" calcext:value-type="float">
            <text:p>2,32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46]/([.C746]*[.D746])" office:value-type="float" office:value="0.568421578421578" calcext:value-type="float">
            <text:p>0,57</text:p>
          </table:table-cell>
          <table:table-cell table:style-name="ce5" table:formula="of:=[.B746]/[.E746]" office:value-type="float" office:value="5.27779632916806" calcext:value-type="float">
            <text:p>5,278</text:p>
          </table:table-cell>
          <table:table-cell table:style-name="ce7" table:formula="of:=AVERAGE([.F746:.J746])" office:value-type="float" office:value="2.304" calcext:value-type="float">
            <text:p>2,30</text:p>
          </table:table-cell>
          <table:table-cell table:style-name="ce9" table:formula="of:=AVERAGE([.K746:.O746])" office:value-type="float" office:value="0.082" calcext:value-type="float">
            <text:p>0,08</text:p>
          </table:table-cell>
          <table:table-cell table:style-name="ce12" table:formula="of:=[.Q746]/[.Q466]*(LOG([.R466]*1000)/LOG([.R746]*1000))" office:value-type="float" office:value="2.4124044545856" calcext:value-type="float">
            <text:p>2,41</text:p>
          </table:table-cell>
          <table:table-cell table:style-name="ce12" table:formula="of:=[.Q746]/[.Q466]*(LOG([.S466]*1000)/LOG([.S746]*1000))" office:value-type="float" office:value="3.79699166492404" calcext:value-type="float">
            <text:p>3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9131" calcext:value-type="float">
            <text:p>859131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19" calcext:value-type="float">
            <text:p>2,19</text:p>
          </table:table-cell>
          <table:table-cell table:number-columns-repeated="3" table:style-name="ce7" office:value-type="float" office:value="2.18" calcext:value-type="float">
            <text:p>2,1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.E747]/([.C747]*[.D747])" office:value-type="float" office:value="0.679494419346266" calcext:value-type="float">
            <text:p>0,68</text:p>
          </table:table-cell>
          <table:table-cell table:style-name="ce5" table:formula="of:=[.B747]/[.E747]" office:value-type="float" office:value="4.4150659212623" calcext:value-type="float">
            <text:p>4,415</text:p>
          </table:table-cell>
          <table:table-cell table:style-name="ce7" table:formula="of:=AVERAGE([.F747:.J747])" office:value-type="float" office:value="2.194" calcext:value-type="float">
            <text:p>2,19</text:p>
          </table:table-cell>
          <table:table-cell table:style-name="ce9" table:formula="of:=AVERAGE([.K747:.O747])" office:value-type="float" office:value="0.096" calcext:value-type="float">
            <text:p>0,10</text:p>
          </table:table-cell>
          <table:table-cell table:style-name="ce12" table:formula="of:=[.Q747]/[.Q467]*(LOG([.R467]*1000)/LOG([.R747]*1000))" office:value-type="float" office:value="1.94448060507947" calcext:value-type="float">
            <text:p>1,94</text:p>
          </table:table-cell>
          <table:table-cell table:style-name="ce12" table:formula="of:=[.Q747]/[.Q467]*(LOG([.S467]*1000)/LOG([.S747]*1000))" office:value-type="float" office:value="2.86960433086829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69585" calcext:value-type="float">
            <text:p>56958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.E748]/([.C748]*[.D748])" office:value-type="float" office:value="0.592996501894807" calcext:value-type="float">
            <text:p>0,59</text:p>
          </table:table-cell>
          <table:table-cell table:style-name="ce5" table:formula="of:=[.B748]/[.E748]" office:value-type="float" office:value="5.05907985638667" calcext:value-type="float">
            <text:p>5,059</text:p>
          </table:table-cell>
          <table:table-cell table:style-name="ce7" table:formula="of:=AVERAGE([.F748:.J748])" office:value-type="float" office:value="1.808" calcext:value-type="float">
            <text:p>1,81</text:p>
          </table:table-cell>
          <table:table-cell table:style-name="ce9" table:formula="of:=AVERAGE([.K748:.O748])" office:value-type="float" office:value="0.06" calcext:value-type="float">
            <text:p>0,06</text:p>
          </table:table-cell>
          <table:table-cell table:style-name="ce12" table:formula="of:=[.Q748]/[.Q468]*(LOG([.R468]*1000)/LOG([.R748]*1000))" office:value-type="float" office:value="1.8898282722524" calcext:value-type="float">
            <text:p>1,89</text:p>
          </table:table-cell>
          <table:table-cell table:style-name="ce12" table:formula="of:=[.Q748]/[.Q468]*(LOG([.S468]*1000)/LOG([.S748]*1000))" office:value-type="float" office:value="2.97148839352748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5805" calcext:value-type="float">
            <text:p>485805</text:p>
          </table:table-cell>
          <table:table-cell table:number-columns-repeated="2" table:style-name="ce7" office:value-type="float" office:value="1.8" calcext:value-type="float">
            <text:p>1,80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28" table:formula="of:=[.E749]/([.C749]*[.D749])" office:value-type="float" office:value="0.498953420538018" calcext:value-type="float">
            <text:p>0,50</text:p>
          </table:table-cell>
          <table:table-cell table:style-name="ce5" table:formula="of:=[.B749]/[.E749]" office:value-type="float" office:value="6.01261823159498" calcext:value-type="float">
            <text:p>6,013</text:p>
          </table:table-cell>
          <table:table-cell table:style-name="ce7" table:formula="of:=AVERAGE([.F749:.J749])" office:value-type="float" office:value="1.794" calcext:value-type="float">
            <text:p>1,79</text:p>
          </table:table-cell>
          <table:table-cell table:style-name="ce9" table:formula="of:=AVERAGE([.K749:.O749])" office:value-type="float" office:value="0.062" calcext:value-type="float">
            <text:p>0,06</text:p>
          </table:table-cell>
          <table:table-cell table:style-name="ce12" table:formula="of:=[.Q749]/[.Q469]*(LOG([.R469]*1000)/LOG([.R749]*1000))" office:value-type="float" office:value="2.06576527926123" calcext:value-type="float">
            <text:p>2,07</text:p>
          </table:table-cell>
          <table:table-cell table:style-name="ce12" table:formula="of:=[.Q749]/[.Q469]*(LOG([.S469]*1000)/LOG([.S749]*1000))" office:value-type="float" office:value="3.25847436190922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2453" calcext:value-type="float">
            <text:p>582453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2" table:style-name="ce7" office:value-type="float" office:value="1.79" calcext:value-type="float">
            <text:p>1,79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.E750]/([.C750]*[.D750])" office:value-type="float" office:value="0.598217220186351" calcext:value-type="float">
            <text:p>0,60</text:p>
          </table:table-cell>
          <table:table-cell table:style-name="ce5" table:formula="of:=[.B750]/[.E750]" office:value-type="float" office:value="5.01492824313721" calcext:value-type="float">
            <text:p>5,015</text:p>
          </table:table-cell>
          <table:table-cell table:style-name="ce7" table:formula="of:=AVERAGE([.F750:.J750])" office:value-type="float" office:value="1.79" calcext:value-type="float">
            <text:p>1,79</text:p>
          </table:table-cell>
          <table:table-cell table:style-name="ce9" table:formula="of:=AVERAGE([.K750:.O750])" office:value-type="float" office:value="0.066" calcext:value-type="float">
            <text:p>0,07</text:p>
          </table:table-cell>
          <table:table-cell table:style-name="ce12" table:formula="of:=[.Q750]/[.Q470]*(LOG([.R470]*1000)/LOG([.R750]*1000))" office:value-type="float" office:value="2.11215354723606" calcext:value-type="float">
            <text:p>2,11</text:p>
          </table:table-cell>
          <table:table-cell table:style-name="ce12" table:formula="of:=[.Q750]/[.Q470]*(LOG([.S470]*1000)/LOG([.S750]*1000))" office:value-type="float" office:value="3.31405727278918" calcext:value-type="float">
            <text:p>3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37813" calcext:value-type="float">
            <text:p>837813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51]/([.C751]*[.D751])" office:value-type="float" office:value="0.887588990592423" calcext:value-type="float">
            <text:p>0,89</text:p>
          </table:table-cell>
          <table:table-cell table:style-name="ce5" table:formula="of:=[.B751]/[.E751]" office:value-type="float" office:value="3.37996187693435" calcext:value-type="float">
            <text:p>3,380</text:p>
          </table:table-cell>
          <table:table-cell table:style-name="ce7" table:formula="of:=AVERAGE([.F751:.J751])" office:value-type="float" office:value="2.018" calcext:value-type="float">
            <text:p>2,02</text:p>
          </table:table-cell>
          <table:table-cell table:style-name="ce9" table:formula="of:=AVERAGE([.K751:.O751])" office:value-type="float" office:value="0.088" calcext:value-type="float">
            <text:p>0,09</text:p>
          </table:table-cell>
          <table:table-cell table:style-name="ce12" table:formula="of:=[.Q751]/[.Q471]*(LOG([.R471]*1000)/LOG([.R751]*1000))" office:value-type="float" office:value="1.84408328436053" calcext:value-type="float">
            <text:p>1,84</text:p>
          </table:table-cell>
          <table:table-cell table:style-name="ce12" table:formula="of:=[.Q751]/[.Q471]*(LOG([.S471]*1000)/LOG([.S751]*1000))" office:value-type="float" office:value="2.81044616956956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7064" calcext:value-type="float">
            <text:p>607064</text:p>
          </table:table-cell>
          <table:table-cell table:style-name="ce7" office:value-type="float" office:value="2.31" calcext:value-type="float">
            <text:p>2,31</text:p>
          </table:table-cell>
          <table:table-cell table:number-columns-repeated="3"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.E752]/([.C752]*[.D752])" office:value-type="float" office:value="0.542145347508002" calcext:value-type="float">
            <text:p>0,54</text:p>
          </table:table-cell>
          <table:table-cell table:style-name="ce5" table:formula="of:=[.B752]/[.E752]" office:value-type="float" office:value="5.53359777552284" calcext:value-type="float">
            <text:p>5,534</text:p>
          </table:table-cell>
          <table:table-cell table:style-name="ce7" table:formula="of:=AVERAGE([.F752:.J752])" office:value-type="float" office:value="2.104" calcext:value-type="float">
            <text:p>2,10</text:p>
          </table:table-cell>
          <table:table-cell table:style-name="ce9" table:formula="of:=AVERAGE([.K752:.O752])" office:value-type="float" office:value="0.07" calcext:value-type="float">
            <text:p>0,07</text:p>
          </table:table-cell>
          <table:table-cell table:style-name="ce12" table:formula="of:=[.Q752]/[.Q472]*(LOG([.R472]*1000)/LOG([.R752]*1000))" office:value-type="float" office:value="2.42158660873843" calcext:value-type="float">
            <text:p>2,42</text:p>
          </table:table-cell>
          <table:table-cell table:style-name="ce12" table:formula="of:=[.Q752]/[.Q472]*(LOG([.S472]*1000)/LOG([.S752]*1000))" office:value-type="float" office:value="3.99498883986935" calcext:value-type="float">
            <text:p>3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012" calcext:value-type="float">
            <text:p>979012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2.62" calcext:value-type="float">
            <text:p>2,6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753]/([.C753]*[.D753])" office:value-type="float" office:value="0.761706325741779" calcext:value-type="float">
            <text:p>0,76</text:p>
          </table:table-cell>
          <table:table-cell table:style-name="ce5" table:formula="of:=[.B753]/[.E753]" office:value-type="float" office:value="3.93854212205775" calcext:value-type="float">
            <text:p>3,939</text:p>
          </table:table-cell>
          <table:table-cell table:style-name="ce7" table:formula="of:=AVERAGE([.F753:.J753])" office:value-type="float" office:value="2.672" calcext:value-type="float">
            <text:p>2,67</text:p>
          </table:table-cell>
          <table:table-cell table:style-name="ce9" table:formula="of:=AVERAGE([.K753:.O753])" office:value-type="float" office:value="0.106" calcext:value-type="float">
            <text:p>0,11</text:p>
          </table:table-cell>
          <table:table-cell table:style-name="ce12" table:formula="of:=[.Q753]/[.Q473]*(LOG([.R473]*1000)/LOG([.R753]*1000))" office:value-type="float" office:value="1.92492723183111" calcext:value-type="float">
            <text:p>1,92</text:p>
          </table:table-cell>
          <table:table-cell table:style-name="ce12" table:formula="of:=[.Q753]/[.Q473]*(LOG([.S473]*1000)/LOG([.S753]*1000))" office:value-type="float" office:value="2.7933678247858" calcext:value-type="float">
            <text:p>2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397" calcext:value-type="float">
            <text:p>661397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13" calcext:value-type="float">
            <text:p>2,13</text:p>
          </table:table-cell>
          <table:table-cell table:number-columns-repeated="2" table:style-name="ce7" office:value-type="float" office:value="2.11" calcext:value-type="float">
            <text:p>2,11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54]/([.C754]*[.D754])" office:value-type="float" office:value="0.5890184169279" calcext:value-type="float">
            <text:p>0,59</text:p>
          </table:table-cell>
          <table:table-cell table:style-name="ce5" table:formula="of:=[.B754]/[.E754]" office:value-type="float" office:value="5.09324354359031" calcext:value-type="float">
            <text:p>5,093</text:p>
          </table:table-cell>
          <table:table-cell table:style-name="ce7" table:formula="of:=AVERAGE([.F754:.J754])" office:value-type="float" office:value="2.17" calcext:value-type="float">
            <text:p>2,17</text:p>
          </table:table-cell>
          <table:table-cell table:style-name="ce9" table:formula="of:=AVERAGE([.K754:.O754])" office:value-type="float" office:value="0.076" calcext:value-type="float">
            <text:p>0,08</text:p>
          </table:table-cell>
          <table:table-cell table:style-name="ce12" table:formula="of:=[.Q754]/[.Q474]*(LOG([.R474]*1000)/LOG([.R754]*1000))" office:value-type="float" office:value="2.16890197890554" calcext:value-type="float">
            <text:p>2,17</text:p>
          </table:table-cell>
          <table:table-cell table:style-name="ce12" table:formula="of:=[.Q754]/[.Q474]*(LOG([.S474]*1000)/LOG([.S754]*1000))" office:value-type="float" office:value="3.24792074498731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7513" calcext:value-type="float">
            <text:p>657513</text:p>
          </table:table-cell>
          <table:table-cell table:style-name="ce7" office:value-type="float" office:value="2.01" calcext:value-type="float">
            <text:p>2,01</text:p>
          </table:table-cell>
          <table:table-cell table:number-columns-repeated="2" table:style-name="ce7" office:value-type="float" office:value="1.94" calcext:value-type="float">
            <text:p>1,94</text:p>
          </table:table-cell>
          <table:table-cell table:number-columns-repeated="2" table:style-name="ce7" office:value-type="float" office:value="1.95" calcext:value-type="float">
            <text:p>1,95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755]/([.C755]*[.D755])" office:value-type="float" office:value="0.708185057213759" calcext:value-type="float">
            <text:p>0,71</text:p>
          </table:table-cell>
          <table:table-cell table:style-name="ce5" table:formula="of:=[.B755]/[.E755]" office:value-type="float" office:value="4.23620521571437" calcext:value-type="float">
            <text:p>4,236</text:p>
          </table:table-cell>
          <table:table-cell table:style-name="ce7" table:formula="of:=AVERAGE([.F755:.J755])" office:value-type="float" office:value="1.958" calcext:value-type="float">
            <text:p>1,96</text:p>
          </table:table-cell>
          <table:table-cell table:style-name="ce9" table:formula="of:=AVERAGE([.K755:.O755])" office:value-type="float" office:value="0.076" calcext:value-type="float">
            <text:p>0,08</text:p>
          </table:table-cell>
          <table:table-cell table:style-name="ce12" table:formula="of:=[.Q755]/[.Q475]*(LOG([.R475]*1000)/LOG([.R755]*1000))" office:value-type="float" office:value="1.88001460226598" calcext:value-type="float">
            <text:p>1,88</text:p>
          </table:table-cell>
          <table:table-cell table:style-name="ce12" table:formula="of:=[.Q755]/[.Q475]*(LOG([.S475]*1000)/LOG([.S755]*1000))" office:value-type="float" office:value="2.92429632833164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7720" calcext:value-type="float">
            <text:p>977720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5" calcext:value-type="float">
            <text:p>2,5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.E756]/([.C756]*[.D756])" office:value-type="float" office:value="0.744530172006786" calcext:value-type="float">
            <text:p>0,74</text:p>
          </table:table-cell>
          <table:table-cell table:style-name="ce5" table:formula="of:=[.B756]/[.E756]" office:value-type="float" office:value="4.02940310109234" calcext:value-type="float">
            <text:p>4,029</text:p>
          </table:table-cell>
          <table:table-cell table:style-name="ce7" table:formula="of:=AVERAGE([.F756:.J756])" office:value-type="float" office:value="2.546" calcext:value-type="float">
            <text:p>2,55</text:p>
          </table:table-cell>
          <table:table-cell table:style-name="ce9" table:formula="of:=AVERAGE([.K756:.O756])" office:value-type="float" office:value="0.104" calcext:value-type="float">
            <text:p>0,10</text:p>
          </table:table-cell>
          <table:table-cell table:style-name="ce12" table:formula="of:=[.Q756]/[.Q476]*(LOG([.R476]*1000)/LOG([.R756]*1000))" office:value-type="float" office:value="1.90879988728217" calcext:value-type="float">
            <text:p>1,91</text:p>
          </table:table-cell>
          <table:table-cell table:style-name="ce12" table:formula="of:=[.Q756]/[.Q476]*(LOG([.S476]*1000)/LOG([.S756]*1000))" office:value-type="float" office:value="2.81618804296198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8575" calcext:value-type="float">
            <text:p>808575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1" calcext:value-type="float">
            <text:p>2,21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.E757]/([.C757]*[.D757])" office:value-type="float" office:value="0.723595897766323" calcext:value-type="float">
            <text:p>0,72</text:p>
          </table:table-cell>
          <table:table-cell table:style-name="ce5" table:formula="of:=[.B757]/[.E757]" office:value-type="float" office:value="4.14598027393872" calcext:value-type="float">
            <text:p>4,146</text:p>
          </table:table-cell>
          <table:table-cell table:style-name="ce7" table:formula="of:=AVERAGE([.F757:.J757])" office:value-type="float" office:value="2.262" calcext:value-type="float">
            <text:p>2,26</text:p>
          </table:table-cell>
          <table:table-cell table:style-name="ce9" table:formula="of:=AVERAGE([.K757:.O757])" office:value-type="float" office:value="0.088" calcext:value-type="float">
            <text:p>0,09</text:p>
          </table:table-cell>
          <table:table-cell table:style-name="ce12" table:formula="of:=[.Q757]/[.Q477]*(LOG([.R477]*1000)/LOG([.R757]*1000))" office:value-type="float" office:value="2.10033032566804" calcext:value-type="float">
            <text:p>2,10</text:p>
          </table:table-cell>
          <table:table-cell table:style-name="ce12" table:formula="of:=[.Q757]/[.Q477]*(LOG([.S477]*1000)/LOG([.S757]*1000))" office:value-type="float" office:value="3.25249256395238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6197" calcext:value-type="float">
            <text:p>1216197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2.81" calcext:value-type="float">
            <text:p>2,81</text:p>
          </table:table-cell>
          <table:table-cell table:number-columns-repeated="2" table:style-name="ce7" office:value-type="float" office:value="2.84" calcext:value-type="float">
            <text:p>2,84</text:p>
          </table:table-cell>
          <table:table-cell table:style-name="ce7" office:value-type="float" office:value="2.8" calcext:value-type="float">
            <text:p>2,80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.E758]/([.C758]*[.D758])" office:value-type="float" office:value="0.930098654022637" calcext:value-type="float">
            <text:p>0,93</text:p>
          </table:table-cell>
          <table:table-cell table:style-name="ce5" table:formula="of:=[.B758]/[.E758]" office:value-type="float" office:value="3.22547745143262" calcext:value-type="float">
            <text:p>3,225</text:p>
          </table:table-cell>
          <table:table-cell table:style-name="ce7" table:formula="of:=AVERAGE([.F758:.J758])" office:value-type="float" office:value="2.87" calcext:value-type="float">
            <text:p>2,87</text:p>
          </table:table-cell>
          <table:table-cell table:style-name="ce9" table:formula="of:=AVERAGE([.K758:.O758])" office:value-type="float" office:value="0.12" calcext:value-type="float">
            <text:p>0,12</text:p>
          </table:table-cell>
          <table:table-cell table:style-name="ce12" table:formula="of:=[.Q758]/[.Q478]*(LOG([.R478]*1000)/LOG([.R758]*1000))" office:value-type="float" office:value="1.78528882148743" calcext:value-type="float">
            <text:p>1,79</text:p>
          </table:table-cell>
          <table:table-cell table:style-name="ce12" table:formula="of:=[.Q758]/[.Q478]*(LOG([.S478]*1000)/LOG([.S758]*1000))" office:value-type="float" office:value="2.61744531015448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7859" calcext:value-type="float">
            <text:p>777859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3" calcext:value-type="float">
            <text:p>2,33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59]/([.C759]*[.D759])" office:value-type="float" office:value="0.605507379499315" calcext:value-type="float">
            <text:p>0,61</text:p>
          </table:table-cell>
          <table:table-cell table:style-name="ce5" table:formula="of:=[.B759]/[.E759]" office:value-type="float" office:value="4.9545444611427" calcext:value-type="float">
            <text:p>4,955</text:p>
          </table:table-cell>
          <table:table-cell table:style-name="ce7" table:formula="of:=AVERAGE([.F759:.J759])" office:value-type="float" office:value="2.378" calcext:value-type="float">
            <text:p>2,38</text:p>
          </table:table-cell>
          <table:table-cell table:style-name="ce9" table:formula="of:=AVERAGE([.K759:.O759])" office:value-type="float" office:value="0.088" calcext:value-type="float">
            <text:p>0,09</text:p>
          </table:table-cell>
          <table:table-cell table:style-name="ce12" table:formula="of:=[.Q759]/[.Q479]*(LOG([.R479]*1000)/LOG([.R759]*1000))" office:value-type="float" office:value="1.91854745536593" calcext:value-type="float">
            <text:p>1,92</text:p>
          </table:table-cell>
          <table:table-cell table:style-name="ce12" table:formula="of:=[.Q759]/[.Q479]*(LOG([.S479]*1000)/LOG([.S759]*1000))" office:value-type="float" office:value="2.71583063375327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19962" calcext:value-type="float">
            <text:p>819962</text:p>
          </table:table-cell>
          <table:table-cell table:style-name="ce7" office:value-type="float" office:value="2.57" calcext:value-type="float">
            <text:p>2,57</text:p>
          </table:table-cell>
          <table:table-cell table:number-columns-repeated="2" table:style-name="ce7" office:value-type="float" office:value="2.3" calcext:value-type="float">
            <text:p>2,30</text:p>
          </table:table-cell>
          <table:table-cell table:number-columns-repeated="2" table:style-name="ce7" office:value-type="float" office:value="2.29" calcext:value-type="float">
            <text:p>2,29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60]/([.C760]*[.D760])" office:value-type="float" office:value="0.756280183434114" calcext:value-type="float">
            <text:p>0,76</text:p>
          </table:table-cell>
          <table:table-cell table:style-name="ce5" table:formula="of:=[.B760]/[.E760]" office:value-type="float" office:value="3.96680333966696" calcext:value-type="float">
            <text:p>3,967</text:p>
          </table:table-cell>
          <table:table-cell table:style-name="ce7" table:formula="of:=AVERAGE([.F760:.J760])" office:value-type="float" office:value="2.35" calcext:value-type="float">
            <text:p>2,35</text:p>
          </table:table-cell>
          <table:table-cell table:style-name="ce9" table:formula="of:=AVERAGE([.K760:.O760])" office:value-type="float" office:value="0.088" calcext:value-type="float">
            <text:p>0,09</text:p>
          </table:table-cell>
          <table:table-cell table:style-name="ce12" table:formula="of:=[.Q760]/[.Q480]*(LOG([.R480]*1000)/LOG([.R760]*1000))" office:value-type="float" office:value="1.93227351693733" calcext:value-type="float">
            <text:p>1,93</text:p>
          </table:table-cell>
          <table:table-cell table:style-name="ce12" table:formula="of:=[.Q760]/[.Q480]*(LOG([.S480]*1000)/LOG([.S760]*1000))" office:value-type="float" office:value="2.99498990881202" calcext:value-type="float">
            <text:p>2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8389" calcext:value-type="float">
            <text:p>978389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" calcext:value-type="float">
            <text:p>2,70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.E761]/([.C761]*[.D761])" office:value-type="float" office:value="0.744506690286605" calcext:value-type="float">
            <text:p>0,74</text:p>
          </table:table-cell>
          <table:table-cell table:style-name="ce5" table:formula="of:=[.B761]/[.E761]" office:value-type="float" office:value="4.02953017664753" calcext:value-type="float">
            <text:p>4,030</text:p>
          </table:table-cell>
          <table:table-cell table:style-name="ce7" table:formula="of:=AVERAGE([.F761:.J761])" office:value-type="float" office:value="2.744" calcext:value-type="float">
            <text:p>2,74</text:p>
          </table:table-cell>
          <table:table-cell table:style-name="ce9" table:formula="of:=AVERAGE([.K761:.O761])" office:value-type="float" office:value="0.104" calcext:value-type="float">
            <text:p>0,10</text:p>
          </table:table-cell>
          <table:table-cell table:style-name="ce12" table:formula="of:=[.Q761]/[.Q481]*(LOG([.R481]*1000)/LOG([.R761]*1000))" office:value-type="float" office:value="1.95027893910184" calcext:value-type="float">
            <text:p>1,95</text:p>
          </table:table-cell>
          <table:table-cell table:style-name="ce12" table:formula="of:=[.Q761]/[.Q481]*(LOG([.S481]*1000)/LOG([.S761]*1000))" office:value-type="float" office:value="2.96104576538929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1010" calcext:value-type="float">
            <text:p>621010</text:p>
          </table:table-cell>
          <table:table-cell table:style-name="ce7" office:value-type="float" office:value="2.22" calcext:value-type="float">
            <text:p>2,22</text:p>
          </table:table-cell>
          <table:table-cell table:number-columns-repeated="2"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3" calcext:value-type="float">
            <text:p>1,93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28" table:formula="of:=[.E762]/([.C762]*[.D762])" office:value-type="float" office:value="0.649483350066934" calcext:value-type="float">
            <text:p>0,65</text:p>
          </table:table-cell>
          <table:table-cell table:style-name="ce5" table:formula="of:=[.B762]/[.E762]" office:value-type="float" office:value="4.61908181832821" calcext:value-type="float">
            <text:p>4,619</text:p>
          </table:table-cell>
          <table:table-cell table:style-name="ce7" table:formula="of:=AVERAGE([.F762:.J762])" office:value-type="float" office:value="1.984" calcext:value-type="float">
            <text:p>1,98</text:p>
          </table:table-cell>
          <table:table-cell table:style-name="ce9" table:formula="of:=AVERAGE([.K762:.O762])" office:value-type="float" office:value="0.074" calcext:value-type="float">
            <text:p>0,07</text:p>
          </table:table-cell>
          <table:table-cell table:style-name="ce12" table:formula="of:=[.Q762]/[.Q482]*(LOG([.R482]*1000)/LOG([.R762]*1000))" office:value-type="float" office:value="2.01418286866766" calcext:value-type="float">
            <text:p>2,01</text:p>
          </table:table-cell>
          <table:table-cell table:style-name="ce12" table:formula="of:=[.Q762]/[.Q482]*(LOG([.S482]*1000)/LOG([.S762]*1000))" office:value-type="float" office:value="3.17836693295013" calcext:value-type="float">
            <text:p>3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3289" calcext:value-type="float">
            <text:p>643289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9" calcext:value-type="float">
            <text:p>2,19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763]/([.C763]*[.D763])" office:value-type="float" office:value="0.574229824398535" calcext:value-type="float">
            <text:p>0,57</text:p>
          </table:table-cell>
          <table:table-cell table:style-name="ce5" table:formula="of:=[.B763]/[.E763]" office:value-type="float" office:value="5.22441391038864" calcext:value-type="float">
            <text:p>5,224</text:p>
          </table:table-cell>
          <table:table-cell table:style-name="ce7" table:formula="of:=AVERAGE([.F763:.J763])" office:value-type="float" office:value="2.264" calcext:value-type="float">
            <text:p>2,26</text:p>
          </table:table-cell>
          <table:table-cell table:style-name="ce9" table:formula="of:=AVERAGE([.K763:.O763])" office:value-type="float" office:value="0.078" calcext:value-type="float">
            <text:p>0,08</text:p>
          </table:table-cell>
          <table:table-cell table:style-name="ce12" table:formula="of:=[.Q763]/[.Q483]*(LOG([.R483]*1000)/LOG([.R763]*1000))" office:value-type="float" office:value="2.08367188246032" calcext:value-type="float">
            <text:p>2,08</text:p>
          </table:table-cell>
          <table:table-cell table:style-name="ce12" table:formula="of:=[.Q763]/[.Q483]*(LOG([.S483]*1000)/LOG([.S763]*1000))" office:value-type="float" office:value="3.2477780100932" calcext:value-type="float">
            <text:p>3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8858" calcext:value-type="float">
            <text:p>678858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2" table:style-name="ce7" office:value-type="float" office:value="1.99" calcext:value-type="float">
            <text:p>1,99</text:p>
          </table:table-cell>
          <table:table-cell table:number-columns-repeated="2" table:style-name="ce7" office:value-type="float" office:value="1.98" calcext:value-type="float">
            <text:p>1,9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8" table:formula="of:=[.E764]/([.C764]*[.D764])" office:value-type="float" office:value="0.697231442985555" calcext:value-type="float">
            <text:p>0,70</text:p>
          </table:table-cell>
          <table:table-cell table:style-name="ce5" table:formula="of:=[.B764]/[.E764]" office:value-type="float" office:value="4.30275550998883" calcext:value-type="float">
            <text:p>4,303</text:p>
          </table:table-cell>
          <table:table-cell table:style-name="ce7" table:formula="of:=AVERAGE([.F764:.J764])" office:value-type="float" office:value="2" calcext:value-type="float">
            <text:p>2,00</text:p>
          </table:table-cell>
          <table:table-cell table:style-name="ce9" table:formula="of:=AVERAGE([.K764:.O764])" office:value-type="float" office:value="0.078" calcext:value-type="float">
            <text:p>0,08</text:p>
          </table:table-cell>
          <table:table-cell table:style-name="ce12" table:formula="of:=[.Q764]/[.Q484]*(LOG([.R484]*1000)/LOG([.R764]*1000))" office:value-type="float" office:value="2.31541202771182" calcext:value-type="float">
            <text:p>2,32</text:p>
          </table:table-cell>
          <table:table-cell table:style-name="ce12" table:formula="of:=[.Q764]/[.Q484]*(LOG([.S484]*1000)/LOG([.S764]*1000))" office:value-type="float" office:value="3.63777741378369" calcext:value-type="float">
            <text:p>3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2891" calcext:value-type="float">
            <text:p>662891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.E765]/([.C765]*[.D765])" office:value-type="float" office:value="0.680832292573908" calcext:value-type="float">
            <text:p>0,68</text:p>
          </table:table-cell>
          <table:table-cell table:style-name="ce5" table:formula="of:=[.B765]/[.E765]" office:value-type="float" office:value="4.40639562160295" calcext:value-type="float">
            <text:p>4,406</text:p>
          </table:table-cell>
          <table:table-cell table:style-name="ce7" table:formula="of:=AVERAGE([.F765:.J765])" office:value-type="float" office:value="1.97" calcext:value-type="float">
            <text:p>1,97</text:p>
          </table:table-cell>
          <table:table-cell table:style-name="ce9" table:formula="of:=AVERAGE([.K765:.O765])" office:value-type="float" office:value="0.076" calcext:value-type="float">
            <text:p>0,08</text:p>
          </table:table-cell>
          <table:table-cell table:style-name="ce12" table:formula="of:=[.Q765]/[.Q485]*(LOG([.R485]*1000)/LOG([.R765]*1000))" office:value-type="float" office:value="2.32713637514752" calcext:value-type="float">
            <text:p>2,33</text:p>
          </table:table-cell>
          <table:table-cell table:style-name="ce12" table:formula="of:=[.Q765]/[.Q485]*(LOG([.S485]*1000)/LOG([.S765]*1000))" office:value-type="float" office:value="3.60762984418432" calcext:value-type="float">
            <text:p>3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2729" calcext:value-type="float">
            <text:p>952729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2" table:style-name="ce7" office:value-type="float" office:value="2.33" calcext:value-type="float">
            <text:p>2,33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.E766]/([.C766]*[.D766])" office:value-type="float" office:value="0.850845371799268" calcext:value-type="float">
            <text:p>0,85</text:p>
          </table:table-cell>
          <table:table-cell table:style-name="ce5" table:formula="of:=[.B766]/[.E766]" office:value-type="float" office:value="3.52592185185924" calcext:value-type="float">
            <text:p>3,526</text:p>
          </table:table-cell>
          <table:table-cell table:style-name="ce7" table:formula="of:=AVERAGE([.F766:.J766])" office:value-type="float" office:value="2.356" calcext:value-type="float">
            <text:p>2,36</text:p>
          </table:table-cell>
          <table:table-cell table:style-name="ce9" table:formula="of:=AVERAGE([.K766:.O766])" office:value-type="float" office:value="0.102" calcext:value-type="float">
            <text:p>0,10</text:p>
          </table:table-cell>
          <table:table-cell table:style-name="ce12" table:formula="of:=[.Q766]/[.Q486]*(LOG([.R486]*1000)/LOG([.R766]*1000))" office:value-type="float" office:value="1.89111332780869" calcext:value-type="float">
            <text:p>1,89</text:p>
          </table:table-cell>
          <table:table-cell table:style-name="ce12" table:formula="of:=[.Q766]/[.Q486]*(LOG([.S486]*1000)/LOG([.S766]*1000))" office:value-type="float" office:value="2.81102304497109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8747" calcext:value-type="float">
            <text:p>678747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.E767]/([.C767]*[.D767])" office:value-type="float" office:value="0.679671353040135" calcext:value-type="float">
            <text:p>0,68</text:p>
          </table:table-cell>
          <table:table-cell table:style-name="ce5" table:formula="of:=[.B767]/[.E767]" office:value-type="float" office:value="4.41392153482815" calcext:value-type="float">
            <text:p>4,414</text:p>
          </table:table-cell>
          <table:table-cell table:style-name="ce7" table:formula="of:=AVERAGE([.F767:.J767])" office:value-type="float" office:value="1.992" calcext:value-type="float">
            <text:p>1,99</text:p>
          </table:table-cell>
          <table:table-cell table:style-name="ce9" table:formula="of:=AVERAGE([.K767:.O767])" office:value-type="float" office:value="0.078" calcext:value-type="float">
            <text:p>0,08</text:p>
          </table:table-cell>
          <table:table-cell table:style-name="ce12" table:formula="of:=[.Q767]/[.Q487]*(LOG([.R487]*1000)/LOG([.R767]*1000))" office:value-type="float" office:value="1.93425788422334" calcext:value-type="float">
            <text:p>1,93</text:p>
          </table:table-cell>
          <table:table-cell table:style-name="ce12" table:formula="of:=[.Q767]/[.Q487]*(LOG([.S487]*1000)/LOG([.S767]*1000))" office:value-type="float" office:value="2.97295311009021" calcext:value-type="float">
            <text:p>2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620" calcext:value-type="float">
            <text:p>443620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84" calcext:value-type="float">
            <text:p>1,84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.E768]/([.C768]*[.D768])" office:value-type="float" office:value="0.462104166666667" calcext:value-type="float">
            <text:p>0,46</text:p>
          </table:table-cell>
          <table:table-cell table:style-name="ce5" table:formula="of:=[.B768]/[.E768]" office:value-type="float" office:value="6.49207880618547" calcext:value-type="float">
            <text:p>6,492</text:p>
          </table:table-cell>
          <table:table-cell table:style-name="ce7" table:formula="of:=AVERAGE([.F768:.J768])" office:value-type="float" office:value="1.906" calcext:value-type="float">
            <text:p>1,91</text:p>
          </table:table-cell>
          <table:table-cell table:style-name="ce9" table:formula="of:=AVERAGE([.K768:.O768])" office:value-type="float" office:value="0.06" calcext:value-type="float">
            <text:p>0,06</text:p>
          </table:table-cell>
          <table:table-cell table:style-name="ce12" table:formula="of:=[.Q768]/[.Q488]*(LOG([.R488]*1000)/LOG([.R768]*1000))" office:value-type="float" office:value="2.14941823294729" calcext:value-type="float">
            <text:p>2,15</text:p>
          </table:table-cell>
          <table:table-cell table:style-name="ce12" table:formula="of:=[.Q768]/[.Q488]*(LOG([.S488]*1000)/LOG([.S768]*1000))" office:value-type="float" office:value="3.4034433360723" calcext:value-type="float">
            <text:p>3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2929" calcext:value-type="float">
            <text:p>83292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9" calcext:value-type="float">
            <text:p>2,2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.E769]/([.C769]*[.D769])" office:value-type="float" office:value="0.743856631515775" calcext:value-type="float">
            <text:p>0,74</text:p>
          </table:table-cell>
          <table:table-cell table:style-name="ce5" table:formula="of:=[.B769]/[.E769]" office:value-type="float" office:value="4.03305443801332" calcext:value-type="float">
            <text:p>4,033</text:p>
          </table:table-cell>
          <table:table-cell table:style-name="ce7" table:formula="of:=AVERAGE([.F769:.J769])" office:value-type="float" office:value="2.29" calcext:value-type="float">
            <text:p>2,29</text:p>
          </table:table-cell>
          <table:table-cell table:style-name="ce9" table:formula="of:=AVERAGE([.K769:.O769])" office:value-type="float" office:value="0.09" calcext:value-type="float">
            <text:p>0,09</text:p>
          </table:table-cell>
          <table:table-cell table:style-name="ce12" table:formula="of:=[.Q769]/[.Q489]*(LOG([.R489]*1000)/LOG([.R769]*1000))" office:value-type="float" office:value="1.95935562424669" calcext:value-type="float">
            <text:p>1,96</text:p>
          </table:table-cell>
          <table:table-cell table:style-name="ce12" table:formula="of:=[.Q769]/[.Q489]*(LOG([.S489]*1000)/LOG([.S769]*1000))" office:value-type="float" office:value="2.94573791067549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752" calcext:value-type="float">
            <text:p>550752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3" calcext:value-type="float">
            <text:p>1,93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28" table:formula="of:=[.E770]/([.C770]*[.D770])" office:value-type="float" office:value="0.546806246127941" calcext:value-type="float">
            <text:p>0,55</text:p>
          </table:table-cell>
          <table:table-cell table:style-name="ce5" table:formula="of:=[.B770]/[.E770]" office:value-type="float" office:value="5.48643309511359" calcext:value-type="float">
            <text:p>5,486</text:p>
          </table:table-cell>
          <table:table-cell table:style-name="ce7" table:formula="of:=AVERAGE([.F770:.J770])" office:value-type="float" office:value="1.94" calcext:value-type="float">
            <text:p>1,94</text:p>
          </table:table-cell>
          <table:table-cell table:style-name="ce9" table:formula="of:=AVERAGE([.K770:.O770])" office:value-type="float" office:value="0.068" calcext:value-type="float">
            <text:p>0,07</text:p>
          </table:table-cell>
          <table:table-cell table:style-name="ce12" table:formula="of:=[.Q770]/[.Q490]*(LOG([.R490]*1000)/LOG([.R770]*1000))" office:value-type="float" office:value="2.12805908577406" calcext:value-type="float">
            <text:p>2,13</text:p>
          </table:table-cell>
          <table:table-cell table:style-name="ce12" table:formula="of:=[.Q770]/[.Q490]*(LOG([.S490]*1000)/LOG([.S770]*1000))" office:value-type="float" office:value="3.3248764642904" calcext:value-type="float">
            <text:p>3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7289" calcext:value-type="float">
            <text:p>67728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.E771]/([.C771]*[.D771])" office:value-type="float" office:value="0.604860575274348" calcext:value-type="float">
            <text:p>0,60</text:p>
          </table:table-cell>
          <table:table-cell table:style-name="ce5" table:formula="of:=[.B771]/[.E771]" office:value-type="float" office:value="4.95984432051901" calcext:value-type="float">
            <text:p>4,960</text:p>
          </table:table-cell>
          <table:table-cell table:style-name="ce7" table:formula="of:=AVERAGE([.F771:.J771])" office:value-type="float" office:value="2.274" calcext:value-type="float">
            <text:p>2,27</text:p>
          </table:table-cell>
          <table:table-cell table:style-name="ce9" table:formula="of:=AVERAGE([.K771:.O771])" office:value-type="float" office:value="0.08" calcext:value-type="float">
            <text:p>0,08</text:p>
          </table:table-cell>
          <table:table-cell table:style-name="ce12" table:formula="of:=[.Q771]/[.Q491]*(LOG([.R491]*1000)/LOG([.R771]*1000))" office:value-type="float" office:value="2.40391014438122" calcext:value-type="float">
            <text:p>2,40</text:p>
          </table:table-cell>
          <table:table-cell table:style-name="ce12" table:formula="of:=[.Q771]/[.Q491]*(LOG([.S491]*1000)/LOG([.S771]*1000))" office:value-type="float" office:value="3.82076827669396" calcext:value-type="float">
            <text:p>3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618" calcext:value-type="float">
            <text:p>769618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2" calcext:value-type="float">
            <text:p>2,32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72]/([.C772]*[.D772])" office:value-type="float" office:value="0.657793162393162" calcext:value-type="float">
            <text:p>0,66</text:p>
          </table:table-cell>
          <table:table-cell table:style-name="ce5" table:formula="of:=[.B772]/[.E772]" office:value-type="float" office:value="4.5607249310697" calcext:value-type="float">
            <text:p>4,561</text:p>
          </table:table-cell>
          <table:table-cell table:style-name="ce7" table:formula="of:=AVERAGE([.F772:.J772])" office:value-type="float" office:value="2.34" calcext:value-type="float">
            <text:p>2,34</text:p>
          </table:table-cell>
          <table:table-cell table:style-name="ce9" table:formula="of:=AVERAGE([.K772:.O772])" office:value-type="float" office:value="0.086" calcext:value-type="float">
            <text:p>0,09</text:p>
          </table:table-cell>
          <table:table-cell table:style-name="ce12" table:formula="of:=[.Q772]/[.Q492]*(LOG([.R492]*1000)/LOG([.R772]*1000))" office:value-type="float" office:value="2.36018514752967" calcext:value-type="float">
            <text:p>2,36</text:p>
          </table:table-cell>
          <table:table-cell table:style-name="ce12" table:formula="of:=[.Q772]/[.Q492]*(LOG([.S492]*1000)/LOG([.S772]*1000))" office:value-type="float" office:value="3.70931903597444" calcext:value-type="float">
            <text:p>3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62797" calcext:value-type="float">
            <text:p>1062797</text:p>
          </table:table-cell>
          <table:table-cell table:style-name="ce7" office:value-type="float" office:value="2.58" calcext:value-type="float">
            <text:p>2,58</text:p>
          </table:table-cell>
          <table:table-cell table:number-columns-repeated="2" table:style-name="ce7" office:value-type="float" office:value="2.33" calcext:value-type="float">
            <text:p>2,33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2" calcext:value-type="float">
            <text:p>2,3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.E773]/([.C773]*[.D773])" office:value-type="float" office:value="1.00381295099928" calcext:value-type="float">
            <text:p>1,00</text:p>
          </table:table-cell>
          <table:table-cell table:style-name="ce5" table:formula="of:=[.B773]/[.E773]" office:value-type="float" office:value="2.98861965173029" calcext:value-type="float">
            <text:p>2,989</text:p>
          </table:table-cell>
          <table:table-cell table:style-name="ce7" table:formula="of:=AVERAGE([.F773:.J773])" office:value-type="float" office:value="2.37" calcext:value-type="float">
            <text:p>2,37</text:p>
          </table:table-cell>
          <table:table-cell table:style-name="ce9" table:formula="of:=AVERAGE([.K773:.O773])" office:value-type="float" office:value="0.108" calcext:value-type="float">
            <text:p>0,11</text:p>
          </table:table-cell>
          <table:table-cell table:style-name="ce12" table:formula="of:=[.Q773]/[.Q493]*(LOG([.R493]*1000)/LOG([.R773]*1000))" office:value-type="float" office:value="1.87038926461486" calcext:value-type="float">
            <text:p>1,87</text:p>
          </table:table-cell>
          <table:table-cell table:style-name="ce12" table:formula="of:=[.Q773]/[.Q493]*(LOG([.S493]*1000)/LOG([.S773]*1000))" office:value-type="float" office:value="2.76477623400485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162" calcext:value-type="float">
            <text:p>536162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8" calcext:value-type="float">
            <text:p>2,08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.E774]/([.C774]*[.D774])" office:value-type="float" office:value="0.478825517261088" calcext:value-type="float">
            <text:p>0,48</text:p>
          </table:table-cell>
          <table:table-cell table:style-name="ce5" table:formula="of:=[.B774]/[.E774]" office:value-type="float" office:value="6.26536009638878" calcext:value-type="float">
            <text:p>6,265</text:p>
          </table:table-cell>
          <table:table-cell table:style-name="ce7" table:formula="of:=AVERAGE([.F774:.J774])" office:value-type="float" office:value="2.092" calcext:value-type="float">
            <text:p>2,09</text:p>
          </table:table-cell>
          <table:table-cell table:style-name="ce9" table:formula="of:=AVERAGE([.K774:.O774])" office:value-type="float" office:value="0.066" calcext:value-type="float">
            <text:p>0,07</text:p>
          </table:table-cell>
          <table:table-cell table:style-name="ce12" table:formula="of:=[.Q774]/[.Q494]*(LOG([.R494]*1000)/LOG([.R774]*1000))" office:value-type="float" office:value="2.3679421408381" calcext:value-type="float">
            <text:p>2,37</text:p>
          </table:table-cell>
          <table:table-cell table:style-name="ce12" table:formula="of:=[.Q774]/[.Q494]*(LOG([.S494]*1000)/LOG([.S774]*1000))" office:value-type="float" office:value="3.68113535107393" calcext:value-type="float">
            <text:p>3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7375" calcext:value-type="float">
            <text:p>657375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6" calcext:value-type="float">
            <text:p>1,86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.E775]/([.C775]*[.D775])" office:value-type="float" office:value="0.711814579002079" calcext:value-type="float">
            <text:p>0,71</text:p>
          </table:table-cell>
          <table:table-cell table:style-name="ce5" table:formula="of:=[.B775]/[.E775]" office:value-type="float" office:value="4.21460505799582" calcext:value-type="float">
            <text:p>4,215</text:p>
          </table:table-cell>
          <table:table-cell table:style-name="ce7" table:formula="of:=AVERAGE([.F775:.J775])" office:value-type="float" office:value="1.856" calcext:value-type="float">
            <text:p>1,86</text:p>
          </table:table-cell>
          <table:table-cell table:style-name="ce9" table:formula="of:=AVERAGE([.K775:.O775])" office:value-type="float" office:value="0.074" calcext:value-type="float">
            <text:p>0,07</text:p>
          </table:table-cell>
          <table:table-cell table:style-name="ce12" table:formula="of:=[.Q775]/[.Q495]*(LOG([.R495]*1000)/LOG([.R775]*1000))" office:value-type="float" office:value="2.18969281467794" calcext:value-type="float">
            <text:p>2,19</text:p>
          </table:table-cell>
          <table:table-cell table:style-name="ce12" table:formula="of:=[.Q775]/[.Q495]*(LOG([.S495]*1000)/LOG([.S775]*1000))" office:value-type="float" office:value="3.49538501630642" calcext:value-type="float">
            <text:p>3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7885" calcext:value-type="float">
            <text:p>917885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63" calcext:value-type="float">
            <text:p>2,63</text:p>
          </table:table-cell>
          <table:table-cell table:number-columns-repeated="2" table:style-name="ce7" office:value-type="float" office:value="2.65" calcext:value-type="float">
            <text:p>2,65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.E776]/([.C776]*[.D776])" office:value-type="float" office:value="0.71261265038166" calcext:value-type="float">
            <text:p>0,71</text:p>
          </table:table-cell>
          <table:table-cell table:style-name="ce5" table:formula="of:=[.B776]/[.E776]" office:value-type="float" office:value="4.20987814377618" calcext:value-type="float">
            <text:p>4,210</text:p>
          </table:table-cell>
          <table:table-cell table:style-name="ce7" table:formula="of:=AVERAGE([.F776:.J776])" office:value-type="float" office:value="2.652" calcext:value-type="float">
            <text:p>2,65</text:p>
          </table:table-cell>
          <table:table-cell table:style-name="ce9" table:formula="of:=AVERAGE([.K776:.O776])" office:value-type="float" office:value="0.1" calcext:value-type="float">
            <text:p>0,10</text:p>
          </table:table-cell>
          <table:table-cell table:style-name="ce12" table:formula="of:=[.Q776]/[.Q496]*(LOG([.R496]*1000)/LOG([.R776]*1000))" office:value-type="float" office:value="2.14667100627636" calcext:value-type="float">
            <text:p>2,15</text:p>
          </table:table-cell>
          <table:table-cell table:style-name="ce12" table:formula="of:=[.Q776]/[.Q496]*(LOG([.S496]*1000)/LOG([.S776]*1000))" office:value-type="float" office:value="3.2842415203268" calcext:value-type="float">
            <text:p>3,2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7364" calcext:value-type="float">
            <text:p>717364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1" calcext:value-type="float">
            <text:p>2,21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.E777]/([.C777]*[.D777])" office:value-type="float" office:value="0.659089906800341" calcext:value-type="float">
            <text:p>0,66</text:p>
          </table:table-cell>
          <table:table-cell table:style-name="ce5" table:formula="of:=[.B777]/[.E777]" office:value-type="float" office:value="4.55175336370378" calcext:value-type="float">
            <text:p>4,552</text:p>
          </table:table-cell>
          <table:table-cell table:style-name="ce7" table:formula="of:=AVERAGE([.F777:.J777])" office:value-type="float" office:value="2.222" calcext:value-type="float">
            <text:p>2,22</text:p>
          </table:table-cell>
          <table:table-cell table:style-name="ce9" table:formula="of:=AVERAGE([.K777:.O777])" office:value-type="float" office:value="0.082" calcext:value-type="float">
            <text:p>0,08</text:p>
          </table:table-cell>
          <table:table-cell table:style-name="ce12" table:formula="of:=[.Q777]/[.Q497]*(LOG([.R497]*1000)/LOG([.R777]*1000))" office:value-type="float" office:value="1.85680089504484" calcext:value-type="float">
            <text:p>1,86</text:p>
          </table:table-cell>
          <table:table-cell table:style-name="ce12" table:formula="of:=[.Q777]/[.Q497]*(LOG([.S497]*1000)/LOG([.S777]*1000))" office:value-type="float" office:value="2.90332350919498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018" calcext:value-type="float">
            <text:p>769018</text:p>
          </table:table-cell>
          <table:table-cell table:style-name="ce7" office:value-type="float" office:value="2.09" calcext:value-type="float">
            <text:p>2,09</text:p>
          </table:table-cell>
          <table:table-cell table:number-columns-repeated="2" table:style-name="ce7" office:value-type="float" office:value="2.04" calcext:value-type="float">
            <text:p>2,04</text:p>
          </table:table-cell>
          <table:table-cell table:number-columns-repeated="2" table:style-name="ce7" office:value-type="float" office:value="2.05" calcext:value-type="float">
            <text:p>2,05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.E778]/([.C778]*[.D778])" office:value-type="float" office:value="0.819499147485081" calcext:value-type="float">
            <text:p>0,82</text:p>
          </table:table-cell>
          <table:table-cell table:style-name="ce5" table:formula="of:=[.B778]/[.E778]" office:value-type="float" office:value="3.66079337544765" calcext:value-type="float">
            <text:p>3,661</text:p>
          </table:table-cell>
          <table:table-cell table:style-name="ce7" table:formula="of:=AVERAGE([.F778:.J778])" office:value-type="float" office:value="2.054" calcext:value-type="float">
            <text:p>2,05</text:p>
          </table:table-cell>
          <table:table-cell table:style-name="ce9" table:formula="of:=AVERAGE([.K778:.O778])" office:value-type="float" office:value="0.082" calcext:value-type="float">
            <text:p>0,08</text:p>
          </table:table-cell>
          <table:table-cell table:style-name="ce12" table:formula="of:=[.Q778]/[.Q498]*(LOG([.R498]*1000)/LOG([.R778]*1000))" office:value-type="float" office:value="1.8853938587165" calcext:value-type="float">
            <text:p>1,89</text:p>
          </table:table-cell>
          <table:table-cell table:style-name="ce12" table:formula="of:=[.Q778]/[.Q498]*(LOG([.S498]*1000)/LOG([.S778]*1000))" office:value-type="float" office:value="2.92496683990363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1886" calcext:value-type="float">
            <text:p>601886</text:p>
          </table:table-cell>
          <table:table-cell table:style-name="ce7" office:value-type="float" office:value="2.23" calcext:value-type="float">
            <text:p>2,23</text:p>
          </table:table-cell>
          <table:table-cell table:number-columns-repeated="2" table:style-name="ce7" office:value-type="float" office:value="1.95" calcext:value-type="float">
            <text:p>1,95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2.05" calcext:value-type="float">
            <text:p>2,05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5" office:value-type="float" office:value="0.08" calcext:value-type="float">
            <text:p>0,08</text:p>
          </table:table-cell>
          <table:table-cell table:style-name="ce28" table:formula="of:=[.E779]/([.C779]*[.D779])" office:value-type="float" office:value="0.537521076245999" calcext:value-type="float">
            <text:p>0,54</text:p>
          </table:table-cell>
          <table:table-cell table:style-name="ce5" table:formula="of:=[.B779]/[.E779]" office:value-type="float" office:value="5.58120308496958" calcext:value-type="float">
            <text:p>5,581</text:p>
          </table:table-cell>
          <table:table-cell table:style-name="ce7" table:formula="of:=AVERAGE([.F779:.J779])" office:value-type="float" office:value="2.038" calcext:value-type="float">
            <text:p>2,04</text:p>
          </table:table-cell>
          <table:table-cell table:style-name="ce9" table:formula="of:=AVERAGE([.K779:.O779])" office:value-type="float" office:value="0.072" calcext:value-type="float">
            <text:p>0,07</text:p>
          </table:table-cell>
          <table:table-cell table:style-name="ce12" table:formula="of:=[.Q779]/[.Q499]*(LOG([.R499]*1000)/LOG([.R779]*1000))" office:value-type="float" office:value="2.28270287364054" calcext:value-type="float">
            <text:p>2,28</text:p>
          </table:table-cell>
          <table:table-cell table:style-name="ce12" table:formula="of:=[.Q779]/[.Q499]*(LOG([.S499]*1000)/LOG([.S779]*1000))" office:value-type="float" office:value="3.54877240033976" calcext:value-type="float">
            <text:p>3,55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.P730:.P779])" office:value-type="float" office:value="0.703361276970477" calcext:value-type="float">
            <text:p>0,70</text:p>
          </table:table-cell>
          <table:table-cell table:style-name="ce30" table:formula="of:=AVERAGE([.Q730:.Q779])" office:value-type="float" office:value="4.44409722458723" calcext:value-type="float">
            <text:p>4,444</text:p>
          </table:table-cell>
          <table:table-cell table:style-name="ce31" table:formula="of:=AVERAGE([.R730:.R779])" office:value-type="float" office:value="2.17516" calcext:value-type="float">
            <text:p>2,18</text:p>
          </table:table-cell>
          <table:table-cell table:style-name="ce32" table:formula="of:=AVERAGE([.S730:.S779])" office:value-type="float" office:value="0.08388" calcext:value-type="float">
            <text:p>0,08</text:p>
          </table:table-cell>
          <table:table-cell table:style-name="ce35" table:formula="of:=[.Q780]/[.Q500]*(LOG([.R500]*1000)/LOG([.R780]*1000))" office:value-type="float" office:value="2.04595396610425" calcext:value-type="float">
            <text:p>2,05</text:p>
          </table:table-cell>
          <table:table-cell table:style-name="ce35" table:formula="of:=[.Q780]/[.Q500]*(LOG([.S500]*1000)/LOG([.S780]*1000))" office:value-type="float" office:value="3.1197184831193" calcext:value-type="float">
            <text:p>3,12</text:p>
          </table:table-cell>
          <table:table-cell table:number-columns-repeated="1003"/>
        </table:table-row>
        <table:table-row table:style-name="ro3" table:number-rows-repeated="104779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v1_lossless_results" table:base-cell-address="$data.$A$1" table:cell-range-address="data.$A$1:data.$S$51"/>
          <table:named-range table:name="av1_lossless_results_1" table:base-cell-address="$data.$A$1" table:cell-range-address="data.$A$1:data.$S$51"/>
          <table:named-range table:name="bpg_lossless_results" table:base-cell-address="$data.$A$1" table:cell-range-address="data.$A$113:data.$S$163"/>
          <table:named-range table:name="Connexion1" table:base-cell-address="$data.$A$1" table:cell-range-address="data.$A$1:data.$S$51"/>
          <table:named-range table:name="Connexion2" table:base-cell-address="$data.$A$1" table:cell-range-address="data.$A$113:data.$S$163"/>
          <table:named-range table:name="Connexion3" table:base-cell-address="$data.$A$1" table:cell-range-address="data.$A$169:data.$S$219"/>
          <table:named-range table:name="Connexion4" table:base-cell-address="$data.$A$1" table:cell-range-address="data.$A$225:data.$S$275"/>
          <table:named-range table:name="Connexion5" table:base-cell-address="$data.$A$1" table:cell-range-address="data.$A$281:data.$S$331"/>
          <table:named-range table:name="Connexion6" table:base-cell-address="$data.$A$1" table:cell-range-address="data.$A$337:data.$S$387"/>
          <table:named-range table:name="Connexion8" table:base-cell-address="$data.$A$1" table:cell-range-address="data.$A$449:data.$S$499"/>
          <table:named-range table:name="Connexion9" table:base-cell-address="$data.$A$1" table:cell-range-address="data.$A$505:data.$O$555"/>
          <table:named-range table:name="daala_lossless_results" table:base-cell-address="$data.$A$1" table:cell-range-address="data.$A$169:data.$S$219"/>
          <table:named-range table:name="flif_lossless_results" table:base-cell-address="$data.$A$1" table:cell-range-address="data.$A$225:data.$S$275"/>
          <table:named-range table:name="jpegxr_lossless_results" table:base-cell-address="$data.$A$1" table:cell-range-address="data.$A$281:data.$S$331"/>
          <table:named-range table:name="kdujpeg_lossless_results" table:base-cell-address="$data.$A$1" table:cell-range-address="data.$A$337:data.$S$387"/>
          <table:named-range table:name="mozjpeg_lossless_results" table:base-cell-address="$data.$A$1" table:cell-range-address="data.$A$393:data.$S$443"/>
          <table:named-range table:name="mozjpeg_lossless_results_1" table:base-cell-address="$data.$A$1" table:cell-range-address="data.$A$393:data.$S$443"/>
          <table:named-range table:name="png_lossless_results" table:base-cell-address="$data.$A$1" table:cell-range-address="data.$A$449:data.$S$499"/>
          <table:named-range table:name="results" table:base-cell-address="$data.$A$1" table:cell-range-address="data.$A$113:data.$S$556"/>
          <table:named-range table:name="webp_lossless_results" table:base-cell-address="$data.$A$1" table:cell-range-address="data.$A$505:data.$O$555"/>
        </table:named-expressions>
      </table:table>
      <table:named-expressions/>
      <table:database-ranges>
        <table:database-range table:name="__Anonymous_Sheet_DB__0" table:target-range-address="Summary.A1:Summary.G1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5:44:27.938403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meta:initial-creator>Robert-André Mauchin</meta:initial-creator>
    <meta:creation-date>2016-04-04T14:23:24Z</meta:creation-date>
    <dc:date>2017-07-08T16:04:07.687091757</dc:date>
    <meta:editing-duration>PT21H7M25S</meta:editing-duration>
    <meta:editing-cycles>18</meta:editing-cycles>
    <meta:document-statistic meta:table-count="2" meta:cell-count="15197" meta:object-count="0"/>
  </office:meta>
</office:document-meta>
</file>